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AAAA+DejaVuSans" svg:font-family="CAAAAA+DejaVuSans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2.171cm"/>
    </style:style>
    <style:style style:name="co3" style:family="table-column">
      <style:table-column-properties fo:break-before="auto" style:column-width="4.401cm"/>
    </style:style>
    <style:style style:name="co4" style:family="table-column">
      <style:table-column-properties fo:break-before="auto" style:column-width="8.162cm"/>
    </style:style>
    <style:style style:name="co5" style:family="table-column">
      <style:table-column-properties fo:break-before="auto" style:column-width="11.067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2.951cm"/>
    </style:style>
    <style:style style:name="co8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4.135cm"/>
    </style:style>
    <style:style style:name="co10" style:family="table-column">
      <style:table-column-properties fo:break-before="auto" style:column-width="3.306cm"/>
    </style:style>
    <style:style style:name="co11" style:family="table-column">
      <style:table-column-properties fo:break-before="auto" style:column-width="2.081cm"/>
    </style:style>
    <style:style style:name="co12" style:family="table-column">
      <style:table-column-properties fo:break-before="auto" style:column-width="2.678cm"/>
    </style:style>
    <style:style style:name="co13" style:family="table-column">
      <style:table-column-properties fo:break-before="auto" style:column-width="4.165cm"/>
    </style:style>
    <style:style style:name="co14" style:family="table-column">
      <style:table-column-properties fo:break-before="auto" style:column-width="11.008cm"/>
    </style:style>
    <style:style style:name="co15" style:family="table-column">
      <style:table-column-properties fo:break-before="auto" style:column-width="3.004cm"/>
    </style:style>
    <style:style style:name="co16" style:family="table-column">
      <style:table-column-properties fo:break-before="auto" style:column-width="5.512cm"/>
    </style:style>
    <style:style style:name="co17" style:family="table-column">
      <style:table-column-properties fo:break-before="auto" style:column-width="6.022cm"/>
    </style:style>
    <style:style style:name="co18" style:family="table-column">
      <style:table-column-properties fo:break-before="auto" style:column-width="6.733cm"/>
    </style:style>
    <style:style style:name="co19" style:family="table-column">
      <style:table-column-properties fo:break-before="auto" style:column-width="3.267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2.822cm"/>
    </style:style>
    <style:style style:name="co22" style:family="table-column">
      <style:table-column-properties fo:break-before="auto" style:column-width="2.231cm"/>
    </style:style>
    <style:style style:name="co23" style:family="table-column">
      <style:table-column-properties fo:break-before="auto" style:column-width="3.99cm"/>
    </style:style>
    <style:style style:name="co24" style:family="table-column">
      <style:table-column-properties fo:break-before="auto" style:column-width="4.521cm"/>
    </style:style>
    <style:style style:name="co25" style:family="table-column">
      <style:table-column-properties fo:break-before="auto" style:column-width="9.229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552cm"/>
    </style:style>
    <style:style style:name="co28" style:family="table-column">
      <style:table-column-properties fo:break-before="auto" style:column-width="4.376cm"/>
    </style:style>
    <style:style style:name="co29" style:family="table-column">
      <style:table-column-properties fo:break-before="auto" style:column-width="7.675cm"/>
    </style:style>
    <style:style style:name="co30" style:family="table-column">
      <style:table-column-properties fo:break-before="auto" style:column-width="2.718cm"/>
    </style:style>
    <style:style style:name="co31" style:family="table-column">
      <style:table-column-properties fo:break-before="auto" style:column-width="4.06cm"/>
    </style:style>
    <style:style style:name="co32" style:family="table-column">
      <style:table-column-properties fo:break-before="auto" style:column-width="3.411cm"/>
    </style:style>
    <style:style style:name="co33" style:family="table-column">
      <style:table-column-properties fo:break-before="auto" style:column-width="7.828cm"/>
    </style:style>
    <style:style style:name="co34" style:family="table-column">
      <style:table-column-properties fo:break-before="auto" style:column-width="8.378cm"/>
    </style:style>
    <style:style style:name="co35" style:family="table-column">
      <style:table-column-properties fo:break-before="auto" style:column-width="2.223cm"/>
    </style:style>
    <style:style style:name="co36" style:family="table-column">
      <style:table-column-properties fo:break-before="auto" style:column-width="10.414cm"/>
    </style:style>
    <style:style style:name="co37" style:family="table-column">
      <style:table-column-properties fo:break-before="auto" style:column-width="2.519cm"/>
    </style:style>
    <style:style style:name="co38" style:family="table-column">
      <style:table-column-properties fo:break-before="auto" style:column-width="2.041cm"/>
    </style:style>
    <style:style style:name="co39" style:family="table-column">
      <style:table-column-properties fo:break-before="auto" style:column-width="2.923cm"/>
    </style:style>
    <style:style style:name="co40" style:family="table-column">
      <style:table-column-properties fo:break-before="auto" style:column-width="4.327cm"/>
    </style:style>
    <style:style style:name="co41" style:family="table-column">
      <style:table-column-properties fo:break-before="auto" style:column-width="5.533cm"/>
    </style:style>
    <style:style style:name="co42" style:family="table-column">
      <style:table-column-properties fo:break-before="auto" style:column-width="8.029cm"/>
    </style:style>
    <style:style style:name="co43" style:family="table-column">
      <style:table-column-properties fo:break-before="auto" style:column-width="2.141cm"/>
    </style:style>
    <style:style style:name="co44" style:family="table-column">
      <style:table-column-properties fo:break-before="auto" style:column-width="4.581cm"/>
    </style:style>
    <style:style style:name="co45" style:family="table-column">
      <style:table-column-properties fo:break-before="auto" style:column-width="6.974cm"/>
    </style:style>
    <style:style style:name="co46" style:family="table-column">
      <style:table-column-properties fo:break-before="auto" style:column-width="4.934cm"/>
    </style:style>
    <style:style style:name="co47" style:family="table-column">
      <style:table-column-properties fo:break-before="auto" style:column-width="1.674cm"/>
    </style:style>
    <style:style style:name="co48" style:family="table-column">
      <style:table-column-properties fo:break-before="auto" style:column-width="1.644cm"/>
    </style:style>
    <style:style style:name="co49" style:family="table-column">
      <style:table-column-properties fo:break-before="auto" style:column-width="3.806cm"/>
    </style:style>
    <style:style style:name="co50" style:family="table-column">
      <style:table-column-properties fo:break-before="auto" style:column-width="3.136cm"/>
    </style:style>
    <style:style style:name="co51" style:family="table-column">
      <style:table-column-properties fo:break-before="auto" style:column-width="9.163cm"/>
    </style:style>
    <style:style style:name="co52" style:family="table-column">
      <style:table-column-properties fo:break-before="auto" style:column-width="1.843cm"/>
    </style:style>
    <style:style style:name="co53" style:family="table-column">
      <style:table-column-properties fo:break-before="auto" style:column-width="2.376cm"/>
    </style:style>
    <style:style style:name="co54" style:family="table-column">
      <style:table-column-properties fo:break-before="auto" style:column-width="2.679cm"/>
    </style:style>
    <style:style style:name="co55" style:family="table-column">
      <style:table-column-properties fo:break-before="auto" style:column-width="4.02cm"/>
    </style:style>
    <style:style style:name="co56" style:family="table-column">
      <style:table-column-properties fo:break-before="auto" style:column-width="5.623cm"/>
    </style:style>
    <style:style style:name="co57" style:family="table-column">
      <style:table-column-properties fo:break-before="auto" style:column-width="4.72cm"/>
    </style:style>
    <style:style style:name="co58" style:family="table-column">
      <style:table-column-properties fo:break-before="auto" style:column-width="10.569cm"/>
    </style:style>
    <style:style style:name="co59" style:family="table-column">
      <style:table-column-properties fo:break-before="auto" style:column-width="1.309cm"/>
    </style:style>
    <style:style style:name="co60" style:family="table-column">
      <style:table-column-properties fo:break-before="auto" style:column-width="0.974cm"/>
    </style:style>
    <style:style style:name="co61" style:family="table-column">
      <style:table-column-properties fo:break-before="auto" style:column-width="5.787cm"/>
    </style:style>
    <style:style style:name="co62" style:family="table-column">
      <style:table-column-properties fo:break-before="auto" style:column-width="12.123cm"/>
    </style:style>
    <style:style style:name="co63" style:family="table-column">
      <style:table-column-properties fo:break-before="auto" style:column-width="2.267cm"/>
    </style:style>
    <style:style style:name="co64" style:family="table-column">
      <style:table-column-properties fo:break-before="auto" style:column-width="2.681cm"/>
    </style:style>
    <style:style style:name="co65" style:family="table-column">
      <style:table-column-properties fo:break-before="auto" style:column-width="2.778cm"/>
    </style:style>
    <style:style style:name="co66" style:family="table-column">
      <style:table-column-properties fo:break-before="auto" style:column-width="3.237cm"/>
    </style:style>
    <style:style style:name="co67" style:family="table-column">
      <style:table-column-properties fo:break-before="auto" style:column-width="6.336cm"/>
    </style:style>
    <style:style style:name="co68" style:family="table-column">
      <style:table-column-properties fo:break-before="auto" style:column-width="8.848cm"/>
    </style:style>
    <style:style style:name="co69" style:family="table-column">
      <style:table-column-properties fo:break-before="auto" style:column-width="1.633cm"/>
    </style:style>
    <style:style style:name="co70" style:family="table-column">
      <style:table-column-properties fo:break-before="auto" style:column-width="1.448cm"/>
    </style:style>
    <style:style style:name="co71" style:family="table-column">
      <style:table-column-properties fo:break-before="auto" style:column-width="7.929cm"/>
    </style:style>
    <style:style style:name="co72" style:family="table-column">
      <style:table-column-properties fo:break-before="auto" style:column-width="4.844cm"/>
    </style:style>
    <style:style style:name="co73" style:family="table-column">
      <style:table-column-properties fo:break-before="auto" style:column-width="1.566cm"/>
    </style:style>
    <style:style style:name="co74" style:family="table-column">
      <style:table-column-properties fo:break-before="auto" style:column-width="7.892cm"/>
    </style:style>
    <style:style style:name="co75" style:family="table-column">
      <style:table-column-properties fo:break-before="auto" style:column-width="7.451cm"/>
    </style:style>
    <style:style style:name="co76" style:family="table-column">
      <style:table-column-properties fo:break-before="auto" style:column-width="6.874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6.041cm"/>
    </style:style>
    <style:style style:name="co79" style:family="table-column">
      <style:table-column-properties fo:break-before="auto" style:column-width="4.092cm"/>
    </style:style>
    <style:style style:name="co80" style:family="table-column">
      <style:table-column-properties fo:break-before="auto" style:column-width="22.123cm"/>
    </style:style>
    <style:style style:name="co81" style:family="table-column">
      <style:table-column-properties fo:break-before="auto" style:column-width="2.955cm"/>
    </style:style>
    <style:style style:name="co82" style:family="table-column">
      <style:table-column-properties fo:break-before="auto" style:column-width="3.625cm"/>
    </style:style>
    <style:style style:name="co83" style:family="table-column">
      <style:table-column-properties fo:break-before="auto" style:column-width="3.249cm"/>
    </style:style>
    <style:style style:name="co84" style:family="table-column">
      <style:table-column-properties fo:break-before="auto" style:column-width="8.315cm"/>
    </style:style>
    <style:style style:name="co85" style:family="table-column">
      <style:table-column-properties fo:break-before="auto" style:column-width="1.431cm"/>
    </style:style>
    <style:style style:name="co86" style:family="table-column">
      <style:table-column-properties fo:break-before="auto" style:column-width="1.813cm"/>
    </style:style>
    <style:style style:name="co87" style:family="table-column">
      <style:table-column-properties fo:break-before="auto" style:column-width="10.599cm"/>
    </style:style>
    <style:style style:name="co88" style:family="table-column">
      <style:table-column-properties fo:break-before="auto" style:column-width="4.403cm"/>
    </style:style>
    <style:style style:name="ro1" style:family="table-row">
      <style:table-row-properties style:row-height="0.469cm" fo:break-before="auto" style:use-optimal-row-height="false"/>
    </style:style>
    <style:style style:name="ro2" style:family="table-row">
      <style:table-row-properties style:row-height="0.734cm" fo:break-before="auto" style:use-optimal-row-height="false"/>
    </style:style>
    <style:style style:name="ro3" style:family="table-row">
      <style:table-row-properties style:row-height="0.72cm" fo:break-before="auto" style:use-optimal-row-height="false"/>
    </style:style>
    <style:style style:name="ro4" style:family="table-row">
      <style:table-row-properties style:row-height="1.817cm" fo:break-before="auto" style:use-optimal-row-height="false"/>
    </style:style>
    <style:style style:name="ro5" style:family="table-row">
      <style:table-row-properties style:row-height="0.796cm" fo:break-before="auto" style:use-optimal-row-height="false"/>
    </style:style>
    <style:style style:name="ro6" style:family="table-row">
      <style:table-row-properties style:row-height="0.855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612cm" fo:break-before="auto" style:use-optimal-row-height="false"/>
    </style:style>
    <style:style style:name="ro9" style:family="table-row">
      <style:table-row-properties style:row-height="1.071cm" fo:break-before="auto" style:use-optimal-row-height="false"/>
    </style:style>
    <style:style style:name="ro10" style:family="table-row">
      <style:table-row-properties style:row-height="1.298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0.672cm" fo:break-before="auto" style:use-optimal-row-height="false"/>
    </style:style>
    <style:style style:name="ro13" style:family="table-row">
      <style:table-row-properties style:row-height="0.594cm" fo:break-before="auto" style:use-optimal-row-height="false"/>
    </style:style>
    <style:style style:name="ro14" style:family="table-row">
      <style:table-row-properties style:row-height="1cm" fo:break-before="auto" style:use-optimal-row-height="false"/>
    </style:style>
    <style:style style:name="ro15" style:family="table-row">
      <style:table-row-properties style:row-height="1.014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917cm" fo:break-before="auto" style:use-optimal-row-height="false"/>
    </style:style>
    <style:style style:name="ro18" style:family="table-row">
      <style:table-row-properties style:row-height="1.009cm" fo:break-before="auto" style:use-optimal-row-height="false"/>
    </style:style>
    <style:style style:name="ro19" style:family="table-row">
      <style:table-row-properties style:row-height="0.769cm" fo:break-before="auto" style:use-optimal-row-height="false"/>
    </style:style>
    <style:style style:name="ro20" style:family="table-row">
      <style:table-row-properties style:row-height="0.58cm" fo:break-before="auto" style:use-optimal-row-height="false"/>
    </style:style>
    <style:style style:name="ro21" style:family="table-row">
      <style:table-row-properties style:row-height="0.908cm" fo:break-before="auto" style:use-optimal-row-height="false"/>
    </style:style>
    <style:style style:name="ro22" style:family="table-row">
      <style:table-row-properties style:row-height="0.855cm" fo:break-before="auto" style:use-optimal-row-height="true"/>
    </style:style>
    <style:style style:name="ro23" style:family="table-row">
      <style:table-row-properties style:row-height="0.841cm" fo:break-before="auto" style:use-optimal-row-height="true"/>
    </style:style>
    <style:style style:name="ro24" style:family="table-row">
      <style:table-row-properties style:row-height="0.494cm" fo:break-before="auto" style:use-optimal-row-height="true"/>
    </style:style>
    <style:style style:name="ro25" style:family="table-row">
      <style:table-row-properties style:row-height="0.822cm" fo:break-before="auto" style:use-optimal-row-height="false"/>
    </style:style>
    <style:style style:name="ro26" style:family="table-row">
      <style:table-row-properties style:row-height="1.221cm" fo:break-before="auto" style:use-optimal-row-height="false"/>
    </style:style>
    <style:style style:name="ro27" style:family="table-row">
      <style:table-row-properties style:row-height="0.688cm" fo:break-before="auto" style:use-optimal-row-height="false"/>
    </style:style>
    <style:style style:name="ro28" style:family="table-row">
      <style:table-row-properties style:row-height="0.452cm" fo:break-before="auto" style:use-optimal-row-height="true"/>
    </style:style>
    <style:style style:name="ro29" style:family="table-row">
      <style:table-row-properties style:row-height="0.459cm" fo:break-before="auto" style:use-optimal-row-height="true"/>
    </style:style>
    <style:style style:name="ta1" style:family="table" style:master-page-name="PageStyle_5f_BBDD">
      <style:table-properties table:display="true" style:writing-mode="lr-tb"/>
    </style:style>
    <style:style style:name="ta2" style:family="table" style:master-page-name="PageStyle_5f_Servidores_20_de_20_aplicacione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dato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Calibri1" fo:font-size="10pt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font-name="Calibri1" fo:font-size="10pt" style:font-size-asian="10pt" style:font-size-complex="10pt"/>
    </style:style>
    <style:style style:name="ce3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font-name="Calibri1" fo:font-size="10pt" style:font-size-asian="10pt" style:font-size-complex="10pt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5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6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7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8" style:family="table-cell" style:parent-style-name="Default">
      <style:table-cell-properties fo:border-bottom="0.035cm solid #000000" fo:background-color="#e6e6e6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9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71cm solid #000000" style:direction="ltr" fo:border-right="0.035cm solid #000000" style:rotation-angle="0" style:rotation-align="none" style:shrink-to-fit="false" fo:border-top="0.071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0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wrap" fo:border-left="0.071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1" style:family="table-cell" style:parent-style-name="Default">
      <style:table-cell-properties fo:border-bottom="0.035cm solid #000000" fo:background-color="#ffffcc" style:diagonal-bl-tr="none" style:diagonal-tl-br="none" style:text-align-source="fix" style:repeat-content="false" fo:wrap-option="wrap" fo:border-left="0.071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2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71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3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24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5" style:family="table-cell" style:parent-style-name="Excel_20_Built-in_20_Excel_20_Built-in_20_Normal_5f_Clientes">
      <style:table-cell-properties fo:border-bottom="0.071cm solid #000000" fo:background-color="#ff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6" style:family="table-cell" style:parent-style-name="Default">
      <style:table-cell-properties fo:border-bottom="0.071cm solid #000000" fo:background-color="#ff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transparent" fo:border-left="none" fo:border-right="0.141cm solid #000000" fo:border-top="none"/>
      <style:text-properties style:font-name="Calibri1" fo:font-size="10pt" style:font-size-asian="10pt" style:font-size-complex="10pt"/>
    </style:style>
    <style:style style:name="ce28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71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9" style:family="table-cell" style:parent-style-name="Default">
      <style:table-cell-properties fo:border-bottom="0.035cm solid #000000" fo:background-color="#e6e6e6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0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1" style:family="table-cell" style:parent-style-name="Default">
      <style:table-cell-properties fo:background-color="transparent" style:rotation-align="none"/>
      <style:text-properties style:font-name="Calibri1" fo:font-size="10pt" style:font-size-asian="10pt" style:font-size-complex="10pt"/>
    </style:style>
    <style:style style:name="ce32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3" style:family="table-cell" style:parent-style-name="Excel_20_Built-in_20_Excel_20_Built-in_20_Normal_5f_Clientes">
      <style:table-cell-properties fo:border-bottom="none" fo:background-color="#92d05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order-bottom="0.071cm solid #000000" fo:background-color="#ff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3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5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6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7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9"/>
    </style:style>
    <style:style style:name="ce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0"/>
    </style:style>
    <style:style style:name="ce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1"/>
    </style:style>
    <style:style style:name="ce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2"/>
    </style:style>
    <style:style style:name="ce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3"/>
    </style:style>
    <style:style style:name="ce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4"/>
    </style:style>
    <style:style style:name="ce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5"/>
    </style:style>
    <style:style style:name="ce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6"/>
    </style:style>
    <style:style style:name="ce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7"/>
    </style:style>
    <style:style style:name="ce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8"/>
    </style:style>
    <style:style style:name="ce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9"/>
    </style:style>
    <style:style style:name="ce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0"/>
    </style:style>
    <style:style style:name="ce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1"/>
    </style:style>
    <style:style style:name="ce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2"/>
    </style:style>
    <style:style style:name="ce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3"/>
    </style:style>
    <style:style style:name="ce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4"/>
    </style:style>
    <style:style style:name="ce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5"/>
    </style:style>
    <style:style style:name="ce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6"/>
    </style:style>
    <style:style style:name="ce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7"/>
    </style:style>
    <style:style style:name="ce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8"/>
    </style:style>
    <style:style style:name="ce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9"/>
    </style:style>
    <style:style style:name="ce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0"/>
    </style:style>
    <style:style style:name="ce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1"/>
    </style:style>
    <style:style style:name="ce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2"/>
    </style:style>
    <style:style style:name="ce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3"/>
    </style:style>
    <style:style style:name="ce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4"/>
    </style:style>
    <style:style style:name="ce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5"/>
    </style:style>
    <style:style style:name="ce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6"/>
    </style:style>
    <style:style style:name="ce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7"/>
    </style:style>
    <style:style style:name="ce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8"/>
    </style:style>
    <style:style style:name="ce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9"/>
    </style:style>
    <style:style style:name="ce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0"/>
    </style:style>
    <style:style style:name="ce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1"/>
    </style:style>
    <style:style style:name="ce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2"/>
    </style:style>
    <style:style style:name="ce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3"/>
    </style:style>
    <style:style style:name="ce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4"/>
    </style:style>
    <style:style style:name="ce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5"/>
    </style:style>
    <style:style style:name="ce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6"/>
    </style:style>
    <style:style style:name="ce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7"/>
    </style:style>
    <style:style style:name="ce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8"/>
    </style:style>
    <style:style style:name="ce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9"/>
    </style:style>
    <style:style style:name="ce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50"/>
    </style:style>
    <style:style style:name="ce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51"/>
    </style:style>
    <style:style style:name="ce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52"/>
    </style:style>
    <style:style style:name="ce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53"/>
    </style:style>
    <style:style style:name="ce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54"/>
    </style:style>
    <style:style style:name="ce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55"/>
    </style:style>
    <style:style style:name="ce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56"/>
    </style:style>
    <style:style style:name="ce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57"/>
    </style:style>
    <style:style style:name="ce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58"/>
    </style:style>
    <style:style style:name="ce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59"/>
    </style:style>
    <style:style style:name="ce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60"/>
    </style:style>
    <style:style style:name="ce1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61"/>
    </style:style>
    <style:style style:name="ce1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62"/>
    </style:style>
    <style:style style:name="ce1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63"/>
    </style:style>
    <style:style style:name="ce1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64"/>
    </style:style>
    <style:style style:name="ce1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65"/>
    </style:style>
    <style:style style:name="ce1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66"/>
    </style:style>
    <style:style style:name="ce1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67"/>
    </style:style>
    <style:style style:name="ce1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68"/>
    </style:style>
    <style:style style:name="ce1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69"/>
    </style:style>
    <style:style style:name="ce1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70"/>
    </style:style>
    <style:style style:name="ce1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71"/>
    </style:style>
    <style:style style:name="ce1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72"/>
    </style:style>
    <style:style style:name="ce1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73"/>
    </style:style>
    <style:style style:name="ce1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74"/>
    </style:style>
    <style:style style:name="ce1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75"/>
    </style:style>
    <style:style style:name="ce1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76"/>
    </style:style>
    <style:style style:name="ce1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77"/>
    </style:style>
    <style:style style:name="ce1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78"/>
    </style:style>
    <style:style style:name="ce1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79"/>
    </style:style>
    <style:style style:name="ce1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80"/>
    </style:style>
    <style:style style:name="ce1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81"/>
    </style:style>
    <style:style style:name="ce1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82"/>
    </style:style>
    <style:style style:name="ce1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83"/>
    </style:style>
    <style:style style:name="ce1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84"/>
    </style:style>
    <style:style style:name="ce1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85"/>
    </style:style>
    <style:style style:name="ce1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86"/>
    </style:style>
    <style:style style:name="ce1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87"/>
    </style:style>
    <style:style style:name="ce1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88"/>
    </style:style>
    <style:style style:name="ce1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89"/>
    </style:style>
    <style:style style:name="ce1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90"/>
    </style:style>
    <style:style style:name="ce1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91"/>
    </style:style>
    <style:style style:name="ce1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92"/>
    </style:style>
    <style:style style:name="ce1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93"/>
    </style:style>
    <style:style style:name="ce1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94"/>
    </style:style>
    <style:style style:name="ce1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95"/>
    </style:style>
    <style:style style:name="ce1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96"/>
    </style:style>
    <style:style style:name="ce1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97"/>
    </style:style>
    <style:style style:name="ce1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98"/>
    </style:style>
    <style:style style:name="ce1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99"/>
    </style:style>
    <style:style style:name="ce1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00"/>
    </style:style>
    <style:style style:name="ce1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01"/>
    </style:style>
    <style:style style:name="ce1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02"/>
    </style:style>
    <style:style style:name="ce1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03"/>
    </style:style>
    <style:style style:name="ce1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04"/>
    </style:style>
    <style:style style:name="ce1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05"/>
    </style:style>
    <style:style style:name="ce1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06"/>
    </style:style>
    <style:style style:name="ce1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07"/>
    </style:style>
    <style:style style:name="ce1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08"/>
    </style:style>
    <style:style style:name="ce1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09"/>
    </style:style>
    <style:style style:name="ce1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10"/>
    </style:style>
    <style:style style:name="ce1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11"/>
    </style:style>
    <style:style style:name="ce1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12"/>
    </style:style>
    <style:style style:name="ce1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13"/>
    </style:style>
    <style:style style:name="ce1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14"/>
    </style:style>
    <style:style style:name="ce1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15"/>
    </style:style>
    <style:style style:name="ce1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16"/>
    </style:style>
    <style:style style:name="ce1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17"/>
    </style:style>
    <style:style style:name="ce1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18"/>
    </style:style>
    <style:style style:name="ce1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19"/>
    </style:style>
    <style:style style:name="ce1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20"/>
    </style:style>
    <style:style style:name="ce1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21"/>
    </style:style>
    <style:style style:name="ce1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22"/>
    </style:style>
    <style:style style:name="ce1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23"/>
    </style:style>
    <style:style style:name="ce1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24"/>
    </style:style>
    <style:style style:name="ce1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25"/>
    </style:style>
    <style:style style:name="ce1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26"/>
    </style:style>
    <style:style style:name="ce1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27"/>
    </style:style>
    <style:style style:name="ce1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28"/>
    </style:style>
    <style:style style:name="ce1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29"/>
    </style:style>
    <style:style style:name="ce1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30"/>
    </style:style>
    <style:style style:name="ce1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31"/>
    </style:style>
    <style:style style:name="ce1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32"/>
    </style:style>
    <style:style style:name="ce1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33"/>
    </style:style>
    <style:style style:name="ce1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34"/>
    </style:style>
    <style:style style:name="ce1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35"/>
    </style:style>
    <style:style style:name="ce1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36"/>
    </style:style>
    <style:style style:name="ce1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37"/>
    </style:style>
    <style:style style:name="ce1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38"/>
    </style:style>
    <style:style style:name="ce1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39"/>
    </style:style>
    <style:style style:name="ce1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40"/>
    </style:style>
    <style:style style:name="ce1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41"/>
    </style:style>
    <style:style style:name="ce1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42"/>
    </style:style>
    <style:style style:name="ce1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43"/>
    </style:style>
    <style:style style:name="ce1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44"/>
    </style:style>
    <style:style style:name="ce1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45"/>
    </style:style>
    <style:style style:name="ce1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46"/>
    </style:style>
    <style:style style:name="ce1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47"/>
    </style:style>
    <style:style style:name="ce1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48"/>
    </style:style>
    <style:style style:name="ce1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49"/>
    </style:style>
    <style:style style:name="ce1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50"/>
    </style:style>
    <style:style style:name="ce1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51"/>
    </style:style>
    <style:style style:name="ce1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52"/>
    </style:style>
    <style:style style:name="ce1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53"/>
    </style:style>
    <style:style style:name="ce1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54"/>
    </style:style>
    <style:style style:name="ce1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55"/>
    </style:style>
    <style:style style:name="ce1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56"/>
    </style:style>
    <style:style style:name="ce1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57"/>
    </style:style>
    <style:style style:name="ce1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58"/>
    </style:style>
    <style:style style:name="ce1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59"/>
    </style:style>
    <style:style style:name="ce1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60"/>
    </style:style>
    <style:style style:name="ce2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61"/>
    </style:style>
    <style:style style:name="ce2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62"/>
    </style:style>
    <style:style style:name="ce2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63"/>
    </style:style>
    <style:style style:name="ce2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64"/>
    </style:style>
    <style:style style:name="ce2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65"/>
    </style:style>
    <style:style style:name="ce2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66"/>
    </style:style>
    <style:style style:name="ce2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67"/>
    </style:style>
    <style:style style:name="ce2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68"/>
    </style:style>
    <style:style style:name="ce2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69"/>
    </style:style>
    <style:style style:name="ce2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70"/>
    </style:style>
    <style:style style:name="ce2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71"/>
    </style:style>
    <style:style style:name="ce2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72"/>
    </style:style>
    <style:style style:name="ce2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73"/>
    </style:style>
    <style:style style:name="ce2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74"/>
    </style:style>
    <style:style style:name="ce2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75"/>
    </style:style>
    <style:style style:name="ce2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76"/>
    </style:style>
    <style:style style:name="ce2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77"/>
    </style:style>
    <style:style style:name="ce2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78"/>
    </style:style>
    <style:style style:name="ce2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79"/>
    </style:style>
    <style:style style:name="ce2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80"/>
    </style:style>
    <style:style style:name="ce2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81"/>
    </style:style>
    <style:style style:name="ce2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82"/>
    </style:style>
    <style:style style:name="ce2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83"/>
    </style:style>
    <style:style style:name="ce2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84"/>
    </style:style>
    <style:style style:name="ce2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85"/>
    </style:style>
    <style:style style:name="ce2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86"/>
    </style:style>
    <style:style style:name="ce2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87"/>
    </style:style>
    <style:style style:name="ce2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88"/>
    </style:style>
    <style:style style:name="ce2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89"/>
    </style:style>
    <style:style style:name="ce2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90"/>
    </style:style>
    <style:style style:name="ce2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91"/>
    </style:style>
    <style:style style:name="ce2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92"/>
    </style:style>
    <style:style style:name="ce2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93"/>
    </style:style>
    <style:style style:name="ce2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94"/>
    </style:style>
    <style:style style:name="ce2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95"/>
    </style:style>
    <style:style style:name="ce2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96"/>
    </style:style>
    <style:style style:name="ce2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97"/>
    </style:style>
    <style:style style:name="ce2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98"/>
    </style:style>
    <style:style style:name="ce2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199"/>
    </style:style>
    <style:style style:name="ce2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00"/>
    </style:style>
    <style:style style:name="ce2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01"/>
    </style:style>
    <style:style style:name="ce2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02"/>
    </style:style>
    <style:style style:name="ce2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03"/>
    </style:style>
    <style:style style:name="ce2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04"/>
    </style:style>
    <style:style style:name="ce2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05"/>
    </style:style>
    <style:style style:name="ce2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06"/>
    </style:style>
    <style:style style:name="ce2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07"/>
    </style:style>
    <style:style style:name="ce2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08"/>
    </style:style>
    <style:style style:name="ce2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09"/>
    </style:style>
    <style:style style:name="ce2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10"/>
    </style:style>
    <style:style style:name="ce2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11"/>
    </style:style>
    <style:style style:name="ce2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12"/>
    </style:style>
    <style:style style:name="ce2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13"/>
    </style:style>
    <style:style style:name="ce2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14"/>
    </style:style>
    <style:style style:name="ce2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15"/>
    </style:style>
    <style:style style:name="ce2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16"/>
    </style:style>
    <style:style style:name="ce2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17"/>
    </style:style>
    <style:style style:name="ce2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18"/>
    </style:style>
    <style:style style:name="ce2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19"/>
    </style:style>
    <style:style style:name="ce2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20"/>
    </style:style>
    <style:style style:name="ce2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21"/>
    </style:style>
    <style:style style:name="ce2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22"/>
    </style:style>
    <style:style style:name="ce2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23"/>
    </style:style>
    <style:style style:name="ce2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24"/>
    </style:style>
    <style:style style:name="ce2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25"/>
    </style:style>
    <style:style style:name="ce2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26"/>
    </style:style>
    <style:style style:name="ce2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27"/>
    </style:style>
    <style:style style:name="ce2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28"/>
    </style:style>
    <style:style style:name="ce2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29"/>
    </style:style>
    <style:style style:name="ce2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30"/>
    </style:style>
    <style:style style:name="ce2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31"/>
    </style:style>
    <style:style style:name="ce2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32"/>
    </style:style>
    <style:style style:name="ce2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33"/>
    </style:style>
    <style:style style:name="ce2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34"/>
    </style:style>
    <style:style style:name="ce2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35"/>
    </style:style>
    <style:style style:name="ce2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36"/>
    </style:style>
    <style:style style:name="ce2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37"/>
    </style:style>
    <style:style style:name="ce2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38"/>
    </style:style>
    <style:style style:name="ce2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39"/>
    </style:style>
    <style:style style:name="ce2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40"/>
    </style:style>
    <style:style style:name="ce2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41"/>
    </style:style>
    <style:style style:name="ce2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42"/>
    </style:style>
    <style:style style:name="ce2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43"/>
    </style:style>
    <style:style style:name="ce2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44"/>
    </style:style>
    <style:style style:name="ce2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45"/>
    </style:style>
    <style:style style:name="ce2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46"/>
    </style:style>
    <style:style style:name="ce2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47"/>
    </style:style>
    <style:style style:name="ce2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48"/>
    </style:style>
    <style:style style:name="ce2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49"/>
    </style:style>
    <style:style style:name="ce2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50"/>
    </style:style>
    <style:style style:name="ce2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51"/>
    </style:style>
    <style:style style:name="ce2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52"/>
    </style:style>
    <style:style style:name="ce2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53"/>
    </style:style>
    <style:style style:name="ce2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54"/>
    </style:style>
    <style:style style:name="ce2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55"/>
    </style:style>
    <style:style style:name="ce2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56"/>
    </style:style>
    <style:style style:name="ce2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57"/>
    </style:style>
    <style:style style:name="ce2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58"/>
    </style:style>
    <style:style style:name="ce2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59"/>
    </style:style>
    <style:style style:name="ce2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60"/>
    </style:style>
    <style:style style:name="ce3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61"/>
    </style:style>
    <style:style style:name="ce3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62"/>
    </style:style>
    <style:style style:name="ce3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63"/>
    </style:style>
    <style:style style:name="ce3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64"/>
    </style:style>
    <style:style style:name="ce3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65"/>
    </style:style>
    <style:style style:name="ce3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66"/>
    </style:style>
    <style:style style:name="ce3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67"/>
    </style:style>
    <style:style style:name="ce3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68"/>
    </style:style>
    <style:style style:name="ce3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69"/>
    </style:style>
    <style:style style:name="ce3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70"/>
    </style:style>
    <style:style style:name="ce3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71"/>
    </style:style>
    <style:style style:name="ce3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72"/>
    </style:style>
    <style:style style:name="ce3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73"/>
    </style:style>
    <style:style style:name="ce3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74"/>
    </style:style>
    <style:style style:name="ce3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75"/>
    </style:style>
    <style:style style:name="ce3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76"/>
    </style:style>
    <style:style style:name="ce3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77"/>
    </style:style>
    <style:style style:name="ce3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78"/>
    </style:style>
    <style:style style:name="ce3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79"/>
    </style:style>
    <style:style style:name="ce3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80"/>
    </style:style>
    <style:style style:name="ce3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81"/>
    </style:style>
    <style:style style:name="ce3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82"/>
    </style:style>
    <style:style style:name="ce3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83"/>
    </style:style>
    <style:style style:name="ce3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84"/>
    </style:style>
    <style:style style:name="ce3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85"/>
    </style:style>
    <style:style style:name="ce3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86"/>
    </style:style>
    <style:style style:name="ce3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87"/>
    </style:style>
    <style:style style:name="ce3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88"/>
    </style:style>
    <style:style style:name="ce3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89"/>
    </style:style>
    <style:style style:name="ce3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90"/>
    </style:style>
    <style:style style:name="ce3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91"/>
    </style:style>
    <style:style style:name="ce3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92"/>
    </style:style>
    <style:style style:name="ce3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93"/>
    </style:style>
    <style:style style:name="ce3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94"/>
    </style:style>
    <style:style style:name="ce3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95"/>
    </style:style>
    <style:style style:name="ce3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96"/>
    </style:style>
    <style:style style:name="ce3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97"/>
    </style:style>
    <style:style style:name="ce3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98"/>
    </style:style>
    <style:style style:name="ce3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299"/>
    </style:style>
    <style:style style:name="ce3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00"/>
    </style:style>
    <style:style style:name="ce3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01"/>
    </style:style>
    <style:style style:name="ce3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02"/>
    </style:style>
    <style:style style:name="ce3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03"/>
    </style:style>
    <style:style style:name="ce3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04"/>
    </style:style>
    <style:style style:name="ce3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05"/>
    </style:style>
    <style:style style:name="ce3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06"/>
    </style:style>
    <style:style style:name="ce3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07"/>
    </style:style>
    <style:style style:name="ce3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08"/>
    </style:style>
    <style:style style:name="ce3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09"/>
    </style:style>
    <style:style style:name="ce3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10"/>
    </style:style>
    <style:style style:name="ce3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11"/>
    </style:style>
    <style:style style:name="ce3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12"/>
    </style:style>
    <style:style style:name="ce3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13"/>
    </style:style>
    <style:style style:name="ce3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14"/>
    </style:style>
    <style:style style:name="ce3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15"/>
    </style:style>
    <style:style style:name="ce3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16"/>
    </style:style>
    <style:style style:name="ce3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17"/>
    </style:style>
    <style:style style:name="ce3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18"/>
    </style:style>
    <style:style style:name="ce3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19"/>
    </style:style>
    <style:style style:name="ce3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20"/>
    </style:style>
    <style:style style:name="ce3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21"/>
    </style:style>
    <style:style style:name="ce3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22"/>
    </style:style>
    <style:style style:name="ce3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23"/>
    </style:style>
    <style:style style:name="ce3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24"/>
    </style:style>
    <style:style style:name="ce3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25"/>
    </style:style>
    <style:style style:name="ce3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26"/>
    </style:style>
    <style:style style:name="ce3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27"/>
    </style:style>
    <style:style style:name="ce3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28"/>
    </style:style>
    <style:style style:name="ce3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29"/>
    </style:style>
    <style:style style:name="ce3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30"/>
    </style:style>
    <style:style style:name="ce3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31"/>
    </style:style>
    <style:style style:name="ce3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32"/>
    </style:style>
    <style:style style:name="ce3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33"/>
    </style:style>
    <style:style style:name="ce3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34"/>
    </style:style>
    <style:style style:name="ce3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35"/>
    </style:style>
    <style:style style:name="ce3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36"/>
    </style:style>
    <style:style style:name="ce3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37"/>
    </style:style>
    <style:style style:name="ce3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38"/>
    </style:style>
    <style:style style:name="ce3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39"/>
    </style:style>
    <style:style style:name="ce3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40"/>
    </style:style>
    <style:style style:name="ce3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41"/>
    </style:style>
    <style:style style:name="ce3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42"/>
    </style:style>
    <style:style style:name="ce3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43"/>
    </style:style>
    <style:style style:name="ce3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44"/>
    </style:style>
    <style:style style:name="ce3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45"/>
    </style:style>
    <style:style style:name="ce3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46"/>
    </style:style>
    <style:style style:name="ce3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47"/>
    </style:style>
    <style:style style:name="ce3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48"/>
    </style:style>
    <style:style style:name="ce3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49"/>
    </style:style>
    <style:style style:name="ce3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50"/>
    </style:style>
    <style:style style:name="ce3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51"/>
    </style:style>
    <style:style style:name="ce3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52"/>
    </style:style>
    <style:style style:name="ce3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53"/>
    </style:style>
    <style:style style:name="ce3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54"/>
    </style:style>
    <style:style style:name="ce3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55"/>
    </style:style>
    <style:style style:name="ce3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56"/>
    </style:style>
    <style:style style:name="ce3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57"/>
    </style:style>
    <style:style style:name="ce3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58"/>
    </style:style>
    <style:style style:name="ce3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59"/>
    </style:style>
    <style:style style:name="ce3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60"/>
    </style:style>
    <style:style style:name="ce4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61"/>
    </style:style>
    <style:style style:name="ce4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62"/>
    </style:style>
    <style:style style:name="ce4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63"/>
    </style:style>
    <style:style style:name="ce4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64"/>
    </style:style>
    <style:style style:name="ce4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65"/>
    </style:style>
    <style:style style:name="ce4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66"/>
    </style:style>
    <style:style style:name="ce4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67"/>
    </style:style>
    <style:style style:name="ce4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68"/>
    </style:style>
    <style:style style:name="ce4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69"/>
    </style:style>
    <style:style style:name="ce4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70"/>
    </style:style>
    <style:style style:name="ce4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71"/>
    </style:style>
    <style:style style:name="ce4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72"/>
    </style:style>
    <style:style style:name="ce4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73"/>
    </style:style>
    <style:style style:name="ce4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74"/>
    </style:style>
    <style:style style:name="ce4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75"/>
    </style:style>
    <style:style style:name="ce4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76"/>
    </style:style>
    <style:style style:name="ce4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77"/>
    </style:style>
    <style:style style:name="ce4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78"/>
    </style:style>
    <style:style style:name="ce4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79"/>
    </style:style>
    <style:style style:name="ce4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80"/>
    </style:style>
    <style:style style:name="ce4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81"/>
    </style:style>
    <style:style style:name="ce4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82"/>
    </style:style>
    <style:style style:name="ce4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83"/>
    </style:style>
    <style:style style:name="ce4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84"/>
    </style:style>
    <style:style style:name="ce4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85"/>
    </style:style>
    <style:style style:name="ce4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86"/>
    </style:style>
    <style:style style:name="ce4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87"/>
    </style:style>
    <style:style style:name="ce4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88"/>
    </style:style>
    <style:style style:name="ce4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89"/>
    </style:style>
    <style:style style:name="ce4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90"/>
    </style:style>
    <style:style style:name="ce4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91"/>
    </style:style>
    <style:style style:name="ce4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92"/>
    </style:style>
    <style:style style:name="ce4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93"/>
    </style:style>
    <style:style style:name="ce4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94"/>
    </style:style>
    <style:style style:name="ce4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95"/>
    </style:style>
    <style:style style:name="ce4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96"/>
    </style:style>
    <style:style style:name="ce4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97"/>
    </style:style>
    <style:style style:name="ce4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98"/>
    </style:style>
    <style:style style:name="ce4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399"/>
    </style:style>
    <style:style style:name="ce4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00"/>
    </style:style>
    <style:style style:name="ce4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01"/>
    </style:style>
    <style:style style:name="ce4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02"/>
    </style:style>
    <style:style style:name="ce4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03"/>
    </style:style>
    <style:style style:name="ce4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04"/>
    </style:style>
    <style:style style:name="ce4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05"/>
    </style:style>
    <style:style style:name="ce4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Weblogic'.E406"/>
    </style:style>
    <style:style style:name="ce44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47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48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50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51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53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54" style:family="table-cell" style:parent-style-name="Default">
      <style:table-cell-properties fo:background-color="transparent"/>
      <style:text-properties style:font-name="Calibri1" fo:font-size="11pt" style:font-size-asian="11pt" style:font-size-complex="11pt"/>
    </style:style>
    <style:style style:name="ce455" style:family="table-cell" style:parent-style-name="Excel_20_Built-in_20_Excel_20_Built-in_20_Normal_5f_Clientes">
      <style:table-cell-properties fo:background-color="#92d05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6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57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459" style:family="table-cell" style:parent-style-name="Default">
      <style:table-cell-properties fo:background-color="#cccccc"/>
      <style:text-properties style:font-name="Calibri1" fo:font-size="11pt" style:font-size-asian="11pt" style:font-size-complex="11pt"/>
    </style:style>
    <style:style style:name="ce4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2" style:family="table-cell" style:parent-style-name="Default">
      <style:table-cell-properties fo:background-color="transparent" style:rotation-align="none"/>
      <style:text-properties style:font-name="Calibri1" fo:font-size="11pt" style:font-size-asian="11pt" style:font-size-complex="11pt"/>
    </style:style>
    <style:style style:name="ce46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Book Antiqua1" style:font-size-complex="11pt" style:font-style-complex="normal" style:font-weight-complex="normal"/>
    </style:style>
    <style:style style:name="ce464" style:family="table-cell" style:parent-style-name="Default">
      <style:table-cell-properties fo:background-color="#94bd5e"/>
      <style:text-properties style:font-name="Calibri1" fo:font-size="10pt" style:font-size-asian="10pt" style:font-size-complex="10pt"/>
    </style:style>
    <style:style style:name="ce465" style:family="table-cell" style:parent-style-name="Excel_20_Built-in_20_Excel_20_Built-in_20_Normal_5f_Clientes">
      <style:table-cell-properties fo:border-bottom="0.071cm solid #000000" fo:background-color="#cccccc" style:diagonal-bl-tr="none" style:diagonal-tl-br="none" style:text-align-source="fix" style:repeat-content="false" fo:wrap-option="wrap" fo:border-left="0.071cm solid #000000" style:direction="ltr" fo:border-right="none" style:rotation-angle="0" style:rotation-align="none" style:shrink-to-fit="false" fo:border-top="0.071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6" style:family="table-cell" style:parent-style-name="Excel_20_Built-in_20_Excel_20_Built-in_20_Normal_5f_Clientes">
      <style:table-cell-properties fo:border-bottom="0.071cm solid #000000" fo:background-color="#cccccc" style:diagonal-bl-tr="none" style:diagonal-tl-br="none" style:text-align-source="fix" style:repeat-content="false" fo:wrap-option="wrap" fo:border-left="0.071cm solid #000000" style:direction="ltr" fo:border-right="none" style:rotation-angle="0" style:rotation-align="none" style:shrink-to-fit="false" fo:border-top="0.071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7" style:family="table-cell" style:parent-style-name="Default">
      <style:table-cell-properties fo:border-bottom="none" fo:border-left="0.071cm solid #000000" fo:border-right="none" fo:border-top="none"/>
      <style:text-properties style:font-name="Calibri1" fo:font-size="10pt" style:font-size-asian="10pt" style:font-size-complex="10pt"/>
    </style:style>
    <style:style style:name="ce468" style:family="table-cell" style:parent-style-name="Default">
      <style:table-cell-properties fo:border-bottom="0.071cm solid #000000" fo:border-left="0.071cm solid #000000" fo:border-right="none" fo:border-top="none"/>
      <style:text-properties style:font-name="Calibri1" fo:font-size="10pt" style:font-size-asian="10pt" style:font-size-complex="10pt"/>
    </style:style>
    <style:style style:name="ce469" style:family="table-cell" style:parent-style-name="Default">
      <style:table-cell-properties fo:border-bottom="0.035cm solid #000000" fo:background-color="#ffffcc" style:diagonal-bl-tr="none" style:diagonal-tl-br="none" style:text-align-source="fix" style:repeat-content="false" fo:wrap-option="wrap" fo:border-left="0.035cm solid #000000" style:direction="ltr" fo:border-right="0.071cm solid #000000" style:rotation-angle="0" style:rotation-align="none" style:shrink-to-fit="false" fo:border-top="0.071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70" style:family="table-cell" style:parent-style-name="Default">
      <style:table-cell-properties fo:border-bottom="0.071cm solid #000000" fo:background-color="#ffffcc" style:diagonal-bl-tr="none" style:diagonal-tl-br="none" style:text-align-source="fix" style:repeat-content="false" fo:wrap-option="wrap" fo:border-left="0.035cm solid #000000" style:direction="ltr" fo:border-right="0.071cm solid #000000" style:rotation-angle="0" style:rotation-align="none" style:shrink-to-fit="false" fo:border-top="0.071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0pt" style:font-size-asian="10pt" style:font-size-complex="10pt"/>
    </style:style>
    <style:style style:name="ce4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1" fo:font-size="10pt" style:font-size-asian="10pt" style:font-size-complex="10pt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4" style:family="table-cell" style:parent-style-name="Default">
      <style:table-cell-properties fo:background-color="#ff0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75" style:family="table-cell" style:parent-style-name="Default">
      <style:table-cell-properties style:vertical-align="middle"/>
      <style:text-properties style:font-name="Calibri1" fo:font-size="10pt" fo:language="en" fo:country="US" style:text-underline-mode="continuous" style:text-overline-mode="continuous" style:text-line-through-mode="continuous" style:font-name-asian="Calibri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style:vertical-align="middle"/>
      <style:text-properties style:font-name="Calibri1" fo:font-size="10pt" fo:language="en" fo:country="US" style:text-underline-mode="continuous" style:text-overline-mode="continuous" style:text-line-through-mode="continuous" style:font-name-asian="DejaVu San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style:vertical-align="middle"/>
      <style:text-properties style:font-name="Calibri1" fo:font-size="10pt" fo:language="en" fo:country="US" style:text-underline-mode="continuous" style:text-overline-mode="continuous" style:text-line-through-mode="continuous" style:font-name-asian="CAAAAA+DejaVuSan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9" style:family="table-cell" style:parent-style-name="Default">
      <style:table-cell-properties fo:wrap-option="wrap" style:rotation-align="none" style:vertical-align="middle"/>
      <style:text-properties style:font-name="Calibri1" fo:font-size="10pt" style:font-size-asian="10pt" style:font-size-complex="10pt"/>
    </style:style>
    <style:style style:name="ce480" style:family="table-cell" style:parent-style-name="Excel_20_Built-in_20_Excel_20_Built-in_20_Normal_5f_Clientes">
      <style:table-cell-properties fo:background-color="#ff0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81" style:family="table-cell" style:parent-style-name="Default">
      <style:table-cell-properties fo:wrap-option="wrap" style:vertical-align="middle"/>
      <style:text-properties style:font-name="Calibri1" fo:font-size="10pt" style:font-size-asian="10pt" style:font-size-complex="10pt"/>
    </style:style>
    <style:style style:name="ce482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3" style:family="table-cell" style:parent-style-name="Default">
      <style:table-cell-properties style:vertical-align="middle"/>
      <style:text-properties style:font-name="Calibri1" fo:font-size="10pt" style:font-size-asian="10pt" style:font-size-complex="10pt"/>
    </style:style>
    <style:style style:name="ce484" style:family="table-cell" style:parent-style-name="Default">
      <style:table-cell-properties fo:background-color="#ff000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85" style:family="table-cell" style:parent-style-name="Default">
      <style:table-cell-properties fo:background-color="#ffff66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487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488" style:family="table-cell" style:parent-style-name="Default" style:data-style-name="N37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0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1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2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4" style:family="table-cell" style:parent-style-name="Default">
      <style:table-cell-properties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495" style:family="table-cell" style:parent-style-name="Default" style:data-style-name="N100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6" style:family="table-cell" style:parent-style-name="Default" style:data-style-name="N100">
      <style:table-cell-properties fo:background-color="#ffff66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pt" style:font-size-asian="10pt" style:font-size-complex="10p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80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261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Tecnologia)" table:allow-empty-cell="true" table:display-list="unsorted" table:base-cell-address="Servidores.A1">
          <table:error-message table:message-type="stop" table:display="true"/>
        </table:content-validation>
        <table:content-validation table:name="val2" table:condition="of:cell-content-is-in-list(Virtualizado)" table:allow-empty-cell="false" table:display-list="unsorted" table:base-cell-address="'Oracle Database'.J2">
          <table:error-message table:message-type="stop" table:display="true"/>
        </table:content-validation>
        <table:content-validation table:name="val3" table:base-cell-address="'Oracle Database'.I9">
          <table:error-message table:message-type="stop" table:display="true"/>
        </table:content-validation>
        <table:content-validation table:name="val4" table:condition="of:cell-content-is-in-list(Tipo_de_entorno)" table:allow-empty-cell="true" table:display-list="unsorted" table:base-cell-address="'Oracle Database'.P2">
          <table:error-message table:message-type="stop" table:display="true"/>
        </table:content-validation>
        <table:content-validation table:name="val5" table:base-cell-address="'Oracle Database'.U2">
          <table:help-message table:display="true"/>
          <table:error-message table:message-type="stop" table:display="true"/>
        </table:content-validation>
        <table:content-validation table:name="val6" table:condition="of:cell-content-is-in-list(Si_No)" table:allow-empty-cell="true" table:display-list="unsorted" table:base-cell-address="'Oracle Database'.P2">
          <table:help-message table:display="true"/>
          <table:error-message table:message-type="stop" table:display="true"/>
        </table:content-validation>
        <table:content-validation table:name="val7" table:condition="of:cell-content-is-in-list(Sistemas_Operativ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8" table:condition="of:cell-content-is-in-list(Si_No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9" table:condition="of:cell-content-is-in-list(Servidores)" table:allow-empty-cell="true" table:display-list="unsorted" table:base-cell-address="'Oracle Weblogic'.C6">
          <table:error-message table:message-type="stop" table:display="true"/>
        </table:content-validation>
        <table:content-validation table:name="val10" table:condition="of:cell-content-is-in-list(Servidores)" table:allow-empty-cell="true" table:display-list="unsorted" table:base-cell-address="'Oracle Weblogic'.C8">
          <table:error-message table:message-type="stop" table:display="true"/>
        </table:content-validation>
        <table:content-validation table:name="val11" table:condition="of:cell-content-is-in-list(versiones)" table:allow-empty-cell="true" table:display-list="unsorted" table:base-cell-address="'Oracle Database'.AA2">
          <table:help-message table:display="true"/>
          <table:error-message table:message-type="stop" table:display="true"/>
        </table:content-validation>
        <table:content-validation table:name="val12" table:condition="of:cell-content-is-in-list(Si_No)" table:allow-empty-cell="true" table:display-list="unsorted" table:base-cell-address="'Oracle Database'.Z2">
          <table:help-message table:display="true"/>
          <table:error-message table:message-type="stop" table:display="true"/>
        </table:content-validation>
        <table:content-validation table:name="val13" table:condition="of:cell-content-is-in-list(infraestructura)" table:allow-empty-cell="true" table:display-list="unsorted" table:base-cell-address="'Oracle Weblogic'.C5">
          <table:help-message table:display="true"/>
          <table:error-message table:message-type="stop" table:display="true"/>
        </table:content-validation>
        <table:content-validation table:name="val14" table:condition="of:cell-content-is-in-list(Disponibilidad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5" table:condition="of:cell-content-is-in-list(Tipo_de_nodo)" table:allow-empty-cell="true" table:display-list="unsorted" table:base-cell-address="'Oracle Weblogic'.K5">
          <table:help-message table:display="true"/>
          <table:error-message table:message-type="stop" table:display="true"/>
        </table:content-validation>
        <table:content-validation table:name="val16" table:condition="of:cell-content-is-in-list(Metodo_de_Respaldo)" table:allow-empty-cell="true" table:display-list="unsorted" table:base-cell-address="'Oracle Weblogic'.H5">
          <table:help-message table:display="true"/>
          <table:error-message table:message-type="stop" table:display="true"/>
        </table:content-validation>
        <table:content-validation table:name="val17" table:condition="of:cell-content-is-in-list(activo_pasivo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18" table:condition="of:cell-content-is-in-list(Plan_Backup)" table:allow-empty-cell="true" table:display-list="unsorted" table:base-cell-address="'Oracle Weblogic'.D5">
          <table:help-message table:display="true"/>
          <table:error-message table:message-type="stop" table:display="true"/>
        </table:content-validation>
        <table:content-validation table:name="val19" table:condition="of:cell-content-is-in-list(Si_No)" table:allow-empty-cell="true" table:display-list="unsorted" table:base-cell-address="'Oracle Database'.AF2">
          <table:help-message table:display="true"/>
          <table:error-message table:message-type="stop" table:display="true"/>
        </table:content-validation>
        <table:content-validation table:name="val20" table:condition="of:cell-content-is-in-list(version_EM)" table:allow-empty-cell="true" table:display-list="unsorted" table:base-cell-address="'Oracle Weblogic'.R5">
          <table:help-message table:display="true"/>
          <table:error-message table:message-type="stop" table:display="true"/>
        </table:content-validation>
        <table:content-validation table:name="val21" table:condition="of:cell-content-is-in-list(Criticidad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22" table:condition="of:cell-content-is-in-list(Servidores)" table:allow-empty-cell="true" table:display-list="unsorted" table:base-cell-address="'Otros productos Oracle'.C6">
          <table:error-message table:message-type="stop" table:display="true"/>
        </table:content-validation>
        <table:content-validation table:name="val23" table:condition="of:cell-content-is-in-list(SAVersiones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4" table:condition="of:cell-content-is-in-list(forms_reports)" table:allow-empty-cell="true" table:display-list="unsorted" table:base-cell-address="'Oracle Weblogic'.S5">
          <table:help-message table:display="true"/>
          <table:error-message table:message-type="stop" table:display="true"/>
        </table:content-validation>
        <table:content-validation table:name="val25" table:condition="of:cell-content-is-in-list(Si_No)" table:allow-empty-cell="true" table:display-list="unsorted" table:base-cell-address="'Otros productos Oracle'.B2">
          <table:error-message table:message-type="stop" table:display="true"/>
        </table:content-validation>
      </table:content-validations>
      <table:table table:name="Servidor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10" table:default-cell-style-name="ce1"/>
        <table:table-column table:style-name="co7" table:default-cell-style-name="ce1"/>
        <table:table-column table:style-name="co19" table:default-cell-style-name="ce1"/>
        <table:table-column table:style-name="co20" table:default-cell-style-name="ce1"/>
        <table:table-column table:style-name="co10" table:default-cell-style-name="ce1"/>
        <table:table-column table:style-name="co7" table:default-cell-style-name="ce1"/>
        <table:table-column table:style-name="co19" table:default-cell-style-name="ce1"/>
        <table:table-column table:style-name="co21" table:number-columns-repeated="979" table:default-cell-style-name="ce40"/>
        <table:table-column table:style-name="co21" table:number-columns-repeated="19" table:default-cell-style-name="ce1"/>
        <table:table-row table:style-name="ro1">
          <table:table-cell/>
          <table:table-cell table:style-name="ce3" table:number-columns-repeated="9"/>
          <table:table-cell table:style-name="ce2" table:number-columns-repeated="6"/>
          <table:table-cell table:style-name="ce39" table:number-columns-repeated="968"/>
          <table:table-cell table:style-name="ce2" table:number-columns-repeated="24"/>
          <table:table-cell table:number-columns-repeated="16"/>
        </table:table-row>
        <table:table-row table:style-name="ro2">
          <table:table-cell/>
          <table:table-cell table:style-name="ce4" office:value-type="string" table:number-columns-spanned="7" table:number-rows-spanned="1">
            <text:p>Incluir aquí la información de los servidores físicos y/o virtuales de su organismo que tienen desplegados productos Oracle</text:p>
          </table:table-cell>
          <table:covered-table-cell table:style-name="Default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table:number-columns-repeated="2"/>
          <table:table-cell table:style-name="ce2" table:number-columns-repeated="6"/>
          <table:table-cell table:style-name="ce39" table:number-columns-repeated="968"/>
          <table:table-cell table:style-name="ce2" table:number-columns-repeated="24"/>
          <table:table-cell table:number-columns-repeated="16"/>
        </table:table-row>
        <table:table-row table:style-name="ro1">
          <table:table-cell/>
          <table:table-cell table:style-name="ce3" table:number-columns-repeated="9"/>
          <table:table-cell table:style-name="ce2" table:number-columns-repeated="6"/>
          <table:table-cell table:style-name="ce39" table:number-columns-repeated="968"/>
          <table:table-cell table:style-name="ce2" table:number-columns-repeated="24"/>
          <table:table-cell table:number-columns-repeated="16"/>
        </table:table-row>
        <table:table-row table:style-name="ro3">
          <table:table-cell/>
          <table:table-cell table:style-name="ce5" office:value-type="string" table:number-columns-spanned="7" table:number-rows-spanned="1">
            <text:p>SERVIDOR FÍSICO</text:p>
          </table:table-cell>
          <table:covered-table-cell table:style-name="Default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15"/>
          <table:table-cell table:style-name="ce5" office:value-type="string" table:number-columns-spanned="4" table:number-rows-spanned="1">
            <text:p>SERVIDOR VIRTUAL</text:p>
          </table:table-cell>
          <table:covered-table-cell table:style-name="ce3"/>
          <table:covered-table-cell table:style-name="ce2"/>
          <table:covered-table-cell table:style-name="ce27"/>
          <table:table-cell table:style-name="ce32" office:value-type="string" table:number-columns-spanned="4" table:number-rows-spanned="1">
            <text:p>DATOS TÉCNICOS</text:p>
          </table:table-cell>
          <table:covered-table-cell table:style-name="ce32"/>
          <table:covered-table-cell table:style-name="ce32"/>
          <table:covered-table-cell table:style-name="ce32"/>
          <table:table-cell table:style-name="ce39" table:number-columns-repeated="968"/>
          <table:table-cell table:style-name="ce2" table:number-columns-repeated="24"/>
          <table:table-cell table:number-columns-repeated="16"/>
        </table:table-row>
        <table:table-row table:style-name="ro4">
          <table:table-cell/>
          <table:table-cell table:style-name="ce6" office:value-type="string">
            <text:p>ID</text:p>
          </table:table-cell>
          <table:table-cell table:style-name="ce6" office:value-type="string">
            <text:p>Nombre del servidor físico / Hostname</text:p>
          </table:table-cell>
          <table:table-cell table:style-name="ce6" office:value-type="string">
            <text:p>Marca y modelo servidor</text:p>
          </table:table-cell>
          <table:table-cell table:style-name="ce6" office:value-type="string">
            <text:p>Tecnología servidor</text:p>
          </table:table-cell>
          <table:table-cell table:style-name="ce6" office:value-type="string">
            <text:p>Nº Procesadores/CPUs del Servidor Físico</text:p>
          </table:table-cell>
          <table:table-cell table:style-name="ce6" office:value-type="string">
            <text:p>Nº Cores por Procesador del Servidor Físico</text:p>
          </table:table-cell>
          <table:table-cell table:style-name="ce16" office:value-type="string">
            <text:p>Nº Total Cores Normalizados</text:p>
          </table:table-cell>
          <table:table-cell table:style-name="ce19" office:value-type="string">
            <text:p>¿Virtualizado?</text:p>
          </table:table-cell>
          <table:table-cell table:style-name="ce22" office:value-type="string">
            <text:p>Nombre de host virtual</text:p>
          </table:table-cell>
          <table:table-cell table:style-name="ce22" office:value-type="string">
            <text:p>Nº Cores de la Máquina Virtual</text:p>
          </table:table-cell>
          <table:table-cell table:style-name="ce28" office:value-type="string">
            <text:p>Nº Total Cores Normalizado (virtual)</text:p>
          </table:table-cell>
          <table:table-cell table:style-name="ce33" office:value-type="string">
            <office:annotation draw:style-name="gr1" draw:text-style-name="P1" svg:width="2.899cm" svg:height="5.625cm" svg:x="52.391cm" svg:y="0.88cm" draw:caption-point-x="-0.61cm" draw:caption-point-y="1.513cm">
              <dc:date>2015-03-17T00:00:00</dc:date>
              <text:p text:style-name="P1"><text:span text:style-name="T1">Si el servidor tiene varias interfaces de red, especificar la IP física o virtual que corresponde al despliegue del producto Oracle (BD, serv. apl.)</text:span></text:p>
            </office:annotation>
            <text:p>IP (física y/o virtual)</text:p>
          </table:table-cell>
          <table:table-cell table:style-name="ce33" office:value-type="string">
            <text:p>Sistema Operativo</text:p>
          </table:table-cell>
          <table:table-cell table:style-name="ce33" office:value-type="string">
            <text:p>Arquitectura</text:p>
          </table:table-cell>
          <table:table-cell table:style-name="ce33" office:value-type="string">
            <office:annotation draw:style-name="gr1" draw:text-style-name="P1" svg:width="2.899cm" svg:height="3.365cm" svg:x="71.842cm" svg:y="0.874cm" draw:caption-point-x="-0.61cm" draw:caption-point-y="1.519cm">
              <dc:date>2015-02-27T00:00:00</dc:date>
              <text:p text:style-name="P1"><text:span text:style-name="T1">Si el servidor físico forma parte de un cluster, indicar el nombre del cluster</text:span></text:p>
            </office:annotation>
            <text:p>Nombre de Cluster/Dominio</text:p>
          </table:table-cell>
          <table:table-cell table:number-columns-repeated="1008"/>
        </table:table-row>
        <table:table-row table:style-name="ro5">
          <table:table-cell table:style-name="ce2"/>
          <table:table-cell table:style-name="ce7" office:value-type="string">
            <text:p>SRV_EJ01</text:p>
          </table:table-cell>
          <table:table-cell table:style-name="ce7" office:value-type="string">
            <text:p>Servidor_1</text:p>
          </table:table-cell>
          <table:table-cell table:style-name="ce10" office:value-type="string">
            <text:p>SPARC T4-1 Server</text:p>
          </table:table-cell>
          <table:table-cell table:style-name="ce12" table:content-validation-name="val1" office:value-type="string">
            <text:p>SPARC T4 processor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">
            <text:p>2</text:p>
          </table:table-cell>
          <table:table-cell table:style-name="ce17" table:formula="of:=VLOOKUP([.$E6];[$datos.$R$2:.$S$33];2;0)*[.F6]*[.G6]" office:value-type="float" office:value="16">
            <text:p>16</text:p>
          </table:table-cell>
          <table:table-cell table:style-name="ce20" table:content-validation-name="val2" office:value-type="string">
            <text:p>No virtualizado</text:p>
          </table:table-cell>
          <table:table-cell table:style-name="ce10"/>
          <table:table-cell table:style-name="ce10"/>
          <table:table-cell table:style-name="ce29" table:formula="of:=IF(EXACT([.I6];&quot;No virtualizado&quot;)      ;&quot;&quot;      ; IF(EXACT([.I6];&quot;Virtualización lógica&quot;)           ;[.H6]           ; IF(EXACT([.I6];&quot;Virtualización física&quot;)               ;VLOOKUP([.$E6];[$datos.$R$2:.$S$33];2;0)*[.K6]               ;&quot;Error&quot;)          )     )">
            <text:p/>
          </table:table-cell>
          <table:table-cell table:style-name="ce34" office:value-type="string">
            <text:p>10.240.230.29</text:p>
          </table:table-cell>
          <table:table-cell table:style-name="ce14" table:content-validation-name="val7" office:value-type="string">
            <text:p>Red Hat Enterprise Linux ES release 4</text:p>
          </table:table-cell>
          <table:table-cell table:style-name="ce14" office:value-type="string">
            <text:p>Cluster</text:p>
          </table:table-cell>
          <table:table-cell table:style-name="ce14" office:value-type="string">
            <text:p>Cluster01</text:p>
          </table:table-cell>
          <table:table-cell table:style-name="ce2" table:number-columns-repeated="10"/>
          <table:table-cell table:style-name="ce39" table:number-columns-repeated="979"/>
          <table:table-cell table:style-name="ce2" table:number-columns-repeated="19"/>
        </table:table-row>
        <table:table-row table:style-name="ro6">
          <table:table-cell table:style-name="ce2"/>
          <table:table-cell table:style-name="ce7" office:value-type="string">
            <text:p>SRV_EJ02</text:p>
          </table:table-cell>
          <table:table-cell table:style-name="ce7" office:value-type="string">
            <text:p>Servidor_2</text:p>
          </table:table-cell>
          <table:table-cell table:style-name="ce10" office:value-type="string">
            <text:p>SPARC T4-1 Server</text:p>
          </table:table-cell>
          <table:table-cell table:style-name="ce12" table:content-validation-name="val1" office:value-type="string">
            <text:p>SPARC T4 processor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">
            <text:p>2</text:p>
          </table:table-cell>
          <table:table-cell table:style-name="ce17" table:formula="of:=VLOOKUP([.$E7];[$datos.$R$2:.$S$33];2;0)*[.F7]*[.G7]" office:value-type="float" office:value="16">
            <text:p>16</text:p>
          </table:table-cell>
          <table:table-cell table:style-name="ce20" table:content-validation-name="val2" office:value-type="string">
            <text:p>No virtualizado</text:p>
          </table:table-cell>
          <table:table-cell table:style-name="ce10"/>
          <table:table-cell table:style-name="ce10"/>
          <table:table-cell table:style-name="ce29"/>
          <table:table-cell table:style-name="ce34" office:value-type="string">
            <text:p>10.240.230.30</text:p>
          </table:table-cell>
          <table:table-cell table:style-name="ce14" table:content-validation-name="val7" office:value-type="string">
            <text:p>Red Hat Enterprise Linux ES release 4</text:p>
          </table:table-cell>
          <table:table-cell table:style-name="ce14" office:value-type="string">
            <text:p>Cluster</text:p>
          </table:table-cell>
          <table:table-cell table:style-name="ce14" office:value-type="string">
            <text:p>Cluster01</text:p>
          </table:table-cell>
          <table:table-cell table:style-name="ce2" table:number-columns-repeated="10"/>
          <table:table-cell table:style-name="ce39" table:number-columns-repeated="979"/>
          <table:table-cell table:style-name="ce2" table:number-columns-repeated="19"/>
        </table:table-row>
        <table:table-row table:style-name="ro7">
          <table:table-cell table:style-name="ce2"/>
          <table:table-cell table:style-name="ce7" office:value-type="string">
            <text:p>SRV_EJ03</text:p>
          </table:table-cell>
          <table:table-cell table:style-name="ce10" office:value-type="string">
            <text:p>Servidor_3</text:p>
          </table:table-cell>
          <table:table-cell table:style-name="ce10" office:value-type="string">
            <text:p>Sun Server X4-8</text:p>
          </table:table-cell>
          <table:table-cell table:style-name="ce12" table:content-validation-name="val1" office:value-type="string">
            <text:p>Intel Xeon Series 56XX, Series 65XX, Series 75XX, Series E7-28XX, Series E7-48XX, Series E7-88XX or earlier Multicore chips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">
            <text:p>2</text:p>
          </table:table-cell>
          <table:table-cell table:style-name="ce17" table:formula="of:=VLOOKUP([.$E8];[$datos.$R$2:.$S$33];2;0)*[.F8]*[.G8]" office:value-type="float" office:value="8">
            <text:p>8</text:p>
          </table:table-cell>
          <table:table-cell table:style-name="ce20" table:content-validation-name="val2" office:value-type="string">
            <text:p>Virtualización física</text:p>
          </table:table-cell>
          <table:table-cell table:style-name="ce23" table:content-validation-name="val3" office:value-type="string">
            <text:p>Servidor_VF_3_1</text:p>
          </table:table-cell>
          <table:table-cell table:style-name="ce14" office:value-type="float" office:value="5">
            <text:p>5</text:p>
          </table:table-cell>
          <table:table-cell table:style-name="ce30" table:formula="of:=IF(EXACT([.I8];&quot;No virtualizado&quot;)      ;&quot;&quot;      ; IF(EXACT([.I8];&quot;Virtualización lógica&quot;)           ;[.H8]           ; IF(EXACT([.I8];&quot;Virtualización física&quot;)               ;VLOOKUP([.$E8];[$datos.$R$2:.$S$33];2;0)*[.K8]               ;&quot;Error&quot;)          )     )" office:value-type="float" office:value="2.5">
            <text:p>2,5</text:p>
          </table:table-cell>
          <table:table-cell table:style-name="ce34" office:value-type="string">
            <text:p>10.240.204.33</text:p>
          </table:table-cell>
          <table:table-cell table:style-name="ce14" table:content-validation-name="val7" office:value-type="string">
            <text:p>Oracle Solaris on SPARC (64-bit)(10)</text:p>
          </table:table-cell>
          <table:table-cell table:style-name="ce14" office:value-type="string">
            <text:p>Standalone</text:p>
          </table:table-cell>
          <table:table-cell table:style-name="ce10" office:value-type="string">
            <text:p>--</text:p>
          </table:table-cell>
          <table:table-cell table:style-name="ce2" table:number-columns-repeated="10"/>
          <table:table-cell table:style-name="ce39" table:number-columns-repeated="979"/>
          <table:table-cell table:style-name="ce2" table:number-columns-repeated="19"/>
        </table:table-row>
        <table:table-row table:style-name="ro7">
          <table:table-cell table:style-name="ce2"/>
          <table:table-cell table:style-name="ce7" office:value-type="string">
            <text:p>SRV_EJ04</text:p>
          </table:table-cell>
          <table:table-cell table:style-name="ce10" office:value-type="string">
            <text:p>Servidor_3</text:p>
          </table:table-cell>
          <table:table-cell table:style-name="ce10" office:value-type="string">
            <text:p>Sun Server X4-8</text:p>
          </table:table-cell>
          <table:table-cell table:style-name="ce12" table:content-validation-name="val1" office:value-type="string">
            <text:p>Intel Xeon Series 56XX, Series 65XX, Series 75XX, Series E7-28XX, Series E7-48XX, Series E7-88XX or earlier Multicore chips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">
            <text:p>2</text:p>
          </table:table-cell>
          <table:table-cell table:style-name="ce17" table:formula="of:=VLOOKUP([.$E9];[$datos.$R$2:.$S$33];2;0)*[.F9]*[.G9]" office:value-type="float" office:value="8">
            <text:p>8</text:p>
          </table:table-cell>
          <table:table-cell table:style-name="ce20" table:content-validation-name="val2" office:value-type="string">
            <text:p>Virtualización física</text:p>
          </table:table-cell>
          <table:table-cell table:style-name="ce23" table:content-validation-name="val3" office:value-type="string">
            <text:p>Servidor_VF_3_2</text:p>
          </table:table-cell>
          <table:table-cell table:style-name="ce14" office:value-type="float" office:value="2">
            <text:p>2</text:p>
          </table:table-cell>
          <table:table-cell table:style-name="ce30" table:formula="of:=IF(EXACT([.I9];&quot;No virtualizado&quot;)      ;&quot;&quot;      ; IF(EXACT([.I9];&quot;Virtualización lógica&quot;)           ;[.H9]           ; IF(EXACT([.I9];&quot;Virtualización física&quot;)               ;VLOOKUP([.$E9];[$datos.$R$2:.$S$33];2;0)*[.K9]               ;&quot;Error&quot;)          )     )" office:value-type="float" office:value="1">
            <text:p>1</text:p>
          </table:table-cell>
          <table:table-cell table:style-name="ce34" office:value-type="string">
            <text:p>10.240.204.34</text:p>
          </table:table-cell>
          <table:table-cell table:style-name="ce14" table:content-validation-name="val7" office:value-type="string">
            <text:p>Red Hat Enterprise Linux ES release 4</text:p>
          </table:table-cell>
          <table:table-cell table:style-name="ce14" office:value-type="string">
            <text:p>Standalone</text:p>
          </table:table-cell>
          <table:table-cell table:style-name="ce10" office:value-type="string">
            <text:p>--</text:p>
          </table:table-cell>
          <table:table-cell table:style-name="ce2" table:number-columns-repeated="10"/>
          <table:table-cell table:style-name="ce39" table:number-columns-repeated="979"/>
          <table:table-cell table:style-name="ce2" table:number-columns-repeated="19"/>
        </table:table-row>
        <table:table-row table:style-name="ro2">
          <table:table-cell table:style-name="ce2"/>
          <table:table-cell table:style-name="ce7" office:value-type="string">
            <text:p>SRV_EJ05</text:p>
          </table:table-cell>
          <table:table-cell table:style-name="ce10" office:value-type="string">
            <text:p>Servidor_4</text:p>
          </table:table-cell>
          <table:table-cell table:style-name="ce10" office:value-type="string">
            <text:p>SPARC T4-1 Server</text:p>
          </table:table-cell>
          <table:table-cell table:style-name="ce12" table:content-validation-name="val1" office:value-type="string">
            <text:p>SPARC T4 processor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">
            <text:p>2</text:p>
          </table:table-cell>
          <table:table-cell table:style-name="ce17" table:formula="of:=VLOOKUP([.$E10];[$datos.$R$2:.$S$33];2;0)*[.F10]*[.G10]" office:value-type="float" office:value="16">
            <text:p>16</text:p>
          </table:table-cell>
          <table:table-cell table:style-name="ce20" table:content-validation-name="val2" office:value-type="string">
            <text:p>No virtualizado</text:p>
          </table:table-cell>
          <table:table-cell table:style-name="ce10"/>
          <table:table-cell table:style-name="ce10"/>
          <table:table-cell table:style-name="ce29"/>
          <table:table-cell table:style-name="ce35" office:value-type="string">
            <text:p>10.240.230.25</text:p>
          </table:table-cell>
          <table:table-cell table:style-name="ce14" table:content-validation-name="val7" office:value-type="string">
            <text:p>Red Hat Enterprise Linux ES release 4</text:p>
          </table:table-cell>
          <table:table-cell table:style-name="ce14" office:value-type="string">
            <text:p>Standalone</text:p>
          </table:table-cell>
          <table:table-cell table:style-name="ce10" office:value-type="string">
            <text:p>--</text:p>
          </table:table-cell>
          <table:table-cell table:style-name="ce2" table:number-columns-repeated="10"/>
          <table:table-cell table:style-name="ce39" table:number-columns-repeated="979"/>
          <table:table-cell table:style-name="ce2" table:number-columns-repeated="19"/>
        </table:table-row>
        <table:table-row table:style-name="ro2">
          <table:table-cell table:style-name="ce2"/>
          <table:table-cell table:style-name="ce7" office:value-type="string">
            <text:p>SRV_EJ06</text:p>
          </table:table-cell>
          <table:table-cell table:style-name="ce10" office:value-type="string">
            <text:p>Servidor_5</text:p>
          </table:table-cell>
          <table:table-cell table:style-name="ce10" office:value-type="string">
            <text:p>SPARC T4-1 Server</text:p>
          </table:table-cell>
          <table:table-cell table:style-name="ce12" table:content-validation-name="val1" office:value-type="string">
            <text:p>SPARC T4 processor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">
            <text:p>2</text:p>
          </table:table-cell>
          <table:table-cell table:style-name="ce17" table:formula="of:=VLOOKUP([.$E11];[$datos.$R$2:.$S$33];2;0)*[.F11]*[.G11]" office:value-type="float" office:value="16">
            <text:p>16</text:p>
          </table:table-cell>
          <table:table-cell table:style-name="ce20" table:content-validation-name="val2" office:value-type="string">
            <text:p>No virtualizado</text:p>
          </table:table-cell>
          <table:table-cell table:style-name="ce10"/>
          <table:table-cell table:style-name="ce10"/>
          <table:table-cell table:style-name="ce29"/>
          <table:table-cell table:style-name="ce34" office:value-type="string">
            <text:p>10.240.230.26</text:p>
          </table:table-cell>
          <table:table-cell table:style-name="ce14" table:content-validation-name="val7" office:value-type="string">
            <text:p>Red Hat Enterprise Linux ES release 4</text:p>
          </table:table-cell>
          <table:table-cell table:style-name="ce14" office:value-type="string">
            <text:p>Standalone</text:p>
          </table:table-cell>
          <table:table-cell table:style-name="ce10" office:value-type="string">
            <text:p>--</text:p>
          </table:table-cell>
          <table:table-cell table:style-name="ce2" table:number-columns-repeated="10"/>
          <table:table-cell table:style-name="ce39" table:number-columns-repeated="979"/>
          <table:table-cell table:style-name="ce2" table:number-columns-repeated="19"/>
        </table:table-row>
        <table:table-row table:style-name="ro7">
          <table:table-cell table:style-name="ce2"/>
          <table:table-cell table:style-name="ce7" office:value-type="string">
            <text:p>SRV_EJ07</text:p>
          </table:table-cell>
          <table:table-cell table:style-name="ce10" office:value-type="string">
            <text:p>Servidor_6</text:p>
          </table:table-cell>
          <table:table-cell table:style-name="ce10" office:value-type="string">
            <text:p>Sun Server X4-8</text:p>
          </table:table-cell>
          <table:table-cell table:style-name="ce12" table:content-validation-name="val1" office:value-type="string">
            <text:p>Intel Xeon Series 56XX, Series 65XX, Series 75XX, Series E7-28XX, Series E7-48XX, Series E7-88XX or earlier Multicore chips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">
            <text:p>2</text:p>
          </table:table-cell>
          <table:table-cell table:style-name="ce17" table:formula="of:=VLOOKUP([.$E12];[$datos.$R$2:.$S$33];2;0)*[.F12]*[.G12]" office:value-type="float" office:value="8">
            <text:p>8</text:p>
          </table:table-cell>
          <table:table-cell table:style-name="ce20" table:content-validation-name="val2" office:value-type="string">
            <text:p>Virtualización lógica</text:p>
          </table:table-cell>
          <table:table-cell table:style-name="ce23" table:content-validation-name="val3" office:value-type="string">
            <text:p>Servidor_VL_6</text:p>
          </table:table-cell>
          <table:table-cell table:style-name="ce14" office:value-type="float" office:value="2">
            <text:p>2</text:p>
          </table:table-cell>
          <table:table-cell table:style-name="ce30" table:formula="of:=IF(EXACT([.I12];&quot;No virtualizado&quot;)      ;&quot;&quot;      ; IF(EXACT([.I12];&quot;Virtualización lógica&quot;)           ;[.H12]           ; IF(EXACT([.I12];&quot;Virtualización física&quot;)               ;VLOOKUP([.$E12];[$datos.$R$2:.$S$33];2;0)*[.K12]               ;&quot;Error&quot;)          )     )" office:value-type="float" office:value="8">
            <text:p>8</text:p>
          </table:table-cell>
          <table:table-cell table:style-name="ce34" office:value-type="string">
            <text:p>10.240.202.137</text:p>
          </table:table-cell>
          <table:table-cell table:style-name="ce14" table:content-validation-name="val7" office:value-type="string">
            <text:p>Red Hat Enterprise Linux ES release 4</text:p>
          </table:table-cell>
          <table:table-cell table:style-name="ce14" office:value-type="string">
            <text:p>Standalone</text:p>
          </table:table-cell>
          <table:table-cell table:style-name="ce10" office:value-type="string">
            <text:p>--</text:p>
          </table:table-cell>
          <table:table-cell table:style-name="ce2" table:number-columns-repeated="10"/>
          <table:table-cell table:style-name="ce39" table:number-columns-repeated="979"/>
          <table:table-cell table:style-name="ce2" table:number-columns-repeated="19"/>
        </table:table-row>
        <table:table-row table:style-name="ro8">
          <table:table-cell table:style-name="ce2"/>
          <table:table-cell table:style-name="ce7" office:value-type="string">
            <text:p>SRV_EJ08</text:p>
          </table:table-cell>
          <table:table-cell table:style-name="ce10" office:value-type="string">
            <text:p>Servidor_7</text:p>
          </table:table-cell>
          <table:table-cell table:style-name="ce10" office:value-type="string">
            <text:p>SPARC T4-1 Server</text:p>
          </table:table-cell>
          <table:table-cell table:style-name="ce12" table:content-validation-name="val1" office:value-type="string">
            <text:p>SPARC T4 processor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">
            <text:p>2</text:p>
          </table:table-cell>
          <table:table-cell table:style-name="ce17" table:formula="of:=VLOOKUP([.$E13];[$datos.$R$2:.$S$33];2;0)*[.F13]*[.G13]" office:value-type="float" office:value="16">
            <text:p>16</text:p>
          </table:table-cell>
          <table:table-cell table:style-name="ce20" table:content-validation-name="val2" office:value-type="string">
            <text:p>No virtualizado</text:p>
          </table:table-cell>
          <table:table-cell table:style-name="ce10"/>
          <table:table-cell table:style-name="ce10"/>
          <table:table-cell table:style-name="ce29" table:formula="of:=IF(EXACT([.I13];&quot;No virtualizado&quot;)      ;&quot;&quot;      ; IF(EXACT([.I13];&quot;Virtualización lógica&quot;)           ;[.H13]           ; IF(EXACT([.I13];&quot;Virtualización física&quot;)               ;VLOOKUP([.$E13];[$datos.$R$2:.$S$33];2;0)*[.K13]               ;&quot;Error&quot;)          )     )">
            <text:p/>
          </table:table-cell>
          <table:table-cell table:style-name="ce35" office:value-type="string">
            <text:p>10.240.230.31</text:p>
          </table:table-cell>
          <table:table-cell table:style-name="ce14" table:content-validation-name="val7" office:value-type="string">
            <text:p>Oracle Solaris on SPARC (64-bit)(10)</text:p>
          </table:table-cell>
          <table:table-cell table:style-name="ce14" office:value-type="string">
            <text:p>Cluster</text:p>
          </table:table-cell>
          <table:table-cell table:style-name="ce14" office:value-type="string">
            <text:p>Cluster02</text:p>
          </table:table-cell>
          <table:table-cell table:style-name="ce2" table:number-columns-repeated="10"/>
          <table:table-cell table:style-name="ce39" table:number-columns-repeated="979"/>
          <table:table-cell table:style-name="ce2" table:number-columns-repeated="19"/>
        </table:table-row>
        <table:table-row table:style-name="ro8">
          <table:table-cell table:style-name="ce2"/>
          <table:table-cell table:style-name="ce7" office:value-type="string">
            <text:p>SRV_EJ09</text:p>
          </table:table-cell>
          <table:table-cell table:style-name="ce10" office:value-type="string">
            <text:p>Servidor_8</text:p>
          </table:table-cell>
          <table:table-cell table:style-name="ce10" office:value-type="string">
            <text:p>SPARC T4-1 Server</text:p>
          </table:table-cell>
          <table:table-cell table:style-name="ce12" table:content-validation-name="val1" office:value-type="string">
            <text:p>SPARC T4 processor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">
            <text:p>2</text:p>
          </table:table-cell>
          <table:table-cell table:style-name="ce17" table:formula="of:=VLOOKUP([.$E14];[$datos.$R$2:.$S$33];2;0)*[.F14]*[.G14]" office:value-type="float" office:value="16">
            <text:p>16</text:p>
          </table:table-cell>
          <table:table-cell table:style-name="ce20" table:content-validation-name="val2" office:value-type="string">
            <text:p>No virtualizado</text:p>
          </table:table-cell>
          <table:table-cell table:style-name="ce10"/>
          <table:table-cell table:style-name="ce10"/>
          <table:table-cell table:style-name="ce29" table:formula="of:=IF(EXACT([.I14];&quot;No virtualizado&quot;)      ;&quot;&quot;      ; IF(EXACT([.I14];&quot;Virtualización lógica&quot;)           ;[.H14]           ; IF(EXACT([.I14];&quot;Virtualización física&quot;)               ;VLOOKUP([.$E14];[$datos.$R$2:.$S$33];2;0)*[.K14]               ;&quot;Error&quot;)          )     )">
            <text:p/>
          </table:table-cell>
          <table:table-cell table:style-name="ce35" office:value-type="string">
            <text:p>10.240.230.32</text:p>
          </table:table-cell>
          <table:table-cell table:style-name="ce14" table:content-validation-name="val7" office:value-type="string">
            <text:p>Oracle Solaris on SPARC (64-bit)(10)</text:p>
          </table:table-cell>
          <table:table-cell table:style-name="ce14" office:value-type="string">
            <text:p>Cluster</text:p>
          </table:table-cell>
          <table:table-cell table:style-name="ce14" office:value-type="string">
            <text:p>Cluster02</text:p>
          </table:table-cell>
          <table:table-cell table:style-name="ce2" table:number-columns-repeated="10"/>
          <table:table-cell table:style-name="ce39" table:number-columns-repeated="979"/>
          <table:table-cell table:style-name="ce2" table:number-columns-repeated="19"/>
        </table:table-row>
        <table:table-row table:style-name="ro9">
          <table:table-cell/>
          <table:table-cell table:style-name="ce8" office:value-type="string">
            <text:p>SRV_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5];[$datos.$R$2:.$S$33];2;0)*[.F15]*[.G1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5];&quot;No virtualizado&quot;)      ;&quot;&quot;      ; IF(EXACT([.I15];&quot;Virtualización lógica&quot;)           ;[.H15]           ; IF(EXACT([.I15];&quot;Virtualización física&quot;)               ;VLOOKUP([.$E15];[$datos.$R$2:.$S$33];2;0)*[.K1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6];[$datos.$R$2:.$S$33];2;0)*[.F16]*[.G1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6];&quot;No virtualizado&quot;)      ;&quot;&quot;      ; IF(EXACT([.I16];&quot;Virtualización lógica&quot;)           ;[.H16]           ; IF(EXACT([.I16];&quot;Virtualización física&quot;)               ;VLOOKUP([.$E16];[$datos.$R$2:.$S$33];2;0)*[.K1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7];[$datos.$R$2:.$S$33];2;0)*[.F17]*[.G1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7];&quot;No virtualizado&quot;)      ;&quot;&quot;      ; IF(EXACT([.I17];&quot;Virtualización lógica&quot;)           ;[.H17]           ; IF(EXACT([.I17];&quot;Virtualización física&quot;)               ;VLOOKUP([.$E17];[$datos.$R$2:.$S$33];2;0)*[.K1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8];[$datos.$R$2:.$S$33];2;0)*[.F18]*[.G1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8];&quot;No virtualizado&quot;)      ;&quot;&quot;      ; IF(EXACT([.I18];&quot;Virtualización lógica&quot;)           ;[.H18]           ; IF(EXACT([.I18];&quot;Virtualización física&quot;)               ;VLOOKUP([.$E18];[$datos.$R$2:.$S$33];2;0)*[.K1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9];[$datos.$R$2:.$S$33];2;0)*[.F19]*[.G1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9];&quot;No virtualizado&quot;)      ;&quot;&quot;      ; IF(EXACT([.I19];&quot;Virtualización lógica&quot;)           ;[.H19]           ; IF(EXACT([.I19];&quot;Virtualización física&quot;)               ;VLOOKUP([.$E19];[$datos.$R$2:.$S$33];2;0)*[.K1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0];[$datos.$R$2:.$S$33];2;0)*[.F20]*[.G2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0];&quot;No virtualizado&quot;)      ;&quot;&quot;      ; IF(EXACT([.I20];&quot;Virtualización lógica&quot;)           ;[.H20]           ; IF(EXACT([.I20];&quot;Virtualización física&quot;)               ;VLOOKUP([.$E20];[$datos.$R$2:.$S$33];2;0)*[.K2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1];[$datos.$R$2:.$S$33];2;0)*[.F21]*[.G2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1];&quot;No virtualizado&quot;)      ;&quot;&quot;      ; IF(EXACT([.I21];&quot;Virtualización lógica&quot;)           ;[.H21]           ; IF(EXACT([.I21];&quot;Virtualización física&quot;)               ;VLOOKUP([.$E21];[$datos.$R$2:.$S$33];2;0)*[.K2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2];[$datos.$R$2:.$S$33];2;0)*[.F22]*[.G2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2];&quot;No virtualizado&quot;)      ;&quot;&quot;      ; IF(EXACT([.I22];&quot;Virtualización lógica&quot;)           ;[.H22]           ; IF(EXACT([.I22];&quot;Virtualización física&quot;)               ;VLOOKUP([.$E22];[$datos.$R$2:.$S$33];2;0)*[.K2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3];[$datos.$R$2:.$S$33];2;0)*[.F23]*[.G2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3];&quot;No virtualizado&quot;)      ;&quot;&quot;      ; IF(EXACT([.I23];&quot;Virtualización lógica&quot;)           ;[.H23]           ; IF(EXACT([.I23];&quot;Virtualización física&quot;)               ;VLOOKUP([.$E23];[$datos.$R$2:.$S$33];2;0)*[.K2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4];[$datos.$R$2:.$S$33];2;0)*[.F24]*[.G2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4];&quot;No virtualizado&quot;)      ;&quot;&quot;      ; IF(EXACT([.I24];&quot;Virtualización lógica&quot;)           ;[.H24]           ; IF(EXACT([.I24];&quot;Virtualización física&quot;)               ;VLOOKUP([.$E24];[$datos.$R$2:.$S$33];2;0)*[.K2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5];[$datos.$R$2:.$S$33];2;0)*[.F25]*[.G2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5];&quot;No virtualizado&quot;)      ;&quot;&quot;      ; IF(EXACT([.I25];&quot;Virtualización lógica&quot;)           ;[.H25]           ; IF(EXACT([.I25];&quot;Virtualización física&quot;)               ;VLOOKUP([.$E25];[$datos.$R$2:.$S$33];2;0)*[.K2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6];[$datos.$R$2:.$S$33];2;0)*[.F26]*[.G2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6];&quot;No virtualizado&quot;)      ;&quot;&quot;      ; IF(EXACT([.I26];&quot;Virtualización lógica&quot;)           ;[.H26]           ; IF(EXACT([.I26];&quot;Virtualización física&quot;)               ;VLOOKUP([.$E26];[$datos.$R$2:.$S$33];2;0)*[.K2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7];[$datos.$R$2:.$S$33];2;0)*[.F27]*[.G2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7];&quot;No virtualizado&quot;)      ;&quot;&quot;      ; IF(EXACT([.I27];&quot;Virtualización lógica&quot;)           ;[.H27]           ; IF(EXACT([.I27];&quot;Virtualización física&quot;)               ;VLOOKUP([.$E27];[$datos.$R$2:.$S$33];2;0)*[.K2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8];[$datos.$R$2:.$S$33];2;0)*[.F28]*[.G2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8];&quot;No virtualizado&quot;)      ;&quot;&quot;      ; IF(EXACT([.I28];&quot;Virtualización lógica&quot;)           ;[.H28]           ; IF(EXACT([.I28];&quot;Virtualización física&quot;)               ;VLOOKUP([.$E28];[$datos.$R$2:.$S$33];2;0)*[.K2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9];[$datos.$R$2:.$S$33];2;0)*[.F29]*[.G2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9];&quot;No virtualizado&quot;)      ;&quot;&quot;      ; IF(EXACT([.I29];&quot;Virtualización lógica&quot;)           ;[.H29]           ; IF(EXACT([.I29];&quot;Virtualización física&quot;)               ;VLOOKUP([.$E29];[$datos.$R$2:.$S$33];2;0)*[.K2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0];[$datos.$R$2:.$S$33];2;0)*[.F30]*[.G3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0];&quot;No virtualizado&quot;)      ;&quot;&quot;      ; IF(EXACT([.I30];&quot;Virtualización lógica&quot;)           ;[.H30]           ; IF(EXACT([.I30];&quot;Virtualización física&quot;)               ;VLOOKUP([.$E30];[$datos.$R$2:.$S$33];2;0)*[.K3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1];[$datos.$R$2:.$S$33];2;0)*[.F31]*[.G3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1];&quot;No virtualizado&quot;)      ;&quot;&quot;      ; IF(EXACT([.I31];&quot;Virtualización lógica&quot;)           ;[.H31]           ; IF(EXACT([.I31];&quot;Virtualización física&quot;)               ;VLOOKUP([.$E31];[$datos.$R$2:.$S$33];2;0)*[.K3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2];[$datos.$R$2:.$S$33];2;0)*[.F32]*[.G3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2];&quot;No virtualizado&quot;)      ;&quot;&quot;      ; IF(EXACT([.I32];&quot;Virtualización lógica&quot;)           ;[.H32]           ; IF(EXACT([.I32];&quot;Virtualización física&quot;)               ;VLOOKUP([.$E32];[$datos.$R$2:.$S$33];2;0)*[.K3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3];[$datos.$R$2:.$S$33];2;0)*[.F33]*[.G3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3];&quot;No virtualizado&quot;)      ;&quot;&quot;      ; IF(EXACT([.I33];&quot;Virtualización lógica&quot;)           ;[.H33]           ; IF(EXACT([.I33];&quot;Virtualización física&quot;)               ;VLOOKUP([.$E33];[$datos.$R$2:.$S$33];2;0)*[.K3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4];[$datos.$R$2:.$S$33];2;0)*[.F34]*[.G3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4];&quot;No virtualizado&quot;)      ;&quot;&quot;      ; IF(EXACT([.I34];&quot;Virtualización lógica&quot;)           ;[.H34]           ; IF(EXACT([.I34];&quot;Virtualización física&quot;)               ;VLOOKUP([.$E34];[$datos.$R$2:.$S$33];2;0)*[.K3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5];[$datos.$R$2:.$S$33];2;0)*[.F35]*[.G3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5];&quot;No virtualizado&quot;)      ;&quot;&quot;      ; IF(EXACT([.I35];&quot;Virtualización lógica&quot;)           ;[.H35]           ; IF(EXACT([.I35];&quot;Virtualización física&quot;)               ;VLOOKUP([.$E35];[$datos.$R$2:.$S$33];2;0)*[.K3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6];[$datos.$R$2:.$S$33];2;0)*[.F36]*[.G3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6];&quot;No virtualizado&quot;)      ;&quot;&quot;      ; IF(EXACT([.I36];&quot;Virtualización lógica&quot;)           ;[.H36]           ; IF(EXACT([.I36];&quot;Virtualización física&quot;)               ;VLOOKUP([.$E36];[$datos.$R$2:.$S$33];2;0)*[.K3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7];[$datos.$R$2:.$S$33];2;0)*[.F37]*[.G3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7];&quot;No virtualizado&quot;)      ;&quot;&quot;      ; IF(EXACT([.I37];&quot;Virtualización lógica&quot;)           ;[.H37]           ; IF(EXACT([.I37];&quot;Virtualización física&quot;)               ;VLOOKUP([.$E37];[$datos.$R$2:.$S$33];2;0)*[.K3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8];[$datos.$R$2:.$S$33];2;0)*[.F38]*[.G3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8];&quot;No virtualizado&quot;)      ;&quot;&quot;      ; IF(EXACT([.I38];&quot;Virtualización lógica&quot;)           ;[.H38]           ; IF(EXACT([.I38];&quot;Virtualización física&quot;)               ;VLOOKUP([.$E38];[$datos.$R$2:.$S$33];2;0)*[.K3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9];[$datos.$R$2:.$S$33];2;0)*[.F39]*[.G3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9];&quot;No virtualizado&quot;)      ;&quot;&quot;      ; IF(EXACT([.I39];&quot;Virtualización lógica&quot;)           ;[.H39]           ; IF(EXACT([.I39];&quot;Virtualización física&quot;)               ;VLOOKUP([.$E39];[$datos.$R$2:.$S$33];2;0)*[.K3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0];[$datos.$R$2:.$S$33];2;0)*[.F40]*[.G4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0];&quot;No virtualizado&quot;)      ;&quot;&quot;      ; IF(EXACT([.I40];&quot;Virtualización lógica&quot;)           ;[.H40]           ; IF(EXACT([.I40];&quot;Virtualización física&quot;)               ;VLOOKUP([.$E40];[$datos.$R$2:.$S$33];2;0)*[.K4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1];[$datos.$R$2:.$S$33];2;0)*[.F41]*[.G4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1];&quot;No virtualizado&quot;)      ;&quot;&quot;      ; IF(EXACT([.I41];&quot;Virtualización lógica&quot;)           ;[.H41]           ; IF(EXACT([.I41];&quot;Virtualización física&quot;)               ;VLOOKUP([.$E41];[$datos.$R$2:.$S$33];2;0)*[.K4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2];[$datos.$R$2:.$S$33];2;0)*[.F42]*[.G4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2];&quot;No virtualizado&quot;)      ;&quot;&quot;      ; IF(EXACT([.I42];&quot;Virtualización lógica&quot;)           ;[.H42]           ; IF(EXACT([.I42];&quot;Virtualización física&quot;)               ;VLOOKUP([.$E42];[$datos.$R$2:.$S$33];2;0)*[.K4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3];[$datos.$R$2:.$S$33];2;0)*[.F43]*[.G4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3];&quot;No virtualizado&quot;)      ;&quot;&quot;      ; IF(EXACT([.I43];&quot;Virtualización lógica&quot;)           ;[.H43]           ; IF(EXACT([.I43];&quot;Virtualización física&quot;)               ;VLOOKUP([.$E43];[$datos.$R$2:.$S$33];2;0)*[.K4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4];[$datos.$R$2:.$S$33];2;0)*[.F44]*[.G4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4];&quot;No virtualizado&quot;)      ;&quot;&quot;      ; IF(EXACT([.I44];&quot;Virtualización lógica&quot;)           ;[.H44]           ; IF(EXACT([.I44];&quot;Virtualización física&quot;)               ;VLOOKUP([.$E44];[$datos.$R$2:.$S$33];2;0)*[.K4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5];[$datos.$R$2:.$S$33];2;0)*[.F45]*[.G4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5];&quot;No virtualizado&quot;)      ;&quot;&quot;      ; IF(EXACT([.I45];&quot;Virtualización lógica&quot;)           ;[.H45]           ; IF(EXACT([.I45];&quot;Virtualización física&quot;)               ;VLOOKUP([.$E45];[$datos.$R$2:.$S$33];2;0)*[.K4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6];[$datos.$R$2:.$S$33];2;0)*[.F46]*[.G4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6];&quot;No virtualizado&quot;)      ;&quot;&quot;      ; IF(EXACT([.I46];&quot;Virtualización lógica&quot;)           ;[.H46]           ; IF(EXACT([.I46];&quot;Virtualización física&quot;)               ;VLOOKUP([.$E46];[$datos.$R$2:.$S$33];2;0)*[.K4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7];[$datos.$R$2:.$S$33];2;0)*[.F47]*[.G4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7];&quot;No virtualizado&quot;)      ;&quot;&quot;      ; IF(EXACT([.I47];&quot;Virtualización lógica&quot;)           ;[.H47]           ; IF(EXACT([.I47];&quot;Virtualización física&quot;)               ;VLOOKUP([.$E47];[$datos.$R$2:.$S$33];2;0)*[.K4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8];[$datos.$R$2:.$S$33];2;0)*[.F48]*[.G4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8];&quot;No virtualizado&quot;)      ;&quot;&quot;      ; IF(EXACT([.I48];&quot;Virtualización lógica&quot;)           ;[.H48]           ; IF(EXACT([.I48];&quot;Virtualización física&quot;)               ;VLOOKUP([.$E48];[$datos.$R$2:.$S$33];2;0)*[.K4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9];[$datos.$R$2:.$S$33];2;0)*[.F49]*[.G4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9];&quot;No virtualizado&quot;)      ;&quot;&quot;      ; IF(EXACT([.I49];&quot;Virtualización lógica&quot;)           ;[.H49]           ; IF(EXACT([.I49];&quot;Virtualización física&quot;)               ;VLOOKUP([.$E49];[$datos.$R$2:.$S$33];2;0)*[.K4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50];[$datos.$R$2:.$S$33];2;0)*[.F50]*[.G5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50];&quot;No virtualizado&quot;)      ;&quot;&quot;      ; IF(EXACT([.I50];&quot;Virtualización lógica&quot;)           ;[.H50]           ; IF(EXACT([.I50];&quot;Virtualización física&quot;)               ;VLOOKUP([.$E50];[$datos.$R$2:.$S$33];2;0)*[.K5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51];[$datos.$R$2:.$S$33];2;0)*[.F51]*[.G5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51];&quot;No virtualizado&quot;)      ;&quot;&quot;      ; IF(EXACT([.I51];&quot;Virtualización lógica&quot;)           ;[.H51]           ; IF(EXACT([.I51];&quot;Virtualización física&quot;)               ;VLOOKUP([.$E51];[$datos.$R$2:.$S$33];2;0)*[.K5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52];[$datos.$R$2:.$S$33];2;0)*[.F52]*[.G5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52];&quot;No virtualizado&quot;)      ;&quot;&quot;      ; IF(EXACT([.I52];&quot;Virtualización lógica&quot;)           ;[.H52]           ; IF(EXACT([.I52];&quot;Virtualización física&quot;)               ;VLOOKUP([.$E52];[$datos.$R$2:.$S$33];2;0)*[.K5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53];[$datos.$R$2:.$S$33];2;0)*[.F53]*[.G5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53];&quot;No virtualizado&quot;)      ;&quot;&quot;      ; IF(EXACT([.I53];&quot;Virtualización lógica&quot;)           ;[.H53]           ; IF(EXACT([.I53];&quot;Virtualización física&quot;)               ;VLOOKUP([.$E53];[$datos.$R$2:.$S$33];2;0)*[.K5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4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54];[$datos.$R$2:.$S$33];2;0)*[.F54]*[.G5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54];&quot;No virtualizado&quot;)      ;&quot;&quot;      ; IF(EXACT([.I54];&quot;Virtualización lógica&quot;)           ;[.H54]           ; IF(EXACT([.I54];&quot;Virtualización física&quot;)               ;VLOOKUP([.$E54];[$datos.$R$2:.$S$33];2;0)*[.K5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4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55];[$datos.$R$2:.$S$33];2;0)*[.F55]*[.G5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55];&quot;No virtualizado&quot;)      ;&quot;&quot;      ; IF(EXACT([.I55];&quot;Virtualización lógica&quot;)           ;[.H55]           ; IF(EXACT([.I55];&quot;Virtualización física&quot;)               ;VLOOKUP([.$E55];[$datos.$R$2:.$S$33];2;0)*[.K5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4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56];[$datos.$R$2:.$S$33];2;0)*[.F56]*[.G5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56];&quot;No virtualizado&quot;)      ;&quot;&quot;      ; IF(EXACT([.I56];&quot;Virtualización lógica&quot;)           ;[.H56]           ; IF(EXACT([.I56];&quot;Virtualización física&quot;)               ;VLOOKUP([.$E56];[$datos.$R$2:.$S$33];2;0)*[.K5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4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57];[$datos.$R$2:.$S$33];2;0)*[.F57]*[.G5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57];&quot;No virtualizado&quot;)      ;&quot;&quot;      ; IF(EXACT([.I57];&quot;Virtualización lógica&quot;)           ;[.H57]           ; IF(EXACT([.I57];&quot;Virtualización física&quot;)               ;VLOOKUP([.$E57];[$datos.$R$2:.$S$33];2;0)*[.K5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4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58];[$datos.$R$2:.$S$33];2;0)*[.F58]*[.G5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58];&quot;No virtualizado&quot;)      ;&quot;&quot;      ; IF(EXACT([.I58];&quot;Virtualización lógica&quot;)           ;[.H58]           ; IF(EXACT([.I58];&quot;Virtualización física&quot;)               ;VLOOKUP([.$E58];[$datos.$R$2:.$S$33];2;0)*[.K5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4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59];[$datos.$R$2:.$S$33];2;0)*[.F59]*[.G5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59];&quot;No virtualizado&quot;)      ;&quot;&quot;      ; IF(EXACT([.I59];&quot;Virtualización lógica&quot;)           ;[.H59]           ; IF(EXACT([.I59];&quot;Virtualización física&quot;)               ;VLOOKUP([.$E59];[$datos.$R$2:.$S$33];2;0)*[.K5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4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60];[$datos.$R$2:.$S$33];2;0)*[.F60]*[.G6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60];&quot;No virtualizado&quot;)      ;&quot;&quot;      ; IF(EXACT([.I60];&quot;Virtualización lógica&quot;)           ;[.H60]           ; IF(EXACT([.I60];&quot;Virtualización física&quot;)               ;VLOOKUP([.$E60];[$datos.$R$2:.$S$33];2;0)*[.K6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4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61];[$datos.$R$2:.$S$33];2;0)*[.F61]*[.G6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61];&quot;No virtualizado&quot;)      ;&quot;&quot;      ; IF(EXACT([.I61];&quot;Virtualización lógica&quot;)           ;[.H61]           ; IF(EXACT([.I61];&quot;Virtualización física&quot;)               ;VLOOKUP([.$E61];[$datos.$R$2:.$S$33];2;0)*[.K6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4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62];[$datos.$R$2:.$S$33];2;0)*[.F62]*[.G6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62];&quot;No virtualizado&quot;)      ;&quot;&quot;      ; IF(EXACT([.I62];&quot;Virtualización lógica&quot;)           ;[.H62]           ; IF(EXACT([.I62];&quot;Virtualización física&quot;)               ;VLOOKUP([.$E62];[$datos.$R$2:.$S$33];2;0)*[.K6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4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63];[$datos.$R$2:.$S$33];2;0)*[.F63]*[.G6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63];&quot;No virtualizado&quot;)      ;&quot;&quot;      ; IF(EXACT([.I63];&quot;Virtualización lógica&quot;)           ;[.H63]           ; IF(EXACT([.I63];&quot;Virtualización física&quot;)               ;VLOOKUP([.$E63];[$datos.$R$2:.$S$33];2;0)*[.K6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5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64];[$datos.$R$2:.$S$33];2;0)*[.F64]*[.G6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64];&quot;No virtualizado&quot;)      ;&quot;&quot;      ; IF(EXACT([.I64];&quot;Virtualización lógica&quot;)           ;[.H64]           ; IF(EXACT([.I64];&quot;Virtualización física&quot;)               ;VLOOKUP([.$E64];[$datos.$R$2:.$S$33];2;0)*[.K6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5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65];[$datos.$R$2:.$S$33];2;0)*[.F65]*[.G6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65];&quot;No virtualizado&quot;)      ;&quot;&quot;      ; IF(EXACT([.I65];&quot;Virtualización lógica&quot;)           ;[.H65]           ; IF(EXACT([.I65];&quot;Virtualización física&quot;)               ;VLOOKUP([.$E65];[$datos.$R$2:.$S$33];2;0)*[.K6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5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66];[$datos.$R$2:.$S$33];2;0)*[.F66]*[.G6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66];&quot;No virtualizado&quot;)      ;&quot;&quot;      ; IF(EXACT([.I66];&quot;Virtualización lógica&quot;)           ;[.H66]           ; IF(EXACT([.I66];&quot;Virtualización física&quot;)               ;VLOOKUP([.$E66];[$datos.$R$2:.$S$33];2;0)*[.K6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5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67];[$datos.$R$2:.$S$33];2;0)*[.F67]*[.G6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67];&quot;No virtualizado&quot;)      ;&quot;&quot;      ; IF(EXACT([.I67];&quot;Virtualización lógica&quot;)           ;[.H67]           ; IF(EXACT([.I67];&quot;Virtualización física&quot;)               ;VLOOKUP([.$E67];[$datos.$R$2:.$S$33];2;0)*[.K6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5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68];[$datos.$R$2:.$S$33];2;0)*[.F68]*[.G6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68];&quot;No virtualizado&quot;)      ;&quot;&quot;      ; IF(EXACT([.I68];&quot;Virtualización lógica&quot;)           ;[.H68]           ; IF(EXACT([.I68];&quot;Virtualización física&quot;)               ;VLOOKUP([.$E68];[$datos.$R$2:.$S$33];2;0)*[.K6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5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69];[$datos.$R$2:.$S$33];2;0)*[.F69]*[.G6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69];&quot;No virtualizado&quot;)      ;&quot;&quot;      ; IF(EXACT([.I69];&quot;Virtualización lógica&quot;)           ;[.H69]           ; IF(EXACT([.I69];&quot;Virtualización física&quot;)               ;VLOOKUP([.$E69];[$datos.$R$2:.$S$33];2;0)*[.K6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5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70];[$datos.$R$2:.$S$33];2;0)*[.F70]*[.G7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70];&quot;No virtualizado&quot;)      ;&quot;&quot;      ; IF(EXACT([.I70];&quot;Virtualización lógica&quot;)           ;[.H70]           ; IF(EXACT([.I70];&quot;Virtualización física&quot;)               ;VLOOKUP([.$E70];[$datos.$R$2:.$S$33];2;0)*[.K7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5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71];[$datos.$R$2:.$S$33];2;0)*[.F71]*[.G7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71];&quot;No virtualizado&quot;)      ;&quot;&quot;      ; IF(EXACT([.I71];&quot;Virtualización lógica&quot;)           ;[.H71]           ; IF(EXACT([.I71];&quot;Virtualización física&quot;)               ;VLOOKUP([.$E71];[$datos.$R$2:.$S$33];2;0)*[.K7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5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72];[$datos.$R$2:.$S$33];2;0)*[.F72]*[.G7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72];&quot;No virtualizado&quot;)      ;&quot;&quot;      ; IF(EXACT([.I72];&quot;Virtualización lógica&quot;)           ;[.H72]           ; IF(EXACT([.I72];&quot;Virtualización física&quot;)               ;VLOOKUP([.$E72];[$datos.$R$2:.$S$33];2;0)*[.K7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5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73];[$datos.$R$2:.$S$33];2;0)*[.F73]*[.G7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73];&quot;No virtualizado&quot;)      ;&quot;&quot;      ; IF(EXACT([.I73];&quot;Virtualización lógica&quot;)           ;[.H73]           ; IF(EXACT([.I73];&quot;Virtualización física&quot;)               ;VLOOKUP([.$E73];[$datos.$R$2:.$S$33];2;0)*[.K7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6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74];[$datos.$R$2:.$S$33];2;0)*[.F74]*[.G7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74];&quot;No virtualizado&quot;)      ;&quot;&quot;      ; IF(EXACT([.I74];&quot;Virtualización lógica&quot;)           ;[.H74]           ; IF(EXACT([.I74];&quot;Virtualización física&quot;)               ;VLOOKUP([.$E74];[$datos.$R$2:.$S$33];2;0)*[.K7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6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75];[$datos.$R$2:.$S$33];2;0)*[.F75]*[.G7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75];&quot;No virtualizado&quot;)      ;&quot;&quot;      ; IF(EXACT([.I75];&quot;Virtualización lógica&quot;)           ;[.H75]           ; IF(EXACT([.I75];&quot;Virtualización física&quot;)               ;VLOOKUP([.$E75];[$datos.$R$2:.$S$33];2;0)*[.K7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6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76];[$datos.$R$2:.$S$33];2;0)*[.F76]*[.G7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76];&quot;No virtualizado&quot;)      ;&quot;&quot;      ; IF(EXACT([.I76];&quot;Virtualización lógica&quot;)           ;[.H76]           ; IF(EXACT([.I76];&quot;Virtualización física&quot;)               ;VLOOKUP([.$E76];[$datos.$R$2:.$S$33];2;0)*[.K7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6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77];[$datos.$R$2:.$S$33];2;0)*[.F77]*[.G7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77];&quot;No virtualizado&quot;)      ;&quot;&quot;      ; IF(EXACT([.I77];&quot;Virtualización lógica&quot;)           ;[.H77]           ; IF(EXACT([.I77];&quot;Virtualización física&quot;)               ;VLOOKUP([.$E77];[$datos.$R$2:.$S$33];2;0)*[.K7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6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78];[$datos.$R$2:.$S$33];2;0)*[.F78]*[.G7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78];&quot;No virtualizado&quot;)      ;&quot;&quot;      ; IF(EXACT([.I78];&quot;Virtualización lógica&quot;)           ;[.H78]           ; IF(EXACT([.I78];&quot;Virtualización física&quot;)               ;VLOOKUP([.$E78];[$datos.$R$2:.$S$33];2;0)*[.K7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6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79];[$datos.$R$2:.$S$33];2;0)*[.F79]*[.G7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79];&quot;No virtualizado&quot;)      ;&quot;&quot;      ; IF(EXACT([.I79];&quot;Virtualización lógica&quot;)           ;[.H79]           ; IF(EXACT([.I79];&quot;Virtualización física&quot;)               ;VLOOKUP([.$E79];[$datos.$R$2:.$S$33];2;0)*[.K7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6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80];[$datos.$R$2:.$S$33];2;0)*[.F80]*[.G8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80];&quot;No virtualizado&quot;)      ;&quot;&quot;      ; IF(EXACT([.I80];&quot;Virtualización lógica&quot;)           ;[.H80]           ; IF(EXACT([.I80];&quot;Virtualización física&quot;)               ;VLOOKUP([.$E80];[$datos.$R$2:.$S$33];2;0)*[.K8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6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81];[$datos.$R$2:.$S$33];2;0)*[.F81]*[.G8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81];&quot;No virtualizado&quot;)      ;&quot;&quot;      ; IF(EXACT([.I81];&quot;Virtualización lógica&quot;)           ;[.H81]           ; IF(EXACT([.I81];&quot;Virtualización física&quot;)               ;VLOOKUP([.$E81];[$datos.$R$2:.$S$33];2;0)*[.K8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6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82];[$datos.$R$2:.$S$33];2;0)*[.F82]*[.G8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82];&quot;No virtualizado&quot;)      ;&quot;&quot;      ; IF(EXACT([.I82];&quot;Virtualización lógica&quot;)           ;[.H82]           ; IF(EXACT([.I82];&quot;Virtualización física&quot;)               ;VLOOKUP([.$E82];[$datos.$R$2:.$S$33];2;0)*[.K8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6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83];[$datos.$R$2:.$S$33];2;0)*[.F83]*[.G8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83];&quot;No virtualizado&quot;)      ;&quot;&quot;      ; IF(EXACT([.I83];&quot;Virtualización lógica&quot;)           ;[.H83]           ; IF(EXACT([.I83];&quot;Virtualización física&quot;)               ;VLOOKUP([.$E83];[$datos.$R$2:.$S$33];2;0)*[.K8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7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84];[$datos.$R$2:.$S$33];2;0)*[.F84]*[.G8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84];&quot;No virtualizado&quot;)      ;&quot;&quot;      ; IF(EXACT([.I84];&quot;Virtualización lógica&quot;)           ;[.H84]           ; IF(EXACT([.I84];&quot;Virtualización física&quot;)               ;VLOOKUP([.$E84];[$datos.$R$2:.$S$33];2;0)*[.K8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7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85];[$datos.$R$2:.$S$33];2;0)*[.F85]*[.G8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85];&quot;No virtualizado&quot;)      ;&quot;&quot;      ; IF(EXACT([.I85];&quot;Virtualización lógica&quot;)           ;[.H85]           ; IF(EXACT([.I85];&quot;Virtualización física&quot;)               ;VLOOKUP([.$E85];[$datos.$R$2:.$S$33];2;0)*[.K8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7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86];[$datos.$R$2:.$S$33];2;0)*[.F86]*[.G8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86];&quot;No virtualizado&quot;)      ;&quot;&quot;      ; IF(EXACT([.I86];&quot;Virtualización lógica&quot;)           ;[.H86]           ; IF(EXACT([.I86];&quot;Virtualización física&quot;)               ;VLOOKUP([.$E86];[$datos.$R$2:.$S$33];2;0)*[.K8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7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87];[$datos.$R$2:.$S$33];2;0)*[.F87]*[.G8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87];&quot;No virtualizado&quot;)      ;&quot;&quot;      ; IF(EXACT([.I87];&quot;Virtualización lógica&quot;)           ;[.H87]           ; IF(EXACT([.I87];&quot;Virtualización física&quot;)               ;VLOOKUP([.$E87];[$datos.$R$2:.$S$33];2;0)*[.K8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7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88];[$datos.$R$2:.$S$33];2;0)*[.F88]*[.G8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88];&quot;No virtualizado&quot;)      ;&quot;&quot;      ; IF(EXACT([.I88];&quot;Virtualización lógica&quot;)           ;[.H88]           ; IF(EXACT([.I88];&quot;Virtualización física&quot;)               ;VLOOKUP([.$E88];[$datos.$R$2:.$S$33];2;0)*[.K8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7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89];[$datos.$R$2:.$S$33];2;0)*[.F89]*[.G8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89];&quot;No virtualizado&quot;)      ;&quot;&quot;      ; IF(EXACT([.I89];&quot;Virtualización lógica&quot;)           ;[.H89]           ; IF(EXACT([.I89];&quot;Virtualización física&quot;)               ;VLOOKUP([.$E89];[$datos.$R$2:.$S$33];2;0)*[.K8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7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90];[$datos.$R$2:.$S$33];2;0)*[.F90]*[.G9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90];&quot;No virtualizado&quot;)      ;&quot;&quot;      ; IF(EXACT([.I90];&quot;Virtualización lógica&quot;)           ;[.H90]           ; IF(EXACT([.I90];&quot;Virtualización física&quot;)               ;VLOOKUP([.$E90];[$datos.$R$2:.$S$33];2;0)*[.K9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7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91];[$datos.$R$2:.$S$33];2;0)*[.F91]*[.G9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91];&quot;No virtualizado&quot;)      ;&quot;&quot;      ; IF(EXACT([.I91];&quot;Virtualización lógica&quot;)           ;[.H91]           ; IF(EXACT([.I91];&quot;Virtualización física&quot;)               ;VLOOKUP([.$E91];[$datos.$R$2:.$S$33];2;0)*[.K9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7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92];[$datos.$R$2:.$S$33];2;0)*[.F92]*[.G9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92];&quot;No virtualizado&quot;)      ;&quot;&quot;      ; IF(EXACT([.I92];&quot;Virtualización lógica&quot;)           ;[.H92]           ; IF(EXACT([.I92];&quot;Virtualización física&quot;)               ;VLOOKUP([.$E92];[$datos.$R$2:.$S$33];2;0)*[.K9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7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93];[$datos.$R$2:.$S$33];2;0)*[.F93]*[.G9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93];&quot;No virtualizado&quot;)      ;&quot;&quot;      ; IF(EXACT([.I93];&quot;Virtualización lógica&quot;)           ;[.H93]           ; IF(EXACT([.I93];&quot;Virtualización física&quot;)               ;VLOOKUP([.$E93];[$datos.$R$2:.$S$33];2;0)*[.K9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8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94];[$datos.$R$2:.$S$33];2;0)*[.F94]*[.G9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94];&quot;No virtualizado&quot;)      ;&quot;&quot;      ; IF(EXACT([.I94];&quot;Virtualización lógica&quot;)           ;[.H94]           ; IF(EXACT([.I94];&quot;Virtualización física&quot;)               ;VLOOKUP([.$E94];[$datos.$R$2:.$S$33];2;0)*[.K9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8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95];[$datos.$R$2:.$S$33];2;0)*[.F95]*[.G9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95];&quot;No virtualizado&quot;)      ;&quot;&quot;      ; IF(EXACT([.I95];&quot;Virtualización lógica&quot;)           ;[.H95]           ; IF(EXACT([.I95];&quot;Virtualización física&quot;)               ;VLOOKUP([.$E95];[$datos.$R$2:.$S$33];2;0)*[.K9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8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96];[$datos.$R$2:.$S$33];2;0)*[.F96]*[.G9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96];&quot;No virtualizado&quot;)      ;&quot;&quot;      ; IF(EXACT([.I96];&quot;Virtualización lógica&quot;)           ;[.H96]           ; IF(EXACT([.I96];&quot;Virtualización física&quot;)               ;VLOOKUP([.$E96];[$datos.$R$2:.$S$33];2;0)*[.K9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8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97];[$datos.$R$2:.$S$33];2;0)*[.F97]*[.G9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97];&quot;No virtualizado&quot;)      ;&quot;&quot;      ; IF(EXACT([.I97];&quot;Virtualización lógica&quot;)           ;[.H97]           ; IF(EXACT([.I97];&quot;Virtualización física&quot;)               ;VLOOKUP([.$E97];[$datos.$R$2:.$S$33];2;0)*[.K9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8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98];[$datos.$R$2:.$S$33];2;0)*[.F98]*[.G9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98];&quot;No virtualizado&quot;)      ;&quot;&quot;      ; IF(EXACT([.I98];&quot;Virtualización lógica&quot;)           ;[.H98]           ; IF(EXACT([.I98];&quot;Virtualización física&quot;)               ;VLOOKUP([.$E98];[$datos.$R$2:.$S$33];2;0)*[.K9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8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99];[$datos.$R$2:.$S$33];2;0)*[.F99]*[.G9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99];&quot;No virtualizado&quot;)      ;&quot;&quot;      ; IF(EXACT([.I99];&quot;Virtualización lógica&quot;)           ;[.H99]           ; IF(EXACT([.I99];&quot;Virtualización física&quot;)               ;VLOOKUP([.$E99];[$datos.$R$2:.$S$33];2;0)*[.K9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8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00];[$datos.$R$2:.$S$33];2;0)*[.F100]*[.G10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00];&quot;No virtualizado&quot;)      ;&quot;&quot;      ; IF(EXACT([.I100];&quot;Virtualización lógica&quot;)           ;[.H100]           ; IF(EXACT([.I100];&quot;Virtualización física&quot;)               ;VLOOKUP([.$E100];[$datos.$R$2:.$S$33];2;0)*[.K10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8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01];[$datos.$R$2:.$S$33];2;0)*[.F101]*[.G10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01];&quot;No virtualizado&quot;)      ;&quot;&quot;      ; IF(EXACT([.I101];&quot;Virtualización lógica&quot;)           ;[.H101]           ; IF(EXACT([.I101];&quot;Virtualización física&quot;)               ;VLOOKUP([.$E101];[$datos.$R$2:.$S$33];2;0)*[.K10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8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02];[$datos.$R$2:.$S$33];2;0)*[.F102]*[.G10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02];&quot;No virtualizado&quot;)      ;&quot;&quot;      ; IF(EXACT([.I102];&quot;Virtualización lógica&quot;)           ;[.H102]           ; IF(EXACT([.I102];&quot;Virtualización física&quot;)               ;VLOOKUP([.$E102];[$datos.$R$2:.$S$33];2;0)*[.K10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8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03];[$datos.$R$2:.$S$33];2;0)*[.F103]*[.G10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03];&quot;No virtualizado&quot;)      ;&quot;&quot;      ; IF(EXACT([.I103];&quot;Virtualización lógica&quot;)           ;[.H103]           ; IF(EXACT([.I103];&quot;Virtualización física&quot;)               ;VLOOKUP([.$E103];[$datos.$R$2:.$S$33];2;0)*[.K10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9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04];[$datos.$R$2:.$S$33];2;0)*[.F104]*[.G10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04];&quot;No virtualizado&quot;)      ;&quot;&quot;      ; IF(EXACT([.I104];&quot;Virtualización lógica&quot;)           ;[.H104]           ; IF(EXACT([.I104];&quot;Virtualización física&quot;)               ;VLOOKUP([.$E104];[$datos.$R$2:.$S$33];2;0)*[.K10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9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05];[$datos.$R$2:.$S$33];2;0)*[.F105]*[.G10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05];&quot;No virtualizado&quot;)      ;&quot;&quot;      ; IF(EXACT([.I105];&quot;Virtualización lógica&quot;)           ;[.H105]           ; IF(EXACT([.I105];&quot;Virtualización física&quot;)               ;VLOOKUP([.$E105];[$datos.$R$2:.$S$33];2;0)*[.K10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9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06];[$datos.$R$2:.$S$33];2;0)*[.F106]*[.G10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06];&quot;No virtualizado&quot;)      ;&quot;&quot;      ; IF(EXACT([.I106];&quot;Virtualización lógica&quot;)           ;[.H106]           ; IF(EXACT([.I106];&quot;Virtualización física&quot;)               ;VLOOKUP([.$E106];[$datos.$R$2:.$S$33];2;0)*[.K10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9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07];[$datos.$R$2:.$S$33];2;0)*[.F107]*[.G10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07];&quot;No virtualizado&quot;)      ;&quot;&quot;      ; IF(EXACT([.I107];&quot;Virtualización lógica&quot;)           ;[.H107]           ; IF(EXACT([.I107];&quot;Virtualización física&quot;)               ;VLOOKUP([.$E107];[$datos.$R$2:.$S$33];2;0)*[.K10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9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08];[$datos.$R$2:.$S$33];2;0)*[.F108]*[.G10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08];&quot;No virtualizado&quot;)      ;&quot;&quot;      ; IF(EXACT([.I108];&quot;Virtualización lógica&quot;)           ;[.H108]           ; IF(EXACT([.I108];&quot;Virtualización física&quot;)               ;VLOOKUP([.$E108];[$datos.$R$2:.$S$33];2;0)*[.K10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9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09];[$datos.$R$2:.$S$33];2;0)*[.F109]*[.G10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09];&quot;No virtualizado&quot;)      ;&quot;&quot;      ; IF(EXACT([.I109];&quot;Virtualización lógica&quot;)           ;[.H109]           ; IF(EXACT([.I109];&quot;Virtualización física&quot;)               ;VLOOKUP([.$E109];[$datos.$R$2:.$S$33];2;0)*[.K10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9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10];[$datos.$R$2:.$S$33];2;0)*[.F110]*[.G11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10];&quot;No virtualizado&quot;)      ;&quot;&quot;      ; IF(EXACT([.I110];&quot;Virtualización lógica&quot;)           ;[.H110]           ; IF(EXACT([.I110];&quot;Virtualización física&quot;)               ;VLOOKUP([.$E110];[$datos.$R$2:.$S$33];2;0)*[.K11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9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11];[$datos.$R$2:.$S$33];2;0)*[.F111]*[.G11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11];&quot;No virtualizado&quot;)      ;&quot;&quot;      ; IF(EXACT([.I111];&quot;Virtualización lógica&quot;)           ;[.H111]           ; IF(EXACT([.I111];&quot;Virtualización física&quot;)               ;VLOOKUP([.$E111];[$datos.$R$2:.$S$33];2;0)*[.K11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9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12];[$datos.$R$2:.$S$33];2;0)*[.F112]*[.G11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12];&quot;No virtualizado&quot;)      ;&quot;&quot;      ; IF(EXACT([.I112];&quot;Virtualización lógica&quot;)           ;[.H112]           ; IF(EXACT([.I112];&quot;Virtualización física&quot;)               ;VLOOKUP([.$E112];[$datos.$R$2:.$S$33];2;0)*[.K11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9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13];[$datos.$R$2:.$S$33];2;0)*[.F113]*[.G11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13];&quot;No virtualizado&quot;)      ;&quot;&quot;      ; IF(EXACT([.I113];&quot;Virtualización lógica&quot;)           ;[.H113]           ; IF(EXACT([.I113];&quot;Virtualización física&quot;)               ;VLOOKUP([.$E113];[$datos.$R$2:.$S$33];2;0)*[.K11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0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14];[$datos.$R$2:.$S$33];2;0)*[.F114]*[.G11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14];&quot;No virtualizado&quot;)      ;&quot;&quot;      ; IF(EXACT([.I114];&quot;Virtualización lógica&quot;)           ;[.H114]           ; IF(EXACT([.I114];&quot;Virtualización física&quot;)               ;VLOOKUP([.$E114];[$datos.$R$2:.$S$33];2;0)*[.K11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0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15];[$datos.$R$2:.$S$33];2;0)*[.F115]*[.G11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15];&quot;No virtualizado&quot;)      ;&quot;&quot;      ; IF(EXACT([.I115];&quot;Virtualización lógica&quot;)           ;[.H115]           ; IF(EXACT([.I115];&quot;Virtualización física&quot;)               ;VLOOKUP([.$E115];[$datos.$R$2:.$S$33];2;0)*[.K11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0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16];[$datos.$R$2:.$S$33];2;0)*[.F116]*[.G11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16];&quot;No virtualizado&quot;)      ;&quot;&quot;      ; IF(EXACT([.I116];&quot;Virtualización lógica&quot;)           ;[.H116]           ; IF(EXACT([.I116];&quot;Virtualización física&quot;)               ;VLOOKUP([.$E116];[$datos.$R$2:.$S$33];2;0)*[.K11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0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17];[$datos.$R$2:.$S$33];2;0)*[.F117]*[.G11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17];&quot;No virtualizado&quot;)      ;&quot;&quot;      ; IF(EXACT([.I117];&quot;Virtualización lógica&quot;)           ;[.H117]           ; IF(EXACT([.I117];&quot;Virtualización física&quot;)               ;VLOOKUP([.$E117];[$datos.$R$2:.$S$33];2;0)*[.K11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0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18];[$datos.$R$2:.$S$33];2;0)*[.F118]*[.G11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18];&quot;No virtualizado&quot;)      ;&quot;&quot;      ; IF(EXACT([.I118];&quot;Virtualización lógica&quot;)           ;[.H118]           ; IF(EXACT([.I118];&quot;Virtualización física&quot;)               ;VLOOKUP([.$E118];[$datos.$R$2:.$S$33];2;0)*[.K11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0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19];[$datos.$R$2:.$S$33];2;0)*[.F119]*[.G11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19];&quot;No virtualizado&quot;)      ;&quot;&quot;      ; IF(EXACT([.I119];&quot;Virtualización lógica&quot;)           ;[.H119]           ; IF(EXACT([.I119];&quot;Virtualización física&quot;)               ;VLOOKUP([.$E119];[$datos.$R$2:.$S$33];2;0)*[.K11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0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20];[$datos.$R$2:.$S$33];2;0)*[.F120]*[.G12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20];&quot;No virtualizado&quot;)      ;&quot;&quot;      ; IF(EXACT([.I120];&quot;Virtualización lógica&quot;)           ;[.H120]           ; IF(EXACT([.I120];&quot;Virtualización física&quot;)               ;VLOOKUP([.$E120];[$datos.$R$2:.$S$33];2;0)*[.K12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0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21];[$datos.$R$2:.$S$33];2;0)*[.F121]*[.G12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21];&quot;No virtualizado&quot;)      ;&quot;&quot;      ; IF(EXACT([.I121];&quot;Virtualización lógica&quot;)           ;[.H121]           ; IF(EXACT([.I121];&quot;Virtualización física&quot;)               ;VLOOKUP([.$E121];[$datos.$R$2:.$S$33];2;0)*[.K12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0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22];[$datos.$R$2:.$S$33];2;0)*[.F122]*[.G12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22];&quot;No virtualizado&quot;)      ;&quot;&quot;      ; IF(EXACT([.I122];&quot;Virtualización lógica&quot;)           ;[.H122]           ; IF(EXACT([.I122];&quot;Virtualización física&quot;)               ;VLOOKUP([.$E122];[$datos.$R$2:.$S$33];2;0)*[.K12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0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23];[$datos.$R$2:.$S$33];2;0)*[.F123]*[.G12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23];&quot;No virtualizado&quot;)      ;&quot;&quot;      ; IF(EXACT([.I123];&quot;Virtualización lógica&quot;)           ;[.H123]           ; IF(EXACT([.I123];&quot;Virtualización física&quot;)               ;VLOOKUP([.$E123];[$datos.$R$2:.$S$33];2;0)*[.K12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1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24];[$datos.$R$2:.$S$33];2;0)*[.F124]*[.G12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24];&quot;No virtualizado&quot;)      ;&quot;&quot;      ; IF(EXACT([.I124];&quot;Virtualización lógica&quot;)           ;[.H124]           ; IF(EXACT([.I124];&quot;Virtualización física&quot;)               ;VLOOKUP([.$E124];[$datos.$R$2:.$S$33];2;0)*[.K12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1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25];[$datos.$R$2:.$S$33];2;0)*[.F125]*[.G12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25];&quot;No virtualizado&quot;)      ;&quot;&quot;      ; IF(EXACT([.I125];&quot;Virtualización lógica&quot;)           ;[.H125]           ; IF(EXACT([.I125];&quot;Virtualización física&quot;)               ;VLOOKUP([.$E125];[$datos.$R$2:.$S$33];2;0)*[.K12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1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26];[$datos.$R$2:.$S$33];2;0)*[.F126]*[.G12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26];&quot;No virtualizado&quot;)      ;&quot;&quot;      ; IF(EXACT([.I126];&quot;Virtualización lógica&quot;)           ;[.H126]           ; IF(EXACT([.I126];&quot;Virtualización física&quot;)               ;VLOOKUP([.$E126];[$datos.$R$2:.$S$33];2;0)*[.K12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1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27];[$datos.$R$2:.$S$33];2;0)*[.F127]*[.G12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27];&quot;No virtualizado&quot;)      ;&quot;&quot;      ; IF(EXACT([.I127];&quot;Virtualización lógica&quot;)           ;[.H127]           ; IF(EXACT([.I127];&quot;Virtualización física&quot;)               ;VLOOKUP([.$E127];[$datos.$R$2:.$S$33];2;0)*[.K12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1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28];[$datos.$R$2:.$S$33];2;0)*[.F128]*[.G12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28];&quot;No virtualizado&quot;)      ;&quot;&quot;      ; IF(EXACT([.I128];&quot;Virtualización lógica&quot;)           ;[.H128]           ; IF(EXACT([.I128];&quot;Virtualización física&quot;)               ;VLOOKUP([.$E128];[$datos.$R$2:.$S$33];2;0)*[.K12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1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29];[$datos.$R$2:.$S$33];2;0)*[.F129]*[.G12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29];&quot;No virtualizado&quot;)      ;&quot;&quot;      ; IF(EXACT([.I129];&quot;Virtualización lógica&quot;)           ;[.H129]           ; IF(EXACT([.I129];&quot;Virtualización física&quot;)               ;VLOOKUP([.$E129];[$datos.$R$2:.$S$33];2;0)*[.K12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1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30];[$datos.$R$2:.$S$33];2;0)*[.F130]*[.G13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30];&quot;No virtualizado&quot;)      ;&quot;&quot;      ; IF(EXACT([.I130];&quot;Virtualización lógica&quot;)           ;[.H130]           ; IF(EXACT([.I130];&quot;Virtualización física&quot;)               ;VLOOKUP([.$E130];[$datos.$R$2:.$S$33];2;0)*[.K13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1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31];[$datos.$R$2:.$S$33];2;0)*[.F131]*[.G13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31];&quot;No virtualizado&quot;)      ;&quot;&quot;      ; IF(EXACT([.I131];&quot;Virtualización lógica&quot;)           ;[.H131]           ; IF(EXACT([.I131];&quot;Virtualización física&quot;)               ;VLOOKUP([.$E131];[$datos.$R$2:.$S$33];2;0)*[.K13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1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32];[$datos.$R$2:.$S$33];2;0)*[.F132]*[.G13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32];&quot;No virtualizado&quot;)      ;&quot;&quot;      ; IF(EXACT([.I132];&quot;Virtualización lógica&quot;)           ;[.H132]           ; IF(EXACT([.I132];&quot;Virtualización física&quot;)               ;VLOOKUP([.$E132];[$datos.$R$2:.$S$33];2;0)*[.K13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1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33];[$datos.$R$2:.$S$33];2;0)*[.F133]*[.G13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33];&quot;No virtualizado&quot;)      ;&quot;&quot;      ; IF(EXACT([.I133];&quot;Virtualización lógica&quot;)           ;[.H133]           ; IF(EXACT([.I133];&quot;Virtualización física&quot;)               ;VLOOKUP([.$E133];[$datos.$R$2:.$S$33];2;0)*[.K13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2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34];[$datos.$R$2:.$S$33];2;0)*[.F134]*[.G13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34];&quot;No virtualizado&quot;)      ;&quot;&quot;      ; IF(EXACT([.I134];&quot;Virtualización lógica&quot;)           ;[.H134]           ; IF(EXACT([.I134];&quot;Virtualización física&quot;)               ;VLOOKUP([.$E134];[$datos.$R$2:.$S$33];2;0)*[.K13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2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35];[$datos.$R$2:.$S$33];2;0)*[.F135]*[.G13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35];&quot;No virtualizado&quot;)      ;&quot;&quot;      ; IF(EXACT([.I135];&quot;Virtualización lógica&quot;)           ;[.H135]           ; IF(EXACT([.I135];&quot;Virtualización física&quot;)               ;VLOOKUP([.$E135];[$datos.$R$2:.$S$33];2;0)*[.K13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2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36];[$datos.$R$2:.$S$33];2;0)*[.F136]*[.G13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36];&quot;No virtualizado&quot;)      ;&quot;&quot;      ; IF(EXACT([.I136];&quot;Virtualización lógica&quot;)           ;[.H136]           ; IF(EXACT([.I136];&quot;Virtualización física&quot;)               ;VLOOKUP([.$E136];[$datos.$R$2:.$S$33];2;0)*[.K13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2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37];[$datos.$R$2:.$S$33];2;0)*[.F137]*[.G13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37];&quot;No virtualizado&quot;)      ;&quot;&quot;      ; IF(EXACT([.I137];&quot;Virtualización lógica&quot;)           ;[.H137]           ; IF(EXACT([.I137];&quot;Virtualización física&quot;)               ;VLOOKUP([.$E137];[$datos.$R$2:.$S$33];2;0)*[.K13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2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38];[$datos.$R$2:.$S$33];2;0)*[.F138]*[.G13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38];&quot;No virtualizado&quot;)      ;&quot;&quot;      ; IF(EXACT([.I138];&quot;Virtualización lógica&quot;)           ;[.H138]           ; IF(EXACT([.I138];&quot;Virtualización física&quot;)               ;VLOOKUP([.$E138];[$datos.$R$2:.$S$33];2;0)*[.K13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2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39];[$datos.$R$2:.$S$33];2;0)*[.F139]*[.G13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39];&quot;No virtualizado&quot;)      ;&quot;&quot;      ; IF(EXACT([.I139];&quot;Virtualización lógica&quot;)           ;[.H139]           ; IF(EXACT([.I139];&quot;Virtualización física&quot;)               ;VLOOKUP([.$E139];[$datos.$R$2:.$S$33];2;0)*[.K13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2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40];[$datos.$R$2:.$S$33];2;0)*[.F140]*[.G14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40];&quot;No virtualizado&quot;)      ;&quot;&quot;      ; IF(EXACT([.I140];&quot;Virtualización lógica&quot;)           ;[.H140]           ; IF(EXACT([.I140];&quot;Virtualización física&quot;)               ;VLOOKUP([.$E140];[$datos.$R$2:.$S$33];2;0)*[.K14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2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41];[$datos.$R$2:.$S$33];2;0)*[.F141]*[.G14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41];&quot;No virtualizado&quot;)      ;&quot;&quot;      ; IF(EXACT([.I141];&quot;Virtualización lógica&quot;)           ;[.H141]           ; IF(EXACT([.I141];&quot;Virtualización física&quot;)               ;VLOOKUP([.$E141];[$datos.$R$2:.$S$33];2;0)*[.K14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2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42];[$datos.$R$2:.$S$33];2;0)*[.F142]*[.G14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42];&quot;No virtualizado&quot;)      ;&quot;&quot;      ; IF(EXACT([.I142];&quot;Virtualización lógica&quot;)           ;[.H142]           ; IF(EXACT([.I142];&quot;Virtualización física&quot;)               ;VLOOKUP([.$E142];[$datos.$R$2:.$S$33];2;0)*[.K14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2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43];[$datos.$R$2:.$S$33];2;0)*[.F143]*[.G14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43];&quot;No virtualizado&quot;)      ;&quot;&quot;      ; IF(EXACT([.I143];&quot;Virtualización lógica&quot;)           ;[.H143]           ; IF(EXACT([.I143];&quot;Virtualización física&quot;)               ;VLOOKUP([.$E143];[$datos.$R$2:.$S$33];2;0)*[.K14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3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44];[$datos.$R$2:.$S$33];2;0)*[.F144]*[.G14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44];&quot;No virtualizado&quot;)      ;&quot;&quot;      ; IF(EXACT([.I144];&quot;Virtualización lógica&quot;)           ;[.H144]           ; IF(EXACT([.I144];&quot;Virtualización física&quot;)               ;VLOOKUP([.$E144];[$datos.$R$2:.$S$33];2;0)*[.K14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3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45];[$datos.$R$2:.$S$33];2;0)*[.F145]*[.G14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45];&quot;No virtualizado&quot;)      ;&quot;&quot;      ; IF(EXACT([.I145];&quot;Virtualización lógica&quot;)           ;[.H145]           ; IF(EXACT([.I145];&quot;Virtualización física&quot;)               ;VLOOKUP([.$E145];[$datos.$R$2:.$S$33];2;0)*[.K14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3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46];[$datos.$R$2:.$S$33];2;0)*[.F146]*[.G14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46];&quot;No virtualizado&quot;)      ;&quot;&quot;      ; IF(EXACT([.I146];&quot;Virtualización lógica&quot;)           ;[.H146]           ; IF(EXACT([.I146];&quot;Virtualización física&quot;)               ;VLOOKUP([.$E146];[$datos.$R$2:.$S$33];2;0)*[.K14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3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47];[$datos.$R$2:.$S$33];2;0)*[.F147]*[.G14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47];&quot;No virtualizado&quot;)      ;&quot;&quot;      ; IF(EXACT([.I147];&quot;Virtualización lógica&quot;)           ;[.H147]           ; IF(EXACT([.I147];&quot;Virtualización física&quot;)               ;VLOOKUP([.$E147];[$datos.$R$2:.$S$33];2;0)*[.K14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3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48];[$datos.$R$2:.$S$33];2;0)*[.F148]*[.G14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48];&quot;No virtualizado&quot;)      ;&quot;&quot;      ; IF(EXACT([.I148];&quot;Virtualización lógica&quot;)           ;[.H148]           ; IF(EXACT([.I148];&quot;Virtualización física&quot;)               ;VLOOKUP([.$E148];[$datos.$R$2:.$S$33];2;0)*[.K14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3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49];[$datos.$R$2:.$S$33];2;0)*[.F149]*[.G14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49];&quot;No virtualizado&quot;)      ;&quot;&quot;      ; IF(EXACT([.I149];&quot;Virtualización lógica&quot;)           ;[.H149]           ; IF(EXACT([.I149];&quot;Virtualización física&quot;)               ;VLOOKUP([.$E149];[$datos.$R$2:.$S$33];2;0)*[.K14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3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50];[$datos.$R$2:.$S$33];2;0)*[.F150]*[.G15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50];&quot;No virtualizado&quot;)      ;&quot;&quot;      ; IF(EXACT([.I150];&quot;Virtualización lógica&quot;)           ;[.H150]           ; IF(EXACT([.I150];&quot;Virtualización física&quot;)               ;VLOOKUP([.$E150];[$datos.$R$2:.$S$33];2;0)*[.K15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3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51];[$datos.$R$2:.$S$33];2;0)*[.F151]*[.G15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51];&quot;No virtualizado&quot;)      ;&quot;&quot;      ; IF(EXACT([.I151];&quot;Virtualización lógica&quot;)           ;[.H151]           ; IF(EXACT([.I151];&quot;Virtualización física&quot;)               ;VLOOKUP([.$E151];[$datos.$R$2:.$S$33];2;0)*[.K15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3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52];[$datos.$R$2:.$S$33];2;0)*[.F152]*[.G15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52];&quot;No virtualizado&quot;)      ;&quot;&quot;      ; IF(EXACT([.I152];&quot;Virtualización lógica&quot;)           ;[.H152]           ; IF(EXACT([.I152];&quot;Virtualización física&quot;)               ;VLOOKUP([.$E152];[$datos.$R$2:.$S$33];2;0)*[.K15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3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53];[$datos.$R$2:.$S$33];2;0)*[.F153]*[.G15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53];&quot;No virtualizado&quot;)      ;&quot;&quot;      ; IF(EXACT([.I153];&quot;Virtualización lógica&quot;)           ;[.H153]           ; IF(EXACT([.I153];&quot;Virtualización física&quot;)               ;VLOOKUP([.$E153];[$datos.$R$2:.$S$33];2;0)*[.K15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4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54];[$datos.$R$2:.$S$33];2;0)*[.F154]*[.G15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54];&quot;No virtualizado&quot;)      ;&quot;&quot;      ; IF(EXACT([.I154];&quot;Virtualización lógica&quot;)           ;[.H154]           ; IF(EXACT([.I154];&quot;Virtualización física&quot;)               ;VLOOKUP([.$E154];[$datos.$R$2:.$S$33];2;0)*[.K15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4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55];[$datos.$R$2:.$S$33];2;0)*[.F155]*[.G15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55];&quot;No virtualizado&quot;)      ;&quot;&quot;      ; IF(EXACT([.I155];&quot;Virtualización lógica&quot;)           ;[.H155]           ; IF(EXACT([.I155];&quot;Virtualización física&quot;)               ;VLOOKUP([.$E155];[$datos.$R$2:.$S$33];2;0)*[.K15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4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56];[$datos.$R$2:.$S$33];2;0)*[.F156]*[.G15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56];&quot;No virtualizado&quot;)      ;&quot;&quot;      ; IF(EXACT([.I156];&quot;Virtualización lógica&quot;)           ;[.H156]           ; IF(EXACT([.I156];&quot;Virtualización física&quot;)               ;VLOOKUP([.$E156];[$datos.$R$2:.$S$33];2;0)*[.K15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4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57];[$datos.$R$2:.$S$33];2;0)*[.F157]*[.G15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57];&quot;No virtualizado&quot;)      ;&quot;&quot;      ; IF(EXACT([.I157];&quot;Virtualización lógica&quot;)           ;[.H157]           ; IF(EXACT([.I157];&quot;Virtualización física&quot;)               ;VLOOKUP([.$E157];[$datos.$R$2:.$S$33];2;0)*[.K15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4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58];[$datos.$R$2:.$S$33];2;0)*[.F158]*[.G15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58];&quot;No virtualizado&quot;)      ;&quot;&quot;      ; IF(EXACT([.I158];&quot;Virtualización lógica&quot;)           ;[.H158]           ; IF(EXACT([.I158];&quot;Virtualización física&quot;)               ;VLOOKUP([.$E158];[$datos.$R$2:.$S$33];2;0)*[.K15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4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59];[$datos.$R$2:.$S$33];2;0)*[.F159]*[.G15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59];&quot;No virtualizado&quot;)      ;&quot;&quot;      ; IF(EXACT([.I159];&quot;Virtualización lógica&quot;)           ;[.H159]           ; IF(EXACT([.I159];&quot;Virtualización física&quot;)               ;VLOOKUP([.$E159];[$datos.$R$2:.$S$33];2;0)*[.K15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4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60];[$datos.$R$2:.$S$33];2;0)*[.F160]*[.G16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60];&quot;No virtualizado&quot;)      ;&quot;&quot;      ; IF(EXACT([.I160];&quot;Virtualización lógica&quot;)           ;[.H160]           ; IF(EXACT([.I160];&quot;Virtualización física&quot;)               ;VLOOKUP([.$E160];[$datos.$R$2:.$S$33];2;0)*[.K16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4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61];[$datos.$R$2:.$S$33];2;0)*[.F161]*[.G16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61];&quot;No virtualizado&quot;)      ;&quot;&quot;      ; IF(EXACT([.I161];&quot;Virtualización lógica&quot;)           ;[.H161]           ; IF(EXACT([.I161];&quot;Virtualización física&quot;)               ;VLOOKUP([.$E161];[$datos.$R$2:.$S$33];2;0)*[.K16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4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62];[$datos.$R$2:.$S$33];2;0)*[.F162]*[.G16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62];&quot;No virtualizado&quot;)      ;&quot;&quot;      ; IF(EXACT([.I162];&quot;Virtualización lógica&quot;)           ;[.H162]           ; IF(EXACT([.I162];&quot;Virtualización física&quot;)               ;VLOOKUP([.$E162];[$datos.$R$2:.$S$33];2;0)*[.K16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4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63];[$datos.$R$2:.$S$33];2;0)*[.F163]*[.G16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63];&quot;No virtualizado&quot;)      ;&quot;&quot;      ; IF(EXACT([.I163];&quot;Virtualización lógica&quot;)           ;[.H163]           ; IF(EXACT([.I163];&quot;Virtualización física&quot;)               ;VLOOKUP([.$E163];[$datos.$R$2:.$S$33];2;0)*[.K16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5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64];[$datos.$R$2:.$S$33];2;0)*[.F164]*[.G16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64];&quot;No virtualizado&quot;)      ;&quot;&quot;      ; IF(EXACT([.I164];&quot;Virtualización lógica&quot;)           ;[.H164]           ; IF(EXACT([.I164];&quot;Virtualización física&quot;)               ;VLOOKUP([.$E164];[$datos.$R$2:.$S$33];2;0)*[.K16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5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65];[$datos.$R$2:.$S$33];2;0)*[.F165]*[.G16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65];&quot;No virtualizado&quot;)      ;&quot;&quot;      ; IF(EXACT([.I165];&quot;Virtualización lógica&quot;)           ;[.H165]           ; IF(EXACT([.I165];&quot;Virtualización física&quot;)               ;VLOOKUP([.$E165];[$datos.$R$2:.$S$33];2;0)*[.K16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5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66];[$datos.$R$2:.$S$33];2;0)*[.F166]*[.G16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66];&quot;No virtualizado&quot;)      ;&quot;&quot;      ; IF(EXACT([.I166];&quot;Virtualización lógica&quot;)           ;[.H166]           ; IF(EXACT([.I166];&quot;Virtualización física&quot;)               ;VLOOKUP([.$E166];[$datos.$R$2:.$S$33];2;0)*[.K16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5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67];[$datos.$R$2:.$S$33];2;0)*[.F167]*[.G16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67];&quot;No virtualizado&quot;)      ;&quot;&quot;      ; IF(EXACT([.I167];&quot;Virtualización lógica&quot;)           ;[.H167]           ; IF(EXACT([.I167];&quot;Virtualización física&quot;)               ;VLOOKUP([.$E167];[$datos.$R$2:.$S$33];2;0)*[.K16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5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68];[$datos.$R$2:.$S$33];2;0)*[.F168]*[.G16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68];&quot;No virtualizado&quot;)      ;&quot;&quot;      ; IF(EXACT([.I168];&quot;Virtualización lógica&quot;)           ;[.H168]           ; IF(EXACT([.I168];&quot;Virtualización física&quot;)               ;VLOOKUP([.$E168];[$datos.$R$2:.$S$33];2;0)*[.K16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5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69];[$datos.$R$2:.$S$33];2;0)*[.F169]*[.G16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69];&quot;No virtualizado&quot;)      ;&quot;&quot;      ; IF(EXACT([.I169];&quot;Virtualización lógica&quot;)           ;[.H169]           ; IF(EXACT([.I169];&quot;Virtualización física&quot;)               ;VLOOKUP([.$E169];[$datos.$R$2:.$S$33];2;0)*[.K16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5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70];[$datos.$R$2:.$S$33];2;0)*[.F170]*[.G17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70];&quot;No virtualizado&quot;)      ;&quot;&quot;      ; IF(EXACT([.I170];&quot;Virtualización lógica&quot;)           ;[.H170]           ; IF(EXACT([.I170];&quot;Virtualización física&quot;)               ;VLOOKUP([.$E170];[$datos.$R$2:.$S$33];2;0)*[.K17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5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71];[$datos.$R$2:.$S$33];2;0)*[.F171]*[.G17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71];&quot;No virtualizado&quot;)      ;&quot;&quot;      ; IF(EXACT([.I171];&quot;Virtualización lógica&quot;)           ;[.H171]           ; IF(EXACT([.I171];&quot;Virtualización física&quot;)               ;VLOOKUP([.$E171];[$datos.$R$2:.$S$33];2;0)*[.K17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5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72];[$datos.$R$2:.$S$33];2;0)*[.F172]*[.G17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72];&quot;No virtualizado&quot;)      ;&quot;&quot;      ; IF(EXACT([.I172];&quot;Virtualización lógica&quot;)           ;[.H172]           ; IF(EXACT([.I172];&quot;Virtualización física&quot;)               ;VLOOKUP([.$E172];[$datos.$R$2:.$S$33];2;0)*[.K17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5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73];[$datos.$R$2:.$S$33];2;0)*[.F173]*[.G17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73];&quot;No virtualizado&quot;)      ;&quot;&quot;      ; IF(EXACT([.I173];&quot;Virtualización lógica&quot;)           ;[.H173]           ; IF(EXACT([.I173];&quot;Virtualización física&quot;)               ;VLOOKUP([.$E173];[$datos.$R$2:.$S$33];2;0)*[.K17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6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74];[$datos.$R$2:.$S$33];2;0)*[.F174]*[.G17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74];&quot;No virtualizado&quot;)      ;&quot;&quot;      ; IF(EXACT([.I174];&quot;Virtualización lógica&quot;)           ;[.H174]           ; IF(EXACT([.I174];&quot;Virtualización física&quot;)               ;VLOOKUP([.$E174];[$datos.$R$2:.$S$33];2;0)*[.K17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6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75];[$datos.$R$2:.$S$33];2;0)*[.F175]*[.G17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75];&quot;No virtualizado&quot;)      ;&quot;&quot;      ; IF(EXACT([.I175];&quot;Virtualización lógica&quot;)           ;[.H175]           ; IF(EXACT([.I175];&quot;Virtualización física&quot;)               ;VLOOKUP([.$E175];[$datos.$R$2:.$S$33];2;0)*[.K17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6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76];[$datos.$R$2:.$S$33];2;0)*[.F176]*[.G17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76];&quot;No virtualizado&quot;)      ;&quot;&quot;      ; IF(EXACT([.I176];&quot;Virtualización lógica&quot;)           ;[.H176]           ; IF(EXACT([.I176];&quot;Virtualización física&quot;)               ;VLOOKUP([.$E176];[$datos.$R$2:.$S$33];2;0)*[.K17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6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77];[$datos.$R$2:.$S$33];2;0)*[.F177]*[.G17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77];&quot;No virtualizado&quot;)      ;&quot;&quot;      ; IF(EXACT([.I177];&quot;Virtualización lógica&quot;)           ;[.H177]           ; IF(EXACT([.I177];&quot;Virtualización física&quot;)               ;VLOOKUP([.$E177];[$datos.$R$2:.$S$33];2;0)*[.K17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6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78];[$datos.$R$2:.$S$33];2;0)*[.F178]*[.G17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78];&quot;No virtualizado&quot;)      ;&quot;&quot;      ; IF(EXACT([.I178];&quot;Virtualización lógica&quot;)           ;[.H178]           ; IF(EXACT([.I178];&quot;Virtualización física&quot;)               ;VLOOKUP([.$E178];[$datos.$R$2:.$S$33];2;0)*[.K17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6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79];[$datos.$R$2:.$S$33];2;0)*[.F179]*[.G17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79];&quot;No virtualizado&quot;)      ;&quot;&quot;      ; IF(EXACT([.I179];&quot;Virtualización lógica&quot;)           ;[.H179]           ; IF(EXACT([.I179];&quot;Virtualización física&quot;)               ;VLOOKUP([.$E179];[$datos.$R$2:.$S$33];2;0)*[.K17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6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80];[$datos.$R$2:.$S$33];2;0)*[.F180]*[.G18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80];&quot;No virtualizado&quot;)      ;&quot;&quot;      ; IF(EXACT([.I180];&quot;Virtualización lógica&quot;)           ;[.H180]           ; IF(EXACT([.I180];&quot;Virtualización física&quot;)               ;VLOOKUP([.$E180];[$datos.$R$2:.$S$33];2;0)*[.K18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6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81];[$datos.$R$2:.$S$33];2;0)*[.F181]*[.G18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81];&quot;No virtualizado&quot;)      ;&quot;&quot;      ; IF(EXACT([.I181];&quot;Virtualización lógica&quot;)           ;[.H181]           ; IF(EXACT([.I181];&quot;Virtualización física&quot;)               ;VLOOKUP([.$E181];[$datos.$R$2:.$S$33];2;0)*[.K18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6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82];[$datos.$R$2:.$S$33];2;0)*[.F182]*[.G18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82];&quot;No virtualizado&quot;)      ;&quot;&quot;      ; IF(EXACT([.I182];&quot;Virtualización lógica&quot;)           ;[.H182]           ; IF(EXACT([.I182];&quot;Virtualización física&quot;)               ;VLOOKUP([.$E182];[$datos.$R$2:.$S$33];2;0)*[.K18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6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83];[$datos.$R$2:.$S$33];2;0)*[.F183]*[.G18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83];&quot;No virtualizado&quot;)      ;&quot;&quot;      ; IF(EXACT([.I183];&quot;Virtualización lógica&quot;)           ;[.H183]           ; IF(EXACT([.I183];&quot;Virtualización física&quot;)               ;VLOOKUP([.$E183];[$datos.$R$2:.$S$33];2;0)*[.K18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7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84];[$datos.$R$2:.$S$33];2;0)*[.F184]*[.G18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84];&quot;No virtualizado&quot;)      ;&quot;&quot;      ; IF(EXACT([.I184];&quot;Virtualización lógica&quot;)           ;[.H184]           ; IF(EXACT([.I184];&quot;Virtualización física&quot;)               ;VLOOKUP([.$E184];[$datos.$R$2:.$S$33];2;0)*[.K18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7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85];[$datos.$R$2:.$S$33];2;0)*[.F185]*[.G18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85];&quot;No virtualizado&quot;)      ;&quot;&quot;      ; IF(EXACT([.I185];&quot;Virtualización lógica&quot;)           ;[.H185]           ; IF(EXACT([.I185];&quot;Virtualización física&quot;)               ;VLOOKUP([.$E185];[$datos.$R$2:.$S$33];2;0)*[.K18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7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86];[$datos.$R$2:.$S$33];2;0)*[.F186]*[.G18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86];&quot;No virtualizado&quot;)      ;&quot;&quot;      ; IF(EXACT([.I186];&quot;Virtualización lógica&quot;)           ;[.H186]           ; IF(EXACT([.I186];&quot;Virtualización física&quot;)               ;VLOOKUP([.$E186];[$datos.$R$2:.$S$33];2;0)*[.K18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7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87];[$datos.$R$2:.$S$33];2;0)*[.F187]*[.G18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87];&quot;No virtualizado&quot;)      ;&quot;&quot;      ; IF(EXACT([.I187];&quot;Virtualización lógica&quot;)           ;[.H187]           ; IF(EXACT([.I187];&quot;Virtualización física&quot;)               ;VLOOKUP([.$E187];[$datos.$R$2:.$S$33];2;0)*[.K18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7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88];[$datos.$R$2:.$S$33];2;0)*[.F188]*[.G18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88];&quot;No virtualizado&quot;)      ;&quot;&quot;      ; IF(EXACT([.I188];&quot;Virtualización lógica&quot;)           ;[.H188]           ; IF(EXACT([.I188];&quot;Virtualización física&quot;)               ;VLOOKUP([.$E188];[$datos.$R$2:.$S$33];2;0)*[.K18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7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89];[$datos.$R$2:.$S$33];2;0)*[.F189]*[.G18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89];&quot;No virtualizado&quot;)      ;&quot;&quot;      ; IF(EXACT([.I189];&quot;Virtualización lógica&quot;)           ;[.H189]           ; IF(EXACT([.I189];&quot;Virtualización física&quot;)               ;VLOOKUP([.$E189];[$datos.$R$2:.$S$33];2;0)*[.K18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7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90];[$datos.$R$2:.$S$33];2;0)*[.F190]*[.G19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90];&quot;No virtualizado&quot;)      ;&quot;&quot;      ; IF(EXACT([.I190];&quot;Virtualización lógica&quot;)           ;[.H190]           ; IF(EXACT([.I190];&quot;Virtualización física&quot;)               ;VLOOKUP([.$E190];[$datos.$R$2:.$S$33];2;0)*[.K19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7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91];[$datos.$R$2:.$S$33];2;0)*[.F191]*[.G19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91];&quot;No virtualizado&quot;)      ;&quot;&quot;      ; IF(EXACT([.I191];&quot;Virtualización lógica&quot;)           ;[.H191]           ; IF(EXACT([.I191];&quot;Virtualización física&quot;)               ;VLOOKUP([.$E191];[$datos.$R$2:.$S$33];2;0)*[.K19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7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92];[$datos.$R$2:.$S$33];2;0)*[.F192]*[.G19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92];&quot;No virtualizado&quot;)      ;&quot;&quot;      ; IF(EXACT([.I192];&quot;Virtualización lógica&quot;)           ;[.H192]           ; IF(EXACT([.I192];&quot;Virtualización física&quot;)               ;VLOOKUP([.$E192];[$datos.$R$2:.$S$33];2;0)*[.K19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7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93];[$datos.$R$2:.$S$33];2;0)*[.F193]*[.G19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93];&quot;No virtualizado&quot;)      ;&quot;&quot;      ; IF(EXACT([.I193];&quot;Virtualización lógica&quot;)           ;[.H193]           ; IF(EXACT([.I193];&quot;Virtualización física&quot;)               ;VLOOKUP([.$E193];[$datos.$R$2:.$S$33];2;0)*[.K19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8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94];[$datos.$R$2:.$S$33];2;0)*[.F194]*[.G19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94];&quot;No virtualizado&quot;)      ;&quot;&quot;      ; IF(EXACT([.I194];&quot;Virtualización lógica&quot;)           ;[.H194]           ; IF(EXACT([.I194];&quot;Virtualización física&quot;)               ;VLOOKUP([.$E194];[$datos.$R$2:.$S$33];2;0)*[.K19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8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95];[$datos.$R$2:.$S$33];2;0)*[.F195]*[.G19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95];&quot;No virtualizado&quot;)      ;&quot;&quot;      ; IF(EXACT([.I195];&quot;Virtualización lógica&quot;)           ;[.H195]           ; IF(EXACT([.I195];&quot;Virtualización física&quot;)               ;VLOOKUP([.$E195];[$datos.$R$2:.$S$33];2;0)*[.K19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8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96];[$datos.$R$2:.$S$33];2;0)*[.F196]*[.G19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96];&quot;No virtualizado&quot;)      ;&quot;&quot;      ; IF(EXACT([.I196];&quot;Virtualización lógica&quot;)           ;[.H196]           ; IF(EXACT([.I196];&quot;Virtualización física&quot;)               ;VLOOKUP([.$E196];[$datos.$R$2:.$S$33];2;0)*[.K19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8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97];[$datos.$R$2:.$S$33];2;0)*[.F197]*[.G19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97];&quot;No virtualizado&quot;)      ;&quot;&quot;      ; IF(EXACT([.I197];&quot;Virtualización lógica&quot;)           ;[.H197]           ; IF(EXACT([.I197];&quot;Virtualización física&quot;)               ;VLOOKUP([.$E197];[$datos.$R$2:.$S$33];2;0)*[.K19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8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98];[$datos.$R$2:.$S$33];2;0)*[.F198]*[.G19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98];&quot;No virtualizado&quot;)      ;&quot;&quot;      ; IF(EXACT([.I198];&quot;Virtualización lógica&quot;)           ;[.H198]           ; IF(EXACT([.I198];&quot;Virtualización física&quot;)               ;VLOOKUP([.$E198];[$datos.$R$2:.$S$33];2;0)*[.K19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8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199];[$datos.$R$2:.$S$33];2;0)*[.F199]*[.G19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199];&quot;No virtualizado&quot;)      ;&quot;&quot;      ; IF(EXACT([.I199];&quot;Virtualización lógica&quot;)           ;[.H199]           ; IF(EXACT([.I199];&quot;Virtualización física&quot;)               ;VLOOKUP([.$E199];[$datos.$R$2:.$S$33];2;0)*[.K19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8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00];[$datos.$R$2:.$S$33];2;0)*[.F200]*[.G20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00];&quot;No virtualizado&quot;)      ;&quot;&quot;      ; IF(EXACT([.I200];&quot;Virtualización lógica&quot;)           ;[.H200]           ; IF(EXACT([.I200];&quot;Virtualización física&quot;)               ;VLOOKUP([.$E200];[$datos.$R$2:.$S$33];2;0)*[.K20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8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01];[$datos.$R$2:.$S$33];2;0)*[.F201]*[.G20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01];&quot;No virtualizado&quot;)      ;&quot;&quot;      ; IF(EXACT([.I201];&quot;Virtualización lógica&quot;)           ;[.H201]           ; IF(EXACT([.I201];&quot;Virtualización física&quot;)               ;VLOOKUP([.$E201];[$datos.$R$2:.$S$33];2;0)*[.K20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8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02];[$datos.$R$2:.$S$33];2;0)*[.F202]*[.G20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02];&quot;No virtualizado&quot;)      ;&quot;&quot;      ; IF(EXACT([.I202];&quot;Virtualización lógica&quot;)           ;[.H202]           ; IF(EXACT([.I202];&quot;Virtualización física&quot;)               ;VLOOKUP([.$E202];[$datos.$R$2:.$S$33];2;0)*[.K20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8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03];[$datos.$R$2:.$S$33];2;0)*[.F203]*[.G20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03];&quot;No virtualizado&quot;)      ;&quot;&quot;      ; IF(EXACT([.I203];&quot;Virtualización lógica&quot;)           ;[.H203]           ; IF(EXACT([.I203];&quot;Virtualización física&quot;)               ;VLOOKUP([.$E203];[$datos.$R$2:.$S$33];2;0)*[.K20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9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04];[$datos.$R$2:.$S$33];2;0)*[.F204]*[.G20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04];&quot;No virtualizado&quot;)      ;&quot;&quot;      ; IF(EXACT([.I204];&quot;Virtualización lógica&quot;)           ;[.H204]           ; IF(EXACT([.I204];&quot;Virtualización física&quot;)               ;VLOOKUP([.$E204];[$datos.$R$2:.$S$33];2;0)*[.K20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9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05];[$datos.$R$2:.$S$33];2;0)*[.F205]*[.G20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05];&quot;No virtualizado&quot;)      ;&quot;&quot;      ; IF(EXACT([.I205];&quot;Virtualización lógica&quot;)           ;[.H205]           ; IF(EXACT([.I205];&quot;Virtualización física&quot;)               ;VLOOKUP([.$E205];[$datos.$R$2:.$S$33];2;0)*[.K20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9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06];[$datos.$R$2:.$S$33];2;0)*[.F206]*[.G20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06];&quot;No virtualizado&quot;)      ;&quot;&quot;      ; IF(EXACT([.I206];&quot;Virtualización lógica&quot;)           ;[.H206]           ; IF(EXACT([.I206];&quot;Virtualización física&quot;)               ;VLOOKUP([.$E206];[$datos.$R$2:.$S$33];2;0)*[.K20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9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07];[$datos.$R$2:.$S$33];2;0)*[.F207]*[.G20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07];&quot;No virtualizado&quot;)      ;&quot;&quot;      ; IF(EXACT([.I207];&quot;Virtualización lógica&quot;)           ;[.H207]           ; IF(EXACT([.I207];&quot;Virtualización física&quot;)               ;VLOOKUP([.$E207];[$datos.$R$2:.$S$33];2;0)*[.K20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9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08];[$datos.$R$2:.$S$33];2;0)*[.F208]*[.G20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08];&quot;No virtualizado&quot;)      ;&quot;&quot;      ; IF(EXACT([.I208];&quot;Virtualización lógica&quot;)           ;[.H208]           ; IF(EXACT([.I208];&quot;Virtualización física&quot;)               ;VLOOKUP([.$E208];[$datos.$R$2:.$S$33];2;0)*[.K20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9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09];[$datos.$R$2:.$S$33];2;0)*[.F209]*[.G20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09];&quot;No virtualizado&quot;)      ;&quot;&quot;      ; IF(EXACT([.I209];&quot;Virtualización lógica&quot;)           ;[.H209]           ; IF(EXACT([.I209];&quot;Virtualización física&quot;)               ;VLOOKUP([.$E209];[$datos.$R$2:.$S$33];2;0)*[.K20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9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10];[$datos.$R$2:.$S$33];2;0)*[.F210]*[.G21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10];&quot;No virtualizado&quot;)      ;&quot;&quot;      ; IF(EXACT([.I210];&quot;Virtualización lógica&quot;)           ;[.H210]           ; IF(EXACT([.I210];&quot;Virtualización física&quot;)               ;VLOOKUP([.$E210];[$datos.$R$2:.$S$33];2;0)*[.K21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9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11];[$datos.$R$2:.$S$33];2;0)*[.F211]*[.G21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11];&quot;No virtualizado&quot;)      ;&quot;&quot;      ; IF(EXACT([.I211];&quot;Virtualización lógica&quot;)           ;[.H211]           ; IF(EXACT([.I211];&quot;Virtualización física&quot;)               ;VLOOKUP([.$E211];[$datos.$R$2:.$S$33];2;0)*[.K21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9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12];[$datos.$R$2:.$S$33];2;0)*[.F212]*[.G21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12];&quot;No virtualizado&quot;)      ;&quot;&quot;      ; IF(EXACT([.I212];&quot;Virtualización lógica&quot;)           ;[.H212]           ; IF(EXACT([.I212];&quot;Virtualización física&quot;)               ;VLOOKUP([.$E212];[$datos.$R$2:.$S$33];2;0)*[.K21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19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13];[$datos.$R$2:.$S$33];2;0)*[.F213]*[.G21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13];&quot;No virtualizado&quot;)      ;&quot;&quot;      ; IF(EXACT([.I213];&quot;Virtualización lógica&quot;)           ;[.H213]           ; IF(EXACT([.I213];&quot;Virtualización física&quot;)               ;VLOOKUP([.$E213];[$datos.$R$2:.$S$33];2;0)*[.K21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0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14];[$datos.$R$2:.$S$33];2;0)*[.F214]*[.G21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14];&quot;No virtualizado&quot;)      ;&quot;&quot;      ; IF(EXACT([.I214];&quot;Virtualización lógica&quot;)           ;[.H214]           ; IF(EXACT([.I214];&quot;Virtualización física&quot;)               ;VLOOKUP([.$E214];[$datos.$R$2:.$S$33];2;0)*[.K21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0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15];[$datos.$R$2:.$S$33];2;0)*[.F215]*[.G21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15];&quot;No virtualizado&quot;)      ;&quot;&quot;      ; IF(EXACT([.I215];&quot;Virtualización lógica&quot;)           ;[.H215]           ; IF(EXACT([.I215];&quot;Virtualización física&quot;)               ;VLOOKUP([.$E215];[$datos.$R$2:.$S$33];2;0)*[.K21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0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16];[$datos.$R$2:.$S$33];2;0)*[.F216]*[.G21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16];&quot;No virtualizado&quot;)      ;&quot;&quot;      ; IF(EXACT([.I216];&quot;Virtualización lógica&quot;)           ;[.H216]           ; IF(EXACT([.I216];&quot;Virtualización física&quot;)               ;VLOOKUP([.$E216];[$datos.$R$2:.$S$33];2;0)*[.K21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0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17];[$datos.$R$2:.$S$33];2;0)*[.F217]*[.G21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17];&quot;No virtualizado&quot;)      ;&quot;&quot;      ; IF(EXACT([.I217];&quot;Virtualización lógica&quot;)           ;[.H217]           ; IF(EXACT([.I217];&quot;Virtualización física&quot;)               ;VLOOKUP([.$E217];[$datos.$R$2:.$S$33];2;0)*[.K21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0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18];[$datos.$R$2:.$S$33];2;0)*[.F218]*[.G21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18];&quot;No virtualizado&quot;)      ;&quot;&quot;      ; IF(EXACT([.I218];&quot;Virtualización lógica&quot;)           ;[.H218]           ; IF(EXACT([.I218];&quot;Virtualización física&quot;)               ;VLOOKUP([.$E218];[$datos.$R$2:.$S$33];2;0)*[.K21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0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19];[$datos.$R$2:.$S$33];2;0)*[.F219]*[.G21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19];&quot;No virtualizado&quot;)      ;&quot;&quot;      ; IF(EXACT([.I219];&quot;Virtualización lógica&quot;)           ;[.H219]           ; IF(EXACT([.I219];&quot;Virtualización física&quot;)               ;VLOOKUP([.$E219];[$datos.$R$2:.$S$33];2;0)*[.K21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0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20];[$datos.$R$2:.$S$33];2;0)*[.F220]*[.G22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20];&quot;No virtualizado&quot;)      ;&quot;&quot;      ; IF(EXACT([.I220];&quot;Virtualización lógica&quot;)           ;[.H220]           ; IF(EXACT([.I220];&quot;Virtualización física&quot;)               ;VLOOKUP([.$E220];[$datos.$R$2:.$S$33];2;0)*[.K22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0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21];[$datos.$R$2:.$S$33];2;0)*[.F221]*[.G22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21];&quot;No virtualizado&quot;)      ;&quot;&quot;      ; IF(EXACT([.I221];&quot;Virtualización lógica&quot;)           ;[.H221]           ; IF(EXACT([.I221];&quot;Virtualización física&quot;)               ;VLOOKUP([.$E221];[$datos.$R$2:.$S$33];2;0)*[.K22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0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22];[$datos.$R$2:.$S$33];2;0)*[.F222]*[.G22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22];&quot;No virtualizado&quot;)      ;&quot;&quot;      ; IF(EXACT([.I222];&quot;Virtualización lógica&quot;)           ;[.H222]           ; IF(EXACT([.I222];&quot;Virtualización física&quot;)               ;VLOOKUP([.$E222];[$datos.$R$2:.$S$33];2;0)*[.K22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0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23];[$datos.$R$2:.$S$33];2;0)*[.F223]*[.G22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23];&quot;No virtualizado&quot;)      ;&quot;&quot;      ; IF(EXACT([.I223];&quot;Virtualización lógica&quot;)           ;[.H223]           ; IF(EXACT([.I223];&quot;Virtualización física&quot;)               ;VLOOKUP([.$E223];[$datos.$R$2:.$S$33];2;0)*[.K22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1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24];[$datos.$R$2:.$S$33];2;0)*[.F224]*[.G22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24];&quot;No virtualizado&quot;)      ;&quot;&quot;      ; IF(EXACT([.I224];&quot;Virtualización lógica&quot;)           ;[.H224]           ; IF(EXACT([.I224];&quot;Virtualización física&quot;)               ;VLOOKUP([.$E224];[$datos.$R$2:.$S$33];2;0)*[.K22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1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25];[$datos.$R$2:.$S$33];2;0)*[.F225]*[.G22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25];&quot;No virtualizado&quot;)      ;&quot;&quot;      ; IF(EXACT([.I225];&quot;Virtualización lógica&quot;)           ;[.H225]           ; IF(EXACT([.I225];&quot;Virtualización física&quot;)               ;VLOOKUP([.$E225];[$datos.$R$2:.$S$33];2;0)*[.K22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1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26];[$datos.$R$2:.$S$33];2;0)*[.F226]*[.G22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26];&quot;No virtualizado&quot;)      ;&quot;&quot;      ; IF(EXACT([.I226];&quot;Virtualización lógica&quot;)           ;[.H226]           ; IF(EXACT([.I226];&quot;Virtualización física&quot;)               ;VLOOKUP([.$E226];[$datos.$R$2:.$S$33];2;0)*[.K22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1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27];[$datos.$R$2:.$S$33];2;0)*[.F227]*[.G22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27];&quot;No virtualizado&quot;)      ;&quot;&quot;      ; IF(EXACT([.I227];&quot;Virtualización lógica&quot;)           ;[.H227]           ; IF(EXACT([.I227];&quot;Virtualización física&quot;)               ;VLOOKUP([.$E227];[$datos.$R$2:.$S$33];2;0)*[.K22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1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28];[$datos.$R$2:.$S$33];2;0)*[.F228]*[.G22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28];&quot;No virtualizado&quot;)      ;&quot;&quot;      ; IF(EXACT([.I228];&quot;Virtualización lógica&quot;)           ;[.H228]           ; IF(EXACT([.I228];&quot;Virtualización física&quot;)               ;VLOOKUP([.$E228];[$datos.$R$2:.$S$33];2;0)*[.K22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1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29];[$datos.$R$2:.$S$33];2;0)*[.F229]*[.G22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29];&quot;No virtualizado&quot;)      ;&quot;&quot;      ; IF(EXACT([.I229];&quot;Virtualización lógica&quot;)           ;[.H229]           ; IF(EXACT([.I229];&quot;Virtualización física&quot;)               ;VLOOKUP([.$E229];[$datos.$R$2:.$S$33];2;0)*[.K22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1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30];[$datos.$R$2:.$S$33];2;0)*[.F230]*[.G23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30];&quot;No virtualizado&quot;)      ;&quot;&quot;      ; IF(EXACT([.I230];&quot;Virtualización lógica&quot;)           ;[.H230]           ; IF(EXACT([.I230];&quot;Virtualización física&quot;)               ;VLOOKUP([.$E230];[$datos.$R$2:.$S$33];2;0)*[.K23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1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31];[$datos.$R$2:.$S$33];2;0)*[.F231]*[.G23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31];&quot;No virtualizado&quot;)      ;&quot;&quot;      ; IF(EXACT([.I231];&quot;Virtualización lógica&quot;)           ;[.H231]           ; IF(EXACT([.I231];&quot;Virtualización física&quot;)               ;VLOOKUP([.$E231];[$datos.$R$2:.$S$33];2;0)*[.K23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1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32];[$datos.$R$2:.$S$33];2;0)*[.F232]*[.G23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32];&quot;No virtualizado&quot;)      ;&quot;&quot;      ; IF(EXACT([.I232];&quot;Virtualización lógica&quot;)           ;[.H232]           ; IF(EXACT([.I232];&quot;Virtualización física&quot;)               ;VLOOKUP([.$E232];[$datos.$R$2:.$S$33];2;0)*[.K23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1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33];[$datos.$R$2:.$S$33];2;0)*[.F233]*[.G23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33];&quot;No virtualizado&quot;)      ;&quot;&quot;      ; IF(EXACT([.I233];&quot;Virtualización lógica&quot;)           ;[.H233]           ; IF(EXACT([.I233];&quot;Virtualización física&quot;)               ;VLOOKUP([.$E233];[$datos.$R$2:.$S$33];2;0)*[.K23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2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34];[$datos.$R$2:.$S$33];2;0)*[.F234]*[.G23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34];&quot;No virtualizado&quot;)      ;&quot;&quot;      ; IF(EXACT([.I234];&quot;Virtualización lógica&quot;)           ;[.H234]           ; IF(EXACT([.I234];&quot;Virtualización física&quot;)               ;VLOOKUP([.$E234];[$datos.$R$2:.$S$33];2;0)*[.K23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2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35];[$datos.$R$2:.$S$33];2;0)*[.F235]*[.G23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35];&quot;No virtualizado&quot;)      ;&quot;&quot;      ; IF(EXACT([.I235];&quot;Virtualización lógica&quot;)           ;[.H235]           ; IF(EXACT([.I235];&quot;Virtualización física&quot;)               ;VLOOKUP([.$E235];[$datos.$R$2:.$S$33];2;0)*[.K23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2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36];[$datos.$R$2:.$S$33];2;0)*[.F236]*[.G23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36];&quot;No virtualizado&quot;)      ;&quot;&quot;      ; IF(EXACT([.I236];&quot;Virtualización lógica&quot;)           ;[.H236]           ; IF(EXACT([.I236];&quot;Virtualización física&quot;)               ;VLOOKUP([.$E236];[$datos.$R$2:.$S$33];2;0)*[.K23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2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37];[$datos.$R$2:.$S$33];2;0)*[.F237]*[.G23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37];&quot;No virtualizado&quot;)      ;&quot;&quot;      ; IF(EXACT([.I237];&quot;Virtualización lógica&quot;)           ;[.H237]           ; IF(EXACT([.I237];&quot;Virtualización física&quot;)               ;VLOOKUP([.$E237];[$datos.$R$2:.$S$33];2;0)*[.K23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2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38];[$datos.$R$2:.$S$33];2;0)*[.F238]*[.G23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38];&quot;No virtualizado&quot;)      ;&quot;&quot;      ; IF(EXACT([.I238];&quot;Virtualización lógica&quot;)           ;[.H238]           ; IF(EXACT([.I238];&quot;Virtualización física&quot;)               ;VLOOKUP([.$E238];[$datos.$R$2:.$S$33];2;0)*[.K23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2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39];[$datos.$R$2:.$S$33];2;0)*[.F239]*[.G23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39];&quot;No virtualizado&quot;)      ;&quot;&quot;      ; IF(EXACT([.I239];&quot;Virtualización lógica&quot;)           ;[.H239]           ; IF(EXACT([.I239];&quot;Virtualización física&quot;)               ;VLOOKUP([.$E239];[$datos.$R$2:.$S$33];2;0)*[.K23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2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40];[$datos.$R$2:.$S$33];2;0)*[.F240]*[.G24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40];&quot;No virtualizado&quot;)      ;&quot;&quot;      ; IF(EXACT([.I240];&quot;Virtualización lógica&quot;)           ;[.H240]           ; IF(EXACT([.I240];&quot;Virtualización física&quot;)               ;VLOOKUP([.$E240];[$datos.$R$2:.$S$33];2;0)*[.K24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2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41];[$datos.$R$2:.$S$33];2;0)*[.F241]*[.G24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41];&quot;No virtualizado&quot;)      ;&quot;&quot;      ; IF(EXACT([.I241];&quot;Virtualización lógica&quot;)           ;[.H241]           ; IF(EXACT([.I241];&quot;Virtualización física&quot;)               ;VLOOKUP([.$E241];[$datos.$R$2:.$S$33];2;0)*[.K24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2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42];[$datos.$R$2:.$S$33];2;0)*[.F242]*[.G24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42];&quot;No virtualizado&quot;)      ;&quot;&quot;      ; IF(EXACT([.I242];&quot;Virtualización lógica&quot;)           ;[.H242]           ; IF(EXACT([.I242];&quot;Virtualización física&quot;)               ;VLOOKUP([.$E242];[$datos.$R$2:.$S$33];2;0)*[.K24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2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43];[$datos.$R$2:.$S$33];2;0)*[.F243]*[.G24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43];&quot;No virtualizado&quot;)      ;&quot;&quot;      ; IF(EXACT([.I243];&quot;Virtualización lógica&quot;)           ;[.H243]           ; IF(EXACT([.I243];&quot;Virtualización física&quot;)               ;VLOOKUP([.$E243];[$datos.$R$2:.$S$33];2;0)*[.K24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3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44];[$datos.$R$2:.$S$33];2;0)*[.F244]*[.G24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44];&quot;No virtualizado&quot;)      ;&quot;&quot;      ; IF(EXACT([.I244];&quot;Virtualización lógica&quot;)           ;[.H244]           ; IF(EXACT([.I244];&quot;Virtualización física&quot;)               ;VLOOKUP([.$E244];[$datos.$R$2:.$S$33];2;0)*[.K24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3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45];[$datos.$R$2:.$S$33];2;0)*[.F245]*[.G24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45];&quot;No virtualizado&quot;)      ;&quot;&quot;      ; IF(EXACT([.I245];&quot;Virtualización lógica&quot;)           ;[.H245]           ; IF(EXACT([.I245];&quot;Virtualización física&quot;)               ;VLOOKUP([.$E245];[$datos.$R$2:.$S$33];2;0)*[.K24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3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46];[$datos.$R$2:.$S$33];2;0)*[.F246]*[.G24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46];&quot;No virtualizado&quot;)      ;&quot;&quot;      ; IF(EXACT([.I246];&quot;Virtualización lógica&quot;)           ;[.H246]           ; IF(EXACT([.I246];&quot;Virtualización física&quot;)               ;VLOOKUP([.$E246];[$datos.$R$2:.$S$33];2;0)*[.K24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3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47];[$datos.$R$2:.$S$33];2;0)*[.F247]*[.G24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47];&quot;No virtualizado&quot;)      ;&quot;&quot;      ; IF(EXACT([.I247];&quot;Virtualización lógica&quot;)           ;[.H247]           ; IF(EXACT([.I247];&quot;Virtualización física&quot;)               ;VLOOKUP([.$E247];[$datos.$R$2:.$S$33];2;0)*[.K24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3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48];[$datos.$R$2:.$S$33];2;0)*[.F248]*[.G24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48];&quot;No virtualizado&quot;)      ;&quot;&quot;      ; IF(EXACT([.I248];&quot;Virtualización lógica&quot;)           ;[.H248]           ; IF(EXACT([.I248];&quot;Virtualización física&quot;)               ;VLOOKUP([.$E248];[$datos.$R$2:.$S$33];2;0)*[.K24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3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49];[$datos.$R$2:.$S$33];2;0)*[.F249]*[.G24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49];&quot;No virtualizado&quot;)      ;&quot;&quot;      ; IF(EXACT([.I249];&quot;Virtualización lógica&quot;)           ;[.H249]           ; IF(EXACT([.I249];&quot;Virtualización física&quot;)               ;VLOOKUP([.$E249];[$datos.$R$2:.$S$33];2;0)*[.K24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3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50];[$datos.$R$2:.$S$33];2;0)*[.F250]*[.G25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50];&quot;No virtualizado&quot;)      ;&quot;&quot;      ; IF(EXACT([.I250];&quot;Virtualización lógica&quot;)           ;[.H250]           ; IF(EXACT([.I250];&quot;Virtualización física&quot;)               ;VLOOKUP([.$E250];[$datos.$R$2:.$S$33];2;0)*[.K25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3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51];[$datos.$R$2:.$S$33];2;0)*[.F251]*[.G25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51];&quot;No virtualizado&quot;)      ;&quot;&quot;      ; IF(EXACT([.I251];&quot;Virtualización lógica&quot;)           ;[.H251]           ; IF(EXACT([.I251];&quot;Virtualización física&quot;)               ;VLOOKUP([.$E251];[$datos.$R$2:.$S$33];2;0)*[.K25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3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52];[$datos.$R$2:.$S$33];2;0)*[.F252]*[.G25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52];&quot;No virtualizado&quot;)      ;&quot;&quot;      ; IF(EXACT([.I252];&quot;Virtualización lógica&quot;)           ;[.H252]           ; IF(EXACT([.I252];&quot;Virtualización física&quot;)               ;VLOOKUP([.$E252];[$datos.$R$2:.$S$33];2;0)*[.K25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3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53];[$datos.$R$2:.$S$33];2;0)*[.F253]*[.G25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53];&quot;No virtualizado&quot;)      ;&quot;&quot;      ; IF(EXACT([.I253];&quot;Virtualización lógica&quot;)           ;[.H253]           ; IF(EXACT([.I253];&quot;Virtualización física&quot;)               ;VLOOKUP([.$E253];[$datos.$R$2:.$S$33];2;0)*[.K25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4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54];[$datos.$R$2:.$S$33];2;0)*[.F254]*[.G25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54];&quot;No virtualizado&quot;)      ;&quot;&quot;      ; IF(EXACT([.I254];&quot;Virtualización lógica&quot;)           ;[.H254]           ; IF(EXACT([.I254];&quot;Virtualización física&quot;)               ;VLOOKUP([.$E254];[$datos.$R$2:.$S$33];2;0)*[.K25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4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55];[$datos.$R$2:.$S$33];2;0)*[.F255]*[.G25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55];&quot;No virtualizado&quot;)      ;&quot;&quot;      ; IF(EXACT([.I255];&quot;Virtualización lógica&quot;)           ;[.H255]           ; IF(EXACT([.I255];&quot;Virtualización física&quot;)               ;VLOOKUP([.$E255];[$datos.$R$2:.$S$33];2;0)*[.K25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4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56];[$datos.$R$2:.$S$33];2;0)*[.F256]*[.G25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56];&quot;No virtualizado&quot;)      ;&quot;&quot;      ; IF(EXACT([.I256];&quot;Virtualización lógica&quot;)           ;[.H256]           ; IF(EXACT([.I256];&quot;Virtualización física&quot;)               ;VLOOKUP([.$E256];[$datos.$R$2:.$S$33];2;0)*[.K25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4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57];[$datos.$R$2:.$S$33];2;0)*[.F257]*[.G25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57];&quot;No virtualizado&quot;)      ;&quot;&quot;      ; IF(EXACT([.I257];&quot;Virtualización lógica&quot;)           ;[.H257]           ; IF(EXACT([.I257];&quot;Virtualización física&quot;)               ;VLOOKUP([.$E257];[$datos.$R$2:.$S$33];2;0)*[.K25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4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58];[$datos.$R$2:.$S$33];2;0)*[.F258]*[.G25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58];&quot;No virtualizado&quot;)      ;&quot;&quot;      ; IF(EXACT([.I258];&quot;Virtualización lógica&quot;)           ;[.H258]           ; IF(EXACT([.I258];&quot;Virtualización física&quot;)               ;VLOOKUP([.$E258];[$datos.$R$2:.$S$33];2;0)*[.K25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4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59];[$datos.$R$2:.$S$33];2;0)*[.F259]*[.G25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59];&quot;No virtualizado&quot;)      ;&quot;&quot;      ; IF(EXACT([.I259];&quot;Virtualización lógica&quot;)           ;[.H259]           ; IF(EXACT([.I259];&quot;Virtualización física&quot;)               ;VLOOKUP([.$E259];[$datos.$R$2:.$S$33];2;0)*[.K25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4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60];[$datos.$R$2:.$S$33];2;0)*[.F260]*[.G26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60];&quot;No virtualizado&quot;)      ;&quot;&quot;      ; IF(EXACT([.I260];&quot;Virtualización lógica&quot;)           ;[.H260]           ; IF(EXACT([.I260];&quot;Virtualización física&quot;)               ;VLOOKUP([.$E260];[$datos.$R$2:.$S$33];2;0)*[.K26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4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61];[$datos.$R$2:.$S$33];2;0)*[.F261]*[.G26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61];&quot;No virtualizado&quot;)      ;&quot;&quot;      ; IF(EXACT([.I261];&quot;Virtualización lógica&quot;)           ;[.H261]           ; IF(EXACT([.I261];&quot;Virtualización física&quot;)               ;VLOOKUP([.$E261];[$datos.$R$2:.$S$33];2;0)*[.K26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4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62];[$datos.$R$2:.$S$33];2;0)*[.F262]*[.G26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62];&quot;No virtualizado&quot;)      ;&quot;&quot;      ; IF(EXACT([.I262];&quot;Virtualización lógica&quot;)           ;[.H262]           ; IF(EXACT([.I262];&quot;Virtualización física&quot;)               ;VLOOKUP([.$E262];[$datos.$R$2:.$S$33];2;0)*[.K26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4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63];[$datos.$R$2:.$S$33];2;0)*[.F263]*[.G26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63];&quot;No virtualizado&quot;)      ;&quot;&quot;      ; IF(EXACT([.I263];&quot;Virtualización lógica&quot;)           ;[.H263]           ; IF(EXACT([.I263];&quot;Virtualización física&quot;)               ;VLOOKUP([.$E263];[$datos.$R$2:.$S$33];2;0)*[.K26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5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64];[$datos.$R$2:.$S$33];2;0)*[.F264]*[.G26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64];&quot;No virtualizado&quot;)      ;&quot;&quot;      ; IF(EXACT([.I264];&quot;Virtualización lógica&quot;)           ;[.H264]           ; IF(EXACT([.I264];&quot;Virtualización física&quot;)               ;VLOOKUP([.$E264];[$datos.$R$2:.$S$33];2;0)*[.K26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5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65];[$datos.$R$2:.$S$33];2;0)*[.F265]*[.G26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65];&quot;No virtualizado&quot;)      ;&quot;&quot;      ; IF(EXACT([.I265];&quot;Virtualización lógica&quot;)           ;[.H265]           ; IF(EXACT([.I265];&quot;Virtualización física&quot;)               ;VLOOKUP([.$E265];[$datos.$R$2:.$S$33];2;0)*[.K26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5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66];[$datos.$R$2:.$S$33];2;0)*[.F266]*[.G26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66];&quot;No virtualizado&quot;)      ;&quot;&quot;      ; IF(EXACT([.I266];&quot;Virtualización lógica&quot;)           ;[.H266]           ; IF(EXACT([.I266];&quot;Virtualización física&quot;)               ;VLOOKUP([.$E266];[$datos.$R$2:.$S$33];2;0)*[.K26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5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67];[$datos.$R$2:.$S$33];2;0)*[.F267]*[.G26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67];&quot;No virtualizado&quot;)      ;&quot;&quot;      ; IF(EXACT([.I267];&quot;Virtualización lógica&quot;)           ;[.H267]           ; IF(EXACT([.I267];&quot;Virtualización física&quot;)               ;VLOOKUP([.$E267];[$datos.$R$2:.$S$33];2;0)*[.K26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5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68];[$datos.$R$2:.$S$33];2;0)*[.F268]*[.G26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68];&quot;No virtualizado&quot;)      ;&quot;&quot;      ; IF(EXACT([.I268];&quot;Virtualización lógica&quot;)           ;[.H268]           ; IF(EXACT([.I268];&quot;Virtualización física&quot;)               ;VLOOKUP([.$E268];[$datos.$R$2:.$S$33];2;0)*[.K26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5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69];[$datos.$R$2:.$S$33];2;0)*[.F269]*[.G26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69];&quot;No virtualizado&quot;)      ;&quot;&quot;      ; IF(EXACT([.I269];&quot;Virtualización lógica&quot;)           ;[.H269]           ; IF(EXACT([.I269];&quot;Virtualización física&quot;)               ;VLOOKUP([.$E269];[$datos.$R$2:.$S$33];2;0)*[.K26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5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70];[$datos.$R$2:.$S$33];2;0)*[.F270]*[.G27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70];&quot;No virtualizado&quot;)      ;&quot;&quot;      ; IF(EXACT([.I270];&quot;Virtualización lógica&quot;)           ;[.H270]           ; IF(EXACT([.I270];&quot;Virtualización física&quot;)               ;VLOOKUP([.$E270];[$datos.$R$2:.$S$33];2;0)*[.K27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5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71];[$datos.$R$2:.$S$33];2;0)*[.F271]*[.G27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71];&quot;No virtualizado&quot;)      ;&quot;&quot;      ; IF(EXACT([.I271];&quot;Virtualización lógica&quot;)           ;[.H271]           ; IF(EXACT([.I271];&quot;Virtualización física&quot;)               ;VLOOKUP([.$E271];[$datos.$R$2:.$S$33];2;0)*[.K27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5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72];[$datos.$R$2:.$S$33];2;0)*[.F272]*[.G27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72];&quot;No virtualizado&quot;)      ;&quot;&quot;      ; IF(EXACT([.I272];&quot;Virtualización lógica&quot;)           ;[.H272]           ; IF(EXACT([.I272];&quot;Virtualización física&quot;)               ;VLOOKUP([.$E272];[$datos.$R$2:.$S$33];2;0)*[.K27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5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73];[$datos.$R$2:.$S$33];2;0)*[.F273]*[.G27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73];&quot;No virtualizado&quot;)      ;&quot;&quot;      ; IF(EXACT([.I273];&quot;Virtualización lógica&quot;)           ;[.H273]           ; IF(EXACT([.I273];&quot;Virtualización física&quot;)               ;VLOOKUP([.$E273];[$datos.$R$2:.$S$33];2;0)*[.K27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6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74];[$datos.$R$2:.$S$33];2;0)*[.F274]*[.G27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74];&quot;No virtualizado&quot;)      ;&quot;&quot;      ; IF(EXACT([.I274];&quot;Virtualización lógica&quot;)           ;[.H274]           ; IF(EXACT([.I274];&quot;Virtualización física&quot;)               ;VLOOKUP([.$E274];[$datos.$R$2:.$S$33];2;0)*[.K27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6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75];[$datos.$R$2:.$S$33];2;0)*[.F275]*[.G27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75];&quot;No virtualizado&quot;)      ;&quot;&quot;      ; IF(EXACT([.I275];&quot;Virtualización lógica&quot;)           ;[.H275]           ; IF(EXACT([.I275];&quot;Virtualización física&quot;)               ;VLOOKUP([.$E275];[$datos.$R$2:.$S$33];2;0)*[.K27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6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76];[$datos.$R$2:.$S$33];2;0)*[.F276]*[.G27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76];&quot;No virtualizado&quot;)      ;&quot;&quot;      ; IF(EXACT([.I276];&quot;Virtualización lógica&quot;)           ;[.H276]           ; IF(EXACT([.I276];&quot;Virtualización física&quot;)               ;VLOOKUP([.$E276];[$datos.$R$2:.$S$33];2;0)*[.K27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6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77];[$datos.$R$2:.$S$33];2;0)*[.F277]*[.G27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77];&quot;No virtualizado&quot;)      ;&quot;&quot;      ; IF(EXACT([.I277];&quot;Virtualización lógica&quot;)           ;[.H277]           ; IF(EXACT([.I277];&quot;Virtualización física&quot;)               ;VLOOKUP([.$E277];[$datos.$R$2:.$S$33];2;0)*[.K27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6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78];[$datos.$R$2:.$S$33];2;0)*[.F278]*[.G27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78];&quot;No virtualizado&quot;)      ;&quot;&quot;      ; IF(EXACT([.I278];&quot;Virtualización lógica&quot;)           ;[.H278]           ; IF(EXACT([.I278];&quot;Virtualización física&quot;)               ;VLOOKUP([.$E278];[$datos.$R$2:.$S$33];2;0)*[.K27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6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79];[$datos.$R$2:.$S$33];2;0)*[.F279]*[.G27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79];&quot;No virtualizado&quot;)      ;&quot;&quot;      ; IF(EXACT([.I279];&quot;Virtualización lógica&quot;)           ;[.H279]           ; IF(EXACT([.I279];&quot;Virtualización física&quot;)               ;VLOOKUP([.$E279];[$datos.$R$2:.$S$33];2;0)*[.K27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6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80];[$datos.$R$2:.$S$33];2;0)*[.F280]*[.G28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80];&quot;No virtualizado&quot;)      ;&quot;&quot;      ; IF(EXACT([.I280];&quot;Virtualización lógica&quot;)           ;[.H280]           ; IF(EXACT([.I280];&quot;Virtualización física&quot;)               ;VLOOKUP([.$E280];[$datos.$R$2:.$S$33];2;0)*[.K28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6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81];[$datos.$R$2:.$S$33];2;0)*[.F281]*[.G28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81];&quot;No virtualizado&quot;)      ;&quot;&quot;      ; IF(EXACT([.I281];&quot;Virtualización lógica&quot;)           ;[.H281]           ; IF(EXACT([.I281];&quot;Virtualización física&quot;)               ;VLOOKUP([.$E281];[$datos.$R$2:.$S$33];2;0)*[.K28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6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82];[$datos.$R$2:.$S$33];2;0)*[.F282]*[.G28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82];&quot;No virtualizado&quot;)      ;&quot;&quot;      ; IF(EXACT([.I282];&quot;Virtualización lógica&quot;)           ;[.H282]           ; IF(EXACT([.I282];&quot;Virtualización física&quot;)               ;VLOOKUP([.$E282];[$datos.$R$2:.$S$33];2;0)*[.K28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6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83];[$datos.$R$2:.$S$33];2;0)*[.F283]*[.G28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83];&quot;No virtualizado&quot;)      ;&quot;&quot;      ; IF(EXACT([.I283];&quot;Virtualización lógica&quot;)           ;[.H283]           ; IF(EXACT([.I283];&quot;Virtualización física&quot;)               ;VLOOKUP([.$E283];[$datos.$R$2:.$S$33];2;0)*[.K28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7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84];[$datos.$R$2:.$S$33];2;0)*[.F284]*[.G28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84];&quot;No virtualizado&quot;)      ;&quot;&quot;      ; IF(EXACT([.I284];&quot;Virtualización lógica&quot;)           ;[.H284]           ; IF(EXACT([.I284];&quot;Virtualización física&quot;)               ;VLOOKUP([.$E284];[$datos.$R$2:.$S$33];2;0)*[.K28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7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85];[$datos.$R$2:.$S$33];2;0)*[.F285]*[.G28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85];&quot;No virtualizado&quot;)      ;&quot;&quot;      ; IF(EXACT([.I285];&quot;Virtualización lógica&quot;)           ;[.H285]           ; IF(EXACT([.I285];&quot;Virtualización física&quot;)               ;VLOOKUP([.$E285];[$datos.$R$2:.$S$33];2;0)*[.K28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7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86];[$datos.$R$2:.$S$33];2;0)*[.F286]*[.G28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86];&quot;No virtualizado&quot;)      ;&quot;&quot;      ; IF(EXACT([.I286];&quot;Virtualización lógica&quot;)           ;[.H286]           ; IF(EXACT([.I286];&quot;Virtualización física&quot;)               ;VLOOKUP([.$E286];[$datos.$R$2:.$S$33];2;0)*[.K28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7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87];[$datos.$R$2:.$S$33];2;0)*[.F287]*[.G28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87];&quot;No virtualizado&quot;)      ;&quot;&quot;      ; IF(EXACT([.I287];&quot;Virtualización lógica&quot;)           ;[.H287]           ; IF(EXACT([.I287];&quot;Virtualización física&quot;)               ;VLOOKUP([.$E287];[$datos.$R$2:.$S$33];2;0)*[.K28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7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88];[$datos.$R$2:.$S$33];2;0)*[.F288]*[.G28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88];&quot;No virtualizado&quot;)      ;&quot;&quot;      ; IF(EXACT([.I288];&quot;Virtualización lógica&quot;)           ;[.H288]           ; IF(EXACT([.I288];&quot;Virtualización física&quot;)               ;VLOOKUP([.$E288];[$datos.$R$2:.$S$33];2;0)*[.K28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7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89];[$datos.$R$2:.$S$33];2;0)*[.F289]*[.G28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89];&quot;No virtualizado&quot;)      ;&quot;&quot;      ; IF(EXACT([.I289];&quot;Virtualización lógica&quot;)           ;[.H289]           ; IF(EXACT([.I289];&quot;Virtualización física&quot;)               ;VLOOKUP([.$E289];[$datos.$R$2:.$S$33];2;0)*[.K28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7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90];[$datos.$R$2:.$S$33];2;0)*[.F290]*[.G29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90];&quot;No virtualizado&quot;)      ;&quot;&quot;      ; IF(EXACT([.I290];&quot;Virtualización lógica&quot;)           ;[.H290]           ; IF(EXACT([.I290];&quot;Virtualización física&quot;)               ;VLOOKUP([.$E290];[$datos.$R$2:.$S$33];2;0)*[.K29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7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91];[$datos.$R$2:.$S$33];2;0)*[.F291]*[.G29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91];&quot;No virtualizado&quot;)      ;&quot;&quot;      ; IF(EXACT([.I291];&quot;Virtualización lógica&quot;)           ;[.H291]           ; IF(EXACT([.I291];&quot;Virtualización física&quot;)               ;VLOOKUP([.$E291];[$datos.$R$2:.$S$33];2;0)*[.K29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7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92];[$datos.$R$2:.$S$33];2;0)*[.F292]*[.G29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92];&quot;No virtualizado&quot;)      ;&quot;&quot;      ; IF(EXACT([.I292];&quot;Virtualización lógica&quot;)           ;[.H292]           ; IF(EXACT([.I292];&quot;Virtualización física&quot;)               ;VLOOKUP([.$E292];[$datos.$R$2:.$S$33];2;0)*[.K29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7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93];[$datos.$R$2:.$S$33];2;0)*[.F293]*[.G29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93];&quot;No virtualizado&quot;)      ;&quot;&quot;      ; IF(EXACT([.I293];&quot;Virtualización lógica&quot;)           ;[.H293]           ; IF(EXACT([.I293];&quot;Virtualización física&quot;)               ;VLOOKUP([.$E293];[$datos.$R$2:.$S$33];2;0)*[.K29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8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94];[$datos.$R$2:.$S$33];2;0)*[.F294]*[.G29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94];&quot;No virtualizado&quot;)      ;&quot;&quot;      ; IF(EXACT([.I294];&quot;Virtualización lógica&quot;)           ;[.H294]           ; IF(EXACT([.I294];&quot;Virtualización física&quot;)               ;VLOOKUP([.$E294];[$datos.$R$2:.$S$33];2;0)*[.K29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8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95];[$datos.$R$2:.$S$33];2;0)*[.F295]*[.G29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95];&quot;No virtualizado&quot;)      ;&quot;&quot;      ; IF(EXACT([.I295];&quot;Virtualización lógica&quot;)           ;[.H295]           ; IF(EXACT([.I295];&quot;Virtualización física&quot;)               ;VLOOKUP([.$E295];[$datos.$R$2:.$S$33];2;0)*[.K29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8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96];[$datos.$R$2:.$S$33];2;0)*[.F296]*[.G29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96];&quot;No virtualizado&quot;)      ;&quot;&quot;      ; IF(EXACT([.I296];&quot;Virtualización lógica&quot;)           ;[.H296]           ; IF(EXACT([.I296];&quot;Virtualización física&quot;)               ;VLOOKUP([.$E296];[$datos.$R$2:.$S$33];2;0)*[.K29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8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97];[$datos.$R$2:.$S$33];2;0)*[.F297]*[.G29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97];&quot;No virtualizado&quot;)      ;&quot;&quot;      ; IF(EXACT([.I297];&quot;Virtualización lógica&quot;)           ;[.H297]           ; IF(EXACT([.I297];&quot;Virtualización física&quot;)               ;VLOOKUP([.$E297];[$datos.$R$2:.$S$33];2;0)*[.K29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8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98];[$datos.$R$2:.$S$33];2;0)*[.F298]*[.G29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98];&quot;No virtualizado&quot;)      ;&quot;&quot;      ; IF(EXACT([.I298];&quot;Virtualización lógica&quot;)           ;[.H298]           ; IF(EXACT([.I298];&quot;Virtualización física&quot;)               ;VLOOKUP([.$E298];[$datos.$R$2:.$S$33];2;0)*[.K29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8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299];[$datos.$R$2:.$S$33];2;0)*[.F299]*[.G29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299];&quot;No virtualizado&quot;)      ;&quot;&quot;      ; IF(EXACT([.I299];&quot;Virtualización lógica&quot;)           ;[.H299]           ; IF(EXACT([.I299];&quot;Virtualización física&quot;)               ;VLOOKUP([.$E299];[$datos.$R$2:.$S$33];2;0)*[.K29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8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00];[$datos.$R$2:.$S$33];2;0)*[.F300]*[.G30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00];&quot;No virtualizado&quot;)      ;&quot;&quot;      ; IF(EXACT([.I300];&quot;Virtualización lógica&quot;)           ;[.H300]           ; IF(EXACT([.I300];&quot;Virtualización física&quot;)               ;VLOOKUP([.$E300];[$datos.$R$2:.$S$33];2;0)*[.K30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8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01];[$datos.$R$2:.$S$33];2;0)*[.F301]*[.G30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01];&quot;No virtualizado&quot;)      ;&quot;&quot;      ; IF(EXACT([.I301];&quot;Virtualización lógica&quot;)           ;[.H301]           ; IF(EXACT([.I301];&quot;Virtualización física&quot;)               ;VLOOKUP([.$E301];[$datos.$R$2:.$S$33];2;0)*[.K30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8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02];[$datos.$R$2:.$S$33];2;0)*[.F302]*[.G30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02];&quot;No virtualizado&quot;)      ;&quot;&quot;      ; IF(EXACT([.I302];&quot;Virtualización lógica&quot;)           ;[.H302]           ; IF(EXACT([.I302];&quot;Virtualización física&quot;)               ;VLOOKUP([.$E302];[$datos.$R$2:.$S$33];2;0)*[.K30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8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03];[$datos.$R$2:.$S$33];2;0)*[.F303]*[.G30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03];&quot;No virtualizado&quot;)      ;&quot;&quot;      ; IF(EXACT([.I303];&quot;Virtualización lógica&quot;)           ;[.H303]           ; IF(EXACT([.I303];&quot;Virtualización física&quot;)               ;VLOOKUP([.$E303];[$datos.$R$2:.$S$33];2;0)*[.K30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9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04];[$datos.$R$2:.$S$33];2;0)*[.F304]*[.G30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04];&quot;No virtualizado&quot;)      ;&quot;&quot;      ; IF(EXACT([.I304];&quot;Virtualización lógica&quot;)           ;[.H304]           ; IF(EXACT([.I304];&quot;Virtualización física&quot;)               ;VLOOKUP([.$E304];[$datos.$R$2:.$S$33];2;0)*[.K30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9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05];[$datos.$R$2:.$S$33];2;0)*[.F305]*[.G30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05];&quot;No virtualizado&quot;)      ;&quot;&quot;      ; IF(EXACT([.I305];&quot;Virtualización lógica&quot;)           ;[.H305]           ; IF(EXACT([.I305];&quot;Virtualización física&quot;)               ;VLOOKUP([.$E305];[$datos.$R$2:.$S$33];2;0)*[.K30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9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06];[$datos.$R$2:.$S$33];2;0)*[.F306]*[.G30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06];&quot;No virtualizado&quot;)      ;&quot;&quot;      ; IF(EXACT([.I306];&quot;Virtualización lógica&quot;)           ;[.H306]           ; IF(EXACT([.I306];&quot;Virtualización física&quot;)               ;VLOOKUP([.$E306];[$datos.$R$2:.$S$33];2;0)*[.K30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9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07];[$datos.$R$2:.$S$33];2;0)*[.F307]*[.G30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07];&quot;No virtualizado&quot;)      ;&quot;&quot;      ; IF(EXACT([.I307];&quot;Virtualización lógica&quot;)           ;[.H307]           ; IF(EXACT([.I307];&quot;Virtualización física&quot;)               ;VLOOKUP([.$E307];[$datos.$R$2:.$S$33];2;0)*[.K30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9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08];[$datos.$R$2:.$S$33];2;0)*[.F308]*[.G30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08];&quot;No virtualizado&quot;)      ;&quot;&quot;      ; IF(EXACT([.I308];&quot;Virtualización lógica&quot;)           ;[.H308]           ; IF(EXACT([.I308];&quot;Virtualización física&quot;)               ;VLOOKUP([.$E308];[$datos.$R$2:.$S$33];2;0)*[.K30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9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09];[$datos.$R$2:.$S$33];2;0)*[.F309]*[.G30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09];&quot;No virtualizado&quot;)      ;&quot;&quot;      ; IF(EXACT([.I309];&quot;Virtualización lógica&quot;)           ;[.H309]           ; IF(EXACT([.I309];&quot;Virtualización física&quot;)               ;VLOOKUP([.$E309];[$datos.$R$2:.$S$33];2;0)*[.K30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9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10];[$datos.$R$2:.$S$33];2;0)*[.F310]*[.G31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10];&quot;No virtualizado&quot;)      ;&quot;&quot;      ; IF(EXACT([.I310];&quot;Virtualización lógica&quot;)           ;[.H310]           ; IF(EXACT([.I310];&quot;Virtualización física&quot;)               ;VLOOKUP([.$E310];[$datos.$R$2:.$S$33];2;0)*[.K31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9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11];[$datos.$R$2:.$S$33];2;0)*[.F311]*[.G31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11];&quot;No virtualizado&quot;)      ;&quot;&quot;      ; IF(EXACT([.I311];&quot;Virtualización lógica&quot;)           ;[.H311]           ; IF(EXACT([.I311];&quot;Virtualización física&quot;)               ;VLOOKUP([.$E311];[$datos.$R$2:.$S$33];2;0)*[.K31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9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12];[$datos.$R$2:.$S$33];2;0)*[.F312]*[.G31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12];&quot;No virtualizado&quot;)      ;&quot;&quot;      ; IF(EXACT([.I312];&quot;Virtualización lógica&quot;)           ;[.H312]           ; IF(EXACT([.I312];&quot;Virtualización física&quot;)               ;VLOOKUP([.$E312];[$datos.$R$2:.$S$33];2;0)*[.K31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29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13];[$datos.$R$2:.$S$33];2;0)*[.F313]*[.G31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13];&quot;No virtualizado&quot;)      ;&quot;&quot;      ; IF(EXACT([.I313];&quot;Virtualización lógica&quot;)           ;[.H313]           ; IF(EXACT([.I313];&quot;Virtualización física&quot;)               ;VLOOKUP([.$E313];[$datos.$R$2:.$S$33];2;0)*[.K31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0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14];[$datos.$R$2:.$S$33];2;0)*[.F314]*[.G31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14];&quot;No virtualizado&quot;)      ;&quot;&quot;      ; IF(EXACT([.I314];&quot;Virtualización lógica&quot;)           ;[.H314]           ; IF(EXACT([.I314];&quot;Virtualización física&quot;)               ;VLOOKUP([.$E314];[$datos.$R$2:.$S$33];2;0)*[.K31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0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15];[$datos.$R$2:.$S$33];2;0)*[.F315]*[.G31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15];&quot;No virtualizado&quot;)      ;&quot;&quot;      ; IF(EXACT([.I315];&quot;Virtualización lógica&quot;)           ;[.H315]           ; IF(EXACT([.I315];&quot;Virtualización física&quot;)               ;VLOOKUP([.$E315];[$datos.$R$2:.$S$33];2;0)*[.K31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0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16];[$datos.$R$2:.$S$33];2;0)*[.F316]*[.G31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16];&quot;No virtualizado&quot;)      ;&quot;&quot;      ; IF(EXACT([.I316];&quot;Virtualización lógica&quot;)           ;[.H316]           ; IF(EXACT([.I316];&quot;Virtualización física&quot;)               ;VLOOKUP([.$E316];[$datos.$R$2:.$S$33];2;0)*[.K31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0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17];[$datos.$R$2:.$S$33];2;0)*[.F317]*[.G31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17];&quot;No virtualizado&quot;)      ;&quot;&quot;      ; IF(EXACT([.I317];&quot;Virtualización lógica&quot;)           ;[.H317]           ; IF(EXACT([.I317];&quot;Virtualización física&quot;)               ;VLOOKUP([.$E317];[$datos.$R$2:.$S$33];2;0)*[.K31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0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18];[$datos.$R$2:.$S$33];2;0)*[.F318]*[.G31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18];&quot;No virtualizado&quot;)      ;&quot;&quot;      ; IF(EXACT([.I318];&quot;Virtualización lógica&quot;)           ;[.H318]           ; IF(EXACT([.I318];&quot;Virtualización física&quot;)               ;VLOOKUP([.$E318];[$datos.$R$2:.$S$33];2;0)*[.K31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0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19];[$datos.$R$2:.$S$33];2;0)*[.F319]*[.G31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19];&quot;No virtualizado&quot;)      ;&quot;&quot;      ; IF(EXACT([.I319];&quot;Virtualización lógica&quot;)           ;[.H319]           ; IF(EXACT([.I319];&quot;Virtualización física&quot;)               ;VLOOKUP([.$E319];[$datos.$R$2:.$S$33];2;0)*[.K31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0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20];[$datos.$R$2:.$S$33];2;0)*[.F320]*[.G32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20];&quot;No virtualizado&quot;)      ;&quot;&quot;      ; IF(EXACT([.I320];&quot;Virtualización lógica&quot;)           ;[.H320]           ; IF(EXACT([.I320];&quot;Virtualización física&quot;)               ;VLOOKUP([.$E320];[$datos.$R$2:.$S$33];2;0)*[.K32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0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21];[$datos.$R$2:.$S$33];2;0)*[.F321]*[.G32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21];&quot;No virtualizado&quot;)      ;&quot;&quot;      ; IF(EXACT([.I321];&quot;Virtualización lógica&quot;)           ;[.H321]           ; IF(EXACT([.I321];&quot;Virtualización física&quot;)               ;VLOOKUP([.$E321];[$datos.$R$2:.$S$33];2;0)*[.K32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0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22];[$datos.$R$2:.$S$33];2;0)*[.F322]*[.G32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22];&quot;No virtualizado&quot;)      ;&quot;&quot;      ; IF(EXACT([.I322];&quot;Virtualización lógica&quot;)           ;[.H322]           ; IF(EXACT([.I322];&quot;Virtualización física&quot;)               ;VLOOKUP([.$E322];[$datos.$R$2:.$S$33];2;0)*[.K32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0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23];[$datos.$R$2:.$S$33];2;0)*[.F323]*[.G32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23];&quot;No virtualizado&quot;)      ;&quot;&quot;      ; IF(EXACT([.I323];&quot;Virtualización lógica&quot;)           ;[.H323]           ; IF(EXACT([.I323];&quot;Virtualización física&quot;)               ;VLOOKUP([.$E323];[$datos.$R$2:.$S$33];2;0)*[.K32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1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24];[$datos.$R$2:.$S$33];2;0)*[.F324]*[.G32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24];&quot;No virtualizado&quot;)      ;&quot;&quot;      ; IF(EXACT([.I324];&quot;Virtualización lógica&quot;)           ;[.H324]           ; IF(EXACT([.I324];&quot;Virtualización física&quot;)               ;VLOOKUP([.$E324];[$datos.$R$2:.$S$33];2;0)*[.K32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1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25];[$datos.$R$2:.$S$33];2;0)*[.F325]*[.G32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25];&quot;No virtualizado&quot;)      ;&quot;&quot;      ; IF(EXACT([.I325];&quot;Virtualización lógica&quot;)           ;[.H325]           ; IF(EXACT([.I325];&quot;Virtualización física&quot;)               ;VLOOKUP([.$E325];[$datos.$R$2:.$S$33];2;0)*[.K32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1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26];[$datos.$R$2:.$S$33];2;0)*[.F326]*[.G32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26];&quot;No virtualizado&quot;)      ;&quot;&quot;      ; IF(EXACT([.I326];&quot;Virtualización lógica&quot;)           ;[.H326]           ; IF(EXACT([.I326];&quot;Virtualización física&quot;)               ;VLOOKUP([.$E326];[$datos.$R$2:.$S$33];2;0)*[.K32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1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27];[$datos.$R$2:.$S$33];2;0)*[.F327]*[.G32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27];&quot;No virtualizado&quot;)      ;&quot;&quot;      ; IF(EXACT([.I327];&quot;Virtualización lógica&quot;)           ;[.H327]           ; IF(EXACT([.I327];&quot;Virtualización física&quot;)               ;VLOOKUP([.$E327];[$datos.$R$2:.$S$33];2;0)*[.K32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1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28];[$datos.$R$2:.$S$33];2;0)*[.F328]*[.G32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28];&quot;No virtualizado&quot;)      ;&quot;&quot;      ; IF(EXACT([.I328];&quot;Virtualización lógica&quot;)           ;[.H328]           ; IF(EXACT([.I328];&quot;Virtualización física&quot;)               ;VLOOKUP([.$E328];[$datos.$R$2:.$S$33];2;0)*[.K32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1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29];[$datos.$R$2:.$S$33];2;0)*[.F329]*[.G32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29];&quot;No virtualizado&quot;)      ;&quot;&quot;      ; IF(EXACT([.I329];&quot;Virtualización lógica&quot;)           ;[.H329]           ; IF(EXACT([.I329];&quot;Virtualización física&quot;)               ;VLOOKUP([.$E329];[$datos.$R$2:.$S$33];2;0)*[.K32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1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30];[$datos.$R$2:.$S$33];2;0)*[.F330]*[.G33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30];&quot;No virtualizado&quot;)      ;&quot;&quot;      ; IF(EXACT([.I330];&quot;Virtualización lógica&quot;)           ;[.H330]           ; IF(EXACT([.I330];&quot;Virtualización física&quot;)               ;VLOOKUP([.$E330];[$datos.$R$2:.$S$33];2;0)*[.K33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1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31];[$datos.$R$2:.$S$33];2;0)*[.F331]*[.G33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31];&quot;No virtualizado&quot;)      ;&quot;&quot;      ; IF(EXACT([.I331];&quot;Virtualización lógica&quot;)           ;[.H331]           ; IF(EXACT([.I331];&quot;Virtualización física&quot;)               ;VLOOKUP([.$E331];[$datos.$R$2:.$S$33];2;0)*[.K33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1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32];[$datos.$R$2:.$S$33];2;0)*[.F332]*[.G33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32];&quot;No virtualizado&quot;)      ;&quot;&quot;      ; IF(EXACT([.I332];&quot;Virtualización lógica&quot;)           ;[.H332]           ; IF(EXACT([.I332];&quot;Virtualización física&quot;)               ;VLOOKUP([.$E332];[$datos.$R$2:.$S$33];2;0)*[.K33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1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33];[$datos.$R$2:.$S$33];2;0)*[.F333]*[.G33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33];&quot;No virtualizado&quot;)      ;&quot;&quot;      ; IF(EXACT([.I333];&quot;Virtualización lógica&quot;)           ;[.H333]           ; IF(EXACT([.I333];&quot;Virtualización física&quot;)               ;VLOOKUP([.$E333];[$datos.$R$2:.$S$33];2;0)*[.K33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2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34];[$datos.$R$2:.$S$33];2;0)*[.F334]*[.G33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34];&quot;No virtualizado&quot;)      ;&quot;&quot;      ; IF(EXACT([.I334];&quot;Virtualización lógica&quot;)           ;[.H334]           ; IF(EXACT([.I334];&quot;Virtualización física&quot;)               ;VLOOKUP([.$E334];[$datos.$R$2:.$S$33];2;0)*[.K33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2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35];[$datos.$R$2:.$S$33];2;0)*[.F335]*[.G33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35];&quot;No virtualizado&quot;)      ;&quot;&quot;      ; IF(EXACT([.I335];&quot;Virtualización lógica&quot;)           ;[.H335]           ; IF(EXACT([.I335];&quot;Virtualización física&quot;)               ;VLOOKUP([.$E335];[$datos.$R$2:.$S$33];2;0)*[.K33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2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36];[$datos.$R$2:.$S$33];2;0)*[.F336]*[.G33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36];&quot;No virtualizado&quot;)      ;&quot;&quot;      ; IF(EXACT([.I336];&quot;Virtualización lógica&quot;)           ;[.H336]           ; IF(EXACT([.I336];&quot;Virtualización física&quot;)               ;VLOOKUP([.$E336];[$datos.$R$2:.$S$33];2;0)*[.K33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2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37];[$datos.$R$2:.$S$33];2;0)*[.F337]*[.G33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37];&quot;No virtualizado&quot;)      ;&quot;&quot;      ; IF(EXACT([.I337];&quot;Virtualización lógica&quot;)           ;[.H337]           ; IF(EXACT([.I337];&quot;Virtualización física&quot;)               ;VLOOKUP([.$E337];[$datos.$R$2:.$S$33];2;0)*[.K33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2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38];[$datos.$R$2:.$S$33];2;0)*[.F338]*[.G33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38];&quot;No virtualizado&quot;)      ;&quot;&quot;      ; IF(EXACT([.I338];&quot;Virtualización lógica&quot;)           ;[.H338]           ; IF(EXACT([.I338];&quot;Virtualización física&quot;)               ;VLOOKUP([.$E338];[$datos.$R$2:.$S$33];2;0)*[.K33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2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39];[$datos.$R$2:.$S$33];2;0)*[.F339]*[.G33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39];&quot;No virtualizado&quot;)      ;&quot;&quot;      ; IF(EXACT([.I339];&quot;Virtualización lógica&quot;)           ;[.H339]           ; IF(EXACT([.I339];&quot;Virtualización física&quot;)               ;VLOOKUP([.$E339];[$datos.$R$2:.$S$33];2;0)*[.K33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2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40];[$datos.$R$2:.$S$33];2;0)*[.F340]*[.G34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40];&quot;No virtualizado&quot;)      ;&quot;&quot;      ; IF(EXACT([.I340];&quot;Virtualización lógica&quot;)           ;[.H340]           ; IF(EXACT([.I340];&quot;Virtualización física&quot;)               ;VLOOKUP([.$E340];[$datos.$R$2:.$S$33];2;0)*[.K34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2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41];[$datos.$R$2:.$S$33];2;0)*[.F341]*[.G34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41];&quot;No virtualizado&quot;)      ;&quot;&quot;      ; IF(EXACT([.I341];&quot;Virtualización lógica&quot;)           ;[.H341]           ; IF(EXACT([.I341];&quot;Virtualización física&quot;)               ;VLOOKUP([.$E341];[$datos.$R$2:.$S$33];2;0)*[.K34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2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42];[$datos.$R$2:.$S$33];2;0)*[.F342]*[.G34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42];&quot;No virtualizado&quot;)      ;&quot;&quot;      ; IF(EXACT([.I342];&quot;Virtualización lógica&quot;)           ;[.H342]           ; IF(EXACT([.I342];&quot;Virtualización física&quot;)               ;VLOOKUP([.$E342];[$datos.$R$2:.$S$33];2;0)*[.K34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2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43];[$datos.$R$2:.$S$33];2;0)*[.F343]*[.G34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43];&quot;No virtualizado&quot;)      ;&quot;&quot;      ; IF(EXACT([.I343];&quot;Virtualización lógica&quot;)           ;[.H343]           ; IF(EXACT([.I343];&quot;Virtualización física&quot;)               ;VLOOKUP([.$E343];[$datos.$R$2:.$S$33];2;0)*[.K34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3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44];[$datos.$R$2:.$S$33];2;0)*[.F344]*[.G34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44];&quot;No virtualizado&quot;)      ;&quot;&quot;      ; IF(EXACT([.I344];&quot;Virtualización lógica&quot;)           ;[.H344]           ; IF(EXACT([.I344];&quot;Virtualización física&quot;)               ;VLOOKUP([.$E344];[$datos.$R$2:.$S$33];2;0)*[.K34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3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45];[$datos.$R$2:.$S$33];2;0)*[.F345]*[.G34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45];&quot;No virtualizado&quot;)      ;&quot;&quot;      ; IF(EXACT([.I345];&quot;Virtualización lógica&quot;)           ;[.H345]           ; IF(EXACT([.I345];&quot;Virtualización física&quot;)               ;VLOOKUP([.$E345];[$datos.$R$2:.$S$33];2;0)*[.K34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3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46];[$datos.$R$2:.$S$33];2;0)*[.F346]*[.G34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46];&quot;No virtualizado&quot;)      ;&quot;&quot;      ; IF(EXACT([.I346];&quot;Virtualización lógica&quot;)           ;[.H346]           ; IF(EXACT([.I346];&quot;Virtualización física&quot;)               ;VLOOKUP([.$E346];[$datos.$R$2:.$S$33];2;0)*[.K34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3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47];[$datos.$R$2:.$S$33];2;0)*[.F347]*[.G34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47];&quot;No virtualizado&quot;)      ;&quot;&quot;      ; IF(EXACT([.I347];&quot;Virtualización lógica&quot;)           ;[.H347]           ; IF(EXACT([.I347];&quot;Virtualización física&quot;)               ;VLOOKUP([.$E347];[$datos.$R$2:.$S$33];2;0)*[.K34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3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48];[$datos.$R$2:.$S$33];2;0)*[.F348]*[.G34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48];&quot;No virtualizado&quot;)      ;&quot;&quot;      ; IF(EXACT([.I348];&quot;Virtualización lógica&quot;)           ;[.H348]           ; IF(EXACT([.I348];&quot;Virtualización física&quot;)               ;VLOOKUP([.$E348];[$datos.$R$2:.$S$33];2;0)*[.K34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3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49];[$datos.$R$2:.$S$33];2;0)*[.F349]*[.G34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49];&quot;No virtualizado&quot;)      ;&quot;&quot;      ; IF(EXACT([.I349];&quot;Virtualización lógica&quot;)           ;[.H349]           ; IF(EXACT([.I349];&quot;Virtualización física&quot;)               ;VLOOKUP([.$E349];[$datos.$R$2:.$S$33];2;0)*[.K34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3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50];[$datos.$R$2:.$S$33];2;0)*[.F350]*[.G35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50];&quot;No virtualizado&quot;)      ;&quot;&quot;      ; IF(EXACT([.I350];&quot;Virtualización lógica&quot;)           ;[.H350]           ; IF(EXACT([.I350];&quot;Virtualización física&quot;)               ;VLOOKUP([.$E350];[$datos.$R$2:.$S$33];2;0)*[.K35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3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51];[$datos.$R$2:.$S$33];2;0)*[.F351]*[.G35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51];&quot;No virtualizado&quot;)      ;&quot;&quot;      ; IF(EXACT([.I351];&quot;Virtualización lógica&quot;)           ;[.H351]           ; IF(EXACT([.I351];&quot;Virtualización física&quot;)               ;VLOOKUP([.$E351];[$datos.$R$2:.$S$33];2;0)*[.K35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3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52];[$datos.$R$2:.$S$33];2;0)*[.F352]*[.G35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52];&quot;No virtualizado&quot;)      ;&quot;&quot;      ; IF(EXACT([.I352];&quot;Virtualización lógica&quot;)           ;[.H352]           ; IF(EXACT([.I352];&quot;Virtualización física&quot;)               ;VLOOKUP([.$E352];[$datos.$R$2:.$S$33];2;0)*[.K35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3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53];[$datos.$R$2:.$S$33];2;0)*[.F353]*[.G35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53];&quot;No virtualizado&quot;)      ;&quot;&quot;      ; IF(EXACT([.I353];&quot;Virtualización lógica&quot;)           ;[.H353]           ; IF(EXACT([.I353];&quot;Virtualización física&quot;)               ;VLOOKUP([.$E353];[$datos.$R$2:.$S$33];2;0)*[.K35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4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54];[$datos.$R$2:.$S$33];2;0)*[.F354]*[.G35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54];&quot;No virtualizado&quot;)      ;&quot;&quot;      ; IF(EXACT([.I354];&quot;Virtualización lógica&quot;)           ;[.H354]           ; IF(EXACT([.I354];&quot;Virtualización física&quot;)               ;VLOOKUP([.$E354];[$datos.$R$2:.$S$33];2;0)*[.K35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4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55];[$datos.$R$2:.$S$33];2;0)*[.F355]*[.G35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55];&quot;No virtualizado&quot;)      ;&quot;&quot;      ; IF(EXACT([.I355];&quot;Virtualización lógica&quot;)           ;[.H355]           ; IF(EXACT([.I355];&quot;Virtualización física&quot;)               ;VLOOKUP([.$E355];[$datos.$R$2:.$S$33];2;0)*[.K35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4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56];[$datos.$R$2:.$S$33];2;0)*[.F356]*[.G35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56];&quot;No virtualizado&quot;)      ;&quot;&quot;      ; IF(EXACT([.I356];&quot;Virtualización lógica&quot;)           ;[.H356]           ; IF(EXACT([.I356];&quot;Virtualización física&quot;)               ;VLOOKUP([.$E356];[$datos.$R$2:.$S$33];2;0)*[.K35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4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57];[$datos.$R$2:.$S$33];2;0)*[.F357]*[.G35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57];&quot;No virtualizado&quot;)      ;&quot;&quot;      ; IF(EXACT([.I357];&quot;Virtualización lógica&quot;)           ;[.H357]           ; IF(EXACT([.I357];&quot;Virtualización física&quot;)               ;VLOOKUP([.$E357];[$datos.$R$2:.$S$33];2;0)*[.K35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4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58];[$datos.$R$2:.$S$33];2;0)*[.F358]*[.G35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58];&quot;No virtualizado&quot;)      ;&quot;&quot;      ; IF(EXACT([.I358];&quot;Virtualización lógica&quot;)           ;[.H358]           ; IF(EXACT([.I358];&quot;Virtualización física&quot;)               ;VLOOKUP([.$E358];[$datos.$R$2:.$S$33];2;0)*[.K35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4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59];[$datos.$R$2:.$S$33];2;0)*[.F359]*[.G35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59];&quot;No virtualizado&quot;)      ;&quot;&quot;      ; IF(EXACT([.I359];&quot;Virtualización lógica&quot;)           ;[.H359]           ; IF(EXACT([.I359];&quot;Virtualización física&quot;)               ;VLOOKUP([.$E359];[$datos.$R$2:.$S$33];2;0)*[.K35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4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60];[$datos.$R$2:.$S$33];2;0)*[.F360]*[.G36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60];&quot;No virtualizado&quot;)      ;&quot;&quot;      ; IF(EXACT([.I360];&quot;Virtualización lógica&quot;)           ;[.H360]           ; IF(EXACT([.I360];&quot;Virtualización física&quot;)               ;VLOOKUP([.$E360];[$datos.$R$2:.$S$33];2;0)*[.K36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4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61];[$datos.$R$2:.$S$33];2;0)*[.F361]*[.G36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61];&quot;No virtualizado&quot;)      ;&quot;&quot;      ; IF(EXACT([.I361];&quot;Virtualización lógica&quot;)           ;[.H361]           ; IF(EXACT([.I361];&quot;Virtualización física&quot;)               ;VLOOKUP([.$E361];[$datos.$R$2:.$S$33];2;0)*[.K36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4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62];[$datos.$R$2:.$S$33];2;0)*[.F362]*[.G36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62];&quot;No virtualizado&quot;)      ;&quot;&quot;      ; IF(EXACT([.I362];&quot;Virtualización lógica&quot;)           ;[.H362]           ; IF(EXACT([.I362];&quot;Virtualización física&quot;)               ;VLOOKUP([.$E362];[$datos.$R$2:.$S$33];2;0)*[.K36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4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63];[$datos.$R$2:.$S$33];2;0)*[.F363]*[.G36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63];&quot;No virtualizado&quot;)      ;&quot;&quot;      ; IF(EXACT([.I363];&quot;Virtualización lógica&quot;)           ;[.H363]           ; IF(EXACT([.I363];&quot;Virtualización física&quot;)               ;VLOOKUP([.$E363];[$datos.$R$2:.$S$33];2;0)*[.K36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5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64];[$datos.$R$2:.$S$33];2;0)*[.F364]*[.G36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64];&quot;No virtualizado&quot;)      ;&quot;&quot;      ; IF(EXACT([.I364];&quot;Virtualización lógica&quot;)           ;[.H364]           ; IF(EXACT([.I364];&quot;Virtualización física&quot;)               ;VLOOKUP([.$E364];[$datos.$R$2:.$S$33];2;0)*[.K36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5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65];[$datos.$R$2:.$S$33];2;0)*[.F365]*[.G36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65];&quot;No virtualizado&quot;)      ;&quot;&quot;      ; IF(EXACT([.I365];&quot;Virtualización lógica&quot;)           ;[.H365]           ; IF(EXACT([.I365];&quot;Virtualización física&quot;)               ;VLOOKUP([.$E365];[$datos.$R$2:.$S$33];2;0)*[.K36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5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66];[$datos.$R$2:.$S$33];2;0)*[.F366]*[.G36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66];&quot;No virtualizado&quot;)      ;&quot;&quot;      ; IF(EXACT([.I366];&quot;Virtualización lógica&quot;)           ;[.H366]           ; IF(EXACT([.I366];&quot;Virtualización física&quot;)               ;VLOOKUP([.$E366];[$datos.$R$2:.$S$33];2;0)*[.K36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5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67];[$datos.$R$2:.$S$33];2;0)*[.F367]*[.G36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67];&quot;No virtualizado&quot;)      ;&quot;&quot;      ; IF(EXACT([.I367];&quot;Virtualización lógica&quot;)           ;[.H367]           ; IF(EXACT([.I367];&quot;Virtualización física&quot;)               ;VLOOKUP([.$E367];[$datos.$R$2:.$S$33];2;0)*[.K36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5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68];[$datos.$R$2:.$S$33];2;0)*[.F368]*[.G36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68];&quot;No virtualizado&quot;)      ;&quot;&quot;      ; IF(EXACT([.I368];&quot;Virtualización lógica&quot;)           ;[.H368]           ; IF(EXACT([.I368];&quot;Virtualización física&quot;)               ;VLOOKUP([.$E368];[$datos.$R$2:.$S$33];2;0)*[.K36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5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69];[$datos.$R$2:.$S$33];2;0)*[.F369]*[.G36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69];&quot;No virtualizado&quot;)      ;&quot;&quot;      ; IF(EXACT([.I369];&quot;Virtualización lógica&quot;)           ;[.H369]           ; IF(EXACT([.I369];&quot;Virtualización física&quot;)               ;VLOOKUP([.$E369];[$datos.$R$2:.$S$33];2;0)*[.K36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5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70];[$datos.$R$2:.$S$33];2;0)*[.F370]*[.G37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70];&quot;No virtualizado&quot;)      ;&quot;&quot;      ; IF(EXACT([.I370];&quot;Virtualización lógica&quot;)           ;[.H370]           ; IF(EXACT([.I370];&quot;Virtualización física&quot;)               ;VLOOKUP([.$E370];[$datos.$R$2:.$S$33];2;0)*[.K37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5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71];[$datos.$R$2:.$S$33];2;0)*[.F371]*[.G37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71];&quot;No virtualizado&quot;)      ;&quot;&quot;      ; IF(EXACT([.I371];&quot;Virtualización lógica&quot;)           ;[.H371]           ; IF(EXACT([.I371];&quot;Virtualización física&quot;)               ;VLOOKUP([.$E371];[$datos.$R$2:.$S$33];2;0)*[.K37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5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72];[$datos.$R$2:.$S$33];2;0)*[.F372]*[.G37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72];&quot;No virtualizado&quot;)      ;&quot;&quot;      ; IF(EXACT([.I372];&quot;Virtualización lógica&quot;)           ;[.H372]           ; IF(EXACT([.I372];&quot;Virtualización física&quot;)               ;VLOOKUP([.$E372];[$datos.$R$2:.$S$33];2;0)*[.K37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5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73];[$datos.$R$2:.$S$33];2;0)*[.F373]*[.G37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73];&quot;No virtualizado&quot;)      ;&quot;&quot;      ; IF(EXACT([.I373];&quot;Virtualización lógica&quot;)           ;[.H373]           ; IF(EXACT([.I373];&quot;Virtualización física&quot;)               ;VLOOKUP([.$E373];[$datos.$R$2:.$S$33];2;0)*[.K37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6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74];[$datos.$R$2:.$S$33];2;0)*[.F374]*[.G37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74];&quot;No virtualizado&quot;)      ;&quot;&quot;      ; IF(EXACT([.I374];&quot;Virtualización lógica&quot;)           ;[.H374]           ; IF(EXACT([.I374];&quot;Virtualización física&quot;)               ;VLOOKUP([.$E374];[$datos.$R$2:.$S$33];2;0)*[.K37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6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75];[$datos.$R$2:.$S$33];2;0)*[.F375]*[.G37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75];&quot;No virtualizado&quot;)      ;&quot;&quot;      ; IF(EXACT([.I375];&quot;Virtualización lógica&quot;)           ;[.H375]           ; IF(EXACT([.I375];&quot;Virtualización física&quot;)               ;VLOOKUP([.$E375];[$datos.$R$2:.$S$33];2;0)*[.K37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6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76];[$datos.$R$2:.$S$33];2;0)*[.F376]*[.G37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76];&quot;No virtualizado&quot;)      ;&quot;&quot;      ; IF(EXACT([.I376];&quot;Virtualización lógica&quot;)           ;[.H376]           ; IF(EXACT([.I376];&quot;Virtualización física&quot;)               ;VLOOKUP([.$E376];[$datos.$R$2:.$S$33];2;0)*[.K37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6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77];[$datos.$R$2:.$S$33];2;0)*[.F377]*[.G37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77];&quot;No virtualizado&quot;)      ;&quot;&quot;      ; IF(EXACT([.I377];&quot;Virtualización lógica&quot;)           ;[.H377]           ; IF(EXACT([.I377];&quot;Virtualización física&quot;)               ;VLOOKUP([.$E377];[$datos.$R$2:.$S$33];2;0)*[.K37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6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78];[$datos.$R$2:.$S$33];2;0)*[.F378]*[.G37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78];&quot;No virtualizado&quot;)      ;&quot;&quot;      ; IF(EXACT([.I378];&quot;Virtualización lógica&quot;)           ;[.H378]           ; IF(EXACT([.I378];&quot;Virtualización física&quot;)               ;VLOOKUP([.$E378];[$datos.$R$2:.$S$33];2;0)*[.K37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6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79];[$datos.$R$2:.$S$33];2;0)*[.F379]*[.G37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79];&quot;No virtualizado&quot;)      ;&quot;&quot;      ; IF(EXACT([.I379];&quot;Virtualización lógica&quot;)           ;[.H379]           ; IF(EXACT([.I379];&quot;Virtualización física&quot;)               ;VLOOKUP([.$E379];[$datos.$R$2:.$S$33];2;0)*[.K37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6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80];[$datos.$R$2:.$S$33];2;0)*[.F380]*[.G38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80];&quot;No virtualizado&quot;)      ;&quot;&quot;      ; IF(EXACT([.I380];&quot;Virtualización lógica&quot;)           ;[.H380]           ; IF(EXACT([.I380];&quot;Virtualización física&quot;)               ;VLOOKUP([.$E380];[$datos.$R$2:.$S$33];2;0)*[.K38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6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81];[$datos.$R$2:.$S$33];2;0)*[.F381]*[.G38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81];&quot;No virtualizado&quot;)      ;&quot;&quot;      ; IF(EXACT([.I381];&quot;Virtualización lógica&quot;)           ;[.H381]           ; IF(EXACT([.I381];&quot;Virtualización física&quot;)               ;VLOOKUP([.$E381];[$datos.$R$2:.$S$33];2;0)*[.K38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6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82];[$datos.$R$2:.$S$33];2;0)*[.F382]*[.G38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82];&quot;No virtualizado&quot;)      ;&quot;&quot;      ; IF(EXACT([.I382];&quot;Virtualización lógica&quot;)           ;[.H382]           ; IF(EXACT([.I382];&quot;Virtualización física&quot;)               ;VLOOKUP([.$E382];[$datos.$R$2:.$S$33];2;0)*[.K38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6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83];[$datos.$R$2:.$S$33];2;0)*[.F383]*[.G38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83];&quot;No virtualizado&quot;)      ;&quot;&quot;      ; IF(EXACT([.I383];&quot;Virtualización lógica&quot;)           ;[.H383]           ; IF(EXACT([.I383];&quot;Virtualización física&quot;)               ;VLOOKUP([.$E383];[$datos.$R$2:.$S$33];2;0)*[.K38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7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84];[$datos.$R$2:.$S$33];2;0)*[.F384]*[.G38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84];&quot;No virtualizado&quot;)      ;&quot;&quot;      ; IF(EXACT([.I384];&quot;Virtualización lógica&quot;)           ;[.H384]           ; IF(EXACT([.I384];&quot;Virtualización física&quot;)               ;VLOOKUP([.$E384];[$datos.$R$2:.$S$33];2;0)*[.K38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7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85];[$datos.$R$2:.$S$33];2;0)*[.F385]*[.G38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85];&quot;No virtualizado&quot;)      ;&quot;&quot;      ; IF(EXACT([.I385];&quot;Virtualización lógica&quot;)           ;[.H385]           ; IF(EXACT([.I385];&quot;Virtualización física&quot;)               ;VLOOKUP([.$E385];[$datos.$R$2:.$S$33];2;0)*[.K38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7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86];[$datos.$R$2:.$S$33];2;0)*[.F386]*[.G38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86];&quot;No virtualizado&quot;)      ;&quot;&quot;      ; IF(EXACT([.I386];&quot;Virtualización lógica&quot;)           ;[.H386]           ; IF(EXACT([.I386];&quot;Virtualización física&quot;)               ;VLOOKUP([.$E386];[$datos.$R$2:.$S$33];2;0)*[.K38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7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87];[$datos.$R$2:.$S$33];2;0)*[.F387]*[.G38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87];&quot;No virtualizado&quot;)      ;&quot;&quot;      ; IF(EXACT([.I387];&quot;Virtualización lógica&quot;)           ;[.H387]           ; IF(EXACT([.I387];&quot;Virtualización física&quot;)               ;VLOOKUP([.$E387];[$datos.$R$2:.$S$33];2;0)*[.K38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7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88];[$datos.$R$2:.$S$33];2;0)*[.F388]*[.G38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88];&quot;No virtualizado&quot;)      ;&quot;&quot;      ; IF(EXACT([.I388];&quot;Virtualización lógica&quot;)           ;[.H388]           ; IF(EXACT([.I388];&quot;Virtualización física&quot;)               ;VLOOKUP([.$E388];[$datos.$R$2:.$S$33];2;0)*[.K38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7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89];[$datos.$R$2:.$S$33];2;0)*[.F389]*[.G38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89];&quot;No virtualizado&quot;)      ;&quot;&quot;      ; IF(EXACT([.I389];&quot;Virtualización lógica&quot;)           ;[.H389]           ; IF(EXACT([.I389];&quot;Virtualización física&quot;)               ;VLOOKUP([.$E389];[$datos.$R$2:.$S$33];2;0)*[.K38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7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90];[$datos.$R$2:.$S$33];2;0)*[.F390]*[.G39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90];&quot;No virtualizado&quot;)      ;&quot;&quot;      ; IF(EXACT([.I390];&quot;Virtualización lógica&quot;)           ;[.H390]           ; IF(EXACT([.I390];&quot;Virtualización física&quot;)               ;VLOOKUP([.$E390];[$datos.$R$2:.$S$33];2;0)*[.K39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7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91];[$datos.$R$2:.$S$33];2;0)*[.F391]*[.G39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91];&quot;No virtualizado&quot;)      ;&quot;&quot;      ; IF(EXACT([.I391];&quot;Virtualización lógica&quot;)           ;[.H391]           ; IF(EXACT([.I391];&quot;Virtualización física&quot;)               ;VLOOKUP([.$E391];[$datos.$R$2:.$S$33];2;0)*[.K39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7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92];[$datos.$R$2:.$S$33];2;0)*[.F392]*[.G39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92];&quot;No virtualizado&quot;)      ;&quot;&quot;      ; IF(EXACT([.I392];&quot;Virtualización lógica&quot;)           ;[.H392]           ; IF(EXACT([.I392];&quot;Virtualización física&quot;)               ;VLOOKUP([.$E392];[$datos.$R$2:.$S$33];2;0)*[.K39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7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93];[$datos.$R$2:.$S$33];2;0)*[.F393]*[.G39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93];&quot;No virtualizado&quot;)      ;&quot;&quot;      ; IF(EXACT([.I393];&quot;Virtualización lógica&quot;)           ;[.H393]           ; IF(EXACT([.I393];&quot;Virtualización física&quot;)               ;VLOOKUP([.$E393];[$datos.$R$2:.$S$33];2;0)*[.K39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8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94];[$datos.$R$2:.$S$33];2;0)*[.F394]*[.G39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94];&quot;No virtualizado&quot;)      ;&quot;&quot;      ; IF(EXACT([.I394];&quot;Virtualización lógica&quot;)           ;[.H394]           ; IF(EXACT([.I394];&quot;Virtualización física&quot;)               ;VLOOKUP([.$E394];[$datos.$R$2:.$S$33];2;0)*[.K39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8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95];[$datos.$R$2:.$S$33];2;0)*[.F395]*[.G39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95];&quot;No virtualizado&quot;)      ;&quot;&quot;      ; IF(EXACT([.I395];&quot;Virtualización lógica&quot;)           ;[.H395]           ; IF(EXACT([.I395];&quot;Virtualización física&quot;)               ;VLOOKUP([.$E395];[$datos.$R$2:.$S$33];2;0)*[.K39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8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96];[$datos.$R$2:.$S$33];2;0)*[.F396]*[.G39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96];&quot;No virtualizado&quot;)      ;&quot;&quot;      ; IF(EXACT([.I396];&quot;Virtualización lógica&quot;)           ;[.H396]           ; IF(EXACT([.I396];&quot;Virtualización física&quot;)               ;VLOOKUP([.$E396];[$datos.$R$2:.$S$33];2;0)*[.K39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8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97];[$datos.$R$2:.$S$33];2;0)*[.F397]*[.G39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97];&quot;No virtualizado&quot;)      ;&quot;&quot;      ; IF(EXACT([.I397];&quot;Virtualización lógica&quot;)           ;[.H397]           ; IF(EXACT([.I397];&quot;Virtualización física&quot;)               ;VLOOKUP([.$E397];[$datos.$R$2:.$S$33];2;0)*[.K39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8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98];[$datos.$R$2:.$S$33];2;0)*[.F398]*[.G39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98];&quot;No virtualizado&quot;)      ;&quot;&quot;      ; IF(EXACT([.I398];&quot;Virtualización lógica&quot;)           ;[.H398]           ; IF(EXACT([.I398];&quot;Virtualización física&quot;)               ;VLOOKUP([.$E398];[$datos.$R$2:.$S$33];2;0)*[.K39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8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399];[$datos.$R$2:.$S$33];2;0)*[.F399]*[.G39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399];&quot;No virtualizado&quot;)      ;&quot;&quot;      ; IF(EXACT([.I399];&quot;Virtualización lógica&quot;)           ;[.H399]           ; IF(EXACT([.I399];&quot;Virtualización física&quot;)               ;VLOOKUP([.$E399];[$datos.$R$2:.$S$33];2;0)*[.K39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8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00];[$datos.$R$2:.$S$33];2;0)*[.F400]*[.G40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00];&quot;No virtualizado&quot;)      ;&quot;&quot;      ; IF(EXACT([.I400];&quot;Virtualización lógica&quot;)           ;[.H400]           ; IF(EXACT([.I400];&quot;Virtualización física&quot;)               ;VLOOKUP([.$E400];[$datos.$R$2:.$S$33];2;0)*[.K40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8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01];[$datos.$R$2:.$S$33];2;0)*[.F401]*[.G40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01];&quot;No virtualizado&quot;)      ;&quot;&quot;      ; IF(EXACT([.I401];&quot;Virtualización lógica&quot;)           ;[.H401]           ; IF(EXACT([.I401];&quot;Virtualización física&quot;)               ;VLOOKUP([.$E401];[$datos.$R$2:.$S$33];2;0)*[.K401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88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02];[$datos.$R$2:.$S$33];2;0)*[.F402]*[.G402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02];&quot;No virtualizado&quot;)      ;&quot;&quot;      ; IF(EXACT([.I402];&quot;Virtualización lógica&quot;)           ;[.H402]           ; IF(EXACT([.I402];&quot;Virtualización física&quot;)               ;VLOOKUP([.$E402];[$datos.$R$2:.$S$33];2;0)*[.K402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89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03];[$datos.$R$2:.$S$33];2;0)*[.F403]*[.G403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03];&quot;No virtualizado&quot;)      ;&quot;&quot;      ; IF(EXACT([.I403];&quot;Virtualización lógica&quot;)           ;[.H403]           ; IF(EXACT([.I403];&quot;Virtualización física&quot;)               ;VLOOKUP([.$E403];[$datos.$R$2:.$S$33];2;0)*[.K403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90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04];[$datos.$R$2:.$S$33];2;0)*[.F404]*[.G404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04];&quot;No virtualizado&quot;)      ;&quot;&quot;      ; IF(EXACT([.I404];&quot;Virtualización lógica&quot;)           ;[.H404]           ; IF(EXACT([.I404];&quot;Virtualización física&quot;)               ;VLOOKUP([.$E404];[$datos.$R$2:.$S$33];2;0)*[.K404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91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05];[$datos.$R$2:.$S$33];2;0)*[.F405]*[.G405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05];&quot;No virtualizado&quot;)      ;&quot;&quot;      ; IF(EXACT([.I405];&quot;Virtualización lógica&quot;)           ;[.H405]           ; IF(EXACT([.I405];&quot;Virtualización física&quot;)               ;VLOOKUP([.$E405];[$datos.$R$2:.$S$33];2;0)*[.K405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92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06];[$datos.$R$2:.$S$33];2;0)*[.F406]*[.G406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06];&quot;No virtualizado&quot;)      ;&quot;&quot;      ; IF(EXACT([.I406];&quot;Virtualización lógica&quot;)           ;[.H406]           ; IF(EXACT([.I406];&quot;Virtualización física&quot;)               ;VLOOKUP([.$E406];[$datos.$R$2:.$S$33];2;0)*[.K406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93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07];[$datos.$R$2:.$S$33];2;0)*[.F407]*[.G407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07];&quot;No virtualizado&quot;)      ;&quot;&quot;      ; IF(EXACT([.I407];&quot;Virtualización lógica&quot;)           ;[.H407]           ; IF(EXACT([.I407];&quot;Virtualización física&quot;)               ;VLOOKUP([.$E407];[$datos.$R$2:.$S$33];2;0)*[.K407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94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08];[$datos.$R$2:.$S$33];2;0)*[.F408]*[.G408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08];&quot;No virtualizado&quot;)      ;&quot;&quot;      ; IF(EXACT([.I408];&quot;Virtualización lógica&quot;)           ;[.H408]           ; IF(EXACT([.I408];&quot;Virtualización física&quot;)               ;VLOOKUP([.$E408];[$datos.$R$2:.$S$33];2;0)*[.K408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95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09];[$datos.$R$2:.$S$33];2;0)*[.F409]*[.G409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09];&quot;No virtualizado&quot;)      ;&quot;&quot;      ; IF(EXACT([.I409];&quot;Virtualización lógica&quot;)           ;[.H409]           ; IF(EXACT([.I409];&quot;Virtualización física&quot;)               ;VLOOKUP([.$E409];[$datos.$R$2:.$S$33];2;0)*[.K409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96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10];[$datos.$R$2:.$S$33];2;0)*[.F410]*[.G410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4"/>
          <table:table-cell table:style-name="ce11"/>
          <table:table-cell table:style-name="ce29" table:formula="of:=IF(EXACT([.I410];&quot;No virtualizado&quot;)      ;&quot;&quot;      ; IF(EXACT([.I410];&quot;Virtualización lógica&quot;)           ;[.H410]           ; IF(EXACT([.I410];&quot;Virtualización física&quot;)               ;VLOOKUP([.$E410];[$datos.$R$2:.$S$33];2;0)*[.K410]               ;&quot;Error&quot;)          )     )">
            <text:p/>
          </table:table-cell>
          <table:table-cell table:style-name="ce36"/>
          <table:table-cell table:style-name="ce38" table:content-validation-name="val7"/>
          <table:table-cell table:style-name="ce11" table:number-columns-repeated="2"/>
          <table:table-cell table:number-columns-repeated="1008"/>
        </table:table-row>
        <table:table-row table:style-name="ro9">
          <table:table-cell/>
          <table:table-cell table:style-name="ce8" office:value-type="string">
            <text:p>SRV_397</text:p>
          </table:table-cell>
          <table:table-cell table:style-name="ce8"/>
          <table:table-cell table:style-name="ce11"/>
          <table:table-cell table:style-name="ce13" table:content-validation-name="val1"/>
          <table:table-cell table:style-name="ce11"/>
          <table:table-cell table:style-name="ce11"/>
          <table:table-cell table:style-name="ce18" table:formula="of:=VLOOKUP([.$E411];[$datos.$R$2:.$S$33];2;0)*[.F411]*[.G411]" office:value-type="float" office:value="0">
            <text:p>#N/A</text:p>
          </table:table-cell>
          <table:table-cell table:style-name="ce21" table:content-validation-name="val2" office:value-type="string">
            <text:p>No virtualizado</text:p>
          </table:table-cell>
          <table:table-cell table:style-name="ce25"/>
          <table:table-cell table:style-name="ce26"/>
          <table:table-cell table:style-name="ce29" table:formula="of:=IF(EXACT([.I411];&quot;No virtualizado&quot;)      ;&quot;&quot;      ; IF(EXACT([.I411];&quot;Virtualización lógica&quot;)           ;[.H411]           ; IF(EXACT([.I411];&quot;Virtualización física&quot;)               ;VLOOKUP([.$E411];[$datos.$R$2:.$S$33];2;0)*[.K411]               ;&quot;Error&quot;)          )     )">
            <text:p/>
          </table:table-cell>
          <table:table-cell table:style-name="ce37"/>
          <table:table-cell table:style-name="ce38" table:content-validation-name="val7"/>
          <table:table-cell table:style-name="ce26" table:number-columns-repeated="2"/>
          <table:table-cell table:number-columns-repeated="1008"/>
        </table:table-row>
        <table:table-row table:style-name="ro10" table:number-rows-repeated="402">
          <table:table-cell table:number-columns-repeated="9"/>
          <table:table-cell table:content-validation-name="val4"/>
          <table:table-cell table:content-validation-name="val5"/>
          <table:table-cell table:style-name="ce31" table:content-validation-name="val6"/>
          <table:table-cell table:content-validation-name="val5" table:number-columns-repeated="4"/>
          <table:table-cell table:number-columns-repeated="985"/>
          <table:table-cell table:style-name="ce1" table:number-columns-repeated="4"/>
          <table:table-cell table:number-columns-repeated="19"/>
        </table:table-row>
        <table:table-row table:style-name="ro10" table:number-rows-repeated="10477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Oracle Database" table:style-name="ta1" table:print="false">
        <office:forms form:automatic-focus="false" form:apply-design-mode="false"/>
        <table:table-column table:style-name="co1" table:default-cell-style-name="Default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31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30" table:default-cell-style-name="ce31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41" table:default-cell-style-name="ce9"/>
        <table:table-column table:style-name="co42" table:default-cell-style-name="ce9"/>
        <table:table-column table:style-name="co29" table:default-cell-style-name="ce9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10" table:default-cell-style-name="ce1"/>
        <table:table-column table:style-name="co7" table:default-cell-style-name="ce1"/>
        <table:table-column table:style-name="co19" table:default-cell-style-name="ce1"/>
        <table:table-column table:style-name="co20" table:default-cell-style-name="ce1"/>
        <table:table-column table:style-name="co10" table:default-cell-style-name="ce1"/>
        <table:table-column table:style-name="co7" table:default-cell-style-name="ce1"/>
        <table:table-column table:style-name="co19" table:default-cell-style-name="ce1"/>
        <table:table-column table:style-name="co21" table:number-columns-repeated="979" table:default-cell-style-name="ce40"/>
        <table:table-column table:style-name="co21" table:number-columns-repeated="8" table:default-cell-style-name="ce1"/>
        <table:table-column table:style-name="co21" table:number-columns-repeated="3" table:default-cell-style-name="Default"/>
        <table:table-row table:style-name="ro11">
          <table:table-cell/>
          <table:table-cell table:style-name="ce3"/>
          <table:table-cell table:style-name="ce2" table:number-columns-repeated="4"/>
          <table:table-cell table:style-name="ce31"/>
          <table:table-cell table:style-name="ce2"/>
          <table:table-cell table:style-name="ce39" table:number-columns-repeated="2"/>
          <table:table-cell table:style-name="ce2" table:number-columns-repeated="2"/>
          <table:table-cell table:style-name="ce39" table:number-columns-repeated="980"/>
          <table:table-cell table:style-name="ce2" table:number-columns-repeated="24"/>
          <table:table-cell table:number-columns-repeated="8"/>
        </table:table-row>
        <table:table-row table:style-name="ro12">
          <table:table-cell/>
          <table:table-cell table:style-name="ce4" office:value-type="string" table:number-columns-spanned="7" table:number-rows-spanned="1">
            <text:p>Incluir aquí la relación de instancias de BD Oracle desplegadas y sus características</text:p>
          </table:table-cell>
          <table:covered-table-cell table:style-name="Default"/>
          <table:covered-table-cell table:style-name="ce4"/>
          <table:covered-table-cell table:style-name="ce2"/>
          <table:covered-table-cell table:style-name="ce2"/>
          <table:covered-table-cell table:style-name="ce31"/>
          <table:covered-table-cell table:style-name="ce2"/>
          <table:table-cell table:style-name="ce39" table:number-columns-repeated="2"/>
          <table:table-cell table:style-name="ce4" table:number-columns-repeated="2"/>
          <table:table-cell table:style-name="ce39" table:number-columns-repeated="980"/>
          <table:table-cell table:style-name="ce2" table:number-columns-repeated="24"/>
          <table:table-cell table:number-columns-repeated="8"/>
        </table:table-row>
        <table:table-row table:style-name="ro11">
          <table:table-cell/>
          <table:table-cell table:style-name="ce3"/>
          <table:table-cell table:style-name="ce2" table:number-columns-repeated="4"/>
          <table:table-cell table:style-name="ce31"/>
          <table:table-cell table:style-name="ce2"/>
          <table:table-cell table:style-name="ce39" table:number-columns-repeated="2"/>
          <table:table-cell table:style-name="ce2" table:number-columns-repeated="2"/>
          <table:table-cell table:style-name="ce39" table:number-columns-repeated="980"/>
          <table:table-cell table:style-name="ce2" table:number-columns-repeated="24"/>
          <table:table-cell table:number-columns-repeated="8"/>
        </table:table-row>
        <table:table-row table:style-name="ro13">
          <table:table-cell/>
          <table:table-cell table:style-name="ce5" table:number-columns-spanned="7" table:number-rows-spanned="1"/>
          <table:covered-table-cell table:style-name="ce2"/>
          <table:covered-table-cell table:style-name="ce2"/>
          <table:covered-table-cell table:style-name="ce33" office:value-type="string">
            <text:p>Producto y versión</text:p>
          </table:covered-table-cell>
          <table:covered-table-cell table:style-name="ce2"/>
          <table:covered-table-cell table:style-name="ce31"/>
          <table:covered-table-cell table:style-name="ce2"/>
          <table:table-cell table:style-name="ce33" office:value-type="string" table:number-columns-spanned="4" table:number-rows-spanned="1">
            <text:p>Infraestructura de Alta Disponibilidad</text:p>
          </table:table-cell>
          <table:covered-table-cell table:style-name="ce39"/>
          <table:covered-table-cell table:style-name="ce2"/>
          <table:covered-table-cell table:style-name="ce2"/>
          <table:table-cell table:style-name="ce448" table:number-columns-repeated="9"/>
          <table:table-cell table:style-name="ce33" office:value-type="string" table:number-columns-spanned="2" table:number-rows-spanned="1">
            <text:p>Servicio TI de Negocio</text:p>
          </table:table-cell>
          <table:covered-table-cell table:style-name="ce33"/>
          <table:table-cell table:style-name="ce448"/>
          <table:table-cell table:style-name="ce39" table:number-columns-repeated="968"/>
          <table:table-cell table:style-name="ce2" table:number-columns-repeated="24"/>
          <table:table-cell table:number-columns-repeated="8"/>
        </table:table-row>
        <table:table-row table:style-name="ro14">
          <table:table-cell/>
          <table:table-cell table:style-name="ce6" office:value-type="string">
            <text:p>ID</text:p>
          </table:table-cell>
          <table:table-cell table:style-name="ce6" office:value-type="string">
            <text:p>Nombre Instancia <text:s/>/ SID</text:p>
          </table:table-cell>
          <table:table-cell table:style-name="ce6" office:value-type="string">
            <office:annotation draw:style-name="gr2" draw:text-style-name="P1" svg:width="6.022cm" svg:height="2.009cm" svg:x="12.161cm" svg:y="2.154cm" draw:caption-point-x="-0.61cm" draw:caption-point-y="0.018cm">
              <dc:date>2015-03-03T00:00:00</dc:date>
              <text:p text:style-name="P1"><text:span text:style-name="T1">Insertar el identificador del servidor (columna A de la hoja Servidores) donde está desplegada la instancia</text:span></text:p>
            </office:annotation>
            <text:p>Servidor</text:p>
          </table:table-cell>
          <table:table-cell table:style-name="ce33" office:value-type="string">
            <text:p>Producto y versión</text:p>
          </table:table-cell>
          <table:table-cell table:style-name="ce33" office:value-type="string">
            <text:p>Versión Base</text:p>
          </table:table-cell>
          <table:table-cell table:style-name="ce33" office:value-type="string">
            <text:p>Versión Parche</text:p>
          </table:table-cell>
          <table:table-cell table:style-name="ce33" office:value-type="string">
            <text:p>Entorno</text:p>
          </table:table-cell>
          <table:table-cell table:style-name="ce33" office:value-type="string">
            <text:p>Infraestructura de Alta Disponibilidad</text:p>
          </table:table-cell>
          <table:table-cell table:style-name="ce33" office:value-type="string">
            <text:p>Tipo nodo</text:p>
          </table:table-cell>
          <table:table-cell table:style-name="ce33" office:value-type="string">
            <office:annotation draw:style-name="gr3" draw:text-style-name="P1" svg:width="8.196cm" svg:height="2.461cm" svg:x="43.541cm" svg:y="0.804cm" draw:caption-point-x="-0.61cm" draw:caption-point-y="1.368cm">
              <dc:date>2015-03-13T00:00:00</dc:date>
              <text:p text:style-name="P1"><text:span text:style-name="T1">Insertar identificador/es de otras instancias de BD relacionadas con esta (columna B), separados por comas. Ej: relación standby-primaria, activo-pasivo, nodo RAC, etc</text:span></text:p>
            </office:annotation>
            <text:p>ID Instancias BD relacionadas</text:p>
          </table:table-cell>
          <table:table-cell table:style-name="ce33" office:value-type="string">
            <text:p>Nombre de <text:s/>Cluster/Dominio</text:p>
          </table:table-cell>
          <table:table-cell table:style-name="ce33" office:value-type="string">
            <text:p>Método de respaldo</text:p>
          </table:table-cell>
          <table:table-cell table:style-name="ce6" office:value-type="string">
            <text:p>Activo/Pasivo</text:p>
          </table:table-cell>
          <table:table-cell table:style-name="ce33" office:value-type="string">
            <text:p>Plan de Backup</text:p>
          </table:table-cell>
          <table:table-cell table:style-name="ce33" office:value-type="string">
            <text:p>Archivelog Mode</text:p>
          </table:table-cell>
          <table:table-cell table:style-name="ce33" office:value-type="string">
            <text:p>Enterprise Manager</text:p>
          </table:table-cell>
          <table:table-cell table:style-name="ce6" office:value-type="string">
            <text:p>Partitioning</text:p>
          </table:table-cell>
          <table:table-cell table:style-name="ce33" office:value-type="string">
            <text:p>Criticidad</text:p>
          </table:table-cell>
          <table:table-cell table:style-name="ce33" office:value-type="string">
            <text:p>Disponibilidad</text:p>
          </table:table-cell>
          <table:table-cell table:style-name="ce33" office:value-type="string">
            <text:p>Periodo de Alta Carga</text:p>
          </table:table-cell>
          <table:table-cell table:style-name="ce33" office:value-type="string">
            <text:p>Nombre Servicio TI de Negocio <text:s/>(Aplicación Soportada)</text:p>
          </table:table-cell>
          <table:table-cell table:style-name="ce33" office:value-type="string">
            <text:p>Descripcion Servicio TI de Negocio <text:s/></text:p>
          </table:table-cell>
          <table:table-cell table:style-name="ce33" office:value-type="string">
            <text:p>Observaciones de la instancia de BD</text:p>
          </table:table-cell>
          <table:table-cell table:number-columns-repeated="1000"/>
        </table:table-row>
        <table:table-row table:style-name="ro15">
          <table:table-cell table:style-name="ce41"/>
          <table:table-cell table:style-name="ce7" office:value-type="string">
            <text:p>BD_EJ01</text:p>
          </table:table-cell>
          <table:table-cell table:style-name="ce42" office:value-type="string">
            <text:p>BD_PR01</text:p>
          </table:table-cell>
          <table:table-cell table:style-name="ce42" table:content-validation-name="val9" office:value-type="string">
            <text:p>Servidor_1</text:p>
          </table:table-cell>
          <table:table-cell table:style-name="ce46" table:content-validation-name="val11" office:value-type="string">
            <text:p>Oracle Database Enterprise Edition 11.2.0.4</text:p>
          </table:table-cell>
          <table:table-cell table:style-name="ce446" table:content-validation-name="val5" table:formula="of:=VLOOKUP([.E6];[$datos.$E$2:.$G$30];2;0)" office:value-type="string" office:string-value="11.2">
            <text:p>11.2</text:p>
          </table:table-cell>
          <table:table-cell table:style-name="ce446" table:content-validation-name="val5" table:formula="of:=VLOOKUP([.E6];[$datos.$E$2:.$G$38];3;0)" office:value-type="string" office:string-value="0.4">
            <text:p>0.4</text:p>
          </table:table-cell>
          <table:table-cell table:style-name="ce42" table:content-validation-name="val4" office:value-type="string">
            <text:p>PRODUCCIÓN</text:p>
          </table:table-cell>
          <table:table-cell table:style-name="ce14" table:content-validation-name="val13" office:value-type="string">
            <text:p>RAC (Activo-Activo)</text:p>
          </table:table-cell>
          <table:table-cell table:style-name="ce14" table:content-validation-name="val15" office:value-type="string">
            <text:p>Primario</text:p>
          </table:table-cell>
          <table:table-cell table:style-name="ce7" office:value-type="string">
            <text:p>BD_EJ02</text:p>
          </table:table-cell>
          <table:table-cell table:style-name="ce42"/>
          <table:table-cell table:style-name="ce14" table:content-validation-name="val16" office:value-type="string">
            <text:p>Réplica EMC SRDF</text:p>
          </table:table-cell>
          <table:table-cell table:style-name="ce14" table:content-validation-name="val17" office:value-type="string">
            <text:p>Activo</text:p>
          </table:table-cell>
          <table:table-cell table:style-name="ce14" table:content-validation-name="val18" office:value-type="string">
            <text:p>RMAN DATAPROTECTOR</text:p>
          </table:table-cell>
          <table:table-cell table:style-name="ce14" table:content-validation-name="val19" office:value-type="string">
            <text:p>SI</text:p>
          </table:table-cell>
          <table:table-cell table:style-name="ce14" table:content-validation-name="val20" office:value-type="string">
            <text:p>Cloud Control 12c Release 4 (12.1.0.4)</text:p>
          </table:table-cell>
          <table:table-cell table:style-name="ce14" table:content-validation-name="val12" office:value-type="string">
            <text:p>SI</text:p>
          </table:table-cell>
          <table:table-cell table:style-name="ce42" table:content-validation-name="val21" office:value-type="string">
            <text:p>ALTA </text:p>
          </table:table-cell>
          <table:table-cell table:style-name="ce42" table:content-validation-name="val14" office:value-type="string">
            <text:p>24x7</text:p>
          </table:table-cell>
          <table:table-cell table:style-name="ce42" office:value-type="string">
            <text:p>TODO EL AÑO</text:p>
          </table:table-cell>
          <table:table-cell table:style-name="ce10" office:value-type="string">
            <text:p>Sistema de Gestión Integral</text:p>
          </table:table-cell>
          <table:table-cell table:style-name="ce14" office:value-type="string">
            <text:p>--</text:p>
          </table:table-cell>
          <table:table-cell table:style-name="ce42" office:value-type="string">
            <text:p>--</text:p>
          </table:table-cell>
          <table:table-cell table:style-name="ce2" table:number-columns-repeated="10"/>
          <table:table-cell table:style-name="ce39" table:number-columns-repeated="979"/>
          <table:table-cell table:style-name="ce2" table:number-columns-repeated="8"/>
          <table:table-cell table:style-name="ce41" table:number-columns-repeated="3"/>
        </table:table-row>
        <table:table-row table:style-name="ro16">
          <table:table-cell table:style-name="ce41"/>
          <table:table-cell table:style-name="ce7" office:value-type="string">
            <text:p>BD_EJ02</text:p>
          </table:table-cell>
          <table:table-cell table:style-name="ce42" office:value-type="string">
            <text:p>BD_PRO1</text:p>
          </table:table-cell>
          <table:table-cell table:style-name="ce42" table:content-validation-name="val9" office:value-type="string">
            <text:p>Servidor_2</text:p>
          </table:table-cell>
          <table:table-cell table:style-name="ce47" table:content-validation-name="val11" office:value-type="string">
            <text:p>Oracle Database Enterprise Edition 11.2.0.4</text:p>
          </table:table-cell>
          <table:table-cell table:style-name="ce446" table:content-validation-name="val5" table:formula="of:=VLOOKUP([.E7];[$datos.$E$2:.$G$30];2;0)" office:value-type="string" office:string-value="11.2">
            <text:p>11.2</text:p>
          </table:table-cell>
          <table:table-cell table:style-name="ce446" table:content-validation-name="val5" table:formula="of:=VLOOKUP([.E7];[$datos.$E$2:.$G$30];3;0)" office:value-type="string" office:string-value="0.4">
            <text:p>0.4</text:p>
          </table:table-cell>
          <table:table-cell table:style-name="ce42" table:content-validation-name="val4" office:value-type="string">
            <text:p>PRODUCCIÓN</text:p>
          </table:table-cell>
          <table:table-cell table:style-name="ce14" table:content-validation-name="val13" office:value-type="string">
            <text:p>RAC (Activo-Activo)</text:p>
          </table:table-cell>
          <table:table-cell table:style-name="ce14" table:content-validation-name="val15" office:value-type="string">
            <text:p>Primario</text:p>
          </table:table-cell>
          <table:table-cell table:style-name="ce7" office:value-type="string">
            <text:p>BD_EJ01</text:p>
          </table:table-cell>
          <table:table-cell table:style-name="ce42"/>
          <table:table-cell table:style-name="ce14" table:content-validation-name="val16" office:value-type="string">
            <text:p>Réplica EMC SRDF</text:p>
          </table:table-cell>
          <table:table-cell table:style-name="ce14" table:content-validation-name="val17" office:value-type="string">
            <text:p>Activo</text:p>
          </table:table-cell>
          <table:table-cell table:style-name="ce14" table:content-validation-name="val18" office:value-type="string">
            <text:p>RMAN DATAPROTECTOR</text:p>
          </table:table-cell>
          <table:table-cell table:style-name="ce14" table:content-validation-name="val19" office:value-type="string">
            <text:p>SI</text:p>
          </table:table-cell>
          <table:table-cell table:style-name="ce14" table:content-validation-name="val20" office:value-type="string">
            <text:p>Cloud Control 12c Release 4 (12.1.0.4)</text:p>
          </table:table-cell>
          <table:table-cell table:style-name="ce14" table:content-validation-name="val12" office:value-type="string">
            <text:p>SI</text:p>
          </table:table-cell>
          <table:table-cell table:style-name="ce42" table:content-validation-name="val21" office:value-type="string">
            <text:p>ALTA </text:p>
          </table:table-cell>
          <table:table-cell table:style-name="ce42" table:content-validation-name="val14" office:value-type="string">
            <text:p>24x7</text:p>
          </table:table-cell>
          <table:table-cell table:style-name="ce42" office:value-type="string">
            <text:p>TODO EL AÑO</text:p>
          </table:table-cell>
          <table:table-cell table:style-name="ce10" office:value-type="string">
            <text:p>Sistema de Gestión Integral</text:p>
          </table:table-cell>
          <table:table-cell table:style-name="ce14" office:value-type="string">
            <text:p>--</text:p>
          </table:table-cell>
          <table:table-cell table:style-name="ce42" office:value-type="string">
            <text:p>--</text:p>
          </table:table-cell>
          <table:table-cell table:style-name="ce2" table:number-columns-repeated="10"/>
          <table:table-cell table:style-name="ce39" table:number-columns-repeated="979"/>
          <table:table-cell table:style-name="ce2" table:number-columns-repeated="8"/>
          <table:table-cell table:style-name="ce41" table:number-columns-repeated="3"/>
        </table:table-row>
        <table:table-row table:style-name="ro16">
          <table:table-cell table:style-name="ce41"/>
          <table:table-cell table:style-name="ce7" office:value-type="string">
            <text:p>BD_EJ03</text:p>
          </table:table-cell>
          <table:table-cell table:style-name="ce42" office:value-type="string">
            <text:p>BD_PRO2</text:p>
          </table:table-cell>
          <table:table-cell table:style-name="ce42" table:content-validation-name="val9" office:value-type="string">
            <text:p>Servidor_VF_3_2</text:p>
          </table:table-cell>
          <table:table-cell table:style-name="ce47" table:content-validation-name="val11" office:value-type="string">
            <text:p>Oracle Database Enterprise Edition 11.2.0.4</text:p>
          </table:table-cell>
          <table:table-cell table:style-name="ce446" table:content-validation-name="val5" table:formula="of:=VLOOKUP([.E8];[$datos.$E$2:.$G$30];2;0)" office:value-type="string" office:string-value="11.2">
            <text:p>11.2</text:p>
          </table:table-cell>
          <table:table-cell table:style-name="ce446" table:content-validation-name="val5" table:formula="of:=VLOOKUP([.E8];[$datos.$E$2:.$G$30];3;0)" office:value-type="string" office:string-value="0.4">
            <text:p>0.4</text:p>
          </table:table-cell>
          <table:table-cell table:style-name="ce42" table:content-validation-name="val4" office:value-type="string">
            <text:p>FORMACIÓN</text:p>
          </table:table-cell>
          <table:table-cell table:style-name="ce14" table:content-validation-name="val13" office:value-type="string">
            <text:p>Single Instance</text:p>
          </table:table-cell>
          <table:table-cell table:style-name="ce14" table:content-validation-name="val15" office:value-type="string">
            <text:p>Standalone</text:p>
          </table:table-cell>
          <table:table-cell table:style-name="ce42" office:value-type="string">
            <text:p>--</text:p>
          </table:table-cell>
          <table:table-cell table:style-name="ce42" office:value-type="string">
            <text:p>--</text:p>
          </table:table-cell>
          <table:table-cell table:style-name="ce14" table:content-validation-name="val16" office:value-type="string">
            <text:p>Sin Respaldo</text:p>
          </table:table-cell>
          <table:table-cell table:style-name="ce14" table:content-validation-name="val17" office:value-type="string">
            <text:p>Activo</text:p>
          </table:table-cell>
          <table:table-cell table:style-name="ce14" table:content-validation-name="val18" office:value-type="string">
            <text:p>NO TIENE</text:p>
          </table:table-cell>
          <table:table-cell table:style-name="ce14" table:content-validation-name="val19" office:value-type="string">
            <text:p>NO</text:p>
          </table:table-cell>
          <table:table-cell table:style-name="ce14" table:content-validation-name="val20" office:value-type="string">
            <text:p>NO INSTALADO</text:p>
          </table:table-cell>
          <table:table-cell table:style-name="ce14" table:content-validation-name="val12" office:value-type="string">
            <text:p>NO</text:p>
          </table:table-cell>
          <table:table-cell table:style-name="ce42" table:content-validation-name="val21" office:value-type="string">
            <text:p>BAJA</text:p>
          </table:table-cell>
          <table:table-cell table:style-name="ce42" table:content-validation-name="val14" office:value-type="string">
            <text:p>N/A</text:p>
          </table:table-cell>
          <table:table-cell table:style-name="ce42" office:value-type="string">
            <text:p>--</text:p>
          </table:table-cell>
          <table:table-cell table:style-name="ce10" office:value-type="string">
            <text:p>Sistema de Gestión Integral</text:p>
          </table:table-cell>
          <table:table-cell table:style-name="ce42" office:value-type="string">
            <text:p>--</text:p>
          </table:table-cell>
          <table:table-cell table:style-name="ce42" office:value-type="string">
            <text:p>--</text:p>
          </table:table-cell>
          <table:table-cell table:style-name="ce2" table:number-columns-repeated="10"/>
          <table:table-cell table:style-name="ce39" table:number-columns-repeated="979"/>
          <table:table-cell table:style-name="ce2" table:number-columns-repeated="8"/>
          <table:table-cell table:style-name="ce41" table:number-columns-repeated="3"/>
        </table:table-row>
        <table:table-row table:style-name="ro17">
          <table:table-cell table:style-name="ce41"/>
          <table:table-cell table:style-name="ce7" office:value-type="string">
            <text:p>BD_EJ04</text:p>
          </table:table-cell>
          <table:table-cell table:style-name="ce42" office:value-type="string">
            <text:p>BD_PR03_primaria</text:p>
          </table:table-cell>
          <table:table-cell table:style-name="ce42" table:content-validation-name="val10" office:value-type="string">
            <text:p>Servidor_4</text:p>
          </table:table-cell>
          <table:table-cell table:style-name="ce47" table:content-validation-name="val11" office:value-type="string">
            <text:p>Oracle Database Enterprise Edition 10.2.0.5</text:p>
          </table:table-cell>
          <table:table-cell table:style-name="ce446" table:content-validation-name="val5" table:formula="of:=VLOOKUP([.E9];[$datos.$E$2:.$G$30];2;0)" office:value-type="string" office:string-value="10.2">
            <text:p>10.2</text:p>
          </table:table-cell>
          <table:table-cell table:style-name="ce446" table:content-validation-name="val5" table:formula="of:=VLOOKUP([.E9];[$datos.$E$2:.$G$30];3;0)" office:value-type="string" office:string-value="0.5">
            <text:p>0.5</text:p>
          </table:table-cell>
          <table:table-cell table:style-name="ce42" table:content-validation-name="val4" office:value-type="string">
            <text:p>PRODUCCIÓN</text:p>
          </table:table-cell>
          <table:table-cell table:style-name="ce14" table:content-validation-name="val13" office:value-type="string">
            <text:p>Activo-Pasivo (Clusterware oracle)</text:p>
          </table:table-cell>
          <table:table-cell table:style-name="ce14" table:content-validation-name="val15" office:value-type="string">
            <text:p>Primario</text:p>
          </table:table-cell>
          <table:table-cell table:style-name="ce7" office:value-type="string">
            <text:p>BD_EJ05</text:p>
          </table:table-cell>
          <table:table-cell table:style-name="ce42"/>
          <table:table-cell table:style-name="ce14" table:content-validation-name="val16" office:value-type="string">
            <text:p>Dataguard</text:p>
          </table:table-cell>
          <table:table-cell table:style-name="ce14" table:content-validation-name="val17" office:value-type="string">
            <text:p>Activo</text:p>
          </table:table-cell>
          <table:table-cell table:style-name="ce14" table:content-validation-name="val18" office:value-type="string">
            <text:p>RMAN + EXPORTS</text:p>
          </table:table-cell>
          <table:table-cell table:style-name="ce14" table:content-validation-name="val19" office:value-type="string">
            <text:p>SI</text:p>
          </table:table-cell>
          <table:table-cell table:style-name="ce14" table:content-validation-name="val20" office:value-type="string">
            <text:p>Enterprise Manager 11g Grid Control Release 1 (11.1.0.1.0)</text:p>
          </table:table-cell>
          <table:table-cell table:style-name="ce14" table:content-validation-name="val12" office:value-type="string">
            <text:p>NO</text:p>
          </table:table-cell>
          <table:table-cell table:style-name="ce42" table:content-validation-name="val21" office:value-type="string">
            <text:p>MEDIA</text:p>
          </table:table-cell>
          <table:table-cell table:style-name="ce42" table:content-validation-name="val14" office:value-type="string">
            <text:p>12x5</text:p>
          </table:table-cell>
          <table:table-cell table:style-name="ce42" office:value-type="string">
            <text:p>MARZO-ABRIL</text:p>
          </table:table-cell>
          <table:table-cell table:style-name="ce10" office:value-type="string">
            <text:p>Sistema de Competencias</text:p>
          </table:table-cell>
          <table:table-cell table:style-name="ce14" office:value-type="string">
            <text:p>--</text:p>
          </table:table-cell>
          <table:table-cell table:style-name="ce42" office:value-type="string">
            <text:p>--</text:p>
          </table:table-cell>
          <table:table-cell table:style-name="ce2" table:number-columns-repeated="10"/>
          <table:table-cell table:style-name="ce39" table:number-columns-repeated="979"/>
          <table:table-cell table:style-name="ce2" table:number-columns-repeated="8"/>
          <table:table-cell table:style-name="ce41" table:number-columns-repeated="3"/>
        </table:table-row>
        <table:table-row table:style-name="ro17">
          <table:table-cell table:style-name="ce41"/>
          <table:table-cell table:style-name="ce7" office:value-type="string">
            <text:p>BD_EJ05</text:p>
          </table:table-cell>
          <table:table-cell table:style-name="ce42" office:value-type="string">
            <text:p>BD_PR03_standby</text:p>
          </table:table-cell>
          <table:table-cell table:style-name="ce42" table:content-validation-name="val10" office:value-type="string">
            <text:p>Servidor_5</text:p>
          </table:table-cell>
          <table:table-cell table:style-name="ce47" table:content-validation-name="val11" office:value-type="string">
            <text:p>Oracle Database Enterprise Edition 10.2.0.5</text:p>
          </table:table-cell>
          <table:table-cell table:style-name="ce446" table:content-validation-name="val5" table:formula="of:=VLOOKUP([.E10];[$datos.$E$2:.$G$30];2;0)" office:value-type="string" office:string-value="10.2">
            <text:p>10.2</text:p>
          </table:table-cell>
          <table:table-cell table:style-name="ce446" table:content-validation-name="val5" table:formula="of:=VLOOKUP([.E10];[$datos.$E$2:.$G$30];3;0)" office:value-type="string" office:string-value="0.5">
            <text:p>0.5</text:p>
          </table:table-cell>
          <table:table-cell table:style-name="ce42" table:content-validation-name="val4" office:value-type="string">
            <text:p>PRODUCCIÓN</text:p>
          </table:table-cell>
          <table:table-cell table:style-name="ce14" table:content-validation-name="val13" office:value-type="string">
            <text:p>Activo-Pasivo (Clusterware oracle)</text:p>
          </table:table-cell>
          <table:table-cell table:style-name="ce14" table:content-validation-name="val15" office:value-type="string">
            <text:p>Secundario</text:p>
          </table:table-cell>
          <table:table-cell table:style-name="ce7" office:value-type="string">
            <text:p>BD_EJ04</text:p>
          </table:table-cell>
          <table:table-cell table:style-name="ce42"/>
          <table:table-cell table:style-name="ce14" table:content-validation-name="val16" office:value-type="string">
            <text:p>Dataguard</text:p>
          </table:table-cell>
          <table:table-cell table:style-name="ce14" table:content-validation-name="val17" office:value-type="string">
            <text:p>Pasivo</text:p>
          </table:table-cell>
          <table:table-cell table:style-name="ce14" table:content-validation-name="val18" office:value-type="string">
            <text:p>RMAN + EXPORTS</text:p>
          </table:table-cell>
          <table:table-cell table:style-name="ce14" table:content-validation-name="val19" office:value-type="string">
            <text:p>SI</text:p>
          </table:table-cell>
          <table:table-cell table:style-name="ce14" table:content-validation-name="val20" office:value-type="string">
            <text:p>Enterprise Manager 11g Grid Control Release 1 (11.1.0.1.0)</text:p>
          </table:table-cell>
          <table:table-cell table:style-name="ce14" table:content-validation-name="val12" office:value-type="string">
            <text:p>NO</text:p>
          </table:table-cell>
          <table:table-cell table:style-name="ce42" table:content-validation-name="val21" office:value-type="string">
            <text:p>MEDIA</text:p>
          </table:table-cell>
          <table:table-cell table:style-name="ce42" table:content-validation-name="val14" office:value-type="string">
            <text:p>12x5</text:p>
          </table:table-cell>
          <table:table-cell table:style-name="ce42" office:value-type="string">
            <text:p>MARZO-ABRIL</text:p>
          </table:table-cell>
          <table:table-cell table:style-name="ce10" office:value-type="string">
            <text:p>Sistema de Competencias</text:p>
          </table:table-cell>
          <table:table-cell table:style-name="ce42" office:value-type="string">
            <text:p>--</text:p>
          </table:table-cell>
          <table:table-cell table:style-name="ce42" office:value-type="string">
            <text:p>--</text:p>
          </table:table-cell>
          <table:table-cell table:style-name="ce2" table:number-columns-repeated="10"/>
          <table:table-cell table:style-name="ce39" table:number-columns-repeated="979"/>
          <table:table-cell table:style-name="ce2" table:number-columns-repeated="8"/>
          <table:table-cell table:style-name="ce41" table:number-columns-repeated="3"/>
        </table:table-row>
        <table:table-row table:style-name="ro18">
          <table:table-cell table:style-name="ce41"/>
          <table:table-cell table:style-name="ce7" office:value-type="string">
            <text:p>BD_EJ06</text:p>
          </table:table-cell>
          <table:table-cell table:style-name="ce43" office:value-type="string">
            <text:p>BD_FO01</text:p>
          </table:table-cell>
          <table:table-cell table:style-name="ce42" table:content-validation-name="val9" office:value-type="string">
            <text:p>Servidor_VL_6</text:p>
          </table:table-cell>
          <table:table-cell table:style-name="ce48" table:content-validation-name="val11" office:value-type="string">
            <text:p>Oracle Database Enterprise Edition 12.1.0.1</text:p>
          </table:table-cell>
          <table:table-cell table:style-name="ce446" table:content-validation-name="val5" table:formula="of:=VLOOKUP([.E11];[$datos.$E$2:.$G$30];2;0)" office:value-type="string" office:string-value="12.1">
            <text:p>12.1</text:p>
          </table:table-cell>
          <table:table-cell table:style-name="ce446" table:content-validation-name="val5" table:formula="of:=VLOOKUP([.E11];[$datos.$E$2:.$G$30];3;0)" office:value-type="string" office:string-value="0.1">
            <text:p>0.1</text:p>
          </table:table-cell>
          <table:table-cell table:style-name="ce42" table:content-validation-name="val4" office:value-type="string">
            <text:p>TESTING / PRUEBAS / INTEGRACIÓN</text:p>
          </table:table-cell>
          <table:table-cell table:style-name="ce14" table:content-validation-name="val13" office:value-type="string">
            <text:p>Single Instance</text:p>
          </table:table-cell>
          <table:table-cell table:style-name="ce14" table:content-validation-name="val15" office:value-type="string">
            <text:p>Standalone</text:p>
          </table:table-cell>
          <table:table-cell table:style-name="ce42" office:value-type="string">
            <text:p>--</text:p>
          </table:table-cell>
          <table:table-cell table:style-name="ce42" office:value-type="string">
            <text:p>--</text:p>
          </table:table-cell>
          <table:table-cell table:style-name="ce14" table:content-validation-name="val16" office:value-type="string">
            <text:p>Sin Respaldo</text:p>
          </table:table-cell>
          <table:table-cell table:style-name="ce14" table:content-validation-name="val17" office:value-type="string">
            <text:p>Activo</text:p>
          </table:table-cell>
          <table:table-cell table:style-name="ce14" table:content-validation-name="val18" office:value-type="string">
            <text:p>NO TIENE</text:p>
          </table:table-cell>
          <table:table-cell table:style-name="ce14" table:content-validation-name="val19" office:value-type="string">
            <text:p>NO</text:p>
          </table:table-cell>
          <table:table-cell table:style-name="ce14" table:content-validation-name="val20" office:value-type="string">
            <text:p>NO INSTALADO</text:p>
          </table:table-cell>
          <table:table-cell table:style-name="ce14" table:content-validation-name="val12" office:value-type="string">
            <text:p>NO</text:p>
          </table:table-cell>
          <table:table-cell table:style-name="ce42" table:content-validation-name="val21" office:value-type="string">
            <text:p>BAJA</text:p>
          </table:table-cell>
          <table:table-cell table:style-name="ce42" table:content-validation-name="val14" office:value-type="string">
            <text:p>N/A</text:p>
          </table:table-cell>
          <table:table-cell table:style-name="ce42" office:value-type="string">
            <text:p>--</text:p>
          </table:table-cell>
          <table:table-cell table:style-name="ce10" office:value-type="string">
            <text:p>Sistema de Gestión Integral</text:p>
          </table:table-cell>
          <table:table-cell table:style-name="ce42" office:value-type="string">
            <text:p>--</text:p>
          </table:table-cell>
          <table:table-cell table:style-name="ce42" office:value-type="string">
            <text:p>--</text:p>
          </table:table-cell>
          <table:table-cell table:style-name="ce2" table:number-columns-repeated="10"/>
          <table:table-cell table:style-name="ce39" table:number-columns-repeated="979"/>
          <table:table-cell table:style-name="ce2" table:number-columns-repeated="8"/>
          <table:table-cell table:style-name="ce41" table:number-columns-repeated="3"/>
        </table:table-row>
        <table:table-row table:style-name="ro19">
          <table:table-cell/>
          <table:table-cell table:style-name="ce8" office:value-type="string">
            <text:p>BD_1</text:p>
          </table:table-cell>
          <table:table-cell table:style-name="ce44"/>
          <table:table-cell table:style-name="ce45" table:content-validation-name="val9"/>
          <table:table-cell table:style-name="ce49" table:content-validation-name="val11"/>
          <table:table-cell table:style-name="ce447" table:content-validation-name="val5" table:formula="of:=VLOOKUP([.E12];[$datos.$E$2:.$G$30];2;0)" office:value-type="float" office:value="0">
            <text:p>#N/A</text:p>
          </table:table-cell>
          <table:table-cell table:style-name="ce447" table:content-validation-name="val5" table:formula="of:=VLOOKUP([.E1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</text:p>
          </table:table-cell>
          <table:table-cell table:style-name="ce44"/>
          <table:table-cell table:style-name="ce45" table:content-validation-name="val9"/>
          <table:table-cell table:style-name="ce50" table:content-validation-name="val11"/>
          <table:table-cell table:style-name="ce447" table:content-validation-name="val5" table:formula="of:=VLOOKUP([.E13];[$datos.$E$2:.$G$30];2;0)" office:value-type="float" office:value="0">
            <text:p>#N/A</text:p>
          </table:table-cell>
          <table:table-cell table:style-name="ce447" table:content-validation-name="val5" table:formula="of:=VLOOKUP([.E1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</text:p>
          </table:table-cell>
          <table:table-cell table:style-name="ce44"/>
          <table:table-cell table:style-name="ce45" table:content-validation-name="val9"/>
          <table:table-cell table:style-name="ce51" table:content-validation-name="val11"/>
          <table:table-cell table:style-name="ce447" table:content-validation-name="val5" table:formula="of:=VLOOKUP([.E14];[$datos.$E$2:.$G$30];2;0)" office:value-type="float" office:value="0">
            <text:p>#N/A</text:p>
          </table:table-cell>
          <table:table-cell table:style-name="ce447" table:content-validation-name="val5" table:formula="of:=VLOOKUP([.E1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4</text:p>
          </table:table-cell>
          <table:table-cell table:style-name="ce44"/>
          <table:table-cell table:style-name="ce45" table:content-validation-name="val9"/>
          <table:table-cell table:style-name="ce52" table:content-validation-name="val11"/>
          <table:table-cell table:style-name="ce447" table:content-validation-name="val5" table:formula="of:=VLOOKUP([.E15];[$datos.$E$2:.$G$30];2;0)" office:value-type="float" office:value="0">
            <text:p>#N/A</text:p>
          </table:table-cell>
          <table:table-cell table:style-name="ce447" table:content-validation-name="val5" table:formula="of:=VLOOKUP([.E1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5</text:p>
          </table:table-cell>
          <table:table-cell table:style-name="ce44"/>
          <table:table-cell table:style-name="ce45" table:content-validation-name="val9"/>
          <table:table-cell table:style-name="ce53" table:content-validation-name="val11"/>
          <table:table-cell table:style-name="ce447" table:content-validation-name="val5" table:formula="of:=VLOOKUP([.E16];[$datos.$E$2:.$G$30];2;0)" office:value-type="float" office:value="0">
            <text:p>#N/A</text:p>
          </table:table-cell>
          <table:table-cell table:style-name="ce447" table:content-validation-name="val5" table:formula="of:=VLOOKUP([.E1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6</text:p>
          </table:table-cell>
          <table:table-cell table:style-name="ce44"/>
          <table:table-cell table:style-name="ce45" table:content-validation-name="val9"/>
          <table:table-cell table:style-name="ce54" table:content-validation-name="val11"/>
          <table:table-cell table:style-name="ce447" table:content-validation-name="val5" table:formula="of:=VLOOKUP([.E17];[$datos.$E$2:.$G$30];2;0)" office:value-type="float" office:value="0">
            <text:p>#N/A</text:p>
          </table:table-cell>
          <table:table-cell table:style-name="ce447" table:content-validation-name="val5" table:formula="of:=VLOOKUP([.E1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7</text:p>
          </table:table-cell>
          <table:table-cell table:style-name="ce44"/>
          <table:table-cell table:style-name="ce45" table:content-validation-name="val9"/>
          <table:table-cell table:style-name="ce55" table:content-validation-name="val11"/>
          <table:table-cell table:style-name="ce447" table:content-validation-name="val5" table:formula="of:=VLOOKUP([.E18];[$datos.$E$2:.$G$30];2;0)" office:value-type="float" office:value="0">
            <text:p>#N/A</text:p>
          </table:table-cell>
          <table:table-cell table:style-name="ce447" table:content-validation-name="val5" table:formula="of:=VLOOKUP([.E1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8</text:p>
          </table:table-cell>
          <table:table-cell table:style-name="ce44"/>
          <table:table-cell table:style-name="ce45" table:content-validation-name="val9"/>
          <table:table-cell table:style-name="ce56" table:content-validation-name="val11"/>
          <table:table-cell table:style-name="ce447" table:content-validation-name="val5" table:formula="of:=VLOOKUP([.E19];[$datos.$E$2:.$G$30];2;0)" office:value-type="float" office:value="0">
            <text:p>#N/A</text:p>
          </table:table-cell>
          <table:table-cell table:style-name="ce447" table:content-validation-name="val5" table:formula="of:=VLOOKUP([.E1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9</text:p>
          </table:table-cell>
          <table:table-cell table:style-name="ce44"/>
          <table:table-cell table:style-name="ce45" table:content-validation-name="val9"/>
          <table:table-cell table:style-name="ce57" table:content-validation-name="val11"/>
          <table:table-cell table:style-name="ce447" table:content-validation-name="val5" table:formula="of:=VLOOKUP([.E20];[$datos.$E$2:.$G$30];2;0)" office:value-type="float" office:value="0">
            <text:p>#N/A</text:p>
          </table:table-cell>
          <table:table-cell table:style-name="ce447" table:content-validation-name="val5" table:formula="of:=VLOOKUP([.E2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0</text:p>
          </table:table-cell>
          <table:table-cell table:style-name="ce44"/>
          <table:table-cell table:style-name="ce45" table:content-validation-name="val9"/>
          <table:table-cell table:style-name="ce58" table:content-validation-name="val11"/>
          <table:table-cell table:style-name="ce447" table:content-validation-name="val5" table:formula="of:=VLOOKUP([.E21];[$datos.$E$2:.$G$30];2;0)" office:value-type="float" office:value="0">
            <text:p>#N/A</text:p>
          </table:table-cell>
          <table:table-cell table:style-name="ce447" table:content-validation-name="val5" table:formula="of:=VLOOKUP([.E2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1</text:p>
          </table:table-cell>
          <table:table-cell table:style-name="ce44"/>
          <table:table-cell table:style-name="ce45" table:content-validation-name="val9"/>
          <table:table-cell table:style-name="ce59" table:content-validation-name="val11"/>
          <table:table-cell table:style-name="ce447" table:content-validation-name="val5" table:formula="of:=VLOOKUP([.E22];[$datos.$E$2:.$G$30];2;0)" office:value-type="float" office:value="0">
            <text:p>#N/A</text:p>
          </table:table-cell>
          <table:table-cell table:style-name="ce447" table:content-validation-name="val5" table:formula="of:=VLOOKUP([.E2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2</text:p>
          </table:table-cell>
          <table:table-cell table:style-name="ce44"/>
          <table:table-cell table:style-name="ce45" table:content-validation-name="val9"/>
          <table:table-cell table:style-name="ce60" table:content-validation-name="val11"/>
          <table:table-cell table:style-name="ce447" table:content-validation-name="val5" table:formula="of:=VLOOKUP([.E23];[$datos.$E$2:.$G$30];2;0)" office:value-type="float" office:value="0">
            <text:p>#N/A</text:p>
          </table:table-cell>
          <table:table-cell table:style-name="ce447" table:content-validation-name="val5" table:formula="of:=VLOOKUP([.E2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3</text:p>
          </table:table-cell>
          <table:table-cell table:style-name="ce44"/>
          <table:table-cell table:style-name="ce45" table:content-validation-name="val9"/>
          <table:table-cell table:style-name="ce61" table:content-validation-name="val11"/>
          <table:table-cell table:style-name="ce447" table:content-validation-name="val5" table:formula="of:=VLOOKUP([.E24];[$datos.$E$2:.$G$30];2;0)" office:value-type="float" office:value="0">
            <text:p>#N/A</text:p>
          </table:table-cell>
          <table:table-cell table:style-name="ce447" table:content-validation-name="val5" table:formula="of:=VLOOKUP([.E2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4</text:p>
          </table:table-cell>
          <table:table-cell table:style-name="ce44"/>
          <table:table-cell table:style-name="ce45" table:content-validation-name="val9"/>
          <table:table-cell table:style-name="ce62" table:content-validation-name="val11"/>
          <table:table-cell table:style-name="ce447" table:content-validation-name="val5" table:formula="of:=VLOOKUP([.E25];[$datos.$E$2:.$G$30];2;0)" office:value-type="float" office:value="0">
            <text:p>#N/A</text:p>
          </table:table-cell>
          <table:table-cell table:style-name="ce447" table:content-validation-name="val5" table:formula="of:=VLOOKUP([.E2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5</text:p>
          </table:table-cell>
          <table:table-cell table:style-name="ce44"/>
          <table:table-cell table:style-name="ce45" table:content-validation-name="val9"/>
          <table:table-cell table:style-name="ce63" table:content-validation-name="val11"/>
          <table:table-cell table:style-name="ce447" table:content-validation-name="val5" table:formula="of:=VLOOKUP([.E26];[$datos.$E$2:.$G$30];2;0)" office:value-type="float" office:value="0">
            <text:p>#N/A</text:p>
          </table:table-cell>
          <table:table-cell table:style-name="ce447" table:content-validation-name="val5" table:formula="of:=VLOOKUP([.E2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6</text:p>
          </table:table-cell>
          <table:table-cell table:style-name="ce44"/>
          <table:table-cell table:style-name="ce45" table:content-validation-name="val9"/>
          <table:table-cell table:style-name="ce64" table:content-validation-name="val11"/>
          <table:table-cell table:style-name="ce447" table:content-validation-name="val5" table:formula="of:=VLOOKUP([.E27];[$datos.$E$2:.$G$30];2;0)" office:value-type="float" office:value="0">
            <text:p>#N/A</text:p>
          </table:table-cell>
          <table:table-cell table:style-name="ce447" table:content-validation-name="val5" table:formula="of:=VLOOKUP([.E2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7</text:p>
          </table:table-cell>
          <table:table-cell table:style-name="ce44"/>
          <table:table-cell table:style-name="ce45" table:content-validation-name="val9"/>
          <table:table-cell table:style-name="ce65" table:content-validation-name="val11"/>
          <table:table-cell table:style-name="ce447" table:content-validation-name="val5" table:formula="of:=VLOOKUP([.E28];[$datos.$E$2:.$G$30];2;0)" office:value-type="float" office:value="0">
            <text:p>#N/A</text:p>
          </table:table-cell>
          <table:table-cell table:style-name="ce447" table:content-validation-name="val5" table:formula="of:=VLOOKUP([.E2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8</text:p>
          </table:table-cell>
          <table:table-cell table:style-name="ce44"/>
          <table:table-cell table:style-name="ce45" table:content-validation-name="val9"/>
          <table:table-cell table:style-name="ce66" table:content-validation-name="val11"/>
          <table:table-cell table:style-name="ce447" table:content-validation-name="val5" table:formula="of:=VLOOKUP([.E29];[$datos.$E$2:.$G$30];2;0)" office:value-type="float" office:value="0">
            <text:p>#N/A</text:p>
          </table:table-cell>
          <table:table-cell table:style-name="ce447" table:content-validation-name="val5" table:formula="of:=VLOOKUP([.E2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9</text:p>
          </table:table-cell>
          <table:table-cell table:style-name="ce44"/>
          <table:table-cell table:style-name="ce45" table:content-validation-name="val9"/>
          <table:table-cell table:style-name="ce67" table:content-validation-name="val11"/>
          <table:table-cell table:style-name="ce447" table:content-validation-name="val5" table:formula="of:=VLOOKUP([.E30];[$datos.$E$2:.$G$30];2;0)" office:value-type="float" office:value="0">
            <text:p>#N/A</text:p>
          </table:table-cell>
          <table:table-cell table:style-name="ce447" table:content-validation-name="val5" table:formula="of:=VLOOKUP([.E3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0</text:p>
          </table:table-cell>
          <table:table-cell table:style-name="ce44"/>
          <table:table-cell table:style-name="ce45" table:content-validation-name="val9"/>
          <table:table-cell table:style-name="ce68" table:content-validation-name="val11"/>
          <table:table-cell table:style-name="ce447" table:content-validation-name="val5" table:formula="of:=VLOOKUP([.E31];[$datos.$E$2:.$G$30];2;0)" office:value-type="float" office:value="0">
            <text:p>#N/A</text:p>
          </table:table-cell>
          <table:table-cell table:style-name="ce447" table:content-validation-name="val5" table:formula="of:=VLOOKUP([.E3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1</text:p>
          </table:table-cell>
          <table:table-cell table:style-name="ce44"/>
          <table:table-cell table:style-name="ce45" table:content-validation-name="val9"/>
          <table:table-cell table:style-name="ce69" table:content-validation-name="val11"/>
          <table:table-cell table:style-name="ce447" table:content-validation-name="val5" table:formula="of:=VLOOKUP([.E32];[$datos.$E$2:.$G$30];2;0)" office:value-type="float" office:value="0">
            <text:p>#N/A</text:p>
          </table:table-cell>
          <table:table-cell table:style-name="ce447" table:content-validation-name="val5" table:formula="of:=VLOOKUP([.E3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2</text:p>
          </table:table-cell>
          <table:table-cell table:style-name="ce44"/>
          <table:table-cell table:style-name="ce45" table:content-validation-name="val9"/>
          <table:table-cell table:style-name="ce70" table:content-validation-name="val11"/>
          <table:table-cell table:style-name="ce447" table:content-validation-name="val5" table:formula="of:=VLOOKUP([.E33];[$datos.$E$2:.$G$30];2;0)" office:value-type="float" office:value="0">
            <text:p>#N/A</text:p>
          </table:table-cell>
          <table:table-cell table:style-name="ce447" table:content-validation-name="val5" table:formula="of:=VLOOKUP([.E3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3</text:p>
          </table:table-cell>
          <table:table-cell table:style-name="ce44"/>
          <table:table-cell table:style-name="ce45" table:content-validation-name="val9"/>
          <table:table-cell table:style-name="ce71" table:content-validation-name="val11"/>
          <table:table-cell table:style-name="ce447" table:content-validation-name="val5" table:formula="of:=VLOOKUP([.E34];[$datos.$E$2:.$G$30];2;0)" office:value-type="float" office:value="0">
            <text:p>#N/A</text:p>
          </table:table-cell>
          <table:table-cell table:style-name="ce447" table:content-validation-name="val5" table:formula="of:=VLOOKUP([.E3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4</text:p>
          </table:table-cell>
          <table:table-cell table:style-name="ce44"/>
          <table:table-cell table:style-name="ce45" table:content-validation-name="val9"/>
          <table:table-cell table:style-name="ce72" table:content-validation-name="val11"/>
          <table:table-cell table:style-name="ce447" table:content-validation-name="val5" table:formula="of:=VLOOKUP([.E35];[$datos.$E$2:.$G$30];2;0)" office:value-type="float" office:value="0">
            <text:p>#N/A</text:p>
          </table:table-cell>
          <table:table-cell table:style-name="ce447" table:content-validation-name="val5" table:formula="of:=VLOOKUP([.E3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5</text:p>
          </table:table-cell>
          <table:table-cell table:style-name="ce44"/>
          <table:table-cell table:style-name="ce45" table:content-validation-name="val9"/>
          <table:table-cell table:style-name="ce73" table:content-validation-name="val11"/>
          <table:table-cell table:style-name="ce447" table:content-validation-name="val5" table:formula="of:=VLOOKUP([.E36];[$datos.$E$2:.$G$30];2;0)" office:value-type="float" office:value="0">
            <text:p>#N/A</text:p>
          </table:table-cell>
          <table:table-cell table:style-name="ce447" table:content-validation-name="val5" table:formula="of:=VLOOKUP([.E3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6</text:p>
          </table:table-cell>
          <table:table-cell table:style-name="ce44"/>
          <table:table-cell table:style-name="ce45" table:content-validation-name="val9"/>
          <table:table-cell table:style-name="ce74" table:content-validation-name="val11"/>
          <table:table-cell table:style-name="ce447" table:content-validation-name="val5" table:formula="of:=VLOOKUP([.E37];[$datos.$E$2:.$G$30];2;0)" office:value-type="float" office:value="0">
            <text:p>#N/A</text:p>
          </table:table-cell>
          <table:table-cell table:style-name="ce447" table:content-validation-name="val5" table:formula="of:=VLOOKUP([.E3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7</text:p>
          </table:table-cell>
          <table:table-cell table:style-name="ce44"/>
          <table:table-cell table:style-name="ce45" table:content-validation-name="val9"/>
          <table:table-cell table:style-name="ce75" table:content-validation-name="val11"/>
          <table:table-cell table:style-name="ce447" table:content-validation-name="val5" table:formula="of:=VLOOKUP([.E38];[$datos.$E$2:.$G$30];2;0)" office:value-type="float" office:value="0">
            <text:p>#N/A</text:p>
          </table:table-cell>
          <table:table-cell table:style-name="ce447" table:content-validation-name="val5" table:formula="of:=VLOOKUP([.E3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8</text:p>
          </table:table-cell>
          <table:table-cell table:style-name="ce44"/>
          <table:table-cell table:style-name="ce45" table:content-validation-name="val9"/>
          <table:table-cell table:style-name="ce76" table:content-validation-name="val11"/>
          <table:table-cell table:style-name="ce447" table:content-validation-name="val5" table:formula="of:=VLOOKUP([.E39];[$datos.$E$2:.$G$30];2;0)" office:value-type="float" office:value="0">
            <text:p>#N/A</text:p>
          </table:table-cell>
          <table:table-cell table:style-name="ce447" table:content-validation-name="val5" table:formula="of:=VLOOKUP([.E3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9</text:p>
          </table:table-cell>
          <table:table-cell table:style-name="ce44"/>
          <table:table-cell table:style-name="ce45" table:content-validation-name="val9"/>
          <table:table-cell table:style-name="ce77" table:content-validation-name="val11"/>
          <table:table-cell table:style-name="ce447" table:content-validation-name="val5" table:formula="of:=VLOOKUP([.E40];[$datos.$E$2:.$G$30];2;0)" office:value-type="float" office:value="0">
            <text:p>#N/A</text:p>
          </table:table-cell>
          <table:table-cell table:style-name="ce447" table:content-validation-name="val5" table:formula="of:=VLOOKUP([.E4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0</text:p>
          </table:table-cell>
          <table:table-cell table:style-name="ce44"/>
          <table:table-cell table:style-name="ce45" table:content-validation-name="val9"/>
          <table:table-cell table:style-name="ce78" table:content-validation-name="val11"/>
          <table:table-cell table:style-name="ce447" table:content-validation-name="val5" table:formula="of:=VLOOKUP([.E41];[$datos.$E$2:.$G$30];2;0)" office:value-type="float" office:value="0">
            <text:p>#N/A</text:p>
          </table:table-cell>
          <table:table-cell table:style-name="ce447" table:content-validation-name="val5" table:formula="of:=VLOOKUP([.E4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1</text:p>
          </table:table-cell>
          <table:table-cell table:style-name="ce44"/>
          <table:table-cell table:style-name="ce45" table:content-validation-name="val9"/>
          <table:table-cell table:style-name="ce79" table:content-validation-name="val11"/>
          <table:table-cell table:style-name="ce447" table:content-validation-name="val5" table:formula="of:=VLOOKUP([.E42];[$datos.$E$2:.$G$30];2;0)" office:value-type="float" office:value="0">
            <text:p>#N/A</text:p>
          </table:table-cell>
          <table:table-cell table:style-name="ce447" table:content-validation-name="val5" table:formula="of:=VLOOKUP([.E4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2</text:p>
          </table:table-cell>
          <table:table-cell table:style-name="ce44"/>
          <table:table-cell table:style-name="ce45" table:content-validation-name="val9"/>
          <table:table-cell table:style-name="ce80" table:content-validation-name="val11"/>
          <table:table-cell table:style-name="ce447" table:content-validation-name="val5" table:formula="of:=VLOOKUP([.E43];[$datos.$E$2:.$G$30];2;0)" office:value-type="float" office:value="0">
            <text:p>#N/A</text:p>
          </table:table-cell>
          <table:table-cell table:style-name="ce447" table:content-validation-name="val5" table:formula="of:=VLOOKUP([.E4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3</text:p>
          </table:table-cell>
          <table:table-cell table:style-name="ce44"/>
          <table:table-cell table:style-name="ce45" table:content-validation-name="val9"/>
          <table:table-cell table:style-name="ce81" table:content-validation-name="val11"/>
          <table:table-cell table:style-name="ce447" table:content-validation-name="val5" table:formula="of:=VLOOKUP([.E44];[$datos.$E$2:.$G$30];2;0)" office:value-type="float" office:value="0">
            <text:p>#N/A</text:p>
          </table:table-cell>
          <table:table-cell table:style-name="ce447" table:content-validation-name="val5" table:formula="of:=VLOOKUP([.E4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4</text:p>
          </table:table-cell>
          <table:table-cell table:style-name="ce44"/>
          <table:table-cell table:style-name="ce45" table:content-validation-name="val9"/>
          <table:table-cell table:style-name="ce82" table:content-validation-name="val11"/>
          <table:table-cell table:style-name="ce447" table:content-validation-name="val5" table:formula="of:=VLOOKUP([.E45];[$datos.$E$2:.$G$30];2;0)" office:value-type="float" office:value="0">
            <text:p>#N/A</text:p>
          </table:table-cell>
          <table:table-cell table:style-name="ce447" table:content-validation-name="val5" table:formula="of:=VLOOKUP([.E4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5</text:p>
          </table:table-cell>
          <table:table-cell table:style-name="ce44"/>
          <table:table-cell table:style-name="ce45" table:content-validation-name="val9"/>
          <table:table-cell table:style-name="ce83" table:content-validation-name="val11"/>
          <table:table-cell table:style-name="ce447" table:content-validation-name="val5" table:formula="of:=VLOOKUP([.E46];[$datos.$E$2:.$G$30];2;0)" office:value-type="float" office:value="0">
            <text:p>#N/A</text:p>
          </table:table-cell>
          <table:table-cell table:style-name="ce447" table:content-validation-name="val5" table:formula="of:=VLOOKUP([.E4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6</text:p>
          </table:table-cell>
          <table:table-cell table:style-name="ce44"/>
          <table:table-cell table:style-name="ce45" table:content-validation-name="val9"/>
          <table:table-cell table:style-name="ce84" table:content-validation-name="val11"/>
          <table:table-cell table:style-name="ce447" table:content-validation-name="val5" table:formula="of:=VLOOKUP([.E47];[$datos.$E$2:.$G$30];2;0)" office:value-type="float" office:value="0">
            <text:p>#N/A</text:p>
          </table:table-cell>
          <table:table-cell table:style-name="ce447" table:content-validation-name="val5" table:formula="of:=VLOOKUP([.E4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7</text:p>
          </table:table-cell>
          <table:table-cell table:style-name="ce44"/>
          <table:table-cell table:style-name="ce45" table:content-validation-name="val9"/>
          <table:table-cell table:style-name="ce85" table:content-validation-name="val11"/>
          <table:table-cell table:style-name="ce447" table:content-validation-name="val5" table:formula="of:=VLOOKUP([.E48];[$datos.$E$2:.$G$30];2;0)" office:value-type="float" office:value="0">
            <text:p>#N/A</text:p>
          </table:table-cell>
          <table:table-cell table:style-name="ce447" table:content-validation-name="val5" table:formula="of:=VLOOKUP([.E4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8</text:p>
          </table:table-cell>
          <table:table-cell table:style-name="ce44"/>
          <table:table-cell table:style-name="ce45" table:content-validation-name="val9"/>
          <table:table-cell table:style-name="ce86" table:content-validation-name="val11"/>
          <table:table-cell table:style-name="ce447" table:content-validation-name="val5" table:formula="of:=VLOOKUP([.E49];[$datos.$E$2:.$G$30];2;0)" office:value-type="float" office:value="0">
            <text:p>#N/A</text:p>
          </table:table-cell>
          <table:table-cell table:style-name="ce447" table:content-validation-name="val5" table:formula="of:=VLOOKUP([.E4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9</text:p>
          </table:table-cell>
          <table:table-cell table:style-name="ce44"/>
          <table:table-cell table:style-name="ce45" table:content-validation-name="val9"/>
          <table:table-cell table:style-name="ce87" table:content-validation-name="val11"/>
          <table:table-cell table:style-name="ce447" table:content-validation-name="val5" table:formula="of:=VLOOKUP([.E50];[$datos.$E$2:.$G$30];2;0)" office:value-type="float" office:value="0">
            <text:p>#N/A</text:p>
          </table:table-cell>
          <table:table-cell table:style-name="ce447" table:content-validation-name="val5" table:formula="of:=VLOOKUP([.E5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40</text:p>
          </table:table-cell>
          <table:table-cell table:style-name="ce44"/>
          <table:table-cell table:style-name="ce45" table:content-validation-name="val9"/>
          <table:table-cell table:style-name="ce88" table:content-validation-name="val11"/>
          <table:table-cell table:style-name="ce447" table:content-validation-name="val5" table:formula="of:=VLOOKUP([.E51];[$datos.$E$2:.$G$30];2;0)" office:value-type="float" office:value="0">
            <text:p>#N/A</text:p>
          </table:table-cell>
          <table:table-cell table:style-name="ce447" table:content-validation-name="val5" table:formula="of:=VLOOKUP([.E5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41</text:p>
          </table:table-cell>
          <table:table-cell table:style-name="ce44"/>
          <table:table-cell table:style-name="ce45" table:content-validation-name="val9"/>
          <table:table-cell table:style-name="ce89" table:content-validation-name="val11"/>
          <table:table-cell table:style-name="ce447" table:content-validation-name="val5" table:formula="of:=VLOOKUP([.E52];[$datos.$E$2:.$G$30];2;0)" office:value-type="float" office:value="0">
            <text:p>#N/A</text:p>
          </table:table-cell>
          <table:table-cell table:style-name="ce447" table:content-validation-name="val5" table:formula="of:=VLOOKUP([.E5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42</text:p>
          </table:table-cell>
          <table:table-cell table:style-name="ce44"/>
          <table:table-cell table:style-name="ce45" table:content-validation-name="val9"/>
          <table:table-cell table:style-name="ce90" table:content-validation-name="val11"/>
          <table:table-cell table:style-name="ce447" table:content-validation-name="val5" table:formula="of:=VLOOKUP([.E53];[$datos.$E$2:.$G$30];2;0)" office:value-type="float" office:value="0">
            <text:p>#N/A</text:p>
          </table:table-cell>
          <table:table-cell table:style-name="ce447" table:content-validation-name="val5" table:formula="of:=VLOOKUP([.E5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43</text:p>
          </table:table-cell>
          <table:table-cell table:style-name="ce44"/>
          <table:table-cell table:style-name="ce45" table:content-validation-name="val9"/>
          <table:table-cell table:style-name="ce91" table:content-validation-name="val11"/>
          <table:table-cell table:style-name="ce447" table:content-validation-name="val5" table:formula="of:=VLOOKUP([.E54];[$datos.$E$2:.$G$30];2;0)" office:value-type="float" office:value="0">
            <text:p>#N/A</text:p>
          </table:table-cell>
          <table:table-cell table:style-name="ce447" table:content-validation-name="val5" table:formula="of:=VLOOKUP([.E5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44</text:p>
          </table:table-cell>
          <table:table-cell table:style-name="ce44"/>
          <table:table-cell table:style-name="ce45" table:content-validation-name="val9"/>
          <table:table-cell table:style-name="ce92" table:content-validation-name="val11"/>
          <table:table-cell table:style-name="ce447" table:content-validation-name="val5" table:formula="of:=VLOOKUP([.E55];[$datos.$E$2:.$G$30];2;0)" office:value-type="float" office:value="0">
            <text:p>#N/A</text:p>
          </table:table-cell>
          <table:table-cell table:style-name="ce447" table:content-validation-name="val5" table:formula="of:=VLOOKUP([.E5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45</text:p>
          </table:table-cell>
          <table:table-cell table:style-name="ce44"/>
          <table:table-cell table:style-name="ce45" table:content-validation-name="val9"/>
          <table:table-cell table:style-name="ce93" table:content-validation-name="val11"/>
          <table:table-cell table:style-name="ce447" table:content-validation-name="val5" table:formula="of:=VLOOKUP([.E56];[$datos.$E$2:.$G$30];2;0)" office:value-type="float" office:value="0">
            <text:p>#N/A</text:p>
          </table:table-cell>
          <table:table-cell table:style-name="ce447" table:content-validation-name="val5" table:formula="of:=VLOOKUP([.E5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46</text:p>
          </table:table-cell>
          <table:table-cell table:style-name="ce44"/>
          <table:table-cell table:style-name="ce45" table:content-validation-name="val9"/>
          <table:table-cell table:style-name="ce94" table:content-validation-name="val11"/>
          <table:table-cell table:style-name="ce447" table:content-validation-name="val5" table:formula="of:=VLOOKUP([.E57];[$datos.$E$2:.$G$30];2;0)" office:value-type="float" office:value="0">
            <text:p>#N/A</text:p>
          </table:table-cell>
          <table:table-cell table:style-name="ce447" table:content-validation-name="val5" table:formula="of:=VLOOKUP([.E5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47</text:p>
          </table:table-cell>
          <table:table-cell table:style-name="ce44"/>
          <table:table-cell table:style-name="ce45" table:content-validation-name="val9"/>
          <table:table-cell table:style-name="ce95" table:content-validation-name="val11"/>
          <table:table-cell table:style-name="ce447" table:content-validation-name="val5" table:formula="of:=VLOOKUP([.E58];[$datos.$E$2:.$G$30];2;0)" office:value-type="float" office:value="0">
            <text:p>#N/A</text:p>
          </table:table-cell>
          <table:table-cell table:style-name="ce447" table:content-validation-name="val5" table:formula="of:=VLOOKUP([.E5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48</text:p>
          </table:table-cell>
          <table:table-cell table:style-name="ce44"/>
          <table:table-cell table:style-name="ce45" table:content-validation-name="val9"/>
          <table:table-cell table:style-name="ce96" table:content-validation-name="val11"/>
          <table:table-cell table:style-name="ce447" table:content-validation-name="val5" table:formula="of:=VLOOKUP([.E59];[$datos.$E$2:.$G$30];2;0)" office:value-type="float" office:value="0">
            <text:p>#N/A</text:p>
          </table:table-cell>
          <table:table-cell table:style-name="ce447" table:content-validation-name="val5" table:formula="of:=VLOOKUP([.E5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49</text:p>
          </table:table-cell>
          <table:table-cell table:style-name="ce44"/>
          <table:table-cell table:style-name="ce45" table:content-validation-name="val9"/>
          <table:table-cell table:style-name="ce97" table:content-validation-name="val11"/>
          <table:table-cell table:style-name="ce447" table:content-validation-name="val5" table:formula="of:=VLOOKUP([.E60];[$datos.$E$2:.$G$30];2;0)" office:value-type="float" office:value="0">
            <text:p>#N/A</text:p>
          </table:table-cell>
          <table:table-cell table:style-name="ce447" table:content-validation-name="val5" table:formula="of:=VLOOKUP([.E6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50</text:p>
          </table:table-cell>
          <table:table-cell table:style-name="ce44"/>
          <table:table-cell table:style-name="ce45" table:content-validation-name="val9"/>
          <table:table-cell table:style-name="ce98" table:content-validation-name="val11"/>
          <table:table-cell table:style-name="ce447" table:content-validation-name="val5" table:formula="of:=VLOOKUP([.E61];[$datos.$E$2:.$G$30];2;0)" office:value-type="float" office:value="0">
            <text:p>#N/A</text:p>
          </table:table-cell>
          <table:table-cell table:style-name="ce447" table:content-validation-name="val5" table:formula="of:=VLOOKUP([.E6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51</text:p>
          </table:table-cell>
          <table:table-cell table:style-name="ce44"/>
          <table:table-cell table:style-name="ce45" table:content-validation-name="val9"/>
          <table:table-cell table:style-name="ce99" table:content-validation-name="val11"/>
          <table:table-cell table:style-name="ce447" table:content-validation-name="val5" table:formula="of:=VLOOKUP([.E62];[$datos.$E$2:.$G$30];2;0)" office:value-type="float" office:value="0">
            <text:p>#N/A</text:p>
          </table:table-cell>
          <table:table-cell table:style-name="ce447" table:content-validation-name="val5" table:formula="of:=VLOOKUP([.E6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52</text:p>
          </table:table-cell>
          <table:table-cell table:style-name="ce44"/>
          <table:table-cell table:style-name="ce45" table:content-validation-name="val9"/>
          <table:table-cell table:style-name="ce100" table:content-validation-name="val11"/>
          <table:table-cell table:style-name="ce447" table:content-validation-name="val5" table:formula="of:=VLOOKUP([.E63];[$datos.$E$2:.$G$30];2;0)" office:value-type="float" office:value="0">
            <text:p>#N/A</text:p>
          </table:table-cell>
          <table:table-cell table:style-name="ce447" table:content-validation-name="val5" table:formula="of:=VLOOKUP([.E6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53</text:p>
          </table:table-cell>
          <table:table-cell table:style-name="ce44"/>
          <table:table-cell table:style-name="ce45" table:content-validation-name="val9"/>
          <table:table-cell table:style-name="ce101" table:content-validation-name="val11"/>
          <table:table-cell table:style-name="ce447" table:content-validation-name="val5" table:formula="of:=VLOOKUP([.E64];[$datos.$E$2:.$G$30];2;0)" office:value-type="float" office:value="0">
            <text:p>#N/A</text:p>
          </table:table-cell>
          <table:table-cell table:style-name="ce447" table:content-validation-name="val5" table:formula="of:=VLOOKUP([.E6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54</text:p>
          </table:table-cell>
          <table:table-cell table:style-name="ce44"/>
          <table:table-cell table:style-name="ce45" table:content-validation-name="val9"/>
          <table:table-cell table:style-name="ce102" table:content-validation-name="val11"/>
          <table:table-cell table:style-name="ce447" table:content-validation-name="val5" table:formula="of:=VLOOKUP([.E65];[$datos.$E$2:.$G$30];2;0)" office:value-type="float" office:value="0">
            <text:p>#N/A</text:p>
          </table:table-cell>
          <table:table-cell table:style-name="ce447" table:content-validation-name="val5" table:formula="of:=VLOOKUP([.E6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55</text:p>
          </table:table-cell>
          <table:table-cell table:style-name="ce44"/>
          <table:table-cell table:style-name="ce45" table:content-validation-name="val9"/>
          <table:table-cell table:style-name="ce103" table:content-validation-name="val11"/>
          <table:table-cell table:style-name="ce447" table:content-validation-name="val5" table:formula="of:=VLOOKUP([.E66];[$datos.$E$2:.$G$30];2;0)" office:value-type="float" office:value="0">
            <text:p>#N/A</text:p>
          </table:table-cell>
          <table:table-cell table:style-name="ce447" table:content-validation-name="val5" table:formula="of:=VLOOKUP([.E6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56</text:p>
          </table:table-cell>
          <table:table-cell table:style-name="ce44"/>
          <table:table-cell table:style-name="ce45" table:content-validation-name="val9"/>
          <table:table-cell table:style-name="ce104" table:content-validation-name="val11"/>
          <table:table-cell table:style-name="ce447" table:content-validation-name="val5" table:formula="of:=VLOOKUP([.E67];[$datos.$E$2:.$G$30];2;0)" office:value-type="float" office:value="0">
            <text:p>#N/A</text:p>
          </table:table-cell>
          <table:table-cell table:style-name="ce447" table:content-validation-name="val5" table:formula="of:=VLOOKUP([.E6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57</text:p>
          </table:table-cell>
          <table:table-cell table:style-name="ce44"/>
          <table:table-cell table:style-name="ce45" table:content-validation-name="val9"/>
          <table:table-cell table:style-name="ce105" table:content-validation-name="val11"/>
          <table:table-cell table:style-name="ce447" table:content-validation-name="val5" table:formula="of:=VLOOKUP([.E68];[$datos.$E$2:.$G$30];2;0)" office:value-type="float" office:value="0">
            <text:p>#N/A</text:p>
          </table:table-cell>
          <table:table-cell table:style-name="ce447" table:content-validation-name="val5" table:formula="of:=VLOOKUP([.E6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58</text:p>
          </table:table-cell>
          <table:table-cell table:style-name="ce44"/>
          <table:table-cell table:style-name="ce45" table:content-validation-name="val9"/>
          <table:table-cell table:style-name="ce106" table:content-validation-name="val11"/>
          <table:table-cell table:style-name="ce447" table:content-validation-name="val5" table:formula="of:=VLOOKUP([.E69];[$datos.$E$2:.$G$30];2;0)" office:value-type="float" office:value="0">
            <text:p>#N/A</text:p>
          </table:table-cell>
          <table:table-cell table:style-name="ce447" table:content-validation-name="val5" table:formula="of:=VLOOKUP([.E6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59</text:p>
          </table:table-cell>
          <table:table-cell table:style-name="ce44"/>
          <table:table-cell table:style-name="ce45" table:content-validation-name="val9"/>
          <table:table-cell table:style-name="ce107" table:content-validation-name="val11"/>
          <table:table-cell table:style-name="ce447" table:content-validation-name="val5" table:formula="of:=VLOOKUP([.E70];[$datos.$E$2:.$G$30];2;0)" office:value-type="float" office:value="0">
            <text:p>#N/A</text:p>
          </table:table-cell>
          <table:table-cell table:style-name="ce447" table:content-validation-name="val5" table:formula="of:=VLOOKUP([.E7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60</text:p>
          </table:table-cell>
          <table:table-cell table:style-name="ce44"/>
          <table:table-cell table:style-name="ce45" table:content-validation-name="val9"/>
          <table:table-cell table:style-name="ce108" table:content-validation-name="val11"/>
          <table:table-cell table:style-name="ce447" table:content-validation-name="val5" table:formula="of:=VLOOKUP([.E71];[$datos.$E$2:.$G$30];2;0)" office:value-type="float" office:value="0">
            <text:p>#N/A</text:p>
          </table:table-cell>
          <table:table-cell table:style-name="ce447" table:content-validation-name="val5" table:formula="of:=VLOOKUP([.E7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61</text:p>
          </table:table-cell>
          <table:table-cell table:style-name="ce44"/>
          <table:table-cell table:style-name="ce45" table:content-validation-name="val9"/>
          <table:table-cell table:style-name="ce109" table:content-validation-name="val11"/>
          <table:table-cell table:style-name="ce447" table:content-validation-name="val5" table:formula="of:=VLOOKUP([.E72];[$datos.$E$2:.$G$30];2;0)" office:value-type="float" office:value="0">
            <text:p>#N/A</text:p>
          </table:table-cell>
          <table:table-cell table:style-name="ce447" table:content-validation-name="val5" table:formula="of:=VLOOKUP([.E7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62</text:p>
          </table:table-cell>
          <table:table-cell table:style-name="ce44"/>
          <table:table-cell table:style-name="ce45" table:content-validation-name="val9"/>
          <table:table-cell table:style-name="ce110" table:content-validation-name="val11"/>
          <table:table-cell table:style-name="ce447" table:content-validation-name="val5" table:formula="of:=VLOOKUP([.E73];[$datos.$E$2:.$G$30];2;0)" office:value-type="float" office:value="0">
            <text:p>#N/A</text:p>
          </table:table-cell>
          <table:table-cell table:style-name="ce447" table:content-validation-name="val5" table:formula="of:=VLOOKUP([.E7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63</text:p>
          </table:table-cell>
          <table:table-cell table:style-name="ce44"/>
          <table:table-cell table:style-name="ce45" table:content-validation-name="val9"/>
          <table:table-cell table:style-name="ce111" table:content-validation-name="val11"/>
          <table:table-cell table:style-name="ce447" table:content-validation-name="val5" table:formula="of:=VLOOKUP([.E74];[$datos.$E$2:.$G$30];2;0)" office:value-type="float" office:value="0">
            <text:p>#N/A</text:p>
          </table:table-cell>
          <table:table-cell table:style-name="ce447" table:content-validation-name="val5" table:formula="of:=VLOOKUP([.E7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64</text:p>
          </table:table-cell>
          <table:table-cell table:style-name="ce44"/>
          <table:table-cell table:style-name="ce45" table:content-validation-name="val9"/>
          <table:table-cell table:style-name="ce112" table:content-validation-name="val11"/>
          <table:table-cell table:style-name="ce447" table:content-validation-name="val5" table:formula="of:=VLOOKUP([.E75];[$datos.$E$2:.$G$30];2;0)" office:value-type="float" office:value="0">
            <text:p>#N/A</text:p>
          </table:table-cell>
          <table:table-cell table:style-name="ce447" table:content-validation-name="val5" table:formula="of:=VLOOKUP([.E7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65</text:p>
          </table:table-cell>
          <table:table-cell table:style-name="ce44"/>
          <table:table-cell table:style-name="ce45" table:content-validation-name="val9"/>
          <table:table-cell table:style-name="ce113" table:content-validation-name="val11"/>
          <table:table-cell table:style-name="ce447" table:content-validation-name="val5" table:formula="of:=VLOOKUP([.E76];[$datos.$E$2:.$G$30];2;0)" office:value-type="float" office:value="0">
            <text:p>#N/A</text:p>
          </table:table-cell>
          <table:table-cell table:style-name="ce447" table:content-validation-name="val5" table:formula="of:=VLOOKUP([.E7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66</text:p>
          </table:table-cell>
          <table:table-cell table:style-name="ce44"/>
          <table:table-cell table:style-name="ce45" table:content-validation-name="val9"/>
          <table:table-cell table:style-name="ce114" table:content-validation-name="val11"/>
          <table:table-cell table:style-name="ce447" table:content-validation-name="val5" table:formula="of:=VLOOKUP([.E77];[$datos.$E$2:.$G$30];2;0)" office:value-type="float" office:value="0">
            <text:p>#N/A</text:p>
          </table:table-cell>
          <table:table-cell table:style-name="ce447" table:content-validation-name="val5" table:formula="of:=VLOOKUP([.E7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67</text:p>
          </table:table-cell>
          <table:table-cell table:style-name="ce44"/>
          <table:table-cell table:style-name="ce45" table:content-validation-name="val9"/>
          <table:table-cell table:style-name="ce115" table:content-validation-name="val11"/>
          <table:table-cell table:style-name="ce447" table:content-validation-name="val5" table:formula="of:=VLOOKUP([.E78];[$datos.$E$2:.$G$30];2;0)" office:value-type="float" office:value="0">
            <text:p>#N/A</text:p>
          </table:table-cell>
          <table:table-cell table:style-name="ce447" table:content-validation-name="val5" table:formula="of:=VLOOKUP([.E7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68</text:p>
          </table:table-cell>
          <table:table-cell table:style-name="ce44"/>
          <table:table-cell table:style-name="ce45" table:content-validation-name="val9"/>
          <table:table-cell table:style-name="ce116" table:content-validation-name="val11"/>
          <table:table-cell table:style-name="ce447" table:content-validation-name="val5" table:formula="of:=VLOOKUP([.E79];[$datos.$E$2:.$G$30];2;0)" office:value-type="float" office:value="0">
            <text:p>#N/A</text:p>
          </table:table-cell>
          <table:table-cell table:style-name="ce447" table:content-validation-name="val5" table:formula="of:=VLOOKUP([.E7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69</text:p>
          </table:table-cell>
          <table:table-cell table:style-name="ce44"/>
          <table:table-cell table:style-name="ce45" table:content-validation-name="val9"/>
          <table:table-cell table:style-name="ce117" table:content-validation-name="val11"/>
          <table:table-cell table:style-name="ce447" table:content-validation-name="val5" table:formula="of:=VLOOKUP([.E80];[$datos.$E$2:.$G$30];2;0)" office:value-type="float" office:value="0">
            <text:p>#N/A</text:p>
          </table:table-cell>
          <table:table-cell table:style-name="ce447" table:content-validation-name="val5" table:formula="of:=VLOOKUP([.E8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70</text:p>
          </table:table-cell>
          <table:table-cell table:style-name="ce44"/>
          <table:table-cell table:style-name="ce45" table:content-validation-name="val9"/>
          <table:table-cell table:style-name="ce118" table:content-validation-name="val11"/>
          <table:table-cell table:style-name="ce447" table:content-validation-name="val5" table:formula="of:=VLOOKUP([.E81];[$datos.$E$2:.$G$30];2;0)" office:value-type="float" office:value="0">
            <text:p>#N/A</text:p>
          </table:table-cell>
          <table:table-cell table:style-name="ce447" table:content-validation-name="val5" table:formula="of:=VLOOKUP([.E8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71</text:p>
          </table:table-cell>
          <table:table-cell table:style-name="ce44"/>
          <table:table-cell table:style-name="ce45" table:content-validation-name="val9"/>
          <table:table-cell table:style-name="ce119" table:content-validation-name="val11"/>
          <table:table-cell table:style-name="ce447" table:content-validation-name="val5" table:formula="of:=VLOOKUP([.E82];[$datos.$E$2:.$G$30];2;0)" office:value-type="float" office:value="0">
            <text:p>#N/A</text:p>
          </table:table-cell>
          <table:table-cell table:style-name="ce447" table:content-validation-name="val5" table:formula="of:=VLOOKUP([.E8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72</text:p>
          </table:table-cell>
          <table:table-cell table:style-name="ce44"/>
          <table:table-cell table:style-name="ce45" table:content-validation-name="val9"/>
          <table:table-cell table:style-name="ce120" table:content-validation-name="val11"/>
          <table:table-cell table:style-name="ce447" table:content-validation-name="val5" table:formula="of:=VLOOKUP([.E83];[$datos.$E$2:.$G$30];2;0)" office:value-type="float" office:value="0">
            <text:p>#N/A</text:p>
          </table:table-cell>
          <table:table-cell table:style-name="ce447" table:content-validation-name="val5" table:formula="of:=VLOOKUP([.E8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73</text:p>
          </table:table-cell>
          <table:table-cell table:style-name="ce44"/>
          <table:table-cell table:style-name="ce45" table:content-validation-name="val9"/>
          <table:table-cell table:style-name="ce121" table:content-validation-name="val11"/>
          <table:table-cell table:style-name="ce447" table:content-validation-name="val5" table:formula="of:=VLOOKUP([.E84];[$datos.$E$2:.$G$30];2;0)" office:value-type="float" office:value="0">
            <text:p>#N/A</text:p>
          </table:table-cell>
          <table:table-cell table:style-name="ce447" table:content-validation-name="val5" table:formula="of:=VLOOKUP([.E8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74</text:p>
          </table:table-cell>
          <table:table-cell table:style-name="ce44"/>
          <table:table-cell table:style-name="ce45" table:content-validation-name="val9"/>
          <table:table-cell table:style-name="ce122" table:content-validation-name="val11"/>
          <table:table-cell table:style-name="ce447" table:content-validation-name="val5" table:formula="of:=VLOOKUP([.E85];[$datos.$E$2:.$G$30];2;0)" office:value-type="float" office:value="0">
            <text:p>#N/A</text:p>
          </table:table-cell>
          <table:table-cell table:style-name="ce447" table:content-validation-name="val5" table:formula="of:=VLOOKUP([.E8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75</text:p>
          </table:table-cell>
          <table:table-cell table:style-name="ce44"/>
          <table:table-cell table:style-name="ce45" table:content-validation-name="val9"/>
          <table:table-cell table:style-name="ce123" table:content-validation-name="val11"/>
          <table:table-cell table:style-name="ce447" table:content-validation-name="val5" table:formula="of:=VLOOKUP([.E86];[$datos.$E$2:.$G$30];2;0)" office:value-type="float" office:value="0">
            <text:p>#N/A</text:p>
          </table:table-cell>
          <table:table-cell table:style-name="ce447" table:content-validation-name="val5" table:formula="of:=VLOOKUP([.E8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76</text:p>
          </table:table-cell>
          <table:table-cell table:style-name="ce44"/>
          <table:table-cell table:style-name="ce45" table:content-validation-name="val9"/>
          <table:table-cell table:style-name="ce124" table:content-validation-name="val11"/>
          <table:table-cell table:style-name="ce447" table:content-validation-name="val5" table:formula="of:=VLOOKUP([.E87];[$datos.$E$2:.$G$30];2;0)" office:value-type="float" office:value="0">
            <text:p>#N/A</text:p>
          </table:table-cell>
          <table:table-cell table:style-name="ce447" table:content-validation-name="val5" table:formula="of:=VLOOKUP([.E8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77</text:p>
          </table:table-cell>
          <table:table-cell table:style-name="ce44"/>
          <table:table-cell table:style-name="ce45" table:content-validation-name="val9"/>
          <table:table-cell table:style-name="ce125" table:content-validation-name="val11"/>
          <table:table-cell table:style-name="ce447" table:content-validation-name="val5" table:formula="of:=VLOOKUP([.E88];[$datos.$E$2:.$G$30];2;0)" office:value-type="float" office:value="0">
            <text:p>#N/A</text:p>
          </table:table-cell>
          <table:table-cell table:style-name="ce447" table:content-validation-name="val5" table:formula="of:=VLOOKUP([.E8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78</text:p>
          </table:table-cell>
          <table:table-cell table:style-name="ce44"/>
          <table:table-cell table:style-name="ce45" table:content-validation-name="val9"/>
          <table:table-cell table:style-name="ce126" table:content-validation-name="val11"/>
          <table:table-cell table:style-name="ce447" table:content-validation-name="val5" table:formula="of:=VLOOKUP([.E89];[$datos.$E$2:.$G$30];2;0)" office:value-type="float" office:value="0">
            <text:p>#N/A</text:p>
          </table:table-cell>
          <table:table-cell table:style-name="ce447" table:content-validation-name="val5" table:formula="of:=VLOOKUP([.E8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79</text:p>
          </table:table-cell>
          <table:table-cell table:style-name="ce44"/>
          <table:table-cell table:style-name="ce45" table:content-validation-name="val9"/>
          <table:table-cell table:style-name="ce127" table:content-validation-name="val11"/>
          <table:table-cell table:style-name="ce447" table:content-validation-name="val5" table:formula="of:=VLOOKUP([.E90];[$datos.$E$2:.$G$30];2;0)" office:value-type="float" office:value="0">
            <text:p>#N/A</text:p>
          </table:table-cell>
          <table:table-cell table:style-name="ce447" table:content-validation-name="val5" table:formula="of:=VLOOKUP([.E9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80</text:p>
          </table:table-cell>
          <table:table-cell table:style-name="ce44"/>
          <table:table-cell table:style-name="ce45" table:content-validation-name="val9"/>
          <table:table-cell table:style-name="ce128" table:content-validation-name="val11"/>
          <table:table-cell table:style-name="ce447" table:content-validation-name="val5" table:formula="of:=VLOOKUP([.E91];[$datos.$E$2:.$G$30];2;0)" office:value-type="float" office:value="0">
            <text:p>#N/A</text:p>
          </table:table-cell>
          <table:table-cell table:style-name="ce447" table:content-validation-name="val5" table:formula="of:=VLOOKUP([.E9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81</text:p>
          </table:table-cell>
          <table:table-cell table:style-name="ce44"/>
          <table:table-cell table:style-name="ce45" table:content-validation-name="val9"/>
          <table:table-cell table:style-name="ce129" table:content-validation-name="val11"/>
          <table:table-cell table:style-name="ce447" table:content-validation-name="val5" table:formula="of:=VLOOKUP([.E92];[$datos.$E$2:.$G$30];2;0)" office:value-type="float" office:value="0">
            <text:p>#N/A</text:p>
          </table:table-cell>
          <table:table-cell table:style-name="ce447" table:content-validation-name="val5" table:formula="of:=VLOOKUP([.E9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82</text:p>
          </table:table-cell>
          <table:table-cell table:style-name="ce44"/>
          <table:table-cell table:style-name="ce45" table:content-validation-name="val9"/>
          <table:table-cell table:style-name="ce130" table:content-validation-name="val11"/>
          <table:table-cell table:style-name="ce447" table:content-validation-name="val5" table:formula="of:=VLOOKUP([.E93];[$datos.$E$2:.$G$30];2;0)" office:value-type="float" office:value="0">
            <text:p>#N/A</text:p>
          </table:table-cell>
          <table:table-cell table:style-name="ce447" table:content-validation-name="val5" table:formula="of:=VLOOKUP([.E9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83</text:p>
          </table:table-cell>
          <table:table-cell table:style-name="ce44"/>
          <table:table-cell table:style-name="ce45" table:content-validation-name="val9"/>
          <table:table-cell table:style-name="ce131" table:content-validation-name="val11"/>
          <table:table-cell table:style-name="ce447" table:content-validation-name="val5" table:formula="of:=VLOOKUP([.E94];[$datos.$E$2:.$G$30];2;0)" office:value-type="float" office:value="0">
            <text:p>#N/A</text:p>
          </table:table-cell>
          <table:table-cell table:style-name="ce447" table:content-validation-name="val5" table:formula="of:=VLOOKUP([.E9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84</text:p>
          </table:table-cell>
          <table:table-cell table:style-name="ce44"/>
          <table:table-cell table:style-name="ce45" table:content-validation-name="val9"/>
          <table:table-cell table:style-name="ce132" table:content-validation-name="val11"/>
          <table:table-cell table:style-name="ce447" table:content-validation-name="val5" table:formula="of:=VLOOKUP([.E95];[$datos.$E$2:.$G$30];2;0)" office:value-type="float" office:value="0">
            <text:p>#N/A</text:p>
          </table:table-cell>
          <table:table-cell table:style-name="ce447" table:content-validation-name="val5" table:formula="of:=VLOOKUP([.E9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85</text:p>
          </table:table-cell>
          <table:table-cell table:style-name="ce44"/>
          <table:table-cell table:style-name="ce45" table:content-validation-name="val9"/>
          <table:table-cell table:style-name="ce133" table:content-validation-name="val11"/>
          <table:table-cell table:style-name="ce447" table:content-validation-name="val5" table:formula="of:=VLOOKUP([.E96];[$datos.$E$2:.$G$30];2;0)" office:value-type="float" office:value="0">
            <text:p>#N/A</text:p>
          </table:table-cell>
          <table:table-cell table:style-name="ce447" table:content-validation-name="val5" table:formula="of:=VLOOKUP([.E9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86</text:p>
          </table:table-cell>
          <table:table-cell table:style-name="ce44"/>
          <table:table-cell table:style-name="ce45" table:content-validation-name="val9"/>
          <table:table-cell table:style-name="ce134" table:content-validation-name="val11"/>
          <table:table-cell table:style-name="ce447" table:content-validation-name="val5" table:formula="of:=VLOOKUP([.E97];[$datos.$E$2:.$G$30];2;0)" office:value-type="float" office:value="0">
            <text:p>#N/A</text:p>
          </table:table-cell>
          <table:table-cell table:style-name="ce447" table:content-validation-name="val5" table:formula="of:=VLOOKUP([.E9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87</text:p>
          </table:table-cell>
          <table:table-cell table:style-name="ce44"/>
          <table:table-cell table:style-name="ce45" table:content-validation-name="val9"/>
          <table:table-cell table:style-name="ce135" table:content-validation-name="val11"/>
          <table:table-cell table:style-name="ce447" table:content-validation-name="val5" table:formula="of:=VLOOKUP([.E98];[$datos.$E$2:.$G$30];2;0)" office:value-type="float" office:value="0">
            <text:p>#N/A</text:p>
          </table:table-cell>
          <table:table-cell table:style-name="ce447" table:content-validation-name="val5" table:formula="of:=VLOOKUP([.E9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88</text:p>
          </table:table-cell>
          <table:table-cell table:style-name="ce44"/>
          <table:table-cell table:style-name="ce45" table:content-validation-name="val9"/>
          <table:table-cell table:style-name="ce136" table:content-validation-name="val11"/>
          <table:table-cell table:style-name="ce447" table:content-validation-name="val5" table:formula="of:=VLOOKUP([.E99];[$datos.$E$2:.$G$30];2;0)" office:value-type="float" office:value="0">
            <text:p>#N/A</text:p>
          </table:table-cell>
          <table:table-cell table:style-name="ce447" table:content-validation-name="val5" table:formula="of:=VLOOKUP([.E9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89</text:p>
          </table:table-cell>
          <table:table-cell table:style-name="ce44"/>
          <table:table-cell table:style-name="ce45" table:content-validation-name="val9"/>
          <table:table-cell table:style-name="ce137" table:content-validation-name="val11"/>
          <table:table-cell table:style-name="ce447" table:content-validation-name="val5" table:formula="of:=VLOOKUP([.E100];[$datos.$E$2:.$G$30];2;0)" office:value-type="float" office:value="0">
            <text:p>#N/A</text:p>
          </table:table-cell>
          <table:table-cell table:style-name="ce447" table:content-validation-name="val5" table:formula="of:=VLOOKUP([.E10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90</text:p>
          </table:table-cell>
          <table:table-cell table:style-name="ce44"/>
          <table:table-cell table:style-name="ce45" table:content-validation-name="val9"/>
          <table:table-cell table:style-name="ce138" table:content-validation-name="val11"/>
          <table:table-cell table:style-name="ce447" table:content-validation-name="val5" table:formula="of:=VLOOKUP([.E101];[$datos.$E$2:.$G$30];2;0)" office:value-type="float" office:value="0">
            <text:p>#N/A</text:p>
          </table:table-cell>
          <table:table-cell table:style-name="ce447" table:content-validation-name="val5" table:formula="of:=VLOOKUP([.E10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91</text:p>
          </table:table-cell>
          <table:table-cell table:style-name="ce44"/>
          <table:table-cell table:style-name="ce45" table:content-validation-name="val9"/>
          <table:table-cell table:style-name="ce139" table:content-validation-name="val11"/>
          <table:table-cell table:style-name="ce447" table:content-validation-name="val5" table:formula="of:=VLOOKUP([.E102];[$datos.$E$2:.$G$30];2;0)" office:value-type="float" office:value="0">
            <text:p>#N/A</text:p>
          </table:table-cell>
          <table:table-cell table:style-name="ce447" table:content-validation-name="val5" table:formula="of:=VLOOKUP([.E10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92</text:p>
          </table:table-cell>
          <table:table-cell table:style-name="ce44"/>
          <table:table-cell table:style-name="ce45" table:content-validation-name="val9"/>
          <table:table-cell table:style-name="ce140" table:content-validation-name="val11"/>
          <table:table-cell table:style-name="ce447" table:content-validation-name="val5" table:formula="of:=VLOOKUP([.E103];[$datos.$E$2:.$G$30];2;0)" office:value-type="float" office:value="0">
            <text:p>#N/A</text:p>
          </table:table-cell>
          <table:table-cell table:style-name="ce447" table:content-validation-name="val5" table:formula="of:=VLOOKUP([.E10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93</text:p>
          </table:table-cell>
          <table:table-cell table:style-name="ce44"/>
          <table:table-cell table:style-name="ce45" table:content-validation-name="val9"/>
          <table:table-cell table:style-name="ce141" table:content-validation-name="val11"/>
          <table:table-cell table:style-name="ce447" table:content-validation-name="val5" table:formula="of:=VLOOKUP([.E104];[$datos.$E$2:.$G$30];2;0)" office:value-type="float" office:value="0">
            <text:p>#N/A</text:p>
          </table:table-cell>
          <table:table-cell table:style-name="ce447" table:content-validation-name="val5" table:formula="of:=VLOOKUP([.E10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94</text:p>
          </table:table-cell>
          <table:table-cell table:style-name="ce44"/>
          <table:table-cell table:style-name="ce45" table:content-validation-name="val9"/>
          <table:table-cell table:style-name="ce142" table:content-validation-name="val11"/>
          <table:table-cell table:style-name="ce447" table:content-validation-name="val5" table:formula="of:=VLOOKUP([.E105];[$datos.$E$2:.$G$30];2;0)" office:value-type="float" office:value="0">
            <text:p>#N/A</text:p>
          </table:table-cell>
          <table:table-cell table:style-name="ce447" table:content-validation-name="val5" table:formula="of:=VLOOKUP([.E10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95</text:p>
          </table:table-cell>
          <table:table-cell table:style-name="ce44"/>
          <table:table-cell table:style-name="ce45" table:content-validation-name="val9"/>
          <table:table-cell table:style-name="ce143" table:content-validation-name="val11"/>
          <table:table-cell table:style-name="ce447" table:content-validation-name="val5" table:formula="of:=VLOOKUP([.E106];[$datos.$E$2:.$G$30];2;0)" office:value-type="float" office:value="0">
            <text:p>#N/A</text:p>
          </table:table-cell>
          <table:table-cell table:style-name="ce447" table:content-validation-name="val5" table:formula="of:=VLOOKUP([.E10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96</text:p>
          </table:table-cell>
          <table:table-cell table:style-name="ce44"/>
          <table:table-cell table:style-name="ce45" table:content-validation-name="val9"/>
          <table:table-cell table:style-name="ce144" table:content-validation-name="val11"/>
          <table:table-cell table:style-name="ce447" table:content-validation-name="val5" table:formula="of:=VLOOKUP([.E107];[$datos.$E$2:.$G$30];2;0)" office:value-type="float" office:value="0">
            <text:p>#N/A</text:p>
          </table:table-cell>
          <table:table-cell table:style-name="ce447" table:content-validation-name="val5" table:formula="of:=VLOOKUP([.E10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97</text:p>
          </table:table-cell>
          <table:table-cell table:style-name="ce44"/>
          <table:table-cell table:style-name="ce45" table:content-validation-name="val9"/>
          <table:table-cell table:style-name="ce145" table:content-validation-name="val11"/>
          <table:table-cell table:style-name="ce447" table:content-validation-name="val5" table:formula="of:=VLOOKUP([.E108];[$datos.$E$2:.$G$30];2;0)" office:value-type="float" office:value="0">
            <text:p>#N/A</text:p>
          </table:table-cell>
          <table:table-cell table:style-name="ce447" table:content-validation-name="val5" table:formula="of:=VLOOKUP([.E10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98</text:p>
          </table:table-cell>
          <table:table-cell table:style-name="ce44"/>
          <table:table-cell table:style-name="ce45" table:content-validation-name="val9"/>
          <table:table-cell table:style-name="ce146" table:content-validation-name="val11"/>
          <table:table-cell table:style-name="ce447" table:content-validation-name="val5" table:formula="of:=VLOOKUP([.E109];[$datos.$E$2:.$G$30];2;0)" office:value-type="float" office:value="0">
            <text:p>#N/A</text:p>
          </table:table-cell>
          <table:table-cell table:style-name="ce447" table:content-validation-name="val5" table:formula="of:=VLOOKUP([.E10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99</text:p>
          </table:table-cell>
          <table:table-cell table:style-name="ce44"/>
          <table:table-cell table:style-name="ce45" table:content-validation-name="val9"/>
          <table:table-cell table:style-name="ce147" table:content-validation-name="val11"/>
          <table:table-cell table:style-name="ce447" table:content-validation-name="val5" table:formula="of:=VLOOKUP([.E110];[$datos.$E$2:.$G$30];2;0)" office:value-type="float" office:value="0">
            <text:p>#N/A</text:p>
          </table:table-cell>
          <table:table-cell table:style-name="ce447" table:content-validation-name="val5" table:formula="of:=VLOOKUP([.E11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00</text:p>
          </table:table-cell>
          <table:table-cell table:style-name="ce44"/>
          <table:table-cell table:style-name="ce45" table:content-validation-name="val9"/>
          <table:table-cell table:style-name="ce148" table:content-validation-name="val11"/>
          <table:table-cell table:style-name="ce447" table:content-validation-name="val5" table:formula="of:=VLOOKUP([.E111];[$datos.$E$2:.$G$30];2;0)" office:value-type="float" office:value="0">
            <text:p>#N/A</text:p>
          </table:table-cell>
          <table:table-cell table:style-name="ce447" table:content-validation-name="val5" table:formula="of:=VLOOKUP([.E11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01</text:p>
          </table:table-cell>
          <table:table-cell table:style-name="ce44"/>
          <table:table-cell table:style-name="ce45" table:content-validation-name="val9"/>
          <table:table-cell table:style-name="ce149" table:content-validation-name="val11"/>
          <table:table-cell table:style-name="ce447" table:content-validation-name="val5" table:formula="of:=VLOOKUP([.E112];[$datos.$E$2:.$G$30];2;0)" office:value-type="float" office:value="0">
            <text:p>#N/A</text:p>
          </table:table-cell>
          <table:table-cell table:style-name="ce447" table:content-validation-name="val5" table:formula="of:=VLOOKUP([.E11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02</text:p>
          </table:table-cell>
          <table:table-cell table:style-name="ce44"/>
          <table:table-cell table:style-name="ce45" table:content-validation-name="val9"/>
          <table:table-cell table:style-name="ce150" table:content-validation-name="val11"/>
          <table:table-cell table:style-name="ce447" table:content-validation-name="val5" table:formula="of:=VLOOKUP([.E113];[$datos.$E$2:.$G$30];2;0)" office:value-type="float" office:value="0">
            <text:p>#N/A</text:p>
          </table:table-cell>
          <table:table-cell table:style-name="ce447" table:content-validation-name="val5" table:formula="of:=VLOOKUP([.E11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03</text:p>
          </table:table-cell>
          <table:table-cell table:style-name="ce44"/>
          <table:table-cell table:style-name="ce45" table:content-validation-name="val9"/>
          <table:table-cell table:style-name="ce151" table:content-validation-name="val11"/>
          <table:table-cell table:style-name="ce447" table:content-validation-name="val5" table:formula="of:=VLOOKUP([.E114];[$datos.$E$2:.$G$30];2;0)" office:value-type="float" office:value="0">
            <text:p>#N/A</text:p>
          </table:table-cell>
          <table:table-cell table:style-name="ce447" table:content-validation-name="val5" table:formula="of:=VLOOKUP([.E11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04</text:p>
          </table:table-cell>
          <table:table-cell table:style-name="ce44"/>
          <table:table-cell table:style-name="ce45" table:content-validation-name="val9"/>
          <table:table-cell table:style-name="ce152" table:content-validation-name="val11"/>
          <table:table-cell table:style-name="ce447" table:content-validation-name="val5" table:formula="of:=VLOOKUP([.E115];[$datos.$E$2:.$G$30];2;0)" office:value-type="float" office:value="0">
            <text:p>#N/A</text:p>
          </table:table-cell>
          <table:table-cell table:style-name="ce447" table:content-validation-name="val5" table:formula="of:=VLOOKUP([.E11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05</text:p>
          </table:table-cell>
          <table:table-cell table:style-name="ce44"/>
          <table:table-cell table:style-name="ce45" table:content-validation-name="val9"/>
          <table:table-cell table:style-name="ce153" table:content-validation-name="val11"/>
          <table:table-cell table:style-name="ce447" table:content-validation-name="val5" table:formula="of:=VLOOKUP([.E116];[$datos.$E$2:.$G$30];2;0)" office:value-type="float" office:value="0">
            <text:p>#N/A</text:p>
          </table:table-cell>
          <table:table-cell table:style-name="ce447" table:content-validation-name="val5" table:formula="of:=VLOOKUP([.E11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06</text:p>
          </table:table-cell>
          <table:table-cell table:style-name="ce44"/>
          <table:table-cell table:style-name="ce45" table:content-validation-name="val9"/>
          <table:table-cell table:style-name="ce154" table:content-validation-name="val11"/>
          <table:table-cell table:style-name="ce447" table:content-validation-name="val5" table:formula="of:=VLOOKUP([.E117];[$datos.$E$2:.$G$30];2;0)" office:value-type="float" office:value="0">
            <text:p>#N/A</text:p>
          </table:table-cell>
          <table:table-cell table:style-name="ce447" table:content-validation-name="val5" table:formula="of:=VLOOKUP([.E11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07</text:p>
          </table:table-cell>
          <table:table-cell table:style-name="ce44"/>
          <table:table-cell table:style-name="ce45" table:content-validation-name="val9"/>
          <table:table-cell table:style-name="ce155" table:content-validation-name="val11"/>
          <table:table-cell table:style-name="ce447" table:content-validation-name="val5" table:formula="of:=VLOOKUP([.E118];[$datos.$E$2:.$G$30];2;0)" office:value-type="float" office:value="0">
            <text:p>#N/A</text:p>
          </table:table-cell>
          <table:table-cell table:style-name="ce447" table:content-validation-name="val5" table:formula="of:=VLOOKUP([.E11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08</text:p>
          </table:table-cell>
          <table:table-cell table:style-name="ce44"/>
          <table:table-cell table:style-name="ce45" table:content-validation-name="val9"/>
          <table:table-cell table:style-name="ce156" table:content-validation-name="val11"/>
          <table:table-cell table:style-name="ce447" table:content-validation-name="val5" table:formula="of:=VLOOKUP([.E119];[$datos.$E$2:.$G$30];2;0)" office:value-type="float" office:value="0">
            <text:p>#N/A</text:p>
          </table:table-cell>
          <table:table-cell table:style-name="ce447" table:content-validation-name="val5" table:formula="of:=VLOOKUP([.E11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09</text:p>
          </table:table-cell>
          <table:table-cell table:style-name="ce44"/>
          <table:table-cell table:style-name="ce45" table:content-validation-name="val9"/>
          <table:table-cell table:style-name="ce157" table:content-validation-name="val11"/>
          <table:table-cell table:style-name="ce447" table:content-validation-name="val5" table:formula="of:=VLOOKUP([.E120];[$datos.$E$2:.$G$30];2;0)" office:value-type="float" office:value="0">
            <text:p>#N/A</text:p>
          </table:table-cell>
          <table:table-cell table:style-name="ce447" table:content-validation-name="val5" table:formula="of:=VLOOKUP([.E12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10</text:p>
          </table:table-cell>
          <table:table-cell table:style-name="ce44"/>
          <table:table-cell table:style-name="ce45" table:content-validation-name="val9"/>
          <table:table-cell table:style-name="ce158" table:content-validation-name="val11"/>
          <table:table-cell table:style-name="ce447" table:content-validation-name="val5" table:formula="of:=VLOOKUP([.E121];[$datos.$E$2:.$G$30];2;0)" office:value-type="float" office:value="0">
            <text:p>#N/A</text:p>
          </table:table-cell>
          <table:table-cell table:style-name="ce447" table:content-validation-name="val5" table:formula="of:=VLOOKUP([.E12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11</text:p>
          </table:table-cell>
          <table:table-cell table:style-name="ce44"/>
          <table:table-cell table:style-name="ce45" table:content-validation-name="val9"/>
          <table:table-cell table:style-name="ce159" table:content-validation-name="val11"/>
          <table:table-cell table:style-name="ce447" table:content-validation-name="val5" table:formula="of:=VLOOKUP([.E122];[$datos.$E$2:.$G$30];2;0)" office:value-type="float" office:value="0">
            <text:p>#N/A</text:p>
          </table:table-cell>
          <table:table-cell table:style-name="ce447" table:content-validation-name="val5" table:formula="of:=VLOOKUP([.E12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12</text:p>
          </table:table-cell>
          <table:table-cell table:style-name="ce44"/>
          <table:table-cell table:style-name="ce45" table:content-validation-name="val9"/>
          <table:table-cell table:style-name="ce160" table:content-validation-name="val11"/>
          <table:table-cell table:style-name="ce447" table:content-validation-name="val5" table:formula="of:=VLOOKUP([.E123];[$datos.$E$2:.$G$30];2;0)" office:value-type="float" office:value="0">
            <text:p>#N/A</text:p>
          </table:table-cell>
          <table:table-cell table:style-name="ce447" table:content-validation-name="val5" table:formula="of:=VLOOKUP([.E12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13</text:p>
          </table:table-cell>
          <table:table-cell table:style-name="ce44"/>
          <table:table-cell table:style-name="ce45" table:content-validation-name="val9"/>
          <table:table-cell table:style-name="ce161" table:content-validation-name="val11"/>
          <table:table-cell table:style-name="ce447" table:content-validation-name="val5" table:formula="of:=VLOOKUP([.E124];[$datos.$E$2:.$G$30];2;0)" office:value-type="float" office:value="0">
            <text:p>#N/A</text:p>
          </table:table-cell>
          <table:table-cell table:style-name="ce447" table:content-validation-name="val5" table:formula="of:=VLOOKUP([.E12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14</text:p>
          </table:table-cell>
          <table:table-cell table:style-name="ce44"/>
          <table:table-cell table:style-name="ce45" table:content-validation-name="val9"/>
          <table:table-cell table:style-name="ce162" table:content-validation-name="val11"/>
          <table:table-cell table:style-name="ce447" table:content-validation-name="val5" table:formula="of:=VLOOKUP([.E125];[$datos.$E$2:.$G$30];2;0)" office:value-type="float" office:value="0">
            <text:p>#N/A</text:p>
          </table:table-cell>
          <table:table-cell table:style-name="ce447" table:content-validation-name="val5" table:formula="of:=VLOOKUP([.E12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15</text:p>
          </table:table-cell>
          <table:table-cell table:style-name="ce44"/>
          <table:table-cell table:style-name="ce45" table:content-validation-name="val9"/>
          <table:table-cell table:style-name="ce163" table:content-validation-name="val11"/>
          <table:table-cell table:style-name="ce447" table:content-validation-name="val5" table:formula="of:=VLOOKUP([.E126];[$datos.$E$2:.$G$30];2;0)" office:value-type="float" office:value="0">
            <text:p>#N/A</text:p>
          </table:table-cell>
          <table:table-cell table:style-name="ce447" table:content-validation-name="val5" table:formula="of:=VLOOKUP([.E12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16</text:p>
          </table:table-cell>
          <table:table-cell table:style-name="ce44"/>
          <table:table-cell table:style-name="ce45" table:content-validation-name="val9"/>
          <table:table-cell table:style-name="ce164" table:content-validation-name="val11"/>
          <table:table-cell table:style-name="ce447" table:content-validation-name="val5" table:formula="of:=VLOOKUP([.E127];[$datos.$E$2:.$G$30];2;0)" office:value-type="float" office:value="0">
            <text:p>#N/A</text:p>
          </table:table-cell>
          <table:table-cell table:style-name="ce447" table:content-validation-name="val5" table:formula="of:=VLOOKUP([.E12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17</text:p>
          </table:table-cell>
          <table:table-cell table:style-name="ce44"/>
          <table:table-cell table:style-name="ce45" table:content-validation-name="val9"/>
          <table:table-cell table:style-name="ce165" table:content-validation-name="val11"/>
          <table:table-cell table:style-name="ce447" table:content-validation-name="val5" table:formula="of:=VLOOKUP([.E128];[$datos.$E$2:.$G$30];2;0)" office:value-type="float" office:value="0">
            <text:p>#N/A</text:p>
          </table:table-cell>
          <table:table-cell table:style-name="ce447" table:content-validation-name="val5" table:formula="of:=VLOOKUP([.E12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18</text:p>
          </table:table-cell>
          <table:table-cell table:style-name="ce44"/>
          <table:table-cell table:style-name="ce45" table:content-validation-name="val9"/>
          <table:table-cell table:style-name="ce166" table:content-validation-name="val11"/>
          <table:table-cell table:style-name="ce447" table:content-validation-name="val5" table:formula="of:=VLOOKUP([.E129];[$datos.$E$2:.$G$30];2;0)" office:value-type="float" office:value="0">
            <text:p>#N/A</text:p>
          </table:table-cell>
          <table:table-cell table:style-name="ce447" table:content-validation-name="val5" table:formula="of:=VLOOKUP([.E12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19</text:p>
          </table:table-cell>
          <table:table-cell table:style-name="ce44"/>
          <table:table-cell table:style-name="ce45" table:content-validation-name="val9"/>
          <table:table-cell table:style-name="ce167" table:content-validation-name="val11"/>
          <table:table-cell table:style-name="ce447" table:content-validation-name="val5" table:formula="of:=VLOOKUP([.E130];[$datos.$E$2:.$G$30];2;0)" office:value-type="float" office:value="0">
            <text:p>#N/A</text:p>
          </table:table-cell>
          <table:table-cell table:style-name="ce447" table:content-validation-name="val5" table:formula="of:=VLOOKUP([.E13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20</text:p>
          </table:table-cell>
          <table:table-cell table:style-name="ce44"/>
          <table:table-cell table:style-name="ce45" table:content-validation-name="val9"/>
          <table:table-cell table:style-name="ce168" table:content-validation-name="val11"/>
          <table:table-cell table:style-name="ce447" table:content-validation-name="val5" table:formula="of:=VLOOKUP([.E131];[$datos.$E$2:.$G$30];2;0)" office:value-type="float" office:value="0">
            <text:p>#N/A</text:p>
          </table:table-cell>
          <table:table-cell table:style-name="ce447" table:content-validation-name="val5" table:formula="of:=VLOOKUP([.E13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21</text:p>
          </table:table-cell>
          <table:table-cell table:style-name="ce44"/>
          <table:table-cell table:style-name="ce45" table:content-validation-name="val9"/>
          <table:table-cell table:style-name="ce169" table:content-validation-name="val11"/>
          <table:table-cell table:style-name="ce447" table:content-validation-name="val5" table:formula="of:=VLOOKUP([.E132];[$datos.$E$2:.$G$30];2;0)" office:value-type="float" office:value="0">
            <text:p>#N/A</text:p>
          </table:table-cell>
          <table:table-cell table:style-name="ce447" table:content-validation-name="val5" table:formula="of:=VLOOKUP([.E13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22</text:p>
          </table:table-cell>
          <table:table-cell table:style-name="ce44"/>
          <table:table-cell table:style-name="ce45" table:content-validation-name="val9"/>
          <table:table-cell table:style-name="ce170" table:content-validation-name="val11"/>
          <table:table-cell table:style-name="ce447" table:content-validation-name="val5" table:formula="of:=VLOOKUP([.E133];[$datos.$E$2:.$G$30];2;0)" office:value-type="float" office:value="0">
            <text:p>#N/A</text:p>
          </table:table-cell>
          <table:table-cell table:style-name="ce447" table:content-validation-name="val5" table:formula="of:=VLOOKUP([.E13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23</text:p>
          </table:table-cell>
          <table:table-cell table:style-name="ce44"/>
          <table:table-cell table:style-name="ce45" table:content-validation-name="val9"/>
          <table:table-cell table:style-name="ce171" table:content-validation-name="val11"/>
          <table:table-cell table:style-name="ce447" table:content-validation-name="val5" table:formula="of:=VLOOKUP([.E134];[$datos.$E$2:.$G$30];2;0)" office:value-type="float" office:value="0">
            <text:p>#N/A</text:p>
          </table:table-cell>
          <table:table-cell table:style-name="ce447" table:content-validation-name="val5" table:formula="of:=VLOOKUP([.E13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24</text:p>
          </table:table-cell>
          <table:table-cell table:style-name="ce44"/>
          <table:table-cell table:style-name="ce45" table:content-validation-name="val9"/>
          <table:table-cell table:style-name="ce172" table:content-validation-name="val11"/>
          <table:table-cell table:style-name="ce447" table:content-validation-name="val5" table:formula="of:=VLOOKUP([.E135];[$datos.$E$2:.$G$30];2;0)" office:value-type="float" office:value="0">
            <text:p>#N/A</text:p>
          </table:table-cell>
          <table:table-cell table:style-name="ce447" table:content-validation-name="val5" table:formula="of:=VLOOKUP([.E13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25</text:p>
          </table:table-cell>
          <table:table-cell table:style-name="ce44"/>
          <table:table-cell table:style-name="ce45" table:content-validation-name="val9"/>
          <table:table-cell table:style-name="ce173" table:content-validation-name="val11"/>
          <table:table-cell table:style-name="ce447" table:content-validation-name="val5" table:formula="of:=VLOOKUP([.E136];[$datos.$E$2:.$G$30];2;0)" office:value-type="float" office:value="0">
            <text:p>#N/A</text:p>
          </table:table-cell>
          <table:table-cell table:style-name="ce447" table:content-validation-name="val5" table:formula="of:=VLOOKUP([.E13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26</text:p>
          </table:table-cell>
          <table:table-cell table:style-name="ce44"/>
          <table:table-cell table:style-name="ce45" table:content-validation-name="val9"/>
          <table:table-cell table:style-name="ce174" table:content-validation-name="val11"/>
          <table:table-cell table:style-name="ce447" table:content-validation-name="val5" table:formula="of:=VLOOKUP([.E137];[$datos.$E$2:.$G$30];2;0)" office:value-type="float" office:value="0">
            <text:p>#N/A</text:p>
          </table:table-cell>
          <table:table-cell table:style-name="ce447" table:content-validation-name="val5" table:formula="of:=VLOOKUP([.E13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27</text:p>
          </table:table-cell>
          <table:table-cell table:style-name="ce44"/>
          <table:table-cell table:style-name="ce45" table:content-validation-name="val9"/>
          <table:table-cell table:style-name="ce175" table:content-validation-name="val11"/>
          <table:table-cell table:style-name="ce447" table:content-validation-name="val5" table:formula="of:=VLOOKUP([.E138];[$datos.$E$2:.$G$30];2;0)" office:value-type="float" office:value="0">
            <text:p>#N/A</text:p>
          </table:table-cell>
          <table:table-cell table:style-name="ce447" table:content-validation-name="val5" table:formula="of:=VLOOKUP([.E13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28</text:p>
          </table:table-cell>
          <table:table-cell table:style-name="ce44"/>
          <table:table-cell table:style-name="ce45" table:content-validation-name="val9"/>
          <table:table-cell table:style-name="ce176" table:content-validation-name="val11"/>
          <table:table-cell table:style-name="ce447" table:content-validation-name="val5" table:formula="of:=VLOOKUP([.E139];[$datos.$E$2:.$G$30];2;0)" office:value-type="float" office:value="0">
            <text:p>#N/A</text:p>
          </table:table-cell>
          <table:table-cell table:style-name="ce447" table:content-validation-name="val5" table:formula="of:=VLOOKUP([.E13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29</text:p>
          </table:table-cell>
          <table:table-cell table:style-name="ce44"/>
          <table:table-cell table:style-name="ce45" table:content-validation-name="val9"/>
          <table:table-cell table:style-name="ce177" table:content-validation-name="val11"/>
          <table:table-cell table:style-name="ce447" table:content-validation-name="val5" table:formula="of:=VLOOKUP([.E140];[$datos.$E$2:.$G$30];2;0)" office:value-type="float" office:value="0">
            <text:p>#N/A</text:p>
          </table:table-cell>
          <table:table-cell table:style-name="ce447" table:content-validation-name="val5" table:formula="of:=VLOOKUP([.E14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30</text:p>
          </table:table-cell>
          <table:table-cell table:style-name="ce44"/>
          <table:table-cell table:style-name="ce45" table:content-validation-name="val9"/>
          <table:table-cell table:style-name="ce178" table:content-validation-name="val11"/>
          <table:table-cell table:style-name="ce447" table:content-validation-name="val5" table:formula="of:=VLOOKUP([.E141];[$datos.$E$2:.$G$30];2;0)" office:value-type="float" office:value="0">
            <text:p>#N/A</text:p>
          </table:table-cell>
          <table:table-cell table:style-name="ce447" table:content-validation-name="val5" table:formula="of:=VLOOKUP([.E14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31</text:p>
          </table:table-cell>
          <table:table-cell table:style-name="ce44"/>
          <table:table-cell table:style-name="ce45" table:content-validation-name="val9"/>
          <table:table-cell table:style-name="ce179" table:content-validation-name="val11"/>
          <table:table-cell table:style-name="ce447" table:content-validation-name="val5" table:formula="of:=VLOOKUP([.E142];[$datos.$E$2:.$G$30];2;0)" office:value-type="float" office:value="0">
            <text:p>#N/A</text:p>
          </table:table-cell>
          <table:table-cell table:style-name="ce447" table:content-validation-name="val5" table:formula="of:=VLOOKUP([.E14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32</text:p>
          </table:table-cell>
          <table:table-cell table:style-name="ce44"/>
          <table:table-cell table:style-name="ce45" table:content-validation-name="val9"/>
          <table:table-cell table:style-name="ce180" table:content-validation-name="val11"/>
          <table:table-cell table:style-name="ce447" table:content-validation-name="val5" table:formula="of:=VLOOKUP([.E143];[$datos.$E$2:.$G$30];2;0)" office:value-type="float" office:value="0">
            <text:p>#N/A</text:p>
          </table:table-cell>
          <table:table-cell table:style-name="ce447" table:content-validation-name="val5" table:formula="of:=VLOOKUP([.E14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33</text:p>
          </table:table-cell>
          <table:table-cell table:style-name="ce44"/>
          <table:table-cell table:style-name="ce45" table:content-validation-name="val9"/>
          <table:table-cell table:style-name="ce181" table:content-validation-name="val11"/>
          <table:table-cell table:style-name="ce447" table:content-validation-name="val5" table:formula="of:=VLOOKUP([.E144];[$datos.$E$2:.$G$30];2;0)" office:value-type="float" office:value="0">
            <text:p>#N/A</text:p>
          </table:table-cell>
          <table:table-cell table:style-name="ce447" table:content-validation-name="val5" table:formula="of:=VLOOKUP([.E14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34</text:p>
          </table:table-cell>
          <table:table-cell table:style-name="ce44"/>
          <table:table-cell table:style-name="ce45" table:content-validation-name="val9"/>
          <table:table-cell table:style-name="ce182" table:content-validation-name="val11"/>
          <table:table-cell table:style-name="ce447" table:content-validation-name="val5" table:formula="of:=VLOOKUP([.E145];[$datos.$E$2:.$G$30];2;0)" office:value-type="float" office:value="0">
            <text:p>#N/A</text:p>
          </table:table-cell>
          <table:table-cell table:style-name="ce447" table:content-validation-name="val5" table:formula="of:=VLOOKUP([.E14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35</text:p>
          </table:table-cell>
          <table:table-cell table:style-name="ce44"/>
          <table:table-cell table:style-name="ce45" table:content-validation-name="val9"/>
          <table:table-cell table:style-name="ce183" table:content-validation-name="val11"/>
          <table:table-cell table:style-name="ce447" table:content-validation-name="val5" table:formula="of:=VLOOKUP([.E146];[$datos.$E$2:.$G$30];2;0)" office:value-type="float" office:value="0">
            <text:p>#N/A</text:p>
          </table:table-cell>
          <table:table-cell table:style-name="ce447" table:content-validation-name="val5" table:formula="of:=VLOOKUP([.E14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36</text:p>
          </table:table-cell>
          <table:table-cell table:style-name="ce44"/>
          <table:table-cell table:style-name="ce45" table:content-validation-name="val9"/>
          <table:table-cell table:style-name="ce184" table:content-validation-name="val11"/>
          <table:table-cell table:style-name="ce447" table:content-validation-name="val5" table:formula="of:=VLOOKUP([.E147];[$datos.$E$2:.$G$30];2;0)" office:value-type="float" office:value="0">
            <text:p>#N/A</text:p>
          </table:table-cell>
          <table:table-cell table:style-name="ce447" table:content-validation-name="val5" table:formula="of:=VLOOKUP([.E14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37</text:p>
          </table:table-cell>
          <table:table-cell table:style-name="ce44"/>
          <table:table-cell table:style-name="ce45" table:content-validation-name="val9"/>
          <table:table-cell table:style-name="ce185" table:content-validation-name="val11"/>
          <table:table-cell table:style-name="ce447" table:content-validation-name="val5" table:formula="of:=VLOOKUP([.E148];[$datos.$E$2:.$G$30];2;0)" office:value-type="float" office:value="0">
            <text:p>#N/A</text:p>
          </table:table-cell>
          <table:table-cell table:style-name="ce447" table:content-validation-name="val5" table:formula="of:=VLOOKUP([.E14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38</text:p>
          </table:table-cell>
          <table:table-cell table:style-name="ce44"/>
          <table:table-cell table:style-name="ce45" table:content-validation-name="val9"/>
          <table:table-cell table:style-name="ce186" table:content-validation-name="val11"/>
          <table:table-cell table:style-name="ce447" table:content-validation-name="val5" table:formula="of:=VLOOKUP([.E149];[$datos.$E$2:.$G$30];2;0)" office:value-type="float" office:value="0">
            <text:p>#N/A</text:p>
          </table:table-cell>
          <table:table-cell table:style-name="ce447" table:content-validation-name="val5" table:formula="of:=VLOOKUP([.E14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39</text:p>
          </table:table-cell>
          <table:table-cell table:style-name="ce44"/>
          <table:table-cell table:style-name="ce45" table:content-validation-name="val9"/>
          <table:table-cell table:style-name="ce187" table:content-validation-name="val11"/>
          <table:table-cell table:style-name="ce447" table:content-validation-name="val5" table:formula="of:=VLOOKUP([.E150];[$datos.$E$2:.$G$30];2;0)" office:value-type="float" office:value="0">
            <text:p>#N/A</text:p>
          </table:table-cell>
          <table:table-cell table:style-name="ce447" table:content-validation-name="val5" table:formula="of:=VLOOKUP([.E15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40</text:p>
          </table:table-cell>
          <table:table-cell table:style-name="ce44"/>
          <table:table-cell table:style-name="ce45" table:content-validation-name="val9"/>
          <table:table-cell table:style-name="ce188" table:content-validation-name="val11"/>
          <table:table-cell table:style-name="ce447" table:content-validation-name="val5" table:formula="of:=VLOOKUP([.E151];[$datos.$E$2:.$G$30];2;0)" office:value-type="float" office:value="0">
            <text:p>#N/A</text:p>
          </table:table-cell>
          <table:table-cell table:style-name="ce447" table:content-validation-name="val5" table:formula="of:=VLOOKUP([.E15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41</text:p>
          </table:table-cell>
          <table:table-cell table:style-name="ce44"/>
          <table:table-cell table:style-name="ce45" table:content-validation-name="val9"/>
          <table:table-cell table:style-name="ce189" table:content-validation-name="val11"/>
          <table:table-cell table:style-name="ce447" table:content-validation-name="val5" table:formula="of:=VLOOKUP([.E152];[$datos.$E$2:.$G$30];2;0)" office:value-type="float" office:value="0">
            <text:p>#N/A</text:p>
          </table:table-cell>
          <table:table-cell table:style-name="ce447" table:content-validation-name="val5" table:formula="of:=VLOOKUP([.E15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42</text:p>
          </table:table-cell>
          <table:table-cell table:style-name="ce44"/>
          <table:table-cell table:style-name="ce45" table:content-validation-name="val9"/>
          <table:table-cell table:style-name="ce190" table:content-validation-name="val11"/>
          <table:table-cell table:style-name="ce447" table:content-validation-name="val5" table:formula="of:=VLOOKUP([.E153];[$datos.$E$2:.$G$30];2;0)" office:value-type="float" office:value="0">
            <text:p>#N/A</text:p>
          </table:table-cell>
          <table:table-cell table:style-name="ce447" table:content-validation-name="val5" table:formula="of:=VLOOKUP([.E15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43</text:p>
          </table:table-cell>
          <table:table-cell table:style-name="ce44"/>
          <table:table-cell table:style-name="ce45" table:content-validation-name="val9"/>
          <table:table-cell table:style-name="ce191" table:content-validation-name="val11"/>
          <table:table-cell table:style-name="ce447" table:content-validation-name="val5" table:formula="of:=VLOOKUP([.E154];[$datos.$E$2:.$G$30];2;0)" office:value-type="float" office:value="0">
            <text:p>#N/A</text:p>
          </table:table-cell>
          <table:table-cell table:style-name="ce447" table:content-validation-name="val5" table:formula="of:=VLOOKUP([.E15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44</text:p>
          </table:table-cell>
          <table:table-cell table:style-name="ce44"/>
          <table:table-cell table:style-name="ce45" table:content-validation-name="val9"/>
          <table:table-cell table:style-name="ce192" table:content-validation-name="val11"/>
          <table:table-cell table:style-name="ce447" table:content-validation-name="val5" table:formula="of:=VLOOKUP([.E155];[$datos.$E$2:.$G$30];2;0)" office:value-type="float" office:value="0">
            <text:p>#N/A</text:p>
          </table:table-cell>
          <table:table-cell table:style-name="ce447" table:content-validation-name="val5" table:formula="of:=VLOOKUP([.E15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45</text:p>
          </table:table-cell>
          <table:table-cell table:style-name="ce44"/>
          <table:table-cell table:style-name="ce45" table:content-validation-name="val9"/>
          <table:table-cell table:style-name="ce193" table:content-validation-name="val11"/>
          <table:table-cell table:style-name="ce447" table:content-validation-name="val5" table:formula="of:=VLOOKUP([.E156];[$datos.$E$2:.$G$30];2;0)" office:value-type="float" office:value="0">
            <text:p>#N/A</text:p>
          </table:table-cell>
          <table:table-cell table:style-name="ce447" table:content-validation-name="val5" table:formula="of:=VLOOKUP([.E15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46</text:p>
          </table:table-cell>
          <table:table-cell table:style-name="ce44"/>
          <table:table-cell table:style-name="ce45" table:content-validation-name="val9"/>
          <table:table-cell table:style-name="ce194" table:content-validation-name="val11"/>
          <table:table-cell table:style-name="ce447" table:content-validation-name="val5" table:formula="of:=VLOOKUP([.E157];[$datos.$E$2:.$G$30];2;0)" office:value-type="float" office:value="0">
            <text:p>#N/A</text:p>
          </table:table-cell>
          <table:table-cell table:style-name="ce447" table:content-validation-name="val5" table:formula="of:=VLOOKUP([.E15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47</text:p>
          </table:table-cell>
          <table:table-cell table:style-name="ce44"/>
          <table:table-cell table:style-name="ce45" table:content-validation-name="val9"/>
          <table:table-cell table:style-name="ce195" table:content-validation-name="val11"/>
          <table:table-cell table:style-name="ce447" table:content-validation-name="val5" table:formula="of:=VLOOKUP([.E158];[$datos.$E$2:.$G$30];2;0)" office:value-type="float" office:value="0">
            <text:p>#N/A</text:p>
          </table:table-cell>
          <table:table-cell table:style-name="ce447" table:content-validation-name="val5" table:formula="of:=VLOOKUP([.E15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48</text:p>
          </table:table-cell>
          <table:table-cell table:style-name="ce44"/>
          <table:table-cell table:style-name="ce45" table:content-validation-name="val9"/>
          <table:table-cell table:style-name="ce196" table:content-validation-name="val11"/>
          <table:table-cell table:style-name="ce447" table:content-validation-name="val5" table:formula="of:=VLOOKUP([.E159];[$datos.$E$2:.$G$30];2;0)" office:value-type="float" office:value="0">
            <text:p>#N/A</text:p>
          </table:table-cell>
          <table:table-cell table:style-name="ce447" table:content-validation-name="val5" table:formula="of:=VLOOKUP([.E15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49</text:p>
          </table:table-cell>
          <table:table-cell table:style-name="ce44"/>
          <table:table-cell table:style-name="ce45" table:content-validation-name="val9"/>
          <table:table-cell table:style-name="ce197" table:content-validation-name="val11"/>
          <table:table-cell table:style-name="ce447" table:content-validation-name="val5" table:formula="of:=VLOOKUP([.E160];[$datos.$E$2:.$G$30];2;0)" office:value-type="float" office:value="0">
            <text:p>#N/A</text:p>
          </table:table-cell>
          <table:table-cell table:style-name="ce447" table:content-validation-name="val5" table:formula="of:=VLOOKUP([.E16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50</text:p>
          </table:table-cell>
          <table:table-cell table:style-name="ce44"/>
          <table:table-cell table:style-name="ce45" table:content-validation-name="val9"/>
          <table:table-cell table:style-name="ce198" table:content-validation-name="val11"/>
          <table:table-cell table:style-name="ce447" table:content-validation-name="val5" table:formula="of:=VLOOKUP([.E161];[$datos.$E$2:.$G$30];2;0)" office:value-type="float" office:value="0">
            <text:p>#N/A</text:p>
          </table:table-cell>
          <table:table-cell table:style-name="ce447" table:content-validation-name="val5" table:formula="of:=VLOOKUP([.E16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51</text:p>
          </table:table-cell>
          <table:table-cell table:style-name="ce44"/>
          <table:table-cell table:style-name="ce45" table:content-validation-name="val9"/>
          <table:table-cell table:style-name="ce199" table:content-validation-name="val11"/>
          <table:table-cell table:style-name="ce447" table:content-validation-name="val5" table:formula="of:=VLOOKUP([.E162];[$datos.$E$2:.$G$30];2;0)" office:value-type="float" office:value="0">
            <text:p>#N/A</text:p>
          </table:table-cell>
          <table:table-cell table:style-name="ce447" table:content-validation-name="val5" table:formula="of:=VLOOKUP([.E16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52</text:p>
          </table:table-cell>
          <table:table-cell table:style-name="ce44"/>
          <table:table-cell table:style-name="ce45" table:content-validation-name="val9"/>
          <table:table-cell table:style-name="ce200" table:content-validation-name="val11"/>
          <table:table-cell table:style-name="ce447" table:content-validation-name="val5" table:formula="of:=VLOOKUP([.E163];[$datos.$E$2:.$G$30];2;0)" office:value-type="float" office:value="0">
            <text:p>#N/A</text:p>
          </table:table-cell>
          <table:table-cell table:style-name="ce447" table:content-validation-name="val5" table:formula="of:=VLOOKUP([.E16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53</text:p>
          </table:table-cell>
          <table:table-cell table:style-name="ce44"/>
          <table:table-cell table:style-name="ce45" table:content-validation-name="val9"/>
          <table:table-cell table:style-name="ce201" table:content-validation-name="val11"/>
          <table:table-cell table:style-name="ce447" table:content-validation-name="val5" table:formula="of:=VLOOKUP([.E164];[$datos.$E$2:.$G$30];2;0)" office:value-type="float" office:value="0">
            <text:p>#N/A</text:p>
          </table:table-cell>
          <table:table-cell table:style-name="ce447" table:content-validation-name="val5" table:formula="of:=VLOOKUP([.E16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54</text:p>
          </table:table-cell>
          <table:table-cell table:style-name="ce44"/>
          <table:table-cell table:style-name="ce45" table:content-validation-name="val9"/>
          <table:table-cell table:style-name="ce202" table:content-validation-name="val11"/>
          <table:table-cell table:style-name="ce447" table:content-validation-name="val5" table:formula="of:=VLOOKUP([.E165];[$datos.$E$2:.$G$30];2;0)" office:value-type="float" office:value="0">
            <text:p>#N/A</text:p>
          </table:table-cell>
          <table:table-cell table:style-name="ce447" table:content-validation-name="val5" table:formula="of:=VLOOKUP([.E16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55</text:p>
          </table:table-cell>
          <table:table-cell table:style-name="ce44"/>
          <table:table-cell table:style-name="ce45" table:content-validation-name="val9"/>
          <table:table-cell table:style-name="ce203" table:content-validation-name="val11"/>
          <table:table-cell table:style-name="ce447" table:content-validation-name="val5" table:formula="of:=VLOOKUP([.E166];[$datos.$E$2:.$G$30];2;0)" office:value-type="float" office:value="0">
            <text:p>#N/A</text:p>
          </table:table-cell>
          <table:table-cell table:style-name="ce447" table:content-validation-name="val5" table:formula="of:=VLOOKUP([.E16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56</text:p>
          </table:table-cell>
          <table:table-cell table:style-name="ce44"/>
          <table:table-cell table:style-name="ce45" table:content-validation-name="val9"/>
          <table:table-cell table:style-name="ce204" table:content-validation-name="val11"/>
          <table:table-cell table:style-name="ce447" table:content-validation-name="val5" table:formula="of:=VLOOKUP([.E167];[$datos.$E$2:.$G$30];2;0)" office:value-type="float" office:value="0">
            <text:p>#N/A</text:p>
          </table:table-cell>
          <table:table-cell table:style-name="ce447" table:content-validation-name="val5" table:formula="of:=VLOOKUP([.E16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57</text:p>
          </table:table-cell>
          <table:table-cell table:style-name="ce44"/>
          <table:table-cell table:style-name="ce45" table:content-validation-name="val9"/>
          <table:table-cell table:style-name="ce205" table:content-validation-name="val11"/>
          <table:table-cell table:style-name="ce447" table:content-validation-name="val5" table:formula="of:=VLOOKUP([.E168];[$datos.$E$2:.$G$30];2;0)" office:value-type="float" office:value="0">
            <text:p>#N/A</text:p>
          </table:table-cell>
          <table:table-cell table:style-name="ce447" table:content-validation-name="val5" table:formula="of:=VLOOKUP([.E16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58</text:p>
          </table:table-cell>
          <table:table-cell table:style-name="ce44"/>
          <table:table-cell table:style-name="ce45" table:content-validation-name="val9"/>
          <table:table-cell table:style-name="ce206" table:content-validation-name="val11"/>
          <table:table-cell table:style-name="ce447" table:content-validation-name="val5" table:formula="of:=VLOOKUP([.E169];[$datos.$E$2:.$G$30];2;0)" office:value-type="float" office:value="0">
            <text:p>#N/A</text:p>
          </table:table-cell>
          <table:table-cell table:style-name="ce447" table:content-validation-name="val5" table:formula="of:=VLOOKUP([.E16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59</text:p>
          </table:table-cell>
          <table:table-cell table:style-name="ce44"/>
          <table:table-cell table:style-name="ce45" table:content-validation-name="val9"/>
          <table:table-cell table:style-name="ce207" table:content-validation-name="val11"/>
          <table:table-cell table:style-name="ce447" table:content-validation-name="val5" table:formula="of:=VLOOKUP([.E170];[$datos.$E$2:.$G$30];2;0)" office:value-type="float" office:value="0">
            <text:p>#N/A</text:p>
          </table:table-cell>
          <table:table-cell table:style-name="ce447" table:content-validation-name="val5" table:formula="of:=VLOOKUP([.E17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60</text:p>
          </table:table-cell>
          <table:table-cell table:style-name="ce44"/>
          <table:table-cell table:style-name="ce45" table:content-validation-name="val9"/>
          <table:table-cell table:style-name="ce208" table:content-validation-name="val11"/>
          <table:table-cell table:style-name="ce447" table:content-validation-name="val5" table:formula="of:=VLOOKUP([.E171];[$datos.$E$2:.$G$30];2;0)" office:value-type="float" office:value="0">
            <text:p>#N/A</text:p>
          </table:table-cell>
          <table:table-cell table:style-name="ce447" table:content-validation-name="val5" table:formula="of:=VLOOKUP([.E17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61</text:p>
          </table:table-cell>
          <table:table-cell table:style-name="ce44"/>
          <table:table-cell table:style-name="ce45" table:content-validation-name="val9"/>
          <table:table-cell table:style-name="ce209" table:content-validation-name="val11"/>
          <table:table-cell table:style-name="ce447" table:content-validation-name="val5" table:formula="of:=VLOOKUP([.E172];[$datos.$E$2:.$G$30];2;0)" office:value-type="float" office:value="0">
            <text:p>#N/A</text:p>
          </table:table-cell>
          <table:table-cell table:style-name="ce447" table:content-validation-name="val5" table:formula="of:=VLOOKUP([.E17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62</text:p>
          </table:table-cell>
          <table:table-cell table:style-name="ce44"/>
          <table:table-cell table:style-name="ce45" table:content-validation-name="val9"/>
          <table:table-cell table:style-name="ce210" table:content-validation-name="val11"/>
          <table:table-cell table:style-name="ce447" table:content-validation-name="val5" table:formula="of:=VLOOKUP([.E173];[$datos.$E$2:.$G$30];2;0)" office:value-type="float" office:value="0">
            <text:p>#N/A</text:p>
          </table:table-cell>
          <table:table-cell table:style-name="ce447" table:content-validation-name="val5" table:formula="of:=VLOOKUP([.E17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63</text:p>
          </table:table-cell>
          <table:table-cell table:style-name="ce44"/>
          <table:table-cell table:style-name="ce45" table:content-validation-name="val9"/>
          <table:table-cell table:style-name="ce211" table:content-validation-name="val11"/>
          <table:table-cell table:style-name="ce447" table:content-validation-name="val5" table:formula="of:=VLOOKUP([.E174];[$datos.$E$2:.$G$30];2;0)" office:value-type="float" office:value="0">
            <text:p>#N/A</text:p>
          </table:table-cell>
          <table:table-cell table:style-name="ce447" table:content-validation-name="val5" table:formula="of:=VLOOKUP([.E17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64</text:p>
          </table:table-cell>
          <table:table-cell table:style-name="ce44"/>
          <table:table-cell table:style-name="ce45" table:content-validation-name="val9"/>
          <table:table-cell table:style-name="ce212" table:content-validation-name="val11"/>
          <table:table-cell table:style-name="ce447" table:content-validation-name="val5" table:formula="of:=VLOOKUP([.E175];[$datos.$E$2:.$G$30];2;0)" office:value-type="float" office:value="0">
            <text:p>#N/A</text:p>
          </table:table-cell>
          <table:table-cell table:style-name="ce447" table:content-validation-name="val5" table:formula="of:=VLOOKUP([.E17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65</text:p>
          </table:table-cell>
          <table:table-cell table:style-name="ce44"/>
          <table:table-cell table:style-name="ce45" table:content-validation-name="val9"/>
          <table:table-cell table:style-name="ce213" table:content-validation-name="val11"/>
          <table:table-cell table:style-name="ce447" table:content-validation-name="val5" table:formula="of:=VLOOKUP([.E176];[$datos.$E$2:.$G$30];2;0)" office:value-type="float" office:value="0">
            <text:p>#N/A</text:p>
          </table:table-cell>
          <table:table-cell table:style-name="ce447" table:content-validation-name="val5" table:formula="of:=VLOOKUP([.E17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66</text:p>
          </table:table-cell>
          <table:table-cell table:style-name="ce44"/>
          <table:table-cell table:style-name="ce45" table:content-validation-name="val9"/>
          <table:table-cell table:style-name="ce214" table:content-validation-name="val11"/>
          <table:table-cell table:style-name="ce447" table:content-validation-name="val5" table:formula="of:=VLOOKUP([.E177];[$datos.$E$2:.$G$30];2;0)" office:value-type="float" office:value="0">
            <text:p>#N/A</text:p>
          </table:table-cell>
          <table:table-cell table:style-name="ce447" table:content-validation-name="val5" table:formula="of:=VLOOKUP([.E17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67</text:p>
          </table:table-cell>
          <table:table-cell table:style-name="ce44"/>
          <table:table-cell table:style-name="ce45" table:content-validation-name="val9"/>
          <table:table-cell table:style-name="ce215" table:content-validation-name="val11"/>
          <table:table-cell table:style-name="ce447" table:content-validation-name="val5" table:formula="of:=VLOOKUP([.E178];[$datos.$E$2:.$G$30];2;0)" office:value-type="float" office:value="0">
            <text:p>#N/A</text:p>
          </table:table-cell>
          <table:table-cell table:style-name="ce447" table:content-validation-name="val5" table:formula="of:=VLOOKUP([.E17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68</text:p>
          </table:table-cell>
          <table:table-cell table:style-name="ce44"/>
          <table:table-cell table:style-name="ce45" table:content-validation-name="val9"/>
          <table:table-cell table:style-name="ce216" table:content-validation-name="val11"/>
          <table:table-cell table:style-name="ce447" table:content-validation-name="val5" table:formula="of:=VLOOKUP([.E179];[$datos.$E$2:.$G$30];2;0)" office:value-type="float" office:value="0">
            <text:p>#N/A</text:p>
          </table:table-cell>
          <table:table-cell table:style-name="ce447" table:content-validation-name="val5" table:formula="of:=VLOOKUP([.E17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69</text:p>
          </table:table-cell>
          <table:table-cell table:style-name="ce44"/>
          <table:table-cell table:style-name="ce45" table:content-validation-name="val9"/>
          <table:table-cell table:style-name="ce217" table:content-validation-name="val11"/>
          <table:table-cell table:style-name="ce447" table:content-validation-name="val5" table:formula="of:=VLOOKUP([.E180];[$datos.$E$2:.$G$30];2;0)" office:value-type="float" office:value="0">
            <text:p>#N/A</text:p>
          </table:table-cell>
          <table:table-cell table:style-name="ce447" table:content-validation-name="val5" table:formula="of:=VLOOKUP([.E18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70</text:p>
          </table:table-cell>
          <table:table-cell table:style-name="ce44"/>
          <table:table-cell table:style-name="ce45" table:content-validation-name="val9"/>
          <table:table-cell table:style-name="ce218" table:content-validation-name="val11"/>
          <table:table-cell table:style-name="ce447" table:content-validation-name="val5" table:formula="of:=VLOOKUP([.E181];[$datos.$E$2:.$G$30];2;0)" office:value-type="float" office:value="0">
            <text:p>#N/A</text:p>
          </table:table-cell>
          <table:table-cell table:style-name="ce447" table:content-validation-name="val5" table:formula="of:=VLOOKUP([.E18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71</text:p>
          </table:table-cell>
          <table:table-cell table:style-name="ce44"/>
          <table:table-cell table:style-name="ce45" table:content-validation-name="val9"/>
          <table:table-cell table:style-name="ce219" table:content-validation-name="val11"/>
          <table:table-cell table:style-name="ce447" table:content-validation-name="val5" table:formula="of:=VLOOKUP([.E182];[$datos.$E$2:.$G$30];2;0)" office:value-type="float" office:value="0">
            <text:p>#N/A</text:p>
          </table:table-cell>
          <table:table-cell table:style-name="ce447" table:content-validation-name="val5" table:formula="of:=VLOOKUP([.E18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72</text:p>
          </table:table-cell>
          <table:table-cell table:style-name="ce44"/>
          <table:table-cell table:style-name="ce45" table:content-validation-name="val9"/>
          <table:table-cell table:style-name="ce220" table:content-validation-name="val11"/>
          <table:table-cell table:style-name="ce447" table:content-validation-name="val5" table:formula="of:=VLOOKUP([.E183];[$datos.$E$2:.$G$30];2;0)" office:value-type="float" office:value="0">
            <text:p>#N/A</text:p>
          </table:table-cell>
          <table:table-cell table:style-name="ce447" table:content-validation-name="val5" table:formula="of:=VLOOKUP([.E18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73</text:p>
          </table:table-cell>
          <table:table-cell table:style-name="ce44"/>
          <table:table-cell table:style-name="ce45" table:content-validation-name="val9"/>
          <table:table-cell table:style-name="ce221" table:content-validation-name="val11"/>
          <table:table-cell table:style-name="ce447" table:content-validation-name="val5" table:formula="of:=VLOOKUP([.E184];[$datos.$E$2:.$G$30];2;0)" office:value-type="float" office:value="0">
            <text:p>#N/A</text:p>
          </table:table-cell>
          <table:table-cell table:style-name="ce447" table:content-validation-name="val5" table:formula="of:=VLOOKUP([.E18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74</text:p>
          </table:table-cell>
          <table:table-cell table:style-name="ce44"/>
          <table:table-cell table:style-name="ce45" table:content-validation-name="val9"/>
          <table:table-cell table:style-name="ce222" table:content-validation-name="val11"/>
          <table:table-cell table:style-name="ce447" table:content-validation-name="val5" table:formula="of:=VLOOKUP([.E185];[$datos.$E$2:.$G$30];2;0)" office:value-type="float" office:value="0">
            <text:p>#N/A</text:p>
          </table:table-cell>
          <table:table-cell table:style-name="ce447" table:content-validation-name="val5" table:formula="of:=VLOOKUP([.E18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75</text:p>
          </table:table-cell>
          <table:table-cell table:style-name="ce44"/>
          <table:table-cell table:style-name="ce45" table:content-validation-name="val9"/>
          <table:table-cell table:style-name="ce223" table:content-validation-name="val11"/>
          <table:table-cell table:style-name="ce447" table:content-validation-name="val5" table:formula="of:=VLOOKUP([.E186];[$datos.$E$2:.$G$30];2;0)" office:value-type="float" office:value="0">
            <text:p>#N/A</text:p>
          </table:table-cell>
          <table:table-cell table:style-name="ce447" table:content-validation-name="val5" table:formula="of:=VLOOKUP([.E18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76</text:p>
          </table:table-cell>
          <table:table-cell table:style-name="ce44"/>
          <table:table-cell table:style-name="ce45" table:content-validation-name="val9"/>
          <table:table-cell table:style-name="ce224" table:content-validation-name="val11"/>
          <table:table-cell table:style-name="ce447" table:content-validation-name="val5" table:formula="of:=VLOOKUP([.E187];[$datos.$E$2:.$G$30];2;0)" office:value-type="float" office:value="0">
            <text:p>#N/A</text:p>
          </table:table-cell>
          <table:table-cell table:style-name="ce447" table:content-validation-name="val5" table:formula="of:=VLOOKUP([.E18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77</text:p>
          </table:table-cell>
          <table:table-cell table:style-name="ce44"/>
          <table:table-cell table:style-name="ce45" table:content-validation-name="val9"/>
          <table:table-cell table:style-name="ce225" table:content-validation-name="val11"/>
          <table:table-cell table:style-name="ce447" table:content-validation-name="val5" table:formula="of:=VLOOKUP([.E188];[$datos.$E$2:.$G$30];2;0)" office:value-type="float" office:value="0">
            <text:p>#N/A</text:p>
          </table:table-cell>
          <table:table-cell table:style-name="ce447" table:content-validation-name="val5" table:formula="of:=VLOOKUP([.E18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78</text:p>
          </table:table-cell>
          <table:table-cell table:style-name="ce44"/>
          <table:table-cell table:style-name="ce45" table:content-validation-name="val9"/>
          <table:table-cell table:style-name="ce226" table:content-validation-name="val11"/>
          <table:table-cell table:style-name="ce447" table:content-validation-name="val5" table:formula="of:=VLOOKUP([.E189];[$datos.$E$2:.$G$30];2;0)" office:value-type="float" office:value="0">
            <text:p>#N/A</text:p>
          </table:table-cell>
          <table:table-cell table:style-name="ce447" table:content-validation-name="val5" table:formula="of:=VLOOKUP([.E18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79</text:p>
          </table:table-cell>
          <table:table-cell table:style-name="ce44"/>
          <table:table-cell table:style-name="ce45" table:content-validation-name="val9"/>
          <table:table-cell table:style-name="ce227" table:content-validation-name="val11"/>
          <table:table-cell table:style-name="ce447" table:content-validation-name="val5" table:formula="of:=VLOOKUP([.E190];[$datos.$E$2:.$G$30];2;0)" office:value-type="float" office:value="0">
            <text:p>#N/A</text:p>
          </table:table-cell>
          <table:table-cell table:style-name="ce447" table:content-validation-name="val5" table:formula="of:=VLOOKUP([.E19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80</text:p>
          </table:table-cell>
          <table:table-cell table:style-name="ce44"/>
          <table:table-cell table:style-name="ce45" table:content-validation-name="val9"/>
          <table:table-cell table:style-name="ce228" table:content-validation-name="val11"/>
          <table:table-cell table:style-name="ce447" table:content-validation-name="val5" table:formula="of:=VLOOKUP([.E191];[$datos.$E$2:.$G$30];2;0)" office:value-type="float" office:value="0">
            <text:p>#N/A</text:p>
          </table:table-cell>
          <table:table-cell table:style-name="ce447" table:content-validation-name="val5" table:formula="of:=VLOOKUP([.E19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81</text:p>
          </table:table-cell>
          <table:table-cell table:style-name="ce44"/>
          <table:table-cell table:style-name="ce45" table:content-validation-name="val9"/>
          <table:table-cell table:style-name="ce229" table:content-validation-name="val11"/>
          <table:table-cell table:style-name="ce447" table:content-validation-name="val5" table:formula="of:=VLOOKUP([.E192];[$datos.$E$2:.$G$30];2;0)" office:value-type="float" office:value="0">
            <text:p>#N/A</text:p>
          </table:table-cell>
          <table:table-cell table:style-name="ce447" table:content-validation-name="val5" table:formula="of:=VLOOKUP([.E19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82</text:p>
          </table:table-cell>
          <table:table-cell table:style-name="ce44"/>
          <table:table-cell table:style-name="ce45" table:content-validation-name="val9"/>
          <table:table-cell table:style-name="ce230" table:content-validation-name="val11"/>
          <table:table-cell table:style-name="ce447" table:content-validation-name="val5" table:formula="of:=VLOOKUP([.E193];[$datos.$E$2:.$G$30];2;0)" office:value-type="float" office:value="0">
            <text:p>#N/A</text:p>
          </table:table-cell>
          <table:table-cell table:style-name="ce447" table:content-validation-name="val5" table:formula="of:=VLOOKUP([.E19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83</text:p>
          </table:table-cell>
          <table:table-cell table:style-name="ce44"/>
          <table:table-cell table:style-name="ce45" table:content-validation-name="val9"/>
          <table:table-cell table:style-name="ce231" table:content-validation-name="val11"/>
          <table:table-cell table:style-name="ce447" table:content-validation-name="val5" table:formula="of:=VLOOKUP([.E194];[$datos.$E$2:.$G$30];2;0)" office:value-type="float" office:value="0">
            <text:p>#N/A</text:p>
          </table:table-cell>
          <table:table-cell table:style-name="ce447" table:content-validation-name="val5" table:formula="of:=VLOOKUP([.E19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84</text:p>
          </table:table-cell>
          <table:table-cell table:style-name="ce44"/>
          <table:table-cell table:style-name="ce45" table:content-validation-name="val9"/>
          <table:table-cell table:style-name="ce232" table:content-validation-name="val11"/>
          <table:table-cell table:style-name="ce447" table:content-validation-name="val5" table:formula="of:=VLOOKUP([.E195];[$datos.$E$2:.$G$30];2;0)" office:value-type="float" office:value="0">
            <text:p>#N/A</text:p>
          </table:table-cell>
          <table:table-cell table:style-name="ce447" table:content-validation-name="val5" table:formula="of:=VLOOKUP([.E19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85</text:p>
          </table:table-cell>
          <table:table-cell table:style-name="ce44"/>
          <table:table-cell table:style-name="ce45" table:content-validation-name="val9"/>
          <table:table-cell table:style-name="ce233" table:content-validation-name="val11"/>
          <table:table-cell table:style-name="ce447" table:content-validation-name="val5" table:formula="of:=VLOOKUP([.E196];[$datos.$E$2:.$G$30];2;0)" office:value-type="float" office:value="0">
            <text:p>#N/A</text:p>
          </table:table-cell>
          <table:table-cell table:style-name="ce447" table:content-validation-name="val5" table:formula="of:=VLOOKUP([.E19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86</text:p>
          </table:table-cell>
          <table:table-cell table:style-name="ce44"/>
          <table:table-cell table:style-name="ce45" table:content-validation-name="val9"/>
          <table:table-cell table:style-name="ce234" table:content-validation-name="val11"/>
          <table:table-cell table:style-name="ce447" table:content-validation-name="val5" table:formula="of:=VLOOKUP([.E197];[$datos.$E$2:.$G$30];2;0)" office:value-type="float" office:value="0">
            <text:p>#N/A</text:p>
          </table:table-cell>
          <table:table-cell table:style-name="ce447" table:content-validation-name="val5" table:formula="of:=VLOOKUP([.E19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87</text:p>
          </table:table-cell>
          <table:table-cell table:style-name="ce44"/>
          <table:table-cell table:style-name="ce45" table:content-validation-name="val9"/>
          <table:table-cell table:style-name="ce235" table:content-validation-name="val11"/>
          <table:table-cell table:style-name="ce447" table:content-validation-name="val5" table:formula="of:=VLOOKUP([.E198];[$datos.$E$2:.$G$30];2;0)" office:value-type="float" office:value="0">
            <text:p>#N/A</text:p>
          </table:table-cell>
          <table:table-cell table:style-name="ce447" table:content-validation-name="val5" table:formula="of:=VLOOKUP([.E19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88</text:p>
          </table:table-cell>
          <table:table-cell table:style-name="ce44"/>
          <table:table-cell table:style-name="ce45" table:content-validation-name="val9"/>
          <table:table-cell table:style-name="ce236" table:content-validation-name="val11"/>
          <table:table-cell table:style-name="ce447" table:content-validation-name="val5" table:formula="of:=VLOOKUP([.E199];[$datos.$E$2:.$G$30];2;0)" office:value-type="float" office:value="0">
            <text:p>#N/A</text:p>
          </table:table-cell>
          <table:table-cell table:style-name="ce447" table:content-validation-name="val5" table:formula="of:=VLOOKUP([.E19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89</text:p>
          </table:table-cell>
          <table:table-cell table:style-name="ce44"/>
          <table:table-cell table:style-name="ce45" table:content-validation-name="val9"/>
          <table:table-cell table:style-name="ce237" table:content-validation-name="val11"/>
          <table:table-cell table:style-name="ce447" table:content-validation-name="val5" table:formula="of:=VLOOKUP([.E200];[$datos.$E$2:.$G$30];2;0)" office:value-type="float" office:value="0">
            <text:p>#N/A</text:p>
          </table:table-cell>
          <table:table-cell table:style-name="ce447" table:content-validation-name="val5" table:formula="of:=VLOOKUP([.E20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90</text:p>
          </table:table-cell>
          <table:table-cell table:style-name="ce44"/>
          <table:table-cell table:style-name="ce45" table:content-validation-name="val9"/>
          <table:table-cell table:style-name="ce238" table:content-validation-name="val11"/>
          <table:table-cell table:style-name="ce447" table:content-validation-name="val5" table:formula="of:=VLOOKUP([.E201];[$datos.$E$2:.$G$30];2;0)" office:value-type="float" office:value="0">
            <text:p>#N/A</text:p>
          </table:table-cell>
          <table:table-cell table:style-name="ce447" table:content-validation-name="val5" table:formula="of:=VLOOKUP([.E20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91</text:p>
          </table:table-cell>
          <table:table-cell table:style-name="ce44"/>
          <table:table-cell table:style-name="ce45" table:content-validation-name="val9"/>
          <table:table-cell table:style-name="ce239" table:content-validation-name="val11"/>
          <table:table-cell table:style-name="ce447" table:content-validation-name="val5" table:formula="of:=VLOOKUP([.E202];[$datos.$E$2:.$G$30];2;0)" office:value-type="float" office:value="0">
            <text:p>#N/A</text:p>
          </table:table-cell>
          <table:table-cell table:style-name="ce447" table:content-validation-name="val5" table:formula="of:=VLOOKUP([.E20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92</text:p>
          </table:table-cell>
          <table:table-cell table:style-name="ce44"/>
          <table:table-cell table:style-name="ce45" table:content-validation-name="val9"/>
          <table:table-cell table:style-name="ce240" table:content-validation-name="val11"/>
          <table:table-cell table:style-name="ce447" table:content-validation-name="val5" table:formula="of:=VLOOKUP([.E203];[$datos.$E$2:.$G$30];2;0)" office:value-type="float" office:value="0">
            <text:p>#N/A</text:p>
          </table:table-cell>
          <table:table-cell table:style-name="ce447" table:content-validation-name="val5" table:formula="of:=VLOOKUP([.E20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93</text:p>
          </table:table-cell>
          <table:table-cell table:style-name="ce44"/>
          <table:table-cell table:style-name="ce45" table:content-validation-name="val9"/>
          <table:table-cell table:style-name="ce241" table:content-validation-name="val11"/>
          <table:table-cell table:style-name="ce447" table:content-validation-name="val5" table:formula="of:=VLOOKUP([.E204];[$datos.$E$2:.$G$30];2;0)" office:value-type="float" office:value="0">
            <text:p>#N/A</text:p>
          </table:table-cell>
          <table:table-cell table:style-name="ce447" table:content-validation-name="val5" table:formula="of:=VLOOKUP([.E20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94</text:p>
          </table:table-cell>
          <table:table-cell table:style-name="ce44"/>
          <table:table-cell table:style-name="ce45" table:content-validation-name="val9"/>
          <table:table-cell table:style-name="ce242" table:content-validation-name="val11"/>
          <table:table-cell table:style-name="ce447" table:content-validation-name="val5" table:formula="of:=VLOOKUP([.E205];[$datos.$E$2:.$G$30];2;0)" office:value-type="float" office:value="0">
            <text:p>#N/A</text:p>
          </table:table-cell>
          <table:table-cell table:style-name="ce447" table:content-validation-name="val5" table:formula="of:=VLOOKUP([.E20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95</text:p>
          </table:table-cell>
          <table:table-cell table:style-name="ce44"/>
          <table:table-cell table:style-name="ce45" table:content-validation-name="val9"/>
          <table:table-cell table:style-name="ce243" table:content-validation-name="val11"/>
          <table:table-cell table:style-name="ce447" table:content-validation-name="val5" table:formula="of:=VLOOKUP([.E206];[$datos.$E$2:.$G$30];2;0)" office:value-type="float" office:value="0">
            <text:p>#N/A</text:p>
          </table:table-cell>
          <table:table-cell table:style-name="ce447" table:content-validation-name="val5" table:formula="of:=VLOOKUP([.E20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96</text:p>
          </table:table-cell>
          <table:table-cell table:style-name="ce44"/>
          <table:table-cell table:style-name="ce45" table:content-validation-name="val9"/>
          <table:table-cell table:style-name="ce244" table:content-validation-name="val11"/>
          <table:table-cell table:style-name="ce447" table:content-validation-name="val5" table:formula="of:=VLOOKUP([.E207];[$datos.$E$2:.$G$30];2;0)" office:value-type="float" office:value="0">
            <text:p>#N/A</text:p>
          </table:table-cell>
          <table:table-cell table:style-name="ce447" table:content-validation-name="val5" table:formula="of:=VLOOKUP([.E20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97</text:p>
          </table:table-cell>
          <table:table-cell table:style-name="ce44"/>
          <table:table-cell table:style-name="ce45" table:content-validation-name="val9"/>
          <table:table-cell table:style-name="ce245" table:content-validation-name="val11"/>
          <table:table-cell table:style-name="ce447" table:content-validation-name="val5" table:formula="of:=VLOOKUP([.E208];[$datos.$E$2:.$G$30];2;0)" office:value-type="float" office:value="0">
            <text:p>#N/A</text:p>
          </table:table-cell>
          <table:table-cell table:style-name="ce447" table:content-validation-name="val5" table:formula="of:=VLOOKUP([.E20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98</text:p>
          </table:table-cell>
          <table:table-cell table:style-name="ce44"/>
          <table:table-cell table:style-name="ce45" table:content-validation-name="val9"/>
          <table:table-cell table:style-name="ce246" table:content-validation-name="val11"/>
          <table:table-cell table:style-name="ce447" table:content-validation-name="val5" table:formula="of:=VLOOKUP([.E209];[$datos.$E$2:.$G$30];2;0)" office:value-type="float" office:value="0">
            <text:p>#N/A</text:p>
          </table:table-cell>
          <table:table-cell table:style-name="ce447" table:content-validation-name="val5" table:formula="of:=VLOOKUP([.E20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199</text:p>
          </table:table-cell>
          <table:table-cell table:style-name="ce44"/>
          <table:table-cell table:style-name="ce45" table:content-validation-name="val9"/>
          <table:table-cell table:style-name="ce247" table:content-validation-name="val11"/>
          <table:table-cell table:style-name="ce447" table:content-validation-name="val5" table:formula="of:=VLOOKUP([.E210];[$datos.$E$2:.$G$30];2;0)" office:value-type="float" office:value="0">
            <text:p>#N/A</text:p>
          </table:table-cell>
          <table:table-cell table:style-name="ce447" table:content-validation-name="val5" table:formula="of:=VLOOKUP([.E21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00</text:p>
          </table:table-cell>
          <table:table-cell table:style-name="ce44"/>
          <table:table-cell table:style-name="ce45" table:content-validation-name="val9"/>
          <table:table-cell table:style-name="ce248" table:content-validation-name="val11"/>
          <table:table-cell table:style-name="ce447" table:content-validation-name="val5" table:formula="of:=VLOOKUP([.E211];[$datos.$E$2:.$G$30];2;0)" office:value-type="float" office:value="0">
            <text:p>#N/A</text:p>
          </table:table-cell>
          <table:table-cell table:style-name="ce447" table:content-validation-name="val5" table:formula="of:=VLOOKUP([.E21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01</text:p>
          </table:table-cell>
          <table:table-cell table:style-name="ce44"/>
          <table:table-cell table:style-name="ce45" table:content-validation-name="val9"/>
          <table:table-cell table:style-name="ce249" table:content-validation-name="val11"/>
          <table:table-cell table:style-name="ce447" table:content-validation-name="val5" table:formula="of:=VLOOKUP([.E212];[$datos.$E$2:.$G$30];2;0)" office:value-type="float" office:value="0">
            <text:p>#N/A</text:p>
          </table:table-cell>
          <table:table-cell table:style-name="ce447" table:content-validation-name="val5" table:formula="of:=VLOOKUP([.E21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02</text:p>
          </table:table-cell>
          <table:table-cell table:style-name="ce44"/>
          <table:table-cell table:style-name="ce45" table:content-validation-name="val9"/>
          <table:table-cell table:style-name="ce250" table:content-validation-name="val11"/>
          <table:table-cell table:style-name="ce447" table:content-validation-name="val5" table:formula="of:=VLOOKUP([.E213];[$datos.$E$2:.$G$30];2;0)" office:value-type="float" office:value="0">
            <text:p>#N/A</text:p>
          </table:table-cell>
          <table:table-cell table:style-name="ce447" table:content-validation-name="val5" table:formula="of:=VLOOKUP([.E21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03</text:p>
          </table:table-cell>
          <table:table-cell table:style-name="ce44"/>
          <table:table-cell table:style-name="ce45" table:content-validation-name="val9"/>
          <table:table-cell table:style-name="ce251" table:content-validation-name="val11"/>
          <table:table-cell table:style-name="ce447" table:content-validation-name="val5" table:formula="of:=VLOOKUP([.E214];[$datos.$E$2:.$G$30];2;0)" office:value-type="float" office:value="0">
            <text:p>#N/A</text:p>
          </table:table-cell>
          <table:table-cell table:style-name="ce447" table:content-validation-name="val5" table:formula="of:=VLOOKUP([.E21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04</text:p>
          </table:table-cell>
          <table:table-cell table:style-name="ce44"/>
          <table:table-cell table:style-name="ce45" table:content-validation-name="val9"/>
          <table:table-cell table:style-name="ce252" table:content-validation-name="val11"/>
          <table:table-cell table:style-name="ce447" table:content-validation-name="val5" table:formula="of:=VLOOKUP([.E215];[$datos.$E$2:.$G$30];2;0)" office:value-type="float" office:value="0">
            <text:p>#N/A</text:p>
          </table:table-cell>
          <table:table-cell table:style-name="ce447" table:content-validation-name="val5" table:formula="of:=VLOOKUP([.E21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05</text:p>
          </table:table-cell>
          <table:table-cell table:style-name="ce44"/>
          <table:table-cell table:style-name="ce45" table:content-validation-name="val9"/>
          <table:table-cell table:style-name="ce253" table:content-validation-name="val11"/>
          <table:table-cell table:style-name="ce447" table:content-validation-name="val5" table:formula="of:=VLOOKUP([.E216];[$datos.$E$2:.$G$30];2;0)" office:value-type="float" office:value="0">
            <text:p>#N/A</text:p>
          </table:table-cell>
          <table:table-cell table:style-name="ce447" table:content-validation-name="val5" table:formula="of:=VLOOKUP([.E21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06</text:p>
          </table:table-cell>
          <table:table-cell table:style-name="ce44"/>
          <table:table-cell table:style-name="ce45" table:content-validation-name="val9"/>
          <table:table-cell table:style-name="ce254" table:content-validation-name="val11"/>
          <table:table-cell table:style-name="ce447" table:content-validation-name="val5" table:formula="of:=VLOOKUP([.E217];[$datos.$E$2:.$G$30];2;0)" office:value-type="float" office:value="0">
            <text:p>#N/A</text:p>
          </table:table-cell>
          <table:table-cell table:style-name="ce447" table:content-validation-name="val5" table:formula="of:=VLOOKUP([.E21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07</text:p>
          </table:table-cell>
          <table:table-cell table:style-name="ce44"/>
          <table:table-cell table:style-name="ce45" table:content-validation-name="val9"/>
          <table:table-cell table:style-name="ce255" table:content-validation-name="val11"/>
          <table:table-cell table:style-name="ce447" table:content-validation-name="val5" table:formula="of:=VLOOKUP([.E218];[$datos.$E$2:.$G$30];2;0)" office:value-type="float" office:value="0">
            <text:p>#N/A</text:p>
          </table:table-cell>
          <table:table-cell table:style-name="ce447" table:content-validation-name="val5" table:formula="of:=VLOOKUP([.E21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08</text:p>
          </table:table-cell>
          <table:table-cell table:style-name="ce44"/>
          <table:table-cell table:style-name="ce45" table:content-validation-name="val9"/>
          <table:table-cell table:style-name="ce256" table:content-validation-name="val11"/>
          <table:table-cell table:style-name="ce447" table:content-validation-name="val5" table:formula="of:=VLOOKUP([.E219];[$datos.$E$2:.$G$30];2;0)" office:value-type="float" office:value="0">
            <text:p>#N/A</text:p>
          </table:table-cell>
          <table:table-cell table:style-name="ce447" table:content-validation-name="val5" table:formula="of:=VLOOKUP([.E21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09</text:p>
          </table:table-cell>
          <table:table-cell table:style-name="ce44"/>
          <table:table-cell table:style-name="ce45" table:content-validation-name="val9"/>
          <table:table-cell table:style-name="ce257" table:content-validation-name="val11"/>
          <table:table-cell table:style-name="ce447" table:content-validation-name="val5" table:formula="of:=VLOOKUP([.E220];[$datos.$E$2:.$G$30];2;0)" office:value-type="float" office:value="0">
            <text:p>#N/A</text:p>
          </table:table-cell>
          <table:table-cell table:style-name="ce447" table:content-validation-name="val5" table:formula="of:=VLOOKUP([.E22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10</text:p>
          </table:table-cell>
          <table:table-cell table:style-name="ce44"/>
          <table:table-cell table:style-name="ce45" table:content-validation-name="val9"/>
          <table:table-cell table:style-name="ce258" table:content-validation-name="val11"/>
          <table:table-cell table:style-name="ce447" table:content-validation-name="val5" table:formula="of:=VLOOKUP([.E221];[$datos.$E$2:.$G$30];2;0)" office:value-type="float" office:value="0">
            <text:p>#N/A</text:p>
          </table:table-cell>
          <table:table-cell table:style-name="ce447" table:content-validation-name="val5" table:formula="of:=VLOOKUP([.E22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11</text:p>
          </table:table-cell>
          <table:table-cell table:style-name="ce44"/>
          <table:table-cell table:style-name="ce45" table:content-validation-name="val9"/>
          <table:table-cell table:style-name="ce259" table:content-validation-name="val11"/>
          <table:table-cell table:style-name="ce447" table:content-validation-name="val5" table:formula="of:=VLOOKUP([.E222];[$datos.$E$2:.$G$30];2;0)" office:value-type="float" office:value="0">
            <text:p>#N/A</text:p>
          </table:table-cell>
          <table:table-cell table:style-name="ce447" table:content-validation-name="val5" table:formula="of:=VLOOKUP([.E22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12</text:p>
          </table:table-cell>
          <table:table-cell table:style-name="ce44"/>
          <table:table-cell table:style-name="ce45" table:content-validation-name="val9"/>
          <table:table-cell table:style-name="ce260" table:content-validation-name="val11"/>
          <table:table-cell table:style-name="ce447" table:content-validation-name="val5" table:formula="of:=VLOOKUP([.E223];[$datos.$E$2:.$G$30];2;0)" office:value-type="float" office:value="0">
            <text:p>#N/A</text:p>
          </table:table-cell>
          <table:table-cell table:style-name="ce447" table:content-validation-name="val5" table:formula="of:=VLOOKUP([.E22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13</text:p>
          </table:table-cell>
          <table:table-cell table:style-name="ce44"/>
          <table:table-cell table:style-name="ce45" table:content-validation-name="val9"/>
          <table:table-cell table:style-name="ce261" table:content-validation-name="val11"/>
          <table:table-cell table:style-name="ce447" table:content-validation-name="val5" table:formula="of:=VLOOKUP([.E224];[$datos.$E$2:.$G$30];2;0)" office:value-type="float" office:value="0">
            <text:p>#N/A</text:p>
          </table:table-cell>
          <table:table-cell table:style-name="ce447" table:content-validation-name="val5" table:formula="of:=VLOOKUP([.E22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14</text:p>
          </table:table-cell>
          <table:table-cell table:style-name="ce44"/>
          <table:table-cell table:style-name="ce45" table:content-validation-name="val9"/>
          <table:table-cell table:style-name="ce262" table:content-validation-name="val11"/>
          <table:table-cell table:style-name="ce447" table:content-validation-name="val5" table:formula="of:=VLOOKUP([.E225];[$datos.$E$2:.$G$30];2;0)" office:value-type="float" office:value="0">
            <text:p>#N/A</text:p>
          </table:table-cell>
          <table:table-cell table:style-name="ce447" table:content-validation-name="val5" table:formula="of:=VLOOKUP([.E22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15</text:p>
          </table:table-cell>
          <table:table-cell table:style-name="ce44"/>
          <table:table-cell table:style-name="ce45" table:content-validation-name="val9"/>
          <table:table-cell table:style-name="ce263" table:content-validation-name="val11"/>
          <table:table-cell table:style-name="ce447" table:content-validation-name="val5" table:formula="of:=VLOOKUP([.E226];[$datos.$E$2:.$G$30];2;0)" office:value-type="float" office:value="0">
            <text:p>#N/A</text:p>
          </table:table-cell>
          <table:table-cell table:style-name="ce447" table:content-validation-name="val5" table:formula="of:=VLOOKUP([.E22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16</text:p>
          </table:table-cell>
          <table:table-cell table:style-name="ce44"/>
          <table:table-cell table:style-name="ce45" table:content-validation-name="val9"/>
          <table:table-cell table:style-name="ce264" table:content-validation-name="val11"/>
          <table:table-cell table:style-name="ce447" table:content-validation-name="val5" table:formula="of:=VLOOKUP([.E227];[$datos.$E$2:.$G$30];2;0)" office:value-type="float" office:value="0">
            <text:p>#N/A</text:p>
          </table:table-cell>
          <table:table-cell table:style-name="ce447" table:content-validation-name="val5" table:formula="of:=VLOOKUP([.E22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17</text:p>
          </table:table-cell>
          <table:table-cell table:style-name="ce44"/>
          <table:table-cell table:style-name="ce45" table:content-validation-name="val9"/>
          <table:table-cell table:style-name="ce265" table:content-validation-name="val11"/>
          <table:table-cell table:style-name="ce447" table:content-validation-name="val5" table:formula="of:=VLOOKUP([.E228];[$datos.$E$2:.$G$30];2;0)" office:value-type="float" office:value="0">
            <text:p>#N/A</text:p>
          </table:table-cell>
          <table:table-cell table:style-name="ce447" table:content-validation-name="val5" table:formula="of:=VLOOKUP([.E22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18</text:p>
          </table:table-cell>
          <table:table-cell table:style-name="ce44"/>
          <table:table-cell table:style-name="ce45" table:content-validation-name="val9"/>
          <table:table-cell table:style-name="ce266" table:content-validation-name="val11"/>
          <table:table-cell table:style-name="ce447" table:content-validation-name="val5" table:formula="of:=VLOOKUP([.E229];[$datos.$E$2:.$G$30];2;0)" office:value-type="float" office:value="0">
            <text:p>#N/A</text:p>
          </table:table-cell>
          <table:table-cell table:style-name="ce447" table:content-validation-name="val5" table:formula="of:=VLOOKUP([.E22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19</text:p>
          </table:table-cell>
          <table:table-cell table:style-name="ce44"/>
          <table:table-cell table:style-name="ce45" table:content-validation-name="val9"/>
          <table:table-cell table:style-name="ce267" table:content-validation-name="val11"/>
          <table:table-cell table:style-name="ce447" table:content-validation-name="val5" table:formula="of:=VLOOKUP([.E230];[$datos.$E$2:.$G$30];2;0)" office:value-type="float" office:value="0">
            <text:p>#N/A</text:p>
          </table:table-cell>
          <table:table-cell table:style-name="ce447" table:content-validation-name="val5" table:formula="of:=VLOOKUP([.E23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20</text:p>
          </table:table-cell>
          <table:table-cell table:style-name="ce44"/>
          <table:table-cell table:style-name="ce45" table:content-validation-name="val9"/>
          <table:table-cell table:style-name="ce268" table:content-validation-name="val11"/>
          <table:table-cell table:style-name="ce447" table:content-validation-name="val5" table:formula="of:=VLOOKUP([.E231];[$datos.$E$2:.$G$30];2;0)" office:value-type="float" office:value="0">
            <text:p>#N/A</text:p>
          </table:table-cell>
          <table:table-cell table:style-name="ce447" table:content-validation-name="val5" table:formula="of:=VLOOKUP([.E23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21</text:p>
          </table:table-cell>
          <table:table-cell table:style-name="ce44"/>
          <table:table-cell table:style-name="ce45" table:content-validation-name="val9"/>
          <table:table-cell table:style-name="ce269" table:content-validation-name="val11"/>
          <table:table-cell table:style-name="ce447" table:content-validation-name="val5" table:formula="of:=VLOOKUP([.E232];[$datos.$E$2:.$G$30];2;0)" office:value-type="float" office:value="0">
            <text:p>#N/A</text:p>
          </table:table-cell>
          <table:table-cell table:style-name="ce447" table:content-validation-name="val5" table:formula="of:=VLOOKUP([.E23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22</text:p>
          </table:table-cell>
          <table:table-cell table:style-name="ce44"/>
          <table:table-cell table:style-name="ce45" table:content-validation-name="val9"/>
          <table:table-cell table:style-name="ce270" table:content-validation-name="val11"/>
          <table:table-cell table:style-name="ce447" table:content-validation-name="val5" table:formula="of:=VLOOKUP([.E233];[$datos.$E$2:.$G$30];2;0)" office:value-type="float" office:value="0">
            <text:p>#N/A</text:p>
          </table:table-cell>
          <table:table-cell table:style-name="ce447" table:content-validation-name="val5" table:formula="of:=VLOOKUP([.E23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23</text:p>
          </table:table-cell>
          <table:table-cell table:style-name="ce44"/>
          <table:table-cell table:style-name="ce45" table:content-validation-name="val9"/>
          <table:table-cell table:style-name="ce271" table:content-validation-name="val11"/>
          <table:table-cell table:style-name="ce447" table:content-validation-name="val5" table:formula="of:=VLOOKUP([.E234];[$datos.$E$2:.$G$30];2;0)" office:value-type="float" office:value="0">
            <text:p>#N/A</text:p>
          </table:table-cell>
          <table:table-cell table:style-name="ce447" table:content-validation-name="val5" table:formula="of:=VLOOKUP([.E23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24</text:p>
          </table:table-cell>
          <table:table-cell table:style-name="ce44"/>
          <table:table-cell table:style-name="ce45" table:content-validation-name="val9"/>
          <table:table-cell table:style-name="ce272" table:content-validation-name="val11"/>
          <table:table-cell table:style-name="ce447" table:content-validation-name="val5" table:formula="of:=VLOOKUP([.E235];[$datos.$E$2:.$G$30];2;0)" office:value-type="float" office:value="0">
            <text:p>#N/A</text:p>
          </table:table-cell>
          <table:table-cell table:style-name="ce447" table:content-validation-name="val5" table:formula="of:=VLOOKUP([.E23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25</text:p>
          </table:table-cell>
          <table:table-cell table:style-name="ce44"/>
          <table:table-cell table:style-name="ce45" table:content-validation-name="val9"/>
          <table:table-cell table:style-name="ce273" table:content-validation-name="val11"/>
          <table:table-cell table:style-name="ce447" table:content-validation-name="val5" table:formula="of:=VLOOKUP([.E236];[$datos.$E$2:.$G$30];2;0)" office:value-type="float" office:value="0">
            <text:p>#N/A</text:p>
          </table:table-cell>
          <table:table-cell table:style-name="ce447" table:content-validation-name="val5" table:formula="of:=VLOOKUP([.E23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26</text:p>
          </table:table-cell>
          <table:table-cell table:style-name="ce44"/>
          <table:table-cell table:style-name="ce45" table:content-validation-name="val9"/>
          <table:table-cell table:style-name="ce274" table:content-validation-name="val11"/>
          <table:table-cell table:style-name="ce447" table:content-validation-name="val5" table:formula="of:=VLOOKUP([.E237];[$datos.$E$2:.$G$30];2;0)" office:value-type="float" office:value="0">
            <text:p>#N/A</text:p>
          </table:table-cell>
          <table:table-cell table:style-name="ce447" table:content-validation-name="val5" table:formula="of:=VLOOKUP([.E23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27</text:p>
          </table:table-cell>
          <table:table-cell table:style-name="ce44"/>
          <table:table-cell table:style-name="ce45" table:content-validation-name="val9"/>
          <table:table-cell table:style-name="ce275" table:content-validation-name="val11"/>
          <table:table-cell table:style-name="ce447" table:content-validation-name="val5" table:formula="of:=VLOOKUP([.E238];[$datos.$E$2:.$G$30];2;0)" office:value-type="float" office:value="0">
            <text:p>#N/A</text:p>
          </table:table-cell>
          <table:table-cell table:style-name="ce447" table:content-validation-name="val5" table:formula="of:=VLOOKUP([.E23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28</text:p>
          </table:table-cell>
          <table:table-cell table:style-name="ce44"/>
          <table:table-cell table:style-name="ce45" table:content-validation-name="val9"/>
          <table:table-cell table:style-name="ce276" table:content-validation-name="val11"/>
          <table:table-cell table:style-name="ce447" table:content-validation-name="val5" table:formula="of:=VLOOKUP([.E239];[$datos.$E$2:.$G$30];2;0)" office:value-type="float" office:value="0">
            <text:p>#N/A</text:p>
          </table:table-cell>
          <table:table-cell table:style-name="ce447" table:content-validation-name="val5" table:formula="of:=VLOOKUP([.E23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29</text:p>
          </table:table-cell>
          <table:table-cell table:style-name="ce44"/>
          <table:table-cell table:style-name="ce45" table:content-validation-name="val9"/>
          <table:table-cell table:style-name="ce277" table:content-validation-name="val11"/>
          <table:table-cell table:style-name="ce447" table:content-validation-name="val5" table:formula="of:=VLOOKUP([.E240];[$datos.$E$2:.$G$30];2;0)" office:value-type="float" office:value="0">
            <text:p>#N/A</text:p>
          </table:table-cell>
          <table:table-cell table:style-name="ce447" table:content-validation-name="val5" table:formula="of:=VLOOKUP([.E24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30</text:p>
          </table:table-cell>
          <table:table-cell table:style-name="ce44"/>
          <table:table-cell table:style-name="ce45" table:content-validation-name="val9"/>
          <table:table-cell table:style-name="ce278" table:content-validation-name="val11"/>
          <table:table-cell table:style-name="ce447" table:content-validation-name="val5" table:formula="of:=VLOOKUP([.E241];[$datos.$E$2:.$G$30];2;0)" office:value-type="float" office:value="0">
            <text:p>#N/A</text:p>
          </table:table-cell>
          <table:table-cell table:style-name="ce447" table:content-validation-name="val5" table:formula="of:=VLOOKUP([.E24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31</text:p>
          </table:table-cell>
          <table:table-cell table:style-name="ce44"/>
          <table:table-cell table:style-name="ce45" table:content-validation-name="val9"/>
          <table:table-cell table:style-name="ce279" table:content-validation-name="val11"/>
          <table:table-cell table:style-name="ce447" table:content-validation-name="val5" table:formula="of:=VLOOKUP([.E242];[$datos.$E$2:.$G$30];2;0)" office:value-type="float" office:value="0">
            <text:p>#N/A</text:p>
          </table:table-cell>
          <table:table-cell table:style-name="ce447" table:content-validation-name="val5" table:formula="of:=VLOOKUP([.E24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32</text:p>
          </table:table-cell>
          <table:table-cell table:style-name="ce44"/>
          <table:table-cell table:style-name="ce45" table:content-validation-name="val9"/>
          <table:table-cell table:style-name="ce280" table:content-validation-name="val11"/>
          <table:table-cell table:style-name="ce447" table:content-validation-name="val5" table:formula="of:=VLOOKUP([.E243];[$datos.$E$2:.$G$30];2;0)" office:value-type="float" office:value="0">
            <text:p>#N/A</text:p>
          </table:table-cell>
          <table:table-cell table:style-name="ce447" table:content-validation-name="val5" table:formula="of:=VLOOKUP([.E24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33</text:p>
          </table:table-cell>
          <table:table-cell table:style-name="ce44"/>
          <table:table-cell table:style-name="ce45" table:content-validation-name="val9"/>
          <table:table-cell table:style-name="ce281" table:content-validation-name="val11"/>
          <table:table-cell table:style-name="ce447" table:content-validation-name="val5" table:formula="of:=VLOOKUP([.E244];[$datos.$E$2:.$G$30];2;0)" office:value-type="float" office:value="0">
            <text:p>#N/A</text:p>
          </table:table-cell>
          <table:table-cell table:style-name="ce447" table:content-validation-name="val5" table:formula="of:=VLOOKUP([.E24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34</text:p>
          </table:table-cell>
          <table:table-cell table:style-name="ce44"/>
          <table:table-cell table:style-name="ce45" table:content-validation-name="val9"/>
          <table:table-cell table:style-name="ce282" table:content-validation-name="val11"/>
          <table:table-cell table:style-name="ce447" table:content-validation-name="val5" table:formula="of:=VLOOKUP([.E245];[$datos.$E$2:.$G$30];2;0)" office:value-type="float" office:value="0">
            <text:p>#N/A</text:p>
          </table:table-cell>
          <table:table-cell table:style-name="ce447" table:content-validation-name="val5" table:formula="of:=VLOOKUP([.E24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35</text:p>
          </table:table-cell>
          <table:table-cell table:style-name="ce44"/>
          <table:table-cell table:style-name="ce45" table:content-validation-name="val9"/>
          <table:table-cell table:style-name="ce283" table:content-validation-name="val11"/>
          <table:table-cell table:style-name="ce447" table:content-validation-name="val5" table:formula="of:=VLOOKUP([.E246];[$datos.$E$2:.$G$30];2;0)" office:value-type="float" office:value="0">
            <text:p>#N/A</text:p>
          </table:table-cell>
          <table:table-cell table:style-name="ce447" table:content-validation-name="val5" table:formula="of:=VLOOKUP([.E24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36</text:p>
          </table:table-cell>
          <table:table-cell table:style-name="ce44"/>
          <table:table-cell table:style-name="ce45" table:content-validation-name="val9"/>
          <table:table-cell table:style-name="ce284" table:content-validation-name="val11"/>
          <table:table-cell table:style-name="ce447" table:content-validation-name="val5" table:formula="of:=VLOOKUP([.E247];[$datos.$E$2:.$G$30];2;0)" office:value-type="float" office:value="0">
            <text:p>#N/A</text:p>
          </table:table-cell>
          <table:table-cell table:style-name="ce447" table:content-validation-name="val5" table:formula="of:=VLOOKUP([.E24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37</text:p>
          </table:table-cell>
          <table:table-cell table:style-name="ce44"/>
          <table:table-cell table:style-name="ce45" table:content-validation-name="val9"/>
          <table:table-cell table:style-name="ce285" table:content-validation-name="val11"/>
          <table:table-cell table:style-name="ce447" table:content-validation-name="val5" table:formula="of:=VLOOKUP([.E248];[$datos.$E$2:.$G$30];2;0)" office:value-type="float" office:value="0">
            <text:p>#N/A</text:p>
          </table:table-cell>
          <table:table-cell table:style-name="ce447" table:content-validation-name="val5" table:formula="of:=VLOOKUP([.E24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38</text:p>
          </table:table-cell>
          <table:table-cell table:style-name="ce44"/>
          <table:table-cell table:style-name="ce45" table:content-validation-name="val9"/>
          <table:table-cell table:style-name="ce286" table:content-validation-name="val11"/>
          <table:table-cell table:style-name="ce447" table:content-validation-name="val5" table:formula="of:=VLOOKUP([.E249];[$datos.$E$2:.$G$30];2;0)" office:value-type="float" office:value="0">
            <text:p>#N/A</text:p>
          </table:table-cell>
          <table:table-cell table:style-name="ce447" table:content-validation-name="val5" table:formula="of:=VLOOKUP([.E24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39</text:p>
          </table:table-cell>
          <table:table-cell table:style-name="ce44"/>
          <table:table-cell table:style-name="ce45" table:content-validation-name="val9"/>
          <table:table-cell table:style-name="ce287" table:content-validation-name="val11"/>
          <table:table-cell table:style-name="ce447" table:content-validation-name="val5" table:formula="of:=VLOOKUP([.E250];[$datos.$E$2:.$G$30];2;0)" office:value-type="float" office:value="0">
            <text:p>#N/A</text:p>
          </table:table-cell>
          <table:table-cell table:style-name="ce447" table:content-validation-name="val5" table:formula="of:=VLOOKUP([.E25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40</text:p>
          </table:table-cell>
          <table:table-cell table:style-name="ce44"/>
          <table:table-cell table:style-name="ce45" table:content-validation-name="val9"/>
          <table:table-cell table:style-name="ce288" table:content-validation-name="val11"/>
          <table:table-cell table:style-name="ce447" table:content-validation-name="val5" table:formula="of:=VLOOKUP([.E251];[$datos.$E$2:.$G$30];2;0)" office:value-type="float" office:value="0">
            <text:p>#N/A</text:p>
          </table:table-cell>
          <table:table-cell table:style-name="ce447" table:content-validation-name="val5" table:formula="of:=VLOOKUP([.E25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41</text:p>
          </table:table-cell>
          <table:table-cell table:style-name="ce44"/>
          <table:table-cell table:style-name="ce45" table:content-validation-name="val9"/>
          <table:table-cell table:style-name="ce289" table:content-validation-name="val11"/>
          <table:table-cell table:style-name="ce447" table:content-validation-name="val5" table:formula="of:=VLOOKUP([.E252];[$datos.$E$2:.$G$30];2;0)" office:value-type="float" office:value="0">
            <text:p>#N/A</text:p>
          </table:table-cell>
          <table:table-cell table:style-name="ce447" table:content-validation-name="val5" table:formula="of:=VLOOKUP([.E25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42</text:p>
          </table:table-cell>
          <table:table-cell table:style-name="ce44"/>
          <table:table-cell table:style-name="ce45" table:content-validation-name="val9"/>
          <table:table-cell table:style-name="ce290" table:content-validation-name="val11"/>
          <table:table-cell table:style-name="ce447" table:content-validation-name="val5" table:formula="of:=VLOOKUP([.E253];[$datos.$E$2:.$G$30];2;0)" office:value-type="float" office:value="0">
            <text:p>#N/A</text:p>
          </table:table-cell>
          <table:table-cell table:style-name="ce447" table:content-validation-name="val5" table:formula="of:=VLOOKUP([.E25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43</text:p>
          </table:table-cell>
          <table:table-cell table:style-name="ce44"/>
          <table:table-cell table:style-name="ce45" table:content-validation-name="val9"/>
          <table:table-cell table:style-name="ce291" table:content-validation-name="val11"/>
          <table:table-cell table:style-name="ce447" table:content-validation-name="val5" table:formula="of:=VLOOKUP([.E254];[$datos.$E$2:.$G$30];2;0)" office:value-type="float" office:value="0">
            <text:p>#N/A</text:p>
          </table:table-cell>
          <table:table-cell table:style-name="ce447" table:content-validation-name="val5" table:formula="of:=VLOOKUP([.E25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44</text:p>
          </table:table-cell>
          <table:table-cell table:style-name="ce44"/>
          <table:table-cell table:style-name="ce45" table:content-validation-name="val9"/>
          <table:table-cell table:style-name="ce292" table:content-validation-name="val11"/>
          <table:table-cell table:style-name="ce447" table:content-validation-name="val5" table:formula="of:=VLOOKUP([.E255];[$datos.$E$2:.$G$30];2;0)" office:value-type="float" office:value="0">
            <text:p>#N/A</text:p>
          </table:table-cell>
          <table:table-cell table:style-name="ce447" table:content-validation-name="val5" table:formula="of:=VLOOKUP([.E25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45</text:p>
          </table:table-cell>
          <table:table-cell table:style-name="ce44"/>
          <table:table-cell table:style-name="ce45" table:content-validation-name="val9"/>
          <table:table-cell table:style-name="ce293" table:content-validation-name="val11"/>
          <table:table-cell table:style-name="ce447" table:content-validation-name="val5" table:formula="of:=VLOOKUP([.E256];[$datos.$E$2:.$G$30];2;0)" office:value-type="float" office:value="0">
            <text:p>#N/A</text:p>
          </table:table-cell>
          <table:table-cell table:style-name="ce447" table:content-validation-name="val5" table:formula="of:=VLOOKUP([.E25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46</text:p>
          </table:table-cell>
          <table:table-cell table:style-name="ce44"/>
          <table:table-cell table:style-name="ce45" table:content-validation-name="val9"/>
          <table:table-cell table:style-name="ce294" table:content-validation-name="val11"/>
          <table:table-cell table:style-name="ce447" table:content-validation-name="val5" table:formula="of:=VLOOKUP([.E257];[$datos.$E$2:.$G$30];2;0)" office:value-type="float" office:value="0">
            <text:p>#N/A</text:p>
          </table:table-cell>
          <table:table-cell table:style-name="ce447" table:content-validation-name="val5" table:formula="of:=VLOOKUP([.E25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47</text:p>
          </table:table-cell>
          <table:table-cell table:style-name="ce44"/>
          <table:table-cell table:style-name="ce45" table:content-validation-name="val9"/>
          <table:table-cell table:style-name="ce295" table:content-validation-name="val11"/>
          <table:table-cell table:style-name="ce447" table:content-validation-name="val5" table:formula="of:=VLOOKUP([.E258];[$datos.$E$2:.$G$30];2;0)" office:value-type="float" office:value="0">
            <text:p>#N/A</text:p>
          </table:table-cell>
          <table:table-cell table:style-name="ce447" table:content-validation-name="val5" table:formula="of:=VLOOKUP([.E25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48</text:p>
          </table:table-cell>
          <table:table-cell table:style-name="ce44"/>
          <table:table-cell table:style-name="ce45" table:content-validation-name="val9"/>
          <table:table-cell table:style-name="ce296" table:content-validation-name="val11"/>
          <table:table-cell table:style-name="ce447" table:content-validation-name="val5" table:formula="of:=VLOOKUP([.E259];[$datos.$E$2:.$G$30];2;0)" office:value-type="float" office:value="0">
            <text:p>#N/A</text:p>
          </table:table-cell>
          <table:table-cell table:style-name="ce447" table:content-validation-name="val5" table:formula="of:=VLOOKUP([.E25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49</text:p>
          </table:table-cell>
          <table:table-cell table:style-name="ce44"/>
          <table:table-cell table:style-name="ce45" table:content-validation-name="val9"/>
          <table:table-cell table:style-name="ce297" table:content-validation-name="val11"/>
          <table:table-cell table:style-name="ce447" table:content-validation-name="val5" table:formula="of:=VLOOKUP([.E260];[$datos.$E$2:.$G$30];2;0)" office:value-type="float" office:value="0">
            <text:p>#N/A</text:p>
          </table:table-cell>
          <table:table-cell table:style-name="ce447" table:content-validation-name="val5" table:formula="of:=VLOOKUP([.E26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50</text:p>
          </table:table-cell>
          <table:table-cell table:style-name="ce44"/>
          <table:table-cell table:style-name="ce45" table:content-validation-name="val9"/>
          <table:table-cell table:style-name="ce298" table:content-validation-name="val11"/>
          <table:table-cell table:style-name="ce447" table:content-validation-name="val5" table:formula="of:=VLOOKUP([.E261];[$datos.$E$2:.$G$30];2;0)" office:value-type="float" office:value="0">
            <text:p>#N/A</text:p>
          </table:table-cell>
          <table:table-cell table:style-name="ce447" table:content-validation-name="val5" table:formula="of:=VLOOKUP([.E26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51</text:p>
          </table:table-cell>
          <table:table-cell table:style-name="ce44"/>
          <table:table-cell table:style-name="ce45" table:content-validation-name="val9"/>
          <table:table-cell table:style-name="ce299" table:content-validation-name="val11"/>
          <table:table-cell table:style-name="ce447" table:content-validation-name="val5" table:formula="of:=VLOOKUP([.E262];[$datos.$E$2:.$G$30];2;0)" office:value-type="float" office:value="0">
            <text:p>#N/A</text:p>
          </table:table-cell>
          <table:table-cell table:style-name="ce447" table:content-validation-name="val5" table:formula="of:=VLOOKUP([.E26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52</text:p>
          </table:table-cell>
          <table:table-cell table:style-name="ce44"/>
          <table:table-cell table:style-name="ce45" table:content-validation-name="val9"/>
          <table:table-cell table:style-name="ce300" table:content-validation-name="val11"/>
          <table:table-cell table:style-name="ce447" table:content-validation-name="val5" table:formula="of:=VLOOKUP([.E263];[$datos.$E$2:.$G$30];2;0)" office:value-type="float" office:value="0">
            <text:p>#N/A</text:p>
          </table:table-cell>
          <table:table-cell table:style-name="ce447" table:content-validation-name="val5" table:formula="of:=VLOOKUP([.E26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53</text:p>
          </table:table-cell>
          <table:table-cell table:style-name="ce44"/>
          <table:table-cell table:style-name="ce45" table:content-validation-name="val9"/>
          <table:table-cell table:style-name="ce301" table:content-validation-name="val11"/>
          <table:table-cell table:style-name="ce447" table:content-validation-name="val5" table:formula="of:=VLOOKUP([.E264];[$datos.$E$2:.$G$30];2;0)" office:value-type="float" office:value="0">
            <text:p>#N/A</text:p>
          </table:table-cell>
          <table:table-cell table:style-name="ce447" table:content-validation-name="val5" table:formula="of:=VLOOKUP([.E26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54</text:p>
          </table:table-cell>
          <table:table-cell table:style-name="ce44"/>
          <table:table-cell table:style-name="ce45" table:content-validation-name="val9"/>
          <table:table-cell table:style-name="ce302" table:content-validation-name="val11"/>
          <table:table-cell table:style-name="ce447" table:content-validation-name="val5" table:formula="of:=VLOOKUP([.E265];[$datos.$E$2:.$G$30];2;0)" office:value-type="float" office:value="0">
            <text:p>#N/A</text:p>
          </table:table-cell>
          <table:table-cell table:style-name="ce447" table:content-validation-name="val5" table:formula="of:=VLOOKUP([.E26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55</text:p>
          </table:table-cell>
          <table:table-cell table:style-name="ce44"/>
          <table:table-cell table:style-name="ce45" table:content-validation-name="val9"/>
          <table:table-cell table:style-name="ce303" table:content-validation-name="val11"/>
          <table:table-cell table:style-name="ce447" table:content-validation-name="val5" table:formula="of:=VLOOKUP([.E266];[$datos.$E$2:.$G$30];2;0)" office:value-type="float" office:value="0">
            <text:p>#N/A</text:p>
          </table:table-cell>
          <table:table-cell table:style-name="ce447" table:content-validation-name="val5" table:formula="of:=VLOOKUP([.E26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56</text:p>
          </table:table-cell>
          <table:table-cell table:style-name="ce44"/>
          <table:table-cell table:style-name="ce45" table:content-validation-name="val9"/>
          <table:table-cell table:style-name="ce304" table:content-validation-name="val11"/>
          <table:table-cell table:style-name="ce447" table:content-validation-name="val5" table:formula="of:=VLOOKUP([.E267];[$datos.$E$2:.$G$30];2;0)" office:value-type="float" office:value="0">
            <text:p>#N/A</text:p>
          </table:table-cell>
          <table:table-cell table:style-name="ce447" table:content-validation-name="val5" table:formula="of:=VLOOKUP([.E26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57</text:p>
          </table:table-cell>
          <table:table-cell table:style-name="ce44"/>
          <table:table-cell table:style-name="ce45" table:content-validation-name="val9"/>
          <table:table-cell table:style-name="ce305" table:content-validation-name="val11"/>
          <table:table-cell table:style-name="ce447" table:content-validation-name="val5" table:formula="of:=VLOOKUP([.E268];[$datos.$E$2:.$G$30];2;0)" office:value-type="float" office:value="0">
            <text:p>#N/A</text:p>
          </table:table-cell>
          <table:table-cell table:style-name="ce447" table:content-validation-name="val5" table:formula="of:=VLOOKUP([.E26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58</text:p>
          </table:table-cell>
          <table:table-cell table:style-name="ce44"/>
          <table:table-cell table:style-name="ce45" table:content-validation-name="val9"/>
          <table:table-cell table:style-name="ce306" table:content-validation-name="val11"/>
          <table:table-cell table:style-name="ce447" table:content-validation-name="val5" table:formula="of:=VLOOKUP([.E269];[$datos.$E$2:.$G$30];2;0)" office:value-type="float" office:value="0">
            <text:p>#N/A</text:p>
          </table:table-cell>
          <table:table-cell table:style-name="ce447" table:content-validation-name="val5" table:formula="of:=VLOOKUP([.E26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59</text:p>
          </table:table-cell>
          <table:table-cell table:style-name="ce44"/>
          <table:table-cell table:style-name="ce45" table:content-validation-name="val9"/>
          <table:table-cell table:style-name="ce307" table:content-validation-name="val11"/>
          <table:table-cell table:style-name="ce447" table:content-validation-name="val5" table:formula="of:=VLOOKUP([.E270];[$datos.$E$2:.$G$30];2;0)" office:value-type="float" office:value="0">
            <text:p>#N/A</text:p>
          </table:table-cell>
          <table:table-cell table:style-name="ce447" table:content-validation-name="val5" table:formula="of:=VLOOKUP([.E27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60</text:p>
          </table:table-cell>
          <table:table-cell table:style-name="ce44"/>
          <table:table-cell table:style-name="ce45" table:content-validation-name="val9"/>
          <table:table-cell table:style-name="ce308" table:content-validation-name="val11"/>
          <table:table-cell table:style-name="ce447" table:content-validation-name="val5" table:formula="of:=VLOOKUP([.E271];[$datos.$E$2:.$G$30];2;0)" office:value-type="float" office:value="0">
            <text:p>#N/A</text:p>
          </table:table-cell>
          <table:table-cell table:style-name="ce447" table:content-validation-name="val5" table:formula="of:=VLOOKUP([.E27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61</text:p>
          </table:table-cell>
          <table:table-cell table:style-name="ce44"/>
          <table:table-cell table:style-name="ce45" table:content-validation-name="val9"/>
          <table:table-cell table:style-name="ce309" table:content-validation-name="val11"/>
          <table:table-cell table:style-name="ce447" table:content-validation-name="val5" table:formula="of:=VLOOKUP([.E272];[$datos.$E$2:.$G$30];2;0)" office:value-type="float" office:value="0">
            <text:p>#N/A</text:p>
          </table:table-cell>
          <table:table-cell table:style-name="ce447" table:content-validation-name="val5" table:formula="of:=VLOOKUP([.E27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62</text:p>
          </table:table-cell>
          <table:table-cell table:style-name="ce44"/>
          <table:table-cell table:style-name="ce45" table:content-validation-name="val9"/>
          <table:table-cell table:style-name="ce310" table:content-validation-name="val11"/>
          <table:table-cell table:style-name="ce447" table:content-validation-name="val5" table:formula="of:=VLOOKUP([.E273];[$datos.$E$2:.$G$30];2;0)" office:value-type="float" office:value="0">
            <text:p>#N/A</text:p>
          </table:table-cell>
          <table:table-cell table:style-name="ce447" table:content-validation-name="val5" table:formula="of:=VLOOKUP([.E27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63</text:p>
          </table:table-cell>
          <table:table-cell table:style-name="ce44"/>
          <table:table-cell table:style-name="ce45" table:content-validation-name="val9"/>
          <table:table-cell table:style-name="ce311" table:content-validation-name="val11"/>
          <table:table-cell table:style-name="ce447" table:content-validation-name="val5" table:formula="of:=VLOOKUP([.E274];[$datos.$E$2:.$G$30];2;0)" office:value-type="float" office:value="0">
            <text:p>#N/A</text:p>
          </table:table-cell>
          <table:table-cell table:style-name="ce447" table:content-validation-name="val5" table:formula="of:=VLOOKUP([.E27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64</text:p>
          </table:table-cell>
          <table:table-cell table:style-name="ce44"/>
          <table:table-cell table:style-name="ce45" table:content-validation-name="val9"/>
          <table:table-cell table:style-name="ce312" table:content-validation-name="val11"/>
          <table:table-cell table:style-name="ce447" table:content-validation-name="val5" table:formula="of:=VLOOKUP([.E275];[$datos.$E$2:.$G$30];2;0)" office:value-type="float" office:value="0">
            <text:p>#N/A</text:p>
          </table:table-cell>
          <table:table-cell table:style-name="ce447" table:content-validation-name="val5" table:formula="of:=VLOOKUP([.E27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65</text:p>
          </table:table-cell>
          <table:table-cell table:style-name="ce44"/>
          <table:table-cell table:style-name="ce45" table:content-validation-name="val9"/>
          <table:table-cell table:style-name="ce313" table:content-validation-name="val11"/>
          <table:table-cell table:style-name="ce447" table:content-validation-name="val5" table:formula="of:=VLOOKUP([.E276];[$datos.$E$2:.$G$30];2;0)" office:value-type="float" office:value="0">
            <text:p>#N/A</text:p>
          </table:table-cell>
          <table:table-cell table:style-name="ce447" table:content-validation-name="val5" table:formula="of:=VLOOKUP([.E27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66</text:p>
          </table:table-cell>
          <table:table-cell table:style-name="ce44"/>
          <table:table-cell table:style-name="ce45" table:content-validation-name="val9"/>
          <table:table-cell table:style-name="ce314" table:content-validation-name="val11"/>
          <table:table-cell table:style-name="ce447" table:content-validation-name="val5" table:formula="of:=VLOOKUP([.E277];[$datos.$E$2:.$G$30];2;0)" office:value-type="float" office:value="0">
            <text:p>#N/A</text:p>
          </table:table-cell>
          <table:table-cell table:style-name="ce447" table:content-validation-name="val5" table:formula="of:=VLOOKUP([.E27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67</text:p>
          </table:table-cell>
          <table:table-cell table:style-name="ce44"/>
          <table:table-cell table:style-name="ce45" table:content-validation-name="val9"/>
          <table:table-cell table:style-name="ce315" table:content-validation-name="val11"/>
          <table:table-cell table:style-name="ce447" table:content-validation-name="val5" table:formula="of:=VLOOKUP([.E278];[$datos.$E$2:.$G$30];2;0)" office:value-type="float" office:value="0">
            <text:p>#N/A</text:p>
          </table:table-cell>
          <table:table-cell table:style-name="ce447" table:content-validation-name="val5" table:formula="of:=VLOOKUP([.E27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68</text:p>
          </table:table-cell>
          <table:table-cell table:style-name="ce44"/>
          <table:table-cell table:style-name="ce45" table:content-validation-name="val9"/>
          <table:table-cell table:style-name="ce316" table:content-validation-name="val11"/>
          <table:table-cell table:style-name="ce447" table:content-validation-name="val5" table:formula="of:=VLOOKUP([.E279];[$datos.$E$2:.$G$30];2;0)" office:value-type="float" office:value="0">
            <text:p>#N/A</text:p>
          </table:table-cell>
          <table:table-cell table:style-name="ce447" table:content-validation-name="val5" table:formula="of:=VLOOKUP([.E27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69</text:p>
          </table:table-cell>
          <table:table-cell table:style-name="ce44"/>
          <table:table-cell table:style-name="ce45" table:content-validation-name="val9"/>
          <table:table-cell table:style-name="ce317" table:content-validation-name="val11"/>
          <table:table-cell table:style-name="ce447" table:content-validation-name="val5" table:formula="of:=VLOOKUP([.E280];[$datos.$E$2:.$G$30];2;0)" office:value-type="float" office:value="0">
            <text:p>#N/A</text:p>
          </table:table-cell>
          <table:table-cell table:style-name="ce447" table:content-validation-name="val5" table:formula="of:=VLOOKUP([.E28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70</text:p>
          </table:table-cell>
          <table:table-cell table:style-name="ce44"/>
          <table:table-cell table:style-name="ce45" table:content-validation-name="val9"/>
          <table:table-cell table:style-name="ce318" table:content-validation-name="val11"/>
          <table:table-cell table:style-name="ce447" table:content-validation-name="val5" table:formula="of:=VLOOKUP([.E281];[$datos.$E$2:.$G$30];2;0)" office:value-type="float" office:value="0">
            <text:p>#N/A</text:p>
          </table:table-cell>
          <table:table-cell table:style-name="ce447" table:content-validation-name="val5" table:formula="of:=VLOOKUP([.E28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71</text:p>
          </table:table-cell>
          <table:table-cell table:style-name="ce44"/>
          <table:table-cell table:style-name="ce45" table:content-validation-name="val9"/>
          <table:table-cell table:style-name="ce319" table:content-validation-name="val11"/>
          <table:table-cell table:style-name="ce447" table:content-validation-name="val5" table:formula="of:=VLOOKUP([.E282];[$datos.$E$2:.$G$30];2;0)" office:value-type="float" office:value="0">
            <text:p>#N/A</text:p>
          </table:table-cell>
          <table:table-cell table:style-name="ce447" table:content-validation-name="val5" table:formula="of:=VLOOKUP([.E28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72</text:p>
          </table:table-cell>
          <table:table-cell table:style-name="ce44"/>
          <table:table-cell table:style-name="ce45" table:content-validation-name="val9"/>
          <table:table-cell table:style-name="ce320" table:content-validation-name="val11"/>
          <table:table-cell table:style-name="ce447" table:content-validation-name="val5" table:formula="of:=VLOOKUP([.E283];[$datos.$E$2:.$G$30];2;0)" office:value-type="float" office:value="0">
            <text:p>#N/A</text:p>
          </table:table-cell>
          <table:table-cell table:style-name="ce447" table:content-validation-name="val5" table:formula="of:=VLOOKUP([.E28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73</text:p>
          </table:table-cell>
          <table:table-cell table:style-name="ce44"/>
          <table:table-cell table:style-name="ce45" table:content-validation-name="val9"/>
          <table:table-cell table:style-name="ce321" table:content-validation-name="val11"/>
          <table:table-cell table:style-name="ce447" table:content-validation-name="val5" table:formula="of:=VLOOKUP([.E284];[$datos.$E$2:.$G$30];2;0)" office:value-type="float" office:value="0">
            <text:p>#N/A</text:p>
          </table:table-cell>
          <table:table-cell table:style-name="ce447" table:content-validation-name="val5" table:formula="of:=VLOOKUP([.E28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74</text:p>
          </table:table-cell>
          <table:table-cell table:style-name="ce44"/>
          <table:table-cell table:style-name="ce45" table:content-validation-name="val9"/>
          <table:table-cell table:style-name="ce322" table:content-validation-name="val11"/>
          <table:table-cell table:style-name="ce447" table:content-validation-name="val5" table:formula="of:=VLOOKUP([.E285];[$datos.$E$2:.$G$30];2;0)" office:value-type="float" office:value="0">
            <text:p>#N/A</text:p>
          </table:table-cell>
          <table:table-cell table:style-name="ce447" table:content-validation-name="val5" table:formula="of:=VLOOKUP([.E28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75</text:p>
          </table:table-cell>
          <table:table-cell table:style-name="ce44"/>
          <table:table-cell table:style-name="ce45" table:content-validation-name="val9"/>
          <table:table-cell table:style-name="ce323" table:content-validation-name="val11"/>
          <table:table-cell table:style-name="ce447" table:content-validation-name="val5" table:formula="of:=VLOOKUP([.E286];[$datos.$E$2:.$G$30];2;0)" office:value-type="float" office:value="0">
            <text:p>#N/A</text:p>
          </table:table-cell>
          <table:table-cell table:style-name="ce447" table:content-validation-name="val5" table:formula="of:=VLOOKUP([.E28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76</text:p>
          </table:table-cell>
          <table:table-cell table:style-name="ce44"/>
          <table:table-cell table:style-name="ce45" table:content-validation-name="val9"/>
          <table:table-cell table:style-name="ce324" table:content-validation-name="val11"/>
          <table:table-cell table:style-name="ce447" table:content-validation-name="val5" table:formula="of:=VLOOKUP([.E287];[$datos.$E$2:.$G$30];2;0)" office:value-type="float" office:value="0">
            <text:p>#N/A</text:p>
          </table:table-cell>
          <table:table-cell table:style-name="ce447" table:content-validation-name="val5" table:formula="of:=VLOOKUP([.E28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77</text:p>
          </table:table-cell>
          <table:table-cell table:style-name="ce44"/>
          <table:table-cell table:style-name="ce45" table:content-validation-name="val9"/>
          <table:table-cell table:style-name="ce325" table:content-validation-name="val11"/>
          <table:table-cell table:style-name="ce447" table:content-validation-name="val5" table:formula="of:=VLOOKUP([.E288];[$datos.$E$2:.$G$30];2;0)" office:value-type="float" office:value="0">
            <text:p>#N/A</text:p>
          </table:table-cell>
          <table:table-cell table:style-name="ce447" table:content-validation-name="val5" table:formula="of:=VLOOKUP([.E28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78</text:p>
          </table:table-cell>
          <table:table-cell table:style-name="ce44"/>
          <table:table-cell table:style-name="ce45" table:content-validation-name="val9"/>
          <table:table-cell table:style-name="ce326" table:content-validation-name="val11"/>
          <table:table-cell table:style-name="ce447" table:content-validation-name="val5" table:formula="of:=VLOOKUP([.E289];[$datos.$E$2:.$G$30];2;0)" office:value-type="float" office:value="0">
            <text:p>#N/A</text:p>
          </table:table-cell>
          <table:table-cell table:style-name="ce447" table:content-validation-name="val5" table:formula="of:=VLOOKUP([.E28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79</text:p>
          </table:table-cell>
          <table:table-cell table:style-name="ce44"/>
          <table:table-cell table:style-name="ce45" table:content-validation-name="val9"/>
          <table:table-cell table:style-name="ce327" table:content-validation-name="val11"/>
          <table:table-cell table:style-name="ce447" table:content-validation-name="val5" table:formula="of:=VLOOKUP([.E290];[$datos.$E$2:.$G$30];2;0)" office:value-type="float" office:value="0">
            <text:p>#N/A</text:p>
          </table:table-cell>
          <table:table-cell table:style-name="ce447" table:content-validation-name="val5" table:formula="of:=VLOOKUP([.E29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80</text:p>
          </table:table-cell>
          <table:table-cell table:style-name="ce44"/>
          <table:table-cell table:style-name="ce45" table:content-validation-name="val9"/>
          <table:table-cell table:style-name="ce328" table:content-validation-name="val11"/>
          <table:table-cell table:style-name="ce447" table:content-validation-name="val5" table:formula="of:=VLOOKUP([.E291];[$datos.$E$2:.$G$30];2;0)" office:value-type="float" office:value="0">
            <text:p>#N/A</text:p>
          </table:table-cell>
          <table:table-cell table:style-name="ce447" table:content-validation-name="val5" table:formula="of:=VLOOKUP([.E29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81</text:p>
          </table:table-cell>
          <table:table-cell table:style-name="ce44"/>
          <table:table-cell table:style-name="ce45" table:content-validation-name="val9"/>
          <table:table-cell table:style-name="ce329" table:content-validation-name="val11"/>
          <table:table-cell table:style-name="ce447" table:content-validation-name="val5" table:formula="of:=VLOOKUP([.E292];[$datos.$E$2:.$G$30];2;0)" office:value-type="float" office:value="0">
            <text:p>#N/A</text:p>
          </table:table-cell>
          <table:table-cell table:style-name="ce447" table:content-validation-name="val5" table:formula="of:=VLOOKUP([.E29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82</text:p>
          </table:table-cell>
          <table:table-cell table:style-name="ce44"/>
          <table:table-cell table:style-name="ce45" table:content-validation-name="val9"/>
          <table:table-cell table:style-name="ce330" table:content-validation-name="val11"/>
          <table:table-cell table:style-name="ce447" table:content-validation-name="val5" table:formula="of:=VLOOKUP([.E293];[$datos.$E$2:.$G$30];2;0)" office:value-type="float" office:value="0">
            <text:p>#N/A</text:p>
          </table:table-cell>
          <table:table-cell table:style-name="ce447" table:content-validation-name="val5" table:formula="of:=VLOOKUP([.E29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83</text:p>
          </table:table-cell>
          <table:table-cell table:style-name="ce44"/>
          <table:table-cell table:style-name="ce45" table:content-validation-name="val9"/>
          <table:table-cell table:style-name="ce331" table:content-validation-name="val11"/>
          <table:table-cell table:style-name="ce447" table:content-validation-name="val5" table:formula="of:=VLOOKUP([.E294];[$datos.$E$2:.$G$30];2;0)" office:value-type="float" office:value="0">
            <text:p>#N/A</text:p>
          </table:table-cell>
          <table:table-cell table:style-name="ce447" table:content-validation-name="val5" table:formula="of:=VLOOKUP([.E29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84</text:p>
          </table:table-cell>
          <table:table-cell table:style-name="ce44"/>
          <table:table-cell table:style-name="ce45" table:content-validation-name="val9"/>
          <table:table-cell table:style-name="ce332" table:content-validation-name="val11"/>
          <table:table-cell table:style-name="ce447" table:content-validation-name="val5" table:formula="of:=VLOOKUP([.E295];[$datos.$E$2:.$G$30];2;0)" office:value-type="float" office:value="0">
            <text:p>#N/A</text:p>
          </table:table-cell>
          <table:table-cell table:style-name="ce447" table:content-validation-name="val5" table:formula="of:=VLOOKUP([.E29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85</text:p>
          </table:table-cell>
          <table:table-cell table:style-name="ce44"/>
          <table:table-cell table:style-name="ce45" table:content-validation-name="val9"/>
          <table:table-cell table:style-name="ce333" table:content-validation-name="val11"/>
          <table:table-cell table:style-name="ce447" table:content-validation-name="val5" table:formula="of:=VLOOKUP([.E296];[$datos.$E$2:.$G$30];2;0)" office:value-type="float" office:value="0">
            <text:p>#N/A</text:p>
          </table:table-cell>
          <table:table-cell table:style-name="ce447" table:content-validation-name="val5" table:formula="of:=VLOOKUP([.E29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86</text:p>
          </table:table-cell>
          <table:table-cell table:style-name="ce44"/>
          <table:table-cell table:style-name="ce45" table:content-validation-name="val9"/>
          <table:table-cell table:style-name="ce334" table:content-validation-name="val11"/>
          <table:table-cell table:style-name="ce447" table:content-validation-name="val5" table:formula="of:=VLOOKUP([.E297];[$datos.$E$2:.$G$30];2;0)" office:value-type="float" office:value="0">
            <text:p>#N/A</text:p>
          </table:table-cell>
          <table:table-cell table:style-name="ce447" table:content-validation-name="val5" table:formula="of:=VLOOKUP([.E29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87</text:p>
          </table:table-cell>
          <table:table-cell table:style-name="ce44"/>
          <table:table-cell table:style-name="ce45" table:content-validation-name="val9"/>
          <table:table-cell table:style-name="ce335" table:content-validation-name="val11"/>
          <table:table-cell table:style-name="ce447" table:content-validation-name="val5" table:formula="of:=VLOOKUP([.E298];[$datos.$E$2:.$G$30];2;0)" office:value-type="float" office:value="0">
            <text:p>#N/A</text:p>
          </table:table-cell>
          <table:table-cell table:style-name="ce447" table:content-validation-name="val5" table:formula="of:=VLOOKUP([.E29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88</text:p>
          </table:table-cell>
          <table:table-cell table:style-name="ce44"/>
          <table:table-cell table:style-name="ce45" table:content-validation-name="val9"/>
          <table:table-cell table:style-name="ce336" table:content-validation-name="val11"/>
          <table:table-cell table:style-name="ce447" table:content-validation-name="val5" table:formula="of:=VLOOKUP([.E299];[$datos.$E$2:.$G$30];2;0)" office:value-type="float" office:value="0">
            <text:p>#N/A</text:p>
          </table:table-cell>
          <table:table-cell table:style-name="ce447" table:content-validation-name="val5" table:formula="of:=VLOOKUP([.E29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89</text:p>
          </table:table-cell>
          <table:table-cell table:style-name="ce44"/>
          <table:table-cell table:style-name="ce45" table:content-validation-name="val9"/>
          <table:table-cell table:style-name="ce337" table:content-validation-name="val11"/>
          <table:table-cell table:style-name="ce447" table:content-validation-name="val5" table:formula="of:=VLOOKUP([.E300];[$datos.$E$2:.$G$30];2;0)" office:value-type="float" office:value="0">
            <text:p>#N/A</text:p>
          </table:table-cell>
          <table:table-cell table:style-name="ce447" table:content-validation-name="val5" table:formula="of:=VLOOKUP([.E30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90</text:p>
          </table:table-cell>
          <table:table-cell table:style-name="ce44"/>
          <table:table-cell table:style-name="ce45" table:content-validation-name="val9"/>
          <table:table-cell table:style-name="ce338" table:content-validation-name="val11"/>
          <table:table-cell table:style-name="ce447" table:content-validation-name="val5" table:formula="of:=VLOOKUP([.E301];[$datos.$E$2:.$G$30];2;0)" office:value-type="float" office:value="0">
            <text:p>#N/A</text:p>
          </table:table-cell>
          <table:table-cell table:style-name="ce447" table:content-validation-name="val5" table:formula="of:=VLOOKUP([.E30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91</text:p>
          </table:table-cell>
          <table:table-cell table:style-name="ce44"/>
          <table:table-cell table:style-name="ce45" table:content-validation-name="val9"/>
          <table:table-cell table:style-name="ce339" table:content-validation-name="val11"/>
          <table:table-cell table:style-name="ce447" table:content-validation-name="val5" table:formula="of:=VLOOKUP([.E302];[$datos.$E$2:.$G$30];2;0)" office:value-type="float" office:value="0">
            <text:p>#N/A</text:p>
          </table:table-cell>
          <table:table-cell table:style-name="ce447" table:content-validation-name="val5" table:formula="of:=VLOOKUP([.E30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92</text:p>
          </table:table-cell>
          <table:table-cell table:style-name="ce44"/>
          <table:table-cell table:style-name="ce45" table:content-validation-name="val9"/>
          <table:table-cell table:style-name="ce340" table:content-validation-name="val11"/>
          <table:table-cell table:style-name="ce447" table:content-validation-name="val5" table:formula="of:=VLOOKUP([.E303];[$datos.$E$2:.$G$30];2;0)" office:value-type="float" office:value="0">
            <text:p>#N/A</text:p>
          </table:table-cell>
          <table:table-cell table:style-name="ce447" table:content-validation-name="val5" table:formula="of:=VLOOKUP([.E30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93</text:p>
          </table:table-cell>
          <table:table-cell table:style-name="ce44"/>
          <table:table-cell table:style-name="ce45" table:content-validation-name="val9"/>
          <table:table-cell table:style-name="ce341" table:content-validation-name="val11"/>
          <table:table-cell table:style-name="ce447" table:content-validation-name="val5" table:formula="of:=VLOOKUP([.E304];[$datos.$E$2:.$G$30];2;0)" office:value-type="float" office:value="0">
            <text:p>#N/A</text:p>
          </table:table-cell>
          <table:table-cell table:style-name="ce447" table:content-validation-name="val5" table:formula="of:=VLOOKUP([.E30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94</text:p>
          </table:table-cell>
          <table:table-cell table:style-name="ce44"/>
          <table:table-cell table:style-name="ce45" table:content-validation-name="val9"/>
          <table:table-cell table:style-name="ce342" table:content-validation-name="val11"/>
          <table:table-cell table:style-name="ce447" table:content-validation-name="val5" table:formula="of:=VLOOKUP([.E305];[$datos.$E$2:.$G$30];2;0)" office:value-type="float" office:value="0">
            <text:p>#N/A</text:p>
          </table:table-cell>
          <table:table-cell table:style-name="ce447" table:content-validation-name="val5" table:formula="of:=VLOOKUP([.E30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95</text:p>
          </table:table-cell>
          <table:table-cell table:style-name="ce44"/>
          <table:table-cell table:style-name="ce45" table:content-validation-name="val9"/>
          <table:table-cell table:style-name="ce343" table:content-validation-name="val11"/>
          <table:table-cell table:style-name="ce447" table:content-validation-name="val5" table:formula="of:=VLOOKUP([.E306];[$datos.$E$2:.$G$30];2;0)" office:value-type="float" office:value="0">
            <text:p>#N/A</text:p>
          </table:table-cell>
          <table:table-cell table:style-name="ce447" table:content-validation-name="val5" table:formula="of:=VLOOKUP([.E30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96</text:p>
          </table:table-cell>
          <table:table-cell table:style-name="ce44"/>
          <table:table-cell table:style-name="ce45" table:content-validation-name="val9"/>
          <table:table-cell table:style-name="ce344" table:content-validation-name="val11"/>
          <table:table-cell table:style-name="ce447" table:content-validation-name="val5" table:formula="of:=VLOOKUP([.E307];[$datos.$E$2:.$G$30];2;0)" office:value-type="float" office:value="0">
            <text:p>#N/A</text:p>
          </table:table-cell>
          <table:table-cell table:style-name="ce447" table:content-validation-name="val5" table:formula="of:=VLOOKUP([.E30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97</text:p>
          </table:table-cell>
          <table:table-cell table:style-name="ce44"/>
          <table:table-cell table:style-name="ce45" table:content-validation-name="val9"/>
          <table:table-cell table:style-name="ce345" table:content-validation-name="val11"/>
          <table:table-cell table:style-name="ce447" table:content-validation-name="val5" table:formula="of:=VLOOKUP([.E308];[$datos.$E$2:.$G$30];2;0)" office:value-type="float" office:value="0">
            <text:p>#N/A</text:p>
          </table:table-cell>
          <table:table-cell table:style-name="ce447" table:content-validation-name="val5" table:formula="of:=VLOOKUP([.E30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98</text:p>
          </table:table-cell>
          <table:table-cell table:style-name="ce44"/>
          <table:table-cell table:style-name="ce45" table:content-validation-name="val9"/>
          <table:table-cell table:style-name="ce346" table:content-validation-name="val11"/>
          <table:table-cell table:style-name="ce447" table:content-validation-name="val5" table:formula="of:=VLOOKUP([.E309];[$datos.$E$2:.$G$30];2;0)" office:value-type="float" office:value="0">
            <text:p>#N/A</text:p>
          </table:table-cell>
          <table:table-cell table:style-name="ce447" table:content-validation-name="val5" table:formula="of:=VLOOKUP([.E30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299</text:p>
          </table:table-cell>
          <table:table-cell table:style-name="ce44"/>
          <table:table-cell table:style-name="ce45" table:content-validation-name="val9"/>
          <table:table-cell table:style-name="ce347" table:content-validation-name="val11"/>
          <table:table-cell table:style-name="ce447" table:content-validation-name="val5" table:formula="of:=VLOOKUP([.E310];[$datos.$E$2:.$G$30];2;0)" office:value-type="float" office:value="0">
            <text:p>#N/A</text:p>
          </table:table-cell>
          <table:table-cell table:style-name="ce447" table:content-validation-name="val5" table:formula="of:=VLOOKUP([.E31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00</text:p>
          </table:table-cell>
          <table:table-cell table:style-name="ce44"/>
          <table:table-cell table:style-name="ce45" table:content-validation-name="val9"/>
          <table:table-cell table:style-name="ce348" table:content-validation-name="val11"/>
          <table:table-cell table:style-name="ce447" table:content-validation-name="val5" table:formula="of:=VLOOKUP([.E311];[$datos.$E$2:.$G$30];2;0)" office:value-type="float" office:value="0">
            <text:p>#N/A</text:p>
          </table:table-cell>
          <table:table-cell table:style-name="ce447" table:content-validation-name="val5" table:formula="of:=VLOOKUP([.E31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01</text:p>
          </table:table-cell>
          <table:table-cell table:style-name="ce44"/>
          <table:table-cell table:style-name="ce45" table:content-validation-name="val9"/>
          <table:table-cell table:style-name="ce349" table:content-validation-name="val11"/>
          <table:table-cell table:style-name="ce447" table:content-validation-name="val5" table:formula="of:=VLOOKUP([.E312];[$datos.$E$2:.$G$30];2;0)" office:value-type="float" office:value="0">
            <text:p>#N/A</text:p>
          </table:table-cell>
          <table:table-cell table:style-name="ce447" table:content-validation-name="val5" table:formula="of:=VLOOKUP([.E31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02</text:p>
          </table:table-cell>
          <table:table-cell table:style-name="ce44"/>
          <table:table-cell table:style-name="ce45" table:content-validation-name="val9"/>
          <table:table-cell table:style-name="ce350" table:content-validation-name="val11"/>
          <table:table-cell table:style-name="ce447" table:content-validation-name="val5" table:formula="of:=VLOOKUP([.E313];[$datos.$E$2:.$G$30];2;0)" office:value-type="float" office:value="0">
            <text:p>#N/A</text:p>
          </table:table-cell>
          <table:table-cell table:style-name="ce447" table:content-validation-name="val5" table:formula="of:=VLOOKUP([.E31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03</text:p>
          </table:table-cell>
          <table:table-cell table:style-name="ce44"/>
          <table:table-cell table:style-name="ce45" table:content-validation-name="val9"/>
          <table:table-cell table:style-name="ce351" table:content-validation-name="val11"/>
          <table:table-cell table:style-name="ce447" table:content-validation-name="val5" table:formula="of:=VLOOKUP([.E314];[$datos.$E$2:.$G$30];2;0)" office:value-type="float" office:value="0">
            <text:p>#N/A</text:p>
          </table:table-cell>
          <table:table-cell table:style-name="ce447" table:content-validation-name="val5" table:formula="of:=VLOOKUP([.E31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04</text:p>
          </table:table-cell>
          <table:table-cell table:style-name="ce44"/>
          <table:table-cell table:style-name="ce45" table:content-validation-name="val9"/>
          <table:table-cell table:style-name="ce352" table:content-validation-name="val11"/>
          <table:table-cell table:style-name="ce447" table:content-validation-name="val5" table:formula="of:=VLOOKUP([.E315];[$datos.$E$2:.$G$30];2;0)" office:value-type="float" office:value="0">
            <text:p>#N/A</text:p>
          </table:table-cell>
          <table:table-cell table:style-name="ce447" table:content-validation-name="val5" table:formula="of:=VLOOKUP([.E31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05</text:p>
          </table:table-cell>
          <table:table-cell table:style-name="ce44"/>
          <table:table-cell table:style-name="ce45" table:content-validation-name="val9"/>
          <table:table-cell table:style-name="ce353" table:content-validation-name="val11"/>
          <table:table-cell table:style-name="ce447" table:content-validation-name="val5" table:formula="of:=VLOOKUP([.E316];[$datos.$E$2:.$G$30];2;0)" office:value-type="float" office:value="0">
            <text:p>#N/A</text:p>
          </table:table-cell>
          <table:table-cell table:style-name="ce447" table:content-validation-name="val5" table:formula="of:=VLOOKUP([.E31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06</text:p>
          </table:table-cell>
          <table:table-cell table:style-name="ce44"/>
          <table:table-cell table:style-name="ce45" table:content-validation-name="val9"/>
          <table:table-cell table:style-name="ce354" table:content-validation-name="val11"/>
          <table:table-cell table:style-name="ce447" table:content-validation-name="val5" table:formula="of:=VLOOKUP([.E317];[$datos.$E$2:.$G$30];2;0)" office:value-type="float" office:value="0">
            <text:p>#N/A</text:p>
          </table:table-cell>
          <table:table-cell table:style-name="ce447" table:content-validation-name="val5" table:formula="of:=VLOOKUP([.E31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07</text:p>
          </table:table-cell>
          <table:table-cell table:style-name="ce44"/>
          <table:table-cell table:style-name="ce45" table:content-validation-name="val9"/>
          <table:table-cell table:style-name="ce355" table:content-validation-name="val11"/>
          <table:table-cell table:style-name="ce447" table:content-validation-name="val5" table:formula="of:=VLOOKUP([.E318];[$datos.$E$2:.$G$30];2;0)" office:value-type="float" office:value="0">
            <text:p>#N/A</text:p>
          </table:table-cell>
          <table:table-cell table:style-name="ce447" table:content-validation-name="val5" table:formula="of:=VLOOKUP([.E31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08</text:p>
          </table:table-cell>
          <table:table-cell table:style-name="ce44"/>
          <table:table-cell table:style-name="ce45" table:content-validation-name="val9"/>
          <table:table-cell table:style-name="ce356" table:content-validation-name="val11"/>
          <table:table-cell table:style-name="ce447" table:content-validation-name="val5" table:formula="of:=VLOOKUP([.E319];[$datos.$E$2:.$G$30];2;0)" office:value-type="float" office:value="0">
            <text:p>#N/A</text:p>
          </table:table-cell>
          <table:table-cell table:style-name="ce447" table:content-validation-name="val5" table:formula="of:=VLOOKUP([.E31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09</text:p>
          </table:table-cell>
          <table:table-cell table:style-name="ce44"/>
          <table:table-cell table:style-name="ce45" table:content-validation-name="val9"/>
          <table:table-cell table:style-name="ce357" table:content-validation-name="val11"/>
          <table:table-cell table:style-name="ce447" table:content-validation-name="val5" table:formula="of:=VLOOKUP([.E320];[$datos.$E$2:.$G$30];2;0)" office:value-type="float" office:value="0">
            <text:p>#N/A</text:p>
          </table:table-cell>
          <table:table-cell table:style-name="ce447" table:content-validation-name="val5" table:formula="of:=VLOOKUP([.E32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10</text:p>
          </table:table-cell>
          <table:table-cell table:style-name="ce44"/>
          <table:table-cell table:style-name="ce45" table:content-validation-name="val9"/>
          <table:table-cell table:style-name="ce358" table:content-validation-name="val11"/>
          <table:table-cell table:style-name="ce447" table:content-validation-name="val5" table:formula="of:=VLOOKUP([.E321];[$datos.$E$2:.$G$30];2;0)" office:value-type="float" office:value="0">
            <text:p>#N/A</text:p>
          </table:table-cell>
          <table:table-cell table:style-name="ce447" table:content-validation-name="val5" table:formula="of:=VLOOKUP([.E32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11</text:p>
          </table:table-cell>
          <table:table-cell table:style-name="ce44"/>
          <table:table-cell table:style-name="ce45" table:content-validation-name="val9"/>
          <table:table-cell table:style-name="ce359" table:content-validation-name="val11"/>
          <table:table-cell table:style-name="ce447" table:content-validation-name="val5" table:formula="of:=VLOOKUP([.E322];[$datos.$E$2:.$G$30];2;0)" office:value-type="float" office:value="0">
            <text:p>#N/A</text:p>
          </table:table-cell>
          <table:table-cell table:style-name="ce447" table:content-validation-name="val5" table:formula="of:=VLOOKUP([.E32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12</text:p>
          </table:table-cell>
          <table:table-cell table:style-name="ce44"/>
          <table:table-cell table:style-name="ce45" table:content-validation-name="val9"/>
          <table:table-cell table:style-name="ce360" table:content-validation-name="val11"/>
          <table:table-cell table:style-name="ce447" table:content-validation-name="val5" table:formula="of:=VLOOKUP([.E323];[$datos.$E$2:.$G$30];2;0)" office:value-type="float" office:value="0">
            <text:p>#N/A</text:p>
          </table:table-cell>
          <table:table-cell table:style-name="ce447" table:content-validation-name="val5" table:formula="of:=VLOOKUP([.E32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13</text:p>
          </table:table-cell>
          <table:table-cell table:style-name="ce44"/>
          <table:table-cell table:style-name="ce45" table:content-validation-name="val9"/>
          <table:table-cell table:style-name="ce361" table:content-validation-name="val11"/>
          <table:table-cell table:style-name="ce447" table:content-validation-name="val5" table:formula="of:=VLOOKUP([.E324];[$datos.$E$2:.$G$30];2;0)" office:value-type="float" office:value="0">
            <text:p>#N/A</text:p>
          </table:table-cell>
          <table:table-cell table:style-name="ce447" table:content-validation-name="val5" table:formula="of:=VLOOKUP([.E32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14</text:p>
          </table:table-cell>
          <table:table-cell table:style-name="ce44"/>
          <table:table-cell table:style-name="ce45" table:content-validation-name="val9"/>
          <table:table-cell table:style-name="ce362" table:content-validation-name="val11"/>
          <table:table-cell table:style-name="ce447" table:content-validation-name="val5" table:formula="of:=VLOOKUP([.E325];[$datos.$E$2:.$G$30];2;0)" office:value-type="float" office:value="0">
            <text:p>#N/A</text:p>
          </table:table-cell>
          <table:table-cell table:style-name="ce447" table:content-validation-name="val5" table:formula="of:=VLOOKUP([.E32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15</text:p>
          </table:table-cell>
          <table:table-cell table:style-name="ce44"/>
          <table:table-cell table:style-name="ce45" table:content-validation-name="val9"/>
          <table:table-cell table:style-name="ce363" table:content-validation-name="val11"/>
          <table:table-cell table:style-name="ce447" table:content-validation-name="val5" table:formula="of:=VLOOKUP([.E326];[$datos.$E$2:.$G$30];2;0)" office:value-type="float" office:value="0">
            <text:p>#N/A</text:p>
          </table:table-cell>
          <table:table-cell table:style-name="ce447" table:content-validation-name="val5" table:formula="of:=VLOOKUP([.E32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16</text:p>
          </table:table-cell>
          <table:table-cell table:style-name="ce44"/>
          <table:table-cell table:style-name="ce45" table:content-validation-name="val9"/>
          <table:table-cell table:style-name="ce364" table:content-validation-name="val11"/>
          <table:table-cell table:style-name="ce447" table:content-validation-name="val5" table:formula="of:=VLOOKUP([.E327];[$datos.$E$2:.$G$30];2;0)" office:value-type="float" office:value="0">
            <text:p>#N/A</text:p>
          </table:table-cell>
          <table:table-cell table:style-name="ce447" table:content-validation-name="val5" table:formula="of:=VLOOKUP([.E32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17</text:p>
          </table:table-cell>
          <table:table-cell table:style-name="ce44"/>
          <table:table-cell table:style-name="ce45" table:content-validation-name="val9"/>
          <table:table-cell table:style-name="ce365" table:content-validation-name="val11"/>
          <table:table-cell table:style-name="ce447" table:content-validation-name="val5" table:formula="of:=VLOOKUP([.E328];[$datos.$E$2:.$G$30];2;0)" office:value-type="float" office:value="0">
            <text:p>#N/A</text:p>
          </table:table-cell>
          <table:table-cell table:style-name="ce447" table:content-validation-name="val5" table:formula="of:=VLOOKUP([.E32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18</text:p>
          </table:table-cell>
          <table:table-cell table:style-name="ce44"/>
          <table:table-cell table:style-name="ce45" table:content-validation-name="val9"/>
          <table:table-cell table:style-name="ce366" table:content-validation-name="val11"/>
          <table:table-cell table:style-name="ce447" table:content-validation-name="val5" table:formula="of:=VLOOKUP([.E329];[$datos.$E$2:.$G$30];2;0)" office:value-type="float" office:value="0">
            <text:p>#N/A</text:p>
          </table:table-cell>
          <table:table-cell table:style-name="ce447" table:content-validation-name="val5" table:formula="of:=VLOOKUP([.E32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19</text:p>
          </table:table-cell>
          <table:table-cell table:style-name="ce44"/>
          <table:table-cell table:style-name="ce45" table:content-validation-name="val9"/>
          <table:table-cell table:style-name="ce367" table:content-validation-name="val11"/>
          <table:table-cell table:style-name="ce447" table:content-validation-name="val5" table:formula="of:=VLOOKUP([.E330];[$datos.$E$2:.$G$30];2;0)" office:value-type="float" office:value="0">
            <text:p>#N/A</text:p>
          </table:table-cell>
          <table:table-cell table:style-name="ce447" table:content-validation-name="val5" table:formula="of:=VLOOKUP([.E33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20</text:p>
          </table:table-cell>
          <table:table-cell table:style-name="ce44"/>
          <table:table-cell table:style-name="ce45" table:content-validation-name="val9"/>
          <table:table-cell table:style-name="ce368" table:content-validation-name="val11"/>
          <table:table-cell table:style-name="ce447" table:content-validation-name="val5" table:formula="of:=VLOOKUP([.E331];[$datos.$E$2:.$G$30];2;0)" office:value-type="float" office:value="0">
            <text:p>#N/A</text:p>
          </table:table-cell>
          <table:table-cell table:style-name="ce447" table:content-validation-name="val5" table:formula="of:=VLOOKUP([.E33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21</text:p>
          </table:table-cell>
          <table:table-cell table:style-name="ce44"/>
          <table:table-cell table:style-name="ce45" table:content-validation-name="val9"/>
          <table:table-cell table:style-name="ce369" table:content-validation-name="val11"/>
          <table:table-cell table:style-name="ce447" table:content-validation-name="val5" table:formula="of:=VLOOKUP([.E332];[$datos.$E$2:.$G$30];2;0)" office:value-type="float" office:value="0">
            <text:p>#N/A</text:p>
          </table:table-cell>
          <table:table-cell table:style-name="ce447" table:content-validation-name="val5" table:formula="of:=VLOOKUP([.E33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22</text:p>
          </table:table-cell>
          <table:table-cell table:style-name="ce44"/>
          <table:table-cell table:style-name="ce45" table:content-validation-name="val9"/>
          <table:table-cell table:style-name="ce370" table:content-validation-name="val11"/>
          <table:table-cell table:style-name="ce447" table:content-validation-name="val5" table:formula="of:=VLOOKUP([.E333];[$datos.$E$2:.$G$30];2;0)" office:value-type="float" office:value="0">
            <text:p>#N/A</text:p>
          </table:table-cell>
          <table:table-cell table:style-name="ce447" table:content-validation-name="val5" table:formula="of:=VLOOKUP([.E33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23</text:p>
          </table:table-cell>
          <table:table-cell table:style-name="ce44"/>
          <table:table-cell table:style-name="ce45" table:content-validation-name="val9"/>
          <table:table-cell table:style-name="ce371" table:content-validation-name="val11"/>
          <table:table-cell table:style-name="ce447" table:content-validation-name="val5" table:formula="of:=VLOOKUP([.E334];[$datos.$E$2:.$G$30];2;0)" office:value-type="float" office:value="0">
            <text:p>#N/A</text:p>
          </table:table-cell>
          <table:table-cell table:style-name="ce447" table:content-validation-name="val5" table:formula="of:=VLOOKUP([.E33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24</text:p>
          </table:table-cell>
          <table:table-cell table:style-name="ce44"/>
          <table:table-cell table:style-name="ce45" table:content-validation-name="val9"/>
          <table:table-cell table:style-name="ce372" table:content-validation-name="val11"/>
          <table:table-cell table:style-name="ce447" table:content-validation-name="val5" table:formula="of:=VLOOKUP([.E335];[$datos.$E$2:.$G$30];2;0)" office:value-type="float" office:value="0">
            <text:p>#N/A</text:p>
          </table:table-cell>
          <table:table-cell table:style-name="ce447" table:content-validation-name="val5" table:formula="of:=VLOOKUP([.E33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25</text:p>
          </table:table-cell>
          <table:table-cell table:style-name="ce44"/>
          <table:table-cell table:style-name="ce45" table:content-validation-name="val9"/>
          <table:table-cell table:style-name="ce373" table:content-validation-name="val11"/>
          <table:table-cell table:style-name="ce447" table:content-validation-name="val5" table:formula="of:=VLOOKUP([.E336];[$datos.$E$2:.$G$30];2;0)" office:value-type="float" office:value="0">
            <text:p>#N/A</text:p>
          </table:table-cell>
          <table:table-cell table:style-name="ce447" table:content-validation-name="val5" table:formula="of:=VLOOKUP([.E33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26</text:p>
          </table:table-cell>
          <table:table-cell table:style-name="ce44"/>
          <table:table-cell table:style-name="ce45" table:content-validation-name="val9"/>
          <table:table-cell table:style-name="ce374" table:content-validation-name="val11"/>
          <table:table-cell table:style-name="ce447" table:content-validation-name="val5" table:formula="of:=VLOOKUP([.E337];[$datos.$E$2:.$G$30];2;0)" office:value-type="float" office:value="0">
            <text:p>#N/A</text:p>
          </table:table-cell>
          <table:table-cell table:style-name="ce447" table:content-validation-name="val5" table:formula="of:=VLOOKUP([.E33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27</text:p>
          </table:table-cell>
          <table:table-cell table:style-name="ce44"/>
          <table:table-cell table:style-name="ce45" table:content-validation-name="val9"/>
          <table:table-cell table:style-name="ce375" table:content-validation-name="val11"/>
          <table:table-cell table:style-name="ce447" table:content-validation-name="val5" table:formula="of:=VLOOKUP([.E338];[$datos.$E$2:.$G$30];2;0)" office:value-type="float" office:value="0">
            <text:p>#N/A</text:p>
          </table:table-cell>
          <table:table-cell table:style-name="ce447" table:content-validation-name="val5" table:formula="of:=VLOOKUP([.E33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28</text:p>
          </table:table-cell>
          <table:table-cell table:style-name="ce44"/>
          <table:table-cell table:style-name="ce45" table:content-validation-name="val9"/>
          <table:table-cell table:style-name="ce376" table:content-validation-name="val11"/>
          <table:table-cell table:style-name="ce447" table:content-validation-name="val5" table:formula="of:=VLOOKUP([.E339];[$datos.$E$2:.$G$30];2;0)" office:value-type="float" office:value="0">
            <text:p>#N/A</text:p>
          </table:table-cell>
          <table:table-cell table:style-name="ce447" table:content-validation-name="val5" table:formula="of:=VLOOKUP([.E33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29</text:p>
          </table:table-cell>
          <table:table-cell table:style-name="ce44"/>
          <table:table-cell table:style-name="ce45" table:content-validation-name="val9"/>
          <table:table-cell table:style-name="ce377" table:content-validation-name="val11"/>
          <table:table-cell table:style-name="ce447" table:content-validation-name="val5" table:formula="of:=VLOOKUP([.E340];[$datos.$E$2:.$G$30];2;0)" office:value-type="float" office:value="0">
            <text:p>#N/A</text:p>
          </table:table-cell>
          <table:table-cell table:style-name="ce447" table:content-validation-name="val5" table:formula="of:=VLOOKUP([.E34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30</text:p>
          </table:table-cell>
          <table:table-cell table:style-name="ce44"/>
          <table:table-cell table:style-name="ce45" table:content-validation-name="val9"/>
          <table:table-cell table:style-name="ce378" table:content-validation-name="val11"/>
          <table:table-cell table:style-name="ce447" table:content-validation-name="val5" table:formula="of:=VLOOKUP([.E341];[$datos.$E$2:.$G$30];2;0)" office:value-type="float" office:value="0">
            <text:p>#N/A</text:p>
          </table:table-cell>
          <table:table-cell table:style-name="ce447" table:content-validation-name="val5" table:formula="of:=VLOOKUP([.E34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31</text:p>
          </table:table-cell>
          <table:table-cell table:style-name="ce44"/>
          <table:table-cell table:style-name="ce45" table:content-validation-name="val9"/>
          <table:table-cell table:style-name="ce379" table:content-validation-name="val11"/>
          <table:table-cell table:style-name="ce447" table:content-validation-name="val5" table:formula="of:=VLOOKUP([.E342];[$datos.$E$2:.$G$30];2;0)" office:value-type="float" office:value="0">
            <text:p>#N/A</text:p>
          </table:table-cell>
          <table:table-cell table:style-name="ce447" table:content-validation-name="val5" table:formula="of:=VLOOKUP([.E34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32</text:p>
          </table:table-cell>
          <table:table-cell table:style-name="ce44"/>
          <table:table-cell table:style-name="ce45" table:content-validation-name="val9"/>
          <table:table-cell table:style-name="ce380" table:content-validation-name="val11"/>
          <table:table-cell table:style-name="ce447" table:content-validation-name="val5" table:formula="of:=VLOOKUP([.E343];[$datos.$E$2:.$G$30];2;0)" office:value-type="float" office:value="0">
            <text:p>#N/A</text:p>
          </table:table-cell>
          <table:table-cell table:style-name="ce447" table:content-validation-name="val5" table:formula="of:=VLOOKUP([.E34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33</text:p>
          </table:table-cell>
          <table:table-cell table:style-name="ce44"/>
          <table:table-cell table:style-name="ce45" table:content-validation-name="val9"/>
          <table:table-cell table:style-name="ce381" table:content-validation-name="val11"/>
          <table:table-cell table:style-name="ce447" table:content-validation-name="val5" table:formula="of:=VLOOKUP([.E344];[$datos.$E$2:.$G$30];2;0)" office:value-type="float" office:value="0">
            <text:p>#N/A</text:p>
          </table:table-cell>
          <table:table-cell table:style-name="ce447" table:content-validation-name="val5" table:formula="of:=VLOOKUP([.E34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34</text:p>
          </table:table-cell>
          <table:table-cell table:style-name="ce44"/>
          <table:table-cell table:style-name="ce45" table:content-validation-name="val9"/>
          <table:table-cell table:style-name="ce382" table:content-validation-name="val11"/>
          <table:table-cell table:style-name="ce447" table:content-validation-name="val5" table:formula="of:=VLOOKUP([.E345];[$datos.$E$2:.$G$30];2;0)" office:value-type="float" office:value="0">
            <text:p>#N/A</text:p>
          </table:table-cell>
          <table:table-cell table:style-name="ce447" table:content-validation-name="val5" table:formula="of:=VLOOKUP([.E34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35</text:p>
          </table:table-cell>
          <table:table-cell table:style-name="ce44"/>
          <table:table-cell table:style-name="ce45" table:content-validation-name="val9"/>
          <table:table-cell table:style-name="ce383" table:content-validation-name="val11"/>
          <table:table-cell table:style-name="ce447" table:content-validation-name="val5" table:formula="of:=VLOOKUP([.E346];[$datos.$E$2:.$G$30];2;0)" office:value-type="float" office:value="0">
            <text:p>#N/A</text:p>
          </table:table-cell>
          <table:table-cell table:style-name="ce447" table:content-validation-name="val5" table:formula="of:=VLOOKUP([.E34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36</text:p>
          </table:table-cell>
          <table:table-cell table:style-name="ce44"/>
          <table:table-cell table:style-name="ce45" table:content-validation-name="val9"/>
          <table:table-cell table:style-name="ce384" table:content-validation-name="val11"/>
          <table:table-cell table:style-name="ce447" table:content-validation-name="val5" table:formula="of:=VLOOKUP([.E347];[$datos.$E$2:.$G$30];2;0)" office:value-type="float" office:value="0">
            <text:p>#N/A</text:p>
          </table:table-cell>
          <table:table-cell table:style-name="ce447" table:content-validation-name="val5" table:formula="of:=VLOOKUP([.E34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37</text:p>
          </table:table-cell>
          <table:table-cell table:style-name="ce44"/>
          <table:table-cell table:style-name="ce45" table:content-validation-name="val9"/>
          <table:table-cell table:style-name="ce385" table:content-validation-name="val11"/>
          <table:table-cell table:style-name="ce447" table:content-validation-name="val5" table:formula="of:=VLOOKUP([.E348];[$datos.$E$2:.$G$30];2;0)" office:value-type="float" office:value="0">
            <text:p>#N/A</text:p>
          </table:table-cell>
          <table:table-cell table:style-name="ce447" table:content-validation-name="val5" table:formula="of:=VLOOKUP([.E34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38</text:p>
          </table:table-cell>
          <table:table-cell table:style-name="ce44"/>
          <table:table-cell table:style-name="ce45" table:content-validation-name="val9"/>
          <table:table-cell table:style-name="ce386" table:content-validation-name="val11"/>
          <table:table-cell table:style-name="ce447" table:content-validation-name="val5" table:formula="of:=VLOOKUP([.E349];[$datos.$E$2:.$G$30];2;0)" office:value-type="float" office:value="0">
            <text:p>#N/A</text:p>
          </table:table-cell>
          <table:table-cell table:style-name="ce447" table:content-validation-name="val5" table:formula="of:=VLOOKUP([.E34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39</text:p>
          </table:table-cell>
          <table:table-cell table:style-name="ce44"/>
          <table:table-cell table:style-name="ce45" table:content-validation-name="val9"/>
          <table:table-cell table:style-name="ce387" table:content-validation-name="val11"/>
          <table:table-cell table:style-name="ce447" table:content-validation-name="val5" table:formula="of:=VLOOKUP([.E350];[$datos.$E$2:.$G$30];2;0)" office:value-type="float" office:value="0">
            <text:p>#N/A</text:p>
          </table:table-cell>
          <table:table-cell table:style-name="ce447" table:content-validation-name="val5" table:formula="of:=VLOOKUP([.E35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40</text:p>
          </table:table-cell>
          <table:table-cell table:style-name="ce44"/>
          <table:table-cell table:style-name="ce45" table:content-validation-name="val9"/>
          <table:table-cell table:style-name="ce388" table:content-validation-name="val11"/>
          <table:table-cell table:style-name="ce447" table:content-validation-name="val5" table:formula="of:=VLOOKUP([.E351];[$datos.$E$2:.$G$30];2;0)" office:value-type="float" office:value="0">
            <text:p>#N/A</text:p>
          </table:table-cell>
          <table:table-cell table:style-name="ce447" table:content-validation-name="val5" table:formula="of:=VLOOKUP([.E35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41</text:p>
          </table:table-cell>
          <table:table-cell table:style-name="ce44"/>
          <table:table-cell table:style-name="ce45" table:content-validation-name="val9"/>
          <table:table-cell table:style-name="ce389" table:content-validation-name="val11"/>
          <table:table-cell table:style-name="ce447" table:content-validation-name="val5" table:formula="of:=VLOOKUP([.E352];[$datos.$E$2:.$G$30];2;0)" office:value-type="float" office:value="0">
            <text:p>#N/A</text:p>
          </table:table-cell>
          <table:table-cell table:style-name="ce447" table:content-validation-name="val5" table:formula="of:=VLOOKUP([.E35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42</text:p>
          </table:table-cell>
          <table:table-cell table:style-name="ce44"/>
          <table:table-cell table:style-name="ce45" table:content-validation-name="val9"/>
          <table:table-cell table:style-name="ce390" table:content-validation-name="val11"/>
          <table:table-cell table:style-name="ce447" table:content-validation-name="val5" table:formula="of:=VLOOKUP([.E353];[$datos.$E$2:.$G$30];2;0)" office:value-type="float" office:value="0">
            <text:p>#N/A</text:p>
          </table:table-cell>
          <table:table-cell table:style-name="ce447" table:content-validation-name="val5" table:formula="of:=VLOOKUP([.E35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43</text:p>
          </table:table-cell>
          <table:table-cell table:style-name="ce44"/>
          <table:table-cell table:style-name="ce45" table:content-validation-name="val9"/>
          <table:table-cell table:style-name="ce391" table:content-validation-name="val11"/>
          <table:table-cell table:style-name="ce447" table:content-validation-name="val5" table:formula="of:=VLOOKUP([.E354];[$datos.$E$2:.$G$30];2;0)" office:value-type="float" office:value="0">
            <text:p>#N/A</text:p>
          </table:table-cell>
          <table:table-cell table:style-name="ce447" table:content-validation-name="val5" table:formula="of:=VLOOKUP([.E35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44</text:p>
          </table:table-cell>
          <table:table-cell table:style-name="ce44"/>
          <table:table-cell table:style-name="ce45" table:content-validation-name="val9"/>
          <table:table-cell table:style-name="ce392" table:content-validation-name="val11"/>
          <table:table-cell table:style-name="ce447" table:content-validation-name="val5" table:formula="of:=VLOOKUP([.E355];[$datos.$E$2:.$G$30];2;0)" office:value-type="float" office:value="0">
            <text:p>#N/A</text:p>
          </table:table-cell>
          <table:table-cell table:style-name="ce447" table:content-validation-name="val5" table:formula="of:=VLOOKUP([.E35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45</text:p>
          </table:table-cell>
          <table:table-cell table:style-name="ce44"/>
          <table:table-cell table:style-name="ce45" table:content-validation-name="val9"/>
          <table:table-cell table:style-name="ce393" table:content-validation-name="val11"/>
          <table:table-cell table:style-name="ce447" table:content-validation-name="val5" table:formula="of:=VLOOKUP([.E356];[$datos.$E$2:.$G$30];2;0)" office:value-type="float" office:value="0">
            <text:p>#N/A</text:p>
          </table:table-cell>
          <table:table-cell table:style-name="ce447" table:content-validation-name="val5" table:formula="of:=VLOOKUP([.E35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46</text:p>
          </table:table-cell>
          <table:table-cell table:style-name="ce44"/>
          <table:table-cell table:style-name="ce45" table:content-validation-name="val9"/>
          <table:table-cell table:style-name="ce394" table:content-validation-name="val11"/>
          <table:table-cell table:style-name="ce447" table:content-validation-name="val5" table:formula="of:=VLOOKUP([.E357];[$datos.$E$2:.$G$30];2;0)" office:value-type="float" office:value="0">
            <text:p>#N/A</text:p>
          </table:table-cell>
          <table:table-cell table:style-name="ce447" table:content-validation-name="val5" table:formula="of:=VLOOKUP([.E35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47</text:p>
          </table:table-cell>
          <table:table-cell table:style-name="ce44"/>
          <table:table-cell table:style-name="ce45" table:content-validation-name="val9"/>
          <table:table-cell table:style-name="ce395" table:content-validation-name="val11"/>
          <table:table-cell table:style-name="ce447" table:content-validation-name="val5" table:formula="of:=VLOOKUP([.E358];[$datos.$E$2:.$G$30];2;0)" office:value-type="float" office:value="0">
            <text:p>#N/A</text:p>
          </table:table-cell>
          <table:table-cell table:style-name="ce447" table:content-validation-name="val5" table:formula="of:=VLOOKUP([.E35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48</text:p>
          </table:table-cell>
          <table:table-cell table:style-name="ce44"/>
          <table:table-cell table:style-name="ce45" table:content-validation-name="val9"/>
          <table:table-cell table:style-name="ce396" table:content-validation-name="val11"/>
          <table:table-cell table:style-name="ce447" table:content-validation-name="val5" table:formula="of:=VLOOKUP([.E359];[$datos.$E$2:.$G$30];2;0)" office:value-type="float" office:value="0">
            <text:p>#N/A</text:p>
          </table:table-cell>
          <table:table-cell table:style-name="ce447" table:content-validation-name="val5" table:formula="of:=VLOOKUP([.E35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49</text:p>
          </table:table-cell>
          <table:table-cell table:style-name="ce44"/>
          <table:table-cell table:style-name="ce45" table:content-validation-name="val9"/>
          <table:table-cell table:style-name="ce397" table:content-validation-name="val11"/>
          <table:table-cell table:style-name="ce447" table:content-validation-name="val5" table:formula="of:=VLOOKUP([.E360];[$datos.$E$2:.$G$30];2;0)" office:value-type="float" office:value="0">
            <text:p>#N/A</text:p>
          </table:table-cell>
          <table:table-cell table:style-name="ce447" table:content-validation-name="val5" table:formula="of:=VLOOKUP([.E36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50</text:p>
          </table:table-cell>
          <table:table-cell table:style-name="ce44"/>
          <table:table-cell table:style-name="ce45" table:content-validation-name="val9"/>
          <table:table-cell table:style-name="ce398" table:content-validation-name="val11"/>
          <table:table-cell table:style-name="ce447" table:content-validation-name="val5" table:formula="of:=VLOOKUP([.E361];[$datos.$E$2:.$G$30];2;0)" office:value-type="float" office:value="0">
            <text:p>#N/A</text:p>
          </table:table-cell>
          <table:table-cell table:style-name="ce447" table:content-validation-name="val5" table:formula="of:=VLOOKUP([.E36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51</text:p>
          </table:table-cell>
          <table:table-cell table:style-name="ce44"/>
          <table:table-cell table:style-name="ce45" table:content-validation-name="val9"/>
          <table:table-cell table:style-name="ce399" table:content-validation-name="val11"/>
          <table:table-cell table:style-name="ce447" table:content-validation-name="val5" table:formula="of:=VLOOKUP([.E362];[$datos.$E$2:.$G$30];2;0)" office:value-type="float" office:value="0">
            <text:p>#N/A</text:p>
          </table:table-cell>
          <table:table-cell table:style-name="ce447" table:content-validation-name="val5" table:formula="of:=VLOOKUP([.E36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52</text:p>
          </table:table-cell>
          <table:table-cell table:style-name="ce44"/>
          <table:table-cell table:style-name="ce45" table:content-validation-name="val9"/>
          <table:table-cell table:style-name="ce400" table:content-validation-name="val11"/>
          <table:table-cell table:style-name="ce447" table:content-validation-name="val5" table:formula="of:=VLOOKUP([.E363];[$datos.$E$2:.$G$30];2;0)" office:value-type="float" office:value="0">
            <text:p>#N/A</text:p>
          </table:table-cell>
          <table:table-cell table:style-name="ce447" table:content-validation-name="val5" table:formula="of:=VLOOKUP([.E36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53</text:p>
          </table:table-cell>
          <table:table-cell table:style-name="ce44"/>
          <table:table-cell table:style-name="ce45" table:content-validation-name="val9"/>
          <table:table-cell table:style-name="ce401" table:content-validation-name="val11"/>
          <table:table-cell table:style-name="ce447" table:content-validation-name="val5" table:formula="of:=VLOOKUP([.E364];[$datos.$E$2:.$G$30];2;0)" office:value-type="float" office:value="0">
            <text:p>#N/A</text:p>
          </table:table-cell>
          <table:table-cell table:style-name="ce447" table:content-validation-name="val5" table:formula="of:=VLOOKUP([.E36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54</text:p>
          </table:table-cell>
          <table:table-cell table:style-name="ce44"/>
          <table:table-cell table:style-name="ce45" table:content-validation-name="val9"/>
          <table:table-cell table:style-name="ce402" table:content-validation-name="val11"/>
          <table:table-cell table:style-name="ce447" table:content-validation-name="val5" table:formula="of:=VLOOKUP([.E365];[$datos.$E$2:.$G$30];2;0)" office:value-type="float" office:value="0">
            <text:p>#N/A</text:p>
          </table:table-cell>
          <table:table-cell table:style-name="ce447" table:content-validation-name="val5" table:formula="of:=VLOOKUP([.E36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55</text:p>
          </table:table-cell>
          <table:table-cell table:style-name="ce44"/>
          <table:table-cell table:style-name="ce45" table:content-validation-name="val9"/>
          <table:table-cell table:style-name="ce403" table:content-validation-name="val11"/>
          <table:table-cell table:style-name="ce447" table:content-validation-name="val5" table:formula="of:=VLOOKUP([.E366];[$datos.$E$2:.$G$30];2;0)" office:value-type="float" office:value="0">
            <text:p>#N/A</text:p>
          </table:table-cell>
          <table:table-cell table:style-name="ce447" table:content-validation-name="val5" table:formula="of:=VLOOKUP([.E36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56</text:p>
          </table:table-cell>
          <table:table-cell table:style-name="ce44"/>
          <table:table-cell table:style-name="ce45" table:content-validation-name="val9"/>
          <table:table-cell table:style-name="ce404" table:content-validation-name="val11"/>
          <table:table-cell table:style-name="ce447" table:content-validation-name="val5" table:formula="of:=VLOOKUP([.E367];[$datos.$E$2:.$G$30];2;0)" office:value-type="float" office:value="0">
            <text:p>#N/A</text:p>
          </table:table-cell>
          <table:table-cell table:style-name="ce447" table:content-validation-name="val5" table:formula="of:=VLOOKUP([.E36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57</text:p>
          </table:table-cell>
          <table:table-cell table:style-name="ce44"/>
          <table:table-cell table:style-name="ce45" table:content-validation-name="val9"/>
          <table:table-cell table:style-name="ce405" table:content-validation-name="val11"/>
          <table:table-cell table:style-name="ce447" table:content-validation-name="val5" table:formula="of:=VLOOKUP([.E368];[$datos.$E$2:.$G$30];2;0)" office:value-type="float" office:value="0">
            <text:p>#N/A</text:p>
          </table:table-cell>
          <table:table-cell table:style-name="ce447" table:content-validation-name="val5" table:formula="of:=VLOOKUP([.E36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58</text:p>
          </table:table-cell>
          <table:table-cell table:style-name="ce44"/>
          <table:table-cell table:style-name="ce45" table:content-validation-name="val9"/>
          <table:table-cell table:style-name="ce406" table:content-validation-name="val11"/>
          <table:table-cell table:style-name="ce447" table:content-validation-name="val5" table:formula="of:=VLOOKUP([.E369];[$datos.$E$2:.$G$30];2;0)" office:value-type="float" office:value="0">
            <text:p>#N/A</text:p>
          </table:table-cell>
          <table:table-cell table:style-name="ce447" table:content-validation-name="val5" table:formula="of:=VLOOKUP([.E36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59</text:p>
          </table:table-cell>
          <table:table-cell table:style-name="ce44"/>
          <table:table-cell table:style-name="ce45" table:content-validation-name="val9"/>
          <table:table-cell table:style-name="ce407" table:content-validation-name="val11"/>
          <table:table-cell table:style-name="ce447" table:content-validation-name="val5" table:formula="of:=VLOOKUP([.E370];[$datos.$E$2:.$G$30];2;0)" office:value-type="float" office:value="0">
            <text:p>#N/A</text:p>
          </table:table-cell>
          <table:table-cell table:style-name="ce447" table:content-validation-name="val5" table:formula="of:=VLOOKUP([.E37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60</text:p>
          </table:table-cell>
          <table:table-cell table:style-name="ce44"/>
          <table:table-cell table:style-name="ce45" table:content-validation-name="val9"/>
          <table:table-cell table:style-name="ce408" table:content-validation-name="val11"/>
          <table:table-cell table:style-name="ce447" table:content-validation-name="val5" table:formula="of:=VLOOKUP([.E371];[$datos.$E$2:.$G$30];2;0)" office:value-type="float" office:value="0">
            <text:p>#N/A</text:p>
          </table:table-cell>
          <table:table-cell table:style-name="ce447" table:content-validation-name="val5" table:formula="of:=VLOOKUP([.E37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61</text:p>
          </table:table-cell>
          <table:table-cell table:style-name="ce44"/>
          <table:table-cell table:style-name="ce45" table:content-validation-name="val9"/>
          <table:table-cell table:style-name="ce409" table:content-validation-name="val11"/>
          <table:table-cell table:style-name="ce447" table:content-validation-name="val5" table:formula="of:=VLOOKUP([.E372];[$datos.$E$2:.$G$30];2;0)" office:value-type="float" office:value="0">
            <text:p>#N/A</text:p>
          </table:table-cell>
          <table:table-cell table:style-name="ce447" table:content-validation-name="val5" table:formula="of:=VLOOKUP([.E37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62</text:p>
          </table:table-cell>
          <table:table-cell table:style-name="ce44"/>
          <table:table-cell table:style-name="ce45" table:content-validation-name="val9"/>
          <table:table-cell table:style-name="ce410" table:content-validation-name="val11"/>
          <table:table-cell table:style-name="ce447" table:content-validation-name="val5" table:formula="of:=VLOOKUP([.E373];[$datos.$E$2:.$G$30];2;0)" office:value-type="float" office:value="0">
            <text:p>#N/A</text:p>
          </table:table-cell>
          <table:table-cell table:style-name="ce447" table:content-validation-name="val5" table:formula="of:=VLOOKUP([.E37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63</text:p>
          </table:table-cell>
          <table:table-cell table:style-name="ce44"/>
          <table:table-cell table:style-name="ce45" table:content-validation-name="val9"/>
          <table:table-cell table:style-name="ce411" table:content-validation-name="val11"/>
          <table:table-cell table:style-name="ce447" table:content-validation-name="val5" table:formula="of:=VLOOKUP([.E374];[$datos.$E$2:.$G$30];2;0)" office:value-type="float" office:value="0">
            <text:p>#N/A</text:p>
          </table:table-cell>
          <table:table-cell table:style-name="ce447" table:content-validation-name="val5" table:formula="of:=VLOOKUP([.E37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64</text:p>
          </table:table-cell>
          <table:table-cell table:style-name="ce44"/>
          <table:table-cell table:style-name="ce45" table:content-validation-name="val9"/>
          <table:table-cell table:style-name="ce412" table:content-validation-name="val11"/>
          <table:table-cell table:style-name="ce447" table:content-validation-name="val5" table:formula="of:=VLOOKUP([.E375];[$datos.$E$2:.$G$30];2;0)" office:value-type="float" office:value="0">
            <text:p>#N/A</text:p>
          </table:table-cell>
          <table:table-cell table:style-name="ce447" table:content-validation-name="val5" table:formula="of:=VLOOKUP([.E37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65</text:p>
          </table:table-cell>
          <table:table-cell table:style-name="ce44"/>
          <table:table-cell table:style-name="ce45" table:content-validation-name="val9"/>
          <table:table-cell table:style-name="ce413" table:content-validation-name="val11"/>
          <table:table-cell table:style-name="ce447" table:content-validation-name="val5" table:formula="of:=VLOOKUP([.E376];[$datos.$E$2:.$G$30];2;0)" office:value-type="float" office:value="0">
            <text:p>#N/A</text:p>
          </table:table-cell>
          <table:table-cell table:style-name="ce447" table:content-validation-name="val5" table:formula="of:=VLOOKUP([.E37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66</text:p>
          </table:table-cell>
          <table:table-cell table:style-name="ce44"/>
          <table:table-cell table:style-name="ce45" table:content-validation-name="val9"/>
          <table:table-cell table:style-name="ce414" table:content-validation-name="val11"/>
          <table:table-cell table:style-name="ce447" table:content-validation-name="val5" table:formula="of:=VLOOKUP([.E377];[$datos.$E$2:.$G$30];2;0)" office:value-type="float" office:value="0">
            <text:p>#N/A</text:p>
          </table:table-cell>
          <table:table-cell table:style-name="ce447" table:content-validation-name="val5" table:formula="of:=VLOOKUP([.E37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67</text:p>
          </table:table-cell>
          <table:table-cell table:style-name="ce44"/>
          <table:table-cell table:style-name="ce45" table:content-validation-name="val9"/>
          <table:table-cell table:style-name="ce415" table:content-validation-name="val11"/>
          <table:table-cell table:style-name="ce447" table:content-validation-name="val5" table:formula="of:=VLOOKUP([.E378];[$datos.$E$2:.$G$30];2;0)" office:value-type="float" office:value="0">
            <text:p>#N/A</text:p>
          </table:table-cell>
          <table:table-cell table:style-name="ce447" table:content-validation-name="val5" table:formula="of:=VLOOKUP([.E37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68</text:p>
          </table:table-cell>
          <table:table-cell table:style-name="ce44"/>
          <table:table-cell table:style-name="ce45" table:content-validation-name="val9"/>
          <table:table-cell table:style-name="ce416" table:content-validation-name="val11"/>
          <table:table-cell table:style-name="ce447" table:content-validation-name="val5" table:formula="of:=VLOOKUP([.E379];[$datos.$E$2:.$G$30];2;0)" office:value-type="float" office:value="0">
            <text:p>#N/A</text:p>
          </table:table-cell>
          <table:table-cell table:style-name="ce447" table:content-validation-name="val5" table:formula="of:=VLOOKUP([.E37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69</text:p>
          </table:table-cell>
          <table:table-cell table:style-name="ce44"/>
          <table:table-cell table:style-name="ce45" table:content-validation-name="val9"/>
          <table:table-cell table:style-name="ce417" table:content-validation-name="val11"/>
          <table:table-cell table:style-name="ce447" table:content-validation-name="val5" table:formula="of:=VLOOKUP([.E380];[$datos.$E$2:.$G$30];2;0)" office:value-type="float" office:value="0">
            <text:p>#N/A</text:p>
          </table:table-cell>
          <table:table-cell table:style-name="ce447" table:content-validation-name="val5" table:formula="of:=VLOOKUP([.E38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70</text:p>
          </table:table-cell>
          <table:table-cell table:style-name="ce44"/>
          <table:table-cell table:style-name="ce45" table:content-validation-name="val9"/>
          <table:table-cell table:style-name="ce418" table:content-validation-name="val11"/>
          <table:table-cell table:style-name="ce447" table:content-validation-name="val5" table:formula="of:=VLOOKUP([.E381];[$datos.$E$2:.$G$30];2;0)" office:value-type="float" office:value="0">
            <text:p>#N/A</text:p>
          </table:table-cell>
          <table:table-cell table:style-name="ce447" table:content-validation-name="val5" table:formula="of:=VLOOKUP([.E38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71</text:p>
          </table:table-cell>
          <table:table-cell table:style-name="ce44"/>
          <table:table-cell table:style-name="ce45" table:content-validation-name="val9"/>
          <table:table-cell table:style-name="ce419" table:content-validation-name="val11"/>
          <table:table-cell table:style-name="ce447" table:content-validation-name="val5" table:formula="of:=VLOOKUP([.E382];[$datos.$E$2:.$G$30];2;0)" office:value-type="float" office:value="0">
            <text:p>#N/A</text:p>
          </table:table-cell>
          <table:table-cell table:style-name="ce447" table:content-validation-name="val5" table:formula="of:=VLOOKUP([.E38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72</text:p>
          </table:table-cell>
          <table:table-cell table:style-name="ce44"/>
          <table:table-cell table:style-name="ce45" table:content-validation-name="val9"/>
          <table:table-cell table:style-name="ce420" table:content-validation-name="val11"/>
          <table:table-cell table:style-name="ce447" table:content-validation-name="val5" table:formula="of:=VLOOKUP([.E383];[$datos.$E$2:.$G$30];2;0)" office:value-type="float" office:value="0">
            <text:p>#N/A</text:p>
          </table:table-cell>
          <table:table-cell table:style-name="ce447" table:content-validation-name="val5" table:formula="of:=VLOOKUP([.E38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73</text:p>
          </table:table-cell>
          <table:table-cell table:style-name="ce44"/>
          <table:table-cell table:style-name="ce45" table:content-validation-name="val9"/>
          <table:table-cell table:style-name="ce421" table:content-validation-name="val11"/>
          <table:table-cell table:style-name="ce447" table:content-validation-name="val5" table:formula="of:=VLOOKUP([.E384];[$datos.$E$2:.$G$30];2;0)" office:value-type="float" office:value="0">
            <text:p>#N/A</text:p>
          </table:table-cell>
          <table:table-cell table:style-name="ce447" table:content-validation-name="val5" table:formula="of:=VLOOKUP([.E38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74</text:p>
          </table:table-cell>
          <table:table-cell table:style-name="ce44"/>
          <table:table-cell table:style-name="ce45" table:content-validation-name="val9"/>
          <table:table-cell table:style-name="ce422" table:content-validation-name="val11"/>
          <table:table-cell table:style-name="ce447" table:content-validation-name="val5" table:formula="of:=VLOOKUP([.E385];[$datos.$E$2:.$G$30];2;0)" office:value-type="float" office:value="0">
            <text:p>#N/A</text:p>
          </table:table-cell>
          <table:table-cell table:style-name="ce447" table:content-validation-name="val5" table:formula="of:=VLOOKUP([.E38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75</text:p>
          </table:table-cell>
          <table:table-cell table:style-name="ce44"/>
          <table:table-cell table:style-name="ce45" table:content-validation-name="val9"/>
          <table:table-cell table:style-name="ce423" table:content-validation-name="val11"/>
          <table:table-cell table:style-name="ce447" table:content-validation-name="val5" table:formula="of:=VLOOKUP([.E386];[$datos.$E$2:.$G$30];2;0)" office:value-type="float" office:value="0">
            <text:p>#N/A</text:p>
          </table:table-cell>
          <table:table-cell table:style-name="ce447" table:content-validation-name="val5" table:formula="of:=VLOOKUP([.E38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76</text:p>
          </table:table-cell>
          <table:table-cell table:style-name="ce44"/>
          <table:table-cell table:style-name="ce45" table:content-validation-name="val9"/>
          <table:table-cell table:style-name="ce424" table:content-validation-name="val11"/>
          <table:table-cell table:style-name="ce447" table:content-validation-name="val5" table:formula="of:=VLOOKUP([.E387];[$datos.$E$2:.$G$30];2;0)" office:value-type="float" office:value="0">
            <text:p>#N/A</text:p>
          </table:table-cell>
          <table:table-cell table:style-name="ce447" table:content-validation-name="val5" table:formula="of:=VLOOKUP([.E38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77</text:p>
          </table:table-cell>
          <table:table-cell table:style-name="ce44"/>
          <table:table-cell table:style-name="ce45" table:content-validation-name="val9"/>
          <table:table-cell table:style-name="ce425" table:content-validation-name="val11"/>
          <table:table-cell table:style-name="ce447" table:content-validation-name="val5" table:formula="of:=VLOOKUP([.E388];[$datos.$E$2:.$G$30];2;0)" office:value-type="float" office:value="0">
            <text:p>#N/A</text:p>
          </table:table-cell>
          <table:table-cell table:style-name="ce447" table:content-validation-name="val5" table:formula="of:=VLOOKUP([.E38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78</text:p>
          </table:table-cell>
          <table:table-cell table:style-name="ce44"/>
          <table:table-cell table:style-name="ce45" table:content-validation-name="val9"/>
          <table:table-cell table:style-name="ce426" table:content-validation-name="val11"/>
          <table:table-cell table:style-name="ce447" table:content-validation-name="val5" table:formula="of:=VLOOKUP([.E389];[$datos.$E$2:.$G$30];2;0)" office:value-type="float" office:value="0">
            <text:p>#N/A</text:p>
          </table:table-cell>
          <table:table-cell table:style-name="ce447" table:content-validation-name="val5" table:formula="of:=VLOOKUP([.E38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79</text:p>
          </table:table-cell>
          <table:table-cell table:style-name="ce44"/>
          <table:table-cell table:style-name="ce45" table:content-validation-name="val9"/>
          <table:table-cell table:style-name="ce427" table:content-validation-name="val11"/>
          <table:table-cell table:style-name="ce447" table:content-validation-name="val5" table:formula="of:=VLOOKUP([.E390];[$datos.$E$2:.$G$30];2;0)" office:value-type="float" office:value="0">
            <text:p>#N/A</text:p>
          </table:table-cell>
          <table:table-cell table:style-name="ce447" table:content-validation-name="val5" table:formula="of:=VLOOKUP([.E39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80</text:p>
          </table:table-cell>
          <table:table-cell table:style-name="ce44"/>
          <table:table-cell table:style-name="ce45" table:content-validation-name="val9"/>
          <table:table-cell table:style-name="ce428" table:content-validation-name="val11"/>
          <table:table-cell table:style-name="ce447" table:content-validation-name="val5" table:formula="of:=VLOOKUP([.E391];[$datos.$E$2:.$G$30];2;0)" office:value-type="float" office:value="0">
            <text:p>#N/A</text:p>
          </table:table-cell>
          <table:table-cell table:style-name="ce447" table:content-validation-name="val5" table:formula="of:=VLOOKUP([.E39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81</text:p>
          </table:table-cell>
          <table:table-cell table:style-name="ce44"/>
          <table:table-cell table:style-name="ce45" table:content-validation-name="val9"/>
          <table:table-cell table:style-name="ce429" table:content-validation-name="val11"/>
          <table:table-cell table:style-name="ce447" table:content-validation-name="val5" table:formula="of:=VLOOKUP([.E392];[$datos.$E$2:.$G$30];2;0)" office:value-type="float" office:value="0">
            <text:p>#N/A</text:p>
          </table:table-cell>
          <table:table-cell table:style-name="ce447" table:content-validation-name="val5" table:formula="of:=VLOOKUP([.E39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82</text:p>
          </table:table-cell>
          <table:table-cell table:style-name="ce44"/>
          <table:table-cell table:style-name="ce45" table:content-validation-name="val9"/>
          <table:table-cell table:style-name="ce430" table:content-validation-name="val11"/>
          <table:table-cell table:style-name="ce447" table:content-validation-name="val5" table:formula="of:=VLOOKUP([.E393];[$datos.$E$2:.$G$30];2;0)" office:value-type="float" office:value="0">
            <text:p>#N/A</text:p>
          </table:table-cell>
          <table:table-cell table:style-name="ce447" table:content-validation-name="val5" table:formula="of:=VLOOKUP([.E39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83</text:p>
          </table:table-cell>
          <table:table-cell table:style-name="ce44"/>
          <table:table-cell table:style-name="ce45" table:content-validation-name="val9"/>
          <table:table-cell table:style-name="ce431" table:content-validation-name="val11"/>
          <table:table-cell table:style-name="ce447" table:content-validation-name="val5" table:formula="of:=VLOOKUP([.E394];[$datos.$E$2:.$G$30];2;0)" office:value-type="float" office:value="0">
            <text:p>#N/A</text:p>
          </table:table-cell>
          <table:table-cell table:style-name="ce447" table:content-validation-name="val5" table:formula="of:=VLOOKUP([.E39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84</text:p>
          </table:table-cell>
          <table:table-cell table:style-name="ce44"/>
          <table:table-cell table:style-name="ce45" table:content-validation-name="val9"/>
          <table:table-cell table:style-name="ce432" table:content-validation-name="val11"/>
          <table:table-cell table:style-name="ce447" table:content-validation-name="val5" table:formula="of:=VLOOKUP([.E395];[$datos.$E$2:.$G$30];2;0)" office:value-type="float" office:value="0">
            <text:p>#N/A</text:p>
          </table:table-cell>
          <table:table-cell table:style-name="ce447" table:content-validation-name="val5" table:formula="of:=VLOOKUP([.E39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85</text:p>
          </table:table-cell>
          <table:table-cell table:style-name="ce44"/>
          <table:table-cell table:style-name="ce45" table:content-validation-name="val9"/>
          <table:table-cell table:style-name="ce433" table:content-validation-name="val11"/>
          <table:table-cell table:style-name="ce447" table:content-validation-name="val5" table:formula="of:=VLOOKUP([.E396];[$datos.$E$2:.$G$30];2;0)" office:value-type="float" office:value="0">
            <text:p>#N/A</text:p>
          </table:table-cell>
          <table:table-cell table:style-name="ce447" table:content-validation-name="val5" table:formula="of:=VLOOKUP([.E39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86</text:p>
          </table:table-cell>
          <table:table-cell table:style-name="ce44"/>
          <table:table-cell table:style-name="ce45" table:content-validation-name="val9"/>
          <table:table-cell table:style-name="ce434" table:content-validation-name="val11"/>
          <table:table-cell table:style-name="ce447" table:content-validation-name="val5" table:formula="of:=VLOOKUP([.E397];[$datos.$E$2:.$G$30];2;0)" office:value-type="float" office:value="0">
            <text:p>#N/A</text:p>
          </table:table-cell>
          <table:table-cell table:style-name="ce447" table:content-validation-name="val5" table:formula="of:=VLOOKUP([.E39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87</text:p>
          </table:table-cell>
          <table:table-cell table:style-name="ce44"/>
          <table:table-cell table:style-name="ce45" table:content-validation-name="val9"/>
          <table:table-cell table:style-name="ce435" table:content-validation-name="val11"/>
          <table:table-cell table:style-name="ce447" table:content-validation-name="val5" table:formula="of:=VLOOKUP([.E398];[$datos.$E$2:.$G$30];2;0)" office:value-type="float" office:value="0">
            <text:p>#N/A</text:p>
          </table:table-cell>
          <table:table-cell table:style-name="ce447" table:content-validation-name="val5" table:formula="of:=VLOOKUP([.E39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88</text:p>
          </table:table-cell>
          <table:table-cell table:style-name="ce44"/>
          <table:table-cell table:style-name="ce45" table:content-validation-name="val9"/>
          <table:table-cell table:style-name="ce436" table:content-validation-name="val11"/>
          <table:table-cell table:style-name="ce447" table:content-validation-name="val5" table:formula="of:=VLOOKUP([.E399];[$datos.$E$2:.$G$30];2;0)" office:value-type="float" office:value="0">
            <text:p>#N/A</text:p>
          </table:table-cell>
          <table:table-cell table:style-name="ce447" table:content-validation-name="val5" table:formula="of:=VLOOKUP([.E399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89</text:p>
          </table:table-cell>
          <table:table-cell table:style-name="ce44"/>
          <table:table-cell table:style-name="ce45" table:content-validation-name="val9"/>
          <table:table-cell table:style-name="ce437" table:content-validation-name="val11"/>
          <table:table-cell table:style-name="ce447" table:content-validation-name="val5" table:formula="of:=VLOOKUP([.E400];[$datos.$E$2:.$G$30];2;0)" office:value-type="float" office:value="0">
            <text:p>#N/A</text:p>
          </table:table-cell>
          <table:table-cell table:style-name="ce447" table:content-validation-name="val5" table:formula="of:=VLOOKUP([.E400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90</text:p>
          </table:table-cell>
          <table:table-cell table:style-name="ce44"/>
          <table:table-cell table:style-name="ce45" table:content-validation-name="val9"/>
          <table:table-cell table:style-name="ce438" table:content-validation-name="val11"/>
          <table:table-cell table:style-name="ce447" table:content-validation-name="val5" table:formula="of:=VLOOKUP([.E401];[$datos.$E$2:.$G$30];2;0)" office:value-type="float" office:value="0">
            <text:p>#N/A</text:p>
          </table:table-cell>
          <table:table-cell table:style-name="ce447" table:content-validation-name="val5" table:formula="of:=VLOOKUP([.E401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91</text:p>
          </table:table-cell>
          <table:table-cell table:style-name="ce44"/>
          <table:table-cell table:style-name="ce45" table:content-validation-name="val9"/>
          <table:table-cell table:style-name="ce439" table:content-validation-name="val11"/>
          <table:table-cell table:style-name="ce447" table:content-validation-name="val5" table:formula="of:=VLOOKUP([.E402];[$datos.$E$2:.$G$30];2;0)" office:value-type="float" office:value="0">
            <text:p>#N/A</text:p>
          </table:table-cell>
          <table:table-cell table:style-name="ce447" table:content-validation-name="val5" table:formula="of:=VLOOKUP([.E402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92</text:p>
          </table:table-cell>
          <table:table-cell table:style-name="ce44"/>
          <table:table-cell table:style-name="ce45" table:content-validation-name="val9"/>
          <table:table-cell table:style-name="ce440" table:content-validation-name="val11"/>
          <table:table-cell table:style-name="ce447" table:content-validation-name="val5" table:formula="of:=VLOOKUP([.E403];[$datos.$E$2:.$G$30];2;0)" office:value-type="float" office:value="0">
            <text:p>#N/A</text:p>
          </table:table-cell>
          <table:table-cell table:style-name="ce447" table:content-validation-name="val5" table:formula="of:=VLOOKUP([.E403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93</text:p>
          </table:table-cell>
          <table:table-cell table:style-name="ce44"/>
          <table:table-cell table:style-name="ce45" table:content-validation-name="val9"/>
          <table:table-cell table:style-name="ce441" table:content-validation-name="val11"/>
          <table:table-cell table:style-name="ce447" table:content-validation-name="val5" table:formula="of:=VLOOKUP([.E404];[$datos.$E$2:.$G$30];2;0)" office:value-type="float" office:value="0">
            <text:p>#N/A</text:p>
          </table:table-cell>
          <table:table-cell table:style-name="ce447" table:content-validation-name="val5" table:formula="of:=VLOOKUP([.E404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94</text:p>
          </table:table-cell>
          <table:table-cell table:style-name="ce44"/>
          <table:table-cell table:style-name="ce45" table:content-validation-name="val9"/>
          <table:table-cell table:style-name="ce442" table:content-validation-name="val11"/>
          <table:table-cell table:style-name="ce447" table:content-validation-name="val5" table:formula="of:=VLOOKUP([.E405];[$datos.$E$2:.$G$30];2;0)" office:value-type="float" office:value="0">
            <text:p>#N/A</text:p>
          </table:table-cell>
          <table:table-cell table:style-name="ce447" table:content-validation-name="val5" table:formula="of:=VLOOKUP([.E405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95</text:p>
          </table:table-cell>
          <table:table-cell table:style-name="ce44"/>
          <table:table-cell table:style-name="ce45" table:content-validation-name="val9"/>
          <table:table-cell table:style-name="ce443" table:content-validation-name="val11"/>
          <table:table-cell table:style-name="ce447" table:content-validation-name="val5" table:formula="of:=VLOOKUP([.E406];[$datos.$E$2:.$G$30];2;0)" office:value-type="float" office:value="0">
            <text:p>#N/A</text:p>
          </table:table-cell>
          <table:table-cell table:style-name="ce447" table:content-validation-name="val5" table:formula="of:=VLOOKUP([.E406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96</text:p>
          </table:table-cell>
          <table:table-cell table:style-name="ce44"/>
          <table:table-cell table:style-name="ce45" table:content-validation-name="val9"/>
          <table:table-cell table:style-name="ce444" table:content-validation-name="val11"/>
          <table:table-cell table:style-name="ce447" table:content-validation-name="val5" table:formula="of:=VLOOKUP([.E407];[$datos.$E$2:.$G$30];2;0)" office:value-type="float" office:value="0">
            <text:p>#N/A</text:p>
          </table:table-cell>
          <table:table-cell table:style-name="ce447" table:content-validation-name="val5" table:formula="of:=VLOOKUP([.E407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>
          <table:table-cell/>
          <table:table-cell table:style-name="ce8" office:value-type="string">
            <text:p>BD_397</text:p>
          </table:table-cell>
          <table:table-cell table:style-name="ce44"/>
          <table:table-cell table:style-name="ce45" table:content-validation-name="val9"/>
          <table:table-cell table:style-name="ce445" table:content-validation-name="val11"/>
          <table:table-cell table:style-name="ce447" table:content-validation-name="val5" table:formula="of:=VLOOKUP([.E408];[$datos.$E$2:.$G$30];2;0)" office:value-type="float" office:value="0">
            <text:p>#N/A</text:p>
          </table:table-cell>
          <table:table-cell table:style-name="ce447" table:content-validation-name="val5" table:formula="of:=VLOOKUP([.E408];[$datos.$E$2:.$G$30];3;0)" office:value-type="float" office:value="0">
            <text:p>#N/A</text:p>
          </table:table-cell>
          <table:table-cell table:style-name="ce44" table:content-validation-name="val4"/>
          <table:table-cell table:style-name="ce38" table:content-validation-name="val13"/>
          <table:table-cell table:style-name="ce38" table:content-validation-name="val15"/>
          <table:table-cell table:style-name="ce44" table:number-columns-repeated="2"/>
          <table:table-cell table:style-name="ce38" table:content-validation-name="val16"/>
          <table:table-cell table:style-name="ce38" table:content-validation-name="val17"/>
          <table:table-cell table:style-name="ce38" table:content-validation-name="val18"/>
          <table:table-cell table:style-name="ce449" table:content-validation-name="val19"/>
          <table:table-cell table:style-name="ce38" table:content-validation-name="val20"/>
          <table:table-cell table:style-name="ce449" table:content-validation-name="val12"/>
          <table:table-cell table:style-name="ce44" table:content-validation-name="val21"/>
          <table:table-cell table:style-name="ce44" table:content-validation-name="val14"/>
          <table:table-cell table:style-name="ce44"/>
          <table:table-cell table:style-name="ce449" table:number-columns-repeated="2"/>
          <table:table-cell table:style-name="ce11"/>
          <table:table-cell table:number-columns-repeated="1000"/>
        </table:table-row>
        <table:table-row table:style-name="ro19" table:number-rows-repeated="271">
          <table:table-cell table:number-columns-repeated="2"/>
          <table:table-cell table:content-validation-name="val8" table:number-columns-repeated="2"/>
          <table:table-cell table:number-columns-repeated="3"/>
          <table:table-cell table:content-validation-name="val12"/>
          <table:table-cell table:content-validation-name="val14"/>
          <table:table-cell table:style-name="ce9"/>
          <table:table-cell table:content-validation-name="val8" table:number-columns-repeated="2"/>
          <table:table-cell table:style-name="ce1"/>
          <table:table-cell table:style-name="ce9"/>
          <table:table-cell table:style-name="ce1" table:number-columns-repeated="2"/>
          <table:table-cell table:number-columns-repeated="2"/>
          <table:table-cell table:content-validation-name="val19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19" table:number-rows-repeated="131">
          <table:table-cell table:number-columns-repeated="2"/>
          <table:table-cell table:content-validation-name="val8" table:number-columns-repeated="2"/>
          <table:table-cell table:number-columns-repeated="3"/>
          <table:table-cell table:content-validation-name="val12"/>
          <table:table-cell table:content-validation-name="val14"/>
          <table:table-cell table:style-name="ce9"/>
          <table:table-cell table:content-validation-name="val8" table:number-columns-repeated="2"/>
          <table:table-cell/>
          <table:table-cell table:style-name="ce9"/>
          <table:table-cell/>
          <table:table-cell table:content-validation-name="val19"/>
          <table:table-cell table:number-columns-repeated="2"/>
          <table:table-cell table:content-validation-name="val19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19" table:number-rows-repeated="1047765">
          <table:table-cell table:number-columns-repeated="7"/>
          <table:table-cell table:content-validation-name="val4"/>
          <table:table-cell/>
          <table:table-cell table:content-validation-name="val6"/>
          <table:table-cell table:number-columns-repeated="3"/>
          <table:table-cell table:content-validation-name="val6"/>
          <table:table-cell/>
          <table:table-cell table:content-validation-name="val19"/>
          <table:table-cell/>
          <table:table-cell table:content-validation-name="val12"/>
          <table:table-cell/>
          <table:table-cell table:content-validation-name="val14"/>
          <table:table-cell table:number-columns-repeated="1004"/>
        </table:table-row>
        <table:table-row table:style-name="ro11">
          <table:table-cell table:number-columns-repeated="7"/>
          <table:table-cell table:content-validation-name="val4"/>
          <table:table-cell/>
          <table:table-cell table:content-validation-name="val6"/>
          <table:table-cell table:number-columns-repeated="3"/>
          <table:table-cell table:content-validation-name="val6"/>
          <table:table-cell/>
          <table:table-cell table:content-validation-name="val19"/>
          <table:table-cell/>
          <table:table-cell table:content-validation-name="val12"/>
          <table:table-cell/>
          <table:table-cell table:content-validation-name="val14"/>
          <table:table-cell table:number-columns-repeated="1004"/>
        </table:table-row>
      </table:table>
      <table:table table:name="Oracle Weblogic" table:style-name="ta2" table:print="false">
        <office:forms form:automatic-focus="false" form:apply-design-mode="false"/>
        <table:table-column table:style-name="co1" table:default-cell-style-name="Default"/>
        <table:table-column table:style-name="co43" table:default-cell-style-name="ce9"/>
        <table:table-column table:style-name="co44" table:default-cell-style-name="ce9"/>
        <table:table-column table:style-name="co45" table:default-cell-style-name="ce9"/>
        <table:table-column table:style-name="co46" table:default-cell-style-name="ce9"/>
        <table:table-column table:style-name="co47" table:default-cell-style-name="ce9"/>
        <table:table-column table:style-name="co48" table:default-cell-style-name="ce9"/>
        <table:table-column table:style-name="co49" table:default-cell-style-name="ce9"/>
        <table:table-column table:style-name="co50" table:number-columns-repeated="2" table:default-cell-style-name="ce9"/>
        <table:table-column table:style-name="co30" table:default-cell-style-name="ce31"/>
        <table:table-column table:style-name="co51" table:default-cell-style-name="ce9"/>
        <table:table-column table:style-name="co48" table:default-cell-style-name="ce9"/>
        <table:table-column table:style-name="co52" table:default-cell-style-name="ce9"/>
        <table:table-column table:style-name="co53" table:default-cell-style-name="ce9"/>
        <table:table-column table:style-name="co54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58" table:default-cell-style-name="ce9"/>
        <table:table-column table:style-name="co21" table:number-columns-repeated="994" table:default-cell-style-name="ce9"/>
        <table:table-column table:style-name="co21" table:number-columns-repeated="3" table:default-cell-style-name="ce1"/>
        <table:table-column table:style-name="co21" table:number-columns-repeated="7" table:default-cell-style-name="Default"/>
        <table:table-row table:style-name="ro11">
          <table:table-cell/>
          <table:table-cell table:style-name="ce3"/>
          <table:table-cell table:style-name="ce450" table:number-columns-repeated="5"/>
          <table:table-cell table:style-name="ce2"/>
          <table:table-cell table:style-name="ce454" table:number-columns-repeated="2"/>
          <table:table-cell table:style-name="ce39" table:number-columns-repeated="2"/>
          <table:table-cell table:style-name="ce2" table:number-columns-repeated="2"/>
          <table:table-cell table:style-name="ce450" table:number-columns-repeated="3"/>
          <table:table-cell table:style-name="ce454" table:number-columns-repeated="5"/>
          <table:table-cell table:style-name="ce462"/>
          <table:table-cell table:style-name="ce463" table:number-columns-repeated="982"/>
          <table:table-cell table:style-name="ce454" table:number-columns-repeated="18"/>
          <table:table-cell/>
        </table:table-row>
        <table:table-row table:style-name="ro20">
          <table:table-cell/>
          <table:table-cell table:style-name="ce4" office:value-type="string" table:number-columns-spanned="9" table:number-rows-spanned="1">
            <text:p>Incluir aquí la relación de despliegues de servidores de aplicaciones Oracle Weblogic y sus características</text:p>
          </table:table-cell>
          <table:covered-table-cell table:style-name="Default"/>
          <table:covered-table-cell table:style-name="ce450"/>
          <table:covered-table-cell table:style-name="ce450"/>
          <table:covered-table-cell table:style-name="ce450"/>
          <table:covered-table-cell table:style-name="ce450"/>
          <table:covered-table-cell table:style-name="ce2"/>
          <table:covered-table-cell table:style-name="ce454"/>
          <table:covered-table-cell table:style-name="ce454"/>
          <table:table-cell table:style-name="ce39" table:number-columns-repeated="2"/>
          <table:table-cell table:style-name="ce2" table:number-columns-repeated="2"/>
          <table:table-cell table:style-name="ce450" table:number-columns-repeated="3"/>
          <table:table-cell table:style-name="ce454" table:number-columns-repeated="5"/>
          <table:table-cell table:style-name="ce462"/>
          <table:table-cell table:style-name="ce463" table:number-columns-repeated="982"/>
          <table:table-cell table:style-name="ce454" table:number-columns-repeated="18"/>
          <table:table-cell/>
        </table:table-row>
        <table:table-row table:style-name="ro8">
          <table:table-cell/>
          <table:table-cell table:style-name="ce3"/>
          <table:table-cell table:style-name="ce451"/>
          <table:table-cell table:style-name="ce450" table:number-columns-repeated="4"/>
          <table:table-cell table:style-name="ce2"/>
          <table:table-cell table:style-name="ce454" table:number-columns-repeated="2"/>
          <table:table-cell table:style-name="ce39" table:number-columns-repeated="2"/>
          <table:table-cell table:style-name="ce2" table:number-columns-repeated="2"/>
          <table:table-cell table:style-name="ce450" table:number-columns-repeated="3"/>
          <table:table-cell table:style-name="ce454" table:number-columns-repeated="5"/>
          <table:table-cell table:style-name="ce462"/>
          <table:table-cell table:style-name="ce463" table:number-columns-repeated="982"/>
          <table:table-cell table:style-name="ce454" table:number-columns-repeated="18"/>
          <table:table-cell/>
        </table:table-row>
        <table:table-row table:style-name="ro21">
          <table:table-cell/>
          <table:table-cell table:style-name="ce32" table:number-columns-spanned="7" table:number-rows-spanned="1"/>
          <table:covered-table-cell table:style-name="ce450"/>
          <table:covered-table-cell table:style-name="ce33" office:value-type="string">
            <text:p>Producto y versión</text:p>
          </table:covered-table-cell>
          <table:covered-table-cell table:style-name="ce450"/>
          <table:covered-table-cell table:style-name="ce450"/>
          <table:covered-table-cell table:style-name="ce450"/>
          <table:covered-table-cell table:style-name="ce2"/>
          <table:table-cell table:style-name="ce455" office:value-type="string" table:number-columns-spanned="2" table:number-rows-spanned="1">
            <text:p>Infraestructura de Alta Disponibilidad/Balanceo</text:p>
          </table:table-cell>
          <table:covered-table-cell table:style-name="ce454"/>
          <table:table-cell table:style-name="ce448"/>
          <table:table-cell table:style-name="ce33" office:value-type="string" table:number-columns-spanned="3" table:number-rows-spanned="1">
            <text:p>Forms y Reports</text:p>
          </table:table-cell>
          <table:covered-table-cell table:style-name="ce2"/>
          <table:covered-table-cell table:style-name="ce2"/>
          <table:table-cell table:style-name="ce456" table:number-columns-repeated="3"/>
          <table:table-cell table:style-name="ce33" office:value-type="string" table:number-columns-spanned="2" table:number-rows-spanned="1">
            <text:p>Servicio TI de Negocio</text:p>
          </table:table-cell>
          <table:covered-table-cell table:style-name="ce454"/>
          <table:table-cell table:style-name="ce459"/>
          <table:table-cell table:style-name="ce454" table:number-columns-repeated="2"/>
          <table:table-cell table:style-name="ce462"/>
          <table:table-cell table:style-name="ce463" table:number-columns-repeated="982"/>
          <table:table-cell table:style-name="ce454" table:number-columns-repeated="18"/>
          <table:table-cell/>
        </table:table-row>
        <table:table-row table:style-name="ro22">
          <table:table-cell/>
          <table:table-cell table:style-name="ce6" office:value-type="string">
            <text:p>ID</text:p>
          </table:table-cell>
          <table:table-cell table:style-name="ce6" office:value-type="string">
            <office:annotation draw:style-name="gr1" draw:text-style-name="P1" svg:width="2.899cm" svg:height="3.817cm" svg:x="8.156cm" svg:y="2.534cm" draw:caption-point-x="-0.61cm" draw:caption-point-y="0.018cm">
              <dc:date>2015-02-27T00:00:00</dc:date>
              <text:p text:style-name="P1"><text:span text:style-name="T1">Insertar el identificador (columna A) del servidor o servidores donde está desplegada la instancia</text:span></text:p>
            </office:annotation>
            <text:p>Servidor/es</text:p>
          </table:table-cell>
          <table:table-cell table:style-name="ce33" office:value-type="string">
            <text:p>Producto y versión</text:p>
          </table:table-cell>
          <table:table-cell table:style-name="ce33" office:value-type="string">
            <text:p>Producto</text:p>
          </table:table-cell>
          <table:table-cell table:style-name="ce33" office:value-type="string">
            <text:p>Versión Base</text:p>
          </table:table-cell>
          <table:table-cell table:style-name="ce33" office:value-type="string">
            <text:p>Versión Parche</text:p>
          </table:table-cell>
          <table:table-cell table:style-name="ce33" office:value-type="string">
            <text:p>Entorno</text:p>
          </table:table-cell>
          <table:table-cell table:style-name="ce33" office:value-type="string">
            <office:annotation draw:style-name="gr3" draw:text-style-name="P1" svg:width="8.196cm" svg:height="2.461cm" svg:x="30.242cm" svg:y="1.185cm" draw:caption-point-x="-0.61cm" draw:caption-point-y="1.367cm">
              <dc:date>2015-03-12T00:00:00</dc:date>
              <text:p text:style-name="P1"><text:span text:style-name="T1">Insertar identificador/es (columna B) de otras instancias de servidor de aplicaciones Oracle Weblogic relacionados (ej: soluciones de alta disponibilidad, cluster, etc.)</text:span></text:p>
            </office:annotation>
            <text:p>ID Instancias OWL relacionadas</text:p>
          </table:table-cell>
          <table:table-cell table:style-name="ce33" office:value-type="string">
            <text:p>Nombre de Cluster/Dominio</text:p>
          </table:table-cell>
          <table:table-cell table:style-name="ce6" office:value-type="string">
            <text:p>Activo/Pasivo</text:p>
          </table:table-cell>
          <table:table-cell table:style-name="ce33" office:value-type="string">
            <text:p>Forms y Reports</text:p>
          </table:table-cell>
          <table:table-cell table:style-name="ce33" office:value-type="string">
            <text:p>Versión Base</text:p>
          </table:table-cell>
          <table:table-cell table:style-name="ce33" office:value-type="string">
            <text:p>Versión Parche</text:p>
          </table:table-cell>
          <table:table-cell table:style-name="ce33" office:value-type="string">
            <text:p>Criticidad</text:p>
          </table:table-cell>
          <table:table-cell table:style-name="ce33" office:value-type="string">
            <text:p>Disponibilidad</text:p>
          </table:table-cell>
          <table:table-cell table:style-name="ce33" office:value-type="string">
            <text:p>Periodo de Alta Carga</text:p>
          </table:table-cell>
          <table:table-cell table:style-name="ce33" office:value-type="string">
            <text:p>Nombre_Servicio_TI_de_Negocio <text:s/>(Aplicación Soportada)</text:p>
          </table:table-cell>
          <table:table-cell table:style-name="ce33" office:value-type="string">
            <text:p>Descripcion_Servicio_TI_de_Negocio <text:s/></text:p>
          </table:table-cell>
          <table:table-cell table:style-name="ce33" office:value-type="string">
            <text:p>Observaciones del Servidor de Aplicaciones</text:p>
          </table:table-cell>
          <table:table-cell table:style-name="ce460" table:number-columns-repeated="993"/>
          <table:table-cell table:style-name="ce1"/>
          <table:table-cell table:number-columns-repeated="10"/>
        </table:table-row>
        <table:table-row table:style-name="ro23">
          <table:table-cell table:style-name="ce41"/>
          <table:table-cell table:style-name="ce7" office:value-type="string">
            <text:p>WL_EJ01</text:p>
          </table:table-cell>
          <table:table-cell table:style-name="ce14" table:content-validation-name="val22" office:value-type="string">
            <text:p>Servidor_7</text:p>
          </table:table-cell>
          <table:table-cell table:style-name="ce14" table:content-validation-name="val23" office:value-type="string">
            <text:p>Oracle WebLogic Server 10.3.6</text:p>
          </table:table-cell>
          <table:table-cell table:style-name="ce453" table:formula="of:=VLOOKUP([.D6];[$datos.$H$2:.$K$30];2;0)" office:value-type="string" office:string-value="Oracle WebLogic Server">
            <text:p>Oracle WebLogic Server</text:p>
          </table:table-cell>
          <table:table-cell table:style-name="ce453" table:formula="of:=VLOOKUP([.D6];[$datos.$H$2:.$K$30];3;0)" office:value-type="string" office:string-value="10.3">
            <text:p>10.3</text:p>
          </table:table-cell>
          <table:table-cell table:style-name="ce453" table:formula="of:=VLOOKUP([.D6];[$datos.$H$2:.$K$30];4;0)" office:value-type="string" office:string-value="6.x">
            <text:p>6.x</text:p>
          </table:table-cell>
          <table:table-cell table:style-name="ce42" table:content-validation-name="val4" office:value-type="string">
            <text:p>PRODUCCIÓN</text:p>
          </table:table-cell>
          <table:table-cell table:style-name="ce7" office:value-type="string">
            <text:p>WL_EJ02</text:p>
          </table:table-cell>
          <table:table-cell table:style-name="ce14" office:value-type="string">
            <text:p>CLT</text:p>
          </table:table-cell>
          <table:table-cell table:style-name="ce14" table:content-validation-name="val17" office:value-type="string">
            <text:p>Activo</text:p>
          </table:table-cell>
          <table:table-cell table:style-name="ce14" table:content-validation-name="val24" office:value-type="string">
            <text:p>Oracle Forms and Reports 11gR2 (11.1.2.2.0)</text:p>
          </table:table-cell>
          <table:table-cell table:style-name="ce453" table:formula="of:=VLOOKUP([.L6];[$datos.$W$2:.$Y$30];2;0)" office:value-type="string" office:string-value="11.1">
            <text:p>11.1</text:p>
          </table:table-cell>
          <table:table-cell table:style-name="ce453" table:formula="of:=VLOOKUP([.L6];[$datos.$W$2:.$Y$30];3;0)" office:value-type="string" office:string-value="2.2.0">
            <text:p>2.2.0</text:p>
          </table:table-cell>
          <table:table-cell table:style-name="ce42" table:content-validation-name="val21" office:value-type="string">
            <text:p>ALTA </text:p>
          </table:table-cell>
          <table:table-cell table:style-name="ce42" table:content-validation-name="val14" office:value-type="string">
            <text:p>24x7</text:p>
          </table:table-cell>
          <table:table-cell table:style-name="ce42" office:value-type="string">
            <text:p>TODO EL AÑO</text:p>
          </table:table-cell>
          <table:table-cell table:style-name="ce10" office:value-type="string">
            <text:p>Sistema de Gestión Integral</text:p>
          </table:table-cell>
          <table:table-cell table:style-name="ce42" office:value-type="string">
            <text:p>--</text:p>
          </table:table-cell>
          <table:table-cell table:style-name="ce42" office:value-type="string">
            <text:p>--</text:p>
          </table:table-cell>
          <table:table-cell table:style-name="ce461" table:number-columns-repeated="993"/>
          <table:table-cell table:style-name="ce2" table:number-columns-repeated="4"/>
          <table:table-cell table:style-name="ce41" table:number-columns-repeated="7"/>
        </table:table-row>
        <table:table-row table:style-name="ro23">
          <table:table-cell table:style-name="ce41"/>
          <table:table-cell table:style-name="ce7" office:value-type="string">
            <text:p>WL_EJ02</text:p>
          </table:table-cell>
          <table:table-cell table:style-name="ce14" table:content-validation-name="val22" office:value-type="string">
            <text:p>Servidor_8</text:p>
          </table:table-cell>
          <table:table-cell table:style-name="ce14" table:content-validation-name="val23" office:value-type="string">
            <text:p>Oracle WebLogic Server 10.3.6</text:p>
          </table:table-cell>
          <table:table-cell table:style-name="ce453" table:formula="of:=VLOOKUP([.D7];[$datos.$H$2:.$K$30];2;0)" office:value-type="string" office:string-value="Oracle WebLogic Server">
            <text:p>Oracle WebLogic Server</text:p>
          </table:table-cell>
          <table:table-cell table:style-name="ce453" table:formula="of:=VLOOKUP([.D7];[$datos.$H$2:.$K$30];3;0)" office:value-type="string" office:string-value="10.3">
            <text:p>10.3</text:p>
          </table:table-cell>
          <table:table-cell table:style-name="ce453" table:formula="of:=VLOOKUP([.D7];[$datos.$H$2:.$K$30];4;0)" office:value-type="string" office:string-value="6.x">
            <text:p>6.x</text:p>
          </table:table-cell>
          <table:table-cell table:style-name="ce42" table:content-validation-name="val4" office:value-type="string">
            <text:p>PRODUCCIÓN</text:p>
          </table:table-cell>
          <table:table-cell table:style-name="ce7" office:value-type="string">
            <text:p>WL_EJ01</text:p>
          </table:table-cell>
          <table:table-cell table:style-name="ce14" office:value-type="string">
            <text:p>CLT</text:p>
          </table:table-cell>
          <table:table-cell table:style-name="ce14" table:content-validation-name="val17" office:value-type="string">
            <text:p>Activo</text:p>
          </table:table-cell>
          <table:table-cell table:style-name="ce14" table:content-validation-name="val24" office:value-type="string">
            <text:p>Oracle Forms and Reports 11gR2 (11.1.2.2.0)</text:p>
          </table:table-cell>
          <table:table-cell table:style-name="ce453" table:formula="of:=VLOOKUP([.L7];[$datos.$W$2:.$Y$30];2;0)" office:value-type="string" office:string-value="11.1">
            <text:p>11.1</text:p>
          </table:table-cell>
          <table:table-cell table:style-name="ce453" table:formula="of:=VLOOKUP([.L7];[$datos.$W$2:.$Y$30];3;0)" office:value-type="string" office:string-value="2.2.0">
            <text:p>2.2.0</text:p>
          </table:table-cell>
          <table:table-cell table:style-name="ce42" table:content-validation-name="val21" office:value-type="string">
            <text:p>ALTA </text:p>
          </table:table-cell>
          <table:table-cell table:style-name="ce42" table:content-validation-name="val14" office:value-type="string">
            <text:p>24x7</text:p>
          </table:table-cell>
          <table:table-cell table:style-name="ce42" office:value-type="string">
            <text:p>TODO EL AÑO</text:p>
          </table:table-cell>
          <table:table-cell table:style-name="ce10" office:value-type="string">
            <text:p>Sistema de Gestión Integral</text:p>
          </table:table-cell>
          <table:table-cell table:style-name="ce42" office:value-type="string">
            <text:p>--</text:p>
          </table:table-cell>
          <table:table-cell table:style-name="ce42" office:value-type="string">
            <text:p>--</text:p>
          </table:table-cell>
          <table:table-cell table:style-name="ce461" table:number-columns-repeated="994"/>
          <table:table-cell table:style-name="ce2" table:number-columns-repeated="3"/>
          <table:table-cell table:style-name="ce41" table:number-columns-repeated="7"/>
        </table:table-row>
        <table:table-row table:style-name="ro24">
          <table:table-cell table:style-name="ce41"/>
          <table:table-cell table:style-name="ce7" office:value-type="string">
            <text:p>WL_EJ03</text:p>
          </table:table-cell>
          <table:table-cell table:style-name="ce14" table:content-validation-name="val22" office:value-type="string">
            <text:p>Servidor_VF_3_1</text:p>
          </table:table-cell>
          <table:table-cell table:style-name="ce14" table:content-validation-name="val23" office:value-type="string">
            <text:p>Oracle WebLogic Server 10.3.6</text:p>
          </table:table-cell>
          <table:table-cell table:style-name="ce453" table:formula="of:=VLOOKUP([.D8];[$datos.$H$2:.$K$30];2;0)" office:value-type="string" office:string-value="Oracle WebLogic Server">
            <text:p>Oracle WebLogic Server</text:p>
          </table:table-cell>
          <table:table-cell table:style-name="ce453" table:formula="of:=VLOOKUP([.D8];[$datos.$H$2:.$K$30];3;0)" office:value-type="string" office:string-value="10.3">
            <text:p>10.3</text:p>
          </table:table-cell>
          <table:table-cell table:style-name="ce453" table:formula="of:=VLOOKUP([.D8];[$datos.$H$2:.$K$30];4;0)" office:value-type="string" office:string-value="6.x">
            <text:p>6.x</text:p>
          </table:table-cell>
          <table:table-cell table:style-name="ce42" table:content-validation-name="val4" office:value-type="string">
            <text:p>FORMACIÓN</text:p>
          </table:table-cell>
          <table:table-cell table:style-name="ce42" office:value-type="string">
            <text:p>--</text:p>
          </table:table-cell>
          <table:table-cell table:style-name="ce42" office:value-type="string">
            <text:p>--</text:p>
          </table:table-cell>
          <table:table-cell table:style-name="ce14" table:content-validation-name="val17" office:value-type="string">
            <text:p>Activo</text:p>
          </table:table-cell>
          <table:table-cell table:style-name="ce14" table:content-validation-name="val24" office:value-type="string">
            <text:p>NO INSTALADO</text:p>
          </table:table-cell>
          <table:table-cell table:style-name="ce453" table:formula="of:=VLOOKUP([.L8];[$datos.$W$2:.$Y$30];2;0)" office:value-type="float" office:value="0">
            <text:p/>
          </table:table-cell>
          <table:table-cell table:style-name="ce453" table:formula="of:=VLOOKUP([.L8];[$datos.$W$2:.$Y$30];3;0)" office:value-type="float" office:value="0">
            <text:p/>
          </table:table-cell>
          <table:table-cell table:style-name="ce42" table:content-validation-name="val21" office:value-type="string">
            <text:p>BAJA</text:p>
          </table:table-cell>
          <table:table-cell table:style-name="ce42" table:content-validation-name="val14" office:value-type="string">
            <text:p>N/A</text:p>
          </table:table-cell>
          <table:table-cell table:style-name="ce42" office:value-type="string">
            <text:p>--</text:p>
          </table:table-cell>
          <table:table-cell table:style-name="ce10" office:value-type="string">
            <text:p>Sistema de Gestión Integral</text:p>
          </table:table-cell>
          <table:table-cell table:style-name="ce42" office:value-type="string">
            <text:p>--</text:p>
          </table:table-cell>
          <table:table-cell table:style-name="ce42" office:value-type="string">
            <text:p>--</text:p>
          </table:table-cell>
          <table:table-cell table:style-name="ce31" table:number-columns-repeated="994"/>
          <table:table-cell table:style-name="ce2" table:number-columns-repeated="3"/>
          <table:table-cell table:style-name="ce41" table:number-columns-repeated="7"/>
        </table:table-row>
        <table:table-row table:style-name="ro7">
          <table:table-cell table:style-name="ce41"/>
          <table:table-cell table:style-name="ce7" office:value-type="string">
            <text:p>WL_EJ04</text:p>
          </table:table-cell>
          <table:table-cell table:style-name="ce14" table:content-validation-name="val22" office:value-type="string">
            <text:p>Servidor_VL_6</text:p>
          </table:table-cell>
          <table:table-cell table:style-name="ce14" table:content-validation-name="val23" office:value-type="string">
            <text:p>Oracle WebLogic Server 12.1.3</text:p>
          </table:table-cell>
          <table:table-cell table:style-name="ce453" table:formula="of:=VLOOKUP([.D9];[$datos.$H$2:.$K$30];2;0)" office:value-type="string" office:string-value="Oracle WebLogic Server">
            <text:p>Oracle WebLogic Server</text:p>
          </table:table-cell>
          <table:table-cell table:style-name="ce453" table:formula="of:=VLOOKUP([.D9];[$datos.$H$2:.$K$30];3;0)" office:value-type="string" office:string-value="12.1">
            <text:p>12.1</text:p>
          </table:table-cell>
          <table:table-cell table:style-name="ce453" table:formula="of:=VLOOKUP([.D9];[$datos.$H$2:.$K$30];4;0)" office:value-type="string" office:string-value="3.x">
            <text:p>3.x</text:p>
          </table:table-cell>
          <table:table-cell table:style-name="ce42" table:content-validation-name="val4" office:value-type="string">
            <text:p>TESTING / PRUEBAS / INTEGRACIÓN</text:p>
          </table:table-cell>
          <table:table-cell table:style-name="ce42" office:value-type="string">
            <text:p>--</text:p>
          </table:table-cell>
          <table:table-cell table:style-name="ce42" office:value-type="string">
            <text:p>--</text:p>
          </table:table-cell>
          <table:table-cell table:style-name="ce14" table:content-validation-name="val17" office:value-type="string">
            <text:p>Activo</text:p>
          </table:table-cell>
          <table:table-cell table:style-name="ce14" table:content-validation-name="val24" office:value-type="string">
            <text:p>NO INSTALADO</text:p>
          </table:table-cell>
          <table:table-cell table:style-name="ce453" table:formula="of:=VLOOKUP([.L9];[$datos.$W$2:.$Y$30];2;0)" office:value-type="float" office:value="0">
            <text:p/>
          </table:table-cell>
          <table:table-cell table:style-name="ce453" table:formula="of:=VLOOKUP([.L9];[$datos.$W$2:.$Y$30];3;0)" office:value-type="float" office:value="0">
            <text:p/>
          </table:table-cell>
          <table:table-cell table:style-name="ce42" table:content-validation-name="val21" office:value-type="string">
            <text:p>BAJA</text:p>
          </table:table-cell>
          <table:table-cell table:style-name="ce42" table:content-validation-name="val14" office:value-type="string">
            <text:p>N/A</text:p>
          </table:table-cell>
          <table:table-cell table:style-name="ce42" office:value-type="string">
            <text:p>--</text:p>
          </table:table-cell>
          <table:table-cell table:style-name="ce10" office:value-type="string">
            <text:p>Sistema de Gestión Integral</text:p>
          </table:table-cell>
          <table:table-cell table:style-name="ce42" office:value-type="string">
            <text:p>--</text:p>
          </table:table-cell>
          <table:table-cell table:style-name="ce42" office:value-type="string">
            <text:p>--</text:p>
          </table:table-cell>
          <table:table-cell table:style-name="ce31" table:number-columns-repeated="994"/>
          <table:table-cell table:style-name="ce2" table:number-columns-repeated="3"/>
          <table:table-cell table:style-name="ce41" table:number-columns-repeated="7"/>
        </table:table-row>
        <table:table-row table:style-name="ro6">
          <table:table-cell/>
          <table:table-cell table:style-name="ce8" office:value-type="string">
            <text:p>WL_1</text:p>
          </table:table-cell>
          <table:table-cell table:style-name="ce452"/>
          <table:table-cell table:style-name="ce38" table:content-validation-name="val23"/>
          <table:table-cell table:style-name="ce453" table:formula="of:=VLOOKUP([.D10];[$datos.$H$2:.$K$30];2;0)" office:value-type="float" office:value="0">
            <text:p>#N/A</text:p>
          </table:table-cell>
          <table:table-cell table:style-name="ce453" table:formula="of:=VLOOKUP([.D10];[$datos.$H$2:.$K$30];3;0)" office:value-type="float" office:value="0">
            <text:p>#N/A</text:p>
          </table:table-cell>
          <table:table-cell table:style-name="ce453" table:formula="of:=VLOOKUP([.D1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0];[$datos.$W$2:.$Y$30];2;0)" office:value-type="float" office:value="0">
            <text:p>#N/A</text:p>
          </table:table-cell>
          <table:table-cell table:style-name="ce453" table:formula="of:=VLOOKUP([.L1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</text:p>
          </table:table-cell>
          <table:table-cell table:style-name="ce452"/>
          <table:table-cell table:style-name="ce38" table:content-validation-name="val23"/>
          <table:table-cell table:style-name="ce453" table:formula="of:=VLOOKUP([.D11];[$datos.$H$2:.$K$30];2;0)" office:value-type="float" office:value="0">
            <text:p>#N/A</text:p>
          </table:table-cell>
          <table:table-cell table:style-name="ce453" table:formula="of:=VLOOKUP([.D11];[$datos.$H$2:.$K$30];3;0)" office:value-type="float" office:value="0">
            <text:p>#N/A</text:p>
          </table:table-cell>
          <table:table-cell table:style-name="ce453" table:formula="of:=VLOOKUP([.D1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1];[$datos.$W$2:.$Y$30];2;0)" office:value-type="float" office:value="0">
            <text:p>#N/A</text:p>
          </table:table-cell>
          <table:table-cell table:style-name="ce453" table:formula="of:=VLOOKUP([.L1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</text:p>
          </table:table-cell>
          <table:table-cell table:style-name="ce452"/>
          <table:table-cell table:style-name="ce38" table:content-validation-name="val23"/>
          <table:table-cell table:style-name="ce453" table:formula="of:=VLOOKUP([.D12];[$datos.$H$2:.$K$30];2;0)" office:value-type="float" office:value="0">
            <text:p>#N/A</text:p>
          </table:table-cell>
          <table:table-cell table:style-name="ce453" table:formula="of:=VLOOKUP([.D12];[$datos.$H$2:.$K$30];3;0)" office:value-type="float" office:value="0">
            <text:p>#N/A</text:p>
          </table:table-cell>
          <table:table-cell table:style-name="ce453" table:formula="of:=VLOOKUP([.D1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2];[$datos.$W$2:.$Y$30];2;0)" office:value-type="float" office:value="0">
            <text:p>#N/A</text:p>
          </table:table-cell>
          <table:table-cell table:style-name="ce453" table:formula="of:=VLOOKUP([.L1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4</text:p>
          </table:table-cell>
          <table:table-cell table:style-name="ce452"/>
          <table:table-cell table:style-name="ce38" table:content-validation-name="val23"/>
          <table:table-cell table:style-name="ce453" table:formula="of:=VLOOKUP([.D13];[$datos.$H$2:.$K$30];2;0)" office:value-type="float" office:value="0">
            <text:p>#N/A</text:p>
          </table:table-cell>
          <table:table-cell table:style-name="ce453" table:formula="of:=VLOOKUP([.D13];[$datos.$H$2:.$K$30];3;0)" office:value-type="float" office:value="0">
            <text:p>#N/A</text:p>
          </table:table-cell>
          <table:table-cell table:style-name="ce453" table:formula="of:=VLOOKUP([.D1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3];[$datos.$W$2:.$Y$30];2;0)" office:value-type="float" office:value="0">
            <text:p>#N/A</text:p>
          </table:table-cell>
          <table:table-cell table:style-name="ce453" table:formula="of:=VLOOKUP([.L1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5</text:p>
          </table:table-cell>
          <table:table-cell table:style-name="ce452"/>
          <table:table-cell table:style-name="ce38" table:content-validation-name="val23"/>
          <table:table-cell table:style-name="ce453" table:formula="of:=VLOOKUP([.D14];[$datos.$H$2:.$K$30];2;0)" office:value-type="float" office:value="0">
            <text:p>#N/A</text:p>
          </table:table-cell>
          <table:table-cell table:style-name="ce453" table:formula="of:=VLOOKUP([.D14];[$datos.$H$2:.$K$30];3;0)" office:value-type="float" office:value="0">
            <text:p>#N/A</text:p>
          </table:table-cell>
          <table:table-cell table:style-name="ce453" table:formula="of:=VLOOKUP([.D1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4];[$datos.$W$2:.$Y$30];2;0)" office:value-type="float" office:value="0">
            <text:p>#N/A</text:p>
          </table:table-cell>
          <table:table-cell table:style-name="ce453" table:formula="of:=VLOOKUP([.L1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6</text:p>
          </table:table-cell>
          <table:table-cell table:style-name="ce452"/>
          <table:table-cell table:style-name="ce38" table:content-validation-name="val23"/>
          <table:table-cell table:style-name="ce453" table:formula="of:=VLOOKUP([.D15];[$datos.$H$2:.$K$30];2;0)" office:value-type="float" office:value="0">
            <text:p>#N/A</text:p>
          </table:table-cell>
          <table:table-cell table:style-name="ce453" table:formula="of:=VLOOKUP([.D15];[$datos.$H$2:.$K$30];3;0)" office:value-type="float" office:value="0">
            <text:p>#N/A</text:p>
          </table:table-cell>
          <table:table-cell table:style-name="ce453" table:formula="of:=VLOOKUP([.D1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5];[$datos.$W$2:.$Y$30];2;0)" office:value-type="float" office:value="0">
            <text:p>#N/A</text:p>
          </table:table-cell>
          <table:table-cell table:style-name="ce453" table:formula="of:=VLOOKUP([.L1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7</text:p>
          </table:table-cell>
          <table:table-cell table:style-name="ce452"/>
          <table:table-cell table:style-name="ce38" table:content-validation-name="val23"/>
          <table:table-cell table:style-name="ce453" table:formula="of:=VLOOKUP([.D16];[$datos.$H$2:.$K$30];2;0)" office:value-type="float" office:value="0">
            <text:p>#N/A</text:p>
          </table:table-cell>
          <table:table-cell table:style-name="ce453" table:formula="of:=VLOOKUP([.D16];[$datos.$H$2:.$K$30];3;0)" office:value-type="float" office:value="0">
            <text:p>#N/A</text:p>
          </table:table-cell>
          <table:table-cell table:style-name="ce453" table:formula="of:=VLOOKUP([.D1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6];[$datos.$W$2:.$Y$30];2;0)" office:value-type="float" office:value="0">
            <text:p>#N/A</text:p>
          </table:table-cell>
          <table:table-cell table:style-name="ce453" table:formula="of:=VLOOKUP([.L1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8</text:p>
          </table:table-cell>
          <table:table-cell table:style-name="ce452"/>
          <table:table-cell table:style-name="ce38" table:content-validation-name="val23"/>
          <table:table-cell table:style-name="ce453" table:formula="of:=VLOOKUP([.D17];[$datos.$H$2:.$K$30];2;0)" office:value-type="float" office:value="0">
            <text:p>#N/A</text:p>
          </table:table-cell>
          <table:table-cell table:style-name="ce453" table:formula="of:=VLOOKUP([.D17];[$datos.$H$2:.$K$30];3;0)" office:value-type="float" office:value="0">
            <text:p>#N/A</text:p>
          </table:table-cell>
          <table:table-cell table:style-name="ce453" table:formula="of:=VLOOKUP([.D1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7];[$datos.$W$2:.$Y$30];2;0)" office:value-type="float" office:value="0">
            <text:p>#N/A</text:p>
          </table:table-cell>
          <table:table-cell table:style-name="ce453" table:formula="of:=VLOOKUP([.L1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9</text:p>
          </table:table-cell>
          <table:table-cell table:style-name="ce452"/>
          <table:table-cell table:style-name="ce38" table:content-validation-name="val23"/>
          <table:table-cell table:style-name="ce453" table:formula="of:=VLOOKUP([.D18];[$datos.$H$2:.$K$30];2;0)" office:value-type="float" office:value="0">
            <text:p>#N/A</text:p>
          </table:table-cell>
          <table:table-cell table:style-name="ce453" table:formula="of:=VLOOKUP([.D18];[$datos.$H$2:.$K$30];3;0)" office:value-type="float" office:value="0">
            <text:p>#N/A</text:p>
          </table:table-cell>
          <table:table-cell table:style-name="ce453" table:formula="of:=VLOOKUP([.D1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8];[$datos.$W$2:.$Y$30];2;0)" office:value-type="float" office:value="0">
            <text:p>#N/A</text:p>
          </table:table-cell>
          <table:table-cell table:style-name="ce453" table:formula="of:=VLOOKUP([.L1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0</text:p>
          </table:table-cell>
          <table:table-cell table:style-name="ce452"/>
          <table:table-cell table:style-name="ce38" table:content-validation-name="val23"/>
          <table:table-cell table:style-name="ce453" table:formula="of:=VLOOKUP([.D19];[$datos.$H$2:.$K$30];2;0)" office:value-type="float" office:value="0">
            <text:p>#N/A</text:p>
          </table:table-cell>
          <table:table-cell table:style-name="ce453" table:formula="of:=VLOOKUP([.D19];[$datos.$H$2:.$K$30];3;0)" office:value-type="float" office:value="0">
            <text:p>#N/A</text:p>
          </table:table-cell>
          <table:table-cell table:style-name="ce453" table:formula="of:=VLOOKUP([.D1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9];[$datos.$W$2:.$Y$30];2;0)" office:value-type="float" office:value="0">
            <text:p>#N/A</text:p>
          </table:table-cell>
          <table:table-cell table:style-name="ce453" table:formula="of:=VLOOKUP([.L1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1</text:p>
          </table:table-cell>
          <table:table-cell table:style-name="ce452"/>
          <table:table-cell table:style-name="ce38" table:content-validation-name="val23"/>
          <table:table-cell table:style-name="ce453" table:formula="of:=VLOOKUP([.D20];[$datos.$H$2:.$K$30];2;0)" office:value-type="float" office:value="0">
            <text:p>#N/A</text:p>
          </table:table-cell>
          <table:table-cell table:style-name="ce453" table:formula="of:=VLOOKUP([.D20];[$datos.$H$2:.$K$30];3;0)" office:value-type="float" office:value="0">
            <text:p>#N/A</text:p>
          </table:table-cell>
          <table:table-cell table:style-name="ce453" table:formula="of:=VLOOKUP([.D2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0];[$datos.$W$2:.$Y$30];2;0)" office:value-type="float" office:value="0">
            <text:p>#N/A</text:p>
          </table:table-cell>
          <table:table-cell table:style-name="ce453" table:formula="of:=VLOOKUP([.L2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2</text:p>
          </table:table-cell>
          <table:table-cell table:style-name="ce452"/>
          <table:table-cell table:style-name="ce38" table:content-validation-name="val23"/>
          <table:table-cell table:style-name="ce453" table:formula="of:=VLOOKUP([.D21];[$datos.$H$2:.$K$30];2;0)" office:value-type="float" office:value="0">
            <text:p>#N/A</text:p>
          </table:table-cell>
          <table:table-cell table:style-name="ce453" table:formula="of:=VLOOKUP([.D21];[$datos.$H$2:.$K$30];3;0)" office:value-type="float" office:value="0">
            <text:p>#N/A</text:p>
          </table:table-cell>
          <table:table-cell table:style-name="ce453" table:formula="of:=VLOOKUP([.D2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1];[$datos.$W$2:.$Y$30];2;0)" office:value-type="float" office:value="0">
            <text:p>#N/A</text:p>
          </table:table-cell>
          <table:table-cell table:style-name="ce453" table:formula="of:=VLOOKUP([.L2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3</text:p>
          </table:table-cell>
          <table:table-cell table:style-name="ce452"/>
          <table:table-cell table:style-name="ce38" table:content-validation-name="val23"/>
          <table:table-cell table:style-name="ce453" table:formula="of:=VLOOKUP([.D22];[$datos.$H$2:.$K$30];2;0)" office:value-type="float" office:value="0">
            <text:p>#N/A</text:p>
          </table:table-cell>
          <table:table-cell table:style-name="ce453" table:formula="of:=VLOOKUP([.D22];[$datos.$H$2:.$K$30];3;0)" office:value-type="float" office:value="0">
            <text:p>#N/A</text:p>
          </table:table-cell>
          <table:table-cell table:style-name="ce453" table:formula="of:=VLOOKUP([.D2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2];[$datos.$W$2:.$Y$30];2;0)" office:value-type="float" office:value="0">
            <text:p>#N/A</text:p>
          </table:table-cell>
          <table:table-cell table:style-name="ce453" table:formula="of:=VLOOKUP([.L2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4</text:p>
          </table:table-cell>
          <table:table-cell table:style-name="ce452"/>
          <table:table-cell table:style-name="ce38" table:content-validation-name="val23"/>
          <table:table-cell table:style-name="ce453" table:formula="of:=VLOOKUP([.D23];[$datos.$H$2:.$K$30];2;0)" office:value-type="float" office:value="0">
            <text:p>#N/A</text:p>
          </table:table-cell>
          <table:table-cell table:style-name="ce453" table:formula="of:=VLOOKUP([.D23];[$datos.$H$2:.$K$30];3;0)" office:value-type="float" office:value="0">
            <text:p>#N/A</text:p>
          </table:table-cell>
          <table:table-cell table:style-name="ce453" table:formula="of:=VLOOKUP([.D2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3];[$datos.$W$2:.$Y$30];2;0)" office:value-type="float" office:value="0">
            <text:p>#N/A</text:p>
          </table:table-cell>
          <table:table-cell table:style-name="ce453" table:formula="of:=VLOOKUP([.L2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5</text:p>
          </table:table-cell>
          <table:table-cell table:style-name="ce452"/>
          <table:table-cell table:style-name="ce38" table:content-validation-name="val23"/>
          <table:table-cell table:style-name="ce453" table:formula="of:=VLOOKUP([.D24];[$datos.$H$2:.$K$30];2;0)" office:value-type="float" office:value="0">
            <text:p>#N/A</text:p>
          </table:table-cell>
          <table:table-cell table:style-name="ce453" table:formula="of:=VLOOKUP([.D24];[$datos.$H$2:.$K$30];3;0)" office:value-type="float" office:value="0">
            <text:p>#N/A</text:p>
          </table:table-cell>
          <table:table-cell table:style-name="ce453" table:formula="of:=VLOOKUP([.D2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4];[$datos.$W$2:.$Y$30];2;0)" office:value-type="float" office:value="0">
            <text:p>#N/A</text:p>
          </table:table-cell>
          <table:table-cell table:style-name="ce453" table:formula="of:=VLOOKUP([.L2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6</text:p>
          </table:table-cell>
          <table:table-cell table:style-name="ce452"/>
          <table:table-cell table:style-name="ce38" table:content-validation-name="val23"/>
          <table:table-cell table:style-name="ce453" table:formula="of:=VLOOKUP([.D25];[$datos.$H$2:.$K$30];2;0)" office:value-type="float" office:value="0">
            <text:p>#N/A</text:p>
          </table:table-cell>
          <table:table-cell table:style-name="ce453" table:formula="of:=VLOOKUP([.D25];[$datos.$H$2:.$K$30];3;0)" office:value-type="float" office:value="0">
            <text:p>#N/A</text:p>
          </table:table-cell>
          <table:table-cell table:style-name="ce453" table:formula="of:=VLOOKUP([.D2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5];[$datos.$W$2:.$Y$30];2;0)" office:value-type="float" office:value="0">
            <text:p>#N/A</text:p>
          </table:table-cell>
          <table:table-cell table:style-name="ce453" table:formula="of:=VLOOKUP([.L2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7</text:p>
          </table:table-cell>
          <table:table-cell table:style-name="ce452"/>
          <table:table-cell table:style-name="ce38" table:content-validation-name="val23"/>
          <table:table-cell table:style-name="ce453" table:formula="of:=VLOOKUP([.D26];[$datos.$H$2:.$K$30];2;0)" office:value-type="float" office:value="0">
            <text:p>#N/A</text:p>
          </table:table-cell>
          <table:table-cell table:style-name="ce453" table:formula="of:=VLOOKUP([.D26];[$datos.$H$2:.$K$30];3;0)" office:value-type="float" office:value="0">
            <text:p>#N/A</text:p>
          </table:table-cell>
          <table:table-cell table:style-name="ce453" table:formula="of:=VLOOKUP([.D2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6];[$datos.$W$2:.$Y$30];2;0)" office:value-type="float" office:value="0">
            <text:p>#N/A</text:p>
          </table:table-cell>
          <table:table-cell table:style-name="ce453" table:formula="of:=VLOOKUP([.L2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8</text:p>
          </table:table-cell>
          <table:table-cell table:style-name="ce452"/>
          <table:table-cell table:style-name="ce38" table:content-validation-name="val23"/>
          <table:table-cell table:style-name="ce453" table:formula="of:=VLOOKUP([.D27];[$datos.$H$2:.$K$30];2;0)" office:value-type="float" office:value="0">
            <text:p>#N/A</text:p>
          </table:table-cell>
          <table:table-cell table:style-name="ce453" table:formula="of:=VLOOKUP([.D27];[$datos.$H$2:.$K$30];3;0)" office:value-type="float" office:value="0">
            <text:p>#N/A</text:p>
          </table:table-cell>
          <table:table-cell table:style-name="ce453" table:formula="of:=VLOOKUP([.D2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7];[$datos.$W$2:.$Y$30];2;0)" office:value-type="float" office:value="0">
            <text:p>#N/A</text:p>
          </table:table-cell>
          <table:table-cell table:style-name="ce453" table:formula="of:=VLOOKUP([.L2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9</text:p>
          </table:table-cell>
          <table:table-cell table:style-name="ce452"/>
          <table:table-cell table:style-name="ce38" table:content-validation-name="val23"/>
          <table:table-cell table:style-name="ce453" table:formula="of:=VLOOKUP([.D28];[$datos.$H$2:.$K$30];2;0)" office:value-type="float" office:value="0">
            <text:p>#N/A</text:p>
          </table:table-cell>
          <table:table-cell table:style-name="ce453" table:formula="of:=VLOOKUP([.D28];[$datos.$H$2:.$K$30];3;0)" office:value-type="float" office:value="0">
            <text:p>#N/A</text:p>
          </table:table-cell>
          <table:table-cell table:style-name="ce453" table:formula="of:=VLOOKUP([.D2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8];[$datos.$W$2:.$Y$30];2;0)" office:value-type="float" office:value="0">
            <text:p>#N/A</text:p>
          </table:table-cell>
          <table:table-cell table:style-name="ce453" table:formula="of:=VLOOKUP([.L2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0</text:p>
          </table:table-cell>
          <table:table-cell table:style-name="ce452"/>
          <table:table-cell table:style-name="ce38" table:content-validation-name="val23"/>
          <table:table-cell table:style-name="ce453" table:formula="of:=VLOOKUP([.D29];[$datos.$H$2:.$K$30];2;0)" office:value-type="float" office:value="0">
            <text:p>#N/A</text:p>
          </table:table-cell>
          <table:table-cell table:style-name="ce453" table:formula="of:=VLOOKUP([.D29];[$datos.$H$2:.$K$30];3;0)" office:value-type="float" office:value="0">
            <text:p>#N/A</text:p>
          </table:table-cell>
          <table:table-cell table:style-name="ce453" table:formula="of:=VLOOKUP([.D2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9];[$datos.$W$2:.$Y$30];2;0)" office:value-type="float" office:value="0">
            <text:p>#N/A</text:p>
          </table:table-cell>
          <table:table-cell table:style-name="ce453" table:formula="of:=VLOOKUP([.L2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1</text:p>
          </table:table-cell>
          <table:table-cell table:style-name="ce452"/>
          <table:table-cell table:style-name="ce38" table:content-validation-name="val23"/>
          <table:table-cell table:style-name="ce453" table:formula="of:=VLOOKUP([.D30];[$datos.$H$2:.$K$30];2;0)" office:value-type="float" office:value="0">
            <text:p>#N/A</text:p>
          </table:table-cell>
          <table:table-cell table:style-name="ce453" table:formula="of:=VLOOKUP([.D30];[$datos.$H$2:.$K$30];3;0)" office:value-type="float" office:value="0">
            <text:p>#N/A</text:p>
          </table:table-cell>
          <table:table-cell table:style-name="ce453" table:formula="of:=VLOOKUP([.D3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0];[$datos.$W$2:.$Y$30];2;0)" office:value-type="float" office:value="0">
            <text:p>#N/A</text:p>
          </table:table-cell>
          <table:table-cell table:style-name="ce453" table:formula="of:=VLOOKUP([.L3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2</text:p>
          </table:table-cell>
          <table:table-cell table:style-name="ce452"/>
          <table:table-cell table:style-name="ce38" table:content-validation-name="val23"/>
          <table:table-cell table:style-name="ce453" table:formula="of:=VLOOKUP([.D31];[$datos.$H$2:.$K$30];2;0)" office:value-type="float" office:value="0">
            <text:p>#N/A</text:p>
          </table:table-cell>
          <table:table-cell table:style-name="ce453" table:formula="of:=VLOOKUP([.D31];[$datos.$H$2:.$K$30];3;0)" office:value-type="float" office:value="0">
            <text:p>#N/A</text:p>
          </table:table-cell>
          <table:table-cell table:style-name="ce453" table:formula="of:=VLOOKUP([.D3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1];[$datos.$W$2:.$Y$30];2;0)" office:value-type="float" office:value="0">
            <text:p>#N/A</text:p>
          </table:table-cell>
          <table:table-cell table:style-name="ce453" table:formula="of:=VLOOKUP([.L3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3</text:p>
          </table:table-cell>
          <table:table-cell table:style-name="ce452"/>
          <table:table-cell table:style-name="ce38" table:content-validation-name="val23"/>
          <table:table-cell table:style-name="ce453" table:formula="of:=VLOOKUP([.D32];[$datos.$H$2:.$K$30];2;0)" office:value-type="float" office:value="0">
            <text:p>#N/A</text:p>
          </table:table-cell>
          <table:table-cell table:style-name="ce453" table:formula="of:=VLOOKUP([.D32];[$datos.$H$2:.$K$30];3;0)" office:value-type="float" office:value="0">
            <text:p>#N/A</text:p>
          </table:table-cell>
          <table:table-cell table:style-name="ce453" table:formula="of:=VLOOKUP([.D3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2];[$datos.$W$2:.$Y$30];2;0)" office:value-type="float" office:value="0">
            <text:p>#N/A</text:p>
          </table:table-cell>
          <table:table-cell table:style-name="ce453" table:formula="of:=VLOOKUP([.L3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4</text:p>
          </table:table-cell>
          <table:table-cell table:style-name="ce452"/>
          <table:table-cell table:style-name="ce38" table:content-validation-name="val23"/>
          <table:table-cell table:style-name="ce453" table:formula="of:=VLOOKUP([.D33];[$datos.$H$2:.$K$30];2;0)" office:value-type="float" office:value="0">
            <text:p>#N/A</text:p>
          </table:table-cell>
          <table:table-cell table:style-name="ce453" table:formula="of:=VLOOKUP([.D33];[$datos.$H$2:.$K$30];3;0)" office:value-type="float" office:value="0">
            <text:p>#N/A</text:p>
          </table:table-cell>
          <table:table-cell table:style-name="ce453" table:formula="of:=VLOOKUP([.D3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3];[$datos.$W$2:.$Y$30];2;0)" office:value-type="float" office:value="0">
            <text:p>#N/A</text:p>
          </table:table-cell>
          <table:table-cell table:style-name="ce453" table:formula="of:=VLOOKUP([.L3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5</text:p>
          </table:table-cell>
          <table:table-cell table:style-name="ce452"/>
          <table:table-cell table:style-name="ce38" table:content-validation-name="val23"/>
          <table:table-cell table:style-name="ce453" table:formula="of:=VLOOKUP([.D34];[$datos.$H$2:.$K$30];2;0)" office:value-type="float" office:value="0">
            <text:p>#N/A</text:p>
          </table:table-cell>
          <table:table-cell table:style-name="ce453" table:formula="of:=VLOOKUP([.D34];[$datos.$H$2:.$K$30];3;0)" office:value-type="float" office:value="0">
            <text:p>#N/A</text:p>
          </table:table-cell>
          <table:table-cell table:style-name="ce453" table:formula="of:=VLOOKUP([.D3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4];[$datos.$W$2:.$Y$30];2;0)" office:value-type="float" office:value="0">
            <text:p>#N/A</text:p>
          </table:table-cell>
          <table:table-cell table:style-name="ce453" table:formula="of:=VLOOKUP([.L3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6</text:p>
          </table:table-cell>
          <table:table-cell table:style-name="ce452"/>
          <table:table-cell table:style-name="ce38" table:content-validation-name="val23"/>
          <table:table-cell table:style-name="ce453" table:formula="of:=VLOOKUP([.D35];[$datos.$H$2:.$K$30];2;0)" office:value-type="float" office:value="0">
            <text:p>#N/A</text:p>
          </table:table-cell>
          <table:table-cell table:style-name="ce453" table:formula="of:=VLOOKUP([.D35];[$datos.$H$2:.$K$30];3;0)" office:value-type="float" office:value="0">
            <text:p>#N/A</text:p>
          </table:table-cell>
          <table:table-cell table:style-name="ce453" table:formula="of:=VLOOKUP([.D3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5];[$datos.$W$2:.$Y$30];2;0)" office:value-type="float" office:value="0">
            <text:p>#N/A</text:p>
          </table:table-cell>
          <table:table-cell table:style-name="ce453" table:formula="of:=VLOOKUP([.L3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7</text:p>
          </table:table-cell>
          <table:table-cell table:style-name="ce452"/>
          <table:table-cell table:style-name="ce38" table:content-validation-name="val23"/>
          <table:table-cell table:style-name="ce453" table:formula="of:=VLOOKUP([.D36];[$datos.$H$2:.$K$30];2;0)" office:value-type="float" office:value="0">
            <text:p>#N/A</text:p>
          </table:table-cell>
          <table:table-cell table:style-name="ce453" table:formula="of:=VLOOKUP([.D36];[$datos.$H$2:.$K$30];3;0)" office:value-type="float" office:value="0">
            <text:p>#N/A</text:p>
          </table:table-cell>
          <table:table-cell table:style-name="ce453" table:formula="of:=VLOOKUP([.D3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6];[$datos.$W$2:.$Y$30];2;0)" office:value-type="float" office:value="0">
            <text:p>#N/A</text:p>
          </table:table-cell>
          <table:table-cell table:style-name="ce453" table:formula="of:=VLOOKUP([.L3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style-name="ce1" table:number-columns-repeated="4"/>
          <table:table-cell table:number-columns-repeated="1000"/>
        </table:table-row>
        <table:table-row table:style-name="ro6">
          <table:table-cell/>
          <table:table-cell table:style-name="ce8" office:value-type="string">
            <text:p>WL_28</text:p>
          </table:table-cell>
          <table:table-cell table:style-name="ce452"/>
          <table:table-cell table:style-name="ce38" table:content-validation-name="val23"/>
          <table:table-cell table:style-name="ce453" table:formula="of:=VLOOKUP([.D37];[$datos.$H$2:.$K$30];2;0)" office:value-type="float" office:value="0">
            <text:p>#N/A</text:p>
          </table:table-cell>
          <table:table-cell table:style-name="ce453" table:formula="of:=VLOOKUP([.D37];[$datos.$H$2:.$K$30];3;0)" office:value-type="float" office:value="0">
            <text:p>#N/A</text:p>
          </table:table-cell>
          <table:table-cell table:style-name="ce453" table:formula="of:=VLOOKUP([.D3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7];[$datos.$W$2:.$Y$30];2;0)" office:value-type="float" office:value="0">
            <text:p>#N/A</text:p>
          </table:table-cell>
          <table:table-cell table:style-name="ce453" table:formula="of:=VLOOKUP([.L3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9</text:p>
          </table:table-cell>
          <table:table-cell table:style-name="ce452"/>
          <table:table-cell table:style-name="ce38" table:content-validation-name="val23"/>
          <table:table-cell table:style-name="ce453" table:formula="of:=VLOOKUP([.D38];[$datos.$H$2:.$K$30];2;0)" office:value-type="float" office:value="0">
            <text:p>#N/A</text:p>
          </table:table-cell>
          <table:table-cell table:style-name="ce453" table:formula="of:=VLOOKUP([.D38];[$datos.$H$2:.$K$30];3;0)" office:value-type="float" office:value="0">
            <text:p>#N/A</text:p>
          </table:table-cell>
          <table:table-cell table:style-name="ce453" table:formula="of:=VLOOKUP([.D3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8];[$datos.$W$2:.$Y$30];2;0)" office:value-type="float" office:value="0">
            <text:p>#N/A</text:p>
          </table:table-cell>
          <table:table-cell table:style-name="ce453" table:formula="of:=VLOOKUP([.L3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0</text:p>
          </table:table-cell>
          <table:table-cell table:style-name="ce452"/>
          <table:table-cell table:style-name="ce38" table:content-validation-name="val23"/>
          <table:table-cell table:style-name="ce453" table:formula="of:=VLOOKUP([.D39];[$datos.$H$2:.$K$30];2;0)" office:value-type="float" office:value="0">
            <text:p>#N/A</text:p>
          </table:table-cell>
          <table:table-cell table:style-name="ce453" table:formula="of:=VLOOKUP([.D39];[$datos.$H$2:.$K$30];3;0)" office:value-type="float" office:value="0">
            <text:p>#N/A</text:p>
          </table:table-cell>
          <table:table-cell table:style-name="ce453" table:formula="of:=VLOOKUP([.D3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9];[$datos.$W$2:.$Y$30];2;0)" office:value-type="float" office:value="0">
            <text:p>#N/A</text:p>
          </table:table-cell>
          <table:table-cell table:style-name="ce453" table:formula="of:=VLOOKUP([.L3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1</text:p>
          </table:table-cell>
          <table:table-cell table:style-name="ce452"/>
          <table:table-cell table:style-name="ce38" table:content-validation-name="val23"/>
          <table:table-cell table:style-name="ce453" table:formula="of:=VLOOKUP([.D40];[$datos.$H$2:.$K$30];2;0)" office:value-type="float" office:value="0">
            <text:p>#N/A</text:p>
          </table:table-cell>
          <table:table-cell table:style-name="ce453" table:formula="of:=VLOOKUP([.D40];[$datos.$H$2:.$K$30];3;0)" office:value-type="float" office:value="0">
            <text:p>#N/A</text:p>
          </table:table-cell>
          <table:table-cell table:style-name="ce453" table:formula="of:=VLOOKUP([.D4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0];[$datos.$W$2:.$Y$30];2;0)" office:value-type="float" office:value="0">
            <text:p>#N/A</text:p>
          </table:table-cell>
          <table:table-cell table:style-name="ce453" table:formula="of:=VLOOKUP([.L4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2</text:p>
          </table:table-cell>
          <table:table-cell table:style-name="ce452"/>
          <table:table-cell table:style-name="ce38" table:content-validation-name="val23"/>
          <table:table-cell table:style-name="ce453" table:formula="of:=VLOOKUP([.D41];[$datos.$H$2:.$K$30];2;0)" office:value-type="float" office:value="0">
            <text:p>#N/A</text:p>
          </table:table-cell>
          <table:table-cell table:style-name="ce453" table:formula="of:=VLOOKUP([.D41];[$datos.$H$2:.$K$30];3;0)" office:value-type="float" office:value="0">
            <text:p>#N/A</text:p>
          </table:table-cell>
          <table:table-cell table:style-name="ce453" table:formula="of:=VLOOKUP([.D4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1];[$datos.$W$2:.$Y$30];2;0)" office:value-type="float" office:value="0">
            <text:p>#N/A</text:p>
          </table:table-cell>
          <table:table-cell table:style-name="ce453" table:formula="of:=VLOOKUP([.L4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3</text:p>
          </table:table-cell>
          <table:table-cell table:style-name="ce452"/>
          <table:table-cell table:style-name="ce38" table:content-validation-name="val23"/>
          <table:table-cell table:style-name="ce453" table:formula="of:=VLOOKUP([.D42];[$datos.$H$2:.$K$30];2;0)" office:value-type="float" office:value="0">
            <text:p>#N/A</text:p>
          </table:table-cell>
          <table:table-cell table:style-name="ce453" table:formula="of:=VLOOKUP([.D42];[$datos.$H$2:.$K$30];3;0)" office:value-type="float" office:value="0">
            <text:p>#N/A</text:p>
          </table:table-cell>
          <table:table-cell table:style-name="ce453" table:formula="of:=VLOOKUP([.D4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2];[$datos.$W$2:.$Y$30];2;0)" office:value-type="float" office:value="0">
            <text:p>#N/A</text:p>
          </table:table-cell>
          <table:table-cell table:style-name="ce453" table:formula="of:=VLOOKUP([.L4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4</text:p>
          </table:table-cell>
          <table:table-cell table:style-name="ce452"/>
          <table:table-cell table:style-name="ce38" table:content-validation-name="val23"/>
          <table:table-cell table:style-name="ce453" table:formula="of:=VLOOKUP([.D43];[$datos.$H$2:.$K$30];2;0)" office:value-type="float" office:value="0">
            <text:p>#N/A</text:p>
          </table:table-cell>
          <table:table-cell table:style-name="ce453" table:formula="of:=VLOOKUP([.D43];[$datos.$H$2:.$K$30];3;0)" office:value-type="float" office:value="0">
            <text:p>#N/A</text:p>
          </table:table-cell>
          <table:table-cell table:style-name="ce453" table:formula="of:=VLOOKUP([.D4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3];[$datos.$W$2:.$Y$30];2;0)" office:value-type="float" office:value="0">
            <text:p>#N/A</text:p>
          </table:table-cell>
          <table:table-cell table:style-name="ce453" table:formula="of:=VLOOKUP([.L4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5</text:p>
          </table:table-cell>
          <table:table-cell table:style-name="ce452"/>
          <table:table-cell table:style-name="ce38" table:content-validation-name="val23"/>
          <table:table-cell table:style-name="ce453" table:formula="of:=VLOOKUP([.D44];[$datos.$H$2:.$K$30];2;0)" office:value-type="float" office:value="0">
            <text:p>#N/A</text:p>
          </table:table-cell>
          <table:table-cell table:style-name="ce453" table:formula="of:=VLOOKUP([.D44];[$datos.$H$2:.$K$30];3;0)" office:value-type="float" office:value="0">
            <text:p>#N/A</text:p>
          </table:table-cell>
          <table:table-cell table:style-name="ce453" table:formula="of:=VLOOKUP([.D4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4];[$datos.$W$2:.$Y$30];2;0)" office:value-type="float" office:value="0">
            <text:p>#N/A</text:p>
          </table:table-cell>
          <table:table-cell table:style-name="ce453" table:formula="of:=VLOOKUP([.L4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6</text:p>
          </table:table-cell>
          <table:table-cell table:style-name="ce452"/>
          <table:table-cell table:style-name="ce38" table:content-validation-name="val23"/>
          <table:table-cell table:style-name="ce453" table:formula="of:=VLOOKUP([.D45];[$datos.$H$2:.$K$30];2;0)" office:value-type="float" office:value="0">
            <text:p>#N/A</text:p>
          </table:table-cell>
          <table:table-cell table:style-name="ce453" table:formula="of:=VLOOKUP([.D45];[$datos.$H$2:.$K$30];3;0)" office:value-type="float" office:value="0">
            <text:p>#N/A</text:p>
          </table:table-cell>
          <table:table-cell table:style-name="ce453" table:formula="of:=VLOOKUP([.D4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5];[$datos.$W$2:.$Y$30];2;0)" office:value-type="float" office:value="0">
            <text:p>#N/A</text:p>
          </table:table-cell>
          <table:table-cell table:style-name="ce453" table:formula="of:=VLOOKUP([.L4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7</text:p>
          </table:table-cell>
          <table:table-cell table:style-name="ce452"/>
          <table:table-cell table:style-name="ce38" table:content-validation-name="val23"/>
          <table:table-cell table:style-name="ce453" table:formula="of:=VLOOKUP([.D46];[$datos.$H$2:.$K$30];2;0)" office:value-type="float" office:value="0">
            <text:p>#N/A</text:p>
          </table:table-cell>
          <table:table-cell table:style-name="ce453" table:formula="of:=VLOOKUP([.D46];[$datos.$H$2:.$K$30];3;0)" office:value-type="float" office:value="0">
            <text:p>#N/A</text:p>
          </table:table-cell>
          <table:table-cell table:style-name="ce453" table:formula="of:=VLOOKUP([.D4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6];[$datos.$W$2:.$Y$30];2;0)" office:value-type="float" office:value="0">
            <text:p>#N/A</text:p>
          </table:table-cell>
          <table:table-cell table:style-name="ce453" table:formula="of:=VLOOKUP([.L4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8</text:p>
          </table:table-cell>
          <table:table-cell table:style-name="ce452"/>
          <table:table-cell table:style-name="ce38" table:content-validation-name="val23"/>
          <table:table-cell table:style-name="ce453" table:formula="of:=VLOOKUP([.D47];[$datos.$H$2:.$K$30];2;0)" office:value-type="float" office:value="0">
            <text:p>#N/A</text:p>
          </table:table-cell>
          <table:table-cell table:style-name="ce453" table:formula="of:=VLOOKUP([.D47];[$datos.$H$2:.$K$30];3;0)" office:value-type="float" office:value="0">
            <text:p>#N/A</text:p>
          </table:table-cell>
          <table:table-cell table:style-name="ce453" table:formula="of:=VLOOKUP([.D4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7];[$datos.$W$2:.$Y$30];2;0)" office:value-type="float" office:value="0">
            <text:p>#N/A</text:p>
          </table:table-cell>
          <table:table-cell table:style-name="ce453" table:formula="of:=VLOOKUP([.L4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9</text:p>
          </table:table-cell>
          <table:table-cell table:style-name="ce452"/>
          <table:table-cell table:style-name="ce38" table:content-validation-name="val23"/>
          <table:table-cell table:style-name="ce453" table:formula="of:=VLOOKUP([.D48];[$datos.$H$2:.$K$30];2;0)" office:value-type="float" office:value="0">
            <text:p>#N/A</text:p>
          </table:table-cell>
          <table:table-cell table:style-name="ce453" table:formula="of:=VLOOKUP([.D48];[$datos.$H$2:.$K$30];3;0)" office:value-type="float" office:value="0">
            <text:p>#N/A</text:p>
          </table:table-cell>
          <table:table-cell table:style-name="ce453" table:formula="of:=VLOOKUP([.D4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8];[$datos.$W$2:.$Y$30];2;0)" office:value-type="float" office:value="0">
            <text:p>#N/A</text:p>
          </table:table-cell>
          <table:table-cell table:style-name="ce453" table:formula="of:=VLOOKUP([.L4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40</text:p>
          </table:table-cell>
          <table:table-cell table:style-name="ce452"/>
          <table:table-cell table:style-name="ce38" table:content-validation-name="val23"/>
          <table:table-cell table:style-name="ce453" table:formula="of:=VLOOKUP([.D49];[$datos.$H$2:.$K$30];2;0)" office:value-type="float" office:value="0">
            <text:p>#N/A</text:p>
          </table:table-cell>
          <table:table-cell table:style-name="ce453" table:formula="of:=VLOOKUP([.D49];[$datos.$H$2:.$K$30];3;0)" office:value-type="float" office:value="0">
            <text:p>#N/A</text:p>
          </table:table-cell>
          <table:table-cell table:style-name="ce453" table:formula="of:=VLOOKUP([.D4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9];[$datos.$W$2:.$Y$30];2;0)" office:value-type="float" office:value="0">
            <text:p>#N/A</text:p>
          </table:table-cell>
          <table:table-cell table:style-name="ce453" table:formula="of:=VLOOKUP([.L4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41</text:p>
          </table:table-cell>
          <table:table-cell table:style-name="ce452"/>
          <table:table-cell table:style-name="ce38" table:content-validation-name="val23"/>
          <table:table-cell table:style-name="ce453" table:formula="of:=VLOOKUP([.D50];[$datos.$H$2:.$K$30];2;0)" office:value-type="float" office:value="0">
            <text:p>#N/A</text:p>
          </table:table-cell>
          <table:table-cell table:style-name="ce453" table:formula="of:=VLOOKUP([.D50];[$datos.$H$2:.$K$30];3;0)" office:value-type="float" office:value="0">
            <text:p>#N/A</text:p>
          </table:table-cell>
          <table:table-cell table:style-name="ce453" table:formula="of:=VLOOKUP([.D5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50];[$datos.$W$2:.$Y$30];2;0)" office:value-type="float" office:value="0">
            <text:p>#N/A</text:p>
          </table:table-cell>
          <table:table-cell table:style-name="ce453" table:formula="of:=VLOOKUP([.L5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42</text:p>
          </table:table-cell>
          <table:table-cell table:style-name="ce452"/>
          <table:table-cell table:style-name="ce38" table:content-validation-name="val23"/>
          <table:table-cell table:style-name="ce453" table:formula="of:=VLOOKUP([.D51];[$datos.$H$2:.$K$30];2;0)" office:value-type="float" office:value="0">
            <text:p>#N/A</text:p>
          </table:table-cell>
          <table:table-cell table:style-name="ce453" table:formula="of:=VLOOKUP([.D51];[$datos.$H$2:.$K$30];3;0)" office:value-type="float" office:value="0">
            <text:p>#N/A</text:p>
          </table:table-cell>
          <table:table-cell table:style-name="ce453" table:formula="of:=VLOOKUP([.D5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51];[$datos.$W$2:.$Y$30];2;0)" office:value-type="float" office:value="0">
            <text:p>#N/A</text:p>
          </table:table-cell>
          <table:table-cell table:style-name="ce453" table:formula="of:=VLOOKUP([.L5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43</text:p>
          </table:table-cell>
          <table:table-cell table:style-name="ce452"/>
          <table:table-cell table:style-name="ce38" table:content-validation-name="val23"/>
          <table:table-cell table:style-name="ce453" table:formula="of:=VLOOKUP([.D52];[$datos.$H$2:.$K$30];2;0)" office:value-type="float" office:value="0">
            <text:p>#N/A</text:p>
          </table:table-cell>
          <table:table-cell table:style-name="ce453" table:formula="of:=VLOOKUP([.D52];[$datos.$H$2:.$K$30];3;0)" office:value-type="float" office:value="0">
            <text:p>#N/A</text:p>
          </table:table-cell>
          <table:table-cell table:style-name="ce453" table:formula="of:=VLOOKUP([.D5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52];[$datos.$W$2:.$Y$30];2;0)" office:value-type="float" office:value="0">
            <text:p>#N/A</text:p>
          </table:table-cell>
          <table:table-cell table:style-name="ce453" table:formula="of:=VLOOKUP([.L5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44</text:p>
          </table:table-cell>
          <table:table-cell table:style-name="ce452"/>
          <table:table-cell table:style-name="ce38" table:content-validation-name="val23"/>
          <table:table-cell table:style-name="ce453" table:formula="of:=VLOOKUP([.D53];[$datos.$H$2:.$K$30];2;0)" office:value-type="float" office:value="0">
            <text:p>#N/A</text:p>
          </table:table-cell>
          <table:table-cell table:style-name="ce453" table:formula="of:=VLOOKUP([.D53];[$datos.$H$2:.$K$30];3;0)" office:value-type="float" office:value="0">
            <text:p>#N/A</text:p>
          </table:table-cell>
          <table:table-cell table:style-name="ce453" table:formula="of:=VLOOKUP([.D5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53];[$datos.$W$2:.$Y$30];2;0)" office:value-type="float" office:value="0">
            <text:p>#N/A</text:p>
          </table:table-cell>
          <table:table-cell table:style-name="ce453" table:formula="of:=VLOOKUP([.L5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45</text:p>
          </table:table-cell>
          <table:table-cell table:style-name="ce452"/>
          <table:table-cell table:style-name="ce38" table:content-validation-name="val23"/>
          <table:table-cell table:style-name="ce453" table:formula="of:=VLOOKUP([.D54];[$datos.$H$2:.$K$30];2;0)" office:value-type="float" office:value="0">
            <text:p>#N/A</text:p>
          </table:table-cell>
          <table:table-cell table:style-name="ce453" table:formula="of:=VLOOKUP([.D54];[$datos.$H$2:.$K$30];3;0)" office:value-type="float" office:value="0">
            <text:p>#N/A</text:p>
          </table:table-cell>
          <table:table-cell table:style-name="ce453" table:formula="of:=VLOOKUP([.D5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54];[$datos.$W$2:.$Y$30];2;0)" office:value-type="float" office:value="0">
            <text:p>#N/A</text:p>
          </table:table-cell>
          <table:table-cell table:style-name="ce453" table:formula="of:=VLOOKUP([.L5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46</text:p>
          </table:table-cell>
          <table:table-cell table:style-name="ce452"/>
          <table:table-cell table:style-name="ce38" table:content-validation-name="val23"/>
          <table:table-cell table:style-name="ce453" table:formula="of:=VLOOKUP([.D55];[$datos.$H$2:.$K$30];2;0)" office:value-type="float" office:value="0">
            <text:p>#N/A</text:p>
          </table:table-cell>
          <table:table-cell table:style-name="ce453" table:formula="of:=VLOOKUP([.D55];[$datos.$H$2:.$K$30];3;0)" office:value-type="float" office:value="0">
            <text:p>#N/A</text:p>
          </table:table-cell>
          <table:table-cell table:style-name="ce453" table:formula="of:=VLOOKUP([.D5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55];[$datos.$W$2:.$Y$30];2;0)" office:value-type="float" office:value="0">
            <text:p>#N/A</text:p>
          </table:table-cell>
          <table:table-cell table:style-name="ce453" table:formula="of:=VLOOKUP([.L5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47</text:p>
          </table:table-cell>
          <table:table-cell table:style-name="ce452"/>
          <table:table-cell table:style-name="ce38" table:content-validation-name="val23"/>
          <table:table-cell table:style-name="ce453" table:formula="of:=VLOOKUP([.D56];[$datos.$H$2:.$K$30];2;0)" office:value-type="float" office:value="0">
            <text:p>#N/A</text:p>
          </table:table-cell>
          <table:table-cell table:style-name="ce453" table:formula="of:=VLOOKUP([.D56];[$datos.$H$2:.$K$30];3;0)" office:value-type="float" office:value="0">
            <text:p>#N/A</text:p>
          </table:table-cell>
          <table:table-cell table:style-name="ce453" table:formula="of:=VLOOKUP([.D5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56];[$datos.$W$2:.$Y$30];2;0)" office:value-type="float" office:value="0">
            <text:p>#N/A</text:p>
          </table:table-cell>
          <table:table-cell table:style-name="ce453" table:formula="of:=VLOOKUP([.L5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48</text:p>
          </table:table-cell>
          <table:table-cell table:style-name="ce452"/>
          <table:table-cell table:style-name="ce38" table:content-validation-name="val23"/>
          <table:table-cell table:style-name="ce453" table:formula="of:=VLOOKUP([.D57];[$datos.$H$2:.$K$30];2;0)" office:value-type="float" office:value="0">
            <text:p>#N/A</text:p>
          </table:table-cell>
          <table:table-cell table:style-name="ce453" table:formula="of:=VLOOKUP([.D57];[$datos.$H$2:.$K$30];3;0)" office:value-type="float" office:value="0">
            <text:p>#N/A</text:p>
          </table:table-cell>
          <table:table-cell table:style-name="ce453" table:formula="of:=VLOOKUP([.D5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57];[$datos.$W$2:.$Y$30];2;0)" office:value-type="float" office:value="0">
            <text:p>#N/A</text:p>
          </table:table-cell>
          <table:table-cell table:style-name="ce453" table:formula="of:=VLOOKUP([.L5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49</text:p>
          </table:table-cell>
          <table:table-cell table:style-name="ce452"/>
          <table:table-cell table:style-name="ce38" table:content-validation-name="val23"/>
          <table:table-cell table:style-name="ce453" table:formula="of:=VLOOKUP([.D58];[$datos.$H$2:.$K$30];2;0)" office:value-type="float" office:value="0">
            <text:p>#N/A</text:p>
          </table:table-cell>
          <table:table-cell table:style-name="ce453" table:formula="of:=VLOOKUP([.D58];[$datos.$H$2:.$K$30];3;0)" office:value-type="float" office:value="0">
            <text:p>#N/A</text:p>
          </table:table-cell>
          <table:table-cell table:style-name="ce453" table:formula="of:=VLOOKUP([.D5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58];[$datos.$W$2:.$Y$30];2;0)" office:value-type="float" office:value="0">
            <text:p>#N/A</text:p>
          </table:table-cell>
          <table:table-cell table:style-name="ce453" table:formula="of:=VLOOKUP([.L5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50</text:p>
          </table:table-cell>
          <table:table-cell table:style-name="ce452"/>
          <table:table-cell table:style-name="ce38" table:content-validation-name="val23"/>
          <table:table-cell table:style-name="ce453" table:formula="of:=VLOOKUP([.D59];[$datos.$H$2:.$K$30];2;0)" office:value-type="float" office:value="0">
            <text:p>#N/A</text:p>
          </table:table-cell>
          <table:table-cell table:style-name="ce453" table:formula="of:=VLOOKUP([.D59];[$datos.$H$2:.$K$30];3;0)" office:value-type="float" office:value="0">
            <text:p>#N/A</text:p>
          </table:table-cell>
          <table:table-cell table:style-name="ce453" table:formula="of:=VLOOKUP([.D5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59];[$datos.$W$2:.$Y$30];2;0)" office:value-type="float" office:value="0">
            <text:p>#N/A</text:p>
          </table:table-cell>
          <table:table-cell table:style-name="ce453" table:formula="of:=VLOOKUP([.L5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51</text:p>
          </table:table-cell>
          <table:table-cell table:style-name="ce452"/>
          <table:table-cell table:style-name="ce38" table:content-validation-name="val23"/>
          <table:table-cell table:style-name="ce453" table:formula="of:=VLOOKUP([.D60];[$datos.$H$2:.$K$30];2;0)" office:value-type="float" office:value="0">
            <text:p>#N/A</text:p>
          </table:table-cell>
          <table:table-cell table:style-name="ce453" table:formula="of:=VLOOKUP([.D60];[$datos.$H$2:.$K$30];3;0)" office:value-type="float" office:value="0">
            <text:p>#N/A</text:p>
          </table:table-cell>
          <table:table-cell table:style-name="ce453" table:formula="of:=VLOOKUP([.D6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60];[$datos.$W$2:.$Y$30];2;0)" office:value-type="float" office:value="0">
            <text:p>#N/A</text:p>
          </table:table-cell>
          <table:table-cell table:style-name="ce453" table:formula="of:=VLOOKUP([.L6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52</text:p>
          </table:table-cell>
          <table:table-cell table:style-name="ce452"/>
          <table:table-cell table:style-name="ce38" table:content-validation-name="val23"/>
          <table:table-cell table:style-name="ce453" table:formula="of:=VLOOKUP([.D61];[$datos.$H$2:.$K$30];2;0)" office:value-type="float" office:value="0">
            <text:p>#N/A</text:p>
          </table:table-cell>
          <table:table-cell table:style-name="ce453" table:formula="of:=VLOOKUP([.D61];[$datos.$H$2:.$K$30];3;0)" office:value-type="float" office:value="0">
            <text:p>#N/A</text:p>
          </table:table-cell>
          <table:table-cell table:style-name="ce453" table:formula="of:=VLOOKUP([.D6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61];[$datos.$W$2:.$Y$30];2;0)" office:value-type="float" office:value="0">
            <text:p>#N/A</text:p>
          </table:table-cell>
          <table:table-cell table:style-name="ce453" table:formula="of:=VLOOKUP([.L6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53</text:p>
          </table:table-cell>
          <table:table-cell table:style-name="ce452"/>
          <table:table-cell table:style-name="ce38" table:content-validation-name="val23"/>
          <table:table-cell table:style-name="ce453" table:formula="of:=VLOOKUP([.D62];[$datos.$H$2:.$K$30];2;0)" office:value-type="float" office:value="0">
            <text:p>#N/A</text:p>
          </table:table-cell>
          <table:table-cell table:style-name="ce453" table:formula="of:=VLOOKUP([.D62];[$datos.$H$2:.$K$30];3;0)" office:value-type="float" office:value="0">
            <text:p>#N/A</text:p>
          </table:table-cell>
          <table:table-cell table:style-name="ce453" table:formula="of:=VLOOKUP([.D6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62];[$datos.$W$2:.$Y$30];2;0)" office:value-type="float" office:value="0">
            <text:p>#N/A</text:p>
          </table:table-cell>
          <table:table-cell table:style-name="ce453" table:formula="of:=VLOOKUP([.L6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54</text:p>
          </table:table-cell>
          <table:table-cell table:style-name="ce452"/>
          <table:table-cell table:style-name="ce38" table:content-validation-name="val23"/>
          <table:table-cell table:style-name="ce453" table:formula="of:=VLOOKUP([.D63];[$datos.$H$2:.$K$30];2;0)" office:value-type="float" office:value="0">
            <text:p>#N/A</text:p>
          </table:table-cell>
          <table:table-cell table:style-name="ce453" table:formula="of:=VLOOKUP([.D63];[$datos.$H$2:.$K$30];3;0)" office:value-type="float" office:value="0">
            <text:p>#N/A</text:p>
          </table:table-cell>
          <table:table-cell table:style-name="ce453" table:formula="of:=VLOOKUP([.D6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63];[$datos.$W$2:.$Y$30];2;0)" office:value-type="float" office:value="0">
            <text:p>#N/A</text:p>
          </table:table-cell>
          <table:table-cell table:style-name="ce453" table:formula="of:=VLOOKUP([.L6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55</text:p>
          </table:table-cell>
          <table:table-cell table:style-name="ce452"/>
          <table:table-cell table:style-name="ce38" table:content-validation-name="val23"/>
          <table:table-cell table:style-name="ce453" table:formula="of:=VLOOKUP([.D64];[$datos.$H$2:.$K$30];2;0)" office:value-type="float" office:value="0">
            <text:p>#N/A</text:p>
          </table:table-cell>
          <table:table-cell table:style-name="ce453" table:formula="of:=VLOOKUP([.D64];[$datos.$H$2:.$K$30];3;0)" office:value-type="float" office:value="0">
            <text:p>#N/A</text:p>
          </table:table-cell>
          <table:table-cell table:style-name="ce453" table:formula="of:=VLOOKUP([.D6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64];[$datos.$W$2:.$Y$30];2;0)" office:value-type="float" office:value="0">
            <text:p>#N/A</text:p>
          </table:table-cell>
          <table:table-cell table:style-name="ce453" table:formula="of:=VLOOKUP([.L6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56</text:p>
          </table:table-cell>
          <table:table-cell table:style-name="ce452"/>
          <table:table-cell table:style-name="ce38" table:content-validation-name="val23"/>
          <table:table-cell table:style-name="ce453" table:formula="of:=VLOOKUP([.D65];[$datos.$H$2:.$K$30];2;0)" office:value-type="float" office:value="0">
            <text:p>#N/A</text:p>
          </table:table-cell>
          <table:table-cell table:style-name="ce453" table:formula="of:=VLOOKUP([.D65];[$datos.$H$2:.$K$30];3;0)" office:value-type="float" office:value="0">
            <text:p>#N/A</text:p>
          </table:table-cell>
          <table:table-cell table:style-name="ce453" table:formula="of:=VLOOKUP([.D6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65];[$datos.$W$2:.$Y$30];2;0)" office:value-type="float" office:value="0">
            <text:p>#N/A</text:p>
          </table:table-cell>
          <table:table-cell table:style-name="ce453" table:formula="of:=VLOOKUP([.L6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57</text:p>
          </table:table-cell>
          <table:table-cell table:style-name="ce452"/>
          <table:table-cell table:style-name="ce38" table:content-validation-name="val23"/>
          <table:table-cell table:style-name="ce453" table:formula="of:=VLOOKUP([.D66];[$datos.$H$2:.$K$30];2;0)" office:value-type="float" office:value="0">
            <text:p>#N/A</text:p>
          </table:table-cell>
          <table:table-cell table:style-name="ce453" table:formula="of:=VLOOKUP([.D66];[$datos.$H$2:.$K$30];3;0)" office:value-type="float" office:value="0">
            <text:p>#N/A</text:p>
          </table:table-cell>
          <table:table-cell table:style-name="ce453" table:formula="of:=VLOOKUP([.D6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66];[$datos.$W$2:.$Y$30];2;0)" office:value-type="float" office:value="0">
            <text:p>#N/A</text:p>
          </table:table-cell>
          <table:table-cell table:style-name="ce453" table:formula="of:=VLOOKUP([.L6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58</text:p>
          </table:table-cell>
          <table:table-cell table:style-name="ce452"/>
          <table:table-cell table:style-name="ce38" table:content-validation-name="val23"/>
          <table:table-cell table:style-name="ce453" table:formula="of:=VLOOKUP([.D67];[$datos.$H$2:.$K$30];2;0)" office:value-type="float" office:value="0">
            <text:p>#N/A</text:p>
          </table:table-cell>
          <table:table-cell table:style-name="ce453" table:formula="of:=VLOOKUP([.D67];[$datos.$H$2:.$K$30];3;0)" office:value-type="float" office:value="0">
            <text:p>#N/A</text:p>
          </table:table-cell>
          <table:table-cell table:style-name="ce453" table:formula="of:=VLOOKUP([.D6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67];[$datos.$W$2:.$Y$30];2;0)" office:value-type="float" office:value="0">
            <text:p>#N/A</text:p>
          </table:table-cell>
          <table:table-cell table:style-name="ce453" table:formula="of:=VLOOKUP([.L6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59</text:p>
          </table:table-cell>
          <table:table-cell table:style-name="ce452"/>
          <table:table-cell table:style-name="ce38" table:content-validation-name="val23"/>
          <table:table-cell table:style-name="ce453" table:formula="of:=VLOOKUP([.D68];[$datos.$H$2:.$K$30];2;0)" office:value-type="float" office:value="0">
            <text:p>#N/A</text:p>
          </table:table-cell>
          <table:table-cell table:style-name="ce453" table:formula="of:=VLOOKUP([.D68];[$datos.$H$2:.$K$30];3;0)" office:value-type="float" office:value="0">
            <text:p>#N/A</text:p>
          </table:table-cell>
          <table:table-cell table:style-name="ce453" table:formula="of:=VLOOKUP([.D6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68];[$datos.$W$2:.$Y$30];2;0)" office:value-type="float" office:value="0">
            <text:p>#N/A</text:p>
          </table:table-cell>
          <table:table-cell table:style-name="ce453" table:formula="of:=VLOOKUP([.L6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60</text:p>
          </table:table-cell>
          <table:table-cell table:style-name="ce452"/>
          <table:table-cell table:style-name="ce38" table:content-validation-name="val23"/>
          <table:table-cell table:style-name="ce453" table:formula="of:=VLOOKUP([.D69];[$datos.$H$2:.$K$30];2;0)" office:value-type="float" office:value="0">
            <text:p>#N/A</text:p>
          </table:table-cell>
          <table:table-cell table:style-name="ce453" table:formula="of:=VLOOKUP([.D69];[$datos.$H$2:.$K$30];3;0)" office:value-type="float" office:value="0">
            <text:p>#N/A</text:p>
          </table:table-cell>
          <table:table-cell table:style-name="ce453" table:formula="of:=VLOOKUP([.D6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69];[$datos.$W$2:.$Y$30];2;0)" office:value-type="float" office:value="0">
            <text:p>#N/A</text:p>
          </table:table-cell>
          <table:table-cell table:style-name="ce453" table:formula="of:=VLOOKUP([.L6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61</text:p>
          </table:table-cell>
          <table:table-cell table:style-name="ce452"/>
          <table:table-cell table:style-name="ce38" table:content-validation-name="val23"/>
          <table:table-cell table:style-name="ce453" table:formula="of:=VLOOKUP([.D70];[$datos.$H$2:.$K$30];2;0)" office:value-type="float" office:value="0">
            <text:p>#N/A</text:p>
          </table:table-cell>
          <table:table-cell table:style-name="ce453" table:formula="of:=VLOOKUP([.D70];[$datos.$H$2:.$K$30];3;0)" office:value-type="float" office:value="0">
            <text:p>#N/A</text:p>
          </table:table-cell>
          <table:table-cell table:style-name="ce453" table:formula="of:=VLOOKUP([.D7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70];[$datos.$W$2:.$Y$30];2;0)" office:value-type="float" office:value="0">
            <text:p>#N/A</text:p>
          </table:table-cell>
          <table:table-cell table:style-name="ce453" table:formula="of:=VLOOKUP([.L7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62</text:p>
          </table:table-cell>
          <table:table-cell table:style-name="ce452"/>
          <table:table-cell table:style-name="ce38" table:content-validation-name="val23"/>
          <table:table-cell table:style-name="ce453" table:formula="of:=VLOOKUP([.D71];[$datos.$H$2:.$K$30];2;0)" office:value-type="float" office:value="0">
            <text:p>#N/A</text:p>
          </table:table-cell>
          <table:table-cell table:style-name="ce453" table:formula="of:=VLOOKUP([.D71];[$datos.$H$2:.$K$30];3;0)" office:value-type="float" office:value="0">
            <text:p>#N/A</text:p>
          </table:table-cell>
          <table:table-cell table:style-name="ce453" table:formula="of:=VLOOKUP([.D7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71];[$datos.$W$2:.$Y$30];2;0)" office:value-type="float" office:value="0">
            <text:p>#N/A</text:p>
          </table:table-cell>
          <table:table-cell table:style-name="ce453" table:formula="of:=VLOOKUP([.L7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63</text:p>
          </table:table-cell>
          <table:table-cell table:style-name="ce452"/>
          <table:table-cell table:style-name="ce38" table:content-validation-name="val23"/>
          <table:table-cell table:style-name="ce453" table:formula="of:=VLOOKUP([.D72];[$datos.$H$2:.$K$30];2;0)" office:value-type="float" office:value="0">
            <text:p>#N/A</text:p>
          </table:table-cell>
          <table:table-cell table:style-name="ce453" table:formula="of:=VLOOKUP([.D72];[$datos.$H$2:.$K$30];3;0)" office:value-type="float" office:value="0">
            <text:p>#N/A</text:p>
          </table:table-cell>
          <table:table-cell table:style-name="ce453" table:formula="of:=VLOOKUP([.D7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72];[$datos.$W$2:.$Y$30];2;0)" office:value-type="float" office:value="0">
            <text:p>#N/A</text:p>
          </table:table-cell>
          <table:table-cell table:style-name="ce453" table:formula="of:=VLOOKUP([.L7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64</text:p>
          </table:table-cell>
          <table:table-cell table:style-name="ce452"/>
          <table:table-cell table:style-name="ce38" table:content-validation-name="val23"/>
          <table:table-cell table:style-name="ce453" table:formula="of:=VLOOKUP([.D73];[$datos.$H$2:.$K$30];2;0)" office:value-type="float" office:value="0">
            <text:p>#N/A</text:p>
          </table:table-cell>
          <table:table-cell table:style-name="ce453" table:formula="of:=VLOOKUP([.D73];[$datos.$H$2:.$K$30];3;0)" office:value-type="float" office:value="0">
            <text:p>#N/A</text:p>
          </table:table-cell>
          <table:table-cell table:style-name="ce453" table:formula="of:=VLOOKUP([.D7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73];[$datos.$W$2:.$Y$30];2;0)" office:value-type="float" office:value="0">
            <text:p>#N/A</text:p>
          </table:table-cell>
          <table:table-cell table:style-name="ce453" table:formula="of:=VLOOKUP([.L7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65</text:p>
          </table:table-cell>
          <table:table-cell table:style-name="ce452"/>
          <table:table-cell table:style-name="ce38" table:content-validation-name="val23"/>
          <table:table-cell table:style-name="ce453" table:formula="of:=VLOOKUP([.D74];[$datos.$H$2:.$K$30];2;0)" office:value-type="float" office:value="0">
            <text:p>#N/A</text:p>
          </table:table-cell>
          <table:table-cell table:style-name="ce453" table:formula="of:=VLOOKUP([.D74];[$datos.$H$2:.$K$30];3;0)" office:value-type="float" office:value="0">
            <text:p>#N/A</text:p>
          </table:table-cell>
          <table:table-cell table:style-name="ce453" table:formula="of:=VLOOKUP([.D7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74];[$datos.$W$2:.$Y$30];2;0)" office:value-type="float" office:value="0">
            <text:p>#N/A</text:p>
          </table:table-cell>
          <table:table-cell table:style-name="ce453" table:formula="of:=VLOOKUP([.L7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66</text:p>
          </table:table-cell>
          <table:table-cell table:style-name="ce452"/>
          <table:table-cell table:style-name="ce38" table:content-validation-name="val23"/>
          <table:table-cell table:style-name="ce453" table:formula="of:=VLOOKUP([.D75];[$datos.$H$2:.$K$30];2;0)" office:value-type="float" office:value="0">
            <text:p>#N/A</text:p>
          </table:table-cell>
          <table:table-cell table:style-name="ce453" table:formula="of:=VLOOKUP([.D75];[$datos.$H$2:.$K$30];3;0)" office:value-type="float" office:value="0">
            <text:p>#N/A</text:p>
          </table:table-cell>
          <table:table-cell table:style-name="ce453" table:formula="of:=VLOOKUP([.D7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75];[$datos.$W$2:.$Y$30];2;0)" office:value-type="float" office:value="0">
            <text:p>#N/A</text:p>
          </table:table-cell>
          <table:table-cell table:style-name="ce453" table:formula="of:=VLOOKUP([.L7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67</text:p>
          </table:table-cell>
          <table:table-cell table:style-name="ce452"/>
          <table:table-cell table:style-name="ce38" table:content-validation-name="val23"/>
          <table:table-cell table:style-name="ce453" table:formula="of:=VLOOKUP([.D76];[$datos.$H$2:.$K$30];2;0)" office:value-type="float" office:value="0">
            <text:p>#N/A</text:p>
          </table:table-cell>
          <table:table-cell table:style-name="ce453" table:formula="of:=VLOOKUP([.D76];[$datos.$H$2:.$K$30];3;0)" office:value-type="float" office:value="0">
            <text:p>#N/A</text:p>
          </table:table-cell>
          <table:table-cell table:style-name="ce453" table:formula="of:=VLOOKUP([.D7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76];[$datos.$W$2:.$Y$30];2;0)" office:value-type="float" office:value="0">
            <text:p>#N/A</text:p>
          </table:table-cell>
          <table:table-cell table:style-name="ce453" table:formula="of:=VLOOKUP([.L7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68</text:p>
          </table:table-cell>
          <table:table-cell table:style-name="ce452"/>
          <table:table-cell table:style-name="ce38" table:content-validation-name="val23"/>
          <table:table-cell table:style-name="ce453" table:formula="of:=VLOOKUP([.D77];[$datos.$H$2:.$K$30];2;0)" office:value-type="float" office:value="0">
            <text:p>#N/A</text:p>
          </table:table-cell>
          <table:table-cell table:style-name="ce453" table:formula="of:=VLOOKUP([.D77];[$datos.$H$2:.$K$30];3;0)" office:value-type="float" office:value="0">
            <text:p>#N/A</text:p>
          </table:table-cell>
          <table:table-cell table:style-name="ce453" table:formula="of:=VLOOKUP([.D7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77];[$datos.$W$2:.$Y$30];2;0)" office:value-type="float" office:value="0">
            <text:p>#N/A</text:p>
          </table:table-cell>
          <table:table-cell table:style-name="ce453" table:formula="of:=VLOOKUP([.L7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69</text:p>
          </table:table-cell>
          <table:table-cell table:style-name="ce452"/>
          <table:table-cell table:style-name="ce38" table:content-validation-name="val23"/>
          <table:table-cell table:style-name="ce453" table:formula="of:=VLOOKUP([.D78];[$datos.$H$2:.$K$30];2;0)" office:value-type="float" office:value="0">
            <text:p>#N/A</text:p>
          </table:table-cell>
          <table:table-cell table:style-name="ce453" table:formula="of:=VLOOKUP([.D78];[$datos.$H$2:.$K$30];3;0)" office:value-type="float" office:value="0">
            <text:p>#N/A</text:p>
          </table:table-cell>
          <table:table-cell table:style-name="ce453" table:formula="of:=VLOOKUP([.D7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78];[$datos.$W$2:.$Y$30];2;0)" office:value-type="float" office:value="0">
            <text:p>#N/A</text:p>
          </table:table-cell>
          <table:table-cell table:style-name="ce453" table:formula="of:=VLOOKUP([.L7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70</text:p>
          </table:table-cell>
          <table:table-cell table:style-name="ce452"/>
          <table:table-cell table:style-name="ce38" table:content-validation-name="val23"/>
          <table:table-cell table:style-name="ce453" table:formula="of:=VLOOKUP([.D79];[$datos.$H$2:.$K$30];2;0)" office:value-type="float" office:value="0">
            <text:p>#N/A</text:p>
          </table:table-cell>
          <table:table-cell table:style-name="ce453" table:formula="of:=VLOOKUP([.D79];[$datos.$H$2:.$K$30];3;0)" office:value-type="float" office:value="0">
            <text:p>#N/A</text:p>
          </table:table-cell>
          <table:table-cell table:style-name="ce453" table:formula="of:=VLOOKUP([.D7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79];[$datos.$W$2:.$Y$30];2;0)" office:value-type="float" office:value="0">
            <text:p>#N/A</text:p>
          </table:table-cell>
          <table:table-cell table:style-name="ce453" table:formula="of:=VLOOKUP([.L7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71</text:p>
          </table:table-cell>
          <table:table-cell table:style-name="ce452"/>
          <table:table-cell table:style-name="ce38" table:content-validation-name="val23"/>
          <table:table-cell table:style-name="ce453" table:formula="of:=VLOOKUP([.D80];[$datos.$H$2:.$K$30];2;0)" office:value-type="float" office:value="0">
            <text:p>#N/A</text:p>
          </table:table-cell>
          <table:table-cell table:style-name="ce453" table:formula="of:=VLOOKUP([.D80];[$datos.$H$2:.$K$30];3;0)" office:value-type="float" office:value="0">
            <text:p>#N/A</text:p>
          </table:table-cell>
          <table:table-cell table:style-name="ce453" table:formula="of:=VLOOKUP([.D8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80];[$datos.$W$2:.$Y$30];2;0)" office:value-type="float" office:value="0">
            <text:p>#N/A</text:p>
          </table:table-cell>
          <table:table-cell table:style-name="ce453" table:formula="of:=VLOOKUP([.L8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72</text:p>
          </table:table-cell>
          <table:table-cell table:style-name="ce452"/>
          <table:table-cell table:style-name="ce38" table:content-validation-name="val23"/>
          <table:table-cell table:style-name="ce453" table:formula="of:=VLOOKUP([.D81];[$datos.$H$2:.$K$30];2;0)" office:value-type="float" office:value="0">
            <text:p>#N/A</text:p>
          </table:table-cell>
          <table:table-cell table:style-name="ce453" table:formula="of:=VLOOKUP([.D81];[$datos.$H$2:.$K$30];3;0)" office:value-type="float" office:value="0">
            <text:p>#N/A</text:p>
          </table:table-cell>
          <table:table-cell table:style-name="ce453" table:formula="of:=VLOOKUP([.D8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81];[$datos.$W$2:.$Y$30];2;0)" office:value-type="float" office:value="0">
            <text:p>#N/A</text:p>
          </table:table-cell>
          <table:table-cell table:style-name="ce453" table:formula="of:=VLOOKUP([.L8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73</text:p>
          </table:table-cell>
          <table:table-cell table:style-name="ce452"/>
          <table:table-cell table:style-name="ce38" table:content-validation-name="val23"/>
          <table:table-cell table:style-name="ce453" table:formula="of:=VLOOKUP([.D82];[$datos.$H$2:.$K$30];2;0)" office:value-type="float" office:value="0">
            <text:p>#N/A</text:p>
          </table:table-cell>
          <table:table-cell table:style-name="ce453" table:formula="of:=VLOOKUP([.D82];[$datos.$H$2:.$K$30];3;0)" office:value-type="float" office:value="0">
            <text:p>#N/A</text:p>
          </table:table-cell>
          <table:table-cell table:style-name="ce453" table:formula="of:=VLOOKUP([.D8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82];[$datos.$W$2:.$Y$30];2;0)" office:value-type="float" office:value="0">
            <text:p>#N/A</text:p>
          </table:table-cell>
          <table:table-cell table:style-name="ce453" table:formula="of:=VLOOKUP([.L8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74</text:p>
          </table:table-cell>
          <table:table-cell table:style-name="ce452"/>
          <table:table-cell table:style-name="ce38" table:content-validation-name="val23"/>
          <table:table-cell table:style-name="ce453" table:formula="of:=VLOOKUP([.D83];[$datos.$H$2:.$K$30];2;0)" office:value-type="float" office:value="0">
            <text:p>#N/A</text:p>
          </table:table-cell>
          <table:table-cell table:style-name="ce453" table:formula="of:=VLOOKUP([.D83];[$datos.$H$2:.$K$30];3;0)" office:value-type="float" office:value="0">
            <text:p>#N/A</text:p>
          </table:table-cell>
          <table:table-cell table:style-name="ce453" table:formula="of:=VLOOKUP([.D8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83];[$datos.$W$2:.$Y$30];2;0)" office:value-type="float" office:value="0">
            <text:p>#N/A</text:p>
          </table:table-cell>
          <table:table-cell table:style-name="ce453" table:formula="of:=VLOOKUP([.L8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75</text:p>
          </table:table-cell>
          <table:table-cell table:style-name="ce452"/>
          <table:table-cell table:style-name="ce38" table:content-validation-name="val23"/>
          <table:table-cell table:style-name="ce453" table:formula="of:=VLOOKUP([.D84];[$datos.$H$2:.$K$30];2;0)" office:value-type="float" office:value="0">
            <text:p>#N/A</text:p>
          </table:table-cell>
          <table:table-cell table:style-name="ce453" table:formula="of:=VLOOKUP([.D84];[$datos.$H$2:.$K$30];3;0)" office:value-type="float" office:value="0">
            <text:p>#N/A</text:p>
          </table:table-cell>
          <table:table-cell table:style-name="ce453" table:formula="of:=VLOOKUP([.D8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84];[$datos.$W$2:.$Y$30];2;0)" office:value-type="float" office:value="0">
            <text:p>#N/A</text:p>
          </table:table-cell>
          <table:table-cell table:style-name="ce453" table:formula="of:=VLOOKUP([.L8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76</text:p>
          </table:table-cell>
          <table:table-cell table:style-name="ce452"/>
          <table:table-cell table:style-name="ce38" table:content-validation-name="val23"/>
          <table:table-cell table:style-name="ce453" table:formula="of:=VLOOKUP([.D85];[$datos.$H$2:.$K$30];2;0)" office:value-type="float" office:value="0">
            <text:p>#N/A</text:p>
          </table:table-cell>
          <table:table-cell table:style-name="ce453" table:formula="of:=VLOOKUP([.D85];[$datos.$H$2:.$K$30];3;0)" office:value-type="float" office:value="0">
            <text:p>#N/A</text:p>
          </table:table-cell>
          <table:table-cell table:style-name="ce453" table:formula="of:=VLOOKUP([.D8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85];[$datos.$W$2:.$Y$30];2;0)" office:value-type="float" office:value="0">
            <text:p>#N/A</text:p>
          </table:table-cell>
          <table:table-cell table:style-name="ce453" table:formula="of:=VLOOKUP([.L8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77</text:p>
          </table:table-cell>
          <table:table-cell table:style-name="ce452"/>
          <table:table-cell table:style-name="ce38" table:content-validation-name="val23"/>
          <table:table-cell table:style-name="ce453" table:formula="of:=VLOOKUP([.D86];[$datos.$H$2:.$K$30];2;0)" office:value-type="float" office:value="0">
            <text:p>#N/A</text:p>
          </table:table-cell>
          <table:table-cell table:style-name="ce453" table:formula="of:=VLOOKUP([.D86];[$datos.$H$2:.$K$30];3;0)" office:value-type="float" office:value="0">
            <text:p>#N/A</text:p>
          </table:table-cell>
          <table:table-cell table:style-name="ce453" table:formula="of:=VLOOKUP([.D8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86];[$datos.$W$2:.$Y$30];2;0)" office:value-type="float" office:value="0">
            <text:p>#N/A</text:p>
          </table:table-cell>
          <table:table-cell table:style-name="ce453" table:formula="of:=VLOOKUP([.L8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78</text:p>
          </table:table-cell>
          <table:table-cell table:style-name="ce452"/>
          <table:table-cell table:style-name="ce38" table:content-validation-name="val23"/>
          <table:table-cell table:style-name="ce453" table:formula="of:=VLOOKUP([.D87];[$datos.$H$2:.$K$30];2;0)" office:value-type="float" office:value="0">
            <text:p>#N/A</text:p>
          </table:table-cell>
          <table:table-cell table:style-name="ce453" table:formula="of:=VLOOKUP([.D87];[$datos.$H$2:.$K$30];3;0)" office:value-type="float" office:value="0">
            <text:p>#N/A</text:p>
          </table:table-cell>
          <table:table-cell table:style-name="ce453" table:formula="of:=VLOOKUP([.D8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87];[$datos.$W$2:.$Y$30];2;0)" office:value-type="float" office:value="0">
            <text:p>#N/A</text:p>
          </table:table-cell>
          <table:table-cell table:style-name="ce453" table:formula="of:=VLOOKUP([.L8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79</text:p>
          </table:table-cell>
          <table:table-cell table:style-name="ce452"/>
          <table:table-cell table:style-name="ce38" table:content-validation-name="val23"/>
          <table:table-cell table:style-name="ce453" table:formula="of:=VLOOKUP([.D88];[$datos.$H$2:.$K$30];2;0)" office:value-type="float" office:value="0">
            <text:p>#N/A</text:p>
          </table:table-cell>
          <table:table-cell table:style-name="ce453" table:formula="of:=VLOOKUP([.D88];[$datos.$H$2:.$K$30];3;0)" office:value-type="float" office:value="0">
            <text:p>#N/A</text:p>
          </table:table-cell>
          <table:table-cell table:style-name="ce453" table:formula="of:=VLOOKUP([.D8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88];[$datos.$W$2:.$Y$30];2;0)" office:value-type="float" office:value="0">
            <text:p>#N/A</text:p>
          </table:table-cell>
          <table:table-cell table:style-name="ce453" table:formula="of:=VLOOKUP([.L8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80</text:p>
          </table:table-cell>
          <table:table-cell table:style-name="ce452"/>
          <table:table-cell table:style-name="ce38" table:content-validation-name="val23"/>
          <table:table-cell table:style-name="ce453" table:formula="of:=VLOOKUP([.D89];[$datos.$H$2:.$K$30];2;0)" office:value-type="float" office:value="0">
            <text:p>#N/A</text:p>
          </table:table-cell>
          <table:table-cell table:style-name="ce453" table:formula="of:=VLOOKUP([.D89];[$datos.$H$2:.$K$30];3;0)" office:value-type="float" office:value="0">
            <text:p>#N/A</text:p>
          </table:table-cell>
          <table:table-cell table:style-name="ce453" table:formula="of:=VLOOKUP([.D8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89];[$datos.$W$2:.$Y$30];2;0)" office:value-type="float" office:value="0">
            <text:p>#N/A</text:p>
          </table:table-cell>
          <table:table-cell table:style-name="ce453" table:formula="of:=VLOOKUP([.L8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81</text:p>
          </table:table-cell>
          <table:table-cell table:style-name="ce452"/>
          <table:table-cell table:style-name="ce38" table:content-validation-name="val23"/>
          <table:table-cell table:style-name="ce453" table:formula="of:=VLOOKUP([.D90];[$datos.$H$2:.$K$30];2;0)" office:value-type="float" office:value="0">
            <text:p>#N/A</text:p>
          </table:table-cell>
          <table:table-cell table:style-name="ce453" table:formula="of:=VLOOKUP([.D90];[$datos.$H$2:.$K$30];3;0)" office:value-type="float" office:value="0">
            <text:p>#N/A</text:p>
          </table:table-cell>
          <table:table-cell table:style-name="ce453" table:formula="of:=VLOOKUP([.D9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90];[$datos.$W$2:.$Y$30];2;0)" office:value-type="float" office:value="0">
            <text:p>#N/A</text:p>
          </table:table-cell>
          <table:table-cell table:style-name="ce453" table:formula="of:=VLOOKUP([.L9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82</text:p>
          </table:table-cell>
          <table:table-cell table:style-name="ce452"/>
          <table:table-cell table:style-name="ce38" table:content-validation-name="val23"/>
          <table:table-cell table:style-name="ce453" table:formula="of:=VLOOKUP([.D91];[$datos.$H$2:.$K$30];2;0)" office:value-type="float" office:value="0">
            <text:p>#N/A</text:p>
          </table:table-cell>
          <table:table-cell table:style-name="ce453" table:formula="of:=VLOOKUP([.D91];[$datos.$H$2:.$K$30];3;0)" office:value-type="float" office:value="0">
            <text:p>#N/A</text:p>
          </table:table-cell>
          <table:table-cell table:style-name="ce453" table:formula="of:=VLOOKUP([.D9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91];[$datos.$W$2:.$Y$30];2;0)" office:value-type="float" office:value="0">
            <text:p>#N/A</text:p>
          </table:table-cell>
          <table:table-cell table:style-name="ce453" table:formula="of:=VLOOKUP([.L9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83</text:p>
          </table:table-cell>
          <table:table-cell table:style-name="ce452"/>
          <table:table-cell table:style-name="ce38" table:content-validation-name="val23"/>
          <table:table-cell table:style-name="ce453" table:formula="of:=VLOOKUP([.D92];[$datos.$H$2:.$K$30];2;0)" office:value-type="float" office:value="0">
            <text:p>#N/A</text:p>
          </table:table-cell>
          <table:table-cell table:style-name="ce453" table:formula="of:=VLOOKUP([.D92];[$datos.$H$2:.$K$30];3;0)" office:value-type="float" office:value="0">
            <text:p>#N/A</text:p>
          </table:table-cell>
          <table:table-cell table:style-name="ce453" table:formula="of:=VLOOKUP([.D9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92];[$datos.$W$2:.$Y$30];2;0)" office:value-type="float" office:value="0">
            <text:p>#N/A</text:p>
          </table:table-cell>
          <table:table-cell table:style-name="ce453" table:formula="of:=VLOOKUP([.L9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84</text:p>
          </table:table-cell>
          <table:table-cell table:style-name="ce452"/>
          <table:table-cell table:style-name="ce38" table:content-validation-name="val23"/>
          <table:table-cell table:style-name="ce453" table:formula="of:=VLOOKUP([.D93];[$datos.$H$2:.$K$30];2;0)" office:value-type="float" office:value="0">
            <text:p>#N/A</text:p>
          </table:table-cell>
          <table:table-cell table:style-name="ce453" table:formula="of:=VLOOKUP([.D93];[$datos.$H$2:.$K$30];3;0)" office:value-type="float" office:value="0">
            <text:p>#N/A</text:p>
          </table:table-cell>
          <table:table-cell table:style-name="ce453" table:formula="of:=VLOOKUP([.D9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93];[$datos.$W$2:.$Y$30];2;0)" office:value-type="float" office:value="0">
            <text:p>#N/A</text:p>
          </table:table-cell>
          <table:table-cell table:style-name="ce453" table:formula="of:=VLOOKUP([.L9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85</text:p>
          </table:table-cell>
          <table:table-cell table:style-name="ce452"/>
          <table:table-cell table:style-name="ce38" table:content-validation-name="val23"/>
          <table:table-cell table:style-name="ce453" table:formula="of:=VLOOKUP([.D94];[$datos.$H$2:.$K$30];2;0)" office:value-type="float" office:value="0">
            <text:p>#N/A</text:p>
          </table:table-cell>
          <table:table-cell table:style-name="ce453" table:formula="of:=VLOOKUP([.D94];[$datos.$H$2:.$K$30];3;0)" office:value-type="float" office:value="0">
            <text:p>#N/A</text:p>
          </table:table-cell>
          <table:table-cell table:style-name="ce453" table:formula="of:=VLOOKUP([.D9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94];[$datos.$W$2:.$Y$30];2;0)" office:value-type="float" office:value="0">
            <text:p>#N/A</text:p>
          </table:table-cell>
          <table:table-cell table:style-name="ce453" table:formula="of:=VLOOKUP([.L9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86</text:p>
          </table:table-cell>
          <table:table-cell table:style-name="ce452"/>
          <table:table-cell table:style-name="ce38" table:content-validation-name="val23"/>
          <table:table-cell table:style-name="ce453" table:formula="of:=VLOOKUP([.D95];[$datos.$H$2:.$K$30];2;0)" office:value-type="float" office:value="0">
            <text:p>#N/A</text:p>
          </table:table-cell>
          <table:table-cell table:style-name="ce453" table:formula="of:=VLOOKUP([.D95];[$datos.$H$2:.$K$30];3;0)" office:value-type="float" office:value="0">
            <text:p>#N/A</text:p>
          </table:table-cell>
          <table:table-cell table:style-name="ce453" table:formula="of:=VLOOKUP([.D9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95];[$datos.$W$2:.$Y$30];2;0)" office:value-type="float" office:value="0">
            <text:p>#N/A</text:p>
          </table:table-cell>
          <table:table-cell table:style-name="ce453" table:formula="of:=VLOOKUP([.L9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87</text:p>
          </table:table-cell>
          <table:table-cell table:style-name="ce452"/>
          <table:table-cell table:style-name="ce38" table:content-validation-name="val23"/>
          <table:table-cell table:style-name="ce453" table:formula="of:=VLOOKUP([.D96];[$datos.$H$2:.$K$30];2;0)" office:value-type="float" office:value="0">
            <text:p>#N/A</text:p>
          </table:table-cell>
          <table:table-cell table:style-name="ce453" table:formula="of:=VLOOKUP([.D96];[$datos.$H$2:.$K$30];3;0)" office:value-type="float" office:value="0">
            <text:p>#N/A</text:p>
          </table:table-cell>
          <table:table-cell table:style-name="ce453" table:formula="of:=VLOOKUP([.D9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96];[$datos.$W$2:.$Y$30];2;0)" office:value-type="float" office:value="0">
            <text:p>#N/A</text:p>
          </table:table-cell>
          <table:table-cell table:style-name="ce453" table:formula="of:=VLOOKUP([.L9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88</text:p>
          </table:table-cell>
          <table:table-cell table:style-name="ce452"/>
          <table:table-cell table:style-name="ce38" table:content-validation-name="val23"/>
          <table:table-cell table:style-name="ce453" table:formula="of:=VLOOKUP([.D97];[$datos.$H$2:.$K$30];2;0)" office:value-type="float" office:value="0">
            <text:p>#N/A</text:p>
          </table:table-cell>
          <table:table-cell table:style-name="ce453" table:formula="of:=VLOOKUP([.D97];[$datos.$H$2:.$K$30];3;0)" office:value-type="float" office:value="0">
            <text:p>#N/A</text:p>
          </table:table-cell>
          <table:table-cell table:style-name="ce453" table:formula="of:=VLOOKUP([.D9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97];[$datos.$W$2:.$Y$30];2;0)" office:value-type="float" office:value="0">
            <text:p>#N/A</text:p>
          </table:table-cell>
          <table:table-cell table:style-name="ce453" table:formula="of:=VLOOKUP([.L9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89</text:p>
          </table:table-cell>
          <table:table-cell table:style-name="ce452"/>
          <table:table-cell table:style-name="ce38" table:content-validation-name="val23"/>
          <table:table-cell table:style-name="ce453" table:formula="of:=VLOOKUP([.D98];[$datos.$H$2:.$K$30];2;0)" office:value-type="float" office:value="0">
            <text:p>#N/A</text:p>
          </table:table-cell>
          <table:table-cell table:style-name="ce453" table:formula="of:=VLOOKUP([.D98];[$datos.$H$2:.$K$30];3;0)" office:value-type="float" office:value="0">
            <text:p>#N/A</text:p>
          </table:table-cell>
          <table:table-cell table:style-name="ce453" table:formula="of:=VLOOKUP([.D9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98];[$datos.$W$2:.$Y$30];2;0)" office:value-type="float" office:value="0">
            <text:p>#N/A</text:p>
          </table:table-cell>
          <table:table-cell table:style-name="ce453" table:formula="of:=VLOOKUP([.L9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90</text:p>
          </table:table-cell>
          <table:table-cell table:style-name="ce452"/>
          <table:table-cell table:style-name="ce38" table:content-validation-name="val23"/>
          <table:table-cell table:style-name="ce453" table:formula="of:=VLOOKUP([.D99];[$datos.$H$2:.$K$30];2;0)" office:value-type="float" office:value="0">
            <text:p>#N/A</text:p>
          </table:table-cell>
          <table:table-cell table:style-name="ce453" table:formula="of:=VLOOKUP([.D99];[$datos.$H$2:.$K$30];3;0)" office:value-type="float" office:value="0">
            <text:p>#N/A</text:p>
          </table:table-cell>
          <table:table-cell table:style-name="ce453" table:formula="of:=VLOOKUP([.D9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99];[$datos.$W$2:.$Y$30];2;0)" office:value-type="float" office:value="0">
            <text:p>#N/A</text:p>
          </table:table-cell>
          <table:table-cell table:style-name="ce453" table:formula="of:=VLOOKUP([.L9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91</text:p>
          </table:table-cell>
          <table:table-cell table:style-name="ce452"/>
          <table:table-cell table:style-name="ce38" table:content-validation-name="val23"/>
          <table:table-cell table:style-name="ce453" table:formula="of:=VLOOKUP([.D100];[$datos.$H$2:.$K$30];2;0)" office:value-type="float" office:value="0">
            <text:p>#N/A</text:p>
          </table:table-cell>
          <table:table-cell table:style-name="ce453" table:formula="of:=VLOOKUP([.D100];[$datos.$H$2:.$K$30];3;0)" office:value-type="float" office:value="0">
            <text:p>#N/A</text:p>
          </table:table-cell>
          <table:table-cell table:style-name="ce453" table:formula="of:=VLOOKUP([.D10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00];[$datos.$W$2:.$Y$30];2;0)" office:value-type="float" office:value="0">
            <text:p>#N/A</text:p>
          </table:table-cell>
          <table:table-cell table:style-name="ce453" table:formula="of:=VLOOKUP([.L10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92</text:p>
          </table:table-cell>
          <table:table-cell table:style-name="ce452"/>
          <table:table-cell table:style-name="ce38" table:content-validation-name="val23"/>
          <table:table-cell table:style-name="ce453" table:formula="of:=VLOOKUP([.D101];[$datos.$H$2:.$K$30];2;0)" office:value-type="float" office:value="0">
            <text:p>#N/A</text:p>
          </table:table-cell>
          <table:table-cell table:style-name="ce453" table:formula="of:=VLOOKUP([.D101];[$datos.$H$2:.$K$30];3;0)" office:value-type="float" office:value="0">
            <text:p>#N/A</text:p>
          </table:table-cell>
          <table:table-cell table:style-name="ce453" table:formula="of:=VLOOKUP([.D10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01];[$datos.$W$2:.$Y$30];2;0)" office:value-type="float" office:value="0">
            <text:p>#N/A</text:p>
          </table:table-cell>
          <table:table-cell table:style-name="ce453" table:formula="of:=VLOOKUP([.L10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93</text:p>
          </table:table-cell>
          <table:table-cell table:style-name="ce452"/>
          <table:table-cell table:style-name="ce38" table:content-validation-name="val23"/>
          <table:table-cell table:style-name="ce453" table:formula="of:=VLOOKUP([.D102];[$datos.$H$2:.$K$30];2;0)" office:value-type="float" office:value="0">
            <text:p>#N/A</text:p>
          </table:table-cell>
          <table:table-cell table:style-name="ce453" table:formula="of:=VLOOKUP([.D102];[$datos.$H$2:.$K$30];3;0)" office:value-type="float" office:value="0">
            <text:p>#N/A</text:p>
          </table:table-cell>
          <table:table-cell table:style-name="ce453" table:formula="of:=VLOOKUP([.D10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02];[$datos.$W$2:.$Y$30];2;0)" office:value-type="float" office:value="0">
            <text:p>#N/A</text:p>
          </table:table-cell>
          <table:table-cell table:style-name="ce453" table:formula="of:=VLOOKUP([.L10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94</text:p>
          </table:table-cell>
          <table:table-cell table:style-name="ce452"/>
          <table:table-cell table:style-name="ce38" table:content-validation-name="val23"/>
          <table:table-cell table:style-name="ce453" table:formula="of:=VLOOKUP([.D103];[$datos.$H$2:.$K$30];2;0)" office:value-type="float" office:value="0">
            <text:p>#N/A</text:p>
          </table:table-cell>
          <table:table-cell table:style-name="ce453" table:formula="of:=VLOOKUP([.D103];[$datos.$H$2:.$K$30];3;0)" office:value-type="float" office:value="0">
            <text:p>#N/A</text:p>
          </table:table-cell>
          <table:table-cell table:style-name="ce453" table:formula="of:=VLOOKUP([.D10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03];[$datos.$W$2:.$Y$30];2;0)" office:value-type="float" office:value="0">
            <text:p>#N/A</text:p>
          </table:table-cell>
          <table:table-cell table:style-name="ce453" table:formula="of:=VLOOKUP([.L10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95</text:p>
          </table:table-cell>
          <table:table-cell table:style-name="ce452"/>
          <table:table-cell table:style-name="ce38" table:content-validation-name="val23"/>
          <table:table-cell table:style-name="ce453" table:formula="of:=VLOOKUP([.D104];[$datos.$H$2:.$K$30];2;0)" office:value-type="float" office:value="0">
            <text:p>#N/A</text:p>
          </table:table-cell>
          <table:table-cell table:style-name="ce453" table:formula="of:=VLOOKUP([.D104];[$datos.$H$2:.$K$30];3;0)" office:value-type="float" office:value="0">
            <text:p>#N/A</text:p>
          </table:table-cell>
          <table:table-cell table:style-name="ce453" table:formula="of:=VLOOKUP([.D10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04];[$datos.$W$2:.$Y$30];2;0)" office:value-type="float" office:value="0">
            <text:p>#N/A</text:p>
          </table:table-cell>
          <table:table-cell table:style-name="ce453" table:formula="of:=VLOOKUP([.L10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96</text:p>
          </table:table-cell>
          <table:table-cell table:style-name="ce452"/>
          <table:table-cell table:style-name="ce38" table:content-validation-name="val23"/>
          <table:table-cell table:style-name="ce453" table:formula="of:=VLOOKUP([.D105];[$datos.$H$2:.$K$30];2;0)" office:value-type="float" office:value="0">
            <text:p>#N/A</text:p>
          </table:table-cell>
          <table:table-cell table:style-name="ce453" table:formula="of:=VLOOKUP([.D105];[$datos.$H$2:.$K$30];3;0)" office:value-type="float" office:value="0">
            <text:p>#N/A</text:p>
          </table:table-cell>
          <table:table-cell table:style-name="ce453" table:formula="of:=VLOOKUP([.D10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05];[$datos.$W$2:.$Y$30];2;0)" office:value-type="float" office:value="0">
            <text:p>#N/A</text:p>
          </table:table-cell>
          <table:table-cell table:style-name="ce453" table:formula="of:=VLOOKUP([.L10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97</text:p>
          </table:table-cell>
          <table:table-cell table:style-name="ce452"/>
          <table:table-cell table:style-name="ce38" table:content-validation-name="val23"/>
          <table:table-cell table:style-name="ce453" table:formula="of:=VLOOKUP([.D106];[$datos.$H$2:.$K$30];2;0)" office:value-type="float" office:value="0">
            <text:p>#N/A</text:p>
          </table:table-cell>
          <table:table-cell table:style-name="ce453" table:formula="of:=VLOOKUP([.D106];[$datos.$H$2:.$K$30];3;0)" office:value-type="float" office:value="0">
            <text:p>#N/A</text:p>
          </table:table-cell>
          <table:table-cell table:style-name="ce453" table:formula="of:=VLOOKUP([.D10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06];[$datos.$W$2:.$Y$30];2;0)" office:value-type="float" office:value="0">
            <text:p>#N/A</text:p>
          </table:table-cell>
          <table:table-cell table:style-name="ce453" table:formula="of:=VLOOKUP([.L10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98</text:p>
          </table:table-cell>
          <table:table-cell table:style-name="ce452"/>
          <table:table-cell table:style-name="ce38" table:content-validation-name="val23"/>
          <table:table-cell table:style-name="ce453" table:formula="of:=VLOOKUP([.D107];[$datos.$H$2:.$K$30];2;0)" office:value-type="float" office:value="0">
            <text:p>#N/A</text:p>
          </table:table-cell>
          <table:table-cell table:style-name="ce453" table:formula="of:=VLOOKUP([.D107];[$datos.$H$2:.$K$30];3;0)" office:value-type="float" office:value="0">
            <text:p>#N/A</text:p>
          </table:table-cell>
          <table:table-cell table:style-name="ce453" table:formula="of:=VLOOKUP([.D10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07];[$datos.$W$2:.$Y$30];2;0)" office:value-type="float" office:value="0">
            <text:p>#N/A</text:p>
          </table:table-cell>
          <table:table-cell table:style-name="ce453" table:formula="of:=VLOOKUP([.L10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99</text:p>
          </table:table-cell>
          <table:table-cell table:style-name="ce452"/>
          <table:table-cell table:style-name="ce38" table:content-validation-name="val23"/>
          <table:table-cell table:style-name="ce453" table:formula="of:=VLOOKUP([.D108];[$datos.$H$2:.$K$30];2;0)" office:value-type="float" office:value="0">
            <text:p>#N/A</text:p>
          </table:table-cell>
          <table:table-cell table:style-name="ce453" table:formula="of:=VLOOKUP([.D108];[$datos.$H$2:.$K$30];3;0)" office:value-type="float" office:value="0">
            <text:p>#N/A</text:p>
          </table:table-cell>
          <table:table-cell table:style-name="ce453" table:formula="of:=VLOOKUP([.D10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08];[$datos.$W$2:.$Y$30];2;0)" office:value-type="float" office:value="0">
            <text:p>#N/A</text:p>
          </table:table-cell>
          <table:table-cell table:style-name="ce453" table:formula="of:=VLOOKUP([.L10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00</text:p>
          </table:table-cell>
          <table:table-cell table:style-name="ce452"/>
          <table:table-cell table:style-name="ce38" table:content-validation-name="val23"/>
          <table:table-cell table:style-name="ce453" table:formula="of:=VLOOKUP([.D109];[$datos.$H$2:.$K$30];2;0)" office:value-type="float" office:value="0">
            <text:p>#N/A</text:p>
          </table:table-cell>
          <table:table-cell table:style-name="ce453" table:formula="of:=VLOOKUP([.D109];[$datos.$H$2:.$K$30];3;0)" office:value-type="float" office:value="0">
            <text:p>#N/A</text:p>
          </table:table-cell>
          <table:table-cell table:style-name="ce453" table:formula="of:=VLOOKUP([.D10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09];[$datos.$W$2:.$Y$30];2;0)" office:value-type="float" office:value="0">
            <text:p>#N/A</text:p>
          </table:table-cell>
          <table:table-cell table:style-name="ce453" table:formula="of:=VLOOKUP([.L10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01</text:p>
          </table:table-cell>
          <table:table-cell table:style-name="ce452"/>
          <table:table-cell table:style-name="ce38" table:content-validation-name="val23"/>
          <table:table-cell table:style-name="ce453" table:formula="of:=VLOOKUP([.D110];[$datos.$H$2:.$K$30];2;0)" office:value-type="float" office:value="0">
            <text:p>#N/A</text:p>
          </table:table-cell>
          <table:table-cell table:style-name="ce453" table:formula="of:=VLOOKUP([.D110];[$datos.$H$2:.$K$30];3;0)" office:value-type="float" office:value="0">
            <text:p>#N/A</text:p>
          </table:table-cell>
          <table:table-cell table:style-name="ce453" table:formula="of:=VLOOKUP([.D11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10];[$datos.$W$2:.$Y$30];2;0)" office:value-type="float" office:value="0">
            <text:p>#N/A</text:p>
          </table:table-cell>
          <table:table-cell table:style-name="ce453" table:formula="of:=VLOOKUP([.L11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02</text:p>
          </table:table-cell>
          <table:table-cell table:style-name="ce452"/>
          <table:table-cell table:style-name="ce38" table:content-validation-name="val23"/>
          <table:table-cell table:style-name="ce453" table:formula="of:=VLOOKUP([.D111];[$datos.$H$2:.$K$30];2;0)" office:value-type="float" office:value="0">
            <text:p>#N/A</text:p>
          </table:table-cell>
          <table:table-cell table:style-name="ce453" table:formula="of:=VLOOKUP([.D111];[$datos.$H$2:.$K$30];3;0)" office:value-type="float" office:value="0">
            <text:p>#N/A</text:p>
          </table:table-cell>
          <table:table-cell table:style-name="ce453" table:formula="of:=VLOOKUP([.D11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11];[$datos.$W$2:.$Y$30];2;0)" office:value-type="float" office:value="0">
            <text:p>#N/A</text:p>
          </table:table-cell>
          <table:table-cell table:style-name="ce453" table:formula="of:=VLOOKUP([.L11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03</text:p>
          </table:table-cell>
          <table:table-cell table:style-name="ce452"/>
          <table:table-cell table:style-name="ce38" table:content-validation-name="val23"/>
          <table:table-cell table:style-name="ce453" table:formula="of:=VLOOKUP([.D112];[$datos.$H$2:.$K$30];2;0)" office:value-type="float" office:value="0">
            <text:p>#N/A</text:p>
          </table:table-cell>
          <table:table-cell table:style-name="ce453" table:formula="of:=VLOOKUP([.D112];[$datos.$H$2:.$K$30];3;0)" office:value-type="float" office:value="0">
            <text:p>#N/A</text:p>
          </table:table-cell>
          <table:table-cell table:style-name="ce453" table:formula="of:=VLOOKUP([.D11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12];[$datos.$W$2:.$Y$30];2;0)" office:value-type="float" office:value="0">
            <text:p>#N/A</text:p>
          </table:table-cell>
          <table:table-cell table:style-name="ce453" table:formula="of:=VLOOKUP([.L11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04</text:p>
          </table:table-cell>
          <table:table-cell table:style-name="ce452"/>
          <table:table-cell table:style-name="ce38" table:content-validation-name="val23"/>
          <table:table-cell table:style-name="ce453" table:formula="of:=VLOOKUP([.D113];[$datos.$H$2:.$K$30];2;0)" office:value-type="float" office:value="0">
            <text:p>#N/A</text:p>
          </table:table-cell>
          <table:table-cell table:style-name="ce453" table:formula="of:=VLOOKUP([.D113];[$datos.$H$2:.$K$30];3;0)" office:value-type="float" office:value="0">
            <text:p>#N/A</text:p>
          </table:table-cell>
          <table:table-cell table:style-name="ce453" table:formula="of:=VLOOKUP([.D11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13];[$datos.$W$2:.$Y$30];2;0)" office:value-type="float" office:value="0">
            <text:p>#N/A</text:p>
          </table:table-cell>
          <table:table-cell table:style-name="ce453" table:formula="of:=VLOOKUP([.L11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05</text:p>
          </table:table-cell>
          <table:table-cell table:style-name="ce452"/>
          <table:table-cell table:style-name="ce38" table:content-validation-name="val23"/>
          <table:table-cell table:style-name="ce453" table:formula="of:=VLOOKUP([.D114];[$datos.$H$2:.$K$30];2;0)" office:value-type="float" office:value="0">
            <text:p>#N/A</text:p>
          </table:table-cell>
          <table:table-cell table:style-name="ce453" table:formula="of:=VLOOKUP([.D114];[$datos.$H$2:.$K$30];3;0)" office:value-type="float" office:value="0">
            <text:p>#N/A</text:p>
          </table:table-cell>
          <table:table-cell table:style-name="ce453" table:formula="of:=VLOOKUP([.D11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14];[$datos.$W$2:.$Y$30];2;0)" office:value-type="float" office:value="0">
            <text:p>#N/A</text:p>
          </table:table-cell>
          <table:table-cell table:style-name="ce453" table:formula="of:=VLOOKUP([.L11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06</text:p>
          </table:table-cell>
          <table:table-cell table:style-name="ce452"/>
          <table:table-cell table:style-name="ce38" table:content-validation-name="val23"/>
          <table:table-cell table:style-name="ce453" table:formula="of:=VLOOKUP([.D115];[$datos.$H$2:.$K$30];2;0)" office:value-type="float" office:value="0">
            <text:p>#N/A</text:p>
          </table:table-cell>
          <table:table-cell table:style-name="ce453" table:formula="of:=VLOOKUP([.D115];[$datos.$H$2:.$K$30];3;0)" office:value-type="float" office:value="0">
            <text:p>#N/A</text:p>
          </table:table-cell>
          <table:table-cell table:style-name="ce453" table:formula="of:=VLOOKUP([.D11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15];[$datos.$W$2:.$Y$30];2;0)" office:value-type="float" office:value="0">
            <text:p>#N/A</text:p>
          </table:table-cell>
          <table:table-cell table:style-name="ce453" table:formula="of:=VLOOKUP([.L11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07</text:p>
          </table:table-cell>
          <table:table-cell table:style-name="ce452"/>
          <table:table-cell table:style-name="ce38" table:content-validation-name="val23"/>
          <table:table-cell table:style-name="ce453" table:formula="of:=VLOOKUP([.D116];[$datos.$H$2:.$K$30];2;0)" office:value-type="float" office:value="0">
            <text:p>#N/A</text:p>
          </table:table-cell>
          <table:table-cell table:style-name="ce453" table:formula="of:=VLOOKUP([.D116];[$datos.$H$2:.$K$30];3;0)" office:value-type="float" office:value="0">
            <text:p>#N/A</text:p>
          </table:table-cell>
          <table:table-cell table:style-name="ce453" table:formula="of:=VLOOKUP([.D11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16];[$datos.$W$2:.$Y$30];2;0)" office:value-type="float" office:value="0">
            <text:p>#N/A</text:p>
          </table:table-cell>
          <table:table-cell table:style-name="ce453" table:formula="of:=VLOOKUP([.L11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08</text:p>
          </table:table-cell>
          <table:table-cell table:style-name="ce452"/>
          <table:table-cell table:style-name="ce38" table:content-validation-name="val23"/>
          <table:table-cell table:style-name="ce453" table:formula="of:=VLOOKUP([.D117];[$datos.$H$2:.$K$30];2;0)" office:value-type="float" office:value="0">
            <text:p>#N/A</text:p>
          </table:table-cell>
          <table:table-cell table:style-name="ce453" table:formula="of:=VLOOKUP([.D117];[$datos.$H$2:.$K$30];3;0)" office:value-type="float" office:value="0">
            <text:p>#N/A</text:p>
          </table:table-cell>
          <table:table-cell table:style-name="ce453" table:formula="of:=VLOOKUP([.D11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17];[$datos.$W$2:.$Y$30];2;0)" office:value-type="float" office:value="0">
            <text:p>#N/A</text:p>
          </table:table-cell>
          <table:table-cell table:style-name="ce453" table:formula="of:=VLOOKUP([.L11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09</text:p>
          </table:table-cell>
          <table:table-cell table:style-name="ce452"/>
          <table:table-cell table:style-name="ce38" table:content-validation-name="val23"/>
          <table:table-cell table:style-name="ce453" table:formula="of:=VLOOKUP([.D118];[$datos.$H$2:.$K$30];2;0)" office:value-type="float" office:value="0">
            <text:p>#N/A</text:p>
          </table:table-cell>
          <table:table-cell table:style-name="ce453" table:formula="of:=VLOOKUP([.D118];[$datos.$H$2:.$K$30];3;0)" office:value-type="float" office:value="0">
            <text:p>#N/A</text:p>
          </table:table-cell>
          <table:table-cell table:style-name="ce453" table:formula="of:=VLOOKUP([.D11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18];[$datos.$W$2:.$Y$30];2;0)" office:value-type="float" office:value="0">
            <text:p>#N/A</text:p>
          </table:table-cell>
          <table:table-cell table:style-name="ce453" table:formula="of:=VLOOKUP([.L11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10</text:p>
          </table:table-cell>
          <table:table-cell table:style-name="ce452"/>
          <table:table-cell table:style-name="ce38" table:content-validation-name="val23"/>
          <table:table-cell table:style-name="ce453" table:formula="of:=VLOOKUP([.D119];[$datos.$H$2:.$K$30];2;0)" office:value-type="float" office:value="0">
            <text:p>#N/A</text:p>
          </table:table-cell>
          <table:table-cell table:style-name="ce453" table:formula="of:=VLOOKUP([.D119];[$datos.$H$2:.$K$30];3;0)" office:value-type="float" office:value="0">
            <text:p>#N/A</text:p>
          </table:table-cell>
          <table:table-cell table:style-name="ce453" table:formula="of:=VLOOKUP([.D11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19];[$datos.$W$2:.$Y$30];2;0)" office:value-type="float" office:value="0">
            <text:p>#N/A</text:p>
          </table:table-cell>
          <table:table-cell table:style-name="ce453" table:formula="of:=VLOOKUP([.L11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11</text:p>
          </table:table-cell>
          <table:table-cell table:style-name="ce452"/>
          <table:table-cell table:style-name="ce38" table:content-validation-name="val23"/>
          <table:table-cell table:style-name="ce453" table:formula="of:=VLOOKUP([.D120];[$datos.$H$2:.$K$30];2;0)" office:value-type="float" office:value="0">
            <text:p>#N/A</text:p>
          </table:table-cell>
          <table:table-cell table:style-name="ce453" table:formula="of:=VLOOKUP([.D120];[$datos.$H$2:.$K$30];3;0)" office:value-type="float" office:value="0">
            <text:p>#N/A</text:p>
          </table:table-cell>
          <table:table-cell table:style-name="ce453" table:formula="of:=VLOOKUP([.D12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20];[$datos.$W$2:.$Y$30];2;0)" office:value-type="float" office:value="0">
            <text:p>#N/A</text:p>
          </table:table-cell>
          <table:table-cell table:style-name="ce453" table:formula="of:=VLOOKUP([.L12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12</text:p>
          </table:table-cell>
          <table:table-cell table:style-name="ce452"/>
          <table:table-cell table:style-name="ce38" table:content-validation-name="val23"/>
          <table:table-cell table:style-name="ce453" table:formula="of:=VLOOKUP([.D121];[$datos.$H$2:.$K$30];2;0)" office:value-type="float" office:value="0">
            <text:p>#N/A</text:p>
          </table:table-cell>
          <table:table-cell table:style-name="ce453" table:formula="of:=VLOOKUP([.D121];[$datos.$H$2:.$K$30];3;0)" office:value-type="float" office:value="0">
            <text:p>#N/A</text:p>
          </table:table-cell>
          <table:table-cell table:style-name="ce453" table:formula="of:=VLOOKUP([.D12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21];[$datos.$W$2:.$Y$30];2;0)" office:value-type="float" office:value="0">
            <text:p>#N/A</text:p>
          </table:table-cell>
          <table:table-cell table:style-name="ce453" table:formula="of:=VLOOKUP([.L12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13</text:p>
          </table:table-cell>
          <table:table-cell table:style-name="ce452"/>
          <table:table-cell table:style-name="ce38" table:content-validation-name="val23"/>
          <table:table-cell table:style-name="ce453" table:formula="of:=VLOOKUP([.D122];[$datos.$H$2:.$K$30];2;0)" office:value-type="float" office:value="0">
            <text:p>#N/A</text:p>
          </table:table-cell>
          <table:table-cell table:style-name="ce453" table:formula="of:=VLOOKUP([.D122];[$datos.$H$2:.$K$30];3;0)" office:value-type="float" office:value="0">
            <text:p>#N/A</text:p>
          </table:table-cell>
          <table:table-cell table:style-name="ce453" table:formula="of:=VLOOKUP([.D12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22];[$datos.$W$2:.$Y$30];2;0)" office:value-type="float" office:value="0">
            <text:p>#N/A</text:p>
          </table:table-cell>
          <table:table-cell table:style-name="ce453" table:formula="of:=VLOOKUP([.L12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14</text:p>
          </table:table-cell>
          <table:table-cell table:style-name="ce452"/>
          <table:table-cell table:style-name="ce38" table:content-validation-name="val23"/>
          <table:table-cell table:style-name="ce453" table:formula="of:=VLOOKUP([.D123];[$datos.$H$2:.$K$30];2;0)" office:value-type="float" office:value="0">
            <text:p>#N/A</text:p>
          </table:table-cell>
          <table:table-cell table:style-name="ce453" table:formula="of:=VLOOKUP([.D123];[$datos.$H$2:.$K$30];3;0)" office:value-type="float" office:value="0">
            <text:p>#N/A</text:p>
          </table:table-cell>
          <table:table-cell table:style-name="ce453" table:formula="of:=VLOOKUP([.D12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23];[$datos.$W$2:.$Y$30];2;0)" office:value-type="float" office:value="0">
            <text:p>#N/A</text:p>
          </table:table-cell>
          <table:table-cell table:style-name="ce453" table:formula="of:=VLOOKUP([.L12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15</text:p>
          </table:table-cell>
          <table:table-cell table:style-name="ce452"/>
          <table:table-cell table:style-name="ce38" table:content-validation-name="val23"/>
          <table:table-cell table:style-name="ce453" table:formula="of:=VLOOKUP([.D124];[$datos.$H$2:.$K$30];2;0)" office:value-type="float" office:value="0">
            <text:p>#N/A</text:p>
          </table:table-cell>
          <table:table-cell table:style-name="ce453" table:formula="of:=VLOOKUP([.D124];[$datos.$H$2:.$K$30];3;0)" office:value-type="float" office:value="0">
            <text:p>#N/A</text:p>
          </table:table-cell>
          <table:table-cell table:style-name="ce453" table:formula="of:=VLOOKUP([.D12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24];[$datos.$W$2:.$Y$30];2;0)" office:value-type="float" office:value="0">
            <text:p>#N/A</text:p>
          </table:table-cell>
          <table:table-cell table:style-name="ce453" table:formula="of:=VLOOKUP([.L12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16</text:p>
          </table:table-cell>
          <table:table-cell table:style-name="ce452"/>
          <table:table-cell table:style-name="ce38" table:content-validation-name="val23"/>
          <table:table-cell table:style-name="ce453" table:formula="of:=VLOOKUP([.D125];[$datos.$H$2:.$K$30];2;0)" office:value-type="float" office:value="0">
            <text:p>#N/A</text:p>
          </table:table-cell>
          <table:table-cell table:style-name="ce453" table:formula="of:=VLOOKUP([.D125];[$datos.$H$2:.$K$30];3;0)" office:value-type="float" office:value="0">
            <text:p>#N/A</text:p>
          </table:table-cell>
          <table:table-cell table:style-name="ce453" table:formula="of:=VLOOKUP([.D12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25];[$datos.$W$2:.$Y$30];2;0)" office:value-type="float" office:value="0">
            <text:p>#N/A</text:p>
          </table:table-cell>
          <table:table-cell table:style-name="ce453" table:formula="of:=VLOOKUP([.L12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17</text:p>
          </table:table-cell>
          <table:table-cell table:style-name="ce452"/>
          <table:table-cell table:style-name="ce38" table:content-validation-name="val23"/>
          <table:table-cell table:style-name="ce453" table:formula="of:=VLOOKUP([.D126];[$datos.$H$2:.$K$30];2;0)" office:value-type="float" office:value="0">
            <text:p>#N/A</text:p>
          </table:table-cell>
          <table:table-cell table:style-name="ce453" table:formula="of:=VLOOKUP([.D126];[$datos.$H$2:.$K$30];3;0)" office:value-type="float" office:value="0">
            <text:p>#N/A</text:p>
          </table:table-cell>
          <table:table-cell table:style-name="ce453" table:formula="of:=VLOOKUP([.D12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26];[$datos.$W$2:.$Y$30];2;0)" office:value-type="float" office:value="0">
            <text:p>#N/A</text:p>
          </table:table-cell>
          <table:table-cell table:style-name="ce453" table:formula="of:=VLOOKUP([.L12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18</text:p>
          </table:table-cell>
          <table:table-cell table:style-name="ce452"/>
          <table:table-cell table:style-name="ce38" table:content-validation-name="val23"/>
          <table:table-cell table:style-name="ce453" table:formula="of:=VLOOKUP([.D127];[$datos.$H$2:.$K$30];2;0)" office:value-type="float" office:value="0">
            <text:p>#N/A</text:p>
          </table:table-cell>
          <table:table-cell table:style-name="ce453" table:formula="of:=VLOOKUP([.D127];[$datos.$H$2:.$K$30];3;0)" office:value-type="float" office:value="0">
            <text:p>#N/A</text:p>
          </table:table-cell>
          <table:table-cell table:style-name="ce453" table:formula="of:=VLOOKUP([.D12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27];[$datos.$W$2:.$Y$30];2;0)" office:value-type="float" office:value="0">
            <text:p>#N/A</text:p>
          </table:table-cell>
          <table:table-cell table:style-name="ce453" table:formula="of:=VLOOKUP([.L12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19</text:p>
          </table:table-cell>
          <table:table-cell table:style-name="ce452"/>
          <table:table-cell table:style-name="ce38" table:content-validation-name="val23"/>
          <table:table-cell table:style-name="ce453" table:formula="of:=VLOOKUP([.D128];[$datos.$H$2:.$K$30];2;0)" office:value-type="float" office:value="0">
            <text:p>#N/A</text:p>
          </table:table-cell>
          <table:table-cell table:style-name="ce453" table:formula="of:=VLOOKUP([.D128];[$datos.$H$2:.$K$30];3;0)" office:value-type="float" office:value="0">
            <text:p>#N/A</text:p>
          </table:table-cell>
          <table:table-cell table:style-name="ce453" table:formula="of:=VLOOKUP([.D12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28];[$datos.$W$2:.$Y$30];2;0)" office:value-type="float" office:value="0">
            <text:p>#N/A</text:p>
          </table:table-cell>
          <table:table-cell table:style-name="ce453" table:formula="of:=VLOOKUP([.L12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20</text:p>
          </table:table-cell>
          <table:table-cell table:style-name="ce452"/>
          <table:table-cell table:style-name="ce38" table:content-validation-name="val23"/>
          <table:table-cell table:style-name="ce453" table:formula="of:=VLOOKUP([.D129];[$datos.$H$2:.$K$30];2;0)" office:value-type="float" office:value="0">
            <text:p>#N/A</text:p>
          </table:table-cell>
          <table:table-cell table:style-name="ce453" table:formula="of:=VLOOKUP([.D129];[$datos.$H$2:.$K$30];3;0)" office:value-type="float" office:value="0">
            <text:p>#N/A</text:p>
          </table:table-cell>
          <table:table-cell table:style-name="ce453" table:formula="of:=VLOOKUP([.D12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29];[$datos.$W$2:.$Y$30];2;0)" office:value-type="float" office:value="0">
            <text:p>#N/A</text:p>
          </table:table-cell>
          <table:table-cell table:style-name="ce453" table:formula="of:=VLOOKUP([.L12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21</text:p>
          </table:table-cell>
          <table:table-cell table:style-name="ce452"/>
          <table:table-cell table:style-name="ce38" table:content-validation-name="val23"/>
          <table:table-cell table:style-name="ce453" table:formula="of:=VLOOKUP([.D130];[$datos.$H$2:.$K$30];2;0)" office:value-type="float" office:value="0">
            <text:p>#N/A</text:p>
          </table:table-cell>
          <table:table-cell table:style-name="ce453" table:formula="of:=VLOOKUP([.D130];[$datos.$H$2:.$K$30];3;0)" office:value-type="float" office:value="0">
            <text:p>#N/A</text:p>
          </table:table-cell>
          <table:table-cell table:style-name="ce453" table:formula="of:=VLOOKUP([.D13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30];[$datos.$W$2:.$Y$30];2;0)" office:value-type="float" office:value="0">
            <text:p>#N/A</text:p>
          </table:table-cell>
          <table:table-cell table:style-name="ce453" table:formula="of:=VLOOKUP([.L13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22</text:p>
          </table:table-cell>
          <table:table-cell table:style-name="ce452"/>
          <table:table-cell table:style-name="ce38" table:content-validation-name="val23"/>
          <table:table-cell table:style-name="ce453" table:formula="of:=VLOOKUP([.D131];[$datos.$H$2:.$K$30];2;0)" office:value-type="float" office:value="0">
            <text:p>#N/A</text:p>
          </table:table-cell>
          <table:table-cell table:style-name="ce453" table:formula="of:=VLOOKUP([.D131];[$datos.$H$2:.$K$30];3;0)" office:value-type="float" office:value="0">
            <text:p>#N/A</text:p>
          </table:table-cell>
          <table:table-cell table:style-name="ce453" table:formula="of:=VLOOKUP([.D13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31];[$datos.$W$2:.$Y$30];2;0)" office:value-type="float" office:value="0">
            <text:p>#N/A</text:p>
          </table:table-cell>
          <table:table-cell table:style-name="ce453" table:formula="of:=VLOOKUP([.L13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23</text:p>
          </table:table-cell>
          <table:table-cell table:style-name="ce452"/>
          <table:table-cell table:style-name="ce38" table:content-validation-name="val23"/>
          <table:table-cell table:style-name="ce453" table:formula="of:=VLOOKUP([.D132];[$datos.$H$2:.$K$30];2;0)" office:value-type="float" office:value="0">
            <text:p>#N/A</text:p>
          </table:table-cell>
          <table:table-cell table:style-name="ce453" table:formula="of:=VLOOKUP([.D132];[$datos.$H$2:.$K$30];3;0)" office:value-type="float" office:value="0">
            <text:p>#N/A</text:p>
          </table:table-cell>
          <table:table-cell table:style-name="ce453" table:formula="of:=VLOOKUP([.D13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32];[$datos.$W$2:.$Y$30];2;0)" office:value-type="float" office:value="0">
            <text:p>#N/A</text:p>
          </table:table-cell>
          <table:table-cell table:style-name="ce453" table:formula="of:=VLOOKUP([.L13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24</text:p>
          </table:table-cell>
          <table:table-cell table:style-name="ce452"/>
          <table:table-cell table:style-name="ce38" table:content-validation-name="val23"/>
          <table:table-cell table:style-name="ce453" table:formula="of:=VLOOKUP([.D133];[$datos.$H$2:.$K$30];2;0)" office:value-type="float" office:value="0">
            <text:p>#N/A</text:p>
          </table:table-cell>
          <table:table-cell table:style-name="ce453" table:formula="of:=VLOOKUP([.D133];[$datos.$H$2:.$K$30];3;0)" office:value-type="float" office:value="0">
            <text:p>#N/A</text:p>
          </table:table-cell>
          <table:table-cell table:style-name="ce453" table:formula="of:=VLOOKUP([.D13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33];[$datos.$W$2:.$Y$30];2;0)" office:value-type="float" office:value="0">
            <text:p>#N/A</text:p>
          </table:table-cell>
          <table:table-cell table:style-name="ce453" table:formula="of:=VLOOKUP([.L13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25</text:p>
          </table:table-cell>
          <table:table-cell table:style-name="ce452"/>
          <table:table-cell table:style-name="ce38" table:content-validation-name="val23"/>
          <table:table-cell table:style-name="ce453" table:formula="of:=VLOOKUP([.D134];[$datos.$H$2:.$K$30];2;0)" office:value-type="float" office:value="0">
            <text:p>#N/A</text:p>
          </table:table-cell>
          <table:table-cell table:style-name="ce453" table:formula="of:=VLOOKUP([.D134];[$datos.$H$2:.$K$30];3;0)" office:value-type="float" office:value="0">
            <text:p>#N/A</text:p>
          </table:table-cell>
          <table:table-cell table:style-name="ce453" table:formula="of:=VLOOKUP([.D13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34];[$datos.$W$2:.$Y$30];2;0)" office:value-type="float" office:value="0">
            <text:p>#N/A</text:p>
          </table:table-cell>
          <table:table-cell table:style-name="ce453" table:formula="of:=VLOOKUP([.L13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26</text:p>
          </table:table-cell>
          <table:table-cell table:style-name="ce452"/>
          <table:table-cell table:style-name="ce38" table:content-validation-name="val23"/>
          <table:table-cell table:style-name="ce453" table:formula="of:=VLOOKUP([.D135];[$datos.$H$2:.$K$30];2;0)" office:value-type="float" office:value="0">
            <text:p>#N/A</text:p>
          </table:table-cell>
          <table:table-cell table:style-name="ce453" table:formula="of:=VLOOKUP([.D135];[$datos.$H$2:.$K$30];3;0)" office:value-type="float" office:value="0">
            <text:p>#N/A</text:p>
          </table:table-cell>
          <table:table-cell table:style-name="ce453" table:formula="of:=VLOOKUP([.D13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35];[$datos.$W$2:.$Y$30];2;0)" office:value-type="float" office:value="0">
            <text:p>#N/A</text:p>
          </table:table-cell>
          <table:table-cell table:style-name="ce453" table:formula="of:=VLOOKUP([.L13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27</text:p>
          </table:table-cell>
          <table:table-cell table:style-name="ce452"/>
          <table:table-cell table:style-name="ce38" table:content-validation-name="val23"/>
          <table:table-cell table:style-name="ce453" table:formula="of:=VLOOKUP([.D136];[$datos.$H$2:.$K$30];2;0)" office:value-type="float" office:value="0">
            <text:p>#N/A</text:p>
          </table:table-cell>
          <table:table-cell table:style-name="ce453" table:formula="of:=VLOOKUP([.D136];[$datos.$H$2:.$K$30];3;0)" office:value-type="float" office:value="0">
            <text:p>#N/A</text:p>
          </table:table-cell>
          <table:table-cell table:style-name="ce453" table:formula="of:=VLOOKUP([.D13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36];[$datos.$W$2:.$Y$30];2;0)" office:value-type="float" office:value="0">
            <text:p>#N/A</text:p>
          </table:table-cell>
          <table:table-cell table:style-name="ce453" table:formula="of:=VLOOKUP([.L13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28</text:p>
          </table:table-cell>
          <table:table-cell table:style-name="ce452"/>
          <table:table-cell table:style-name="ce38" table:content-validation-name="val23"/>
          <table:table-cell table:style-name="ce453" table:formula="of:=VLOOKUP([.D137];[$datos.$H$2:.$K$30];2;0)" office:value-type="float" office:value="0">
            <text:p>#N/A</text:p>
          </table:table-cell>
          <table:table-cell table:style-name="ce453" table:formula="of:=VLOOKUP([.D137];[$datos.$H$2:.$K$30];3;0)" office:value-type="float" office:value="0">
            <text:p>#N/A</text:p>
          </table:table-cell>
          <table:table-cell table:style-name="ce453" table:formula="of:=VLOOKUP([.D13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37];[$datos.$W$2:.$Y$30];2;0)" office:value-type="float" office:value="0">
            <text:p>#N/A</text:p>
          </table:table-cell>
          <table:table-cell table:style-name="ce453" table:formula="of:=VLOOKUP([.L13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29</text:p>
          </table:table-cell>
          <table:table-cell table:style-name="ce452"/>
          <table:table-cell table:style-name="ce38" table:content-validation-name="val23"/>
          <table:table-cell table:style-name="ce453" table:formula="of:=VLOOKUP([.D138];[$datos.$H$2:.$K$30];2;0)" office:value-type="float" office:value="0">
            <text:p>#N/A</text:p>
          </table:table-cell>
          <table:table-cell table:style-name="ce453" table:formula="of:=VLOOKUP([.D138];[$datos.$H$2:.$K$30];3;0)" office:value-type="float" office:value="0">
            <text:p>#N/A</text:p>
          </table:table-cell>
          <table:table-cell table:style-name="ce453" table:formula="of:=VLOOKUP([.D13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38];[$datos.$W$2:.$Y$30];2;0)" office:value-type="float" office:value="0">
            <text:p>#N/A</text:p>
          </table:table-cell>
          <table:table-cell table:style-name="ce453" table:formula="of:=VLOOKUP([.L13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30</text:p>
          </table:table-cell>
          <table:table-cell table:style-name="ce452"/>
          <table:table-cell table:style-name="ce38" table:content-validation-name="val23"/>
          <table:table-cell table:style-name="ce453" table:formula="of:=VLOOKUP([.D139];[$datos.$H$2:.$K$30];2;0)" office:value-type="float" office:value="0">
            <text:p>#N/A</text:p>
          </table:table-cell>
          <table:table-cell table:style-name="ce453" table:formula="of:=VLOOKUP([.D139];[$datos.$H$2:.$K$30];3;0)" office:value-type="float" office:value="0">
            <text:p>#N/A</text:p>
          </table:table-cell>
          <table:table-cell table:style-name="ce453" table:formula="of:=VLOOKUP([.D13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39];[$datos.$W$2:.$Y$30];2;0)" office:value-type="float" office:value="0">
            <text:p>#N/A</text:p>
          </table:table-cell>
          <table:table-cell table:style-name="ce453" table:formula="of:=VLOOKUP([.L13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31</text:p>
          </table:table-cell>
          <table:table-cell table:style-name="ce452"/>
          <table:table-cell table:style-name="ce38" table:content-validation-name="val23"/>
          <table:table-cell table:style-name="ce453" table:formula="of:=VLOOKUP([.D140];[$datos.$H$2:.$K$30];2;0)" office:value-type="float" office:value="0">
            <text:p>#N/A</text:p>
          </table:table-cell>
          <table:table-cell table:style-name="ce453" table:formula="of:=VLOOKUP([.D140];[$datos.$H$2:.$K$30];3;0)" office:value-type="float" office:value="0">
            <text:p>#N/A</text:p>
          </table:table-cell>
          <table:table-cell table:style-name="ce453" table:formula="of:=VLOOKUP([.D14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40];[$datos.$W$2:.$Y$30];2;0)" office:value-type="float" office:value="0">
            <text:p>#N/A</text:p>
          </table:table-cell>
          <table:table-cell table:style-name="ce453" table:formula="of:=VLOOKUP([.L14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32</text:p>
          </table:table-cell>
          <table:table-cell table:style-name="ce452"/>
          <table:table-cell table:style-name="ce38" table:content-validation-name="val23"/>
          <table:table-cell table:style-name="ce453" table:formula="of:=VLOOKUP([.D141];[$datos.$H$2:.$K$30];2;0)" office:value-type="float" office:value="0">
            <text:p>#N/A</text:p>
          </table:table-cell>
          <table:table-cell table:style-name="ce453" table:formula="of:=VLOOKUP([.D141];[$datos.$H$2:.$K$30];3;0)" office:value-type="float" office:value="0">
            <text:p>#N/A</text:p>
          </table:table-cell>
          <table:table-cell table:style-name="ce453" table:formula="of:=VLOOKUP([.D14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41];[$datos.$W$2:.$Y$30];2;0)" office:value-type="float" office:value="0">
            <text:p>#N/A</text:p>
          </table:table-cell>
          <table:table-cell table:style-name="ce453" table:formula="of:=VLOOKUP([.L14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33</text:p>
          </table:table-cell>
          <table:table-cell table:style-name="ce452"/>
          <table:table-cell table:style-name="ce38" table:content-validation-name="val23"/>
          <table:table-cell table:style-name="ce453" table:formula="of:=VLOOKUP([.D142];[$datos.$H$2:.$K$30];2;0)" office:value-type="float" office:value="0">
            <text:p>#N/A</text:p>
          </table:table-cell>
          <table:table-cell table:style-name="ce453" table:formula="of:=VLOOKUP([.D142];[$datos.$H$2:.$K$30];3;0)" office:value-type="float" office:value="0">
            <text:p>#N/A</text:p>
          </table:table-cell>
          <table:table-cell table:style-name="ce453" table:formula="of:=VLOOKUP([.D14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42];[$datos.$W$2:.$Y$30];2;0)" office:value-type="float" office:value="0">
            <text:p>#N/A</text:p>
          </table:table-cell>
          <table:table-cell table:style-name="ce453" table:formula="of:=VLOOKUP([.L14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34</text:p>
          </table:table-cell>
          <table:table-cell table:style-name="ce452"/>
          <table:table-cell table:style-name="ce38" table:content-validation-name="val23"/>
          <table:table-cell table:style-name="ce453" table:formula="of:=VLOOKUP([.D143];[$datos.$H$2:.$K$30];2;0)" office:value-type="float" office:value="0">
            <text:p>#N/A</text:p>
          </table:table-cell>
          <table:table-cell table:style-name="ce453" table:formula="of:=VLOOKUP([.D143];[$datos.$H$2:.$K$30];3;0)" office:value-type="float" office:value="0">
            <text:p>#N/A</text:p>
          </table:table-cell>
          <table:table-cell table:style-name="ce453" table:formula="of:=VLOOKUP([.D14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43];[$datos.$W$2:.$Y$30];2;0)" office:value-type="float" office:value="0">
            <text:p>#N/A</text:p>
          </table:table-cell>
          <table:table-cell table:style-name="ce453" table:formula="of:=VLOOKUP([.L14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35</text:p>
          </table:table-cell>
          <table:table-cell table:style-name="ce452"/>
          <table:table-cell table:style-name="ce38" table:content-validation-name="val23"/>
          <table:table-cell table:style-name="ce453" table:formula="of:=VLOOKUP([.D144];[$datos.$H$2:.$K$30];2;0)" office:value-type="float" office:value="0">
            <text:p>#N/A</text:p>
          </table:table-cell>
          <table:table-cell table:style-name="ce453" table:formula="of:=VLOOKUP([.D144];[$datos.$H$2:.$K$30];3;0)" office:value-type="float" office:value="0">
            <text:p>#N/A</text:p>
          </table:table-cell>
          <table:table-cell table:style-name="ce453" table:formula="of:=VLOOKUP([.D14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44];[$datos.$W$2:.$Y$30];2;0)" office:value-type="float" office:value="0">
            <text:p>#N/A</text:p>
          </table:table-cell>
          <table:table-cell table:style-name="ce453" table:formula="of:=VLOOKUP([.L14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36</text:p>
          </table:table-cell>
          <table:table-cell table:style-name="ce452"/>
          <table:table-cell table:style-name="ce38" table:content-validation-name="val23"/>
          <table:table-cell table:style-name="ce453" table:formula="of:=VLOOKUP([.D145];[$datos.$H$2:.$K$30];2;0)" office:value-type="float" office:value="0">
            <text:p>#N/A</text:p>
          </table:table-cell>
          <table:table-cell table:style-name="ce453" table:formula="of:=VLOOKUP([.D145];[$datos.$H$2:.$K$30];3;0)" office:value-type="float" office:value="0">
            <text:p>#N/A</text:p>
          </table:table-cell>
          <table:table-cell table:style-name="ce453" table:formula="of:=VLOOKUP([.D14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45];[$datos.$W$2:.$Y$30];2;0)" office:value-type="float" office:value="0">
            <text:p>#N/A</text:p>
          </table:table-cell>
          <table:table-cell table:style-name="ce453" table:formula="of:=VLOOKUP([.L14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37</text:p>
          </table:table-cell>
          <table:table-cell table:style-name="ce452"/>
          <table:table-cell table:style-name="ce38" table:content-validation-name="val23"/>
          <table:table-cell table:style-name="ce453" table:formula="of:=VLOOKUP([.D146];[$datos.$H$2:.$K$30];2;0)" office:value-type="float" office:value="0">
            <text:p>#N/A</text:p>
          </table:table-cell>
          <table:table-cell table:style-name="ce453" table:formula="of:=VLOOKUP([.D146];[$datos.$H$2:.$K$30];3;0)" office:value-type="float" office:value="0">
            <text:p>#N/A</text:p>
          </table:table-cell>
          <table:table-cell table:style-name="ce453" table:formula="of:=VLOOKUP([.D14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46];[$datos.$W$2:.$Y$30];2;0)" office:value-type="float" office:value="0">
            <text:p>#N/A</text:p>
          </table:table-cell>
          <table:table-cell table:style-name="ce453" table:formula="of:=VLOOKUP([.L14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38</text:p>
          </table:table-cell>
          <table:table-cell table:style-name="ce452"/>
          <table:table-cell table:style-name="ce38" table:content-validation-name="val23"/>
          <table:table-cell table:style-name="ce453" table:formula="of:=VLOOKUP([.D147];[$datos.$H$2:.$K$30];2;0)" office:value-type="float" office:value="0">
            <text:p>#N/A</text:p>
          </table:table-cell>
          <table:table-cell table:style-name="ce453" table:formula="of:=VLOOKUP([.D147];[$datos.$H$2:.$K$30];3;0)" office:value-type="float" office:value="0">
            <text:p>#N/A</text:p>
          </table:table-cell>
          <table:table-cell table:style-name="ce453" table:formula="of:=VLOOKUP([.D14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47];[$datos.$W$2:.$Y$30];2;0)" office:value-type="float" office:value="0">
            <text:p>#N/A</text:p>
          </table:table-cell>
          <table:table-cell table:style-name="ce453" table:formula="of:=VLOOKUP([.L14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39</text:p>
          </table:table-cell>
          <table:table-cell table:style-name="ce452"/>
          <table:table-cell table:style-name="ce38" table:content-validation-name="val23"/>
          <table:table-cell table:style-name="ce453" table:formula="of:=VLOOKUP([.D148];[$datos.$H$2:.$K$30];2;0)" office:value-type="float" office:value="0">
            <text:p>#N/A</text:p>
          </table:table-cell>
          <table:table-cell table:style-name="ce453" table:formula="of:=VLOOKUP([.D148];[$datos.$H$2:.$K$30];3;0)" office:value-type="float" office:value="0">
            <text:p>#N/A</text:p>
          </table:table-cell>
          <table:table-cell table:style-name="ce453" table:formula="of:=VLOOKUP([.D14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48];[$datos.$W$2:.$Y$30];2;0)" office:value-type="float" office:value="0">
            <text:p>#N/A</text:p>
          </table:table-cell>
          <table:table-cell table:style-name="ce453" table:formula="of:=VLOOKUP([.L14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40</text:p>
          </table:table-cell>
          <table:table-cell table:style-name="ce452"/>
          <table:table-cell table:style-name="ce38" table:content-validation-name="val23"/>
          <table:table-cell table:style-name="ce453" table:formula="of:=VLOOKUP([.D149];[$datos.$H$2:.$K$30];2;0)" office:value-type="float" office:value="0">
            <text:p>#N/A</text:p>
          </table:table-cell>
          <table:table-cell table:style-name="ce453" table:formula="of:=VLOOKUP([.D149];[$datos.$H$2:.$K$30];3;0)" office:value-type="float" office:value="0">
            <text:p>#N/A</text:p>
          </table:table-cell>
          <table:table-cell table:style-name="ce453" table:formula="of:=VLOOKUP([.D14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49];[$datos.$W$2:.$Y$30];2;0)" office:value-type="float" office:value="0">
            <text:p>#N/A</text:p>
          </table:table-cell>
          <table:table-cell table:style-name="ce453" table:formula="of:=VLOOKUP([.L14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41</text:p>
          </table:table-cell>
          <table:table-cell table:style-name="ce452"/>
          <table:table-cell table:style-name="ce38" table:content-validation-name="val23"/>
          <table:table-cell table:style-name="ce453" table:formula="of:=VLOOKUP([.D150];[$datos.$H$2:.$K$30];2;0)" office:value-type="float" office:value="0">
            <text:p>#N/A</text:p>
          </table:table-cell>
          <table:table-cell table:style-name="ce453" table:formula="of:=VLOOKUP([.D150];[$datos.$H$2:.$K$30];3;0)" office:value-type="float" office:value="0">
            <text:p>#N/A</text:p>
          </table:table-cell>
          <table:table-cell table:style-name="ce453" table:formula="of:=VLOOKUP([.D15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50];[$datos.$W$2:.$Y$30];2;0)" office:value-type="float" office:value="0">
            <text:p>#N/A</text:p>
          </table:table-cell>
          <table:table-cell table:style-name="ce453" table:formula="of:=VLOOKUP([.L15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42</text:p>
          </table:table-cell>
          <table:table-cell table:style-name="ce452"/>
          <table:table-cell table:style-name="ce38" table:content-validation-name="val23"/>
          <table:table-cell table:style-name="ce453" table:formula="of:=VLOOKUP([.D151];[$datos.$H$2:.$K$30];2;0)" office:value-type="float" office:value="0">
            <text:p>#N/A</text:p>
          </table:table-cell>
          <table:table-cell table:style-name="ce453" table:formula="of:=VLOOKUP([.D151];[$datos.$H$2:.$K$30];3;0)" office:value-type="float" office:value="0">
            <text:p>#N/A</text:p>
          </table:table-cell>
          <table:table-cell table:style-name="ce453" table:formula="of:=VLOOKUP([.D15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51];[$datos.$W$2:.$Y$30];2;0)" office:value-type="float" office:value="0">
            <text:p>#N/A</text:p>
          </table:table-cell>
          <table:table-cell table:style-name="ce453" table:formula="of:=VLOOKUP([.L15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43</text:p>
          </table:table-cell>
          <table:table-cell table:style-name="ce452"/>
          <table:table-cell table:style-name="ce38" table:content-validation-name="val23"/>
          <table:table-cell table:style-name="ce453" table:formula="of:=VLOOKUP([.D152];[$datos.$H$2:.$K$30];2;0)" office:value-type="float" office:value="0">
            <text:p>#N/A</text:p>
          </table:table-cell>
          <table:table-cell table:style-name="ce453" table:formula="of:=VLOOKUP([.D152];[$datos.$H$2:.$K$30];3;0)" office:value-type="float" office:value="0">
            <text:p>#N/A</text:p>
          </table:table-cell>
          <table:table-cell table:style-name="ce453" table:formula="of:=VLOOKUP([.D15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52];[$datos.$W$2:.$Y$30];2;0)" office:value-type="float" office:value="0">
            <text:p>#N/A</text:p>
          </table:table-cell>
          <table:table-cell table:style-name="ce453" table:formula="of:=VLOOKUP([.L15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44</text:p>
          </table:table-cell>
          <table:table-cell table:style-name="ce452"/>
          <table:table-cell table:style-name="ce38" table:content-validation-name="val23"/>
          <table:table-cell table:style-name="ce453" table:formula="of:=VLOOKUP([.D153];[$datos.$H$2:.$K$30];2;0)" office:value-type="float" office:value="0">
            <text:p>#N/A</text:p>
          </table:table-cell>
          <table:table-cell table:style-name="ce453" table:formula="of:=VLOOKUP([.D153];[$datos.$H$2:.$K$30];3;0)" office:value-type="float" office:value="0">
            <text:p>#N/A</text:p>
          </table:table-cell>
          <table:table-cell table:style-name="ce453" table:formula="of:=VLOOKUP([.D15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53];[$datos.$W$2:.$Y$30];2;0)" office:value-type="float" office:value="0">
            <text:p>#N/A</text:p>
          </table:table-cell>
          <table:table-cell table:style-name="ce453" table:formula="of:=VLOOKUP([.L15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45</text:p>
          </table:table-cell>
          <table:table-cell table:style-name="ce452"/>
          <table:table-cell table:style-name="ce38" table:content-validation-name="val23"/>
          <table:table-cell table:style-name="ce453" table:formula="of:=VLOOKUP([.D154];[$datos.$H$2:.$K$30];2;0)" office:value-type="float" office:value="0">
            <text:p>#N/A</text:p>
          </table:table-cell>
          <table:table-cell table:style-name="ce453" table:formula="of:=VLOOKUP([.D154];[$datos.$H$2:.$K$30];3;0)" office:value-type="float" office:value="0">
            <text:p>#N/A</text:p>
          </table:table-cell>
          <table:table-cell table:style-name="ce453" table:formula="of:=VLOOKUP([.D15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54];[$datos.$W$2:.$Y$30];2;0)" office:value-type="float" office:value="0">
            <text:p>#N/A</text:p>
          </table:table-cell>
          <table:table-cell table:style-name="ce453" table:formula="of:=VLOOKUP([.L15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46</text:p>
          </table:table-cell>
          <table:table-cell table:style-name="ce452"/>
          <table:table-cell table:style-name="ce38" table:content-validation-name="val23"/>
          <table:table-cell table:style-name="ce453" table:formula="of:=VLOOKUP([.D155];[$datos.$H$2:.$K$30];2;0)" office:value-type="float" office:value="0">
            <text:p>#N/A</text:p>
          </table:table-cell>
          <table:table-cell table:style-name="ce453" table:formula="of:=VLOOKUP([.D155];[$datos.$H$2:.$K$30];3;0)" office:value-type="float" office:value="0">
            <text:p>#N/A</text:p>
          </table:table-cell>
          <table:table-cell table:style-name="ce453" table:formula="of:=VLOOKUP([.D15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55];[$datos.$W$2:.$Y$30];2;0)" office:value-type="float" office:value="0">
            <text:p>#N/A</text:p>
          </table:table-cell>
          <table:table-cell table:style-name="ce453" table:formula="of:=VLOOKUP([.L15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47</text:p>
          </table:table-cell>
          <table:table-cell table:style-name="ce452"/>
          <table:table-cell table:style-name="ce38" table:content-validation-name="val23"/>
          <table:table-cell table:style-name="ce453" table:formula="of:=VLOOKUP([.D156];[$datos.$H$2:.$K$30];2;0)" office:value-type="float" office:value="0">
            <text:p>#N/A</text:p>
          </table:table-cell>
          <table:table-cell table:style-name="ce453" table:formula="of:=VLOOKUP([.D156];[$datos.$H$2:.$K$30];3;0)" office:value-type="float" office:value="0">
            <text:p>#N/A</text:p>
          </table:table-cell>
          <table:table-cell table:style-name="ce453" table:formula="of:=VLOOKUP([.D15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56];[$datos.$W$2:.$Y$30];2;0)" office:value-type="float" office:value="0">
            <text:p>#N/A</text:p>
          </table:table-cell>
          <table:table-cell table:style-name="ce453" table:formula="of:=VLOOKUP([.L15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48</text:p>
          </table:table-cell>
          <table:table-cell table:style-name="ce452"/>
          <table:table-cell table:style-name="ce38" table:content-validation-name="val23"/>
          <table:table-cell table:style-name="ce453" table:formula="of:=VLOOKUP([.D157];[$datos.$H$2:.$K$30];2;0)" office:value-type="float" office:value="0">
            <text:p>#N/A</text:p>
          </table:table-cell>
          <table:table-cell table:style-name="ce453" table:formula="of:=VLOOKUP([.D157];[$datos.$H$2:.$K$30];3;0)" office:value-type="float" office:value="0">
            <text:p>#N/A</text:p>
          </table:table-cell>
          <table:table-cell table:style-name="ce453" table:formula="of:=VLOOKUP([.D15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57];[$datos.$W$2:.$Y$30];2;0)" office:value-type="float" office:value="0">
            <text:p>#N/A</text:p>
          </table:table-cell>
          <table:table-cell table:style-name="ce453" table:formula="of:=VLOOKUP([.L15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49</text:p>
          </table:table-cell>
          <table:table-cell table:style-name="ce452"/>
          <table:table-cell table:style-name="ce38" table:content-validation-name="val23"/>
          <table:table-cell table:style-name="ce453" table:formula="of:=VLOOKUP([.D158];[$datos.$H$2:.$K$30];2;0)" office:value-type="float" office:value="0">
            <text:p>#N/A</text:p>
          </table:table-cell>
          <table:table-cell table:style-name="ce453" table:formula="of:=VLOOKUP([.D158];[$datos.$H$2:.$K$30];3;0)" office:value-type="float" office:value="0">
            <text:p>#N/A</text:p>
          </table:table-cell>
          <table:table-cell table:style-name="ce453" table:formula="of:=VLOOKUP([.D15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58];[$datos.$W$2:.$Y$30];2;0)" office:value-type="float" office:value="0">
            <text:p>#N/A</text:p>
          </table:table-cell>
          <table:table-cell table:style-name="ce453" table:formula="of:=VLOOKUP([.L15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50</text:p>
          </table:table-cell>
          <table:table-cell table:style-name="ce452"/>
          <table:table-cell table:style-name="ce38" table:content-validation-name="val23"/>
          <table:table-cell table:style-name="ce453" table:formula="of:=VLOOKUP([.D159];[$datos.$H$2:.$K$30];2;0)" office:value-type="float" office:value="0">
            <text:p>#N/A</text:p>
          </table:table-cell>
          <table:table-cell table:style-name="ce453" table:formula="of:=VLOOKUP([.D159];[$datos.$H$2:.$K$30];3;0)" office:value-type="float" office:value="0">
            <text:p>#N/A</text:p>
          </table:table-cell>
          <table:table-cell table:style-name="ce453" table:formula="of:=VLOOKUP([.D15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59];[$datos.$W$2:.$Y$30];2;0)" office:value-type="float" office:value="0">
            <text:p>#N/A</text:p>
          </table:table-cell>
          <table:table-cell table:style-name="ce453" table:formula="of:=VLOOKUP([.L15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51</text:p>
          </table:table-cell>
          <table:table-cell table:style-name="ce452"/>
          <table:table-cell table:style-name="ce38" table:content-validation-name="val23"/>
          <table:table-cell table:style-name="ce453" table:formula="of:=VLOOKUP([.D160];[$datos.$H$2:.$K$30];2;0)" office:value-type="float" office:value="0">
            <text:p>#N/A</text:p>
          </table:table-cell>
          <table:table-cell table:style-name="ce453" table:formula="of:=VLOOKUP([.D160];[$datos.$H$2:.$K$30];3;0)" office:value-type="float" office:value="0">
            <text:p>#N/A</text:p>
          </table:table-cell>
          <table:table-cell table:style-name="ce453" table:formula="of:=VLOOKUP([.D16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60];[$datos.$W$2:.$Y$30];2;0)" office:value-type="float" office:value="0">
            <text:p>#N/A</text:p>
          </table:table-cell>
          <table:table-cell table:style-name="ce453" table:formula="of:=VLOOKUP([.L16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52</text:p>
          </table:table-cell>
          <table:table-cell table:style-name="ce452"/>
          <table:table-cell table:style-name="ce38" table:content-validation-name="val23"/>
          <table:table-cell table:style-name="ce453" table:formula="of:=VLOOKUP([.D161];[$datos.$H$2:.$K$30];2;0)" office:value-type="float" office:value="0">
            <text:p>#N/A</text:p>
          </table:table-cell>
          <table:table-cell table:style-name="ce453" table:formula="of:=VLOOKUP([.D161];[$datos.$H$2:.$K$30];3;0)" office:value-type="float" office:value="0">
            <text:p>#N/A</text:p>
          </table:table-cell>
          <table:table-cell table:style-name="ce453" table:formula="of:=VLOOKUP([.D16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61];[$datos.$W$2:.$Y$30];2;0)" office:value-type="float" office:value="0">
            <text:p>#N/A</text:p>
          </table:table-cell>
          <table:table-cell table:style-name="ce453" table:formula="of:=VLOOKUP([.L16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53</text:p>
          </table:table-cell>
          <table:table-cell table:style-name="ce452"/>
          <table:table-cell table:style-name="ce38" table:content-validation-name="val23"/>
          <table:table-cell table:style-name="ce453" table:formula="of:=VLOOKUP([.D162];[$datos.$H$2:.$K$30];2;0)" office:value-type="float" office:value="0">
            <text:p>#N/A</text:p>
          </table:table-cell>
          <table:table-cell table:style-name="ce453" table:formula="of:=VLOOKUP([.D162];[$datos.$H$2:.$K$30];3;0)" office:value-type="float" office:value="0">
            <text:p>#N/A</text:p>
          </table:table-cell>
          <table:table-cell table:style-name="ce453" table:formula="of:=VLOOKUP([.D16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62];[$datos.$W$2:.$Y$30];2;0)" office:value-type="float" office:value="0">
            <text:p>#N/A</text:p>
          </table:table-cell>
          <table:table-cell table:style-name="ce453" table:formula="of:=VLOOKUP([.L16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54</text:p>
          </table:table-cell>
          <table:table-cell table:style-name="ce452"/>
          <table:table-cell table:style-name="ce38" table:content-validation-name="val23"/>
          <table:table-cell table:style-name="ce453" table:formula="of:=VLOOKUP([.D163];[$datos.$H$2:.$K$30];2;0)" office:value-type="float" office:value="0">
            <text:p>#N/A</text:p>
          </table:table-cell>
          <table:table-cell table:style-name="ce453" table:formula="of:=VLOOKUP([.D163];[$datos.$H$2:.$K$30];3;0)" office:value-type="float" office:value="0">
            <text:p>#N/A</text:p>
          </table:table-cell>
          <table:table-cell table:style-name="ce453" table:formula="of:=VLOOKUP([.D16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63];[$datos.$W$2:.$Y$30];2;0)" office:value-type="float" office:value="0">
            <text:p>#N/A</text:p>
          </table:table-cell>
          <table:table-cell table:style-name="ce453" table:formula="of:=VLOOKUP([.L16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55</text:p>
          </table:table-cell>
          <table:table-cell table:style-name="ce452"/>
          <table:table-cell table:style-name="ce38" table:content-validation-name="val23"/>
          <table:table-cell table:style-name="ce453" table:formula="of:=VLOOKUP([.D164];[$datos.$H$2:.$K$30];2;0)" office:value-type="float" office:value="0">
            <text:p>#N/A</text:p>
          </table:table-cell>
          <table:table-cell table:style-name="ce453" table:formula="of:=VLOOKUP([.D164];[$datos.$H$2:.$K$30];3;0)" office:value-type="float" office:value="0">
            <text:p>#N/A</text:p>
          </table:table-cell>
          <table:table-cell table:style-name="ce453" table:formula="of:=VLOOKUP([.D16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64];[$datos.$W$2:.$Y$30];2;0)" office:value-type="float" office:value="0">
            <text:p>#N/A</text:p>
          </table:table-cell>
          <table:table-cell table:style-name="ce453" table:formula="of:=VLOOKUP([.L16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56</text:p>
          </table:table-cell>
          <table:table-cell table:style-name="ce452"/>
          <table:table-cell table:style-name="ce38" table:content-validation-name="val23"/>
          <table:table-cell table:style-name="ce453" table:formula="of:=VLOOKUP([.D165];[$datos.$H$2:.$K$30];2;0)" office:value-type="float" office:value="0">
            <text:p>#N/A</text:p>
          </table:table-cell>
          <table:table-cell table:style-name="ce453" table:formula="of:=VLOOKUP([.D165];[$datos.$H$2:.$K$30];3;0)" office:value-type="float" office:value="0">
            <text:p>#N/A</text:p>
          </table:table-cell>
          <table:table-cell table:style-name="ce453" table:formula="of:=VLOOKUP([.D16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65];[$datos.$W$2:.$Y$30];2;0)" office:value-type="float" office:value="0">
            <text:p>#N/A</text:p>
          </table:table-cell>
          <table:table-cell table:style-name="ce453" table:formula="of:=VLOOKUP([.L16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57</text:p>
          </table:table-cell>
          <table:table-cell table:style-name="ce452"/>
          <table:table-cell table:style-name="ce38" table:content-validation-name="val23"/>
          <table:table-cell table:style-name="ce453" table:formula="of:=VLOOKUP([.D166];[$datos.$H$2:.$K$30];2;0)" office:value-type="float" office:value="0">
            <text:p>#N/A</text:p>
          </table:table-cell>
          <table:table-cell table:style-name="ce453" table:formula="of:=VLOOKUP([.D166];[$datos.$H$2:.$K$30];3;0)" office:value-type="float" office:value="0">
            <text:p>#N/A</text:p>
          </table:table-cell>
          <table:table-cell table:style-name="ce453" table:formula="of:=VLOOKUP([.D16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66];[$datos.$W$2:.$Y$30];2;0)" office:value-type="float" office:value="0">
            <text:p>#N/A</text:p>
          </table:table-cell>
          <table:table-cell table:style-name="ce453" table:formula="of:=VLOOKUP([.L16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58</text:p>
          </table:table-cell>
          <table:table-cell table:style-name="ce452"/>
          <table:table-cell table:style-name="ce38" table:content-validation-name="val23"/>
          <table:table-cell table:style-name="ce453" table:formula="of:=VLOOKUP([.D167];[$datos.$H$2:.$K$30];2;0)" office:value-type="float" office:value="0">
            <text:p>#N/A</text:p>
          </table:table-cell>
          <table:table-cell table:style-name="ce453" table:formula="of:=VLOOKUP([.D167];[$datos.$H$2:.$K$30];3;0)" office:value-type="float" office:value="0">
            <text:p>#N/A</text:p>
          </table:table-cell>
          <table:table-cell table:style-name="ce453" table:formula="of:=VLOOKUP([.D16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67];[$datos.$W$2:.$Y$30];2;0)" office:value-type="float" office:value="0">
            <text:p>#N/A</text:p>
          </table:table-cell>
          <table:table-cell table:style-name="ce453" table:formula="of:=VLOOKUP([.L16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59</text:p>
          </table:table-cell>
          <table:table-cell table:style-name="ce452"/>
          <table:table-cell table:style-name="ce38" table:content-validation-name="val23"/>
          <table:table-cell table:style-name="ce453" table:formula="of:=VLOOKUP([.D168];[$datos.$H$2:.$K$30];2;0)" office:value-type="float" office:value="0">
            <text:p>#N/A</text:p>
          </table:table-cell>
          <table:table-cell table:style-name="ce453" table:formula="of:=VLOOKUP([.D168];[$datos.$H$2:.$K$30];3;0)" office:value-type="float" office:value="0">
            <text:p>#N/A</text:p>
          </table:table-cell>
          <table:table-cell table:style-name="ce453" table:formula="of:=VLOOKUP([.D16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68];[$datos.$W$2:.$Y$30];2;0)" office:value-type="float" office:value="0">
            <text:p>#N/A</text:p>
          </table:table-cell>
          <table:table-cell table:style-name="ce453" table:formula="of:=VLOOKUP([.L16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60</text:p>
          </table:table-cell>
          <table:table-cell table:style-name="ce452"/>
          <table:table-cell table:style-name="ce38" table:content-validation-name="val23"/>
          <table:table-cell table:style-name="ce453" table:formula="of:=VLOOKUP([.D169];[$datos.$H$2:.$K$30];2;0)" office:value-type="float" office:value="0">
            <text:p>#N/A</text:p>
          </table:table-cell>
          <table:table-cell table:style-name="ce453" table:formula="of:=VLOOKUP([.D169];[$datos.$H$2:.$K$30];3;0)" office:value-type="float" office:value="0">
            <text:p>#N/A</text:p>
          </table:table-cell>
          <table:table-cell table:style-name="ce453" table:formula="of:=VLOOKUP([.D16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69];[$datos.$W$2:.$Y$30];2;0)" office:value-type="float" office:value="0">
            <text:p>#N/A</text:p>
          </table:table-cell>
          <table:table-cell table:style-name="ce453" table:formula="of:=VLOOKUP([.L16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61</text:p>
          </table:table-cell>
          <table:table-cell table:style-name="ce452"/>
          <table:table-cell table:style-name="ce38" table:content-validation-name="val23"/>
          <table:table-cell table:style-name="ce453" table:formula="of:=VLOOKUP([.D170];[$datos.$H$2:.$K$30];2;0)" office:value-type="float" office:value="0">
            <text:p>#N/A</text:p>
          </table:table-cell>
          <table:table-cell table:style-name="ce453" table:formula="of:=VLOOKUP([.D170];[$datos.$H$2:.$K$30];3;0)" office:value-type="float" office:value="0">
            <text:p>#N/A</text:p>
          </table:table-cell>
          <table:table-cell table:style-name="ce453" table:formula="of:=VLOOKUP([.D17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70];[$datos.$W$2:.$Y$30];2;0)" office:value-type="float" office:value="0">
            <text:p>#N/A</text:p>
          </table:table-cell>
          <table:table-cell table:style-name="ce453" table:formula="of:=VLOOKUP([.L17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62</text:p>
          </table:table-cell>
          <table:table-cell table:style-name="ce452"/>
          <table:table-cell table:style-name="ce38" table:content-validation-name="val23"/>
          <table:table-cell table:style-name="ce453" table:formula="of:=VLOOKUP([.D171];[$datos.$H$2:.$K$30];2;0)" office:value-type="float" office:value="0">
            <text:p>#N/A</text:p>
          </table:table-cell>
          <table:table-cell table:style-name="ce453" table:formula="of:=VLOOKUP([.D171];[$datos.$H$2:.$K$30];3;0)" office:value-type="float" office:value="0">
            <text:p>#N/A</text:p>
          </table:table-cell>
          <table:table-cell table:style-name="ce453" table:formula="of:=VLOOKUP([.D17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71];[$datos.$W$2:.$Y$30];2;0)" office:value-type="float" office:value="0">
            <text:p>#N/A</text:p>
          </table:table-cell>
          <table:table-cell table:style-name="ce453" table:formula="of:=VLOOKUP([.L17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63</text:p>
          </table:table-cell>
          <table:table-cell table:style-name="ce452"/>
          <table:table-cell table:style-name="ce38" table:content-validation-name="val23"/>
          <table:table-cell table:style-name="ce453" table:formula="of:=VLOOKUP([.D172];[$datos.$H$2:.$K$30];2;0)" office:value-type="float" office:value="0">
            <text:p>#N/A</text:p>
          </table:table-cell>
          <table:table-cell table:style-name="ce453" table:formula="of:=VLOOKUP([.D172];[$datos.$H$2:.$K$30];3;0)" office:value-type="float" office:value="0">
            <text:p>#N/A</text:p>
          </table:table-cell>
          <table:table-cell table:style-name="ce453" table:formula="of:=VLOOKUP([.D17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72];[$datos.$W$2:.$Y$30];2;0)" office:value-type="float" office:value="0">
            <text:p>#N/A</text:p>
          </table:table-cell>
          <table:table-cell table:style-name="ce453" table:formula="of:=VLOOKUP([.L17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64</text:p>
          </table:table-cell>
          <table:table-cell table:style-name="ce452"/>
          <table:table-cell table:style-name="ce38" table:content-validation-name="val23"/>
          <table:table-cell table:style-name="ce453" table:formula="of:=VLOOKUP([.D173];[$datos.$H$2:.$K$30];2;0)" office:value-type="float" office:value="0">
            <text:p>#N/A</text:p>
          </table:table-cell>
          <table:table-cell table:style-name="ce453" table:formula="of:=VLOOKUP([.D173];[$datos.$H$2:.$K$30];3;0)" office:value-type="float" office:value="0">
            <text:p>#N/A</text:p>
          </table:table-cell>
          <table:table-cell table:style-name="ce453" table:formula="of:=VLOOKUP([.D17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73];[$datos.$W$2:.$Y$30];2;0)" office:value-type="float" office:value="0">
            <text:p>#N/A</text:p>
          </table:table-cell>
          <table:table-cell table:style-name="ce453" table:formula="of:=VLOOKUP([.L17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65</text:p>
          </table:table-cell>
          <table:table-cell table:style-name="ce452"/>
          <table:table-cell table:style-name="ce38" table:content-validation-name="val23"/>
          <table:table-cell table:style-name="ce453" table:formula="of:=VLOOKUP([.D174];[$datos.$H$2:.$K$30];2;0)" office:value-type="float" office:value="0">
            <text:p>#N/A</text:p>
          </table:table-cell>
          <table:table-cell table:style-name="ce453" table:formula="of:=VLOOKUP([.D174];[$datos.$H$2:.$K$30];3;0)" office:value-type="float" office:value="0">
            <text:p>#N/A</text:p>
          </table:table-cell>
          <table:table-cell table:style-name="ce453" table:formula="of:=VLOOKUP([.D17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74];[$datos.$W$2:.$Y$30];2;0)" office:value-type="float" office:value="0">
            <text:p>#N/A</text:p>
          </table:table-cell>
          <table:table-cell table:style-name="ce453" table:formula="of:=VLOOKUP([.L17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66</text:p>
          </table:table-cell>
          <table:table-cell table:style-name="ce452"/>
          <table:table-cell table:style-name="ce38" table:content-validation-name="val23"/>
          <table:table-cell table:style-name="ce453" table:formula="of:=VLOOKUP([.D175];[$datos.$H$2:.$K$30];2;0)" office:value-type="float" office:value="0">
            <text:p>#N/A</text:p>
          </table:table-cell>
          <table:table-cell table:style-name="ce453" table:formula="of:=VLOOKUP([.D175];[$datos.$H$2:.$K$30];3;0)" office:value-type="float" office:value="0">
            <text:p>#N/A</text:p>
          </table:table-cell>
          <table:table-cell table:style-name="ce453" table:formula="of:=VLOOKUP([.D17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75];[$datos.$W$2:.$Y$30];2;0)" office:value-type="float" office:value="0">
            <text:p>#N/A</text:p>
          </table:table-cell>
          <table:table-cell table:style-name="ce453" table:formula="of:=VLOOKUP([.L17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67</text:p>
          </table:table-cell>
          <table:table-cell table:style-name="ce452"/>
          <table:table-cell table:style-name="ce38" table:content-validation-name="val23"/>
          <table:table-cell table:style-name="ce453" table:formula="of:=VLOOKUP([.D176];[$datos.$H$2:.$K$30];2;0)" office:value-type="float" office:value="0">
            <text:p>#N/A</text:p>
          </table:table-cell>
          <table:table-cell table:style-name="ce453" table:formula="of:=VLOOKUP([.D176];[$datos.$H$2:.$K$30];3;0)" office:value-type="float" office:value="0">
            <text:p>#N/A</text:p>
          </table:table-cell>
          <table:table-cell table:style-name="ce453" table:formula="of:=VLOOKUP([.D17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76];[$datos.$W$2:.$Y$30];2;0)" office:value-type="float" office:value="0">
            <text:p>#N/A</text:p>
          </table:table-cell>
          <table:table-cell table:style-name="ce453" table:formula="of:=VLOOKUP([.L17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68</text:p>
          </table:table-cell>
          <table:table-cell table:style-name="ce452"/>
          <table:table-cell table:style-name="ce38" table:content-validation-name="val23"/>
          <table:table-cell table:style-name="ce453" table:formula="of:=VLOOKUP([.D177];[$datos.$H$2:.$K$30];2;0)" office:value-type="float" office:value="0">
            <text:p>#N/A</text:p>
          </table:table-cell>
          <table:table-cell table:style-name="ce453" table:formula="of:=VLOOKUP([.D177];[$datos.$H$2:.$K$30];3;0)" office:value-type="float" office:value="0">
            <text:p>#N/A</text:p>
          </table:table-cell>
          <table:table-cell table:style-name="ce453" table:formula="of:=VLOOKUP([.D17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77];[$datos.$W$2:.$Y$30];2;0)" office:value-type="float" office:value="0">
            <text:p>#N/A</text:p>
          </table:table-cell>
          <table:table-cell table:style-name="ce453" table:formula="of:=VLOOKUP([.L17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69</text:p>
          </table:table-cell>
          <table:table-cell table:style-name="ce452"/>
          <table:table-cell table:style-name="ce38" table:content-validation-name="val23"/>
          <table:table-cell table:style-name="ce453" table:formula="of:=VLOOKUP([.D178];[$datos.$H$2:.$K$30];2;0)" office:value-type="float" office:value="0">
            <text:p>#N/A</text:p>
          </table:table-cell>
          <table:table-cell table:style-name="ce453" table:formula="of:=VLOOKUP([.D178];[$datos.$H$2:.$K$30];3;0)" office:value-type="float" office:value="0">
            <text:p>#N/A</text:p>
          </table:table-cell>
          <table:table-cell table:style-name="ce453" table:formula="of:=VLOOKUP([.D17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78];[$datos.$W$2:.$Y$30];2;0)" office:value-type="float" office:value="0">
            <text:p>#N/A</text:p>
          </table:table-cell>
          <table:table-cell table:style-name="ce453" table:formula="of:=VLOOKUP([.L17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70</text:p>
          </table:table-cell>
          <table:table-cell table:style-name="ce452"/>
          <table:table-cell table:style-name="ce38" table:content-validation-name="val23"/>
          <table:table-cell table:style-name="ce453" table:formula="of:=VLOOKUP([.D179];[$datos.$H$2:.$K$30];2;0)" office:value-type="float" office:value="0">
            <text:p>#N/A</text:p>
          </table:table-cell>
          <table:table-cell table:style-name="ce453" table:formula="of:=VLOOKUP([.D179];[$datos.$H$2:.$K$30];3;0)" office:value-type="float" office:value="0">
            <text:p>#N/A</text:p>
          </table:table-cell>
          <table:table-cell table:style-name="ce453" table:formula="of:=VLOOKUP([.D17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79];[$datos.$W$2:.$Y$30];2;0)" office:value-type="float" office:value="0">
            <text:p>#N/A</text:p>
          </table:table-cell>
          <table:table-cell table:style-name="ce453" table:formula="of:=VLOOKUP([.L17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71</text:p>
          </table:table-cell>
          <table:table-cell table:style-name="ce452"/>
          <table:table-cell table:style-name="ce38" table:content-validation-name="val23"/>
          <table:table-cell table:style-name="ce453" table:formula="of:=VLOOKUP([.D180];[$datos.$H$2:.$K$30];2;0)" office:value-type="float" office:value="0">
            <text:p>#N/A</text:p>
          </table:table-cell>
          <table:table-cell table:style-name="ce453" table:formula="of:=VLOOKUP([.D180];[$datos.$H$2:.$K$30];3;0)" office:value-type="float" office:value="0">
            <text:p>#N/A</text:p>
          </table:table-cell>
          <table:table-cell table:style-name="ce453" table:formula="of:=VLOOKUP([.D18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80];[$datos.$W$2:.$Y$30];2;0)" office:value-type="float" office:value="0">
            <text:p>#N/A</text:p>
          </table:table-cell>
          <table:table-cell table:style-name="ce453" table:formula="of:=VLOOKUP([.L18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72</text:p>
          </table:table-cell>
          <table:table-cell table:style-name="ce452"/>
          <table:table-cell table:style-name="ce38" table:content-validation-name="val23"/>
          <table:table-cell table:style-name="ce453" table:formula="of:=VLOOKUP([.D181];[$datos.$H$2:.$K$30];2;0)" office:value-type="float" office:value="0">
            <text:p>#N/A</text:p>
          </table:table-cell>
          <table:table-cell table:style-name="ce453" table:formula="of:=VLOOKUP([.D181];[$datos.$H$2:.$K$30];3;0)" office:value-type="float" office:value="0">
            <text:p>#N/A</text:p>
          </table:table-cell>
          <table:table-cell table:style-name="ce453" table:formula="of:=VLOOKUP([.D18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81];[$datos.$W$2:.$Y$30];2;0)" office:value-type="float" office:value="0">
            <text:p>#N/A</text:p>
          </table:table-cell>
          <table:table-cell table:style-name="ce453" table:formula="of:=VLOOKUP([.L18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73</text:p>
          </table:table-cell>
          <table:table-cell table:style-name="ce452"/>
          <table:table-cell table:style-name="ce38" table:content-validation-name="val23"/>
          <table:table-cell table:style-name="ce453" table:formula="of:=VLOOKUP([.D182];[$datos.$H$2:.$K$30];2;0)" office:value-type="float" office:value="0">
            <text:p>#N/A</text:p>
          </table:table-cell>
          <table:table-cell table:style-name="ce453" table:formula="of:=VLOOKUP([.D182];[$datos.$H$2:.$K$30];3;0)" office:value-type="float" office:value="0">
            <text:p>#N/A</text:p>
          </table:table-cell>
          <table:table-cell table:style-name="ce453" table:formula="of:=VLOOKUP([.D18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82];[$datos.$W$2:.$Y$30];2;0)" office:value-type="float" office:value="0">
            <text:p>#N/A</text:p>
          </table:table-cell>
          <table:table-cell table:style-name="ce453" table:formula="of:=VLOOKUP([.L18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74</text:p>
          </table:table-cell>
          <table:table-cell table:style-name="ce452"/>
          <table:table-cell table:style-name="ce38" table:content-validation-name="val23"/>
          <table:table-cell table:style-name="ce453" table:formula="of:=VLOOKUP([.D183];[$datos.$H$2:.$K$30];2;0)" office:value-type="float" office:value="0">
            <text:p>#N/A</text:p>
          </table:table-cell>
          <table:table-cell table:style-name="ce453" table:formula="of:=VLOOKUP([.D183];[$datos.$H$2:.$K$30];3;0)" office:value-type="float" office:value="0">
            <text:p>#N/A</text:p>
          </table:table-cell>
          <table:table-cell table:style-name="ce453" table:formula="of:=VLOOKUP([.D18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83];[$datos.$W$2:.$Y$30];2;0)" office:value-type="float" office:value="0">
            <text:p>#N/A</text:p>
          </table:table-cell>
          <table:table-cell table:style-name="ce453" table:formula="of:=VLOOKUP([.L18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75</text:p>
          </table:table-cell>
          <table:table-cell table:style-name="ce452"/>
          <table:table-cell table:style-name="ce38" table:content-validation-name="val23"/>
          <table:table-cell table:style-name="ce453" table:formula="of:=VLOOKUP([.D184];[$datos.$H$2:.$K$30];2;0)" office:value-type="float" office:value="0">
            <text:p>#N/A</text:p>
          </table:table-cell>
          <table:table-cell table:style-name="ce453" table:formula="of:=VLOOKUP([.D184];[$datos.$H$2:.$K$30];3;0)" office:value-type="float" office:value="0">
            <text:p>#N/A</text:p>
          </table:table-cell>
          <table:table-cell table:style-name="ce453" table:formula="of:=VLOOKUP([.D18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84];[$datos.$W$2:.$Y$30];2;0)" office:value-type="float" office:value="0">
            <text:p>#N/A</text:p>
          </table:table-cell>
          <table:table-cell table:style-name="ce453" table:formula="of:=VLOOKUP([.L18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76</text:p>
          </table:table-cell>
          <table:table-cell table:style-name="ce452"/>
          <table:table-cell table:style-name="ce38" table:content-validation-name="val23"/>
          <table:table-cell table:style-name="ce453" table:formula="of:=VLOOKUP([.D185];[$datos.$H$2:.$K$30];2;0)" office:value-type="float" office:value="0">
            <text:p>#N/A</text:p>
          </table:table-cell>
          <table:table-cell table:style-name="ce453" table:formula="of:=VLOOKUP([.D185];[$datos.$H$2:.$K$30];3;0)" office:value-type="float" office:value="0">
            <text:p>#N/A</text:p>
          </table:table-cell>
          <table:table-cell table:style-name="ce453" table:formula="of:=VLOOKUP([.D18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85];[$datos.$W$2:.$Y$30];2;0)" office:value-type="float" office:value="0">
            <text:p>#N/A</text:p>
          </table:table-cell>
          <table:table-cell table:style-name="ce453" table:formula="of:=VLOOKUP([.L18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77</text:p>
          </table:table-cell>
          <table:table-cell table:style-name="ce452"/>
          <table:table-cell table:style-name="ce38" table:content-validation-name="val23"/>
          <table:table-cell table:style-name="ce453" table:formula="of:=VLOOKUP([.D186];[$datos.$H$2:.$K$30];2;0)" office:value-type="float" office:value="0">
            <text:p>#N/A</text:p>
          </table:table-cell>
          <table:table-cell table:style-name="ce453" table:formula="of:=VLOOKUP([.D186];[$datos.$H$2:.$K$30];3;0)" office:value-type="float" office:value="0">
            <text:p>#N/A</text:p>
          </table:table-cell>
          <table:table-cell table:style-name="ce453" table:formula="of:=VLOOKUP([.D18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86];[$datos.$W$2:.$Y$30];2;0)" office:value-type="float" office:value="0">
            <text:p>#N/A</text:p>
          </table:table-cell>
          <table:table-cell table:style-name="ce453" table:formula="of:=VLOOKUP([.L18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78</text:p>
          </table:table-cell>
          <table:table-cell table:style-name="ce452"/>
          <table:table-cell table:style-name="ce38" table:content-validation-name="val23"/>
          <table:table-cell table:style-name="ce453" table:formula="of:=VLOOKUP([.D187];[$datos.$H$2:.$K$30];2;0)" office:value-type="float" office:value="0">
            <text:p>#N/A</text:p>
          </table:table-cell>
          <table:table-cell table:style-name="ce453" table:formula="of:=VLOOKUP([.D187];[$datos.$H$2:.$K$30];3;0)" office:value-type="float" office:value="0">
            <text:p>#N/A</text:p>
          </table:table-cell>
          <table:table-cell table:style-name="ce453" table:formula="of:=VLOOKUP([.D18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87];[$datos.$W$2:.$Y$30];2;0)" office:value-type="float" office:value="0">
            <text:p>#N/A</text:p>
          </table:table-cell>
          <table:table-cell table:style-name="ce453" table:formula="of:=VLOOKUP([.L18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79</text:p>
          </table:table-cell>
          <table:table-cell table:style-name="ce452"/>
          <table:table-cell table:style-name="ce38" table:content-validation-name="val23"/>
          <table:table-cell table:style-name="ce453" table:formula="of:=VLOOKUP([.D188];[$datos.$H$2:.$K$30];2;0)" office:value-type="float" office:value="0">
            <text:p>#N/A</text:p>
          </table:table-cell>
          <table:table-cell table:style-name="ce453" table:formula="of:=VLOOKUP([.D188];[$datos.$H$2:.$K$30];3;0)" office:value-type="float" office:value="0">
            <text:p>#N/A</text:p>
          </table:table-cell>
          <table:table-cell table:style-name="ce453" table:formula="of:=VLOOKUP([.D18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88];[$datos.$W$2:.$Y$30];2;0)" office:value-type="float" office:value="0">
            <text:p>#N/A</text:p>
          </table:table-cell>
          <table:table-cell table:style-name="ce453" table:formula="of:=VLOOKUP([.L18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80</text:p>
          </table:table-cell>
          <table:table-cell table:style-name="ce452"/>
          <table:table-cell table:style-name="ce38" table:content-validation-name="val23"/>
          <table:table-cell table:style-name="ce453" table:formula="of:=VLOOKUP([.D189];[$datos.$H$2:.$K$30];2;0)" office:value-type="float" office:value="0">
            <text:p>#N/A</text:p>
          </table:table-cell>
          <table:table-cell table:style-name="ce453" table:formula="of:=VLOOKUP([.D189];[$datos.$H$2:.$K$30];3;0)" office:value-type="float" office:value="0">
            <text:p>#N/A</text:p>
          </table:table-cell>
          <table:table-cell table:style-name="ce453" table:formula="of:=VLOOKUP([.D18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89];[$datos.$W$2:.$Y$30];2;0)" office:value-type="float" office:value="0">
            <text:p>#N/A</text:p>
          </table:table-cell>
          <table:table-cell table:style-name="ce453" table:formula="of:=VLOOKUP([.L18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81</text:p>
          </table:table-cell>
          <table:table-cell table:style-name="ce452"/>
          <table:table-cell table:style-name="ce38" table:content-validation-name="val23"/>
          <table:table-cell table:style-name="ce453" table:formula="of:=VLOOKUP([.D190];[$datos.$H$2:.$K$30];2;0)" office:value-type="float" office:value="0">
            <text:p>#N/A</text:p>
          </table:table-cell>
          <table:table-cell table:style-name="ce453" table:formula="of:=VLOOKUP([.D190];[$datos.$H$2:.$K$30];3;0)" office:value-type="float" office:value="0">
            <text:p>#N/A</text:p>
          </table:table-cell>
          <table:table-cell table:style-name="ce453" table:formula="of:=VLOOKUP([.D19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90];[$datos.$W$2:.$Y$30];2;0)" office:value-type="float" office:value="0">
            <text:p>#N/A</text:p>
          </table:table-cell>
          <table:table-cell table:style-name="ce453" table:formula="of:=VLOOKUP([.L19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82</text:p>
          </table:table-cell>
          <table:table-cell table:style-name="ce452"/>
          <table:table-cell table:style-name="ce38" table:content-validation-name="val23"/>
          <table:table-cell table:style-name="ce453" table:formula="of:=VLOOKUP([.D191];[$datos.$H$2:.$K$30];2;0)" office:value-type="float" office:value="0">
            <text:p>#N/A</text:p>
          </table:table-cell>
          <table:table-cell table:style-name="ce453" table:formula="of:=VLOOKUP([.D191];[$datos.$H$2:.$K$30];3;0)" office:value-type="float" office:value="0">
            <text:p>#N/A</text:p>
          </table:table-cell>
          <table:table-cell table:style-name="ce453" table:formula="of:=VLOOKUP([.D19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91];[$datos.$W$2:.$Y$30];2;0)" office:value-type="float" office:value="0">
            <text:p>#N/A</text:p>
          </table:table-cell>
          <table:table-cell table:style-name="ce453" table:formula="of:=VLOOKUP([.L19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83</text:p>
          </table:table-cell>
          <table:table-cell table:style-name="ce452"/>
          <table:table-cell table:style-name="ce38" table:content-validation-name="val23"/>
          <table:table-cell table:style-name="ce453" table:formula="of:=VLOOKUP([.D192];[$datos.$H$2:.$K$30];2;0)" office:value-type="float" office:value="0">
            <text:p>#N/A</text:p>
          </table:table-cell>
          <table:table-cell table:style-name="ce453" table:formula="of:=VLOOKUP([.D192];[$datos.$H$2:.$K$30];3;0)" office:value-type="float" office:value="0">
            <text:p>#N/A</text:p>
          </table:table-cell>
          <table:table-cell table:style-name="ce453" table:formula="of:=VLOOKUP([.D19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92];[$datos.$W$2:.$Y$30];2;0)" office:value-type="float" office:value="0">
            <text:p>#N/A</text:p>
          </table:table-cell>
          <table:table-cell table:style-name="ce453" table:formula="of:=VLOOKUP([.L19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84</text:p>
          </table:table-cell>
          <table:table-cell table:style-name="ce452"/>
          <table:table-cell table:style-name="ce38" table:content-validation-name="val23"/>
          <table:table-cell table:style-name="ce453" table:formula="of:=VLOOKUP([.D193];[$datos.$H$2:.$K$30];2;0)" office:value-type="float" office:value="0">
            <text:p>#N/A</text:p>
          </table:table-cell>
          <table:table-cell table:style-name="ce453" table:formula="of:=VLOOKUP([.D193];[$datos.$H$2:.$K$30];3;0)" office:value-type="float" office:value="0">
            <text:p>#N/A</text:p>
          </table:table-cell>
          <table:table-cell table:style-name="ce453" table:formula="of:=VLOOKUP([.D19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93];[$datos.$W$2:.$Y$30];2;0)" office:value-type="float" office:value="0">
            <text:p>#N/A</text:p>
          </table:table-cell>
          <table:table-cell table:style-name="ce453" table:formula="of:=VLOOKUP([.L19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85</text:p>
          </table:table-cell>
          <table:table-cell table:style-name="ce452"/>
          <table:table-cell table:style-name="ce38" table:content-validation-name="val23"/>
          <table:table-cell table:style-name="ce453" table:formula="of:=VLOOKUP([.D194];[$datos.$H$2:.$K$30];2;0)" office:value-type="float" office:value="0">
            <text:p>#N/A</text:p>
          </table:table-cell>
          <table:table-cell table:style-name="ce453" table:formula="of:=VLOOKUP([.D194];[$datos.$H$2:.$K$30];3;0)" office:value-type="float" office:value="0">
            <text:p>#N/A</text:p>
          </table:table-cell>
          <table:table-cell table:style-name="ce453" table:formula="of:=VLOOKUP([.D19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94];[$datos.$W$2:.$Y$30];2;0)" office:value-type="float" office:value="0">
            <text:p>#N/A</text:p>
          </table:table-cell>
          <table:table-cell table:style-name="ce453" table:formula="of:=VLOOKUP([.L19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86</text:p>
          </table:table-cell>
          <table:table-cell table:style-name="ce452"/>
          <table:table-cell table:style-name="ce38" table:content-validation-name="val23"/>
          <table:table-cell table:style-name="ce453" table:formula="of:=VLOOKUP([.D195];[$datos.$H$2:.$K$30];2;0)" office:value-type="float" office:value="0">
            <text:p>#N/A</text:p>
          </table:table-cell>
          <table:table-cell table:style-name="ce453" table:formula="of:=VLOOKUP([.D195];[$datos.$H$2:.$K$30];3;0)" office:value-type="float" office:value="0">
            <text:p>#N/A</text:p>
          </table:table-cell>
          <table:table-cell table:style-name="ce453" table:formula="of:=VLOOKUP([.D19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95];[$datos.$W$2:.$Y$30];2;0)" office:value-type="float" office:value="0">
            <text:p>#N/A</text:p>
          </table:table-cell>
          <table:table-cell table:style-name="ce453" table:formula="of:=VLOOKUP([.L19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87</text:p>
          </table:table-cell>
          <table:table-cell table:style-name="ce452"/>
          <table:table-cell table:style-name="ce38" table:content-validation-name="val23"/>
          <table:table-cell table:style-name="ce453" table:formula="of:=VLOOKUP([.D196];[$datos.$H$2:.$K$30];2;0)" office:value-type="float" office:value="0">
            <text:p>#N/A</text:p>
          </table:table-cell>
          <table:table-cell table:style-name="ce453" table:formula="of:=VLOOKUP([.D196];[$datos.$H$2:.$K$30];3;0)" office:value-type="float" office:value="0">
            <text:p>#N/A</text:p>
          </table:table-cell>
          <table:table-cell table:style-name="ce453" table:formula="of:=VLOOKUP([.D19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96];[$datos.$W$2:.$Y$30];2;0)" office:value-type="float" office:value="0">
            <text:p>#N/A</text:p>
          </table:table-cell>
          <table:table-cell table:style-name="ce453" table:formula="of:=VLOOKUP([.L19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88</text:p>
          </table:table-cell>
          <table:table-cell table:style-name="ce452"/>
          <table:table-cell table:style-name="ce38" table:content-validation-name="val23"/>
          <table:table-cell table:style-name="ce453" table:formula="of:=VLOOKUP([.D197];[$datos.$H$2:.$K$30];2;0)" office:value-type="float" office:value="0">
            <text:p>#N/A</text:p>
          </table:table-cell>
          <table:table-cell table:style-name="ce453" table:formula="of:=VLOOKUP([.D197];[$datos.$H$2:.$K$30];3;0)" office:value-type="float" office:value="0">
            <text:p>#N/A</text:p>
          </table:table-cell>
          <table:table-cell table:style-name="ce453" table:formula="of:=VLOOKUP([.D19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97];[$datos.$W$2:.$Y$30];2;0)" office:value-type="float" office:value="0">
            <text:p>#N/A</text:p>
          </table:table-cell>
          <table:table-cell table:style-name="ce453" table:formula="of:=VLOOKUP([.L19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89</text:p>
          </table:table-cell>
          <table:table-cell table:style-name="ce452"/>
          <table:table-cell table:style-name="ce38" table:content-validation-name="val23"/>
          <table:table-cell table:style-name="ce453" table:formula="of:=VLOOKUP([.D198];[$datos.$H$2:.$K$30];2;0)" office:value-type="float" office:value="0">
            <text:p>#N/A</text:p>
          </table:table-cell>
          <table:table-cell table:style-name="ce453" table:formula="of:=VLOOKUP([.D198];[$datos.$H$2:.$K$30];3;0)" office:value-type="float" office:value="0">
            <text:p>#N/A</text:p>
          </table:table-cell>
          <table:table-cell table:style-name="ce453" table:formula="of:=VLOOKUP([.D19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98];[$datos.$W$2:.$Y$30];2;0)" office:value-type="float" office:value="0">
            <text:p>#N/A</text:p>
          </table:table-cell>
          <table:table-cell table:style-name="ce453" table:formula="of:=VLOOKUP([.L19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90</text:p>
          </table:table-cell>
          <table:table-cell table:style-name="ce452"/>
          <table:table-cell table:style-name="ce38" table:content-validation-name="val23"/>
          <table:table-cell table:style-name="ce453" table:formula="of:=VLOOKUP([.D199];[$datos.$H$2:.$K$30];2;0)" office:value-type="float" office:value="0">
            <text:p>#N/A</text:p>
          </table:table-cell>
          <table:table-cell table:style-name="ce453" table:formula="of:=VLOOKUP([.D199];[$datos.$H$2:.$K$30];3;0)" office:value-type="float" office:value="0">
            <text:p>#N/A</text:p>
          </table:table-cell>
          <table:table-cell table:style-name="ce453" table:formula="of:=VLOOKUP([.D19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199];[$datos.$W$2:.$Y$30];2;0)" office:value-type="float" office:value="0">
            <text:p>#N/A</text:p>
          </table:table-cell>
          <table:table-cell table:style-name="ce453" table:formula="of:=VLOOKUP([.L19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91</text:p>
          </table:table-cell>
          <table:table-cell table:style-name="ce452"/>
          <table:table-cell table:style-name="ce38" table:content-validation-name="val23"/>
          <table:table-cell table:style-name="ce453" table:formula="of:=VLOOKUP([.D200];[$datos.$H$2:.$K$30];2;0)" office:value-type="float" office:value="0">
            <text:p>#N/A</text:p>
          </table:table-cell>
          <table:table-cell table:style-name="ce453" table:formula="of:=VLOOKUP([.D200];[$datos.$H$2:.$K$30];3;0)" office:value-type="float" office:value="0">
            <text:p>#N/A</text:p>
          </table:table-cell>
          <table:table-cell table:style-name="ce453" table:formula="of:=VLOOKUP([.D20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00];[$datos.$W$2:.$Y$30];2;0)" office:value-type="float" office:value="0">
            <text:p>#N/A</text:p>
          </table:table-cell>
          <table:table-cell table:style-name="ce453" table:formula="of:=VLOOKUP([.L20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92</text:p>
          </table:table-cell>
          <table:table-cell table:style-name="ce452"/>
          <table:table-cell table:style-name="ce38" table:content-validation-name="val23"/>
          <table:table-cell table:style-name="ce453" table:formula="of:=VLOOKUP([.D201];[$datos.$H$2:.$K$30];2;0)" office:value-type="float" office:value="0">
            <text:p>#N/A</text:p>
          </table:table-cell>
          <table:table-cell table:style-name="ce453" table:formula="of:=VLOOKUP([.D201];[$datos.$H$2:.$K$30];3;0)" office:value-type="float" office:value="0">
            <text:p>#N/A</text:p>
          </table:table-cell>
          <table:table-cell table:style-name="ce453" table:formula="of:=VLOOKUP([.D20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01];[$datos.$W$2:.$Y$30];2;0)" office:value-type="float" office:value="0">
            <text:p>#N/A</text:p>
          </table:table-cell>
          <table:table-cell table:style-name="ce453" table:formula="of:=VLOOKUP([.L20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93</text:p>
          </table:table-cell>
          <table:table-cell table:style-name="ce452"/>
          <table:table-cell table:style-name="ce38" table:content-validation-name="val23"/>
          <table:table-cell table:style-name="ce453" table:formula="of:=VLOOKUP([.D202];[$datos.$H$2:.$K$30];2;0)" office:value-type="float" office:value="0">
            <text:p>#N/A</text:p>
          </table:table-cell>
          <table:table-cell table:style-name="ce453" table:formula="of:=VLOOKUP([.D202];[$datos.$H$2:.$K$30];3;0)" office:value-type="float" office:value="0">
            <text:p>#N/A</text:p>
          </table:table-cell>
          <table:table-cell table:style-name="ce453" table:formula="of:=VLOOKUP([.D20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02];[$datos.$W$2:.$Y$30];2;0)" office:value-type="float" office:value="0">
            <text:p>#N/A</text:p>
          </table:table-cell>
          <table:table-cell table:style-name="ce453" table:formula="of:=VLOOKUP([.L20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94</text:p>
          </table:table-cell>
          <table:table-cell table:style-name="ce452"/>
          <table:table-cell table:style-name="ce38" table:content-validation-name="val23"/>
          <table:table-cell table:style-name="ce453" table:formula="of:=VLOOKUP([.D203];[$datos.$H$2:.$K$30];2;0)" office:value-type="float" office:value="0">
            <text:p>#N/A</text:p>
          </table:table-cell>
          <table:table-cell table:style-name="ce453" table:formula="of:=VLOOKUP([.D203];[$datos.$H$2:.$K$30];3;0)" office:value-type="float" office:value="0">
            <text:p>#N/A</text:p>
          </table:table-cell>
          <table:table-cell table:style-name="ce453" table:formula="of:=VLOOKUP([.D20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03];[$datos.$W$2:.$Y$30];2;0)" office:value-type="float" office:value="0">
            <text:p>#N/A</text:p>
          </table:table-cell>
          <table:table-cell table:style-name="ce453" table:formula="of:=VLOOKUP([.L20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95</text:p>
          </table:table-cell>
          <table:table-cell table:style-name="ce452"/>
          <table:table-cell table:style-name="ce38" table:content-validation-name="val23"/>
          <table:table-cell table:style-name="ce453" table:formula="of:=VLOOKUP([.D204];[$datos.$H$2:.$K$30];2;0)" office:value-type="float" office:value="0">
            <text:p>#N/A</text:p>
          </table:table-cell>
          <table:table-cell table:style-name="ce453" table:formula="of:=VLOOKUP([.D204];[$datos.$H$2:.$K$30];3;0)" office:value-type="float" office:value="0">
            <text:p>#N/A</text:p>
          </table:table-cell>
          <table:table-cell table:style-name="ce453" table:formula="of:=VLOOKUP([.D20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04];[$datos.$W$2:.$Y$30];2;0)" office:value-type="float" office:value="0">
            <text:p>#N/A</text:p>
          </table:table-cell>
          <table:table-cell table:style-name="ce453" table:formula="of:=VLOOKUP([.L20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96</text:p>
          </table:table-cell>
          <table:table-cell table:style-name="ce452"/>
          <table:table-cell table:style-name="ce38" table:content-validation-name="val23"/>
          <table:table-cell table:style-name="ce453" table:formula="of:=VLOOKUP([.D205];[$datos.$H$2:.$K$30];2;0)" office:value-type="float" office:value="0">
            <text:p>#N/A</text:p>
          </table:table-cell>
          <table:table-cell table:style-name="ce453" table:formula="of:=VLOOKUP([.D205];[$datos.$H$2:.$K$30];3;0)" office:value-type="float" office:value="0">
            <text:p>#N/A</text:p>
          </table:table-cell>
          <table:table-cell table:style-name="ce453" table:formula="of:=VLOOKUP([.D20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05];[$datos.$W$2:.$Y$30];2;0)" office:value-type="float" office:value="0">
            <text:p>#N/A</text:p>
          </table:table-cell>
          <table:table-cell table:style-name="ce453" table:formula="of:=VLOOKUP([.L20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97</text:p>
          </table:table-cell>
          <table:table-cell table:style-name="ce452"/>
          <table:table-cell table:style-name="ce38" table:content-validation-name="val23"/>
          <table:table-cell table:style-name="ce453" table:formula="of:=VLOOKUP([.D206];[$datos.$H$2:.$K$30];2;0)" office:value-type="float" office:value="0">
            <text:p>#N/A</text:p>
          </table:table-cell>
          <table:table-cell table:style-name="ce453" table:formula="of:=VLOOKUP([.D206];[$datos.$H$2:.$K$30];3;0)" office:value-type="float" office:value="0">
            <text:p>#N/A</text:p>
          </table:table-cell>
          <table:table-cell table:style-name="ce453" table:formula="of:=VLOOKUP([.D20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06];[$datos.$W$2:.$Y$30];2;0)" office:value-type="float" office:value="0">
            <text:p>#N/A</text:p>
          </table:table-cell>
          <table:table-cell table:style-name="ce453" table:formula="of:=VLOOKUP([.L20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98</text:p>
          </table:table-cell>
          <table:table-cell table:style-name="ce452"/>
          <table:table-cell table:style-name="ce38" table:content-validation-name="val23"/>
          <table:table-cell table:style-name="ce453" table:formula="of:=VLOOKUP([.D207];[$datos.$H$2:.$K$30];2;0)" office:value-type="float" office:value="0">
            <text:p>#N/A</text:p>
          </table:table-cell>
          <table:table-cell table:style-name="ce453" table:formula="of:=VLOOKUP([.D207];[$datos.$H$2:.$K$30];3;0)" office:value-type="float" office:value="0">
            <text:p>#N/A</text:p>
          </table:table-cell>
          <table:table-cell table:style-name="ce453" table:formula="of:=VLOOKUP([.D20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07];[$datos.$W$2:.$Y$30];2;0)" office:value-type="float" office:value="0">
            <text:p>#N/A</text:p>
          </table:table-cell>
          <table:table-cell table:style-name="ce453" table:formula="of:=VLOOKUP([.L20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199</text:p>
          </table:table-cell>
          <table:table-cell table:style-name="ce452"/>
          <table:table-cell table:style-name="ce38" table:content-validation-name="val23"/>
          <table:table-cell table:style-name="ce453" table:formula="of:=VLOOKUP([.D208];[$datos.$H$2:.$K$30];2;0)" office:value-type="float" office:value="0">
            <text:p>#N/A</text:p>
          </table:table-cell>
          <table:table-cell table:style-name="ce453" table:formula="of:=VLOOKUP([.D208];[$datos.$H$2:.$K$30];3;0)" office:value-type="float" office:value="0">
            <text:p>#N/A</text:p>
          </table:table-cell>
          <table:table-cell table:style-name="ce453" table:formula="of:=VLOOKUP([.D20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08];[$datos.$W$2:.$Y$30];2;0)" office:value-type="float" office:value="0">
            <text:p>#N/A</text:p>
          </table:table-cell>
          <table:table-cell table:style-name="ce453" table:formula="of:=VLOOKUP([.L20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00</text:p>
          </table:table-cell>
          <table:table-cell table:style-name="ce452"/>
          <table:table-cell table:style-name="ce38" table:content-validation-name="val23"/>
          <table:table-cell table:style-name="ce453" table:formula="of:=VLOOKUP([.D209];[$datos.$H$2:.$K$30];2;0)" office:value-type="float" office:value="0">
            <text:p>#N/A</text:p>
          </table:table-cell>
          <table:table-cell table:style-name="ce453" table:formula="of:=VLOOKUP([.D209];[$datos.$H$2:.$K$30];3;0)" office:value-type="float" office:value="0">
            <text:p>#N/A</text:p>
          </table:table-cell>
          <table:table-cell table:style-name="ce453" table:formula="of:=VLOOKUP([.D20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09];[$datos.$W$2:.$Y$30];2;0)" office:value-type="float" office:value="0">
            <text:p>#N/A</text:p>
          </table:table-cell>
          <table:table-cell table:style-name="ce453" table:formula="of:=VLOOKUP([.L20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01</text:p>
          </table:table-cell>
          <table:table-cell table:style-name="ce452"/>
          <table:table-cell table:style-name="ce38" table:content-validation-name="val23"/>
          <table:table-cell table:style-name="ce453" table:formula="of:=VLOOKUP([.D210];[$datos.$H$2:.$K$30];2;0)" office:value-type="float" office:value="0">
            <text:p>#N/A</text:p>
          </table:table-cell>
          <table:table-cell table:style-name="ce453" table:formula="of:=VLOOKUP([.D210];[$datos.$H$2:.$K$30];3;0)" office:value-type="float" office:value="0">
            <text:p>#N/A</text:p>
          </table:table-cell>
          <table:table-cell table:style-name="ce453" table:formula="of:=VLOOKUP([.D21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10];[$datos.$W$2:.$Y$30];2;0)" office:value-type="float" office:value="0">
            <text:p>#N/A</text:p>
          </table:table-cell>
          <table:table-cell table:style-name="ce453" table:formula="of:=VLOOKUP([.L21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02</text:p>
          </table:table-cell>
          <table:table-cell table:style-name="ce452"/>
          <table:table-cell table:style-name="ce38" table:content-validation-name="val23"/>
          <table:table-cell table:style-name="ce453" table:formula="of:=VLOOKUP([.D211];[$datos.$H$2:.$K$30];2;0)" office:value-type="float" office:value="0">
            <text:p>#N/A</text:p>
          </table:table-cell>
          <table:table-cell table:style-name="ce453" table:formula="of:=VLOOKUP([.D211];[$datos.$H$2:.$K$30];3;0)" office:value-type="float" office:value="0">
            <text:p>#N/A</text:p>
          </table:table-cell>
          <table:table-cell table:style-name="ce453" table:formula="of:=VLOOKUP([.D21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11];[$datos.$W$2:.$Y$30];2;0)" office:value-type="float" office:value="0">
            <text:p>#N/A</text:p>
          </table:table-cell>
          <table:table-cell table:style-name="ce453" table:formula="of:=VLOOKUP([.L21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03</text:p>
          </table:table-cell>
          <table:table-cell table:style-name="ce452"/>
          <table:table-cell table:style-name="ce38" table:content-validation-name="val23"/>
          <table:table-cell table:style-name="ce453" table:formula="of:=VLOOKUP([.D212];[$datos.$H$2:.$K$30];2;0)" office:value-type="float" office:value="0">
            <text:p>#N/A</text:p>
          </table:table-cell>
          <table:table-cell table:style-name="ce453" table:formula="of:=VLOOKUP([.D212];[$datos.$H$2:.$K$30];3;0)" office:value-type="float" office:value="0">
            <text:p>#N/A</text:p>
          </table:table-cell>
          <table:table-cell table:style-name="ce453" table:formula="of:=VLOOKUP([.D21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12];[$datos.$W$2:.$Y$30];2;0)" office:value-type="float" office:value="0">
            <text:p>#N/A</text:p>
          </table:table-cell>
          <table:table-cell table:style-name="ce453" table:formula="of:=VLOOKUP([.L21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04</text:p>
          </table:table-cell>
          <table:table-cell table:style-name="ce452"/>
          <table:table-cell table:style-name="ce38" table:content-validation-name="val23"/>
          <table:table-cell table:style-name="ce453" table:formula="of:=VLOOKUP([.D213];[$datos.$H$2:.$K$30];2;0)" office:value-type="float" office:value="0">
            <text:p>#N/A</text:p>
          </table:table-cell>
          <table:table-cell table:style-name="ce453" table:formula="of:=VLOOKUP([.D213];[$datos.$H$2:.$K$30];3;0)" office:value-type="float" office:value="0">
            <text:p>#N/A</text:p>
          </table:table-cell>
          <table:table-cell table:style-name="ce453" table:formula="of:=VLOOKUP([.D21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13];[$datos.$W$2:.$Y$30];2;0)" office:value-type="float" office:value="0">
            <text:p>#N/A</text:p>
          </table:table-cell>
          <table:table-cell table:style-name="ce453" table:formula="of:=VLOOKUP([.L21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05</text:p>
          </table:table-cell>
          <table:table-cell table:style-name="ce452"/>
          <table:table-cell table:style-name="ce38" table:content-validation-name="val23"/>
          <table:table-cell table:style-name="ce453" table:formula="of:=VLOOKUP([.D214];[$datos.$H$2:.$K$30];2;0)" office:value-type="float" office:value="0">
            <text:p>#N/A</text:p>
          </table:table-cell>
          <table:table-cell table:style-name="ce453" table:formula="of:=VLOOKUP([.D214];[$datos.$H$2:.$K$30];3;0)" office:value-type="float" office:value="0">
            <text:p>#N/A</text:p>
          </table:table-cell>
          <table:table-cell table:style-name="ce453" table:formula="of:=VLOOKUP([.D21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14];[$datos.$W$2:.$Y$30];2;0)" office:value-type="float" office:value="0">
            <text:p>#N/A</text:p>
          </table:table-cell>
          <table:table-cell table:style-name="ce453" table:formula="of:=VLOOKUP([.L21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06</text:p>
          </table:table-cell>
          <table:table-cell table:style-name="ce452"/>
          <table:table-cell table:style-name="ce38" table:content-validation-name="val23"/>
          <table:table-cell table:style-name="ce453" table:formula="of:=VLOOKUP([.D215];[$datos.$H$2:.$K$30];2;0)" office:value-type="float" office:value="0">
            <text:p>#N/A</text:p>
          </table:table-cell>
          <table:table-cell table:style-name="ce453" table:formula="of:=VLOOKUP([.D215];[$datos.$H$2:.$K$30];3;0)" office:value-type="float" office:value="0">
            <text:p>#N/A</text:p>
          </table:table-cell>
          <table:table-cell table:style-name="ce453" table:formula="of:=VLOOKUP([.D21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15];[$datos.$W$2:.$Y$30];2;0)" office:value-type="float" office:value="0">
            <text:p>#N/A</text:p>
          </table:table-cell>
          <table:table-cell table:style-name="ce453" table:formula="of:=VLOOKUP([.L21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07</text:p>
          </table:table-cell>
          <table:table-cell table:style-name="ce452"/>
          <table:table-cell table:style-name="ce38" table:content-validation-name="val23"/>
          <table:table-cell table:style-name="ce453" table:formula="of:=VLOOKUP([.D216];[$datos.$H$2:.$K$30];2;0)" office:value-type="float" office:value="0">
            <text:p>#N/A</text:p>
          </table:table-cell>
          <table:table-cell table:style-name="ce453" table:formula="of:=VLOOKUP([.D216];[$datos.$H$2:.$K$30];3;0)" office:value-type="float" office:value="0">
            <text:p>#N/A</text:p>
          </table:table-cell>
          <table:table-cell table:style-name="ce453" table:formula="of:=VLOOKUP([.D21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16];[$datos.$W$2:.$Y$30];2;0)" office:value-type="float" office:value="0">
            <text:p>#N/A</text:p>
          </table:table-cell>
          <table:table-cell table:style-name="ce453" table:formula="of:=VLOOKUP([.L21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08</text:p>
          </table:table-cell>
          <table:table-cell table:style-name="ce452"/>
          <table:table-cell table:style-name="ce38" table:content-validation-name="val23"/>
          <table:table-cell table:style-name="ce453" table:formula="of:=VLOOKUP([.D217];[$datos.$H$2:.$K$30];2;0)" office:value-type="float" office:value="0">
            <text:p>#N/A</text:p>
          </table:table-cell>
          <table:table-cell table:style-name="ce453" table:formula="of:=VLOOKUP([.D217];[$datos.$H$2:.$K$30];3;0)" office:value-type="float" office:value="0">
            <text:p>#N/A</text:p>
          </table:table-cell>
          <table:table-cell table:style-name="ce453" table:formula="of:=VLOOKUP([.D21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17];[$datos.$W$2:.$Y$30];2;0)" office:value-type="float" office:value="0">
            <text:p>#N/A</text:p>
          </table:table-cell>
          <table:table-cell table:style-name="ce453" table:formula="of:=VLOOKUP([.L21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09</text:p>
          </table:table-cell>
          <table:table-cell table:style-name="ce452"/>
          <table:table-cell table:style-name="ce38" table:content-validation-name="val23"/>
          <table:table-cell table:style-name="ce453" table:formula="of:=VLOOKUP([.D218];[$datos.$H$2:.$K$30];2;0)" office:value-type="float" office:value="0">
            <text:p>#N/A</text:p>
          </table:table-cell>
          <table:table-cell table:style-name="ce453" table:formula="of:=VLOOKUP([.D218];[$datos.$H$2:.$K$30];3;0)" office:value-type="float" office:value="0">
            <text:p>#N/A</text:p>
          </table:table-cell>
          <table:table-cell table:style-name="ce453" table:formula="of:=VLOOKUP([.D21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18];[$datos.$W$2:.$Y$30];2;0)" office:value-type="float" office:value="0">
            <text:p>#N/A</text:p>
          </table:table-cell>
          <table:table-cell table:style-name="ce453" table:formula="of:=VLOOKUP([.L21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10</text:p>
          </table:table-cell>
          <table:table-cell table:style-name="ce452"/>
          <table:table-cell table:style-name="ce38" table:content-validation-name="val23"/>
          <table:table-cell table:style-name="ce453" table:formula="of:=VLOOKUP([.D219];[$datos.$H$2:.$K$30];2;0)" office:value-type="float" office:value="0">
            <text:p>#N/A</text:p>
          </table:table-cell>
          <table:table-cell table:style-name="ce453" table:formula="of:=VLOOKUP([.D219];[$datos.$H$2:.$K$30];3;0)" office:value-type="float" office:value="0">
            <text:p>#N/A</text:p>
          </table:table-cell>
          <table:table-cell table:style-name="ce453" table:formula="of:=VLOOKUP([.D21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19];[$datos.$W$2:.$Y$30];2;0)" office:value-type="float" office:value="0">
            <text:p>#N/A</text:p>
          </table:table-cell>
          <table:table-cell table:style-name="ce453" table:formula="of:=VLOOKUP([.L21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11</text:p>
          </table:table-cell>
          <table:table-cell table:style-name="ce452"/>
          <table:table-cell table:style-name="ce38" table:content-validation-name="val23"/>
          <table:table-cell table:style-name="ce453" table:formula="of:=VLOOKUP([.D220];[$datos.$H$2:.$K$30];2;0)" office:value-type="float" office:value="0">
            <text:p>#N/A</text:p>
          </table:table-cell>
          <table:table-cell table:style-name="ce453" table:formula="of:=VLOOKUP([.D220];[$datos.$H$2:.$K$30];3;0)" office:value-type="float" office:value="0">
            <text:p>#N/A</text:p>
          </table:table-cell>
          <table:table-cell table:style-name="ce453" table:formula="of:=VLOOKUP([.D22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20];[$datos.$W$2:.$Y$30];2;0)" office:value-type="float" office:value="0">
            <text:p>#N/A</text:p>
          </table:table-cell>
          <table:table-cell table:style-name="ce453" table:formula="of:=VLOOKUP([.L22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12</text:p>
          </table:table-cell>
          <table:table-cell table:style-name="ce452"/>
          <table:table-cell table:style-name="ce38" table:content-validation-name="val23"/>
          <table:table-cell table:style-name="ce453" table:formula="of:=VLOOKUP([.D221];[$datos.$H$2:.$K$30];2;0)" office:value-type="float" office:value="0">
            <text:p>#N/A</text:p>
          </table:table-cell>
          <table:table-cell table:style-name="ce453" table:formula="of:=VLOOKUP([.D221];[$datos.$H$2:.$K$30];3;0)" office:value-type="float" office:value="0">
            <text:p>#N/A</text:p>
          </table:table-cell>
          <table:table-cell table:style-name="ce453" table:formula="of:=VLOOKUP([.D22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21];[$datos.$W$2:.$Y$30];2;0)" office:value-type="float" office:value="0">
            <text:p>#N/A</text:p>
          </table:table-cell>
          <table:table-cell table:style-name="ce453" table:formula="of:=VLOOKUP([.L22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13</text:p>
          </table:table-cell>
          <table:table-cell table:style-name="ce452"/>
          <table:table-cell table:style-name="ce38" table:content-validation-name="val23"/>
          <table:table-cell table:style-name="ce453" table:formula="of:=VLOOKUP([.D222];[$datos.$H$2:.$K$30];2;0)" office:value-type="float" office:value="0">
            <text:p>#N/A</text:p>
          </table:table-cell>
          <table:table-cell table:style-name="ce453" table:formula="of:=VLOOKUP([.D222];[$datos.$H$2:.$K$30];3;0)" office:value-type="float" office:value="0">
            <text:p>#N/A</text:p>
          </table:table-cell>
          <table:table-cell table:style-name="ce453" table:formula="of:=VLOOKUP([.D22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22];[$datos.$W$2:.$Y$30];2;0)" office:value-type="float" office:value="0">
            <text:p>#N/A</text:p>
          </table:table-cell>
          <table:table-cell table:style-name="ce453" table:formula="of:=VLOOKUP([.L22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14</text:p>
          </table:table-cell>
          <table:table-cell table:style-name="ce452"/>
          <table:table-cell table:style-name="ce38" table:content-validation-name="val23"/>
          <table:table-cell table:style-name="ce453" table:formula="of:=VLOOKUP([.D223];[$datos.$H$2:.$K$30];2;0)" office:value-type="float" office:value="0">
            <text:p>#N/A</text:p>
          </table:table-cell>
          <table:table-cell table:style-name="ce453" table:formula="of:=VLOOKUP([.D223];[$datos.$H$2:.$K$30];3;0)" office:value-type="float" office:value="0">
            <text:p>#N/A</text:p>
          </table:table-cell>
          <table:table-cell table:style-name="ce453" table:formula="of:=VLOOKUP([.D22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23];[$datos.$W$2:.$Y$30];2;0)" office:value-type="float" office:value="0">
            <text:p>#N/A</text:p>
          </table:table-cell>
          <table:table-cell table:style-name="ce453" table:formula="of:=VLOOKUP([.L22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15</text:p>
          </table:table-cell>
          <table:table-cell table:style-name="ce452"/>
          <table:table-cell table:style-name="ce38" table:content-validation-name="val23"/>
          <table:table-cell table:style-name="ce453" table:formula="of:=VLOOKUP([.D224];[$datos.$H$2:.$K$30];2;0)" office:value-type="float" office:value="0">
            <text:p>#N/A</text:p>
          </table:table-cell>
          <table:table-cell table:style-name="ce453" table:formula="of:=VLOOKUP([.D224];[$datos.$H$2:.$K$30];3;0)" office:value-type="float" office:value="0">
            <text:p>#N/A</text:p>
          </table:table-cell>
          <table:table-cell table:style-name="ce453" table:formula="of:=VLOOKUP([.D22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24];[$datos.$W$2:.$Y$30];2;0)" office:value-type="float" office:value="0">
            <text:p>#N/A</text:p>
          </table:table-cell>
          <table:table-cell table:style-name="ce453" table:formula="of:=VLOOKUP([.L22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16</text:p>
          </table:table-cell>
          <table:table-cell table:style-name="ce452"/>
          <table:table-cell table:style-name="ce38" table:content-validation-name="val23"/>
          <table:table-cell table:style-name="ce453" table:formula="of:=VLOOKUP([.D225];[$datos.$H$2:.$K$30];2;0)" office:value-type="float" office:value="0">
            <text:p>#N/A</text:p>
          </table:table-cell>
          <table:table-cell table:style-name="ce453" table:formula="of:=VLOOKUP([.D225];[$datos.$H$2:.$K$30];3;0)" office:value-type="float" office:value="0">
            <text:p>#N/A</text:p>
          </table:table-cell>
          <table:table-cell table:style-name="ce453" table:formula="of:=VLOOKUP([.D22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25];[$datos.$W$2:.$Y$30];2;0)" office:value-type="float" office:value="0">
            <text:p>#N/A</text:p>
          </table:table-cell>
          <table:table-cell table:style-name="ce453" table:formula="of:=VLOOKUP([.L22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17</text:p>
          </table:table-cell>
          <table:table-cell table:style-name="ce452"/>
          <table:table-cell table:style-name="ce38" table:content-validation-name="val23"/>
          <table:table-cell table:style-name="ce453" table:formula="of:=VLOOKUP([.D226];[$datos.$H$2:.$K$30];2;0)" office:value-type="float" office:value="0">
            <text:p>#N/A</text:p>
          </table:table-cell>
          <table:table-cell table:style-name="ce453" table:formula="of:=VLOOKUP([.D226];[$datos.$H$2:.$K$30];3;0)" office:value-type="float" office:value="0">
            <text:p>#N/A</text:p>
          </table:table-cell>
          <table:table-cell table:style-name="ce453" table:formula="of:=VLOOKUP([.D22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26];[$datos.$W$2:.$Y$30];2;0)" office:value-type="float" office:value="0">
            <text:p>#N/A</text:p>
          </table:table-cell>
          <table:table-cell table:style-name="ce453" table:formula="of:=VLOOKUP([.L22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18</text:p>
          </table:table-cell>
          <table:table-cell table:style-name="ce452"/>
          <table:table-cell table:style-name="ce38" table:content-validation-name="val23"/>
          <table:table-cell table:style-name="ce453" table:formula="of:=VLOOKUP([.D227];[$datos.$H$2:.$K$30];2;0)" office:value-type="float" office:value="0">
            <text:p>#N/A</text:p>
          </table:table-cell>
          <table:table-cell table:style-name="ce453" table:formula="of:=VLOOKUP([.D227];[$datos.$H$2:.$K$30];3;0)" office:value-type="float" office:value="0">
            <text:p>#N/A</text:p>
          </table:table-cell>
          <table:table-cell table:style-name="ce453" table:formula="of:=VLOOKUP([.D22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27];[$datos.$W$2:.$Y$30];2;0)" office:value-type="float" office:value="0">
            <text:p>#N/A</text:p>
          </table:table-cell>
          <table:table-cell table:style-name="ce453" table:formula="of:=VLOOKUP([.L22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19</text:p>
          </table:table-cell>
          <table:table-cell table:style-name="ce452"/>
          <table:table-cell table:style-name="ce38" table:content-validation-name="val23"/>
          <table:table-cell table:style-name="ce453" table:formula="of:=VLOOKUP([.D228];[$datos.$H$2:.$K$30];2;0)" office:value-type="float" office:value="0">
            <text:p>#N/A</text:p>
          </table:table-cell>
          <table:table-cell table:style-name="ce453" table:formula="of:=VLOOKUP([.D228];[$datos.$H$2:.$K$30];3;0)" office:value-type="float" office:value="0">
            <text:p>#N/A</text:p>
          </table:table-cell>
          <table:table-cell table:style-name="ce453" table:formula="of:=VLOOKUP([.D22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28];[$datos.$W$2:.$Y$30];2;0)" office:value-type="float" office:value="0">
            <text:p>#N/A</text:p>
          </table:table-cell>
          <table:table-cell table:style-name="ce453" table:formula="of:=VLOOKUP([.L22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20</text:p>
          </table:table-cell>
          <table:table-cell table:style-name="ce452"/>
          <table:table-cell table:style-name="ce38" table:content-validation-name="val23"/>
          <table:table-cell table:style-name="ce453" table:formula="of:=VLOOKUP([.D229];[$datos.$H$2:.$K$30];2;0)" office:value-type="float" office:value="0">
            <text:p>#N/A</text:p>
          </table:table-cell>
          <table:table-cell table:style-name="ce453" table:formula="of:=VLOOKUP([.D229];[$datos.$H$2:.$K$30];3;0)" office:value-type="float" office:value="0">
            <text:p>#N/A</text:p>
          </table:table-cell>
          <table:table-cell table:style-name="ce453" table:formula="of:=VLOOKUP([.D22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29];[$datos.$W$2:.$Y$30];2;0)" office:value-type="float" office:value="0">
            <text:p>#N/A</text:p>
          </table:table-cell>
          <table:table-cell table:style-name="ce453" table:formula="of:=VLOOKUP([.L22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21</text:p>
          </table:table-cell>
          <table:table-cell table:style-name="ce452"/>
          <table:table-cell table:style-name="ce38" table:content-validation-name="val23"/>
          <table:table-cell table:style-name="ce453" table:formula="of:=VLOOKUP([.D230];[$datos.$H$2:.$K$30];2;0)" office:value-type="float" office:value="0">
            <text:p>#N/A</text:p>
          </table:table-cell>
          <table:table-cell table:style-name="ce453" table:formula="of:=VLOOKUP([.D230];[$datos.$H$2:.$K$30];3;0)" office:value-type="float" office:value="0">
            <text:p>#N/A</text:p>
          </table:table-cell>
          <table:table-cell table:style-name="ce453" table:formula="of:=VLOOKUP([.D23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30];[$datos.$W$2:.$Y$30];2;0)" office:value-type="float" office:value="0">
            <text:p>#N/A</text:p>
          </table:table-cell>
          <table:table-cell table:style-name="ce453" table:formula="of:=VLOOKUP([.L23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22</text:p>
          </table:table-cell>
          <table:table-cell table:style-name="ce452"/>
          <table:table-cell table:style-name="ce38" table:content-validation-name="val23"/>
          <table:table-cell table:style-name="ce453" table:formula="of:=VLOOKUP([.D231];[$datos.$H$2:.$K$30];2;0)" office:value-type="float" office:value="0">
            <text:p>#N/A</text:p>
          </table:table-cell>
          <table:table-cell table:style-name="ce453" table:formula="of:=VLOOKUP([.D231];[$datos.$H$2:.$K$30];3;0)" office:value-type="float" office:value="0">
            <text:p>#N/A</text:p>
          </table:table-cell>
          <table:table-cell table:style-name="ce453" table:formula="of:=VLOOKUP([.D23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31];[$datos.$W$2:.$Y$30];2;0)" office:value-type="float" office:value="0">
            <text:p>#N/A</text:p>
          </table:table-cell>
          <table:table-cell table:style-name="ce453" table:formula="of:=VLOOKUP([.L23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23</text:p>
          </table:table-cell>
          <table:table-cell table:style-name="ce452"/>
          <table:table-cell table:style-name="ce38" table:content-validation-name="val23"/>
          <table:table-cell table:style-name="ce453" table:formula="of:=VLOOKUP([.D232];[$datos.$H$2:.$K$30];2;0)" office:value-type="float" office:value="0">
            <text:p>#N/A</text:p>
          </table:table-cell>
          <table:table-cell table:style-name="ce453" table:formula="of:=VLOOKUP([.D232];[$datos.$H$2:.$K$30];3;0)" office:value-type="float" office:value="0">
            <text:p>#N/A</text:p>
          </table:table-cell>
          <table:table-cell table:style-name="ce453" table:formula="of:=VLOOKUP([.D23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32];[$datos.$W$2:.$Y$30];2;0)" office:value-type="float" office:value="0">
            <text:p>#N/A</text:p>
          </table:table-cell>
          <table:table-cell table:style-name="ce453" table:formula="of:=VLOOKUP([.L23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24</text:p>
          </table:table-cell>
          <table:table-cell table:style-name="ce452"/>
          <table:table-cell table:style-name="ce38" table:content-validation-name="val23"/>
          <table:table-cell table:style-name="ce453" table:formula="of:=VLOOKUP([.D233];[$datos.$H$2:.$K$30];2;0)" office:value-type="float" office:value="0">
            <text:p>#N/A</text:p>
          </table:table-cell>
          <table:table-cell table:style-name="ce453" table:formula="of:=VLOOKUP([.D233];[$datos.$H$2:.$K$30];3;0)" office:value-type="float" office:value="0">
            <text:p>#N/A</text:p>
          </table:table-cell>
          <table:table-cell table:style-name="ce453" table:formula="of:=VLOOKUP([.D23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33];[$datos.$W$2:.$Y$30];2;0)" office:value-type="float" office:value="0">
            <text:p>#N/A</text:p>
          </table:table-cell>
          <table:table-cell table:style-name="ce453" table:formula="of:=VLOOKUP([.L23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25</text:p>
          </table:table-cell>
          <table:table-cell table:style-name="ce452"/>
          <table:table-cell table:style-name="ce38" table:content-validation-name="val23"/>
          <table:table-cell table:style-name="ce453" table:formula="of:=VLOOKUP([.D234];[$datos.$H$2:.$K$30];2;0)" office:value-type="float" office:value="0">
            <text:p>#N/A</text:p>
          </table:table-cell>
          <table:table-cell table:style-name="ce453" table:formula="of:=VLOOKUP([.D234];[$datos.$H$2:.$K$30];3;0)" office:value-type="float" office:value="0">
            <text:p>#N/A</text:p>
          </table:table-cell>
          <table:table-cell table:style-name="ce453" table:formula="of:=VLOOKUP([.D23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34];[$datos.$W$2:.$Y$30];2;0)" office:value-type="float" office:value="0">
            <text:p>#N/A</text:p>
          </table:table-cell>
          <table:table-cell table:style-name="ce453" table:formula="of:=VLOOKUP([.L23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26</text:p>
          </table:table-cell>
          <table:table-cell table:style-name="ce452"/>
          <table:table-cell table:style-name="ce38" table:content-validation-name="val23"/>
          <table:table-cell table:style-name="ce453" table:formula="of:=VLOOKUP([.D235];[$datos.$H$2:.$K$30];2;0)" office:value-type="float" office:value="0">
            <text:p>#N/A</text:p>
          </table:table-cell>
          <table:table-cell table:style-name="ce453" table:formula="of:=VLOOKUP([.D235];[$datos.$H$2:.$K$30];3;0)" office:value-type="float" office:value="0">
            <text:p>#N/A</text:p>
          </table:table-cell>
          <table:table-cell table:style-name="ce453" table:formula="of:=VLOOKUP([.D23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35];[$datos.$W$2:.$Y$30];2;0)" office:value-type="float" office:value="0">
            <text:p>#N/A</text:p>
          </table:table-cell>
          <table:table-cell table:style-name="ce453" table:formula="of:=VLOOKUP([.L23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27</text:p>
          </table:table-cell>
          <table:table-cell table:style-name="ce452"/>
          <table:table-cell table:style-name="ce38" table:content-validation-name="val23"/>
          <table:table-cell table:style-name="ce453" table:formula="of:=VLOOKUP([.D236];[$datos.$H$2:.$K$30];2;0)" office:value-type="float" office:value="0">
            <text:p>#N/A</text:p>
          </table:table-cell>
          <table:table-cell table:style-name="ce453" table:formula="of:=VLOOKUP([.D236];[$datos.$H$2:.$K$30];3;0)" office:value-type="float" office:value="0">
            <text:p>#N/A</text:p>
          </table:table-cell>
          <table:table-cell table:style-name="ce453" table:formula="of:=VLOOKUP([.D23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36];[$datos.$W$2:.$Y$30];2;0)" office:value-type="float" office:value="0">
            <text:p>#N/A</text:p>
          </table:table-cell>
          <table:table-cell table:style-name="ce453" table:formula="of:=VLOOKUP([.L23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28</text:p>
          </table:table-cell>
          <table:table-cell table:style-name="ce452"/>
          <table:table-cell table:style-name="ce38" table:content-validation-name="val23"/>
          <table:table-cell table:style-name="ce453" table:formula="of:=VLOOKUP([.D237];[$datos.$H$2:.$K$30];2;0)" office:value-type="float" office:value="0">
            <text:p>#N/A</text:p>
          </table:table-cell>
          <table:table-cell table:style-name="ce453" table:formula="of:=VLOOKUP([.D237];[$datos.$H$2:.$K$30];3;0)" office:value-type="float" office:value="0">
            <text:p>#N/A</text:p>
          </table:table-cell>
          <table:table-cell table:style-name="ce453" table:formula="of:=VLOOKUP([.D23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37];[$datos.$W$2:.$Y$30];2;0)" office:value-type="float" office:value="0">
            <text:p>#N/A</text:p>
          </table:table-cell>
          <table:table-cell table:style-name="ce453" table:formula="of:=VLOOKUP([.L23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29</text:p>
          </table:table-cell>
          <table:table-cell table:style-name="ce452"/>
          <table:table-cell table:style-name="ce38" table:content-validation-name="val23"/>
          <table:table-cell table:style-name="ce453" table:formula="of:=VLOOKUP([.D238];[$datos.$H$2:.$K$30];2;0)" office:value-type="float" office:value="0">
            <text:p>#N/A</text:p>
          </table:table-cell>
          <table:table-cell table:style-name="ce453" table:formula="of:=VLOOKUP([.D238];[$datos.$H$2:.$K$30];3;0)" office:value-type="float" office:value="0">
            <text:p>#N/A</text:p>
          </table:table-cell>
          <table:table-cell table:style-name="ce453" table:formula="of:=VLOOKUP([.D23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38];[$datos.$W$2:.$Y$30];2;0)" office:value-type="float" office:value="0">
            <text:p>#N/A</text:p>
          </table:table-cell>
          <table:table-cell table:style-name="ce453" table:formula="of:=VLOOKUP([.L23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30</text:p>
          </table:table-cell>
          <table:table-cell table:style-name="ce452"/>
          <table:table-cell table:style-name="ce38" table:content-validation-name="val23"/>
          <table:table-cell table:style-name="ce453" table:formula="of:=VLOOKUP([.D239];[$datos.$H$2:.$K$30];2;0)" office:value-type="float" office:value="0">
            <text:p>#N/A</text:p>
          </table:table-cell>
          <table:table-cell table:style-name="ce453" table:formula="of:=VLOOKUP([.D239];[$datos.$H$2:.$K$30];3;0)" office:value-type="float" office:value="0">
            <text:p>#N/A</text:p>
          </table:table-cell>
          <table:table-cell table:style-name="ce453" table:formula="of:=VLOOKUP([.D23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39];[$datos.$W$2:.$Y$30];2;0)" office:value-type="float" office:value="0">
            <text:p>#N/A</text:p>
          </table:table-cell>
          <table:table-cell table:style-name="ce453" table:formula="of:=VLOOKUP([.L23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31</text:p>
          </table:table-cell>
          <table:table-cell table:style-name="ce452"/>
          <table:table-cell table:style-name="ce38" table:content-validation-name="val23"/>
          <table:table-cell table:style-name="ce453" table:formula="of:=VLOOKUP([.D240];[$datos.$H$2:.$K$30];2;0)" office:value-type="float" office:value="0">
            <text:p>#N/A</text:p>
          </table:table-cell>
          <table:table-cell table:style-name="ce453" table:formula="of:=VLOOKUP([.D240];[$datos.$H$2:.$K$30];3;0)" office:value-type="float" office:value="0">
            <text:p>#N/A</text:p>
          </table:table-cell>
          <table:table-cell table:style-name="ce453" table:formula="of:=VLOOKUP([.D24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40];[$datos.$W$2:.$Y$30];2;0)" office:value-type="float" office:value="0">
            <text:p>#N/A</text:p>
          </table:table-cell>
          <table:table-cell table:style-name="ce453" table:formula="of:=VLOOKUP([.L24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32</text:p>
          </table:table-cell>
          <table:table-cell table:style-name="ce452"/>
          <table:table-cell table:style-name="ce38" table:content-validation-name="val23"/>
          <table:table-cell table:style-name="ce453" table:formula="of:=VLOOKUP([.D241];[$datos.$H$2:.$K$30];2;0)" office:value-type="float" office:value="0">
            <text:p>#N/A</text:p>
          </table:table-cell>
          <table:table-cell table:style-name="ce453" table:formula="of:=VLOOKUP([.D241];[$datos.$H$2:.$K$30];3;0)" office:value-type="float" office:value="0">
            <text:p>#N/A</text:p>
          </table:table-cell>
          <table:table-cell table:style-name="ce453" table:formula="of:=VLOOKUP([.D24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41];[$datos.$W$2:.$Y$30];2;0)" office:value-type="float" office:value="0">
            <text:p>#N/A</text:p>
          </table:table-cell>
          <table:table-cell table:style-name="ce453" table:formula="of:=VLOOKUP([.L24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33</text:p>
          </table:table-cell>
          <table:table-cell table:style-name="ce452"/>
          <table:table-cell table:style-name="ce38" table:content-validation-name="val23"/>
          <table:table-cell table:style-name="ce453" table:formula="of:=VLOOKUP([.D242];[$datos.$H$2:.$K$30];2;0)" office:value-type="float" office:value="0">
            <text:p>#N/A</text:p>
          </table:table-cell>
          <table:table-cell table:style-name="ce453" table:formula="of:=VLOOKUP([.D242];[$datos.$H$2:.$K$30];3;0)" office:value-type="float" office:value="0">
            <text:p>#N/A</text:p>
          </table:table-cell>
          <table:table-cell table:style-name="ce453" table:formula="of:=VLOOKUP([.D24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42];[$datos.$W$2:.$Y$30];2;0)" office:value-type="float" office:value="0">
            <text:p>#N/A</text:p>
          </table:table-cell>
          <table:table-cell table:style-name="ce453" table:formula="of:=VLOOKUP([.L24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34</text:p>
          </table:table-cell>
          <table:table-cell table:style-name="ce452"/>
          <table:table-cell table:style-name="ce38" table:content-validation-name="val23"/>
          <table:table-cell table:style-name="ce453" table:formula="of:=VLOOKUP([.D243];[$datos.$H$2:.$K$30];2;0)" office:value-type="float" office:value="0">
            <text:p>#N/A</text:p>
          </table:table-cell>
          <table:table-cell table:style-name="ce453" table:formula="of:=VLOOKUP([.D243];[$datos.$H$2:.$K$30];3;0)" office:value-type="float" office:value="0">
            <text:p>#N/A</text:p>
          </table:table-cell>
          <table:table-cell table:style-name="ce453" table:formula="of:=VLOOKUP([.D24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43];[$datos.$W$2:.$Y$30];2;0)" office:value-type="float" office:value="0">
            <text:p>#N/A</text:p>
          </table:table-cell>
          <table:table-cell table:style-name="ce453" table:formula="of:=VLOOKUP([.L24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35</text:p>
          </table:table-cell>
          <table:table-cell table:style-name="ce452"/>
          <table:table-cell table:style-name="ce38" table:content-validation-name="val23"/>
          <table:table-cell table:style-name="ce453" table:formula="of:=VLOOKUP([.D244];[$datos.$H$2:.$K$30];2;0)" office:value-type="float" office:value="0">
            <text:p>#N/A</text:p>
          </table:table-cell>
          <table:table-cell table:style-name="ce453" table:formula="of:=VLOOKUP([.D244];[$datos.$H$2:.$K$30];3;0)" office:value-type="float" office:value="0">
            <text:p>#N/A</text:p>
          </table:table-cell>
          <table:table-cell table:style-name="ce453" table:formula="of:=VLOOKUP([.D24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44];[$datos.$W$2:.$Y$30];2;0)" office:value-type="float" office:value="0">
            <text:p>#N/A</text:p>
          </table:table-cell>
          <table:table-cell table:style-name="ce453" table:formula="of:=VLOOKUP([.L24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36</text:p>
          </table:table-cell>
          <table:table-cell table:style-name="ce452"/>
          <table:table-cell table:style-name="ce38" table:content-validation-name="val23"/>
          <table:table-cell table:style-name="ce453" table:formula="of:=VLOOKUP([.D245];[$datos.$H$2:.$K$30];2;0)" office:value-type="float" office:value="0">
            <text:p>#N/A</text:p>
          </table:table-cell>
          <table:table-cell table:style-name="ce453" table:formula="of:=VLOOKUP([.D245];[$datos.$H$2:.$K$30];3;0)" office:value-type="float" office:value="0">
            <text:p>#N/A</text:p>
          </table:table-cell>
          <table:table-cell table:style-name="ce453" table:formula="of:=VLOOKUP([.D24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45];[$datos.$W$2:.$Y$30];2;0)" office:value-type="float" office:value="0">
            <text:p>#N/A</text:p>
          </table:table-cell>
          <table:table-cell table:style-name="ce453" table:formula="of:=VLOOKUP([.L24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37</text:p>
          </table:table-cell>
          <table:table-cell table:style-name="ce452"/>
          <table:table-cell table:style-name="ce38" table:content-validation-name="val23"/>
          <table:table-cell table:style-name="ce453" table:formula="of:=VLOOKUP([.D246];[$datos.$H$2:.$K$30];2;0)" office:value-type="float" office:value="0">
            <text:p>#N/A</text:p>
          </table:table-cell>
          <table:table-cell table:style-name="ce453" table:formula="of:=VLOOKUP([.D246];[$datos.$H$2:.$K$30];3;0)" office:value-type="float" office:value="0">
            <text:p>#N/A</text:p>
          </table:table-cell>
          <table:table-cell table:style-name="ce453" table:formula="of:=VLOOKUP([.D24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46];[$datos.$W$2:.$Y$30];2;0)" office:value-type="float" office:value="0">
            <text:p>#N/A</text:p>
          </table:table-cell>
          <table:table-cell table:style-name="ce453" table:formula="of:=VLOOKUP([.L24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38</text:p>
          </table:table-cell>
          <table:table-cell table:style-name="ce452"/>
          <table:table-cell table:style-name="ce38" table:content-validation-name="val23"/>
          <table:table-cell table:style-name="ce453" table:formula="of:=VLOOKUP([.D247];[$datos.$H$2:.$K$30];2;0)" office:value-type="float" office:value="0">
            <text:p>#N/A</text:p>
          </table:table-cell>
          <table:table-cell table:style-name="ce453" table:formula="of:=VLOOKUP([.D247];[$datos.$H$2:.$K$30];3;0)" office:value-type="float" office:value="0">
            <text:p>#N/A</text:p>
          </table:table-cell>
          <table:table-cell table:style-name="ce453" table:formula="of:=VLOOKUP([.D24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47];[$datos.$W$2:.$Y$30];2;0)" office:value-type="float" office:value="0">
            <text:p>#N/A</text:p>
          </table:table-cell>
          <table:table-cell table:style-name="ce453" table:formula="of:=VLOOKUP([.L24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39</text:p>
          </table:table-cell>
          <table:table-cell table:style-name="ce452"/>
          <table:table-cell table:style-name="ce38" table:content-validation-name="val23"/>
          <table:table-cell table:style-name="ce453" table:formula="of:=VLOOKUP([.D248];[$datos.$H$2:.$K$30];2;0)" office:value-type="float" office:value="0">
            <text:p>#N/A</text:p>
          </table:table-cell>
          <table:table-cell table:style-name="ce453" table:formula="of:=VLOOKUP([.D248];[$datos.$H$2:.$K$30];3;0)" office:value-type="float" office:value="0">
            <text:p>#N/A</text:p>
          </table:table-cell>
          <table:table-cell table:style-name="ce453" table:formula="of:=VLOOKUP([.D24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48];[$datos.$W$2:.$Y$30];2;0)" office:value-type="float" office:value="0">
            <text:p>#N/A</text:p>
          </table:table-cell>
          <table:table-cell table:style-name="ce453" table:formula="of:=VLOOKUP([.L24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40</text:p>
          </table:table-cell>
          <table:table-cell table:style-name="ce452"/>
          <table:table-cell table:style-name="ce38" table:content-validation-name="val23"/>
          <table:table-cell table:style-name="ce453" table:formula="of:=VLOOKUP([.D249];[$datos.$H$2:.$K$30];2;0)" office:value-type="float" office:value="0">
            <text:p>#N/A</text:p>
          </table:table-cell>
          <table:table-cell table:style-name="ce453" table:formula="of:=VLOOKUP([.D249];[$datos.$H$2:.$K$30];3;0)" office:value-type="float" office:value="0">
            <text:p>#N/A</text:p>
          </table:table-cell>
          <table:table-cell table:style-name="ce453" table:formula="of:=VLOOKUP([.D24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49];[$datos.$W$2:.$Y$30];2;0)" office:value-type="float" office:value="0">
            <text:p>#N/A</text:p>
          </table:table-cell>
          <table:table-cell table:style-name="ce453" table:formula="of:=VLOOKUP([.L24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41</text:p>
          </table:table-cell>
          <table:table-cell table:style-name="ce452"/>
          <table:table-cell table:style-name="ce38" table:content-validation-name="val23"/>
          <table:table-cell table:style-name="ce453" table:formula="of:=VLOOKUP([.D250];[$datos.$H$2:.$K$30];2;0)" office:value-type="float" office:value="0">
            <text:p>#N/A</text:p>
          </table:table-cell>
          <table:table-cell table:style-name="ce453" table:formula="of:=VLOOKUP([.D250];[$datos.$H$2:.$K$30];3;0)" office:value-type="float" office:value="0">
            <text:p>#N/A</text:p>
          </table:table-cell>
          <table:table-cell table:style-name="ce453" table:formula="of:=VLOOKUP([.D25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50];[$datos.$W$2:.$Y$30];2;0)" office:value-type="float" office:value="0">
            <text:p>#N/A</text:p>
          </table:table-cell>
          <table:table-cell table:style-name="ce453" table:formula="of:=VLOOKUP([.L25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42</text:p>
          </table:table-cell>
          <table:table-cell table:style-name="ce452"/>
          <table:table-cell table:style-name="ce38" table:content-validation-name="val23"/>
          <table:table-cell table:style-name="ce453" table:formula="of:=VLOOKUP([.D251];[$datos.$H$2:.$K$30];2;0)" office:value-type="float" office:value="0">
            <text:p>#N/A</text:p>
          </table:table-cell>
          <table:table-cell table:style-name="ce453" table:formula="of:=VLOOKUP([.D251];[$datos.$H$2:.$K$30];3;0)" office:value-type="float" office:value="0">
            <text:p>#N/A</text:p>
          </table:table-cell>
          <table:table-cell table:style-name="ce453" table:formula="of:=VLOOKUP([.D25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51];[$datos.$W$2:.$Y$30];2;0)" office:value-type="float" office:value="0">
            <text:p>#N/A</text:p>
          </table:table-cell>
          <table:table-cell table:style-name="ce453" table:formula="of:=VLOOKUP([.L25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43</text:p>
          </table:table-cell>
          <table:table-cell table:style-name="ce452"/>
          <table:table-cell table:style-name="ce38" table:content-validation-name="val23"/>
          <table:table-cell table:style-name="ce453" table:formula="of:=VLOOKUP([.D252];[$datos.$H$2:.$K$30];2;0)" office:value-type="float" office:value="0">
            <text:p>#N/A</text:p>
          </table:table-cell>
          <table:table-cell table:style-name="ce453" table:formula="of:=VLOOKUP([.D252];[$datos.$H$2:.$K$30];3;0)" office:value-type="float" office:value="0">
            <text:p>#N/A</text:p>
          </table:table-cell>
          <table:table-cell table:style-name="ce453" table:formula="of:=VLOOKUP([.D25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52];[$datos.$W$2:.$Y$30];2;0)" office:value-type="float" office:value="0">
            <text:p>#N/A</text:p>
          </table:table-cell>
          <table:table-cell table:style-name="ce453" table:formula="of:=VLOOKUP([.L25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44</text:p>
          </table:table-cell>
          <table:table-cell table:style-name="ce452"/>
          <table:table-cell table:style-name="ce38" table:content-validation-name="val23"/>
          <table:table-cell table:style-name="ce453" table:formula="of:=VLOOKUP([.D253];[$datos.$H$2:.$K$30];2;0)" office:value-type="float" office:value="0">
            <text:p>#N/A</text:p>
          </table:table-cell>
          <table:table-cell table:style-name="ce453" table:formula="of:=VLOOKUP([.D253];[$datos.$H$2:.$K$30];3;0)" office:value-type="float" office:value="0">
            <text:p>#N/A</text:p>
          </table:table-cell>
          <table:table-cell table:style-name="ce453" table:formula="of:=VLOOKUP([.D25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53];[$datos.$W$2:.$Y$30];2;0)" office:value-type="float" office:value="0">
            <text:p>#N/A</text:p>
          </table:table-cell>
          <table:table-cell table:style-name="ce453" table:formula="of:=VLOOKUP([.L25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45</text:p>
          </table:table-cell>
          <table:table-cell table:style-name="ce452"/>
          <table:table-cell table:style-name="ce38" table:content-validation-name="val23"/>
          <table:table-cell table:style-name="ce453" table:formula="of:=VLOOKUP([.D254];[$datos.$H$2:.$K$30];2;0)" office:value-type="float" office:value="0">
            <text:p>#N/A</text:p>
          </table:table-cell>
          <table:table-cell table:style-name="ce453" table:formula="of:=VLOOKUP([.D254];[$datos.$H$2:.$K$30];3;0)" office:value-type="float" office:value="0">
            <text:p>#N/A</text:p>
          </table:table-cell>
          <table:table-cell table:style-name="ce453" table:formula="of:=VLOOKUP([.D25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54];[$datos.$W$2:.$Y$30];2;0)" office:value-type="float" office:value="0">
            <text:p>#N/A</text:p>
          </table:table-cell>
          <table:table-cell table:style-name="ce453" table:formula="of:=VLOOKUP([.L25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46</text:p>
          </table:table-cell>
          <table:table-cell table:style-name="ce452"/>
          <table:table-cell table:style-name="ce38" table:content-validation-name="val23"/>
          <table:table-cell table:style-name="ce453" table:formula="of:=VLOOKUP([.D255];[$datos.$H$2:.$K$30];2;0)" office:value-type="float" office:value="0">
            <text:p>#N/A</text:p>
          </table:table-cell>
          <table:table-cell table:style-name="ce453" table:formula="of:=VLOOKUP([.D255];[$datos.$H$2:.$K$30];3;0)" office:value-type="float" office:value="0">
            <text:p>#N/A</text:p>
          </table:table-cell>
          <table:table-cell table:style-name="ce453" table:formula="of:=VLOOKUP([.D25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55];[$datos.$W$2:.$Y$30];2;0)" office:value-type="float" office:value="0">
            <text:p>#N/A</text:p>
          </table:table-cell>
          <table:table-cell table:style-name="ce453" table:formula="of:=VLOOKUP([.L25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47</text:p>
          </table:table-cell>
          <table:table-cell table:style-name="ce452"/>
          <table:table-cell table:style-name="ce38" table:content-validation-name="val23"/>
          <table:table-cell table:style-name="ce453" table:formula="of:=VLOOKUP([.D256];[$datos.$H$2:.$K$30];2;0)" office:value-type="float" office:value="0">
            <text:p>#N/A</text:p>
          </table:table-cell>
          <table:table-cell table:style-name="ce453" table:formula="of:=VLOOKUP([.D256];[$datos.$H$2:.$K$30];3;0)" office:value-type="float" office:value="0">
            <text:p>#N/A</text:p>
          </table:table-cell>
          <table:table-cell table:style-name="ce453" table:formula="of:=VLOOKUP([.D25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56];[$datos.$W$2:.$Y$30];2;0)" office:value-type="float" office:value="0">
            <text:p>#N/A</text:p>
          </table:table-cell>
          <table:table-cell table:style-name="ce453" table:formula="of:=VLOOKUP([.L25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48</text:p>
          </table:table-cell>
          <table:table-cell table:style-name="ce452"/>
          <table:table-cell table:style-name="ce38" table:content-validation-name="val23"/>
          <table:table-cell table:style-name="ce453" table:formula="of:=VLOOKUP([.D257];[$datos.$H$2:.$K$30];2;0)" office:value-type="float" office:value="0">
            <text:p>#N/A</text:p>
          </table:table-cell>
          <table:table-cell table:style-name="ce453" table:formula="of:=VLOOKUP([.D257];[$datos.$H$2:.$K$30];3;0)" office:value-type="float" office:value="0">
            <text:p>#N/A</text:p>
          </table:table-cell>
          <table:table-cell table:style-name="ce453" table:formula="of:=VLOOKUP([.D25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57];[$datos.$W$2:.$Y$30];2;0)" office:value-type="float" office:value="0">
            <text:p>#N/A</text:p>
          </table:table-cell>
          <table:table-cell table:style-name="ce453" table:formula="of:=VLOOKUP([.L25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49</text:p>
          </table:table-cell>
          <table:table-cell table:style-name="ce452"/>
          <table:table-cell table:style-name="ce38" table:content-validation-name="val23"/>
          <table:table-cell table:style-name="ce453" table:formula="of:=VLOOKUP([.D258];[$datos.$H$2:.$K$30];2;0)" office:value-type="float" office:value="0">
            <text:p>#N/A</text:p>
          </table:table-cell>
          <table:table-cell table:style-name="ce453" table:formula="of:=VLOOKUP([.D258];[$datos.$H$2:.$K$30];3;0)" office:value-type="float" office:value="0">
            <text:p>#N/A</text:p>
          </table:table-cell>
          <table:table-cell table:style-name="ce453" table:formula="of:=VLOOKUP([.D25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58];[$datos.$W$2:.$Y$30];2;0)" office:value-type="float" office:value="0">
            <text:p>#N/A</text:p>
          </table:table-cell>
          <table:table-cell table:style-name="ce453" table:formula="of:=VLOOKUP([.L25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50</text:p>
          </table:table-cell>
          <table:table-cell table:style-name="ce452"/>
          <table:table-cell table:style-name="ce38" table:content-validation-name="val23"/>
          <table:table-cell table:style-name="ce453" table:formula="of:=VLOOKUP([.D259];[$datos.$H$2:.$K$30];2;0)" office:value-type="float" office:value="0">
            <text:p>#N/A</text:p>
          </table:table-cell>
          <table:table-cell table:style-name="ce453" table:formula="of:=VLOOKUP([.D259];[$datos.$H$2:.$K$30];3;0)" office:value-type="float" office:value="0">
            <text:p>#N/A</text:p>
          </table:table-cell>
          <table:table-cell table:style-name="ce453" table:formula="of:=VLOOKUP([.D25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59];[$datos.$W$2:.$Y$30];2;0)" office:value-type="float" office:value="0">
            <text:p>#N/A</text:p>
          </table:table-cell>
          <table:table-cell table:style-name="ce453" table:formula="of:=VLOOKUP([.L25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51</text:p>
          </table:table-cell>
          <table:table-cell table:style-name="ce452"/>
          <table:table-cell table:style-name="ce38" table:content-validation-name="val23"/>
          <table:table-cell table:style-name="ce453" table:formula="of:=VLOOKUP([.D260];[$datos.$H$2:.$K$30];2;0)" office:value-type="float" office:value="0">
            <text:p>#N/A</text:p>
          </table:table-cell>
          <table:table-cell table:style-name="ce453" table:formula="of:=VLOOKUP([.D260];[$datos.$H$2:.$K$30];3;0)" office:value-type="float" office:value="0">
            <text:p>#N/A</text:p>
          </table:table-cell>
          <table:table-cell table:style-name="ce453" table:formula="of:=VLOOKUP([.D26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60];[$datos.$W$2:.$Y$30];2;0)" office:value-type="float" office:value="0">
            <text:p>#N/A</text:p>
          </table:table-cell>
          <table:table-cell table:style-name="ce453" table:formula="of:=VLOOKUP([.L26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52</text:p>
          </table:table-cell>
          <table:table-cell table:style-name="ce452"/>
          <table:table-cell table:style-name="ce38" table:content-validation-name="val23"/>
          <table:table-cell table:style-name="ce453" table:formula="of:=VLOOKUP([.D261];[$datos.$H$2:.$K$30];2;0)" office:value-type="float" office:value="0">
            <text:p>#N/A</text:p>
          </table:table-cell>
          <table:table-cell table:style-name="ce453" table:formula="of:=VLOOKUP([.D261];[$datos.$H$2:.$K$30];3;0)" office:value-type="float" office:value="0">
            <text:p>#N/A</text:p>
          </table:table-cell>
          <table:table-cell table:style-name="ce453" table:formula="of:=VLOOKUP([.D26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61];[$datos.$W$2:.$Y$30];2;0)" office:value-type="float" office:value="0">
            <text:p>#N/A</text:p>
          </table:table-cell>
          <table:table-cell table:style-name="ce453" table:formula="of:=VLOOKUP([.L26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53</text:p>
          </table:table-cell>
          <table:table-cell table:style-name="ce452"/>
          <table:table-cell table:style-name="ce38" table:content-validation-name="val23"/>
          <table:table-cell table:style-name="ce453" table:formula="of:=VLOOKUP([.D262];[$datos.$H$2:.$K$30];2;0)" office:value-type="float" office:value="0">
            <text:p>#N/A</text:p>
          </table:table-cell>
          <table:table-cell table:style-name="ce453" table:formula="of:=VLOOKUP([.D262];[$datos.$H$2:.$K$30];3;0)" office:value-type="float" office:value="0">
            <text:p>#N/A</text:p>
          </table:table-cell>
          <table:table-cell table:style-name="ce453" table:formula="of:=VLOOKUP([.D26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62];[$datos.$W$2:.$Y$30];2;0)" office:value-type="float" office:value="0">
            <text:p>#N/A</text:p>
          </table:table-cell>
          <table:table-cell table:style-name="ce453" table:formula="of:=VLOOKUP([.L26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54</text:p>
          </table:table-cell>
          <table:table-cell table:style-name="ce452"/>
          <table:table-cell table:style-name="ce38" table:content-validation-name="val23"/>
          <table:table-cell table:style-name="ce453" table:formula="of:=VLOOKUP([.D263];[$datos.$H$2:.$K$30];2;0)" office:value-type="float" office:value="0">
            <text:p>#N/A</text:p>
          </table:table-cell>
          <table:table-cell table:style-name="ce453" table:formula="of:=VLOOKUP([.D263];[$datos.$H$2:.$K$30];3;0)" office:value-type="float" office:value="0">
            <text:p>#N/A</text:p>
          </table:table-cell>
          <table:table-cell table:style-name="ce453" table:formula="of:=VLOOKUP([.D26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63];[$datos.$W$2:.$Y$30];2;0)" office:value-type="float" office:value="0">
            <text:p>#N/A</text:p>
          </table:table-cell>
          <table:table-cell table:style-name="ce453" table:formula="of:=VLOOKUP([.L26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55</text:p>
          </table:table-cell>
          <table:table-cell table:style-name="ce452"/>
          <table:table-cell table:style-name="ce38" table:content-validation-name="val23"/>
          <table:table-cell table:style-name="ce453" table:formula="of:=VLOOKUP([.D264];[$datos.$H$2:.$K$30];2;0)" office:value-type="float" office:value="0">
            <text:p>#N/A</text:p>
          </table:table-cell>
          <table:table-cell table:style-name="ce453" table:formula="of:=VLOOKUP([.D264];[$datos.$H$2:.$K$30];3;0)" office:value-type="float" office:value="0">
            <text:p>#N/A</text:p>
          </table:table-cell>
          <table:table-cell table:style-name="ce453" table:formula="of:=VLOOKUP([.D26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64];[$datos.$W$2:.$Y$30];2;0)" office:value-type="float" office:value="0">
            <text:p>#N/A</text:p>
          </table:table-cell>
          <table:table-cell table:style-name="ce453" table:formula="of:=VLOOKUP([.L26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56</text:p>
          </table:table-cell>
          <table:table-cell table:style-name="ce452"/>
          <table:table-cell table:style-name="ce38" table:content-validation-name="val23"/>
          <table:table-cell table:style-name="ce453" table:formula="of:=VLOOKUP([.D265];[$datos.$H$2:.$K$30];2;0)" office:value-type="float" office:value="0">
            <text:p>#N/A</text:p>
          </table:table-cell>
          <table:table-cell table:style-name="ce453" table:formula="of:=VLOOKUP([.D265];[$datos.$H$2:.$K$30];3;0)" office:value-type="float" office:value="0">
            <text:p>#N/A</text:p>
          </table:table-cell>
          <table:table-cell table:style-name="ce453" table:formula="of:=VLOOKUP([.D26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65];[$datos.$W$2:.$Y$30];2;0)" office:value-type="float" office:value="0">
            <text:p>#N/A</text:p>
          </table:table-cell>
          <table:table-cell table:style-name="ce453" table:formula="of:=VLOOKUP([.L26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57</text:p>
          </table:table-cell>
          <table:table-cell table:style-name="ce452"/>
          <table:table-cell table:style-name="ce38" table:content-validation-name="val23"/>
          <table:table-cell table:style-name="ce453" table:formula="of:=VLOOKUP([.D266];[$datos.$H$2:.$K$30];2;0)" office:value-type="float" office:value="0">
            <text:p>#N/A</text:p>
          </table:table-cell>
          <table:table-cell table:style-name="ce453" table:formula="of:=VLOOKUP([.D266];[$datos.$H$2:.$K$30];3;0)" office:value-type="float" office:value="0">
            <text:p>#N/A</text:p>
          </table:table-cell>
          <table:table-cell table:style-name="ce453" table:formula="of:=VLOOKUP([.D26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66];[$datos.$W$2:.$Y$30];2;0)" office:value-type="float" office:value="0">
            <text:p>#N/A</text:p>
          </table:table-cell>
          <table:table-cell table:style-name="ce453" table:formula="of:=VLOOKUP([.L26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58</text:p>
          </table:table-cell>
          <table:table-cell table:style-name="ce452"/>
          <table:table-cell table:style-name="ce38" table:content-validation-name="val23"/>
          <table:table-cell table:style-name="ce453" table:formula="of:=VLOOKUP([.D267];[$datos.$H$2:.$K$30];2;0)" office:value-type="float" office:value="0">
            <text:p>#N/A</text:p>
          </table:table-cell>
          <table:table-cell table:style-name="ce453" table:formula="of:=VLOOKUP([.D267];[$datos.$H$2:.$K$30];3;0)" office:value-type="float" office:value="0">
            <text:p>#N/A</text:p>
          </table:table-cell>
          <table:table-cell table:style-name="ce453" table:formula="of:=VLOOKUP([.D26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67];[$datos.$W$2:.$Y$30];2;0)" office:value-type="float" office:value="0">
            <text:p>#N/A</text:p>
          </table:table-cell>
          <table:table-cell table:style-name="ce453" table:formula="of:=VLOOKUP([.L26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59</text:p>
          </table:table-cell>
          <table:table-cell table:style-name="ce452"/>
          <table:table-cell table:style-name="ce38" table:content-validation-name="val23"/>
          <table:table-cell table:style-name="ce453" table:formula="of:=VLOOKUP([.D268];[$datos.$H$2:.$K$30];2;0)" office:value-type="float" office:value="0">
            <text:p>#N/A</text:p>
          </table:table-cell>
          <table:table-cell table:style-name="ce453" table:formula="of:=VLOOKUP([.D268];[$datos.$H$2:.$K$30];3;0)" office:value-type="float" office:value="0">
            <text:p>#N/A</text:p>
          </table:table-cell>
          <table:table-cell table:style-name="ce453" table:formula="of:=VLOOKUP([.D26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68];[$datos.$W$2:.$Y$30];2;0)" office:value-type="float" office:value="0">
            <text:p>#N/A</text:p>
          </table:table-cell>
          <table:table-cell table:style-name="ce453" table:formula="of:=VLOOKUP([.L26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60</text:p>
          </table:table-cell>
          <table:table-cell table:style-name="ce452"/>
          <table:table-cell table:style-name="ce38" table:content-validation-name="val23"/>
          <table:table-cell table:style-name="ce453" table:formula="of:=VLOOKUP([.D269];[$datos.$H$2:.$K$30];2;0)" office:value-type="float" office:value="0">
            <text:p>#N/A</text:p>
          </table:table-cell>
          <table:table-cell table:style-name="ce453" table:formula="of:=VLOOKUP([.D269];[$datos.$H$2:.$K$30];3;0)" office:value-type="float" office:value="0">
            <text:p>#N/A</text:p>
          </table:table-cell>
          <table:table-cell table:style-name="ce453" table:formula="of:=VLOOKUP([.D26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69];[$datos.$W$2:.$Y$30];2;0)" office:value-type="float" office:value="0">
            <text:p>#N/A</text:p>
          </table:table-cell>
          <table:table-cell table:style-name="ce453" table:formula="of:=VLOOKUP([.L26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61</text:p>
          </table:table-cell>
          <table:table-cell table:style-name="ce452"/>
          <table:table-cell table:style-name="ce38" table:content-validation-name="val23"/>
          <table:table-cell table:style-name="ce453" table:formula="of:=VLOOKUP([.D270];[$datos.$H$2:.$K$30];2;0)" office:value-type="float" office:value="0">
            <text:p>#N/A</text:p>
          </table:table-cell>
          <table:table-cell table:style-name="ce453" table:formula="of:=VLOOKUP([.D270];[$datos.$H$2:.$K$30];3;0)" office:value-type="float" office:value="0">
            <text:p>#N/A</text:p>
          </table:table-cell>
          <table:table-cell table:style-name="ce453" table:formula="of:=VLOOKUP([.D27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70];[$datos.$W$2:.$Y$30];2;0)" office:value-type="float" office:value="0">
            <text:p>#N/A</text:p>
          </table:table-cell>
          <table:table-cell table:style-name="ce453" table:formula="of:=VLOOKUP([.L27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62</text:p>
          </table:table-cell>
          <table:table-cell table:style-name="ce452"/>
          <table:table-cell table:style-name="ce38" table:content-validation-name="val23"/>
          <table:table-cell table:style-name="ce453" table:formula="of:=VLOOKUP([.D271];[$datos.$H$2:.$K$30];2;0)" office:value-type="float" office:value="0">
            <text:p>#N/A</text:p>
          </table:table-cell>
          <table:table-cell table:style-name="ce453" table:formula="of:=VLOOKUP([.D271];[$datos.$H$2:.$K$30];3;0)" office:value-type="float" office:value="0">
            <text:p>#N/A</text:p>
          </table:table-cell>
          <table:table-cell table:style-name="ce453" table:formula="of:=VLOOKUP([.D27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71];[$datos.$W$2:.$Y$30];2;0)" office:value-type="float" office:value="0">
            <text:p>#N/A</text:p>
          </table:table-cell>
          <table:table-cell table:style-name="ce453" table:formula="of:=VLOOKUP([.L27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63</text:p>
          </table:table-cell>
          <table:table-cell table:style-name="ce452"/>
          <table:table-cell table:style-name="ce38" table:content-validation-name="val23"/>
          <table:table-cell table:style-name="ce453" table:formula="of:=VLOOKUP([.D272];[$datos.$H$2:.$K$30];2;0)" office:value-type="float" office:value="0">
            <text:p>#N/A</text:p>
          </table:table-cell>
          <table:table-cell table:style-name="ce453" table:formula="of:=VLOOKUP([.D272];[$datos.$H$2:.$K$30];3;0)" office:value-type="float" office:value="0">
            <text:p>#N/A</text:p>
          </table:table-cell>
          <table:table-cell table:style-name="ce453" table:formula="of:=VLOOKUP([.D27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72];[$datos.$W$2:.$Y$30];2;0)" office:value-type="float" office:value="0">
            <text:p>#N/A</text:p>
          </table:table-cell>
          <table:table-cell table:style-name="ce453" table:formula="of:=VLOOKUP([.L27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64</text:p>
          </table:table-cell>
          <table:table-cell table:style-name="ce452"/>
          <table:table-cell table:style-name="ce38" table:content-validation-name="val23"/>
          <table:table-cell table:style-name="ce453" table:formula="of:=VLOOKUP([.D273];[$datos.$H$2:.$K$30];2;0)" office:value-type="float" office:value="0">
            <text:p>#N/A</text:p>
          </table:table-cell>
          <table:table-cell table:style-name="ce453" table:formula="of:=VLOOKUP([.D273];[$datos.$H$2:.$K$30];3;0)" office:value-type="float" office:value="0">
            <text:p>#N/A</text:p>
          </table:table-cell>
          <table:table-cell table:style-name="ce453" table:formula="of:=VLOOKUP([.D27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73];[$datos.$W$2:.$Y$30];2;0)" office:value-type="float" office:value="0">
            <text:p>#N/A</text:p>
          </table:table-cell>
          <table:table-cell table:style-name="ce453" table:formula="of:=VLOOKUP([.L27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65</text:p>
          </table:table-cell>
          <table:table-cell table:style-name="ce452"/>
          <table:table-cell table:style-name="ce38" table:content-validation-name="val23"/>
          <table:table-cell table:style-name="ce453" table:formula="of:=VLOOKUP([.D274];[$datos.$H$2:.$K$30];2;0)" office:value-type="float" office:value="0">
            <text:p>#N/A</text:p>
          </table:table-cell>
          <table:table-cell table:style-name="ce453" table:formula="of:=VLOOKUP([.D274];[$datos.$H$2:.$K$30];3;0)" office:value-type="float" office:value="0">
            <text:p>#N/A</text:p>
          </table:table-cell>
          <table:table-cell table:style-name="ce453" table:formula="of:=VLOOKUP([.D27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74];[$datos.$W$2:.$Y$30];2;0)" office:value-type="float" office:value="0">
            <text:p>#N/A</text:p>
          </table:table-cell>
          <table:table-cell table:style-name="ce453" table:formula="of:=VLOOKUP([.L27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66</text:p>
          </table:table-cell>
          <table:table-cell table:style-name="ce452"/>
          <table:table-cell table:style-name="ce38" table:content-validation-name="val23"/>
          <table:table-cell table:style-name="ce453" table:formula="of:=VLOOKUP([.D275];[$datos.$H$2:.$K$30];2;0)" office:value-type="float" office:value="0">
            <text:p>#N/A</text:p>
          </table:table-cell>
          <table:table-cell table:style-name="ce453" table:formula="of:=VLOOKUP([.D275];[$datos.$H$2:.$K$30];3;0)" office:value-type="float" office:value="0">
            <text:p>#N/A</text:p>
          </table:table-cell>
          <table:table-cell table:style-name="ce453" table:formula="of:=VLOOKUP([.D27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75];[$datos.$W$2:.$Y$30];2;0)" office:value-type="float" office:value="0">
            <text:p>#N/A</text:p>
          </table:table-cell>
          <table:table-cell table:style-name="ce453" table:formula="of:=VLOOKUP([.L27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67</text:p>
          </table:table-cell>
          <table:table-cell table:style-name="ce452"/>
          <table:table-cell table:style-name="ce38" table:content-validation-name="val23"/>
          <table:table-cell table:style-name="ce453" table:formula="of:=VLOOKUP([.D276];[$datos.$H$2:.$K$30];2;0)" office:value-type="float" office:value="0">
            <text:p>#N/A</text:p>
          </table:table-cell>
          <table:table-cell table:style-name="ce453" table:formula="of:=VLOOKUP([.D276];[$datos.$H$2:.$K$30];3;0)" office:value-type="float" office:value="0">
            <text:p>#N/A</text:p>
          </table:table-cell>
          <table:table-cell table:style-name="ce453" table:formula="of:=VLOOKUP([.D27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76];[$datos.$W$2:.$Y$30];2;0)" office:value-type="float" office:value="0">
            <text:p>#N/A</text:p>
          </table:table-cell>
          <table:table-cell table:style-name="ce453" table:formula="of:=VLOOKUP([.L27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68</text:p>
          </table:table-cell>
          <table:table-cell table:style-name="ce452"/>
          <table:table-cell table:style-name="ce38" table:content-validation-name="val23"/>
          <table:table-cell table:style-name="ce453" table:formula="of:=VLOOKUP([.D277];[$datos.$H$2:.$K$30];2;0)" office:value-type="float" office:value="0">
            <text:p>#N/A</text:p>
          </table:table-cell>
          <table:table-cell table:style-name="ce453" table:formula="of:=VLOOKUP([.D277];[$datos.$H$2:.$K$30];3;0)" office:value-type="float" office:value="0">
            <text:p>#N/A</text:p>
          </table:table-cell>
          <table:table-cell table:style-name="ce453" table:formula="of:=VLOOKUP([.D27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77];[$datos.$W$2:.$Y$30];2;0)" office:value-type="float" office:value="0">
            <text:p>#N/A</text:p>
          </table:table-cell>
          <table:table-cell table:style-name="ce453" table:formula="of:=VLOOKUP([.L27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69</text:p>
          </table:table-cell>
          <table:table-cell table:style-name="ce452"/>
          <table:table-cell table:style-name="ce38" table:content-validation-name="val23"/>
          <table:table-cell table:style-name="ce453" table:formula="of:=VLOOKUP([.D278];[$datos.$H$2:.$K$30];2;0)" office:value-type="float" office:value="0">
            <text:p>#N/A</text:p>
          </table:table-cell>
          <table:table-cell table:style-name="ce453" table:formula="of:=VLOOKUP([.D278];[$datos.$H$2:.$K$30];3;0)" office:value-type="float" office:value="0">
            <text:p>#N/A</text:p>
          </table:table-cell>
          <table:table-cell table:style-name="ce453" table:formula="of:=VLOOKUP([.D27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78];[$datos.$W$2:.$Y$30];2;0)" office:value-type="float" office:value="0">
            <text:p>#N/A</text:p>
          </table:table-cell>
          <table:table-cell table:style-name="ce453" table:formula="of:=VLOOKUP([.L27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70</text:p>
          </table:table-cell>
          <table:table-cell table:style-name="ce452"/>
          <table:table-cell table:style-name="ce38" table:content-validation-name="val23"/>
          <table:table-cell table:style-name="ce453" table:formula="of:=VLOOKUP([.D279];[$datos.$H$2:.$K$30];2;0)" office:value-type="float" office:value="0">
            <text:p>#N/A</text:p>
          </table:table-cell>
          <table:table-cell table:style-name="ce453" table:formula="of:=VLOOKUP([.D279];[$datos.$H$2:.$K$30];3;0)" office:value-type="float" office:value="0">
            <text:p>#N/A</text:p>
          </table:table-cell>
          <table:table-cell table:style-name="ce453" table:formula="of:=VLOOKUP([.D27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79];[$datos.$W$2:.$Y$30];2;0)" office:value-type="float" office:value="0">
            <text:p>#N/A</text:p>
          </table:table-cell>
          <table:table-cell table:style-name="ce453" table:formula="of:=VLOOKUP([.L27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71</text:p>
          </table:table-cell>
          <table:table-cell table:style-name="ce452"/>
          <table:table-cell table:style-name="ce38" table:content-validation-name="val23"/>
          <table:table-cell table:style-name="ce453" table:formula="of:=VLOOKUP([.D280];[$datos.$H$2:.$K$30];2;0)" office:value-type="float" office:value="0">
            <text:p>#N/A</text:p>
          </table:table-cell>
          <table:table-cell table:style-name="ce453" table:formula="of:=VLOOKUP([.D280];[$datos.$H$2:.$K$30];3;0)" office:value-type="float" office:value="0">
            <text:p>#N/A</text:p>
          </table:table-cell>
          <table:table-cell table:style-name="ce453" table:formula="of:=VLOOKUP([.D28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80];[$datos.$W$2:.$Y$30];2;0)" office:value-type="float" office:value="0">
            <text:p>#N/A</text:p>
          </table:table-cell>
          <table:table-cell table:style-name="ce453" table:formula="of:=VLOOKUP([.L28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72</text:p>
          </table:table-cell>
          <table:table-cell table:style-name="ce452"/>
          <table:table-cell table:style-name="ce38" table:content-validation-name="val23"/>
          <table:table-cell table:style-name="ce453" table:formula="of:=VLOOKUP([.D281];[$datos.$H$2:.$K$30];2;0)" office:value-type="float" office:value="0">
            <text:p>#N/A</text:p>
          </table:table-cell>
          <table:table-cell table:style-name="ce453" table:formula="of:=VLOOKUP([.D281];[$datos.$H$2:.$K$30];3;0)" office:value-type="float" office:value="0">
            <text:p>#N/A</text:p>
          </table:table-cell>
          <table:table-cell table:style-name="ce453" table:formula="of:=VLOOKUP([.D28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81];[$datos.$W$2:.$Y$30];2;0)" office:value-type="float" office:value="0">
            <text:p>#N/A</text:p>
          </table:table-cell>
          <table:table-cell table:style-name="ce453" table:formula="of:=VLOOKUP([.L28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73</text:p>
          </table:table-cell>
          <table:table-cell table:style-name="ce452"/>
          <table:table-cell table:style-name="ce38" table:content-validation-name="val23"/>
          <table:table-cell table:style-name="ce453" table:formula="of:=VLOOKUP([.D282];[$datos.$H$2:.$K$30];2;0)" office:value-type="float" office:value="0">
            <text:p>#N/A</text:p>
          </table:table-cell>
          <table:table-cell table:style-name="ce453" table:formula="of:=VLOOKUP([.D282];[$datos.$H$2:.$K$30];3;0)" office:value-type="float" office:value="0">
            <text:p>#N/A</text:p>
          </table:table-cell>
          <table:table-cell table:style-name="ce453" table:formula="of:=VLOOKUP([.D28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82];[$datos.$W$2:.$Y$30];2;0)" office:value-type="float" office:value="0">
            <text:p>#N/A</text:p>
          </table:table-cell>
          <table:table-cell table:style-name="ce453" table:formula="of:=VLOOKUP([.L28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74</text:p>
          </table:table-cell>
          <table:table-cell table:style-name="ce452"/>
          <table:table-cell table:style-name="ce38" table:content-validation-name="val23"/>
          <table:table-cell table:style-name="ce453" table:formula="of:=VLOOKUP([.D283];[$datos.$H$2:.$K$30];2;0)" office:value-type="float" office:value="0">
            <text:p>#N/A</text:p>
          </table:table-cell>
          <table:table-cell table:style-name="ce453" table:formula="of:=VLOOKUP([.D283];[$datos.$H$2:.$K$30];3;0)" office:value-type="float" office:value="0">
            <text:p>#N/A</text:p>
          </table:table-cell>
          <table:table-cell table:style-name="ce453" table:formula="of:=VLOOKUP([.D28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83];[$datos.$W$2:.$Y$30];2;0)" office:value-type="float" office:value="0">
            <text:p>#N/A</text:p>
          </table:table-cell>
          <table:table-cell table:style-name="ce453" table:formula="of:=VLOOKUP([.L28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75</text:p>
          </table:table-cell>
          <table:table-cell table:style-name="ce452"/>
          <table:table-cell table:style-name="ce38" table:content-validation-name="val23"/>
          <table:table-cell table:style-name="ce453" table:formula="of:=VLOOKUP([.D284];[$datos.$H$2:.$K$30];2;0)" office:value-type="float" office:value="0">
            <text:p>#N/A</text:p>
          </table:table-cell>
          <table:table-cell table:style-name="ce453" table:formula="of:=VLOOKUP([.D284];[$datos.$H$2:.$K$30];3;0)" office:value-type="float" office:value="0">
            <text:p>#N/A</text:p>
          </table:table-cell>
          <table:table-cell table:style-name="ce453" table:formula="of:=VLOOKUP([.D28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84];[$datos.$W$2:.$Y$30];2;0)" office:value-type="float" office:value="0">
            <text:p>#N/A</text:p>
          </table:table-cell>
          <table:table-cell table:style-name="ce453" table:formula="of:=VLOOKUP([.L28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76</text:p>
          </table:table-cell>
          <table:table-cell table:style-name="ce452"/>
          <table:table-cell table:style-name="ce38" table:content-validation-name="val23"/>
          <table:table-cell table:style-name="ce453" table:formula="of:=VLOOKUP([.D285];[$datos.$H$2:.$K$30];2;0)" office:value-type="float" office:value="0">
            <text:p>#N/A</text:p>
          </table:table-cell>
          <table:table-cell table:style-name="ce453" table:formula="of:=VLOOKUP([.D285];[$datos.$H$2:.$K$30];3;0)" office:value-type="float" office:value="0">
            <text:p>#N/A</text:p>
          </table:table-cell>
          <table:table-cell table:style-name="ce453" table:formula="of:=VLOOKUP([.D28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85];[$datos.$W$2:.$Y$30];2;0)" office:value-type="float" office:value="0">
            <text:p>#N/A</text:p>
          </table:table-cell>
          <table:table-cell table:style-name="ce453" table:formula="of:=VLOOKUP([.L28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77</text:p>
          </table:table-cell>
          <table:table-cell table:style-name="ce452"/>
          <table:table-cell table:style-name="ce38" table:content-validation-name="val23"/>
          <table:table-cell table:style-name="ce453" table:formula="of:=VLOOKUP([.D286];[$datos.$H$2:.$K$30];2;0)" office:value-type="float" office:value="0">
            <text:p>#N/A</text:p>
          </table:table-cell>
          <table:table-cell table:style-name="ce453" table:formula="of:=VLOOKUP([.D286];[$datos.$H$2:.$K$30];3;0)" office:value-type="float" office:value="0">
            <text:p>#N/A</text:p>
          </table:table-cell>
          <table:table-cell table:style-name="ce453" table:formula="of:=VLOOKUP([.D28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86];[$datos.$W$2:.$Y$30];2;0)" office:value-type="float" office:value="0">
            <text:p>#N/A</text:p>
          </table:table-cell>
          <table:table-cell table:style-name="ce453" table:formula="of:=VLOOKUP([.L28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78</text:p>
          </table:table-cell>
          <table:table-cell table:style-name="ce452"/>
          <table:table-cell table:style-name="ce38" table:content-validation-name="val23"/>
          <table:table-cell table:style-name="ce453" table:formula="of:=VLOOKUP([.D287];[$datos.$H$2:.$K$30];2;0)" office:value-type="float" office:value="0">
            <text:p>#N/A</text:p>
          </table:table-cell>
          <table:table-cell table:style-name="ce453" table:formula="of:=VLOOKUP([.D287];[$datos.$H$2:.$K$30];3;0)" office:value-type="float" office:value="0">
            <text:p>#N/A</text:p>
          </table:table-cell>
          <table:table-cell table:style-name="ce453" table:formula="of:=VLOOKUP([.D28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87];[$datos.$W$2:.$Y$30];2;0)" office:value-type="float" office:value="0">
            <text:p>#N/A</text:p>
          </table:table-cell>
          <table:table-cell table:style-name="ce453" table:formula="of:=VLOOKUP([.L28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79</text:p>
          </table:table-cell>
          <table:table-cell table:style-name="ce452"/>
          <table:table-cell table:style-name="ce38" table:content-validation-name="val23"/>
          <table:table-cell table:style-name="ce453" table:formula="of:=VLOOKUP([.D288];[$datos.$H$2:.$K$30];2;0)" office:value-type="float" office:value="0">
            <text:p>#N/A</text:p>
          </table:table-cell>
          <table:table-cell table:style-name="ce453" table:formula="of:=VLOOKUP([.D288];[$datos.$H$2:.$K$30];3;0)" office:value-type="float" office:value="0">
            <text:p>#N/A</text:p>
          </table:table-cell>
          <table:table-cell table:style-name="ce453" table:formula="of:=VLOOKUP([.D28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88];[$datos.$W$2:.$Y$30];2;0)" office:value-type="float" office:value="0">
            <text:p>#N/A</text:p>
          </table:table-cell>
          <table:table-cell table:style-name="ce453" table:formula="of:=VLOOKUP([.L28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80</text:p>
          </table:table-cell>
          <table:table-cell table:style-name="ce452"/>
          <table:table-cell table:style-name="ce38" table:content-validation-name="val23"/>
          <table:table-cell table:style-name="ce453" table:formula="of:=VLOOKUP([.D289];[$datos.$H$2:.$K$30];2;0)" office:value-type="float" office:value="0">
            <text:p>#N/A</text:p>
          </table:table-cell>
          <table:table-cell table:style-name="ce453" table:formula="of:=VLOOKUP([.D289];[$datos.$H$2:.$K$30];3;0)" office:value-type="float" office:value="0">
            <text:p>#N/A</text:p>
          </table:table-cell>
          <table:table-cell table:style-name="ce453" table:formula="of:=VLOOKUP([.D28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89];[$datos.$W$2:.$Y$30];2;0)" office:value-type="float" office:value="0">
            <text:p>#N/A</text:p>
          </table:table-cell>
          <table:table-cell table:style-name="ce453" table:formula="of:=VLOOKUP([.L28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81</text:p>
          </table:table-cell>
          <table:table-cell table:style-name="ce452"/>
          <table:table-cell table:style-name="ce38" table:content-validation-name="val23"/>
          <table:table-cell table:style-name="ce453" table:formula="of:=VLOOKUP([.D290];[$datos.$H$2:.$K$30];2;0)" office:value-type="float" office:value="0">
            <text:p>#N/A</text:p>
          </table:table-cell>
          <table:table-cell table:style-name="ce453" table:formula="of:=VLOOKUP([.D290];[$datos.$H$2:.$K$30];3;0)" office:value-type="float" office:value="0">
            <text:p>#N/A</text:p>
          </table:table-cell>
          <table:table-cell table:style-name="ce453" table:formula="of:=VLOOKUP([.D29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90];[$datos.$W$2:.$Y$30];2;0)" office:value-type="float" office:value="0">
            <text:p>#N/A</text:p>
          </table:table-cell>
          <table:table-cell table:style-name="ce453" table:formula="of:=VLOOKUP([.L29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82</text:p>
          </table:table-cell>
          <table:table-cell table:style-name="ce452"/>
          <table:table-cell table:style-name="ce38" table:content-validation-name="val23"/>
          <table:table-cell table:style-name="ce453" table:formula="of:=VLOOKUP([.D291];[$datos.$H$2:.$K$30];2;0)" office:value-type="float" office:value="0">
            <text:p>#N/A</text:p>
          </table:table-cell>
          <table:table-cell table:style-name="ce453" table:formula="of:=VLOOKUP([.D291];[$datos.$H$2:.$K$30];3;0)" office:value-type="float" office:value="0">
            <text:p>#N/A</text:p>
          </table:table-cell>
          <table:table-cell table:style-name="ce453" table:formula="of:=VLOOKUP([.D29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91];[$datos.$W$2:.$Y$30];2;0)" office:value-type="float" office:value="0">
            <text:p>#N/A</text:p>
          </table:table-cell>
          <table:table-cell table:style-name="ce453" table:formula="of:=VLOOKUP([.L29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83</text:p>
          </table:table-cell>
          <table:table-cell table:style-name="ce452"/>
          <table:table-cell table:style-name="ce38" table:content-validation-name="val23"/>
          <table:table-cell table:style-name="ce453" table:formula="of:=VLOOKUP([.D292];[$datos.$H$2:.$K$30];2;0)" office:value-type="float" office:value="0">
            <text:p>#N/A</text:p>
          </table:table-cell>
          <table:table-cell table:style-name="ce453" table:formula="of:=VLOOKUP([.D292];[$datos.$H$2:.$K$30];3;0)" office:value-type="float" office:value="0">
            <text:p>#N/A</text:p>
          </table:table-cell>
          <table:table-cell table:style-name="ce453" table:formula="of:=VLOOKUP([.D29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92];[$datos.$W$2:.$Y$30];2;0)" office:value-type="float" office:value="0">
            <text:p>#N/A</text:p>
          </table:table-cell>
          <table:table-cell table:style-name="ce453" table:formula="of:=VLOOKUP([.L29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84</text:p>
          </table:table-cell>
          <table:table-cell table:style-name="ce452"/>
          <table:table-cell table:style-name="ce38" table:content-validation-name="val23"/>
          <table:table-cell table:style-name="ce453" table:formula="of:=VLOOKUP([.D293];[$datos.$H$2:.$K$30];2;0)" office:value-type="float" office:value="0">
            <text:p>#N/A</text:p>
          </table:table-cell>
          <table:table-cell table:style-name="ce453" table:formula="of:=VLOOKUP([.D293];[$datos.$H$2:.$K$30];3;0)" office:value-type="float" office:value="0">
            <text:p>#N/A</text:p>
          </table:table-cell>
          <table:table-cell table:style-name="ce453" table:formula="of:=VLOOKUP([.D29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93];[$datos.$W$2:.$Y$30];2;0)" office:value-type="float" office:value="0">
            <text:p>#N/A</text:p>
          </table:table-cell>
          <table:table-cell table:style-name="ce453" table:formula="of:=VLOOKUP([.L29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85</text:p>
          </table:table-cell>
          <table:table-cell table:style-name="ce452"/>
          <table:table-cell table:style-name="ce38" table:content-validation-name="val23"/>
          <table:table-cell table:style-name="ce453" table:formula="of:=VLOOKUP([.D294];[$datos.$H$2:.$K$30];2;0)" office:value-type="float" office:value="0">
            <text:p>#N/A</text:p>
          </table:table-cell>
          <table:table-cell table:style-name="ce453" table:formula="of:=VLOOKUP([.D294];[$datos.$H$2:.$K$30];3;0)" office:value-type="float" office:value="0">
            <text:p>#N/A</text:p>
          </table:table-cell>
          <table:table-cell table:style-name="ce453" table:formula="of:=VLOOKUP([.D29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94];[$datos.$W$2:.$Y$30];2;0)" office:value-type="float" office:value="0">
            <text:p>#N/A</text:p>
          </table:table-cell>
          <table:table-cell table:style-name="ce453" table:formula="of:=VLOOKUP([.L29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86</text:p>
          </table:table-cell>
          <table:table-cell table:style-name="ce452"/>
          <table:table-cell table:style-name="ce38" table:content-validation-name="val23"/>
          <table:table-cell table:style-name="ce453" table:formula="of:=VLOOKUP([.D295];[$datos.$H$2:.$K$30];2;0)" office:value-type="float" office:value="0">
            <text:p>#N/A</text:p>
          </table:table-cell>
          <table:table-cell table:style-name="ce453" table:formula="of:=VLOOKUP([.D295];[$datos.$H$2:.$K$30];3;0)" office:value-type="float" office:value="0">
            <text:p>#N/A</text:p>
          </table:table-cell>
          <table:table-cell table:style-name="ce453" table:formula="of:=VLOOKUP([.D29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95];[$datos.$W$2:.$Y$30];2;0)" office:value-type="float" office:value="0">
            <text:p>#N/A</text:p>
          </table:table-cell>
          <table:table-cell table:style-name="ce453" table:formula="of:=VLOOKUP([.L29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87</text:p>
          </table:table-cell>
          <table:table-cell table:style-name="ce452"/>
          <table:table-cell table:style-name="ce38" table:content-validation-name="val23"/>
          <table:table-cell table:style-name="ce453" table:formula="of:=VLOOKUP([.D296];[$datos.$H$2:.$K$30];2;0)" office:value-type="float" office:value="0">
            <text:p>#N/A</text:p>
          </table:table-cell>
          <table:table-cell table:style-name="ce453" table:formula="of:=VLOOKUP([.D296];[$datos.$H$2:.$K$30];3;0)" office:value-type="float" office:value="0">
            <text:p>#N/A</text:p>
          </table:table-cell>
          <table:table-cell table:style-name="ce453" table:formula="of:=VLOOKUP([.D29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96];[$datos.$W$2:.$Y$30];2;0)" office:value-type="float" office:value="0">
            <text:p>#N/A</text:p>
          </table:table-cell>
          <table:table-cell table:style-name="ce453" table:formula="of:=VLOOKUP([.L29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88</text:p>
          </table:table-cell>
          <table:table-cell table:style-name="ce452"/>
          <table:table-cell table:style-name="ce38" table:content-validation-name="val23"/>
          <table:table-cell table:style-name="ce453" table:formula="of:=VLOOKUP([.D297];[$datos.$H$2:.$K$30];2;0)" office:value-type="float" office:value="0">
            <text:p>#N/A</text:p>
          </table:table-cell>
          <table:table-cell table:style-name="ce453" table:formula="of:=VLOOKUP([.D297];[$datos.$H$2:.$K$30];3;0)" office:value-type="float" office:value="0">
            <text:p>#N/A</text:p>
          </table:table-cell>
          <table:table-cell table:style-name="ce453" table:formula="of:=VLOOKUP([.D29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97];[$datos.$W$2:.$Y$30];2;0)" office:value-type="float" office:value="0">
            <text:p>#N/A</text:p>
          </table:table-cell>
          <table:table-cell table:style-name="ce453" table:formula="of:=VLOOKUP([.L29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89</text:p>
          </table:table-cell>
          <table:table-cell table:style-name="ce452"/>
          <table:table-cell table:style-name="ce38" table:content-validation-name="val23"/>
          <table:table-cell table:style-name="ce453" table:formula="of:=VLOOKUP([.D298];[$datos.$H$2:.$K$30];2;0)" office:value-type="float" office:value="0">
            <text:p>#N/A</text:p>
          </table:table-cell>
          <table:table-cell table:style-name="ce453" table:formula="of:=VLOOKUP([.D298];[$datos.$H$2:.$K$30];3;0)" office:value-type="float" office:value="0">
            <text:p>#N/A</text:p>
          </table:table-cell>
          <table:table-cell table:style-name="ce453" table:formula="of:=VLOOKUP([.D29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98];[$datos.$W$2:.$Y$30];2;0)" office:value-type="float" office:value="0">
            <text:p>#N/A</text:p>
          </table:table-cell>
          <table:table-cell table:style-name="ce453" table:formula="of:=VLOOKUP([.L29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90</text:p>
          </table:table-cell>
          <table:table-cell table:style-name="ce452"/>
          <table:table-cell table:style-name="ce38" table:content-validation-name="val23"/>
          <table:table-cell table:style-name="ce453" table:formula="of:=VLOOKUP([.D299];[$datos.$H$2:.$K$30];2;0)" office:value-type="float" office:value="0">
            <text:p>#N/A</text:p>
          </table:table-cell>
          <table:table-cell table:style-name="ce453" table:formula="of:=VLOOKUP([.D299];[$datos.$H$2:.$K$30];3;0)" office:value-type="float" office:value="0">
            <text:p>#N/A</text:p>
          </table:table-cell>
          <table:table-cell table:style-name="ce453" table:formula="of:=VLOOKUP([.D29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299];[$datos.$W$2:.$Y$30];2;0)" office:value-type="float" office:value="0">
            <text:p>#N/A</text:p>
          </table:table-cell>
          <table:table-cell table:style-name="ce453" table:formula="of:=VLOOKUP([.L29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91</text:p>
          </table:table-cell>
          <table:table-cell table:style-name="ce452"/>
          <table:table-cell table:style-name="ce38" table:content-validation-name="val23"/>
          <table:table-cell table:style-name="ce453" table:formula="of:=VLOOKUP([.D300];[$datos.$H$2:.$K$30];2;0)" office:value-type="float" office:value="0">
            <text:p>#N/A</text:p>
          </table:table-cell>
          <table:table-cell table:style-name="ce453" table:formula="of:=VLOOKUP([.D300];[$datos.$H$2:.$K$30];3;0)" office:value-type="float" office:value="0">
            <text:p>#N/A</text:p>
          </table:table-cell>
          <table:table-cell table:style-name="ce453" table:formula="of:=VLOOKUP([.D30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00];[$datos.$W$2:.$Y$30];2;0)" office:value-type="float" office:value="0">
            <text:p>#N/A</text:p>
          </table:table-cell>
          <table:table-cell table:style-name="ce453" table:formula="of:=VLOOKUP([.L30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92</text:p>
          </table:table-cell>
          <table:table-cell table:style-name="ce452"/>
          <table:table-cell table:style-name="ce38" table:content-validation-name="val23"/>
          <table:table-cell table:style-name="ce453" table:formula="of:=VLOOKUP([.D301];[$datos.$H$2:.$K$30];2;0)" office:value-type="float" office:value="0">
            <text:p>#N/A</text:p>
          </table:table-cell>
          <table:table-cell table:style-name="ce453" table:formula="of:=VLOOKUP([.D301];[$datos.$H$2:.$K$30];3;0)" office:value-type="float" office:value="0">
            <text:p>#N/A</text:p>
          </table:table-cell>
          <table:table-cell table:style-name="ce453" table:formula="of:=VLOOKUP([.D30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01];[$datos.$W$2:.$Y$30];2;0)" office:value-type="float" office:value="0">
            <text:p>#N/A</text:p>
          </table:table-cell>
          <table:table-cell table:style-name="ce453" table:formula="of:=VLOOKUP([.L30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93</text:p>
          </table:table-cell>
          <table:table-cell table:style-name="ce452"/>
          <table:table-cell table:style-name="ce38" table:content-validation-name="val23"/>
          <table:table-cell table:style-name="ce453" table:formula="of:=VLOOKUP([.D302];[$datos.$H$2:.$K$30];2;0)" office:value-type="float" office:value="0">
            <text:p>#N/A</text:p>
          </table:table-cell>
          <table:table-cell table:style-name="ce453" table:formula="of:=VLOOKUP([.D302];[$datos.$H$2:.$K$30];3;0)" office:value-type="float" office:value="0">
            <text:p>#N/A</text:p>
          </table:table-cell>
          <table:table-cell table:style-name="ce453" table:formula="of:=VLOOKUP([.D30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02];[$datos.$W$2:.$Y$30];2;0)" office:value-type="float" office:value="0">
            <text:p>#N/A</text:p>
          </table:table-cell>
          <table:table-cell table:style-name="ce453" table:formula="of:=VLOOKUP([.L30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94</text:p>
          </table:table-cell>
          <table:table-cell table:style-name="ce452"/>
          <table:table-cell table:style-name="ce38" table:content-validation-name="val23"/>
          <table:table-cell table:style-name="ce453" table:formula="of:=VLOOKUP([.D303];[$datos.$H$2:.$K$30];2;0)" office:value-type="float" office:value="0">
            <text:p>#N/A</text:p>
          </table:table-cell>
          <table:table-cell table:style-name="ce453" table:formula="of:=VLOOKUP([.D303];[$datos.$H$2:.$K$30];3;0)" office:value-type="float" office:value="0">
            <text:p>#N/A</text:p>
          </table:table-cell>
          <table:table-cell table:style-name="ce453" table:formula="of:=VLOOKUP([.D30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03];[$datos.$W$2:.$Y$30];2;0)" office:value-type="float" office:value="0">
            <text:p>#N/A</text:p>
          </table:table-cell>
          <table:table-cell table:style-name="ce453" table:formula="of:=VLOOKUP([.L30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95</text:p>
          </table:table-cell>
          <table:table-cell table:style-name="ce452"/>
          <table:table-cell table:style-name="ce38" table:content-validation-name="val23"/>
          <table:table-cell table:style-name="ce453" table:formula="of:=VLOOKUP([.D304];[$datos.$H$2:.$K$30];2;0)" office:value-type="float" office:value="0">
            <text:p>#N/A</text:p>
          </table:table-cell>
          <table:table-cell table:style-name="ce453" table:formula="of:=VLOOKUP([.D304];[$datos.$H$2:.$K$30];3;0)" office:value-type="float" office:value="0">
            <text:p>#N/A</text:p>
          </table:table-cell>
          <table:table-cell table:style-name="ce453" table:formula="of:=VLOOKUP([.D30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04];[$datos.$W$2:.$Y$30];2;0)" office:value-type="float" office:value="0">
            <text:p>#N/A</text:p>
          </table:table-cell>
          <table:table-cell table:style-name="ce453" table:formula="of:=VLOOKUP([.L30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96</text:p>
          </table:table-cell>
          <table:table-cell table:style-name="ce452"/>
          <table:table-cell table:style-name="ce38" table:content-validation-name="val23"/>
          <table:table-cell table:style-name="ce453" table:formula="of:=VLOOKUP([.D305];[$datos.$H$2:.$K$30];2;0)" office:value-type="float" office:value="0">
            <text:p>#N/A</text:p>
          </table:table-cell>
          <table:table-cell table:style-name="ce453" table:formula="of:=VLOOKUP([.D305];[$datos.$H$2:.$K$30];3;0)" office:value-type="float" office:value="0">
            <text:p>#N/A</text:p>
          </table:table-cell>
          <table:table-cell table:style-name="ce453" table:formula="of:=VLOOKUP([.D30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05];[$datos.$W$2:.$Y$30];2;0)" office:value-type="float" office:value="0">
            <text:p>#N/A</text:p>
          </table:table-cell>
          <table:table-cell table:style-name="ce453" table:formula="of:=VLOOKUP([.L30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97</text:p>
          </table:table-cell>
          <table:table-cell table:style-name="ce452"/>
          <table:table-cell table:style-name="ce38" table:content-validation-name="val23"/>
          <table:table-cell table:style-name="ce453" table:formula="of:=VLOOKUP([.D306];[$datos.$H$2:.$K$30];2;0)" office:value-type="float" office:value="0">
            <text:p>#N/A</text:p>
          </table:table-cell>
          <table:table-cell table:style-name="ce453" table:formula="of:=VLOOKUP([.D306];[$datos.$H$2:.$K$30];3;0)" office:value-type="float" office:value="0">
            <text:p>#N/A</text:p>
          </table:table-cell>
          <table:table-cell table:style-name="ce453" table:formula="of:=VLOOKUP([.D30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06];[$datos.$W$2:.$Y$30];2;0)" office:value-type="float" office:value="0">
            <text:p>#N/A</text:p>
          </table:table-cell>
          <table:table-cell table:style-name="ce453" table:formula="of:=VLOOKUP([.L30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98</text:p>
          </table:table-cell>
          <table:table-cell table:style-name="ce452"/>
          <table:table-cell table:style-name="ce38" table:content-validation-name="val23"/>
          <table:table-cell table:style-name="ce453" table:formula="of:=VLOOKUP([.D307];[$datos.$H$2:.$K$30];2;0)" office:value-type="float" office:value="0">
            <text:p>#N/A</text:p>
          </table:table-cell>
          <table:table-cell table:style-name="ce453" table:formula="of:=VLOOKUP([.D307];[$datos.$H$2:.$K$30];3;0)" office:value-type="float" office:value="0">
            <text:p>#N/A</text:p>
          </table:table-cell>
          <table:table-cell table:style-name="ce453" table:formula="of:=VLOOKUP([.D30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07];[$datos.$W$2:.$Y$30];2;0)" office:value-type="float" office:value="0">
            <text:p>#N/A</text:p>
          </table:table-cell>
          <table:table-cell table:style-name="ce453" table:formula="of:=VLOOKUP([.L30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299</text:p>
          </table:table-cell>
          <table:table-cell table:style-name="ce452"/>
          <table:table-cell table:style-name="ce38" table:content-validation-name="val23"/>
          <table:table-cell table:style-name="ce453" table:formula="of:=VLOOKUP([.D308];[$datos.$H$2:.$K$30];2;0)" office:value-type="float" office:value="0">
            <text:p>#N/A</text:p>
          </table:table-cell>
          <table:table-cell table:style-name="ce453" table:formula="of:=VLOOKUP([.D308];[$datos.$H$2:.$K$30];3;0)" office:value-type="float" office:value="0">
            <text:p>#N/A</text:p>
          </table:table-cell>
          <table:table-cell table:style-name="ce453" table:formula="of:=VLOOKUP([.D30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08];[$datos.$W$2:.$Y$30];2;0)" office:value-type="float" office:value="0">
            <text:p>#N/A</text:p>
          </table:table-cell>
          <table:table-cell table:style-name="ce453" table:formula="of:=VLOOKUP([.L30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00</text:p>
          </table:table-cell>
          <table:table-cell table:style-name="ce452"/>
          <table:table-cell table:style-name="ce38" table:content-validation-name="val23"/>
          <table:table-cell table:style-name="ce453" table:formula="of:=VLOOKUP([.D309];[$datos.$H$2:.$K$30];2;0)" office:value-type="float" office:value="0">
            <text:p>#N/A</text:p>
          </table:table-cell>
          <table:table-cell table:style-name="ce453" table:formula="of:=VLOOKUP([.D309];[$datos.$H$2:.$K$30];3;0)" office:value-type="float" office:value="0">
            <text:p>#N/A</text:p>
          </table:table-cell>
          <table:table-cell table:style-name="ce453" table:formula="of:=VLOOKUP([.D30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09];[$datos.$W$2:.$Y$30];2;0)" office:value-type="float" office:value="0">
            <text:p>#N/A</text:p>
          </table:table-cell>
          <table:table-cell table:style-name="ce453" table:formula="of:=VLOOKUP([.L30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01</text:p>
          </table:table-cell>
          <table:table-cell table:style-name="ce452"/>
          <table:table-cell table:style-name="ce38" table:content-validation-name="val23"/>
          <table:table-cell table:style-name="ce453" table:formula="of:=VLOOKUP([.D310];[$datos.$H$2:.$K$30];2;0)" office:value-type="float" office:value="0">
            <text:p>#N/A</text:p>
          </table:table-cell>
          <table:table-cell table:style-name="ce453" table:formula="of:=VLOOKUP([.D310];[$datos.$H$2:.$K$30];3;0)" office:value-type="float" office:value="0">
            <text:p>#N/A</text:p>
          </table:table-cell>
          <table:table-cell table:style-name="ce453" table:formula="of:=VLOOKUP([.D31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10];[$datos.$W$2:.$Y$30];2;0)" office:value-type="float" office:value="0">
            <text:p>#N/A</text:p>
          </table:table-cell>
          <table:table-cell table:style-name="ce453" table:formula="of:=VLOOKUP([.L31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02</text:p>
          </table:table-cell>
          <table:table-cell table:style-name="ce452"/>
          <table:table-cell table:style-name="ce38" table:content-validation-name="val23"/>
          <table:table-cell table:style-name="ce453" table:formula="of:=VLOOKUP([.D311];[$datos.$H$2:.$K$30];2;0)" office:value-type="float" office:value="0">
            <text:p>#N/A</text:p>
          </table:table-cell>
          <table:table-cell table:style-name="ce453" table:formula="of:=VLOOKUP([.D311];[$datos.$H$2:.$K$30];3;0)" office:value-type="float" office:value="0">
            <text:p>#N/A</text:p>
          </table:table-cell>
          <table:table-cell table:style-name="ce453" table:formula="of:=VLOOKUP([.D31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11];[$datos.$W$2:.$Y$30];2;0)" office:value-type="float" office:value="0">
            <text:p>#N/A</text:p>
          </table:table-cell>
          <table:table-cell table:style-name="ce453" table:formula="of:=VLOOKUP([.L31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03</text:p>
          </table:table-cell>
          <table:table-cell table:style-name="ce452"/>
          <table:table-cell table:style-name="ce38" table:content-validation-name="val23"/>
          <table:table-cell table:style-name="ce453" table:formula="of:=VLOOKUP([.D312];[$datos.$H$2:.$K$30];2;0)" office:value-type="float" office:value="0">
            <text:p>#N/A</text:p>
          </table:table-cell>
          <table:table-cell table:style-name="ce453" table:formula="of:=VLOOKUP([.D312];[$datos.$H$2:.$K$30];3;0)" office:value-type="float" office:value="0">
            <text:p>#N/A</text:p>
          </table:table-cell>
          <table:table-cell table:style-name="ce453" table:formula="of:=VLOOKUP([.D31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12];[$datos.$W$2:.$Y$30];2;0)" office:value-type="float" office:value="0">
            <text:p>#N/A</text:p>
          </table:table-cell>
          <table:table-cell table:style-name="ce453" table:formula="of:=VLOOKUP([.L31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04</text:p>
          </table:table-cell>
          <table:table-cell table:style-name="ce452"/>
          <table:table-cell table:style-name="ce38" table:content-validation-name="val23"/>
          <table:table-cell table:style-name="ce453" table:formula="of:=VLOOKUP([.D313];[$datos.$H$2:.$K$30];2;0)" office:value-type="float" office:value="0">
            <text:p>#N/A</text:p>
          </table:table-cell>
          <table:table-cell table:style-name="ce453" table:formula="of:=VLOOKUP([.D313];[$datos.$H$2:.$K$30];3;0)" office:value-type="float" office:value="0">
            <text:p>#N/A</text:p>
          </table:table-cell>
          <table:table-cell table:style-name="ce453" table:formula="of:=VLOOKUP([.D31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13];[$datos.$W$2:.$Y$30];2;0)" office:value-type="float" office:value="0">
            <text:p>#N/A</text:p>
          </table:table-cell>
          <table:table-cell table:style-name="ce453" table:formula="of:=VLOOKUP([.L31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05</text:p>
          </table:table-cell>
          <table:table-cell table:style-name="ce452"/>
          <table:table-cell table:style-name="ce38" table:content-validation-name="val23"/>
          <table:table-cell table:style-name="ce453" table:formula="of:=VLOOKUP([.D314];[$datos.$H$2:.$K$30];2;0)" office:value-type="float" office:value="0">
            <text:p>#N/A</text:p>
          </table:table-cell>
          <table:table-cell table:style-name="ce453" table:formula="of:=VLOOKUP([.D314];[$datos.$H$2:.$K$30];3;0)" office:value-type="float" office:value="0">
            <text:p>#N/A</text:p>
          </table:table-cell>
          <table:table-cell table:style-name="ce453" table:formula="of:=VLOOKUP([.D31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14];[$datos.$W$2:.$Y$30];2;0)" office:value-type="float" office:value="0">
            <text:p>#N/A</text:p>
          </table:table-cell>
          <table:table-cell table:style-name="ce453" table:formula="of:=VLOOKUP([.L31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06</text:p>
          </table:table-cell>
          <table:table-cell table:style-name="ce452"/>
          <table:table-cell table:style-name="ce38" table:content-validation-name="val23"/>
          <table:table-cell table:style-name="ce453" table:formula="of:=VLOOKUP([.D315];[$datos.$H$2:.$K$30];2;0)" office:value-type="float" office:value="0">
            <text:p>#N/A</text:p>
          </table:table-cell>
          <table:table-cell table:style-name="ce453" table:formula="of:=VLOOKUP([.D315];[$datos.$H$2:.$K$30];3;0)" office:value-type="float" office:value="0">
            <text:p>#N/A</text:p>
          </table:table-cell>
          <table:table-cell table:style-name="ce453" table:formula="of:=VLOOKUP([.D31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15];[$datos.$W$2:.$Y$30];2;0)" office:value-type="float" office:value="0">
            <text:p>#N/A</text:p>
          </table:table-cell>
          <table:table-cell table:style-name="ce453" table:formula="of:=VLOOKUP([.L31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07</text:p>
          </table:table-cell>
          <table:table-cell table:style-name="ce452"/>
          <table:table-cell table:style-name="ce38" table:content-validation-name="val23"/>
          <table:table-cell table:style-name="ce453" table:formula="of:=VLOOKUP([.D316];[$datos.$H$2:.$K$30];2;0)" office:value-type="float" office:value="0">
            <text:p>#N/A</text:p>
          </table:table-cell>
          <table:table-cell table:style-name="ce453" table:formula="of:=VLOOKUP([.D316];[$datos.$H$2:.$K$30];3;0)" office:value-type="float" office:value="0">
            <text:p>#N/A</text:p>
          </table:table-cell>
          <table:table-cell table:style-name="ce453" table:formula="of:=VLOOKUP([.D31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16];[$datos.$W$2:.$Y$30];2;0)" office:value-type="float" office:value="0">
            <text:p>#N/A</text:p>
          </table:table-cell>
          <table:table-cell table:style-name="ce453" table:formula="of:=VLOOKUP([.L31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08</text:p>
          </table:table-cell>
          <table:table-cell table:style-name="ce452"/>
          <table:table-cell table:style-name="ce38" table:content-validation-name="val23"/>
          <table:table-cell table:style-name="ce453" table:formula="of:=VLOOKUP([.D317];[$datos.$H$2:.$K$30];2;0)" office:value-type="float" office:value="0">
            <text:p>#N/A</text:p>
          </table:table-cell>
          <table:table-cell table:style-name="ce453" table:formula="of:=VLOOKUP([.D317];[$datos.$H$2:.$K$30];3;0)" office:value-type="float" office:value="0">
            <text:p>#N/A</text:p>
          </table:table-cell>
          <table:table-cell table:style-name="ce453" table:formula="of:=VLOOKUP([.D31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17];[$datos.$W$2:.$Y$30];2;0)" office:value-type="float" office:value="0">
            <text:p>#N/A</text:p>
          </table:table-cell>
          <table:table-cell table:style-name="ce453" table:formula="of:=VLOOKUP([.L31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09</text:p>
          </table:table-cell>
          <table:table-cell table:style-name="ce452"/>
          <table:table-cell table:style-name="ce38" table:content-validation-name="val23"/>
          <table:table-cell table:style-name="ce453" table:formula="of:=VLOOKUP([.D318];[$datos.$H$2:.$K$30];2;0)" office:value-type="float" office:value="0">
            <text:p>#N/A</text:p>
          </table:table-cell>
          <table:table-cell table:style-name="ce453" table:formula="of:=VLOOKUP([.D318];[$datos.$H$2:.$K$30];3;0)" office:value-type="float" office:value="0">
            <text:p>#N/A</text:p>
          </table:table-cell>
          <table:table-cell table:style-name="ce453" table:formula="of:=VLOOKUP([.D31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18];[$datos.$W$2:.$Y$30];2;0)" office:value-type="float" office:value="0">
            <text:p>#N/A</text:p>
          </table:table-cell>
          <table:table-cell table:style-name="ce453" table:formula="of:=VLOOKUP([.L31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10</text:p>
          </table:table-cell>
          <table:table-cell table:style-name="ce452"/>
          <table:table-cell table:style-name="ce38" table:content-validation-name="val23"/>
          <table:table-cell table:style-name="ce453" table:formula="of:=VLOOKUP([.D319];[$datos.$H$2:.$K$30];2;0)" office:value-type="float" office:value="0">
            <text:p>#N/A</text:p>
          </table:table-cell>
          <table:table-cell table:style-name="ce453" table:formula="of:=VLOOKUP([.D319];[$datos.$H$2:.$K$30];3;0)" office:value-type="float" office:value="0">
            <text:p>#N/A</text:p>
          </table:table-cell>
          <table:table-cell table:style-name="ce453" table:formula="of:=VLOOKUP([.D31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19];[$datos.$W$2:.$Y$30];2;0)" office:value-type="float" office:value="0">
            <text:p>#N/A</text:p>
          </table:table-cell>
          <table:table-cell table:style-name="ce453" table:formula="of:=VLOOKUP([.L31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11</text:p>
          </table:table-cell>
          <table:table-cell table:style-name="ce452"/>
          <table:table-cell table:style-name="ce38" table:content-validation-name="val23"/>
          <table:table-cell table:style-name="ce453" table:formula="of:=VLOOKUP([.D320];[$datos.$H$2:.$K$30];2;0)" office:value-type="float" office:value="0">
            <text:p>#N/A</text:p>
          </table:table-cell>
          <table:table-cell table:style-name="ce453" table:formula="of:=VLOOKUP([.D320];[$datos.$H$2:.$K$30];3;0)" office:value-type="float" office:value="0">
            <text:p>#N/A</text:p>
          </table:table-cell>
          <table:table-cell table:style-name="ce453" table:formula="of:=VLOOKUP([.D32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20];[$datos.$W$2:.$Y$30];2;0)" office:value-type="float" office:value="0">
            <text:p>#N/A</text:p>
          </table:table-cell>
          <table:table-cell table:style-name="ce453" table:formula="of:=VLOOKUP([.L32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12</text:p>
          </table:table-cell>
          <table:table-cell table:style-name="ce452"/>
          <table:table-cell table:style-name="ce38" table:content-validation-name="val23"/>
          <table:table-cell table:style-name="ce453" table:formula="of:=VLOOKUP([.D321];[$datos.$H$2:.$K$30];2;0)" office:value-type="float" office:value="0">
            <text:p>#N/A</text:p>
          </table:table-cell>
          <table:table-cell table:style-name="ce453" table:formula="of:=VLOOKUP([.D321];[$datos.$H$2:.$K$30];3;0)" office:value-type="float" office:value="0">
            <text:p>#N/A</text:p>
          </table:table-cell>
          <table:table-cell table:style-name="ce453" table:formula="of:=VLOOKUP([.D32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21];[$datos.$W$2:.$Y$30];2;0)" office:value-type="float" office:value="0">
            <text:p>#N/A</text:p>
          </table:table-cell>
          <table:table-cell table:style-name="ce453" table:formula="of:=VLOOKUP([.L32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13</text:p>
          </table:table-cell>
          <table:table-cell table:style-name="ce452"/>
          <table:table-cell table:style-name="ce38" table:content-validation-name="val23"/>
          <table:table-cell table:style-name="ce453" table:formula="of:=VLOOKUP([.D322];[$datos.$H$2:.$K$30];2;0)" office:value-type="float" office:value="0">
            <text:p>#N/A</text:p>
          </table:table-cell>
          <table:table-cell table:style-name="ce453" table:formula="of:=VLOOKUP([.D322];[$datos.$H$2:.$K$30];3;0)" office:value-type="float" office:value="0">
            <text:p>#N/A</text:p>
          </table:table-cell>
          <table:table-cell table:style-name="ce453" table:formula="of:=VLOOKUP([.D32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22];[$datos.$W$2:.$Y$30];2;0)" office:value-type="float" office:value="0">
            <text:p>#N/A</text:p>
          </table:table-cell>
          <table:table-cell table:style-name="ce453" table:formula="of:=VLOOKUP([.L32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14</text:p>
          </table:table-cell>
          <table:table-cell table:style-name="ce452"/>
          <table:table-cell table:style-name="ce38" table:content-validation-name="val23"/>
          <table:table-cell table:style-name="ce453" table:formula="of:=VLOOKUP([.D323];[$datos.$H$2:.$K$30];2;0)" office:value-type="float" office:value="0">
            <text:p>#N/A</text:p>
          </table:table-cell>
          <table:table-cell table:style-name="ce453" table:formula="of:=VLOOKUP([.D323];[$datos.$H$2:.$K$30];3;0)" office:value-type="float" office:value="0">
            <text:p>#N/A</text:p>
          </table:table-cell>
          <table:table-cell table:style-name="ce453" table:formula="of:=VLOOKUP([.D32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23];[$datos.$W$2:.$Y$30];2;0)" office:value-type="float" office:value="0">
            <text:p>#N/A</text:p>
          </table:table-cell>
          <table:table-cell table:style-name="ce453" table:formula="of:=VLOOKUP([.L32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15</text:p>
          </table:table-cell>
          <table:table-cell table:style-name="ce452"/>
          <table:table-cell table:style-name="ce38" table:content-validation-name="val23"/>
          <table:table-cell table:style-name="ce453" table:formula="of:=VLOOKUP([.D324];[$datos.$H$2:.$K$30];2;0)" office:value-type="float" office:value="0">
            <text:p>#N/A</text:p>
          </table:table-cell>
          <table:table-cell table:style-name="ce453" table:formula="of:=VLOOKUP([.D324];[$datos.$H$2:.$K$30];3;0)" office:value-type="float" office:value="0">
            <text:p>#N/A</text:p>
          </table:table-cell>
          <table:table-cell table:style-name="ce453" table:formula="of:=VLOOKUP([.D32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24];[$datos.$W$2:.$Y$30];2;0)" office:value-type="float" office:value="0">
            <text:p>#N/A</text:p>
          </table:table-cell>
          <table:table-cell table:style-name="ce453" table:formula="of:=VLOOKUP([.L32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16</text:p>
          </table:table-cell>
          <table:table-cell table:style-name="ce452"/>
          <table:table-cell table:style-name="ce38" table:content-validation-name="val23"/>
          <table:table-cell table:style-name="ce453" table:formula="of:=VLOOKUP([.D325];[$datos.$H$2:.$K$30];2;0)" office:value-type="float" office:value="0">
            <text:p>#N/A</text:p>
          </table:table-cell>
          <table:table-cell table:style-name="ce453" table:formula="of:=VLOOKUP([.D325];[$datos.$H$2:.$K$30];3;0)" office:value-type="float" office:value="0">
            <text:p>#N/A</text:p>
          </table:table-cell>
          <table:table-cell table:style-name="ce453" table:formula="of:=VLOOKUP([.D32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25];[$datos.$W$2:.$Y$30];2;0)" office:value-type="float" office:value="0">
            <text:p>#N/A</text:p>
          </table:table-cell>
          <table:table-cell table:style-name="ce453" table:formula="of:=VLOOKUP([.L32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17</text:p>
          </table:table-cell>
          <table:table-cell table:style-name="ce452"/>
          <table:table-cell table:style-name="ce38" table:content-validation-name="val23"/>
          <table:table-cell table:style-name="ce453" table:formula="of:=VLOOKUP([.D326];[$datos.$H$2:.$K$30];2;0)" office:value-type="float" office:value="0">
            <text:p>#N/A</text:p>
          </table:table-cell>
          <table:table-cell table:style-name="ce453" table:formula="of:=VLOOKUP([.D326];[$datos.$H$2:.$K$30];3;0)" office:value-type="float" office:value="0">
            <text:p>#N/A</text:p>
          </table:table-cell>
          <table:table-cell table:style-name="ce453" table:formula="of:=VLOOKUP([.D32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26];[$datos.$W$2:.$Y$30];2;0)" office:value-type="float" office:value="0">
            <text:p>#N/A</text:p>
          </table:table-cell>
          <table:table-cell table:style-name="ce453" table:formula="of:=VLOOKUP([.L32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18</text:p>
          </table:table-cell>
          <table:table-cell table:style-name="ce452"/>
          <table:table-cell table:style-name="ce38" table:content-validation-name="val23"/>
          <table:table-cell table:style-name="ce453" table:formula="of:=VLOOKUP([.D327];[$datos.$H$2:.$K$30];2;0)" office:value-type="float" office:value="0">
            <text:p>#N/A</text:p>
          </table:table-cell>
          <table:table-cell table:style-name="ce453" table:formula="of:=VLOOKUP([.D327];[$datos.$H$2:.$K$30];3;0)" office:value-type="float" office:value="0">
            <text:p>#N/A</text:p>
          </table:table-cell>
          <table:table-cell table:style-name="ce453" table:formula="of:=VLOOKUP([.D32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27];[$datos.$W$2:.$Y$30];2;0)" office:value-type="float" office:value="0">
            <text:p>#N/A</text:p>
          </table:table-cell>
          <table:table-cell table:style-name="ce453" table:formula="of:=VLOOKUP([.L32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19</text:p>
          </table:table-cell>
          <table:table-cell table:style-name="ce452"/>
          <table:table-cell table:style-name="ce38" table:content-validation-name="val23"/>
          <table:table-cell table:style-name="ce453" table:formula="of:=VLOOKUP([.D328];[$datos.$H$2:.$K$30];2;0)" office:value-type="float" office:value="0">
            <text:p>#N/A</text:p>
          </table:table-cell>
          <table:table-cell table:style-name="ce453" table:formula="of:=VLOOKUP([.D328];[$datos.$H$2:.$K$30];3;0)" office:value-type="float" office:value="0">
            <text:p>#N/A</text:p>
          </table:table-cell>
          <table:table-cell table:style-name="ce453" table:formula="of:=VLOOKUP([.D32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28];[$datos.$W$2:.$Y$30];2;0)" office:value-type="float" office:value="0">
            <text:p>#N/A</text:p>
          </table:table-cell>
          <table:table-cell table:style-name="ce453" table:formula="of:=VLOOKUP([.L32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20</text:p>
          </table:table-cell>
          <table:table-cell table:style-name="ce452"/>
          <table:table-cell table:style-name="ce38" table:content-validation-name="val23"/>
          <table:table-cell table:style-name="ce453" table:formula="of:=VLOOKUP([.D329];[$datos.$H$2:.$K$30];2;0)" office:value-type="float" office:value="0">
            <text:p>#N/A</text:p>
          </table:table-cell>
          <table:table-cell table:style-name="ce453" table:formula="of:=VLOOKUP([.D329];[$datos.$H$2:.$K$30];3;0)" office:value-type="float" office:value="0">
            <text:p>#N/A</text:p>
          </table:table-cell>
          <table:table-cell table:style-name="ce453" table:formula="of:=VLOOKUP([.D32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29];[$datos.$W$2:.$Y$30];2;0)" office:value-type="float" office:value="0">
            <text:p>#N/A</text:p>
          </table:table-cell>
          <table:table-cell table:style-name="ce453" table:formula="of:=VLOOKUP([.L32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21</text:p>
          </table:table-cell>
          <table:table-cell table:style-name="ce452"/>
          <table:table-cell table:style-name="ce38" table:content-validation-name="val23"/>
          <table:table-cell table:style-name="ce453" table:formula="of:=VLOOKUP([.D330];[$datos.$H$2:.$K$30];2;0)" office:value-type="float" office:value="0">
            <text:p>#N/A</text:p>
          </table:table-cell>
          <table:table-cell table:style-name="ce453" table:formula="of:=VLOOKUP([.D330];[$datos.$H$2:.$K$30];3;0)" office:value-type="float" office:value="0">
            <text:p>#N/A</text:p>
          </table:table-cell>
          <table:table-cell table:style-name="ce453" table:formula="of:=VLOOKUP([.D33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30];[$datos.$W$2:.$Y$30];2;0)" office:value-type="float" office:value="0">
            <text:p>#N/A</text:p>
          </table:table-cell>
          <table:table-cell table:style-name="ce453" table:formula="of:=VLOOKUP([.L33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22</text:p>
          </table:table-cell>
          <table:table-cell table:style-name="ce452"/>
          <table:table-cell table:style-name="ce38" table:content-validation-name="val23"/>
          <table:table-cell table:style-name="ce453" table:formula="of:=VLOOKUP([.D331];[$datos.$H$2:.$K$30];2;0)" office:value-type="float" office:value="0">
            <text:p>#N/A</text:p>
          </table:table-cell>
          <table:table-cell table:style-name="ce453" table:formula="of:=VLOOKUP([.D331];[$datos.$H$2:.$K$30];3;0)" office:value-type="float" office:value="0">
            <text:p>#N/A</text:p>
          </table:table-cell>
          <table:table-cell table:style-name="ce453" table:formula="of:=VLOOKUP([.D33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31];[$datos.$W$2:.$Y$30];2;0)" office:value-type="float" office:value="0">
            <text:p>#N/A</text:p>
          </table:table-cell>
          <table:table-cell table:style-name="ce453" table:formula="of:=VLOOKUP([.L33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23</text:p>
          </table:table-cell>
          <table:table-cell table:style-name="ce452"/>
          <table:table-cell table:style-name="ce38" table:content-validation-name="val23"/>
          <table:table-cell table:style-name="ce453" table:formula="of:=VLOOKUP([.D332];[$datos.$H$2:.$K$30];2;0)" office:value-type="float" office:value="0">
            <text:p>#N/A</text:p>
          </table:table-cell>
          <table:table-cell table:style-name="ce453" table:formula="of:=VLOOKUP([.D332];[$datos.$H$2:.$K$30];3;0)" office:value-type="float" office:value="0">
            <text:p>#N/A</text:p>
          </table:table-cell>
          <table:table-cell table:style-name="ce453" table:formula="of:=VLOOKUP([.D33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32];[$datos.$W$2:.$Y$30];2;0)" office:value-type="float" office:value="0">
            <text:p>#N/A</text:p>
          </table:table-cell>
          <table:table-cell table:style-name="ce453" table:formula="of:=VLOOKUP([.L33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24</text:p>
          </table:table-cell>
          <table:table-cell table:style-name="ce452"/>
          <table:table-cell table:style-name="ce38" table:content-validation-name="val23"/>
          <table:table-cell table:style-name="ce453" table:formula="of:=VLOOKUP([.D333];[$datos.$H$2:.$K$30];2;0)" office:value-type="float" office:value="0">
            <text:p>#N/A</text:p>
          </table:table-cell>
          <table:table-cell table:style-name="ce453" table:formula="of:=VLOOKUP([.D333];[$datos.$H$2:.$K$30];3;0)" office:value-type="float" office:value="0">
            <text:p>#N/A</text:p>
          </table:table-cell>
          <table:table-cell table:style-name="ce453" table:formula="of:=VLOOKUP([.D33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33];[$datos.$W$2:.$Y$30];2;0)" office:value-type="float" office:value="0">
            <text:p>#N/A</text:p>
          </table:table-cell>
          <table:table-cell table:style-name="ce453" table:formula="of:=VLOOKUP([.L33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25</text:p>
          </table:table-cell>
          <table:table-cell table:style-name="ce452"/>
          <table:table-cell table:style-name="ce38" table:content-validation-name="val23"/>
          <table:table-cell table:style-name="ce453" table:formula="of:=VLOOKUP([.D334];[$datos.$H$2:.$K$30];2;0)" office:value-type="float" office:value="0">
            <text:p>#N/A</text:p>
          </table:table-cell>
          <table:table-cell table:style-name="ce453" table:formula="of:=VLOOKUP([.D334];[$datos.$H$2:.$K$30];3;0)" office:value-type="float" office:value="0">
            <text:p>#N/A</text:p>
          </table:table-cell>
          <table:table-cell table:style-name="ce453" table:formula="of:=VLOOKUP([.D33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34];[$datos.$W$2:.$Y$30];2;0)" office:value-type="float" office:value="0">
            <text:p>#N/A</text:p>
          </table:table-cell>
          <table:table-cell table:style-name="ce453" table:formula="of:=VLOOKUP([.L33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26</text:p>
          </table:table-cell>
          <table:table-cell table:style-name="ce452"/>
          <table:table-cell table:style-name="ce38" table:content-validation-name="val23"/>
          <table:table-cell table:style-name="ce453" table:formula="of:=VLOOKUP([.D335];[$datos.$H$2:.$K$30];2;0)" office:value-type="float" office:value="0">
            <text:p>#N/A</text:p>
          </table:table-cell>
          <table:table-cell table:style-name="ce453" table:formula="of:=VLOOKUP([.D335];[$datos.$H$2:.$K$30];3;0)" office:value-type="float" office:value="0">
            <text:p>#N/A</text:p>
          </table:table-cell>
          <table:table-cell table:style-name="ce453" table:formula="of:=VLOOKUP([.D33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35];[$datos.$W$2:.$Y$30];2;0)" office:value-type="float" office:value="0">
            <text:p>#N/A</text:p>
          </table:table-cell>
          <table:table-cell table:style-name="ce453" table:formula="of:=VLOOKUP([.L33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27</text:p>
          </table:table-cell>
          <table:table-cell table:style-name="ce452"/>
          <table:table-cell table:style-name="ce38" table:content-validation-name="val23"/>
          <table:table-cell table:style-name="ce453" table:formula="of:=VLOOKUP([.D336];[$datos.$H$2:.$K$30];2;0)" office:value-type="float" office:value="0">
            <text:p>#N/A</text:p>
          </table:table-cell>
          <table:table-cell table:style-name="ce453" table:formula="of:=VLOOKUP([.D336];[$datos.$H$2:.$K$30];3;0)" office:value-type="float" office:value="0">
            <text:p>#N/A</text:p>
          </table:table-cell>
          <table:table-cell table:style-name="ce453" table:formula="of:=VLOOKUP([.D33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36];[$datos.$W$2:.$Y$30];2;0)" office:value-type="float" office:value="0">
            <text:p>#N/A</text:p>
          </table:table-cell>
          <table:table-cell table:style-name="ce453" table:formula="of:=VLOOKUP([.L33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28</text:p>
          </table:table-cell>
          <table:table-cell table:style-name="ce452"/>
          <table:table-cell table:style-name="ce38" table:content-validation-name="val23"/>
          <table:table-cell table:style-name="ce453" table:formula="of:=VLOOKUP([.D337];[$datos.$H$2:.$K$30];2;0)" office:value-type="float" office:value="0">
            <text:p>#N/A</text:p>
          </table:table-cell>
          <table:table-cell table:style-name="ce453" table:formula="of:=VLOOKUP([.D337];[$datos.$H$2:.$K$30];3;0)" office:value-type="float" office:value="0">
            <text:p>#N/A</text:p>
          </table:table-cell>
          <table:table-cell table:style-name="ce453" table:formula="of:=VLOOKUP([.D33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37];[$datos.$W$2:.$Y$30];2;0)" office:value-type="float" office:value="0">
            <text:p>#N/A</text:p>
          </table:table-cell>
          <table:table-cell table:style-name="ce453" table:formula="of:=VLOOKUP([.L33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29</text:p>
          </table:table-cell>
          <table:table-cell table:style-name="ce452"/>
          <table:table-cell table:style-name="ce38" table:content-validation-name="val23"/>
          <table:table-cell table:style-name="ce453" table:formula="of:=VLOOKUP([.D338];[$datos.$H$2:.$K$30];2;0)" office:value-type="float" office:value="0">
            <text:p>#N/A</text:p>
          </table:table-cell>
          <table:table-cell table:style-name="ce453" table:formula="of:=VLOOKUP([.D338];[$datos.$H$2:.$K$30];3;0)" office:value-type="float" office:value="0">
            <text:p>#N/A</text:p>
          </table:table-cell>
          <table:table-cell table:style-name="ce453" table:formula="of:=VLOOKUP([.D33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38];[$datos.$W$2:.$Y$30];2;0)" office:value-type="float" office:value="0">
            <text:p>#N/A</text:p>
          </table:table-cell>
          <table:table-cell table:style-name="ce453" table:formula="of:=VLOOKUP([.L33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30</text:p>
          </table:table-cell>
          <table:table-cell table:style-name="ce452"/>
          <table:table-cell table:style-name="ce38" table:content-validation-name="val23"/>
          <table:table-cell table:style-name="ce453" table:formula="of:=VLOOKUP([.D339];[$datos.$H$2:.$K$30];2;0)" office:value-type="float" office:value="0">
            <text:p>#N/A</text:p>
          </table:table-cell>
          <table:table-cell table:style-name="ce453" table:formula="of:=VLOOKUP([.D339];[$datos.$H$2:.$K$30];3;0)" office:value-type="float" office:value="0">
            <text:p>#N/A</text:p>
          </table:table-cell>
          <table:table-cell table:style-name="ce453" table:formula="of:=VLOOKUP([.D33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39];[$datos.$W$2:.$Y$30];2;0)" office:value-type="float" office:value="0">
            <text:p>#N/A</text:p>
          </table:table-cell>
          <table:table-cell table:style-name="ce453" table:formula="of:=VLOOKUP([.L33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31</text:p>
          </table:table-cell>
          <table:table-cell table:style-name="ce452"/>
          <table:table-cell table:style-name="ce38" table:content-validation-name="val23"/>
          <table:table-cell table:style-name="ce453" table:formula="of:=VLOOKUP([.D340];[$datos.$H$2:.$K$30];2;0)" office:value-type="float" office:value="0">
            <text:p>#N/A</text:p>
          </table:table-cell>
          <table:table-cell table:style-name="ce453" table:formula="of:=VLOOKUP([.D340];[$datos.$H$2:.$K$30];3;0)" office:value-type="float" office:value="0">
            <text:p>#N/A</text:p>
          </table:table-cell>
          <table:table-cell table:style-name="ce453" table:formula="of:=VLOOKUP([.D34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40];[$datos.$W$2:.$Y$30];2;0)" office:value-type="float" office:value="0">
            <text:p>#N/A</text:p>
          </table:table-cell>
          <table:table-cell table:style-name="ce453" table:formula="of:=VLOOKUP([.L34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32</text:p>
          </table:table-cell>
          <table:table-cell table:style-name="ce452"/>
          <table:table-cell table:style-name="ce38" table:content-validation-name="val23"/>
          <table:table-cell table:style-name="ce453" table:formula="of:=VLOOKUP([.D341];[$datos.$H$2:.$K$30];2;0)" office:value-type="float" office:value="0">
            <text:p>#N/A</text:p>
          </table:table-cell>
          <table:table-cell table:style-name="ce453" table:formula="of:=VLOOKUP([.D341];[$datos.$H$2:.$K$30];3;0)" office:value-type="float" office:value="0">
            <text:p>#N/A</text:p>
          </table:table-cell>
          <table:table-cell table:style-name="ce453" table:formula="of:=VLOOKUP([.D34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41];[$datos.$W$2:.$Y$30];2;0)" office:value-type="float" office:value="0">
            <text:p>#N/A</text:p>
          </table:table-cell>
          <table:table-cell table:style-name="ce453" table:formula="of:=VLOOKUP([.L34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33</text:p>
          </table:table-cell>
          <table:table-cell table:style-name="ce452"/>
          <table:table-cell table:style-name="ce38" table:content-validation-name="val23"/>
          <table:table-cell table:style-name="ce453" table:formula="of:=VLOOKUP([.D342];[$datos.$H$2:.$K$30];2;0)" office:value-type="float" office:value="0">
            <text:p>#N/A</text:p>
          </table:table-cell>
          <table:table-cell table:style-name="ce453" table:formula="of:=VLOOKUP([.D342];[$datos.$H$2:.$K$30];3;0)" office:value-type="float" office:value="0">
            <text:p>#N/A</text:p>
          </table:table-cell>
          <table:table-cell table:style-name="ce453" table:formula="of:=VLOOKUP([.D34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42];[$datos.$W$2:.$Y$30];2;0)" office:value-type="float" office:value="0">
            <text:p>#N/A</text:p>
          </table:table-cell>
          <table:table-cell table:style-name="ce453" table:formula="of:=VLOOKUP([.L34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34</text:p>
          </table:table-cell>
          <table:table-cell table:style-name="ce452"/>
          <table:table-cell table:style-name="ce38" table:content-validation-name="val23"/>
          <table:table-cell table:style-name="ce453" table:formula="of:=VLOOKUP([.D343];[$datos.$H$2:.$K$30];2;0)" office:value-type="float" office:value="0">
            <text:p>#N/A</text:p>
          </table:table-cell>
          <table:table-cell table:style-name="ce453" table:formula="of:=VLOOKUP([.D343];[$datos.$H$2:.$K$30];3;0)" office:value-type="float" office:value="0">
            <text:p>#N/A</text:p>
          </table:table-cell>
          <table:table-cell table:style-name="ce453" table:formula="of:=VLOOKUP([.D34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43];[$datos.$W$2:.$Y$30];2;0)" office:value-type="float" office:value="0">
            <text:p>#N/A</text:p>
          </table:table-cell>
          <table:table-cell table:style-name="ce453" table:formula="of:=VLOOKUP([.L34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35</text:p>
          </table:table-cell>
          <table:table-cell table:style-name="ce452"/>
          <table:table-cell table:style-name="ce38" table:content-validation-name="val23"/>
          <table:table-cell table:style-name="ce453" table:formula="of:=VLOOKUP([.D344];[$datos.$H$2:.$K$30];2;0)" office:value-type="float" office:value="0">
            <text:p>#N/A</text:p>
          </table:table-cell>
          <table:table-cell table:style-name="ce453" table:formula="of:=VLOOKUP([.D344];[$datos.$H$2:.$K$30];3;0)" office:value-type="float" office:value="0">
            <text:p>#N/A</text:p>
          </table:table-cell>
          <table:table-cell table:style-name="ce453" table:formula="of:=VLOOKUP([.D34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44];[$datos.$W$2:.$Y$30];2;0)" office:value-type="float" office:value="0">
            <text:p>#N/A</text:p>
          </table:table-cell>
          <table:table-cell table:style-name="ce453" table:formula="of:=VLOOKUP([.L34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36</text:p>
          </table:table-cell>
          <table:table-cell table:style-name="ce452"/>
          <table:table-cell table:style-name="ce38" table:content-validation-name="val23"/>
          <table:table-cell table:style-name="ce453" table:formula="of:=VLOOKUP([.D345];[$datos.$H$2:.$K$30];2;0)" office:value-type="float" office:value="0">
            <text:p>#N/A</text:p>
          </table:table-cell>
          <table:table-cell table:style-name="ce453" table:formula="of:=VLOOKUP([.D345];[$datos.$H$2:.$K$30];3;0)" office:value-type="float" office:value="0">
            <text:p>#N/A</text:p>
          </table:table-cell>
          <table:table-cell table:style-name="ce453" table:formula="of:=VLOOKUP([.D34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45];[$datos.$W$2:.$Y$30];2;0)" office:value-type="float" office:value="0">
            <text:p>#N/A</text:p>
          </table:table-cell>
          <table:table-cell table:style-name="ce453" table:formula="of:=VLOOKUP([.L34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37</text:p>
          </table:table-cell>
          <table:table-cell table:style-name="ce452"/>
          <table:table-cell table:style-name="ce38" table:content-validation-name="val23"/>
          <table:table-cell table:style-name="ce453" table:formula="of:=VLOOKUP([.D346];[$datos.$H$2:.$K$30];2;0)" office:value-type="float" office:value="0">
            <text:p>#N/A</text:p>
          </table:table-cell>
          <table:table-cell table:style-name="ce453" table:formula="of:=VLOOKUP([.D346];[$datos.$H$2:.$K$30];3;0)" office:value-type="float" office:value="0">
            <text:p>#N/A</text:p>
          </table:table-cell>
          <table:table-cell table:style-name="ce453" table:formula="of:=VLOOKUP([.D34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46];[$datos.$W$2:.$Y$30];2;0)" office:value-type="float" office:value="0">
            <text:p>#N/A</text:p>
          </table:table-cell>
          <table:table-cell table:style-name="ce453" table:formula="of:=VLOOKUP([.L34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38</text:p>
          </table:table-cell>
          <table:table-cell table:style-name="ce452"/>
          <table:table-cell table:style-name="ce38" table:content-validation-name="val23"/>
          <table:table-cell table:style-name="ce453" table:formula="of:=VLOOKUP([.D347];[$datos.$H$2:.$K$30];2;0)" office:value-type="float" office:value="0">
            <text:p>#N/A</text:p>
          </table:table-cell>
          <table:table-cell table:style-name="ce453" table:formula="of:=VLOOKUP([.D347];[$datos.$H$2:.$K$30];3;0)" office:value-type="float" office:value="0">
            <text:p>#N/A</text:p>
          </table:table-cell>
          <table:table-cell table:style-name="ce453" table:formula="of:=VLOOKUP([.D34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47];[$datos.$W$2:.$Y$30];2;0)" office:value-type="float" office:value="0">
            <text:p>#N/A</text:p>
          </table:table-cell>
          <table:table-cell table:style-name="ce453" table:formula="of:=VLOOKUP([.L34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39</text:p>
          </table:table-cell>
          <table:table-cell table:style-name="ce452"/>
          <table:table-cell table:style-name="ce38" table:content-validation-name="val23"/>
          <table:table-cell table:style-name="ce453" table:formula="of:=VLOOKUP([.D348];[$datos.$H$2:.$K$30];2;0)" office:value-type="float" office:value="0">
            <text:p>#N/A</text:p>
          </table:table-cell>
          <table:table-cell table:style-name="ce453" table:formula="of:=VLOOKUP([.D348];[$datos.$H$2:.$K$30];3;0)" office:value-type="float" office:value="0">
            <text:p>#N/A</text:p>
          </table:table-cell>
          <table:table-cell table:style-name="ce453" table:formula="of:=VLOOKUP([.D34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48];[$datos.$W$2:.$Y$30];2;0)" office:value-type="float" office:value="0">
            <text:p>#N/A</text:p>
          </table:table-cell>
          <table:table-cell table:style-name="ce453" table:formula="of:=VLOOKUP([.L34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40</text:p>
          </table:table-cell>
          <table:table-cell table:style-name="ce452"/>
          <table:table-cell table:style-name="ce38" table:content-validation-name="val23"/>
          <table:table-cell table:style-name="ce453" table:formula="of:=VLOOKUP([.D349];[$datos.$H$2:.$K$30];2;0)" office:value-type="float" office:value="0">
            <text:p>#N/A</text:p>
          </table:table-cell>
          <table:table-cell table:style-name="ce453" table:formula="of:=VLOOKUP([.D349];[$datos.$H$2:.$K$30];3;0)" office:value-type="float" office:value="0">
            <text:p>#N/A</text:p>
          </table:table-cell>
          <table:table-cell table:style-name="ce453" table:formula="of:=VLOOKUP([.D34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49];[$datos.$W$2:.$Y$30];2;0)" office:value-type="float" office:value="0">
            <text:p>#N/A</text:p>
          </table:table-cell>
          <table:table-cell table:style-name="ce453" table:formula="of:=VLOOKUP([.L34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41</text:p>
          </table:table-cell>
          <table:table-cell table:style-name="ce452"/>
          <table:table-cell table:style-name="ce38" table:content-validation-name="val23"/>
          <table:table-cell table:style-name="ce453" table:formula="of:=VLOOKUP([.D350];[$datos.$H$2:.$K$30];2;0)" office:value-type="float" office:value="0">
            <text:p>#N/A</text:p>
          </table:table-cell>
          <table:table-cell table:style-name="ce453" table:formula="of:=VLOOKUP([.D350];[$datos.$H$2:.$K$30];3;0)" office:value-type="float" office:value="0">
            <text:p>#N/A</text:p>
          </table:table-cell>
          <table:table-cell table:style-name="ce453" table:formula="of:=VLOOKUP([.D35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50];[$datos.$W$2:.$Y$30];2;0)" office:value-type="float" office:value="0">
            <text:p>#N/A</text:p>
          </table:table-cell>
          <table:table-cell table:style-name="ce453" table:formula="of:=VLOOKUP([.L35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42</text:p>
          </table:table-cell>
          <table:table-cell table:style-name="ce452"/>
          <table:table-cell table:style-name="ce38" table:content-validation-name="val23"/>
          <table:table-cell table:style-name="ce453" table:formula="of:=VLOOKUP([.D351];[$datos.$H$2:.$K$30];2;0)" office:value-type="float" office:value="0">
            <text:p>#N/A</text:p>
          </table:table-cell>
          <table:table-cell table:style-name="ce453" table:formula="of:=VLOOKUP([.D351];[$datos.$H$2:.$K$30];3;0)" office:value-type="float" office:value="0">
            <text:p>#N/A</text:p>
          </table:table-cell>
          <table:table-cell table:style-name="ce453" table:formula="of:=VLOOKUP([.D35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51];[$datos.$W$2:.$Y$30];2;0)" office:value-type="float" office:value="0">
            <text:p>#N/A</text:p>
          </table:table-cell>
          <table:table-cell table:style-name="ce453" table:formula="of:=VLOOKUP([.L35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43</text:p>
          </table:table-cell>
          <table:table-cell table:style-name="ce452"/>
          <table:table-cell table:style-name="ce38" table:content-validation-name="val23"/>
          <table:table-cell table:style-name="ce453" table:formula="of:=VLOOKUP([.D352];[$datos.$H$2:.$K$30];2;0)" office:value-type="float" office:value="0">
            <text:p>#N/A</text:p>
          </table:table-cell>
          <table:table-cell table:style-name="ce453" table:formula="of:=VLOOKUP([.D352];[$datos.$H$2:.$K$30];3;0)" office:value-type="float" office:value="0">
            <text:p>#N/A</text:p>
          </table:table-cell>
          <table:table-cell table:style-name="ce453" table:formula="of:=VLOOKUP([.D35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52];[$datos.$W$2:.$Y$30];2;0)" office:value-type="float" office:value="0">
            <text:p>#N/A</text:p>
          </table:table-cell>
          <table:table-cell table:style-name="ce453" table:formula="of:=VLOOKUP([.L35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44</text:p>
          </table:table-cell>
          <table:table-cell table:style-name="ce452"/>
          <table:table-cell table:style-name="ce38" table:content-validation-name="val23"/>
          <table:table-cell table:style-name="ce453" table:formula="of:=VLOOKUP([.D353];[$datos.$H$2:.$K$30];2;0)" office:value-type="float" office:value="0">
            <text:p>#N/A</text:p>
          </table:table-cell>
          <table:table-cell table:style-name="ce453" table:formula="of:=VLOOKUP([.D353];[$datos.$H$2:.$K$30];3;0)" office:value-type="float" office:value="0">
            <text:p>#N/A</text:p>
          </table:table-cell>
          <table:table-cell table:style-name="ce453" table:formula="of:=VLOOKUP([.D35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53];[$datos.$W$2:.$Y$30];2;0)" office:value-type="float" office:value="0">
            <text:p>#N/A</text:p>
          </table:table-cell>
          <table:table-cell table:style-name="ce453" table:formula="of:=VLOOKUP([.L35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45</text:p>
          </table:table-cell>
          <table:table-cell table:style-name="ce452"/>
          <table:table-cell table:style-name="ce38" table:content-validation-name="val23"/>
          <table:table-cell table:style-name="ce453" table:formula="of:=VLOOKUP([.D354];[$datos.$H$2:.$K$30];2;0)" office:value-type="float" office:value="0">
            <text:p>#N/A</text:p>
          </table:table-cell>
          <table:table-cell table:style-name="ce453" table:formula="of:=VLOOKUP([.D354];[$datos.$H$2:.$K$30];3;0)" office:value-type="float" office:value="0">
            <text:p>#N/A</text:p>
          </table:table-cell>
          <table:table-cell table:style-name="ce453" table:formula="of:=VLOOKUP([.D35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54];[$datos.$W$2:.$Y$30];2;0)" office:value-type="float" office:value="0">
            <text:p>#N/A</text:p>
          </table:table-cell>
          <table:table-cell table:style-name="ce453" table:formula="of:=VLOOKUP([.L35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46</text:p>
          </table:table-cell>
          <table:table-cell table:style-name="ce452"/>
          <table:table-cell table:style-name="ce38" table:content-validation-name="val23"/>
          <table:table-cell table:style-name="ce453" table:formula="of:=VLOOKUP([.D355];[$datos.$H$2:.$K$30];2;0)" office:value-type="float" office:value="0">
            <text:p>#N/A</text:p>
          </table:table-cell>
          <table:table-cell table:style-name="ce453" table:formula="of:=VLOOKUP([.D355];[$datos.$H$2:.$K$30];3;0)" office:value-type="float" office:value="0">
            <text:p>#N/A</text:p>
          </table:table-cell>
          <table:table-cell table:style-name="ce453" table:formula="of:=VLOOKUP([.D35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55];[$datos.$W$2:.$Y$30];2;0)" office:value-type="float" office:value="0">
            <text:p>#N/A</text:p>
          </table:table-cell>
          <table:table-cell table:style-name="ce453" table:formula="of:=VLOOKUP([.L35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47</text:p>
          </table:table-cell>
          <table:table-cell table:style-name="ce452"/>
          <table:table-cell table:style-name="ce38" table:content-validation-name="val23"/>
          <table:table-cell table:style-name="ce453" table:formula="of:=VLOOKUP([.D356];[$datos.$H$2:.$K$30];2;0)" office:value-type="float" office:value="0">
            <text:p>#N/A</text:p>
          </table:table-cell>
          <table:table-cell table:style-name="ce453" table:formula="of:=VLOOKUP([.D356];[$datos.$H$2:.$K$30];3;0)" office:value-type="float" office:value="0">
            <text:p>#N/A</text:p>
          </table:table-cell>
          <table:table-cell table:style-name="ce453" table:formula="of:=VLOOKUP([.D35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56];[$datos.$W$2:.$Y$30];2;0)" office:value-type="float" office:value="0">
            <text:p>#N/A</text:p>
          </table:table-cell>
          <table:table-cell table:style-name="ce453" table:formula="of:=VLOOKUP([.L35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48</text:p>
          </table:table-cell>
          <table:table-cell table:style-name="ce452"/>
          <table:table-cell table:style-name="ce38" table:content-validation-name="val23"/>
          <table:table-cell table:style-name="ce453" table:formula="of:=VLOOKUP([.D357];[$datos.$H$2:.$K$30];2;0)" office:value-type="float" office:value="0">
            <text:p>#N/A</text:p>
          </table:table-cell>
          <table:table-cell table:style-name="ce453" table:formula="of:=VLOOKUP([.D357];[$datos.$H$2:.$K$30];3;0)" office:value-type="float" office:value="0">
            <text:p>#N/A</text:p>
          </table:table-cell>
          <table:table-cell table:style-name="ce453" table:formula="of:=VLOOKUP([.D35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57];[$datos.$W$2:.$Y$30];2;0)" office:value-type="float" office:value="0">
            <text:p>#N/A</text:p>
          </table:table-cell>
          <table:table-cell table:style-name="ce453" table:formula="of:=VLOOKUP([.L35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49</text:p>
          </table:table-cell>
          <table:table-cell table:style-name="ce452"/>
          <table:table-cell table:style-name="ce38" table:content-validation-name="val23"/>
          <table:table-cell table:style-name="ce453" table:formula="of:=VLOOKUP([.D358];[$datos.$H$2:.$K$30];2;0)" office:value-type="float" office:value="0">
            <text:p>#N/A</text:p>
          </table:table-cell>
          <table:table-cell table:style-name="ce453" table:formula="of:=VLOOKUP([.D358];[$datos.$H$2:.$K$30];3;0)" office:value-type="float" office:value="0">
            <text:p>#N/A</text:p>
          </table:table-cell>
          <table:table-cell table:style-name="ce453" table:formula="of:=VLOOKUP([.D35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58];[$datos.$W$2:.$Y$30];2;0)" office:value-type="float" office:value="0">
            <text:p>#N/A</text:p>
          </table:table-cell>
          <table:table-cell table:style-name="ce453" table:formula="of:=VLOOKUP([.L35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50</text:p>
          </table:table-cell>
          <table:table-cell table:style-name="ce452"/>
          <table:table-cell table:style-name="ce38" table:content-validation-name="val23"/>
          <table:table-cell table:style-name="ce453" table:formula="of:=VLOOKUP([.D359];[$datos.$H$2:.$K$30];2;0)" office:value-type="float" office:value="0">
            <text:p>#N/A</text:p>
          </table:table-cell>
          <table:table-cell table:style-name="ce453" table:formula="of:=VLOOKUP([.D359];[$datos.$H$2:.$K$30];3;0)" office:value-type="float" office:value="0">
            <text:p>#N/A</text:p>
          </table:table-cell>
          <table:table-cell table:style-name="ce453" table:formula="of:=VLOOKUP([.D35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59];[$datos.$W$2:.$Y$30];2;0)" office:value-type="float" office:value="0">
            <text:p>#N/A</text:p>
          </table:table-cell>
          <table:table-cell table:style-name="ce453" table:formula="of:=VLOOKUP([.L35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51</text:p>
          </table:table-cell>
          <table:table-cell table:style-name="ce452"/>
          <table:table-cell table:style-name="ce38" table:content-validation-name="val23"/>
          <table:table-cell table:style-name="ce453" table:formula="of:=VLOOKUP([.D360];[$datos.$H$2:.$K$30];2;0)" office:value-type="float" office:value="0">
            <text:p>#N/A</text:p>
          </table:table-cell>
          <table:table-cell table:style-name="ce453" table:formula="of:=VLOOKUP([.D360];[$datos.$H$2:.$K$30];3;0)" office:value-type="float" office:value="0">
            <text:p>#N/A</text:p>
          </table:table-cell>
          <table:table-cell table:style-name="ce453" table:formula="of:=VLOOKUP([.D36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60];[$datos.$W$2:.$Y$30];2;0)" office:value-type="float" office:value="0">
            <text:p>#N/A</text:p>
          </table:table-cell>
          <table:table-cell table:style-name="ce453" table:formula="of:=VLOOKUP([.L36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52</text:p>
          </table:table-cell>
          <table:table-cell table:style-name="ce452"/>
          <table:table-cell table:style-name="ce38" table:content-validation-name="val23"/>
          <table:table-cell table:style-name="ce453" table:formula="of:=VLOOKUP([.D361];[$datos.$H$2:.$K$30];2;0)" office:value-type="float" office:value="0">
            <text:p>#N/A</text:p>
          </table:table-cell>
          <table:table-cell table:style-name="ce453" table:formula="of:=VLOOKUP([.D361];[$datos.$H$2:.$K$30];3;0)" office:value-type="float" office:value="0">
            <text:p>#N/A</text:p>
          </table:table-cell>
          <table:table-cell table:style-name="ce453" table:formula="of:=VLOOKUP([.D36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61];[$datos.$W$2:.$Y$30];2;0)" office:value-type="float" office:value="0">
            <text:p>#N/A</text:p>
          </table:table-cell>
          <table:table-cell table:style-name="ce453" table:formula="of:=VLOOKUP([.L36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53</text:p>
          </table:table-cell>
          <table:table-cell table:style-name="ce452"/>
          <table:table-cell table:style-name="ce38" table:content-validation-name="val23"/>
          <table:table-cell table:style-name="ce453" table:formula="of:=VLOOKUP([.D362];[$datos.$H$2:.$K$30];2;0)" office:value-type="float" office:value="0">
            <text:p>#N/A</text:p>
          </table:table-cell>
          <table:table-cell table:style-name="ce453" table:formula="of:=VLOOKUP([.D362];[$datos.$H$2:.$K$30];3;0)" office:value-type="float" office:value="0">
            <text:p>#N/A</text:p>
          </table:table-cell>
          <table:table-cell table:style-name="ce453" table:formula="of:=VLOOKUP([.D36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62];[$datos.$W$2:.$Y$30];2;0)" office:value-type="float" office:value="0">
            <text:p>#N/A</text:p>
          </table:table-cell>
          <table:table-cell table:style-name="ce453" table:formula="of:=VLOOKUP([.L36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54</text:p>
          </table:table-cell>
          <table:table-cell table:style-name="ce452"/>
          <table:table-cell table:style-name="ce38" table:content-validation-name="val23"/>
          <table:table-cell table:style-name="ce453" table:formula="of:=VLOOKUP([.D363];[$datos.$H$2:.$K$30];2;0)" office:value-type="float" office:value="0">
            <text:p>#N/A</text:p>
          </table:table-cell>
          <table:table-cell table:style-name="ce453" table:formula="of:=VLOOKUP([.D363];[$datos.$H$2:.$K$30];3;0)" office:value-type="float" office:value="0">
            <text:p>#N/A</text:p>
          </table:table-cell>
          <table:table-cell table:style-name="ce453" table:formula="of:=VLOOKUP([.D36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63];[$datos.$W$2:.$Y$30];2;0)" office:value-type="float" office:value="0">
            <text:p>#N/A</text:p>
          </table:table-cell>
          <table:table-cell table:style-name="ce453" table:formula="of:=VLOOKUP([.L36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55</text:p>
          </table:table-cell>
          <table:table-cell table:style-name="ce452"/>
          <table:table-cell table:style-name="ce38" table:content-validation-name="val23"/>
          <table:table-cell table:style-name="ce453" table:formula="of:=VLOOKUP([.D364];[$datos.$H$2:.$K$30];2;0)" office:value-type="float" office:value="0">
            <text:p>#N/A</text:p>
          </table:table-cell>
          <table:table-cell table:style-name="ce453" table:formula="of:=VLOOKUP([.D364];[$datos.$H$2:.$K$30];3;0)" office:value-type="float" office:value="0">
            <text:p>#N/A</text:p>
          </table:table-cell>
          <table:table-cell table:style-name="ce453" table:formula="of:=VLOOKUP([.D36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64];[$datos.$W$2:.$Y$30];2;0)" office:value-type="float" office:value="0">
            <text:p>#N/A</text:p>
          </table:table-cell>
          <table:table-cell table:style-name="ce453" table:formula="of:=VLOOKUP([.L36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56</text:p>
          </table:table-cell>
          <table:table-cell table:style-name="ce452"/>
          <table:table-cell table:style-name="ce38" table:content-validation-name="val23"/>
          <table:table-cell table:style-name="ce453" table:formula="of:=VLOOKUP([.D365];[$datos.$H$2:.$K$30];2;0)" office:value-type="float" office:value="0">
            <text:p>#N/A</text:p>
          </table:table-cell>
          <table:table-cell table:style-name="ce453" table:formula="of:=VLOOKUP([.D365];[$datos.$H$2:.$K$30];3;0)" office:value-type="float" office:value="0">
            <text:p>#N/A</text:p>
          </table:table-cell>
          <table:table-cell table:style-name="ce453" table:formula="of:=VLOOKUP([.D36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65];[$datos.$W$2:.$Y$30];2;0)" office:value-type="float" office:value="0">
            <text:p>#N/A</text:p>
          </table:table-cell>
          <table:table-cell table:style-name="ce453" table:formula="of:=VLOOKUP([.L36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57</text:p>
          </table:table-cell>
          <table:table-cell table:style-name="ce452"/>
          <table:table-cell table:style-name="ce38" table:content-validation-name="val23"/>
          <table:table-cell table:style-name="ce453" table:formula="of:=VLOOKUP([.D366];[$datos.$H$2:.$K$30];2;0)" office:value-type="float" office:value="0">
            <text:p>#N/A</text:p>
          </table:table-cell>
          <table:table-cell table:style-name="ce453" table:formula="of:=VLOOKUP([.D366];[$datos.$H$2:.$K$30];3;0)" office:value-type="float" office:value="0">
            <text:p>#N/A</text:p>
          </table:table-cell>
          <table:table-cell table:style-name="ce453" table:formula="of:=VLOOKUP([.D36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66];[$datos.$W$2:.$Y$30];2;0)" office:value-type="float" office:value="0">
            <text:p>#N/A</text:p>
          </table:table-cell>
          <table:table-cell table:style-name="ce453" table:formula="of:=VLOOKUP([.L36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58</text:p>
          </table:table-cell>
          <table:table-cell table:style-name="ce452"/>
          <table:table-cell table:style-name="ce38" table:content-validation-name="val23"/>
          <table:table-cell table:style-name="ce453" table:formula="of:=VLOOKUP([.D367];[$datos.$H$2:.$K$30];2;0)" office:value-type="float" office:value="0">
            <text:p>#N/A</text:p>
          </table:table-cell>
          <table:table-cell table:style-name="ce453" table:formula="of:=VLOOKUP([.D367];[$datos.$H$2:.$K$30];3;0)" office:value-type="float" office:value="0">
            <text:p>#N/A</text:p>
          </table:table-cell>
          <table:table-cell table:style-name="ce453" table:formula="of:=VLOOKUP([.D36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67];[$datos.$W$2:.$Y$30];2;0)" office:value-type="float" office:value="0">
            <text:p>#N/A</text:p>
          </table:table-cell>
          <table:table-cell table:style-name="ce453" table:formula="of:=VLOOKUP([.L36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59</text:p>
          </table:table-cell>
          <table:table-cell table:style-name="ce452"/>
          <table:table-cell table:style-name="ce38" table:content-validation-name="val23"/>
          <table:table-cell table:style-name="ce453" table:formula="of:=VLOOKUP([.D368];[$datos.$H$2:.$K$30];2;0)" office:value-type="float" office:value="0">
            <text:p>#N/A</text:p>
          </table:table-cell>
          <table:table-cell table:style-name="ce453" table:formula="of:=VLOOKUP([.D368];[$datos.$H$2:.$K$30];3;0)" office:value-type="float" office:value="0">
            <text:p>#N/A</text:p>
          </table:table-cell>
          <table:table-cell table:style-name="ce453" table:formula="of:=VLOOKUP([.D36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68];[$datos.$W$2:.$Y$30];2;0)" office:value-type="float" office:value="0">
            <text:p>#N/A</text:p>
          </table:table-cell>
          <table:table-cell table:style-name="ce453" table:formula="of:=VLOOKUP([.L36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60</text:p>
          </table:table-cell>
          <table:table-cell table:style-name="ce452"/>
          <table:table-cell table:style-name="ce38" table:content-validation-name="val23"/>
          <table:table-cell table:style-name="ce453" table:formula="of:=VLOOKUP([.D369];[$datos.$H$2:.$K$30];2;0)" office:value-type="float" office:value="0">
            <text:p>#N/A</text:p>
          </table:table-cell>
          <table:table-cell table:style-name="ce453" table:formula="of:=VLOOKUP([.D369];[$datos.$H$2:.$K$30];3;0)" office:value-type="float" office:value="0">
            <text:p>#N/A</text:p>
          </table:table-cell>
          <table:table-cell table:style-name="ce453" table:formula="of:=VLOOKUP([.D36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69];[$datos.$W$2:.$Y$30];2;0)" office:value-type="float" office:value="0">
            <text:p>#N/A</text:p>
          </table:table-cell>
          <table:table-cell table:style-name="ce453" table:formula="of:=VLOOKUP([.L36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61</text:p>
          </table:table-cell>
          <table:table-cell table:style-name="ce452"/>
          <table:table-cell table:style-name="ce38" table:content-validation-name="val23"/>
          <table:table-cell table:style-name="ce453" table:formula="of:=VLOOKUP([.D370];[$datos.$H$2:.$K$30];2;0)" office:value-type="float" office:value="0">
            <text:p>#N/A</text:p>
          </table:table-cell>
          <table:table-cell table:style-name="ce453" table:formula="of:=VLOOKUP([.D370];[$datos.$H$2:.$K$30];3;0)" office:value-type="float" office:value="0">
            <text:p>#N/A</text:p>
          </table:table-cell>
          <table:table-cell table:style-name="ce453" table:formula="of:=VLOOKUP([.D37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70];[$datos.$W$2:.$Y$30];2;0)" office:value-type="float" office:value="0">
            <text:p>#N/A</text:p>
          </table:table-cell>
          <table:table-cell table:style-name="ce453" table:formula="of:=VLOOKUP([.L37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62</text:p>
          </table:table-cell>
          <table:table-cell table:style-name="ce452"/>
          <table:table-cell table:style-name="ce38" table:content-validation-name="val23"/>
          <table:table-cell table:style-name="ce453" table:formula="of:=VLOOKUP([.D371];[$datos.$H$2:.$K$30];2;0)" office:value-type="float" office:value="0">
            <text:p>#N/A</text:p>
          </table:table-cell>
          <table:table-cell table:style-name="ce453" table:formula="of:=VLOOKUP([.D371];[$datos.$H$2:.$K$30];3;0)" office:value-type="float" office:value="0">
            <text:p>#N/A</text:p>
          </table:table-cell>
          <table:table-cell table:style-name="ce453" table:formula="of:=VLOOKUP([.D37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71];[$datos.$W$2:.$Y$30];2;0)" office:value-type="float" office:value="0">
            <text:p>#N/A</text:p>
          </table:table-cell>
          <table:table-cell table:style-name="ce453" table:formula="of:=VLOOKUP([.L37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63</text:p>
          </table:table-cell>
          <table:table-cell table:style-name="ce452"/>
          <table:table-cell table:style-name="ce38" table:content-validation-name="val23"/>
          <table:table-cell table:style-name="ce453" table:formula="of:=VLOOKUP([.D372];[$datos.$H$2:.$K$30];2;0)" office:value-type="float" office:value="0">
            <text:p>#N/A</text:p>
          </table:table-cell>
          <table:table-cell table:style-name="ce453" table:formula="of:=VLOOKUP([.D372];[$datos.$H$2:.$K$30];3;0)" office:value-type="float" office:value="0">
            <text:p>#N/A</text:p>
          </table:table-cell>
          <table:table-cell table:style-name="ce453" table:formula="of:=VLOOKUP([.D37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72];[$datos.$W$2:.$Y$30];2;0)" office:value-type="float" office:value="0">
            <text:p>#N/A</text:p>
          </table:table-cell>
          <table:table-cell table:style-name="ce453" table:formula="of:=VLOOKUP([.L37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64</text:p>
          </table:table-cell>
          <table:table-cell table:style-name="ce452"/>
          <table:table-cell table:style-name="ce38" table:content-validation-name="val23"/>
          <table:table-cell table:style-name="ce453" table:formula="of:=VLOOKUP([.D373];[$datos.$H$2:.$K$30];2;0)" office:value-type="float" office:value="0">
            <text:p>#N/A</text:p>
          </table:table-cell>
          <table:table-cell table:style-name="ce453" table:formula="of:=VLOOKUP([.D373];[$datos.$H$2:.$K$30];3;0)" office:value-type="float" office:value="0">
            <text:p>#N/A</text:p>
          </table:table-cell>
          <table:table-cell table:style-name="ce453" table:formula="of:=VLOOKUP([.D37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73];[$datos.$W$2:.$Y$30];2;0)" office:value-type="float" office:value="0">
            <text:p>#N/A</text:p>
          </table:table-cell>
          <table:table-cell table:style-name="ce453" table:formula="of:=VLOOKUP([.L37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65</text:p>
          </table:table-cell>
          <table:table-cell table:style-name="ce452"/>
          <table:table-cell table:style-name="ce38" table:content-validation-name="val23"/>
          <table:table-cell table:style-name="ce453" table:formula="of:=VLOOKUP([.D374];[$datos.$H$2:.$K$30];2;0)" office:value-type="float" office:value="0">
            <text:p>#N/A</text:p>
          </table:table-cell>
          <table:table-cell table:style-name="ce453" table:formula="of:=VLOOKUP([.D374];[$datos.$H$2:.$K$30];3;0)" office:value-type="float" office:value="0">
            <text:p>#N/A</text:p>
          </table:table-cell>
          <table:table-cell table:style-name="ce453" table:formula="of:=VLOOKUP([.D37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74];[$datos.$W$2:.$Y$30];2;0)" office:value-type="float" office:value="0">
            <text:p>#N/A</text:p>
          </table:table-cell>
          <table:table-cell table:style-name="ce453" table:formula="of:=VLOOKUP([.L37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66</text:p>
          </table:table-cell>
          <table:table-cell table:style-name="ce452"/>
          <table:table-cell table:style-name="ce38" table:content-validation-name="val23"/>
          <table:table-cell table:style-name="ce453" table:formula="of:=VLOOKUP([.D375];[$datos.$H$2:.$K$30];2;0)" office:value-type="float" office:value="0">
            <text:p>#N/A</text:p>
          </table:table-cell>
          <table:table-cell table:style-name="ce453" table:formula="of:=VLOOKUP([.D375];[$datos.$H$2:.$K$30];3;0)" office:value-type="float" office:value="0">
            <text:p>#N/A</text:p>
          </table:table-cell>
          <table:table-cell table:style-name="ce453" table:formula="of:=VLOOKUP([.D37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75];[$datos.$W$2:.$Y$30];2;0)" office:value-type="float" office:value="0">
            <text:p>#N/A</text:p>
          </table:table-cell>
          <table:table-cell table:style-name="ce453" table:formula="of:=VLOOKUP([.L37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67</text:p>
          </table:table-cell>
          <table:table-cell table:style-name="ce452"/>
          <table:table-cell table:style-name="ce38" table:content-validation-name="val23"/>
          <table:table-cell table:style-name="ce453" table:formula="of:=VLOOKUP([.D376];[$datos.$H$2:.$K$30];2;0)" office:value-type="float" office:value="0">
            <text:p>#N/A</text:p>
          </table:table-cell>
          <table:table-cell table:style-name="ce453" table:formula="of:=VLOOKUP([.D376];[$datos.$H$2:.$K$30];3;0)" office:value-type="float" office:value="0">
            <text:p>#N/A</text:p>
          </table:table-cell>
          <table:table-cell table:style-name="ce453" table:formula="of:=VLOOKUP([.D37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76];[$datos.$W$2:.$Y$30];2;0)" office:value-type="float" office:value="0">
            <text:p>#N/A</text:p>
          </table:table-cell>
          <table:table-cell table:style-name="ce453" table:formula="of:=VLOOKUP([.L37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68</text:p>
          </table:table-cell>
          <table:table-cell table:style-name="ce452"/>
          <table:table-cell table:style-name="ce38" table:content-validation-name="val23"/>
          <table:table-cell table:style-name="ce453" table:formula="of:=VLOOKUP([.D377];[$datos.$H$2:.$K$30];2;0)" office:value-type="float" office:value="0">
            <text:p>#N/A</text:p>
          </table:table-cell>
          <table:table-cell table:style-name="ce453" table:formula="of:=VLOOKUP([.D377];[$datos.$H$2:.$K$30];3;0)" office:value-type="float" office:value="0">
            <text:p>#N/A</text:p>
          </table:table-cell>
          <table:table-cell table:style-name="ce453" table:formula="of:=VLOOKUP([.D37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77];[$datos.$W$2:.$Y$30];2;0)" office:value-type="float" office:value="0">
            <text:p>#N/A</text:p>
          </table:table-cell>
          <table:table-cell table:style-name="ce453" table:formula="of:=VLOOKUP([.L37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69</text:p>
          </table:table-cell>
          <table:table-cell table:style-name="ce452"/>
          <table:table-cell table:style-name="ce38" table:content-validation-name="val23"/>
          <table:table-cell table:style-name="ce453" table:formula="of:=VLOOKUP([.D378];[$datos.$H$2:.$K$30];2;0)" office:value-type="float" office:value="0">
            <text:p>#N/A</text:p>
          </table:table-cell>
          <table:table-cell table:style-name="ce453" table:formula="of:=VLOOKUP([.D378];[$datos.$H$2:.$K$30];3;0)" office:value-type="float" office:value="0">
            <text:p>#N/A</text:p>
          </table:table-cell>
          <table:table-cell table:style-name="ce453" table:formula="of:=VLOOKUP([.D37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78];[$datos.$W$2:.$Y$30];2;0)" office:value-type="float" office:value="0">
            <text:p>#N/A</text:p>
          </table:table-cell>
          <table:table-cell table:style-name="ce453" table:formula="of:=VLOOKUP([.L37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70</text:p>
          </table:table-cell>
          <table:table-cell table:style-name="ce452"/>
          <table:table-cell table:style-name="ce38" table:content-validation-name="val23"/>
          <table:table-cell table:style-name="ce453" table:formula="of:=VLOOKUP([.D379];[$datos.$H$2:.$K$30];2;0)" office:value-type="float" office:value="0">
            <text:p>#N/A</text:p>
          </table:table-cell>
          <table:table-cell table:style-name="ce453" table:formula="of:=VLOOKUP([.D379];[$datos.$H$2:.$K$30];3;0)" office:value-type="float" office:value="0">
            <text:p>#N/A</text:p>
          </table:table-cell>
          <table:table-cell table:style-name="ce453" table:formula="of:=VLOOKUP([.D37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79];[$datos.$W$2:.$Y$30];2;0)" office:value-type="float" office:value="0">
            <text:p>#N/A</text:p>
          </table:table-cell>
          <table:table-cell table:style-name="ce453" table:formula="of:=VLOOKUP([.L37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71</text:p>
          </table:table-cell>
          <table:table-cell table:style-name="ce452"/>
          <table:table-cell table:style-name="ce38" table:content-validation-name="val23"/>
          <table:table-cell table:style-name="ce453" table:formula="of:=VLOOKUP([.D380];[$datos.$H$2:.$K$30];2;0)" office:value-type="float" office:value="0">
            <text:p>#N/A</text:p>
          </table:table-cell>
          <table:table-cell table:style-name="ce453" table:formula="of:=VLOOKUP([.D380];[$datos.$H$2:.$K$30];3;0)" office:value-type="float" office:value="0">
            <text:p>#N/A</text:p>
          </table:table-cell>
          <table:table-cell table:style-name="ce453" table:formula="of:=VLOOKUP([.D38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80];[$datos.$W$2:.$Y$30];2;0)" office:value-type="float" office:value="0">
            <text:p>#N/A</text:p>
          </table:table-cell>
          <table:table-cell table:style-name="ce453" table:formula="of:=VLOOKUP([.L38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72</text:p>
          </table:table-cell>
          <table:table-cell table:style-name="ce452"/>
          <table:table-cell table:style-name="ce38" table:content-validation-name="val23"/>
          <table:table-cell table:style-name="ce453" table:formula="of:=VLOOKUP([.D381];[$datos.$H$2:.$K$30];2;0)" office:value-type="float" office:value="0">
            <text:p>#N/A</text:p>
          </table:table-cell>
          <table:table-cell table:style-name="ce453" table:formula="of:=VLOOKUP([.D381];[$datos.$H$2:.$K$30];3;0)" office:value-type="float" office:value="0">
            <text:p>#N/A</text:p>
          </table:table-cell>
          <table:table-cell table:style-name="ce453" table:formula="of:=VLOOKUP([.D38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81];[$datos.$W$2:.$Y$30];2;0)" office:value-type="float" office:value="0">
            <text:p>#N/A</text:p>
          </table:table-cell>
          <table:table-cell table:style-name="ce453" table:formula="of:=VLOOKUP([.L38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73</text:p>
          </table:table-cell>
          <table:table-cell table:style-name="ce452"/>
          <table:table-cell table:style-name="ce38" table:content-validation-name="val23"/>
          <table:table-cell table:style-name="ce453" table:formula="of:=VLOOKUP([.D382];[$datos.$H$2:.$K$30];2;0)" office:value-type="float" office:value="0">
            <text:p>#N/A</text:p>
          </table:table-cell>
          <table:table-cell table:style-name="ce453" table:formula="of:=VLOOKUP([.D382];[$datos.$H$2:.$K$30];3;0)" office:value-type="float" office:value="0">
            <text:p>#N/A</text:p>
          </table:table-cell>
          <table:table-cell table:style-name="ce453" table:formula="of:=VLOOKUP([.D38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82];[$datos.$W$2:.$Y$30];2;0)" office:value-type="float" office:value="0">
            <text:p>#N/A</text:p>
          </table:table-cell>
          <table:table-cell table:style-name="ce453" table:formula="of:=VLOOKUP([.L38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74</text:p>
          </table:table-cell>
          <table:table-cell table:style-name="ce452"/>
          <table:table-cell table:style-name="ce38" table:content-validation-name="val23"/>
          <table:table-cell table:style-name="ce453" table:formula="of:=VLOOKUP([.D383];[$datos.$H$2:.$K$30];2;0)" office:value-type="float" office:value="0">
            <text:p>#N/A</text:p>
          </table:table-cell>
          <table:table-cell table:style-name="ce453" table:formula="of:=VLOOKUP([.D383];[$datos.$H$2:.$K$30];3;0)" office:value-type="float" office:value="0">
            <text:p>#N/A</text:p>
          </table:table-cell>
          <table:table-cell table:style-name="ce453" table:formula="of:=VLOOKUP([.D38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83];[$datos.$W$2:.$Y$30];2;0)" office:value-type="float" office:value="0">
            <text:p>#N/A</text:p>
          </table:table-cell>
          <table:table-cell table:style-name="ce453" table:formula="of:=VLOOKUP([.L38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75</text:p>
          </table:table-cell>
          <table:table-cell table:style-name="ce452"/>
          <table:table-cell table:style-name="ce38" table:content-validation-name="val23"/>
          <table:table-cell table:style-name="ce453" table:formula="of:=VLOOKUP([.D384];[$datos.$H$2:.$K$30];2;0)" office:value-type="float" office:value="0">
            <text:p>#N/A</text:p>
          </table:table-cell>
          <table:table-cell table:style-name="ce453" table:formula="of:=VLOOKUP([.D384];[$datos.$H$2:.$K$30];3;0)" office:value-type="float" office:value="0">
            <text:p>#N/A</text:p>
          </table:table-cell>
          <table:table-cell table:style-name="ce453" table:formula="of:=VLOOKUP([.D38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84];[$datos.$W$2:.$Y$30];2;0)" office:value-type="float" office:value="0">
            <text:p>#N/A</text:p>
          </table:table-cell>
          <table:table-cell table:style-name="ce453" table:formula="of:=VLOOKUP([.L38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76</text:p>
          </table:table-cell>
          <table:table-cell table:style-name="ce452"/>
          <table:table-cell table:style-name="ce38" table:content-validation-name="val23"/>
          <table:table-cell table:style-name="ce453" table:formula="of:=VLOOKUP([.D385];[$datos.$H$2:.$K$30];2;0)" office:value-type="float" office:value="0">
            <text:p>#N/A</text:p>
          </table:table-cell>
          <table:table-cell table:style-name="ce453" table:formula="of:=VLOOKUP([.D385];[$datos.$H$2:.$K$30];3;0)" office:value-type="float" office:value="0">
            <text:p>#N/A</text:p>
          </table:table-cell>
          <table:table-cell table:style-name="ce453" table:formula="of:=VLOOKUP([.D38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85];[$datos.$W$2:.$Y$30];2;0)" office:value-type="float" office:value="0">
            <text:p>#N/A</text:p>
          </table:table-cell>
          <table:table-cell table:style-name="ce453" table:formula="of:=VLOOKUP([.L38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77</text:p>
          </table:table-cell>
          <table:table-cell table:style-name="ce452"/>
          <table:table-cell table:style-name="ce38" table:content-validation-name="val23"/>
          <table:table-cell table:style-name="ce453" table:formula="of:=VLOOKUP([.D386];[$datos.$H$2:.$K$30];2;0)" office:value-type="float" office:value="0">
            <text:p>#N/A</text:p>
          </table:table-cell>
          <table:table-cell table:style-name="ce453" table:formula="of:=VLOOKUP([.D386];[$datos.$H$2:.$K$30];3;0)" office:value-type="float" office:value="0">
            <text:p>#N/A</text:p>
          </table:table-cell>
          <table:table-cell table:style-name="ce453" table:formula="of:=VLOOKUP([.D38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86];[$datos.$W$2:.$Y$30];2;0)" office:value-type="float" office:value="0">
            <text:p>#N/A</text:p>
          </table:table-cell>
          <table:table-cell table:style-name="ce453" table:formula="of:=VLOOKUP([.L38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78</text:p>
          </table:table-cell>
          <table:table-cell table:style-name="ce452"/>
          <table:table-cell table:style-name="ce38" table:content-validation-name="val23"/>
          <table:table-cell table:style-name="ce453" table:formula="of:=VLOOKUP([.D387];[$datos.$H$2:.$K$30];2;0)" office:value-type="float" office:value="0">
            <text:p>#N/A</text:p>
          </table:table-cell>
          <table:table-cell table:style-name="ce453" table:formula="of:=VLOOKUP([.D387];[$datos.$H$2:.$K$30];3;0)" office:value-type="float" office:value="0">
            <text:p>#N/A</text:p>
          </table:table-cell>
          <table:table-cell table:style-name="ce453" table:formula="of:=VLOOKUP([.D38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87];[$datos.$W$2:.$Y$30];2;0)" office:value-type="float" office:value="0">
            <text:p>#N/A</text:p>
          </table:table-cell>
          <table:table-cell table:style-name="ce453" table:formula="of:=VLOOKUP([.L38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79</text:p>
          </table:table-cell>
          <table:table-cell table:style-name="ce452"/>
          <table:table-cell table:style-name="ce38" table:content-validation-name="val23"/>
          <table:table-cell table:style-name="ce453" table:formula="of:=VLOOKUP([.D388];[$datos.$H$2:.$K$30];2;0)" office:value-type="float" office:value="0">
            <text:p>#N/A</text:p>
          </table:table-cell>
          <table:table-cell table:style-name="ce453" table:formula="of:=VLOOKUP([.D388];[$datos.$H$2:.$K$30];3;0)" office:value-type="float" office:value="0">
            <text:p>#N/A</text:p>
          </table:table-cell>
          <table:table-cell table:style-name="ce453" table:formula="of:=VLOOKUP([.D38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88];[$datos.$W$2:.$Y$30];2;0)" office:value-type="float" office:value="0">
            <text:p>#N/A</text:p>
          </table:table-cell>
          <table:table-cell table:style-name="ce453" table:formula="of:=VLOOKUP([.L38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80</text:p>
          </table:table-cell>
          <table:table-cell table:style-name="ce452"/>
          <table:table-cell table:style-name="ce38" table:content-validation-name="val23"/>
          <table:table-cell table:style-name="ce453" table:formula="of:=VLOOKUP([.D389];[$datos.$H$2:.$K$30];2;0)" office:value-type="float" office:value="0">
            <text:p>#N/A</text:p>
          </table:table-cell>
          <table:table-cell table:style-name="ce453" table:formula="of:=VLOOKUP([.D389];[$datos.$H$2:.$K$30];3;0)" office:value-type="float" office:value="0">
            <text:p>#N/A</text:p>
          </table:table-cell>
          <table:table-cell table:style-name="ce453" table:formula="of:=VLOOKUP([.D38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89];[$datos.$W$2:.$Y$30];2;0)" office:value-type="float" office:value="0">
            <text:p>#N/A</text:p>
          </table:table-cell>
          <table:table-cell table:style-name="ce453" table:formula="of:=VLOOKUP([.L38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81</text:p>
          </table:table-cell>
          <table:table-cell table:style-name="ce452"/>
          <table:table-cell table:style-name="ce38" table:content-validation-name="val23"/>
          <table:table-cell table:style-name="ce453" table:formula="of:=VLOOKUP([.D390];[$datos.$H$2:.$K$30];2;0)" office:value-type="float" office:value="0">
            <text:p>#N/A</text:p>
          </table:table-cell>
          <table:table-cell table:style-name="ce453" table:formula="of:=VLOOKUP([.D390];[$datos.$H$2:.$K$30];3;0)" office:value-type="float" office:value="0">
            <text:p>#N/A</text:p>
          </table:table-cell>
          <table:table-cell table:style-name="ce453" table:formula="of:=VLOOKUP([.D39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90];[$datos.$W$2:.$Y$30];2;0)" office:value-type="float" office:value="0">
            <text:p>#N/A</text:p>
          </table:table-cell>
          <table:table-cell table:style-name="ce453" table:formula="of:=VLOOKUP([.L39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82</text:p>
          </table:table-cell>
          <table:table-cell table:style-name="ce452"/>
          <table:table-cell table:style-name="ce38" table:content-validation-name="val23"/>
          <table:table-cell table:style-name="ce453" table:formula="of:=VLOOKUP([.D391];[$datos.$H$2:.$K$30];2;0)" office:value-type="float" office:value="0">
            <text:p>#N/A</text:p>
          </table:table-cell>
          <table:table-cell table:style-name="ce453" table:formula="of:=VLOOKUP([.D391];[$datos.$H$2:.$K$30];3;0)" office:value-type="float" office:value="0">
            <text:p>#N/A</text:p>
          </table:table-cell>
          <table:table-cell table:style-name="ce453" table:formula="of:=VLOOKUP([.D39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91];[$datos.$W$2:.$Y$30];2;0)" office:value-type="float" office:value="0">
            <text:p>#N/A</text:p>
          </table:table-cell>
          <table:table-cell table:style-name="ce453" table:formula="of:=VLOOKUP([.L39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83</text:p>
          </table:table-cell>
          <table:table-cell table:style-name="ce452"/>
          <table:table-cell table:style-name="ce38" table:content-validation-name="val23"/>
          <table:table-cell table:style-name="ce453" table:formula="of:=VLOOKUP([.D392];[$datos.$H$2:.$K$30];2;0)" office:value-type="float" office:value="0">
            <text:p>#N/A</text:p>
          </table:table-cell>
          <table:table-cell table:style-name="ce453" table:formula="of:=VLOOKUP([.D392];[$datos.$H$2:.$K$30];3;0)" office:value-type="float" office:value="0">
            <text:p>#N/A</text:p>
          </table:table-cell>
          <table:table-cell table:style-name="ce453" table:formula="of:=VLOOKUP([.D39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92];[$datos.$W$2:.$Y$30];2;0)" office:value-type="float" office:value="0">
            <text:p>#N/A</text:p>
          </table:table-cell>
          <table:table-cell table:style-name="ce453" table:formula="of:=VLOOKUP([.L39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84</text:p>
          </table:table-cell>
          <table:table-cell table:style-name="ce452"/>
          <table:table-cell table:style-name="ce38" table:content-validation-name="val23"/>
          <table:table-cell table:style-name="ce453" table:formula="of:=VLOOKUP([.D393];[$datos.$H$2:.$K$30];2;0)" office:value-type="float" office:value="0">
            <text:p>#N/A</text:p>
          </table:table-cell>
          <table:table-cell table:style-name="ce453" table:formula="of:=VLOOKUP([.D393];[$datos.$H$2:.$K$30];3;0)" office:value-type="float" office:value="0">
            <text:p>#N/A</text:p>
          </table:table-cell>
          <table:table-cell table:style-name="ce453" table:formula="of:=VLOOKUP([.D39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93];[$datos.$W$2:.$Y$30];2;0)" office:value-type="float" office:value="0">
            <text:p>#N/A</text:p>
          </table:table-cell>
          <table:table-cell table:style-name="ce453" table:formula="of:=VLOOKUP([.L39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85</text:p>
          </table:table-cell>
          <table:table-cell table:style-name="ce452"/>
          <table:table-cell table:style-name="ce38" table:content-validation-name="val23"/>
          <table:table-cell table:style-name="ce453" table:formula="of:=VLOOKUP([.D394];[$datos.$H$2:.$K$30];2;0)" office:value-type="float" office:value="0">
            <text:p>#N/A</text:p>
          </table:table-cell>
          <table:table-cell table:style-name="ce453" table:formula="of:=VLOOKUP([.D394];[$datos.$H$2:.$K$30];3;0)" office:value-type="float" office:value="0">
            <text:p>#N/A</text:p>
          </table:table-cell>
          <table:table-cell table:style-name="ce453" table:formula="of:=VLOOKUP([.D39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94];[$datos.$W$2:.$Y$30];2;0)" office:value-type="float" office:value="0">
            <text:p>#N/A</text:p>
          </table:table-cell>
          <table:table-cell table:style-name="ce453" table:formula="of:=VLOOKUP([.L39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86</text:p>
          </table:table-cell>
          <table:table-cell table:style-name="ce452"/>
          <table:table-cell table:style-name="ce38" table:content-validation-name="val23"/>
          <table:table-cell table:style-name="ce453" table:formula="of:=VLOOKUP([.D395];[$datos.$H$2:.$K$30];2;0)" office:value-type="float" office:value="0">
            <text:p>#N/A</text:p>
          </table:table-cell>
          <table:table-cell table:style-name="ce453" table:formula="of:=VLOOKUP([.D395];[$datos.$H$2:.$K$30];3;0)" office:value-type="float" office:value="0">
            <text:p>#N/A</text:p>
          </table:table-cell>
          <table:table-cell table:style-name="ce453" table:formula="of:=VLOOKUP([.D39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95];[$datos.$W$2:.$Y$30];2;0)" office:value-type="float" office:value="0">
            <text:p>#N/A</text:p>
          </table:table-cell>
          <table:table-cell table:style-name="ce453" table:formula="of:=VLOOKUP([.L39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87</text:p>
          </table:table-cell>
          <table:table-cell table:style-name="ce452"/>
          <table:table-cell table:style-name="ce38" table:content-validation-name="val23"/>
          <table:table-cell table:style-name="ce453" table:formula="of:=VLOOKUP([.D396];[$datos.$H$2:.$K$30];2;0)" office:value-type="float" office:value="0">
            <text:p>#N/A</text:p>
          </table:table-cell>
          <table:table-cell table:style-name="ce453" table:formula="of:=VLOOKUP([.D396];[$datos.$H$2:.$K$30];3;0)" office:value-type="float" office:value="0">
            <text:p>#N/A</text:p>
          </table:table-cell>
          <table:table-cell table:style-name="ce453" table:formula="of:=VLOOKUP([.D396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96];[$datos.$W$2:.$Y$30];2;0)" office:value-type="float" office:value="0">
            <text:p>#N/A</text:p>
          </table:table-cell>
          <table:table-cell table:style-name="ce453" table:formula="of:=VLOOKUP([.L396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88</text:p>
          </table:table-cell>
          <table:table-cell table:style-name="ce452"/>
          <table:table-cell table:style-name="ce38" table:content-validation-name="val23"/>
          <table:table-cell table:style-name="ce453" table:formula="of:=VLOOKUP([.D397];[$datos.$H$2:.$K$30];2;0)" office:value-type="float" office:value="0">
            <text:p>#N/A</text:p>
          </table:table-cell>
          <table:table-cell table:style-name="ce453" table:formula="of:=VLOOKUP([.D397];[$datos.$H$2:.$K$30];3;0)" office:value-type="float" office:value="0">
            <text:p>#N/A</text:p>
          </table:table-cell>
          <table:table-cell table:style-name="ce453" table:formula="of:=VLOOKUP([.D397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97];[$datos.$W$2:.$Y$30];2;0)" office:value-type="float" office:value="0">
            <text:p>#N/A</text:p>
          </table:table-cell>
          <table:table-cell table:style-name="ce453" table:formula="of:=VLOOKUP([.L397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89</text:p>
          </table:table-cell>
          <table:table-cell table:style-name="ce452"/>
          <table:table-cell table:style-name="ce38" table:content-validation-name="val23"/>
          <table:table-cell table:style-name="ce453" table:formula="of:=VLOOKUP([.D398];[$datos.$H$2:.$K$30];2;0)" office:value-type="float" office:value="0">
            <text:p>#N/A</text:p>
          </table:table-cell>
          <table:table-cell table:style-name="ce453" table:formula="of:=VLOOKUP([.D398];[$datos.$H$2:.$K$30];3;0)" office:value-type="float" office:value="0">
            <text:p>#N/A</text:p>
          </table:table-cell>
          <table:table-cell table:style-name="ce453" table:formula="of:=VLOOKUP([.D398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98];[$datos.$W$2:.$Y$30];2;0)" office:value-type="float" office:value="0">
            <text:p>#N/A</text:p>
          </table:table-cell>
          <table:table-cell table:style-name="ce453" table:formula="of:=VLOOKUP([.L398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90</text:p>
          </table:table-cell>
          <table:table-cell table:style-name="ce452"/>
          <table:table-cell table:style-name="ce38" table:content-validation-name="val23"/>
          <table:table-cell table:style-name="ce453" table:formula="of:=VLOOKUP([.D399];[$datos.$H$2:.$K$30];2;0)" office:value-type="float" office:value="0">
            <text:p>#N/A</text:p>
          </table:table-cell>
          <table:table-cell table:style-name="ce453" table:formula="of:=VLOOKUP([.D399];[$datos.$H$2:.$K$30];3;0)" office:value-type="float" office:value="0">
            <text:p>#N/A</text:p>
          </table:table-cell>
          <table:table-cell table:style-name="ce453" table:formula="of:=VLOOKUP([.D399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399];[$datos.$W$2:.$Y$30];2;0)" office:value-type="float" office:value="0">
            <text:p>#N/A</text:p>
          </table:table-cell>
          <table:table-cell table:style-name="ce453" table:formula="of:=VLOOKUP([.L399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91</text:p>
          </table:table-cell>
          <table:table-cell table:style-name="ce452"/>
          <table:table-cell table:style-name="ce38" table:content-validation-name="val23"/>
          <table:table-cell table:style-name="ce453" table:formula="of:=VLOOKUP([.D400];[$datos.$H$2:.$K$30];2;0)" office:value-type="float" office:value="0">
            <text:p>#N/A</text:p>
          </table:table-cell>
          <table:table-cell table:style-name="ce453" table:formula="of:=VLOOKUP([.D400];[$datos.$H$2:.$K$30];3;0)" office:value-type="float" office:value="0">
            <text:p>#N/A</text:p>
          </table:table-cell>
          <table:table-cell table:style-name="ce453" table:formula="of:=VLOOKUP([.D400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00];[$datos.$W$2:.$Y$30];2;0)" office:value-type="float" office:value="0">
            <text:p>#N/A</text:p>
          </table:table-cell>
          <table:table-cell table:style-name="ce453" table:formula="of:=VLOOKUP([.L400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92</text:p>
          </table:table-cell>
          <table:table-cell table:style-name="ce452"/>
          <table:table-cell table:style-name="ce38" table:content-validation-name="val23"/>
          <table:table-cell table:style-name="ce453" table:formula="of:=VLOOKUP([.D401];[$datos.$H$2:.$K$30];2;0)" office:value-type="float" office:value="0">
            <text:p>#N/A</text:p>
          </table:table-cell>
          <table:table-cell table:style-name="ce453" table:formula="of:=VLOOKUP([.D401];[$datos.$H$2:.$K$30];3;0)" office:value-type="float" office:value="0">
            <text:p>#N/A</text:p>
          </table:table-cell>
          <table:table-cell table:style-name="ce453" table:formula="of:=VLOOKUP([.D401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01];[$datos.$W$2:.$Y$30];2;0)" office:value-type="float" office:value="0">
            <text:p>#N/A</text:p>
          </table:table-cell>
          <table:table-cell table:style-name="ce453" table:formula="of:=VLOOKUP([.L401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93</text:p>
          </table:table-cell>
          <table:table-cell table:style-name="ce452"/>
          <table:table-cell table:style-name="ce38" table:content-validation-name="val23"/>
          <table:table-cell table:style-name="ce453" table:formula="of:=VLOOKUP([.D402];[$datos.$H$2:.$K$30];2;0)" office:value-type="float" office:value="0">
            <text:p>#N/A</text:p>
          </table:table-cell>
          <table:table-cell table:style-name="ce453" table:formula="of:=VLOOKUP([.D402];[$datos.$H$2:.$K$30];3;0)" office:value-type="float" office:value="0">
            <text:p>#N/A</text:p>
          </table:table-cell>
          <table:table-cell table:style-name="ce453" table:formula="of:=VLOOKUP([.D402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02];[$datos.$W$2:.$Y$30];2;0)" office:value-type="float" office:value="0">
            <text:p>#N/A</text:p>
          </table:table-cell>
          <table:table-cell table:style-name="ce453" table:formula="of:=VLOOKUP([.L402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94</text:p>
          </table:table-cell>
          <table:table-cell table:style-name="ce452"/>
          <table:table-cell table:style-name="ce38" table:content-validation-name="val23"/>
          <table:table-cell table:style-name="ce453" table:formula="of:=VLOOKUP([.D403];[$datos.$H$2:.$K$30];2;0)" office:value-type="float" office:value="0">
            <text:p>#N/A</text:p>
          </table:table-cell>
          <table:table-cell table:style-name="ce453" table:formula="of:=VLOOKUP([.D403];[$datos.$H$2:.$K$30];3;0)" office:value-type="float" office:value="0">
            <text:p>#N/A</text:p>
          </table:table-cell>
          <table:table-cell table:style-name="ce453" table:formula="of:=VLOOKUP([.D403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03];[$datos.$W$2:.$Y$30];2;0)" office:value-type="float" office:value="0">
            <text:p>#N/A</text:p>
          </table:table-cell>
          <table:table-cell table:style-name="ce453" table:formula="of:=VLOOKUP([.L403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95</text:p>
          </table:table-cell>
          <table:table-cell table:style-name="ce452"/>
          <table:table-cell table:style-name="ce38" table:content-validation-name="val23"/>
          <table:table-cell table:style-name="ce453" table:formula="of:=VLOOKUP([.D404];[$datos.$H$2:.$K$30];2;0)" office:value-type="float" office:value="0">
            <text:p>#N/A</text:p>
          </table:table-cell>
          <table:table-cell table:style-name="ce453" table:formula="of:=VLOOKUP([.D404];[$datos.$H$2:.$K$30];3;0)" office:value-type="float" office:value="0">
            <text:p>#N/A</text:p>
          </table:table-cell>
          <table:table-cell table:style-name="ce453" table:formula="of:=VLOOKUP([.D404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04];[$datos.$W$2:.$Y$30];2;0)" office:value-type="float" office:value="0">
            <text:p>#N/A</text:p>
          </table:table-cell>
          <table:table-cell table:style-name="ce453" table:formula="of:=VLOOKUP([.L404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6">
          <table:table-cell/>
          <table:table-cell table:style-name="ce8" office:value-type="string">
            <text:p>WL_396</text:p>
          </table:table-cell>
          <table:table-cell table:style-name="ce452"/>
          <table:table-cell table:style-name="ce38" table:content-validation-name="val23"/>
          <table:table-cell table:style-name="ce453" table:formula="of:=VLOOKUP([.D405];[$datos.$H$2:.$K$30];2;0)" office:value-type="float" office:value="0">
            <text:p>#N/A</text:p>
          </table:table-cell>
          <table:table-cell table:style-name="ce453" table:formula="of:=VLOOKUP([.D405];[$datos.$H$2:.$K$30];3;0)" office:value-type="float" office:value="0">
            <text:p>#N/A</text:p>
          </table:table-cell>
          <table:table-cell table:style-name="ce453" table:formula="of:=VLOOKUP([.D405];[$datos.$H$2:.$K$30];4;0)" office:value-type="float" office:value="0">
            <text:p>#N/A</text:p>
          </table:table-cell>
          <table:table-cell table:style-name="ce44" table:content-validation-name="val4"/>
          <table:table-cell table:style-name="ce452" table:number-columns-repeated="2"/>
          <table:table-cell table:style-name="ce38" table:content-validation-name="val17"/>
          <table:table-cell table:style-name="ce38" table:content-validation-name="val24"/>
          <table:table-cell table:style-name="ce453" table:formula="of:=VLOOKUP([.L405];[$datos.$W$2:.$Y$30];2;0)" office:value-type="float" office:value="0">
            <text:p>#N/A</text:p>
          </table:table-cell>
          <table:table-cell table:style-name="ce453" table:formula="of:=VLOOKUP([.L405];[$datos.$W$2:.$Y$30];3;0)" office:value-type="float" office:value="0">
            <text:p>#N/A</text:p>
          </table:table-cell>
          <table:table-cell table:style-name="ce457" table:content-validation-name="val21"/>
          <table:table-cell table:style-name="ce457" table:content-validation-name="val14"/>
          <table:table-cell table:style-name="ce457"/>
          <table:table-cell table:style-name="ce458"/>
          <table:table-cell table:style-name="ce452" table:number-columns-repeated="2"/>
          <table:table-cell table:number-columns-repeated="1004"/>
        </table:table-row>
        <table:table-row table:style-name="ro24" table:number-rows-repeated="402">
          <table:table-cell table:number-columns-repeated="7"/>
          <table:table-cell table:content-validation-name="val12"/>
          <table:table-cell table:number-columns-repeated="2"/>
          <table:table-cell table:style-name="ce9"/>
          <table:table-cell table:number-columns-repeated="1013"/>
        </table:table-row>
        <table:table-row table:style-name="ro24" table:number-rows-repeated="1047768">
          <table:table-cell table:number-columns-repeated="7"/>
          <table:table-cell table:content-validation-name="val4"/>
          <table:table-cell table:number-columns-repeated="2"/>
          <table:table-cell table:content-validation-name="val6"/>
          <table:table-cell table:content-validation-name="val12"/>
          <table:table-cell table:number-columns-repeated="1012"/>
        </table:table-row>
        <table:table-row table:style-name="ro24">
          <table:table-cell table:number-columns-repeated="7"/>
          <table:table-cell table:content-validation-name="val4"/>
          <table:table-cell table:number-columns-repeated="2"/>
          <table:table-cell table:content-validation-name="val6"/>
          <table:table-cell table:content-validation-name="val12"/>
          <table:table-cell table:number-columns-repeated="1012"/>
        </table:table-row>
      </table:table>
      <table:table table:name="Otros productos Oracle" table:style-name="ta3">
        <office:forms form:automatic-focus="false" form:apply-design-mode="false"/>
        <table:table-column table:style-name="co59" table:default-cell-style-name="ce1"/>
        <table:table-column table:style-name="co60" table:visibility="collapse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3" table:default-cell-style-name="ce471"/>
        <table:table-column table:style-name="co63" table:number-columns-repeated="1018" table:default-cell-style-name="ce1"/>
        <table:table-row table:style-name="ro25">
          <table:table-cell table:number-columns-repeated="1024"/>
        </table:table-row>
        <table:table-row table:style-name="ro26">
          <table:table-cell table:number-columns-repeated="2"/>
          <table:table-cell table:style-name="ce465" office:value-type="string" table:number-columns-spanned="2" table:number-rows-spanned="1">
            <text:p>¿Emplea su organización otros productos licenciados de la compañía Oracle?</text:p>
          </table:table-cell>
          <table:covered-table-cell table:style-name="Default"/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style-name="ce2" table:number-columns-repeated="5"/>
          <table:table-cell table:style-name="ce472"/>
          <table:table-cell table:style-name="ce2" table:number-columns-repeated="1018"/>
        </table:table-row>
        <table:table-row table:style-name="ro27">
          <table:table-cell table:style-name="ce2" table:number-columns-repeated="2"/>
          <table:table-cell table:style-name="ce4" office:value-type="string" table:number-columns-spanned="2" table:number-rows-spanned="1">
            <text:p>Si su respuesta a la anterior respuesta fue SI, por favor conteste a continuación</text:p>
          </table:table-cell>
          <table:covered-table-cell table:style-name="ce2"/>
          <table:table-cell table:style-name="ce2"/>
          <table:table-cell table:style-name="ce472"/>
          <table:table-cell table:style-name="ce2" table:number-columns-repeated="1018"/>
        </table:table-row>
        <table:table-row table:style-name="ro25">
          <table:table-cell table:style-name="ce2" table:number-columns-repeated="5"/>
          <table:table-cell table:style-name="ce472"/>
          <table:table-cell table:style-name="ce2" table:number-columns-repeated="1018"/>
        </table:table-row>
        <table:table-row table:style-name="ro25">
          <table:table-cell/>
          <table:table-cell table:style-name="ce464"/>
          <table:table-cell table:style-name="ce465" office:value-type="string" table:number-columns-spanned="1" table:number-rows-spanned="8">
            <text:p>ORACLE MANAGEMENT PACKS</text:p>
          </table:table-cell>
          <table:table-cell table:style-name="ce465" office:value-type="string">
            <text:p>Oracle Tuning Pack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/>
          <table:table-cell table:style-name="ce464"/>
          <table:covered-table-cell table:style-name="ce465"/>
          <table:table-cell table:style-name="ce465" office:value-type="string">
            <text:p>Oracle Diagnostics Pack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/>
          <table:table-cell table:style-name="ce464"/>
          <table:covered-table-cell table:style-name="Default"/>
          <table:table-cell table:style-name="ce465" office:value-type="string">
            <text:p>Change Management Pack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ce465"/>
          <table:table-cell table:style-name="ce465" office:value-type="string">
            <text:p>Oracle Lifecycle Management Pack for Oracle Database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Oracle Cloud Management Pack for Oracle Database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Oracle Cloud Management Pack for Middleware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Oracle Management Pack for Weblogic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Oracle SOA Management Pack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7">
          <table:table-cell table:style-name="Default" table:number-columns-repeated="5"/>
          <table:table-cell table:style-name="ce473"/>
          <table:table-cell table:style-name="Default" table:number-columns-repeated="1018"/>
        </table:table-row>
        <table:table-row table:style-name="ro25">
          <table:table-cell/>
          <table:table-cell table:style-name="ce464"/>
          <table:table-cell table:style-name="ce465" office:value-type="string" table:number-columns-spanned="1" table:number-rows-spanned="6">
            <text:p>HERRAMIENTAS DE DESARROLLO</text:p>
          </table:table-cell>
          <table:table-cell table:style-name="ce465" office:value-type="string">
            <text:p>Designer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/>
          <table:table-cell table:style-name="ce464"/>
          <table:covered-table-cell table:style-name="ce465"/>
          <table:table-cell table:style-name="ce465" office:value-type="string">
            <text:p>Developer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/>
          <table:table-cell table:style-name="ce464"/>
          <table:covered-table-cell table:style-name="ce465"/>
          <table:table-cell table:style-name="ce465" office:value-type="string">
            <text:p>Developer Server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/>
          <table:table-cell table:style-name="ce464"/>
          <table:covered-table-cell table:style-name="ce465"/>
          <table:table-cell table:style-name="ce465" office:value-type="string">
            <text:p>Internet Developer Suite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/>
          <table:table-cell table:style-name="ce464"/>
          <table:covered-table-cell table:style-name="ce465"/>
          <table:table-cell table:style-name="ce465" office:value-type="string">
            <text:p>Jdeveloper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/>
          <table:table-cell table:style-name="ce464"/>
          <table:covered-table-cell table:style-name="ce465"/>
          <table:table-cell table:style-name="ce465" office:value-type="string">
            <text:p>Programmer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 table:style-name="Default" table:number-columns-repeated="3"/>
          <table:table-cell table:style-name="ce472"/>
          <table:table-cell table:style-name="ce2" table:number-columns-repeated="1018"/>
        </table:table-row>
        <table:table-row table:style-name="ro3">
          <table:table-cell table:style-name="ce2" table:number-columns-repeated="2"/>
          <table:table-cell table:style-name="ce465" office:value-type="string" table:number-columns-spanned="1" table:number-rows-spanned="15">
            <text:p>ORACLE DATABASE OPTIONS</text:p>
          </table:table-cell>
          <table:table-cell table:style-name="ce465" office:value-type="string">
            <text:p>Oracle Active Data Guard</text:p>
          </table:table-cell>
          <table:table-cell table:style-name="ce470" table:content-validation-name="val25" office:value-type="string">
            <text:p>NO</text:p>
          </table:table-cell>
          <table:table-cell table:style-name="ce472"/>
          <table:table-cell table:style-name="ce2" table:number-columns-repeated="1018"/>
        </table:table-row>
        <table:table-row table:style-name="ro3">
          <table:table-cell table:style-name="ce2" table:number-columns-repeated="2"/>
          <table:covered-table-cell table:style-name="Default"/>
          <table:table-cell table:style-name="ce465" office:value-type="string">
            <text:p>Oracle Advanced Analytics</text:p>
          </table:table-cell>
          <table:table-cell table:style-name="ce470" table:content-validation-name="val25" office:value-type="string">
            <text:p>NO</text:p>
          </table:table-cell>
          <table:table-cell table:style-name="ce472"/>
          <table:table-cell table:style-name="ce2" table:number-columns-repeated="1018"/>
        </table:table-row>
        <table:table-row table:style-name="ro3">
          <table:table-cell table:style-name="ce2" table:number-columns-repeated="2"/>
          <table:covered-table-cell table:style-name="Default"/>
          <table:table-cell table:style-name="ce465" office:value-type="string">
            <text:p>Oracle Advanced Compression</text:p>
          </table:table-cell>
          <table:table-cell table:style-name="ce470" table:content-validation-name="val25" office:value-type="string">
            <text:p>NO</text:p>
          </table:table-cell>
          <table:table-cell table:style-name="ce472"/>
          <table:table-cell table:style-name="ce2" table:number-columns-repeated="1018"/>
        </table:table-row>
        <table:table-row table:style-name="ro3">
          <table:table-cell table:style-name="ce2" table:number-columns-repeated="2"/>
          <table:covered-table-cell table:style-name="Default"/>
          <table:table-cell table:style-name="ce465" office:value-type="string">
            <text:p>Oracle Advanced Security</text:p>
          </table:table-cell>
          <table:table-cell table:style-name="ce470" table:content-validation-name="val25" office:value-type="string">
            <text:p>NO</text:p>
          </table:table-cell>
          <table:table-cell table:style-name="ce472"/>
          <table:table-cell table:style-name="ce2" table:number-columns-repeated="1018"/>
        </table:table-row>
        <table:table-row table:style-name="ro3">
          <table:table-cell table:style-name="ce2" table:number-columns-repeated="2"/>
          <table:covered-table-cell table:style-name="Default"/>
          <table:table-cell table:style-name="ce465" office:value-type="string">
            <text:p>Oracle Database In-Memory</text:p>
          </table:table-cell>
          <table:table-cell table:style-name="ce470" table:content-validation-name="val25" office:value-type="string">
            <text:p>NO</text:p>
          </table:table-cell>
          <table:table-cell table:style-name="ce472"/>
          <table:table-cell table:style-name="ce2" table:number-columns-repeated="1018"/>
        </table:table-row>
        <table:table-row table:style-name="ro3">
          <table:table-cell table:style-name="ce2" table:number-columns-repeated="2"/>
          <table:covered-table-cell table:style-name="Default"/>
          <table:table-cell table:style-name="ce465" office:value-type="string">
            <text:p>Oracle Database Vault</text:p>
          </table:table-cell>
          <table:table-cell table:style-name="ce470" table:content-validation-name="val25" office:value-type="string">
            <text:p>NO</text:p>
          </table:table-cell>
          <table:table-cell table:style-name="ce472"/>
          <table:table-cell table:style-name="ce2" table:number-columns-repeated="1018"/>
        </table:table-row>
        <table:table-row table:style-name="ro3">
          <table:table-cell table:style-name="ce2" table:number-columns-repeated="2"/>
          <table:covered-table-cell table:style-name="Default"/>
          <table:table-cell table:style-name="ce465" office:value-type="string">
            <text:p>Oracle Label Security</text:p>
          </table:table-cell>
          <table:table-cell table:style-name="ce470" table:content-validation-name="val25" office:value-type="string">
            <text:p>NO</text:p>
          </table:table-cell>
          <table:table-cell table:style-name="ce472"/>
          <table:table-cell table:style-name="ce2" table:number-columns-repeated="1018"/>
        </table:table-row>
        <table:table-row table:style-name="ro3">
          <table:table-cell table:style-name="ce2" table:number-columns-repeated="2"/>
          <table:covered-table-cell table:style-name="Default"/>
          <table:table-cell table:style-name="ce465" office:value-type="string">
            <text:p>Oracle Multitenant</text:p>
          </table:table-cell>
          <table:table-cell table:style-name="ce470" table:content-validation-name="val25" office:value-type="string">
            <text:p>NO</text:p>
          </table:table-cell>
          <table:table-cell table:style-name="ce472"/>
          <table:table-cell table:style-name="ce2" table:number-columns-repeated="1018"/>
        </table:table-row>
        <table:table-row table:style-name="ro3">
          <table:table-cell table:style-name="ce2" table:number-columns-repeated="2"/>
          <table:covered-table-cell table:style-name="Default"/>
          <table:table-cell table:style-name="ce465" office:value-type="string">
            <text:p>Oracle On-Line Analytical Processing (OLAP)</text:p>
          </table:table-cell>
          <table:table-cell table:style-name="ce470" table:content-validation-name="val25" office:value-type="string">
            <text:p>NO</text:p>
          </table:table-cell>
          <table:table-cell table:style-name="ce472"/>
          <table:table-cell table:style-name="ce2" table:number-columns-repeated="1018"/>
        </table:table-row>
        <table:table-row table:style-name="ro3">
          <table:table-cell table:style-name="ce2" table:number-columns-repeated="2"/>
          <table:covered-table-cell table:style-name="Default"/>
          <table:table-cell table:style-name="ce465" office:value-type="string">
            <text:p>Oracle Partitioning</text:p>
          </table:table-cell>
          <table:table-cell table:style-name="ce470" table:content-validation-name="val25" office:value-type="string">
            <text:p>NO</text:p>
          </table:table-cell>
          <table:table-cell table:style-name="ce472"/>
          <table:table-cell table:style-name="ce2" table:number-columns-repeated="1018"/>
        </table:table-row>
        <table:table-row table:style-name="ro3">
          <table:table-cell table:style-name="ce2" table:number-columns-repeated="2"/>
          <table:covered-table-cell table:style-name="Default"/>
          <table:table-cell table:style-name="ce465" office:value-type="string">
            <text:p>Oracle RAC One Node</text:p>
          </table:table-cell>
          <table:table-cell table:style-name="ce470" table:content-validation-name="val25" office:value-type="string">
            <text:p>NO</text:p>
          </table:table-cell>
          <table:table-cell table:style-name="ce472"/>
          <table:table-cell table:style-name="ce2" table:number-columns-repeated="1018"/>
        </table:table-row>
        <table:table-row table:style-name="ro3">
          <table:table-cell table:style-name="ce2" table:number-columns-repeated="2"/>
          <table:covered-table-cell table:style-name="Default"/>
          <table:table-cell table:style-name="ce465" office:value-type="string">
            <text:p>Oracle Real Application Clusters (Oracle RAC)</text:p>
          </table:table-cell>
          <table:table-cell table:style-name="ce470" table:content-validation-name="val25" office:value-type="string">
            <text:p>NO</text:p>
          </table:table-cell>
          <table:table-cell table:style-name="ce472"/>
          <table:table-cell table:style-name="ce2" table:number-columns-repeated="1018"/>
        </table:table-row>
        <table:table-row table:style-name="ro3">
          <table:table-cell table:style-name="ce2" table:number-columns-repeated="2"/>
          <table:covered-table-cell table:style-name="Default"/>
          <table:table-cell table:style-name="ce465" office:value-type="string">
            <text:p>Oracle RAT (Real Application Testing)</text:p>
          </table:table-cell>
          <table:table-cell table:style-name="ce470" table:content-validation-name="val25" office:value-type="string">
            <text:p>NO</text:p>
          </table:table-cell>
          <table:table-cell table:style-name="ce472"/>
          <table:table-cell table:style-name="ce2" table:number-columns-repeated="1018"/>
        </table:table-row>
        <table:table-row table:style-name="ro3">
          <table:table-cell table:style-name="ce2" table:number-columns-repeated="2"/>
          <table:covered-table-cell table:style-name="Default"/>
          <table:table-cell table:style-name="ce465" office:value-type="string">
            <text:p>Oracle Spatial and Graph</text:p>
          </table:table-cell>
          <table:table-cell table:style-name="ce470" table:content-validation-name="val25" office:value-type="string">
            <text:p>NO</text:p>
          </table:table-cell>
          <table:table-cell table:style-name="ce472"/>
          <table:table-cell table:style-name="ce2" table:number-columns-repeated="1018"/>
        </table:table-row>
        <table:table-row table:style-name="ro3">
          <table:table-cell table:style-name="ce2" table:number-columns-repeated="2"/>
          <table:covered-table-cell table:style-name="Default"/>
          <table:table-cell table:style-name="ce465" office:value-type="string">
            <text:p>Oracle TimesTen Application-Tier Database Cache</text:p>
          </table:table-cell>
          <table:table-cell table:style-name="ce470" table:content-validation-name="val25" office:value-type="string">
            <text:p>NO</text:p>
          </table:table-cell>
          <table:table-cell table:style-name="ce472"/>
          <table:table-cell table:style-name="ce2" table:number-columns-repeated="1018"/>
        </table:table-row>
        <table:table-row table:style-name="ro25">
          <table:table-cell table:style-name="Default" table:number-columns-repeated="5"/>
          <table:table-cell table:style-name="ce473"/>
          <table:table-cell table:style-name="Default" table:number-columns-repeated="1018"/>
        </table:table-row>
        <table:table-row table:style-name="ro25">
          <table:table-cell table:style-name="Default" table:number-columns-repeated="2"/>
          <table:table-cell table:style-name="ce465" office:value-type="string" table:number-columns-spanned="1" table:number-rows-spanned="9">
            <text:p>MIDDLEWARE</text:p>
          </table:table-cell>
          <table:table-cell table:style-name="ce465" office:value-type="string">
            <text:p>Oracle Coherence</text:p>
          </table:table-cell>
          <table:table-cell table:style-name="ce470" table:content-validation-name="val25" office:value-type="string">
            <text:p>NO</text:p>
          </table:table-cell>
          <table:table-cell table:style-name="ce473"/>
          <table:table-cell table:style-name="Default" table:number-columns-repeated="1018"/>
        </table:table-row>
        <table:table-row table:style-name="ro25">
          <table:table-cell table:style-name="Default" table:number-columns-repeated="2"/>
          <table:covered-table-cell table:style-name="Default"/>
          <table:table-cell table:style-name="ce465" office:value-type="string">
            <text:p>Oracle Tuxedo</text:p>
          </table:table-cell>
          <table:table-cell table:style-name="ce470" table:content-validation-name="val25" office:value-type="string">
            <text:p>NO</text:p>
          </table:table-cell>
          <table:table-cell table:style-name="ce473"/>
          <table:table-cell table:style-name="Default" table:number-columns-repeated="1018"/>
        </table:table-row>
        <table:table-row table:style-name="ro25">
          <table:table-cell table:style-name="Default" table:number-columns-repeated="2"/>
          <table:covered-table-cell table:style-name="Default"/>
          <table:table-cell table:style-name="ce465" office:value-type="string">
            <text:p>Oracle Service Bus</text:p>
          </table:table-cell>
          <table:table-cell table:style-name="ce470" table:content-validation-name="val25" office:value-type="string">
            <text:p>NO</text:p>
          </table:table-cell>
          <table:table-cell table:style-name="ce473"/>
          <table:table-cell table:style-name="Default" table:number-columns-repeated="1018"/>
        </table:table-row>
        <table:table-row table:style-name="ro25">
          <table:table-cell table:style-name="Default" table:number-columns-repeated="2"/>
          <table:covered-table-cell table:style-name="Default"/>
          <table:table-cell table:style-name="ce465" office:value-type="string">
            <text:p>Oracle Enterprise Repository</text:p>
          </table:table-cell>
          <table:table-cell table:style-name="ce470" table:content-validation-name="val25" office:value-type="string">
            <text:p>NO</text:p>
          </table:table-cell>
          <table:table-cell table:style-name="ce473"/>
          <table:table-cell table:style-name="Default" table:number-columns-repeated="1018"/>
        </table:table-row>
        <table:table-row table:style-name="ro25">
          <table:table-cell table:style-name="Default" table:number-columns-repeated="2"/>
          <table:covered-table-cell table:style-name="Default"/>
          <table:table-cell table:style-name="ce465" office:value-type="string">
            <text:p>Oracle Data Integrator Suite</text:p>
          </table:table-cell>
          <table:table-cell table:style-name="ce470" table:content-validation-name="val25" office:value-type="string">
            <text:p>NO</text:p>
          </table:table-cell>
          <table:table-cell table:style-name="ce473"/>
          <table:table-cell table:style-name="Default" table:number-columns-repeated="1018"/>
        </table:table-row>
        <table:table-row table:style-name="ro25">
          <table:table-cell table:style-name="Default" table:number-columns-repeated="2"/>
          <table:covered-table-cell table:style-name="Default"/>
          <table:table-cell table:style-name="ce465" office:value-type="string">
            <text:p>Oracle Service Registry</text:p>
          </table:table-cell>
          <table:table-cell table:style-name="ce470" table:content-validation-name="val25" office:value-type="string">
            <text:p>NO</text:p>
          </table:table-cell>
          <table:table-cell table:style-name="ce473"/>
          <table:table-cell table:style-name="Default" table:number-columns-repeated="1018"/>
        </table:table-row>
        <table:table-row table:style-name="ro25">
          <table:table-cell table:style-name="Default" table:number-columns-repeated="2"/>
          <table:covered-table-cell table:style-name="Default"/>
          <table:table-cell table:style-name="ce465" office:value-type="string">
            <text:p>BPM Suite</text:p>
          </table:table-cell>
          <table:table-cell table:style-name="ce470" table:content-validation-name="val25" office:value-type="string">
            <text:p>NO</text:p>
          </table:table-cell>
          <table:table-cell table:style-name="ce473"/>
          <table:table-cell table:style-name="Default" table:number-columns-repeated="1018"/>
        </table:table-row>
        <table:table-row table:style-name="ro25">
          <table:table-cell table:style-name="Default" table:number-columns-repeated="2"/>
          <table:covered-table-cell table:style-name="Default"/>
          <table:table-cell table:style-name="ce465" office:value-type="string">
            <text:p>SOA Suite</text:p>
          </table:table-cell>
          <table:table-cell table:style-name="ce470" table:content-validation-name="val25" office:value-type="string">
            <text:p>NO</text:p>
          </table:table-cell>
          <table:table-cell table:style-name="ce473"/>
          <table:table-cell table:style-name="Default" table:number-columns-repeated="1018"/>
        </table:table-row>
        <table:table-row table:style-name="ro25">
          <table:table-cell table:style-name="Default" table:number-columns-repeated="2"/>
          <table:covered-table-cell table:style-name="Default"/>
          <table:table-cell table:style-name="ce465" office:value-type="string">
            <text:p>Data Services Integrator</text:p>
          </table:table-cell>
          <table:table-cell table:style-name="ce470" table:content-validation-name="val25" office:value-type="string">
            <text:p>NO</text:p>
          </table:table-cell>
          <table:table-cell table:style-name="ce473"/>
          <table:table-cell table:style-name="Default" table:number-columns-repeated="1018"/>
        </table:table-row>
        <table:table-row table:style-name="ro25">
          <table:table-cell table:style-name="Default" table:number-columns-repeated="5"/>
          <table:table-cell table:style-name="ce473"/>
          <table:table-cell table:style-name="Default" table:number-columns-repeated="1018"/>
        </table:table-row>
        <table:table-row table:style-name="ro25">
          <table:table-cell/>
          <table:table-cell table:style-name="ce464"/>
          <table:table-cell table:style-name="ce465" office:value-type="string" table:number-columns-spanned="1" table:number-rows-spanned="11">
            <text:p>OTROS</text:p>
          </table:table-cell>
          <table:table-cell table:style-name="ce465" office:value-type="string">
            <text:p>Discoverer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Oracle Business Intelligence (OBI EE)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Oracle BI Publisher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Oracle Data Integrator (ODI)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Oracle Golden Gate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Oracle Data Masking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Oracle Audit Vault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Oracle Real User Experience Insight (ORUEI)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Oracle Secure Backup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Oracle Webcenter Content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Oracle Webcenter Sites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style-name="Default" table:number-columns-repeated="5"/>
          <table:table-cell table:style-name="ce473"/>
          <table:table-cell table:style-name="Default" table:number-columns-repeated="1018"/>
        </table:table-row>
        <table:table-row table:style-name="ro25">
          <table:table-cell table:number-columns-repeated="2"/>
          <table:table-cell table:style-name="ce465" office:value-type="string" table:number-columns-spanned="1" table:number-rows-spanned="2">
            <text:p>APLICACIONES</text:p>
          </table:table-cell>
          <table:table-cell table:style-name="ce465" office:value-type="string">
            <text:p>Oracle Siebel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Oracle Peoplesoft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style-name="Default" table:number-columns-repeated="5"/>
          <table:table-cell table:style-name="ce473"/>
          <table:table-cell table:style-name="Default" table:number-columns-repeated="1018"/>
        </table:table-row>
        <table:table-row table:style-name="ro25">
          <table:table-cell table:number-columns-repeated="2"/>
          <table:table-cell table:style-name="ce465" office:value-type="string" table:number-columns-spanned="1" table:number-rows-spanned="4">
            <text:p>GESTION DE IDENTIDADES</text:p>
          </table:table-cell>
          <table:table-cell table:style-name="ce465" office:value-type="string">
            <text:p>Directory Services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Enterprise Single Sign-On Suite Plus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Identity Federation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covered-table-cell table:style-name="Default"/>
          <table:table-cell table:style-name="ce465" office:value-type="string">
            <text:p>Identity Manager Connector</text:p>
          </table:table-cell>
          <table:table-cell table:style-name="ce470" table:content-validation-name="val25" office:value-type="string">
            <text:p>NO</text:p>
          </table:table-cell>
          <table:table-cell table:number-columns-repeated="1019"/>
        </table:table-row>
        <table:table-row table:style-name="ro25">
          <table:table-cell table:number-columns-repeated="2"/>
          <table:table-cell table:style-name="Default"/>
          <table:table-cell table:number-columns-repeated="1021"/>
        </table:table-row>
        <table:table-row table:style-name="ro25">
          <table:table-cell table:number-columns-repeated="2"/>
          <table:table-cell table:style-name="ce466" office:value-type="string" table:number-columns-spanned="1" table:number-rows-spanned="16">
            <text:p>Otros (especificar)</text:p>
          </table:table-cell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>
          <table:table-cell table:number-columns-repeated="2"/>
          <table:covered-table-cell table:style-name="ce467"/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>
          <table:table-cell table:number-columns-repeated="2"/>
          <table:covered-table-cell table:style-name="ce467"/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>
          <table:table-cell table:number-columns-repeated="2"/>
          <table:covered-table-cell table:style-name="ce467"/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>
          <table:table-cell table:number-columns-repeated="2"/>
          <table:covered-table-cell table:style-name="ce467"/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>
          <table:table-cell table:number-columns-repeated="2"/>
          <table:covered-table-cell table:style-name="ce467"/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>
          <table:table-cell table:number-columns-repeated="2"/>
          <table:covered-table-cell table:style-name="ce467"/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>
          <table:table-cell table:number-columns-repeated="2"/>
          <table:covered-table-cell table:style-name="ce467"/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>
          <table:table-cell table:number-columns-repeated="2"/>
          <table:covered-table-cell table:style-name="ce467"/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>
          <table:table-cell table:number-columns-repeated="2"/>
          <table:covered-table-cell table:style-name="ce467"/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>
          <table:table-cell table:number-columns-repeated="2"/>
          <table:covered-table-cell table:style-name="ce467"/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>
          <table:table-cell table:number-columns-repeated="2"/>
          <table:covered-table-cell table:style-name="ce467"/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>
          <table:table-cell table:number-columns-repeated="2"/>
          <table:covered-table-cell table:style-name="ce467"/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>
          <table:table-cell table:number-columns-repeated="2"/>
          <table:covered-table-cell table:style-name="ce467"/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>
          <table:table-cell table:number-columns-repeated="2"/>
          <table:covered-table-cell table:style-name="ce467"/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>
          <table:table-cell table:number-columns-repeated="2"/>
          <table:covered-table-cell table:style-name="ce468"/>
          <table:table-cell table:style-name="ce469" table:number-columns-spanned="2" table:number-rows-spanned="1"/>
          <table:covered-table-cell table:style-name="Default"/>
          <table:table-cell table:number-columns-repeated="1019"/>
        </table:table-row>
        <table:table-row table:style-name="ro25" table:number-rows-repeated="1048480">
          <table:table-cell table:number-columns-repeated="1024"/>
        </table:table-row>
        <table:table-row table:style-name="ro11" table:number-rows-repeated="1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atos" table:style-name="ta4" table:print="false">
        <office:forms form:automatic-focus="false" form:apply-design-mode="false"/>
        <table:table-column table:style-name="co64" table:default-cell-style-name="ce479"/>
        <table:table-column table:style-name="co65" table:default-cell-style-name="ce479"/>
        <table:table-column table:style-name="co66" table:default-cell-style-name="ce479"/>
        <table:table-column table:style-name="co67" table:default-cell-style-name="ce479"/>
        <table:table-column table:style-name="co68" table:default-cell-style-name="ce479"/>
        <table:table-column table:style-name="co69" table:default-cell-style-name="ce487"/>
        <table:table-column table:style-name="co70" table:default-cell-style-name="ce487"/>
        <table:table-column table:style-name="co71" table:default-cell-style-name="ce479"/>
        <table:table-column table:style-name="co72" table:default-cell-style-name="ce479"/>
        <table:table-column table:style-name="co73" table:number-columns-repeated="2" table:default-cell-style-name="ce479"/>
        <table:table-column table:style-name="co74" table:default-cell-style-name="ce479"/>
        <table:table-column table:style-name="co75" table:default-cell-style-name="ce479"/>
        <table:table-column table:style-name="co76" table:default-cell-style-name="ce479"/>
        <table:table-column table:style-name="co77" table:default-cell-style-name="ce479"/>
        <table:table-column table:style-name="co78" table:default-cell-style-name="ce479"/>
        <table:table-column table:style-name="co79" table:default-cell-style-name="ce479"/>
        <table:table-column table:style-name="co80" table:default-cell-style-name="ce479"/>
        <table:table-column table:style-name="co21" table:default-cell-style-name="ce479"/>
        <table:table-column table:style-name="co81" table:default-cell-style-name="ce479"/>
        <table:table-column table:style-name="co82" table:default-cell-style-name="ce479"/>
        <table:table-column table:style-name="co83" table:default-cell-style-name="ce479"/>
        <table:table-column table:style-name="co84" table:default-cell-style-name="ce479"/>
        <table:table-column table:style-name="co85" table:default-cell-style-name="ce487"/>
        <table:table-column table:style-name="co86" table:default-cell-style-name="ce487"/>
        <table:table-column table:style-name="co87" table:default-cell-style-name="ce479"/>
        <table:table-column table:style-name="co88" table:default-cell-style-name="ce479"/>
        <table:table-column table:style-name="co21" table:default-cell-style-name="ce479"/>
        <table:table-column table:style-name="co21" table:number-columns-repeated="996" table:default-cell-style-name="ce497"/>
        <table:table-row table:style-name="ro22">
          <table:table-cell table:style-name="ce474" office:value-type="string">
            <text:p>Organismos</text:p>
          </table:table-cell>
          <table:table-cell table:style-name="ce480" office:value-type="string">
            <text:p>Criticidad</text:p>
          </table:table-cell>
          <table:table-cell table:style-name="ce480" office:value-type="string">
            <text:p>Disponibilidad</text:p>
          </table:table-cell>
          <table:table-cell table:style-name="ce480" office:value-type="string">
            <text:p>Tipo de entorno</text:p>
          </table:table-cell>
          <table:table-cell table:style-name="ce484" office:value-type="string">
            <text:p>BBDD versiones</text:p>
          </table:table-cell>
          <table:table-cell table:style-name="ce474" office:value-type="string">
            <text:p>Mayor</text:p>
          </table:table-cell>
          <table:table-cell table:style-name="ce474" office:value-type="string">
            <text:p>Minor</text:p>
          </table:table-cell>
          <table:table-cell table:style-name="ce484" office:value-type="string">
            <text:p>Servidores Versiones</text:p>
          </table:table-cell>
          <table:table-cell table:style-name="ce484" office:value-type="string">
            <text:p>Producto</text:p>
          </table:table-cell>
          <table:table-cell table:style-name="ce484" office:value-type="string">
            <text:p>Mayor</text:p>
          </table:table-cell>
          <table:table-cell table:style-name="ce484" office:value-type="string">
            <text:p>Minor</text:p>
          </table:table-cell>
          <table:table-cell table:style-name="ce484" office:value-type="string">
            <text:p>Sistemas Operativo</text:p>
          </table:table-cell>
          <table:table-cell table:style-name="ce484" office:value-type="string">
            <text:p>Método de respaldo</text:p>
          </table:table-cell>
          <table:table-cell table:style-name="ce484" office:value-type="string">
            <text:p>Plan Backup</text:p>
          </table:table-cell>
          <table:table-cell table:style-name="ce484" office:value-type="string">
            <text:p>SI/NO</text:p>
          </table:table-cell>
          <table:table-cell table:style-name="ce484" office:value-type="string">
            <text:p>Infraestructura</text:p>
          </table:table-cell>
          <table:table-cell table:style-name="ce484" office:value-type="string">
            <text:p>Virtualizado</text:p>
          </table:table-cell>
          <table:table-cell table:style-name="ce484" office:value-type="string">
            <text:p>Tecnologia</text:p>
          </table:table-cell>
          <table:table-cell table:style-name="ce484" office:value-type="string">
            <text:p>Factor Conversion</text:p>
          </table:table-cell>
          <table:table-cell table:style-name="ce484" office:value-type="string">
            <text:p>Activo/Pasivo</text:p>
          </table:table-cell>
          <table:table-cell table:style-name="ce484" office:value-type="string">
            <text:p>Tipo de nodo</text:p>
          </table:table-cell>
          <table:table-cell table:style-name="ce484" office:value-type="string">
            <text:p>Arquitectura servidores</text:p>
          </table:table-cell>
          <table:table-cell table:style-name="ce484" office:value-type="string">
            <text:p>Version_Forms_Reports</text:p>
          </table:table-cell>
          <table:table-cell table:style-name="ce474" office:value-type="string">
            <text:p>Mayor</text:p>
          </table:table-cell>
          <table:table-cell table:style-name="ce474" office:value-type="string">
            <text:p>Minor</text:p>
          </table:table-cell>
          <table:table-cell table:style-name="ce484" office:value-type="string">
            <text:p>Version_EM</text:p>
          </table:table-cell>
          <table:table-cell table:style-name="ce484" office:value-type="string">
            <text:p>Servidores</text:p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5" office:value-type="string">
            <text:p>CPRE</text:p>
          </table:table-cell>
          <table:table-cell table:style-name="ce478" office:value-type="string">
            <text:p>MUY ALTA</text:p>
          </table:table-cell>
          <table:table-cell table:style-name="ce478" office:value-type="string">
            <text:p>24x7</text:p>
          </table:table-cell>
          <table:table-cell table:style-name="ce478" office:value-type="string">
            <text:p>PRODUCCIÓN</text:p>
          </table:table-cell>
          <table:table-cell table:style-name="ce482" office:value-type="string">
            <text:p>Oracle Database Enterprise Edition 12.1.0.1</text:p>
          </table:table-cell>
          <table:table-cell table:style-name="ce486" office:value-type="string">
            <text:p>12.1</text:p>
          </table:table-cell>
          <table:table-cell table:style-name="ce486" office:value-type="string">
            <text:p>0.1</text:p>
          </table:table-cell>
          <table:table-cell table:style-name="ce482" office:value-type="string">
            <text:p>Oracle WebLogic Server 12.1.3</text:p>
          </table:table-cell>
          <table:table-cell table:style-name="ce482" office:value-type="string">
            <text:p>Oracle WebLogic Server</text:p>
          </table:table-cell>
          <table:table-cell table:style-name="ce482" office:value-type="string">
            <text:p>12.1</text:p>
          </table:table-cell>
          <table:table-cell table:style-name="ce482" office:value-type="string">
            <text:p>3.x</text:p>
          </table:table-cell>
          <table:table-cell table:style-name="ce489" office:value-type="string">
            <text:p>CentOS <text:s/>5.5</text:p>
          </table:table-cell>
          <table:table-cell table:style-name="ce489" office:value-type="string">
            <text:p>Sin Respaldo</text:p>
          </table:table-cell>
          <table:table-cell table:style-name="ce493" office:value-type="string">
            <text:p>NO TIENE</text:p>
          </table:table-cell>
          <table:table-cell table:style-name="ce478" office:value-type="string">
            <text:p>SI</text:p>
          </table:table-cell>
          <table:table-cell table:style-name="ce478" office:value-type="string">
            <text:p>Single Instance</text:p>
          </table:table-cell>
          <table:table-cell table:style-name="ce478" office:value-type="string">
            <text:p>No virtualizado</text:p>
          </table:table-cell>
          <table:table-cell table:style-name="ce478" office:value-type="string">
            <text:p>Sun and Fujitsu UltraSPARC T1 processor (1.0 or 1.2 GHz)</text:p>
          </table:table-cell>
          <table:table-cell table:style-name="ce478" office:value-type="float" office:value="0.25">
            <text:p>0,25</text:p>
          </table:table-cell>
          <table:table-cell table:style-name="ce478" office:value-type="string">
            <text:p>Activo</text:p>
          </table:table-cell>
          <table:table-cell table:style-name="ce478" office:value-type="string">
            <text:p>Standalone</text:p>
          </table:table-cell>
          <table:table-cell table:style-name="ce478" office:value-type="string">
            <text:p>Standalone</text:p>
          </table:table-cell>
          <table:table-cell table:style-name="ce485" office:value-type="string">
            <text:p>NO INSTALADO</text:p>
          </table:table-cell>
          <table:table-cell table:style-name="ce485" table:number-columns-repeated="2"/>
          <table:table-cell table:style-name="ce485" office:value-type="string">
            <text:p>NO INSTALADO</text:p>
          </table:table-cell>
          <table:table-cell table:style-name="ce478" table:formula="of:=IF(ISBLANK([Servidores.J6]);IF(ISBLANK([Servidores.C6]);&quot;&quot;;[Servidores.C6]);[Servidores.J6])" office:value-type="string" office:string-value="Servidor_1">
            <text:p>Servidor_1</text:p>
          </table:table-cell>
          <table:table-cell table:style-name="ce478"/>
          <table:table-cell table:number-columns-repeated="996"/>
        </table:table-row>
        <table:table-row table:style-name="ro29">
          <table:table-cell table:style-name="ce476" office:value-type="string">
            <text:p>AAC</text:p>
          </table:table-cell>
          <table:table-cell table:style-name="ce478" office:value-type="string">
            <text:p>ALTA </text:p>
          </table:table-cell>
          <table:table-cell table:style-name="ce478" office:value-type="string">
            <text:p>12x5</text:p>
          </table:table-cell>
          <table:table-cell table:style-name="ce478" office:value-type="string">
            <text:p>PREPRODUCCIÓN</text:p>
          </table:table-cell>
          <table:table-cell table:style-name="ce482" office:value-type="string">
            <text:p>Oracle Database Enterprise Edition 11.2.0.4</text:p>
          </table:table-cell>
          <table:table-cell table:style-name="ce486" office:value-type="string">
            <text:p>11.2</text:p>
          </table:table-cell>
          <table:table-cell table:style-name="ce486" office:value-type="string">
            <text:p>0.4</text:p>
          </table:table-cell>
          <table:table-cell table:style-name="ce482" office:value-type="string">
            <text:p>Oracle WebLogic Server 12.1.2</text:p>
          </table:table-cell>
          <table:table-cell table:style-name="ce482" office:value-type="string">
            <text:p>Oracle WebLogic Server</text:p>
          </table:table-cell>
          <table:table-cell table:style-name="ce482" office:value-type="string">
            <text:p>12.1</text:p>
          </table:table-cell>
          <table:table-cell table:style-name="ce482" office:value-type="string">
            <text:p>2.x</text:p>
          </table:table-cell>
          <table:table-cell table:style-name="ce490" office:value-type="string">
            <text:p>CentOS <text:s/>5.9</text:p>
          </table:table-cell>
          <table:table-cell table:style-name="ce490" office:value-type="string">
            <text:p>Réplica EMC SRDF</text:p>
          </table:table-cell>
          <table:table-cell table:style-name="ce482" office:value-type="string">
            <text:p>DESCONOCIDO</text:p>
          </table:table-cell>
          <table:table-cell table:style-name="ce478" office:value-type="string">
            <text:p>NO</text:p>
          </table:table-cell>
          <table:table-cell table:style-name="ce478" office:value-type="string">
            <text:p>RAC (Activo-Activo)</text:p>
          </table:table-cell>
          <table:table-cell table:style-name="ce478" office:value-type="string">
            <text:p>Virtualización lógica</text:p>
          </table:table-cell>
          <table:table-cell table:style-name="ce478" office:value-type="string">
            <text:p>Sun Fire T1000 Server, SPARC Enterprise T1000 Server*, with 6 or 8-core 1.0 GHz UltraSPARC T1 processor</text:p>
          </table:table-cell>
          <table:table-cell table:style-name="ce478" office:value-type="float" office:value="0.25">
            <text:p>0,25</text:p>
          </table:table-cell>
          <table:table-cell table:style-name="ce478" office:value-type="string">
            <text:p>Pasivo</text:p>
          </table:table-cell>
          <table:table-cell table:style-name="ce478" office:value-type="string">
            <text:p>Primario</text:p>
          </table:table-cell>
          <table:table-cell table:style-name="ce478" office:value-type="string">
            <text:p>Cluster</text:p>
          </table:table-cell>
          <table:table-cell table:style-name="ce478" office:value-type="string">
            <text:p>Oracle Forms and Reports 11gR2 (11.1.2.2.0)</text:p>
          </table:table-cell>
          <table:table-cell table:style-name="ce495" office:value-type="string">
            <text:p>11.1</text:p>
          </table:table-cell>
          <table:table-cell table:style-name="ce495" office:value-type="string">
            <text:p>2.2.0</text:p>
          </table:table-cell>
          <table:table-cell table:style-name="ce478" office:value-type="string">
            <text:p>Cloud Control 12c Release 4 (12.1.0.4)</text:p>
          </table:table-cell>
          <table:table-cell table:style-name="ce478" table:formula="of:=IF(ISBLANK([Servidores.J7]);IF(ISBLANK([Servidores.C7]);&quot;&quot;;[Servidores.C7]);[Servidores.J7])" office:value-type="string" office:string-value="Servidor_2">
            <text:p>Servidor_2</text:p>
          </table:table-cell>
          <table:table-cell table:style-name="ce478"/>
          <table:table-cell table:number-columns-repeated="996"/>
        </table:table-row>
        <table:table-row table:style-name="ro29">
          <table:table-cell table:style-name="ce477" office:value-type="string">
            <text:p>AACID</text:p>
          </table:table-cell>
          <table:table-cell table:style-name="ce478" office:value-type="string">
            <text:p>MEDIA</text:p>
          </table:table-cell>
          <table:table-cell table:style-name="ce478" office:value-type="string">
            <text:p>8x5</text:p>
          </table:table-cell>
          <table:table-cell table:style-name="ce478" office:value-type="string">
            <text:p>FORMACIÓN</text:p>
          </table:table-cell>
          <table:table-cell table:style-name="ce482" office:value-type="string">
            <text:p>Oracle Database Enterprise Edition 11.2.0.3</text:p>
          </table:table-cell>
          <table:table-cell table:style-name="ce486" office:value-type="string">
            <text:p>11.2</text:p>
          </table:table-cell>
          <table:table-cell table:style-name="ce486" office:value-type="string">
            <text:p>0.3</text:p>
          </table:table-cell>
          <table:table-cell table:style-name="ce482" office:value-type="string">
            <text:p>Oracle WebLogic Server 12.1.1</text:p>
          </table:table-cell>
          <table:table-cell table:style-name="ce482" office:value-type="string">
            <text:p>Oracle WebLogic Server</text:p>
          </table:table-cell>
          <table:table-cell table:style-name="ce482" office:value-type="string">
            <text:p>12.1</text:p>
          </table:table-cell>
          <table:table-cell table:style-name="ce482" office:value-type="string">
            <text:p>1.x</text:p>
          </table:table-cell>
          <table:table-cell table:style-name="ce482" office:value-type="string">
            <text:p>HP-UX Itanium(11.23)</text:p>
          </table:table-cell>
          <table:table-cell table:style-name="ce482" office:value-type="string">
            <text:p>Réplica EMC Recover Point</text:p>
          </table:table-cell>
          <table:table-cell table:style-name="ce482" office:value-type="string">
            <text:p>DG</text:p>
          </table:table-cell>
          <table:table-cell table:style-name="ce478"/>
          <table:table-cell table:style-name="ce478" office:value-type="string">
            <text:p>RAC One Node</text:p>
          </table:table-cell>
          <table:table-cell table:style-name="ce478" office:value-type="string">
            <text:p>Virtualización física</text:p>
          </table:table-cell>
          <table:table-cell table:style-name="ce478" office:value-type="string">
            <text:p>Sun Fire T2000 Server, SPARC Enterprise T2000 Server*, with 4, 6, or 8-core 1.0 GHz, or 8 core 1.2 GHz UltraSPARC T1 processor</text:p>
          </table:table-cell>
          <table:table-cell table:style-name="ce478" office:value-type="float" office:value="0.25">
            <text:p>0,25</text:p>
          </table:table-cell>
          <table:table-cell table:style-name="ce478"/>
          <table:table-cell table:style-name="ce478" office:value-type="string">
            <text:p>Secundario</text:p>
          </table:table-cell>
          <table:table-cell table:style-name="ce478"/>
          <table:table-cell table:style-name="ce478" office:value-type="string">
            <text:p>Oracle Forms and Reports 11R1 (11.1.1.7)</text:p>
          </table:table-cell>
          <table:table-cell table:style-name="ce495" office:value-type="string">
            <text:p>11.1</text:p>
          </table:table-cell>
          <table:table-cell table:style-name="ce495" office:value-type="string">
            <text:p>1.7</text:p>
          </table:table-cell>
          <table:table-cell table:style-name="ce478" office:value-type="string">
            <text:p>Cloud Control 12c Release 3 (12.1.0.3)</text:p>
          </table:table-cell>
          <table:table-cell table:style-name="ce478" table:formula="of:=IF(ISBLANK([Servidores.J8]);IF(ISBLANK([Servidores.C8]);&quot;&quot;;[Servidores.C8]);[Servidores.J8])" office:value-type="string" office:string-value="Servidor_VF_3_1">
            <text:p>Servidor_VF_3_1</text:p>
          </table:table-cell>
          <table:table-cell table:style-name="ce478"/>
          <table:table-cell table:number-columns-repeated="996"/>
        </table:table-row>
        <table:table-row table:style-name="ro29">
          <table:table-cell table:style-name="ce476" office:value-type="string">
            <text:p>AAE</text:p>
          </table:table-cell>
          <table:table-cell table:style-name="ce478" office:value-type="string">
            <text:p>BAJA</text:p>
          </table:table-cell>
          <table:table-cell table:style-name="ce481" office:value-type="string">
            <text:p>N/A</text:p>
          </table:table-cell>
          <table:table-cell table:style-name="ce478" office:value-type="string">
            <text:p>TESTING / PRUEBAS / INTEGRACIÓN</text:p>
          </table:table-cell>
          <table:table-cell table:style-name="ce482" office:value-type="string">
            <text:p>Oracle Database Enterprise Edition 11.2.0.2</text:p>
          </table:table-cell>
          <table:table-cell table:style-name="ce486" office:value-type="string">
            <text:p>11.2</text:p>
          </table:table-cell>
          <table:table-cell table:style-name="ce486" office:value-type="string">
            <text:p>0.2</text:p>
          </table:table-cell>
          <table:table-cell table:style-name="ce482" office:value-type="string">
            <text:p>Oracle WebLogic Server 10.3.6</text:p>
          </table:table-cell>
          <table:table-cell table:style-name="ce482" office:value-type="string">
            <text:p>Oracle WebLogic Server</text:p>
          </table:table-cell>
          <table:table-cell table:style-name="ce482" office:value-type="string">
            <text:p>10.3</text:p>
          </table:table-cell>
          <table:table-cell table:style-name="ce482" office:value-type="string">
            <text:p>6.x</text:p>
          </table:table-cell>
          <table:table-cell table:style-name="ce482" office:value-type="string">
            <text:p>HP-UX Itanium(11.31)</text:p>
          </table:table-cell>
          <table:table-cell table:style-name="ce482" office:value-type="string">
            <text:p>Réplica Veritas Volume Replicator (VVR)</text:p>
          </table:table-cell>
          <table:table-cell table:style-name="ce482" office:value-type="string">
            <text:p>SNAPSHOT</text:p>
          </table:table-cell>
          <table:table-cell table:style-name="ce478"/>
          <table:table-cell table:style-name="ce478" office:value-type="string">
            <text:p>Activo-Pasivo (Clusterware oracle)</text:p>
          </table:table-cell>
          <table:table-cell table:style-name="ce478"/>
          <table:table-cell table:style-name="ce478" office:value-type="string">
            <text:p>Sun Netra T2000, 1.0 or 1.2 GHz UltraSPARC T1 processor</text:p>
          </table:table-cell>
          <table:table-cell table:style-name="ce478" office:value-type="float" office:value="0.25">
            <text:p>0,25</text:p>
          </table:table-cell>
          <table:table-cell table:style-name="ce478" table:number-columns-repeated="3"/>
          <table:table-cell table:style-name="ce478" office:value-type="string">
            <text:p>Oracle Forms and Reports 10.1.3</text:p>
          </table:table-cell>
          <table:table-cell table:style-name="ce495" office:value-type="string">
            <text:p>10.1</text:p>
          </table:table-cell>
          <table:table-cell table:style-name="ce495" office:value-type="string">
            <text:p>3.x</text:p>
          </table:table-cell>
          <table:table-cell table:style-name="ce478" office:value-type="string">
            <text:p>Cloud Control 12c Release 2 (12.1.0.2)</text:p>
          </table:table-cell>
          <table:table-cell table:style-name="ce478" table:formula="of:=IF(ISBLANK([Servidores.J9]);IF(ISBLANK([Servidores.C9]);&quot;&quot;;[Servidores.C9]);[Servidores.J9])" office:value-type="string" office:string-value="Servidor_VF_3_2">
            <text:p>Servidor_VF_3_2</text:p>
          </table:table-cell>
          <table:table-cell table:style-name="ce478"/>
          <table:table-cell table:number-columns-repeated="996"/>
        </table:table-row>
        <table:table-row table:style-name="ro29">
          <table:table-cell table:style-name="ce476" office:value-type="string">
            <text:p>AAIICC</text:p>
          </table:table-cell>
          <table:table-cell table:style-name="ce478" table:number-columns-repeated="2"/>
          <table:table-cell table:style-name="ce478" office:value-type="string">
            <text:p>DESARROLLO</text:p>
          </table:table-cell>
          <table:table-cell table:style-name="ce482" office:value-type="string">
            <text:p>Oracle Database Enterprise Edition 11.2.0.1</text:p>
          </table:table-cell>
          <table:table-cell table:style-name="ce486" office:value-type="string">
            <text:p>11.2</text:p>
          </table:table-cell>
          <table:table-cell table:style-name="ce486" office:value-type="string">
            <text:p>0.1</text:p>
          </table:table-cell>
          <table:table-cell table:style-name="ce482" office:value-type="string">
            <text:p>Oracle WebLogic Server 10.3.5</text:p>
          </table:table-cell>
          <table:table-cell table:style-name="ce482" office:value-type="string">
            <text:p>Oracle WebLogic Server</text:p>
          </table:table-cell>
          <table:table-cell table:style-name="ce482" office:value-type="string">
            <text:p>10.3</text:p>
          </table:table-cell>
          <table:table-cell table:style-name="ce482" office:value-type="string">
            <text:p>5.x</text:p>
          </table:table-cell>
          <table:table-cell table:style-name="ce482" office:value-type="string">
            <text:p>IBM AIX on POWER Systems (64-bit)(5.3)</text:p>
          </table:table-cell>
          <table:table-cell table:style-name="ce482" office:value-type="string">
            <text:p>Réplica otras</text:p>
          </table:table-cell>
          <table:table-cell table:style-name="ce482" office:value-type="string">
            <text:p>EXPORTS</text:p>
          </table:table-cell>
          <table:table-cell table:style-name="ce478"/>
          <table:table-cell table:style-name="ce478" office:value-type="string">
            <text:p>Activo-Pasivo (Cluster terceros)</text:p>
          </table:table-cell>
          <table:table-cell table:style-name="ce478"/>
          <table:table-cell table:style-name="ce478" office:value-type="string">
            <text:p>SPARC T3 processor</text:p>
          </table:table-cell>
          <table:table-cell table:style-name="ce478" office:value-type="float" office:value="0.25">
            <text:p>0,25</text:p>
          </table:table-cell>
          <table:table-cell table:style-name="ce478" table:number-columns-repeated="3"/>
          <table:table-cell table:style-name="ce478" office:value-type="string">
            <text:p>Oracle Forms and Reports 10.1.2</text:p>
          </table:table-cell>
          <table:table-cell table:style-name="ce495" office:value-type="string">
            <text:p>10.1</text:p>
          </table:table-cell>
          <table:table-cell table:style-name="ce495" office:value-type="string">
            <text:p>2.x</text:p>
          </table:table-cell>
          <table:table-cell table:style-name="ce478" office:value-type="string">
            <text:p>Cloud Control 12c Release 1 (12.1.0.1)</text:p>
          </table:table-cell>
          <table:table-cell table:style-name="ce478" table:formula="of:=IF(ISBLANK([Servidores.J10]);IF(ISBLANK([Servidores.C10]);&quot;&quot;;[Servidores.C10]);[Servidores.J10])" office:value-type="string" office:string-value="Servidor_4">
            <text:p>Servidor_4</text:p>
          </table:table-cell>
          <table:table-cell table:style-name="ce478"/>
          <table:table-cell table:number-columns-repeated="996"/>
        </table:table-row>
        <table:table-row table:style-name="ro29">
          <table:table-cell table:style-name="ce476" office:value-type="string">
            <text:p>ADCA</text:p>
          </table:table-cell>
          <table:table-cell table:style-name="ce478" table:number-columns-repeated="2"/>
          <table:table-cell table:style-name="ce478" office:value-type="string">
            <text:p>ESTADÍSTICAS </text:p>
          </table:table-cell>
          <table:table-cell table:style-name="ce482" office:value-type="string">
            <text:p>Oracle Database Enterprise Edition 11.1.0.7</text:p>
          </table:table-cell>
          <table:table-cell table:style-name="ce486" office:value-type="string">
            <text:p>11.1</text:p>
          </table:table-cell>
          <table:table-cell table:style-name="ce486" office:value-type="string">
            <text:p>0.7</text:p>
          </table:table-cell>
          <table:table-cell table:style-name="ce482" office:value-type="string">
            <text:p>Oracle WebLogic Server 10.3.4</text:p>
          </table:table-cell>
          <table:table-cell table:style-name="ce482" office:value-type="string">
            <text:p>Oracle WebLogic Server</text:p>
          </table:table-cell>
          <table:table-cell table:style-name="ce482" office:value-type="string">
            <text:p>10.3</text:p>
          </table:table-cell>
          <table:table-cell table:style-name="ce482" office:value-type="string">
            <text:p>4.x</text:p>
          </table:table-cell>
          <table:table-cell table:style-name="ce482" office:value-type="string">
            <text:p>IBM AIX on POWER Systems (64-bit)(6.1)</text:p>
          </table:table-cell>
          <table:table-cell table:style-name="ce482" office:value-type="string">
            <text:p>Dataguard</text:p>
          </table:table-cell>
          <table:table-cell table:style-name="ce482" office:value-type="string">
            <text:p>COLD BACKUP</text:p>
          </table:table-cell>
          <table:table-cell table:style-name="ce478"/>
          <table:table-cell table:style-name="ce485" office:value-type="string">
            <text:p>-- NO ENCUENTRO MI OPCIÓN --</text:p>
          </table:table-cell>
          <table:table-cell table:style-name="ce478"/>
          <table:table-cell table:style-name="ce478" office:value-type="string">
            <text:p>Sun and Fujitsu UltraSPARC T1 processor (1.0 or 1.2 GHz)</text:p>
          </table:table-cell>
          <table:table-cell table:style-name="ce478" office:value-type="float" office:value="0.5">
            <text:p>0,5</text:p>
          </table:table-cell>
          <table:table-cell table:style-name="ce478" table:number-columns-repeated="3"/>
          <table:table-cell table:style-name="ce478" office:value-type="string">
            <text:p>Oracle Forms and Reports 9i</text:p>
          </table:table-cell>
          <table:table-cell table:style-name="ce495" office:value-type="float" office:value="9">
            <text:p>9</text:p>
          </table:table-cell>
          <table:table-cell table:style-name="ce495" office:value-type="string">
            <text:p>x.x</text:p>
          </table:table-cell>
          <table:table-cell table:style-name="ce478" office:value-type="string">
            <text:p>Enterprise Manager 11g Grid Control Release 1 (11.1.0.1.0)</text:p>
          </table:table-cell>
          <table:table-cell table:style-name="ce478" table:formula="of:=IF(ISBLANK([Servidores.J11]);IF(ISBLANK([Servidores.C11]);&quot;&quot;;[Servidores.C11]);[Servidores.J11])" office:value-type="string" office:string-value="Servidor_5">
            <text:p>Servidor_5</text:p>
          </table:table-cell>
          <table:table-cell table:style-name="ce478"/>
          <table:table-cell table:number-columns-repeated="996"/>
        </table:table-row>
        <table:table-row table:style-name="ro24">
          <table:table-cell table:style-name="ce476" office:value-type="string">
            <text:p>AEFPA</text:p>
          </table:table-cell>
          <table:table-cell table:style-name="ce478" table:number-columns-repeated="2"/>
          <table:table-cell table:style-name="ce481"/>
          <table:table-cell table:style-name="ce482" office:value-type="string">
            <text:p>Oracle Database Enterprise Edition 11.1.0.6</text:p>
          </table:table-cell>
          <table:table-cell table:style-name="ce486" office:value-type="string">
            <text:p>11.1</text:p>
          </table:table-cell>
          <table:table-cell table:style-name="ce486" office:value-type="string">
            <text:p>0.6</text:p>
          </table:table-cell>
          <table:table-cell table:style-name="ce482" office:value-type="string">
            <text:p>Oracle WebLogic Server 10.3.3</text:p>
          </table:table-cell>
          <table:table-cell table:style-name="ce482" office:value-type="string">
            <text:p>Oracle WebLogic Server</text:p>
          </table:table-cell>
          <table:table-cell table:style-name="ce482" office:value-type="string">
            <text:p>10.3</text:p>
          </table:table-cell>
          <table:table-cell table:style-name="ce482" office:value-type="string">
            <text:p>3.x</text:p>
          </table:table-cell>
          <table:table-cell table:style-name="ce482" office:value-type="string">
            <text:p>IBM AIX on POWER Systems (64-bit)(7.1)</text:p>
          </table:table-cell>
          <table:table-cell table:style-name="ce482" office:value-type="string">
            <text:p>Active Dataguard</text:p>
          </table:table-cell>
          <table:table-cell table:style-name="ce482" office:value-type="string">
            <text:p>EXPORTS + COLD BACKUP</text:p>
          </table:table-cell>
          <table:table-cell table:style-name="ce478"/>
          <table:table-cell table:style-name="Default"/>
          <table:table-cell table:style-name="ce478"/>
          <table:table-cell table:style-name="ce478" office:value-type="string">
            <text:p>Sun and Fujitsu UltraSPARC T1 1.4 GHz</text:p>
          </table:table-cell>
          <table:table-cell table:style-name="ce478" office:value-type="float" office:value="0.5">
            <text:p>0,5</text:p>
          </table:table-cell>
          <table:table-cell table:style-name="ce478" table:number-columns-repeated="3"/>
          <table:table-cell table:style-name="ce478" office:value-type="string">
            <text:p>Oracle Forms and Reports 6i</text:p>
          </table:table-cell>
          <table:table-cell table:style-name="ce495" office:value-type="float" office:value="6">
            <text:p>6</text:p>
          </table:table-cell>
          <table:table-cell table:style-name="ce495" office:value-type="string">
            <text:p>x.x</text:p>
          </table:table-cell>
          <table:table-cell table:style-name="ce478" office:value-type="string">
            <text:p>Enterprise Manager 10g Grid Control Release 2 (10.2.0.x.0)</text:p>
          </table:table-cell>
          <table:table-cell table:style-name="ce478" table:formula="of:=IF(ISBLANK([Servidores.J12]);IF(ISBLANK([Servidores.C12]);&quot;&quot;;[Servidores.C12]);[Servidores.J12])" office:value-type="string" office:string-value="Servidor_VL_6">
            <text:p>Servidor_VL_6</text:p>
          </table:table-cell>
          <table:table-cell table:style-name="ce478"/>
          <table:table-cell table:number-columns-repeated="996"/>
        </table:table-row>
        <table:table-row table:style-name="ro29">
          <table:table-cell table:style-name="ce476" office:value-type="string">
            <text:p>AGAPA</text:p>
          </table:table-cell>
          <table:table-cell table:style-name="ce478" table:number-columns-repeated="3"/>
          <table:table-cell table:style-name="ce482" office:value-type="string">
            <text:p>Oracle Database Enterprise Edition 10.2.0.5</text:p>
          </table:table-cell>
          <table:table-cell table:style-name="ce486" office:value-type="string">
            <text:p>10.2</text:p>
          </table:table-cell>
          <table:table-cell table:style-name="ce486" office:value-type="string">
            <text:p>0.5</text:p>
          </table:table-cell>
          <table:table-cell table:style-name="ce482" office:value-type="string">
            <text:p>Oracle WebLogic Server 10.3.2</text:p>
          </table:table-cell>
          <table:table-cell table:style-name="ce482" office:value-type="string">
            <text:p>Oracle WebLogic Server</text:p>
          </table:table-cell>
          <table:table-cell table:style-name="ce482" office:value-type="string">
            <text:p>10.3</text:p>
          </table:table-cell>
          <table:table-cell table:style-name="ce482" office:value-type="string">
            <text:p>2.x</text:p>
          </table:table-cell>
          <table:table-cell table:style-name="ce482" office:value-type="string">
            <text:p>Linux Itanium(Red Hat Enterprise 4)</text:p>
          </table:table-cell>
          <table:table-cell table:style-name="ce485" office:value-type="string">
            <text:p>-- NO ENCUENTRO MI OPCIÓN --</text:p>
          </table:table-cell>
          <table:table-cell table:style-name="ce482" office:value-type="string">
            <text:p>RMAN</text:p>
          </table:table-cell>
          <table:table-cell table:style-name="ce478" table:number-columns-repeated="3"/>
          <table:table-cell table:style-name="ce478" office:value-type="string">
            <text:p>Sun Fire T2000 Server and SPARC Enterprise T2000 Server*, with 8-core, 1.4 GHz UltraSPARC T1 processor</text:p>
          </table:table-cell>
          <table:table-cell table:style-name="ce478" office:value-type="float" office:value="0.5">
            <text:p>0,5</text:p>
          </table:table-cell>
          <table:table-cell table:style-name="ce478" table:number-columns-repeated="3"/>
          <table:table-cell table:style-name="ce485" office:value-type="string">
            <text:p>-- NO ENCUENTRO MI OPCIÓN --</text:p>
          </table:table-cell>
          <table:table-cell table:style-name="ce496" table:number-columns-repeated="2"/>
          <table:table-cell table:style-name="ce478" office:value-type="string">
            <text:p>Enterprise Manager 10g Grid Control Release 1 (10.1.0.x.0)</text:p>
          </table:table-cell>
          <table:table-cell table:style-name="ce478" table:formula="of:=IF(ISBLANK([Servidores.J13]);IF(ISBLANK([Servidores.C13]);&quot;&quot;;[Servidores.C13]);[Servidores.J13])" office:value-type="string" office:string-value="Servidor_7">
            <text:p>Servidor_7</text:p>
          </table:table-cell>
          <table:table-cell table:style-name="ce478"/>
          <table:table-cell table:number-columns-repeated="996"/>
        </table:table-row>
        <table:table-row table:style-name="ro24">
          <table:table-cell table:style-name="ce476" office:value-type="string">
            <text:p>AGESA</text:p>
          </table:table-cell>
          <table:table-cell table:style-name="ce478" table:number-columns-repeated="3"/>
          <table:table-cell table:style-name="ce482" office:value-type="string">
            <text:p>Oracle Database Enterprise Edition 10.2.0.4</text:p>
          </table:table-cell>
          <table:table-cell table:style-name="ce486" office:value-type="string">
            <text:p>10.2</text:p>
          </table:table-cell>
          <table:table-cell table:style-name="ce486" office:value-type="string">
            <text:p>0.4</text:p>
          </table:table-cell>
          <table:table-cell table:style-name="ce482" office:value-type="string">
            <text:p>Oracle WebLogic Server 10.3.1</text:p>
          </table:table-cell>
          <table:table-cell table:style-name="ce482" office:value-type="string">
            <text:p>Oracle WebLogic Server</text:p>
          </table:table-cell>
          <table:table-cell table:style-name="ce482" office:value-type="string">
            <text:p>10.3</text:p>
          </table:table-cell>
          <table:table-cell table:style-name="ce482" office:value-type="string">
            <text:p>1.x</text:p>
          </table:table-cell>
          <table:table-cell table:style-name="ce482" office:value-type="string">
            <text:p>Linux x86(Oracle Linux 4)</text:p>
          </table:table-cell>
          <table:table-cell table:style-name="Default"/>
          <table:table-cell table:style-name="ce482" office:value-type="string">
            <text:p>RMAN LEGATO</text:p>
          </table:table-cell>
          <table:table-cell table:style-name="ce478" table:number-columns-repeated="3"/>
          <table:table-cell table:style-name="ce478" office:value-type="string">
            <text:p>Sun T6300, 1.4 GHz UltraSPARC T1 processor</text:p>
          </table:table-cell>
          <table:table-cell table:style-name="ce478" office:value-type="float" office:value="0.5">
            <text:p>0,5</text:p>
          </table:table-cell>
          <table:table-cell table:style-name="ce478" table:number-columns-repeated="3"/>
          <table:table-cell table:style-name="Default"/>
          <table:table-cell table:style-name="ce482" table:number-columns-repeated="2"/>
          <table:table-cell table:style-name="ce485" office:value-type="string">
            <text:p>-- NO ENCUENTRO MI OPCIÓN --</text:p>
          </table:table-cell>
          <table:table-cell table:style-name="ce478" table:formula="of:=IF(ISBLANK([Servidores.J14]);IF(ISBLANK([Servidores.C14]);&quot;&quot;;[Servidores.C14]);[Servidores.J14])" office:value-type="string" office:string-value="Servidor_8">
            <text:p>Servidor_8</text:p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AIDEA</text:p>
          </table:table-cell>
          <table:table-cell table:style-name="ce478" table:number-columns-repeated="3"/>
          <table:table-cell table:style-name="ce482" office:value-type="string">
            <text:p>Oracle Database Enterprise Edition 10.2.0.3</text:p>
          </table:table-cell>
          <table:table-cell table:style-name="ce486" office:value-type="string">
            <text:p>10.2</text:p>
          </table:table-cell>
          <table:table-cell table:style-name="ce486" office:value-type="string">
            <text:p>0.3</text:p>
          </table:table-cell>
          <table:table-cell table:style-name="ce482" office:value-type="string">
            <text:p>Oracle Application Server  10.1.3.x</text:p>
          </table:table-cell>
          <table:table-cell table:style-name="ce482" office:value-type="string">
            <text:p>Oracle Application Server </text:p>
          </table:table-cell>
          <table:table-cell table:style-name="ce482" office:value-type="string">
            <text:p>10.1</text:p>
          </table:table-cell>
          <table:table-cell table:style-name="ce482" office:value-type="string">
            <text:p>3.x</text:p>
          </table:table-cell>
          <table:table-cell table:style-name="ce482" office:value-type="string">
            <text:p>Linux x86(Oracle Linux 6)</text:p>
          </table:table-cell>
          <table:table-cell table:style-name="ce482"/>
          <table:table-cell table:style-name="ce482" office:value-type="string">
            <text:p>RMAN DATAPROTECTOR</text:p>
          </table:table-cell>
          <table:table-cell table:style-name="ce478"/>
          <table:table-cell table:style-name="ce494"/>
          <table:table-cell table:style-name="ce478"/>
          <table:table-cell table:style-name="ce478" office:value-type="string">
            <text:p>AMD Opteron Models 13XX, 23XX, 24XX, 32XX, 41XX, 42XX, 61XX, 62XX, 83XX, 84XX or earlier Multicore chips</text:p>
          </table:table-cell>
          <table:table-cell table:style-name="ce478" office:value-type="float" office:value="0.5">
            <text:p>0,5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15]);IF(ISBLANK([Servidores.C15]);&quot;&quot;;[Servidores.C15]);[Servidores.J15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AMAYA</text:p>
          </table:table-cell>
          <table:table-cell table:style-name="ce478" table:number-columns-repeated="3"/>
          <table:table-cell table:style-name="ce482" office:value-type="string">
            <text:p>Oracle Database Enterprise Edition 10.2.0.2</text:p>
          </table:table-cell>
          <table:table-cell table:style-name="ce486" office:value-type="string">
            <text:p>10.2</text:p>
          </table:table-cell>
          <table:table-cell table:style-name="ce486" office:value-type="string">
            <text:p>0.2</text:p>
          </table:table-cell>
          <table:table-cell table:style-name="ce482" office:value-type="string">
            <text:p>Oracle Application Server 10.1.2.x</text:p>
          </table:table-cell>
          <table:table-cell table:style-name="ce482" office:value-type="string">
            <text:p>Oracle Application Server </text:p>
          </table:table-cell>
          <table:table-cell table:style-name="ce488" office:value-type="string">
            <text:p>10.1</text:p>
          </table:table-cell>
          <table:table-cell table:style-name="ce482" office:value-type="string">
            <text:p>2.x</text:p>
          </table:table-cell>
          <table:table-cell table:style-name="ce482" office:value-type="string">
            <text:p>Linux x86(Oracle Linux56)</text:p>
          </table:table-cell>
          <table:table-cell table:style-name="ce482"/>
          <table:table-cell table:style-name="ce482" office:value-type="string">
            <text:p>RMAN NETBACKUP</text:p>
          </table:table-cell>
          <table:table-cell table:style-name="ce478"/>
          <table:table-cell table:style-name="ce494"/>
          <table:table-cell table:style-name="ce478"/>
          <table:table-cell table:style-name="ce478" office:value-type="string">
            <text:p>Intel Xeon Series 56XX, Series 65XX, Series 75XX, Series E7-28XX, Series E7-48XX, Series E7-88XX or earlier Multicore chips</text:p>
          </table:table-cell>
          <table:table-cell table:style-name="ce478" office:value-type="float" office:value="0.5">
            <text:p>0,5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16]);IF(ISBLANK([Servidores.C16]);&quot;&quot;;[Servidores.C16]);[Servidores.J16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AOPJA</text:p>
          </table:table-cell>
          <table:table-cell table:style-name="ce478" table:number-columns-repeated="3"/>
          <table:table-cell table:style-name="ce482" office:value-type="string">
            <text:p>Oracle Database Enterprise Edition 10.2.0.1</text:p>
          </table:table-cell>
          <table:table-cell table:style-name="ce486" office:value-type="string">
            <text:p>10.2</text:p>
          </table:table-cell>
          <table:table-cell table:style-name="ce486" office:value-type="string">
            <text:p>0.1</text:p>
          </table:table-cell>
          <table:table-cell table:style-name="ce485" office:value-type="string">
            <text:p>-- NO ENCUENTRO MI OPCIÓN --</text:p>
          </table:table-cell>
          <table:table-cell table:style-name="ce485" table:number-columns-repeated="3"/>
          <table:table-cell table:style-name="ce482" office:value-type="string">
            <text:p>Linux x86(Red Hat Enterprise 3)</text:p>
          </table:table-cell>
          <table:table-cell table:style-name="ce482"/>
          <table:table-cell table:style-name="ce482" office:value-type="string">
            <text:p>RMAN + EXPORTS</text:p>
          </table:table-cell>
          <table:table-cell table:style-name="ce478"/>
          <table:table-cell table:style-name="ce494"/>
          <table:table-cell table:style-name="ce478"/>
          <table:table-cell table:style-name="ce478" office:value-type="string">
            <text:p>Intel Itanium Series 93XX or earlier Multicore chips (For servers purchased prior to Dec 1st, 2010)</text:p>
          </table:table-cell>
          <table:table-cell table:style-name="ce478" office:value-type="float" office:value="0.5">
            <text:p>0,5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17]);IF(ISBLANK([Servidores.C17]);&quot;&quot;;[Servidores.C17]);[Servidores.J17])">
            <text:p/>
          </table:table-cell>
          <table:table-cell table:style-name="ce478"/>
          <table:table-cell table:number-columns-repeated="996"/>
        </table:table-row>
        <table:table-row table:style-name="ro24">
          <table:table-cell table:style-name="ce476" office:value-type="string">
            <text:p>APPA</text:p>
          </table:table-cell>
          <table:table-cell table:style-name="ce478" table:number-columns-repeated="3"/>
          <table:table-cell table:style-name="ce482" office:value-type="string">
            <text:p>Oracle Database Enterprise Edition 9.2.0.8</text:p>
          </table:table-cell>
          <table:table-cell table:style-name="ce486" office:value-type="string">
            <text:p>9.2</text:p>
          </table:table-cell>
          <table:table-cell table:style-name="ce486" office:value-type="string">
            <text:p>0.8</text:p>
          </table:table-cell>
          <table:table-cell table:style-name="Default" table:number-columns-repeated="4"/>
          <table:table-cell table:style-name="ce482" office:value-type="string">
            <text:p>Linux x86(Red Hat Enterprise 4)</text:p>
          </table:table-cell>
          <table:table-cell table:style-name="ce482"/>
          <table:table-cell table:style-name="ce482" office:value-type="string">
            <text:p>RMAN LEGATO + EXPORTS</text:p>
          </table:table-cell>
          <table:table-cell table:style-name="ce478"/>
          <table:table-cell table:style-name="ce494"/>
          <table:table-cell table:style-name="ce478"/>
          <table:table-cell table:style-name="ce478" office:value-type="string">
            <text:p>Intel or AMD Desktop, Laptop/Notebook, or Netbook Multicore chips</text:p>
          </table:table-cell>
          <table:table-cell table:style-name="ce478" office:value-type="float" office:value="0.5">
            <text:p>0,5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18]);IF(ISBLANK([Servidores.C18]);&quot;&quot;;[Servidores.C18]);[Servidores.J18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ASAG</text:p>
          </table:table-cell>
          <table:table-cell table:style-name="ce478" table:number-columns-repeated="2"/>
          <table:table-cell table:style-name="ce482"/>
          <table:table-cell table:style-name="ce482" office:value-type="string">
            <text:p>Oracle Database Enterprise Edition 9.2.0.7</text:p>
          </table:table-cell>
          <table:table-cell table:style-name="ce486" office:value-type="string">
            <text:p>9.2</text:p>
          </table:table-cell>
          <table:table-cell table:style-name="ce486" office:value-type="string">
            <text:p>0.7</text:p>
          </table:table-cell>
          <table:table-cell table:style-name="ce483" table:number-columns-repeated="4"/>
          <table:table-cell table:style-name="ce482" office:value-type="string">
            <text:p>Linux x86(Red Hat Enterprise 5)</text:p>
          </table:table-cell>
          <table:table-cell table:style-name="ce482"/>
          <table:table-cell table:style-name="ce482" office:value-type="string">
            <text:p>RMAN DATAPROTECTOR + EXPORTS</text:p>
          </table:table-cell>
          <table:table-cell table:style-name="ce478"/>
          <table:table-cell table:style-name="ce494"/>
          <table:table-cell table:style-name="ce478"/>
          <table:table-cell table:style-name="ce478" office:value-type="string">
            <text:p>Sun UltraSPARC T2+</text:p>
          </table:table-cell>
          <table:table-cell table:style-name="ce478" office:value-type="float" office:value="0.5">
            <text:p>0,5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19]);IF(ISBLANK([Servidores.C19]);&quot;&quot;;[Servidores.C19]);[Servidores.J19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ASBG</text:p>
          </table:table-cell>
          <table:table-cell table:style-name="ce478" table:number-columns-repeated="2"/>
          <table:table-cell table:style-name="ce482"/>
          <table:table-cell table:style-name="ce482" office:value-type="string">
            <text:p>Oracle Database Enterprise Edition 9.2.0.6</text:p>
          </table:table-cell>
          <table:table-cell table:style-name="ce486" office:value-type="string">
            <text:p>9.2</text:p>
          </table:table-cell>
          <table:table-cell table:style-name="ce486" office:value-type="string">
            <text:p>0.6</text:p>
          </table:table-cell>
          <table:table-cell table:style-name="ce483" table:number-columns-repeated="4"/>
          <table:table-cell table:style-name="ce482" office:value-type="string">
            <text:p>Linux x86(Red Hat Enterprise 6)</text:p>
          </table:table-cell>
          <table:table-cell table:style-name="ce482"/>
          <table:table-cell table:style-name="ce482" office:value-type="string">
            <text:p>RMAN NETBACKUP + EXPORTS</text:p>
          </table:table-cell>
          <table:table-cell table:style-name="ce478"/>
          <table:table-cell table:style-name="ce494"/>
          <table:table-cell table:style-name="ce478"/>
          <table:table-cell table:style-name="ce478" office:value-type="string">
            <text:p>SPARC64 VII+</text:p>
          </table:table-cell>
          <table:table-cell table:style-name="ce478" office:value-type="float" office:value="0.5">
            <text:p>0,5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20]);IF(ISBLANK([Servidores.C20]);&quot;&quot;;[Servidores.C20]);[Servidores.J20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ASSDA</text:p>
          </table:table-cell>
          <table:table-cell table:style-name="ce478" table:number-columns-repeated="2"/>
          <table:table-cell table:style-name="ce483"/>
          <table:table-cell table:style-name="ce482" office:value-type="string">
            <text:p>Oracle Database Enterprise Edition 9.2.0.5</text:p>
          </table:table-cell>
          <table:table-cell table:style-name="ce486" office:value-type="string">
            <text:p>9.2</text:p>
          </table:table-cell>
          <table:table-cell table:style-name="ce486" office:value-type="string">
            <text:p>0.5</text:p>
          </table:table-cell>
          <table:table-cell table:style-name="ce483" table:number-columns-repeated="4"/>
          <table:table-cell table:style-name="ce489" office:value-type="string">
            <text:p>Linux x86(SLES-10)</text:p>
          </table:table-cell>
          <table:table-cell table:style-name="ce482"/>
          <table:table-cell table:style-name="ce482" office:value-type="string">
            <text:p>RMAN + COLD BACKUP</text:p>
          </table:table-cell>
          <table:table-cell table:style-name="ce478"/>
          <table:table-cell table:style-name="ce494"/>
          <table:table-cell table:style-name="ce478"/>
          <table:table-cell table:style-name="ce478" office:value-type="string">
            <text:p>SPARC T4 processor</text:p>
          </table:table-cell>
          <table:table-cell table:style-name="ce478" office:value-type="float" office:value="0.5">
            <text:p>0,5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21]);IF(ISBLANK([Servidores.C21]);&quot;&quot;;[Servidores.C21]);[Servidores.J21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AVRA</text:p>
          </table:table-cell>
          <table:table-cell table:style-name="ce478" table:number-columns-repeated="2"/>
          <table:table-cell table:style-name="ce482"/>
          <table:table-cell table:style-name="ce482" office:value-type="string">
            <text:p>Oracle Database Enterprise Edition 9.2.0.4</text:p>
          </table:table-cell>
          <table:table-cell table:style-name="ce486" office:value-type="string">
            <text:p>9.2</text:p>
          </table:table-cell>
          <table:table-cell table:style-name="ce486" office:value-type="string">
            <text:p>0.4</text:p>
          </table:table-cell>
          <table:table-cell table:style-name="ce483" table:number-columns-repeated="4"/>
          <table:table-cell table:style-name="ce482" office:value-type="string">
            <text:p>Linux x86-64(Oracle Linux 4)</text:p>
          </table:table-cell>
          <table:table-cell table:style-name="ce489"/>
          <table:table-cell table:style-name="ce482" office:value-type="string">
            <text:p>RMAN + EXPORTS + COLD BACKUP</text:p>
          </table:table-cell>
          <table:table-cell table:style-name="ce478"/>
          <table:table-cell table:style-name="ce494"/>
          <table:table-cell table:style-name="ce478"/>
          <table:table-cell table:style-name="ce478" office:value-type="string">
            <text:p>SPARC T5</text:p>
          </table:table-cell>
          <table:table-cell table:style-name="ce478" office:value-type="float" office:value="0.5">
            <text:p>0,5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22]);IF(ISBLANK([Servidores.C22]);&quot;&quot;;[Servidores.C22]);[Servidores.J22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CAA</text:p>
          </table:table-cell>
          <table:table-cell table:style-name="ce478" table:number-columns-repeated="2"/>
          <table:table-cell table:style-name="ce482"/>
          <table:table-cell table:style-name="ce482" office:value-type="string">
            <text:p>Oracle Database Enterprise Edition 9.2.0.3</text:p>
          </table:table-cell>
          <table:table-cell table:style-name="ce486" office:value-type="string">
            <text:p>9.2</text:p>
          </table:table-cell>
          <table:table-cell table:style-name="ce486" office:value-type="string">
            <text:p>0.3</text:p>
          </table:table-cell>
          <table:table-cell table:style-name="ce483" table:number-columns-repeated="4"/>
          <table:table-cell table:style-name="ce482" office:value-type="string">
            <text:p>Linux x86-64(Oracle Linux 5)</text:p>
          </table:table-cell>
          <table:table-cell table:style-name="ce482"/>
          <table:table-cell table:style-name="ce489"/>
          <table:table-cell table:style-name="ce478"/>
          <table:table-cell table:style-name="ce494"/>
          <table:table-cell table:style-name="ce478"/>
          <table:table-cell table:style-name="ce478" office:value-type="string">
            <text:p>SPARC M5</text:p>
          </table:table-cell>
          <table:table-cell table:style-name="ce478" office:value-type="float" office:value="0.5">
            <text:p>0,5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23]);IF(ISBLANK([Servidores.C23]);&quot;&quot;;[Servidores.C23]);[Servidores.J23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CAAC</text:p>
          </table:table-cell>
          <table:table-cell table:style-name="ce478" table:number-columns-repeated="2"/>
          <table:table-cell table:style-name="ce482"/>
          <table:table-cell table:style-name="ce482" office:value-type="string">
            <text:p>Oracle Database Enterprise Edition 9.2.0.2</text:p>
          </table:table-cell>
          <table:table-cell table:style-name="ce486" office:value-type="string">
            <text:p>9.2</text:p>
          </table:table-cell>
          <table:table-cell table:style-name="ce486" office:value-type="string">
            <text:p>0.2</text:p>
          </table:table-cell>
          <table:table-cell table:style-name="ce483" table:number-columns-repeated="4"/>
          <table:table-cell table:style-name="ce482" office:value-type="string">
            <text:p>Linux x86-64(Oracle Linux 6)</text:p>
          </table:table-cell>
          <table:table-cell table:style-name="ce482"/>
          <table:table-cell table:style-name="ce485" office:value-type="string">
            <text:p>-- NO ENCUENTRO MI OPCIÓN --</text:p>
          </table:table-cell>
          <table:table-cell table:style-name="ce478"/>
          <table:table-cell table:style-name="ce494"/>
          <table:table-cell table:style-name="ce478"/>
          <table:table-cell table:style-name="ce478" office:value-type="string">
            <text:p>SPARC M6</text:p>
          </table:table-cell>
          <table:table-cell table:style-name="ce478" office:value-type="float" office:value="0.5">
            <text:p>0,5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24]);IF(ISBLANK([Servidores.C24]);&quot;&quot;;[Servidores.C24]);[Servidores.J24])">
            <text:p/>
          </table:table-cell>
          <table:table-cell table:style-name="ce478"/>
          <table:table-cell table:number-columns-repeated="996"/>
        </table:table-row>
        <table:table-row table:style-name="ro24">
          <table:table-cell table:style-name="ce475" office:value-type="string">
            <text:p>CALRI</text:p>
          </table:table-cell>
          <table:table-cell table:style-name="ce478" table:number-columns-repeated="2"/>
          <table:table-cell table:style-name="ce483"/>
          <table:table-cell table:style-name="ce482" office:value-type="string">
            <text:p>Oracle Database Enterprise Edition 9.2.0.1</text:p>
          </table:table-cell>
          <table:table-cell table:style-name="ce486" office:value-type="string">
            <text:p>9.2</text:p>
          </table:table-cell>
          <table:table-cell table:style-name="ce486" office:value-type="string">
            <text:p>0.1</text:p>
          </table:table-cell>
          <table:table-cell table:style-name="ce483" table:number-columns-repeated="4"/>
          <table:table-cell table:style-name="ce482" office:value-type="string">
            <text:p>Linux x86-64(Red Hat Enterprise 3)</text:p>
          </table:table-cell>
          <table:table-cell table:style-name="ce482"/>
          <table:table-cell table:style-name="Default"/>
          <table:table-cell table:style-name="ce478"/>
          <table:table-cell table:style-name="ce494"/>
          <table:table-cell table:style-name="ce478"/>
          <table:table-cell table:style-name="ce478" office:value-type="string">
            <text:p>Sun and Fujitsu SPARC64 VI, VII</text:p>
          </table:table-cell>
          <table:table-cell table:style-name="ce478" office:value-type="float" office:value="0.75">
            <text:p>0,75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25]);IF(ISBLANK([Servidores.C25]);&quot;&quot;;[Servidores.C25]);[Servidores.J25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5" office:value-type="string">
            <text:p>CAPDER</text:p>
          </table:table-cell>
          <table:table-cell table:style-name="ce478" table:number-columns-repeated="2"/>
          <table:table-cell table:style-name="ce482"/>
          <table:table-cell table:style-name="ce482" office:value-type="string">
            <text:p>Oracle Database Enterprise Edition 9.0.1.5</text:p>
          </table:table-cell>
          <table:table-cell table:style-name="ce486" office:value-type="string">
            <text:p>9.0</text:p>
          </table:table-cell>
          <table:table-cell table:style-name="ce486" office:value-type="string">
            <text:p>1.5</text:p>
          </table:table-cell>
          <table:table-cell table:style-name="ce483" table:number-columns-repeated="4"/>
          <table:table-cell table:style-name="ce482" office:value-type="string">
            <text:p>Linux x86-64(Red Hat Enterprise 4)</text:p>
          </table:table-cell>
          <table:table-cell table:style-name="ce482"/>
          <table:table-cell table:style-name="ce483"/>
          <table:table-cell table:style-name="ce478"/>
          <table:table-cell table:style-name="ce494"/>
          <table:table-cell table:style-name="ce478"/>
          <table:table-cell table:style-name="ce478" office:value-type="string">
            <text:p>Sun UltraSPARC IV, IV+, or earlier Multicore chips</text:p>
          </table:table-cell>
          <table:table-cell table:style-name="ce478" office:value-type="float" office:value="0.75">
            <text:p>0,75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26]);IF(ISBLANK([Servidores.C26]);&quot;&quot;;[Servidores.C26]);[Servidores.J26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CCA</text:p>
          </table:table-cell>
          <table:table-cell table:style-name="ce478" table:number-columns-repeated="2"/>
          <table:table-cell table:style-name="ce482"/>
          <table:table-cell table:style-name="ce482" office:value-type="string">
            <text:p>Oracle Database Enterprise Edition 9.0.1.4</text:p>
          </table:table-cell>
          <table:table-cell table:style-name="ce486" office:value-type="string">
            <text:p>9.0</text:p>
          </table:table-cell>
          <table:table-cell table:style-name="ce486" office:value-type="string">
            <text:p>1.4</text:p>
          </table:table-cell>
          <table:table-cell table:style-name="ce483" table:number-columns-repeated="4"/>
          <table:table-cell table:style-name="ce482" office:value-type="string">
            <text:p>Linux x86-64(Red Hat Enterprise 5)</text:p>
          </table:table-cell>
          <table:table-cell table:style-name="ce482"/>
          <table:table-cell table:style-name="ce483"/>
          <table:table-cell table:style-name="ce478"/>
          <table:table-cell table:style-name="ce494"/>
          <table:table-cell table:style-name="ce478"/>
          <table:table-cell table:style-name="ce478" office:value-type="string">
            <text:p>Sun UltraSPARC T2</text:p>
          </table:table-cell>
          <table:table-cell table:style-name="ce478" office:value-type="float" office:value="0.75">
            <text:p>0,75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27]);IF(ISBLANK([Servidores.C27]);&quot;&quot;;[Servidores.C27]);[Servidores.J27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5" office:value-type="string">
            <text:p>CECD</text:p>
          </table:table-cell>
          <table:table-cell table:style-name="ce478" table:number-columns-repeated="2"/>
          <table:table-cell table:style-name="ce482"/>
          <table:table-cell table:style-name="ce482" office:value-type="string">
            <text:p>Oracle Database Enterprise Edition 9.0.1.3</text:p>
          </table:table-cell>
          <table:table-cell table:style-name="ce486" office:value-type="string">
            <text:p>9.0</text:p>
          </table:table-cell>
          <table:table-cell table:style-name="ce486" office:value-type="string">
            <text:p>1.3</text:p>
          </table:table-cell>
          <table:table-cell table:style-name="ce482" table:number-columns-repeated="4"/>
          <table:table-cell table:style-name="ce482" office:value-type="string">
            <text:p>Linux x86-64(Red Hat Enterprise 6)</text:p>
          </table:table-cell>
          <table:table-cell table:style-name="ce482"/>
          <table:table-cell table:style-name="ce483"/>
          <table:table-cell table:style-name="ce478"/>
          <table:table-cell table:style-name="ce494"/>
          <table:table-cell table:style-name="ce478"/>
          <table:table-cell table:style-name="ce478" office:value-type="string">
            <text:p>HP PA-RISC</text:p>
          </table:table-cell>
          <table:table-cell table:style-name="ce478" office:value-type="float" office:value="0.75">
            <text:p>0,75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28]);IF(ISBLANK([Servidores.C28]);&quot;&quot;;[Servidores.C28]);[Servidores.J28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5" office:value-type="string">
            <text:p>CEICE</text:p>
          </table:table-cell>
          <table:table-cell table:style-name="ce478" table:number-columns-repeated="2"/>
          <table:table-cell table:style-name="ce482"/>
          <table:table-cell table:style-name="ce482" office:value-type="string">
            <text:p>Oracle Database Enterprise Edition 9.0.1.2</text:p>
          </table:table-cell>
          <table:table-cell table:style-name="ce486" office:value-type="string">
            <text:p>9.0</text:p>
          </table:table-cell>
          <table:table-cell table:style-name="ce486" office:value-type="string">
            <text:p>1.2</text:p>
          </table:table-cell>
          <table:table-cell table:style-name="ce482" table:number-columns-repeated="4"/>
          <table:table-cell table:style-name="ce482" office:value-type="string">
            <text:p>Microsoft Windows x64 (64-bit)(2000)</text:p>
          </table:table-cell>
          <table:table-cell table:style-name="ce482"/>
          <table:table-cell table:style-name="ce483"/>
          <table:table-cell table:style-name="ce478" table:number-columns-repeated="3"/>
          <table:table-cell table:style-name="ce478" office:value-type="string">
            <text:p>IBM POWER5+ or earlier Multicore chips</text:p>
          </table:table-cell>
          <table:table-cell table:style-name="ce478" office:value-type="float" office:value="0.75">
            <text:p>0,75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29]);IF(ISBLANK([Servidores.C29]);&quot;&quot;;[Servidores.C29]);[Servidores.J29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5" office:value-type="string">
            <text:p>CFV</text:p>
          </table:table-cell>
          <table:table-cell table:style-name="ce478" table:number-columns-repeated="2"/>
          <table:table-cell table:style-name="ce483"/>
          <table:table-cell table:style-name="ce482" office:value-type="string">
            <text:p>Oracle Database Enterprise Edition 9.0.1.1</text:p>
          </table:table-cell>
          <table:table-cell table:style-name="ce486" office:value-type="string">
            <text:p>9.0</text:p>
          </table:table-cell>
          <table:table-cell table:style-name="ce486" office:value-type="string">
            <text:p>1.1</text:p>
          </table:table-cell>
          <table:table-cell table:style-name="ce482" table:number-columns-repeated="4"/>
          <table:table-cell table:style-name="ce482" office:value-type="string">
            <text:p>Microsoft Windows x64 (64-bit)(2003 R2)</text:p>
          </table:table-cell>
          <table:table-cell table:style-name="ce482"/>
          <table:table-cell table:style-name="ce483"/>
          <table:table-cell table:style-name="ce478" table:number-columns-repeated="3"/>
          <table:table-cell table:style-name="ce478" office:value-type="string">
            <text:p>All Single Core Chips</text:p>
          </table:table-cell>
          <table:table-cell table:style-name="ce478" office:value-type="float" office:value="1">
            <text:p>1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30]);IF(ISBLANK([Servidores.C30]);&quot;&quot;;[Servidores.C30]);[Servidores.J30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5" office:value-type="string">
            <text:p>CHAP</text:p>
          </table:table-cell>
          <table:table-cell table:style-name="ce478" table:number-columns-repeated="2"/>
          <table:table-cell table:style-name="ce483"/>
          <table:table-cell table:style-name="ce482" office:value-type="string">
            <text:p>Oracle Database Enterprise Edition 9.0.1.0</text:p>
          </table:table-cell>
          <table:table-cell table:style-name="ce486" office:value-type="string">
            <text:p>9.0</text:p>
          </table:table-cell>
          <table:table-cell table:style-name="ce486" office:value-type="string">
            <text:p>1.0</text:p>
          </table:table-cell>
          <table:table-cell table:style-name="ce482" table:number-columns-repeated="4"/>
          <table:table-cell table:style-name="ce491" office:value-type="string">
            <text:p>Microsoft Windows x64 (64-bit)(2003)</text:p>
          </table:table-cell>
          <table:table-cell table:style-name="ce482" table:number-columns-repeated="2"/>
          <table:table-cell table:style-name="ce478" table:number-columns-repeated="3"/>
          <table:table-cell table:style-name="ce478" office:value-type="string">
            <text:p>Intel Itanium Series 93XX (For servers purchased on or after Dec 1st, 2010)</text:p>
          </table:table-cell>
          <table:table-cell table:style-name="ce478" office:value-type="float" office:value="1">
            <text:p>1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31]);IF(ISBLANK([Servidores.C31]);&quot;&quot;;[Servidores.C31]);[Servidores.J31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CICA</text:p>
          </table:table-cell>
          <table:table-cell table:style-name="ce478" table:number-columns-repeated="2"/>
          <table:table-cell table:style-name="ce483"/>
          <table:table-cell table:style-name="ce482" office:value-type="string">
            <text:p>Oracle Database Enterprise Edition 8.1.7.4</text:p>
          </table:table-cell>
          <table:table-cell table:style-name="ce486" office:value-type="string">
            <text:p>8.1</text:p>
          </table:table-cell>
          <table:table-cell table:style-name="ce486" office:value-type="string">
            <text:p>7.4</text:p>
          </table:table-cell>
          <table:table-cell table:style-name="ce482" table:number-columns-repeated="4"/>
          <table:table-cell table:style-name="ce482" office:value-type="string">
            <text:p>Microsoft Windows x64 (64-bit)(2008 R2)</text:p>
          </table:table-cell>
          <table:table-cell table:style-name="ce491"/>
          <table:table-cell table:style-name="ce482"/>
          <table:table-cell table:style-name="ce478" table:number-columns-repeated="3"/>
          <table:table-cell table:style-name="ce478" office:value-type="string">
            <text:p>Intel itanium Series 95XX</text:p>
          </table:table-cell>
          <table:table-cell table:style-name="ce478" office:value-type="float" office:value="1">
            <text:p>1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32]);IF(ISBLANK([Servidores.C32]);&quot;&quot;;[Servidores.C32]);[Servidores.J32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5" office:value-type="string">
            <text:p>CISPS</text:p>
          </table:table-cell>
          <table:table-cell table:style-name="ce478" table:number-columns-repeated="2"/>
          <table:table-cell table:style-name="ce483"/>
          <table:table-cell table:style-name="ce482" office:value-type="string">
            <text:p>Oracle Database Enterprise Edition 8.1.7.3</text:p>
          </table:table-cell>
          <table:table-cell table:style-name="ce486" office:value-type="string">
            <text:p>8.1</text:p>
          </table:table-cell>
          <table:table-cell table:style-name="ce486" office:value-type="string">
            <text:p>7.3</text:p>
          </table:table-cell>
          <table:table-cell table:style-name="ce482" table:number-columns-repeated="4"/>
          <table:table-cell table:style-name="ce489" office:value-type="string">
            <text:p>Microsoft Windows x64 (64-bit)(XP)</text:p>
          </table:table-cell>
          <table:table-cell table:style-name="ce482" table:number-columns-repeated="2"/>
          <table:table-cell table:style-name="ce478" table:number-columns-repeated="3"/>
          <table:table-cell table:style-name="ce478" office:value-type="string">
            <text:p>IBM POWER6</text:p>
          </table:table-cell>
          <table:table-cell table:style-name="ce478" office:value-type="float" office:value="1">
            <text:p>1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33]);IF(ISBLANK([Servidores.C33]);&quot;&quot;;[Servidores.C33]);[Servidores.J33])">
            <text:p/>
          </table:table-cell>
          <table:table-cell table:style-name="ce478"/>
          <table:table-cell table:number-columns-repeated="996"/>
        </table:table-row>
        <table:table-row table:style-name="ro23">
          <table:table-cell table:style-name="ce475" office:value-type="string">
            <text:p>CJI-SGJ</text:p>
          </table:table-cell>
          <table:table-cell table:style-name="ce478" table:number-columns-repeated="2"/>
          <table:table-cell table:style-name="ce483"/>
          <table:table-cell table:style-name="ce482" office:value-type="string">
            <text:p>Oracle Database Enterprise Edition 8.1.7.2</text:p>
          </table:table-cell>
          <table:table-cell table:style-name="ce486" office:value-type="string">
            <text:p>8.1</text:p>
          </table:table-cell>
          <table:table-cell table:style-name="ce486" office:value-type="string">
            <text:p>7.2</text:p>
          </table:table-cell>
          <table:table-cell table:style-name="ce482" table:number-columns-repeated="4"/>
          <table:table-cell table:style-name="ce492" office:value-type="string">
            <text:p>Microsoft Windows Server 2003 Server 5.2 Service Pack 2 (32-bit)</text:p>
          </table:table-cell>
          <table:table-cell table:style-name="ce489"/>
          <table:table-cell table:style-name="ce482"/>
          <table:table-cell table:style-name="ce478" table:number-columns-repeated="3"/>
          <table:table-cell table:style-name="ce478" office:value-type="string">
            <text:p>IBM POWER7, IBM POWER7+</text:p>
          </table:table-cell>
          <table:table-cell table:style-name="ce478" office:value-type="float" office:value="1">
            <text:p>1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34]);IF(ISBLANK([Servidores.C34]);&quot;&quot;;[Servidores.C34]);[Servidores.J34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5" office:value-type="string">
            <text:p>CJI-SGT</text:p>
          </table:table-cell>
          <table:table-cell table:style-name="ce478" table:number-columns-repeated="3"/>
          <table:table-cell table:style-name="ce482" office:value-type="string">
            <text:p>Oracle Database Enterprise Edition 8.1.7.1</text:p>
          </table:table-cell>
          <table:table-cell table:style-name="ce486" office:value-type="string">
            <text:p>8.1</text:p>
          </table:table-cell>
          <table:table-cell table:style-name="ce486" office:value-type="string">
            <text:p>7.1</text:p>
          </table:table-cell>
          <table:table-cell table:style-name="ce482" table:number-columns-repeated="4"/>
          <table:table-cell table:style-name="ce482" office:value-type="string">
            <text:p>Oracle Solaris on SPARC (64-bit)(10)</text:p>
          </table:table-cell>
          <table:table-cell table:style-name="ce492"/>
          <table:table-cell table:style-name="ce482"/>
          <table:table-cell table:style-name="ce478" table:number-columns-repeated="3"/>
          <table:table-cell table:style-name="ce478" office:value-type="string">
            <text:p>IBM POWER8</text:p>
          </table:table-cell>
          <table:table-cell table:style-name="ce478" office:value-type="float" office:value="1">
            <text:p>1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35]);IF(ISBLANK([Servidores.C35]);&quot;&quot;;[Servidores.C35]);[Servidores.J35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5" office:value-type="string">
            <text:p>CMAOT</text:p>
          </table:table-cell>
          <table:table-cell table:style-name="ce478" table:number-columns-repeated="3"/>
          <table:table-cell table:style-name="ce482" office:value-type="string">
            <text:p>Oracle Database Enterprise Edition 8.1.7.0</text:p>
          </table:table-cell>
          <table:table-cell table:style-name="ce486" office:value-type="string">
            <text:p>8.1</text:p>
          </table:table-cell>
          <table:table-cell table:style-name="ce486" office:value-type="string">
            <text:p>7.0</text:p>
          </table:table-cell>
          <table:table-cell table:style-name="ce482" table:number-columns-repeated="4"/>
          <table:table-cell table:style-name="ce482" office:value-type="string">
            <text:p>Oracle Solaris on SPARC (64-bit)(11)</text:p>
          </table:table-cell>
          <table:table-cell table:style-name="ce482" table:number-columns-repeated="2"/>
          <table:table-cell table:style-name="ce478" table:number-columns-repeated="3"/>
          <table:table-cell table:style-name="ce483" office:value-type="string">
            <text:p>IBM System z (z10 and earlier)</text:p>
          </table:table-cell>
          <table:table-cell table:style-name="ce478" office:value-type="float" office:value="1">
            <text:p>1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36]);IF(ISBLANK([Servidores.C36]);&quot;&quot;;[Servidores.C36]);[Servidores.J36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5" office:value-type="string">
            <text:p>CTC</text:p>
          </table:table-cell>
          <table:table-cell table:style-name="ce478" table:number-columns-repeated="3"/>
          <table:table-cell table:style-name="ce482" office:value-type="string">
            <text:p>Oracle Database Enterprise Edition 8.0.6.3</text:p>
          </table:table-cell>
          <table:table-cell table:style-name="ce486" office:value-type="string">
            <text:p>8.0</text:p>
          </table:table-cell>
          <table:table-cell table:style-name="ce486" office:value-type="string">
            <text:p>6.3</text:p>
          </table:table-cell>
          <table:table-cell table:style-name="ce482" table:number-columns-repeated="4"/>
          <table:table-cell table:style-name="ce482" office:value-type="string">
            <text:p>Oracle Solaris on SPARC (64-bit)(9)</text:p>
          </table:table-cell>
          <table:table-cell table:style-name="ce482"/>
          <table:table-cell table:style-name="ce478" table:number-columns-repeated="4"/>
          <table:table-cell table:style-name="ce478" office:value-type="string">
            <text:p>All Other Multicore chips</text:p>
          </table:table-cell>
          <table:table-cell table:style-name="ce478" office:value-type="float" office:value="1">
            <text:p>1</text:p>
          </table:table-cell>
          <table:table-cell table:style-name="ce478" table:number-columns-repeated="4"/>
          <table:table-cell table:style-name="ce482" table:number-columns-repeated="2"/>
          <table:table-cell table:style-name="ce478"/>
          <table:table-cell table:style-name="ce478" table:formula="of:=IF(ISBLANK([Servidores.J37]);IF(ISBLANK([Servidores.C37]);&quot;&quot;;[Servidores.C37]);[Servidores.J37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EPES</text:p>
          </table:table-cell>
          <table:table-cell table:style-name="ce478" table:number-columns-repeated="3"/>
          <table:table-cell table:style-name="ce482" office:value-type="string">
            <text:p>Oracle Database Enterprise Edition 8.0.6.2</text:p>
          </table:table-cell>
          <table:table-cell table:style-name="ce486" office:value-type="string">
            <text:p>8.0</text:p>
          </table:table-cell>
          <table:table-cell table:style-name="ce486" office:value-type="string">
            <text:p>6.2</text:p>
          </table:table-cell>
          <table:table-cell table:style-name="ce482" table:number-columns-repeated="4"/>
          <table:table-cell table:style-name="ce482" office:value-type="string">
            <text:p>Oracle Solaris on x86 (32-bit)(10)</text:p>
          </table:table-cell>
          <table:table-cell table:style-name="ce482"/>
          <table:table-cell table:style-name="ce478" table:number-columns-repeated="4"/>
          <table:table-cell table:style-name="ce485" office:value-type="string">
            <text:p>-- NO ENCUENTRO MI OPCIÓN --</text:p>
          </table:table-cell>
          <table:table-cell table:style-name="ce478" table:number-columns-repeated="5"/>
          <table:table-cell table:style-name="ce482" table:number-columns-repeated="2"/>
          <table:table-cell table:style-name="ce478"/>
          <table:table-cell table:style-name="ce478" table:formula="of:=IF(ISBLANK([Servidores.J38]);IF(ISBLANK([Servidores.C38]);&quot;&quot;;[Servidores.C38]);[Servidores.J38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EPHPO</text:p>
          </table:table-cell>
          <table:table-cell table:style-name="ce478" table:number-columns-repeated="3"/>
          <table:table-cell table:style-name="ce482" office:value-type="string">
            <text:p>Oracle Database Enterprise Edition 8.0.6.1</text:p>
          </table:table-cell>
          <table:table-cell table:style-name="ce486" office:value-type="string">
            <text:p>8.0</text:p>
          </table:table-cell>
          <table:table-cell table:style-name="ce486" office:value-type="string">
            <text:p>6.1</text:p>
          </table:table-cell>
          <table:table-cell table:style-name="ce482" table:number-columns-repeated="4"/>
          <table:table-cell table:style-name="ce482" office:value-type="string">
            <text:p>SunOS 5.9 Generic_122300-49 (64-bit)</text:p>
          </table:table-cell>
          <table:table-cell table:style-name="ce482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39]);IF(ISBLANK([Servidores.C39]);&quot;&quot;;[Servidores.C39]);[Servidores.J39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EPTDA</text:p>
          </table:table-cell>
          <table:table-cell table:style-name="ce478" table:number-columns-repeated="3"/>
          <table:table-cell table:style-name="ce482" office:value-type="string">
            <text:p>Oracle Database Enterprise Edition 8.0.6.0</text:p>
          </table:table-cell>
          <table:table-cell table:style-name="ce486" office:value-type="string">
            <text:p>8.0</text:p>
          </table:table-cell>
          <table:table-cell table:style-name="ce486" office:value-type="string">
            <text:p>6.0</text:p>
          </table:table-cell>
          <table:table-cell table:style-name="ce482" table:number-columns-repeated="4"/>
          <table:table-cell table:style-name="ce493" office:value-type="string">
            <text:p>Red Hat Enterprise Linux ES release 4</text:p>
          </table:table-cell>
          <table:table-cell table:style-name="ce482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40]);IF(ISBLANK([Servidores.C40]);&quot;&quot;;[Servidores.C40]);[Servidores.J40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EXTENDA</text:p>
          </table:table-cell>
          <table:table-cell table:style-name="ce478" table:number-columns-repeated="3"/>
          <table:table-cell table:style-name="ce482" office:value-type="string">
            <text:p>Oracle Database Enterprise Edition 7.3.4</text:p>
          </table:table-cell>
          <table:table-cell table:style-name="ce486" office:value-type="string">
            <text:p>7.3</text:p>
          </table:table-cell>
          <table:table-cell table:style-name="ce486" office:value-type="string">
            <text:p>4.x</text:p>
          </table:table-cell>
          <table:table-cell table:style-name="ce482" table:number-columns-repeated="4"/>
          <table:table-cell table:style-name="ce485" office:value-type="string">
            <text:p>-- NO ENCUENTRO MI OPCIÓN --</text:p>
          </table:table-cell>
          <table:table-cell table:style-name="ce493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41]);IF(ISBLANK([Servidores.C41]);&quot;&quot;;[Servidores.C41]);[Servidores.J41])">
            <text:p/>
          </table:table-cell>
          <table:table-cell table:style-name="ce478"/>
          <table:table-cell table:number-columns-repeated="996"/>
        </table:table-row>
        <table:table-row table:style-name="ro24">
          <table:table-cell table:style-name="ce476" office:value-type="string">
            <text:p>FPS</text:p>
          </table:table-cell>
          <table:table-cell table:style-name="ce478" table:number-columns-repeated="3"/>
          <table:table-cell table:style-name="ce485" office:value-type="string">
            <text:p>-- NO ENCUENTRO MI OPCIÓN --</text:p>
          </table:table-cell>
          <table:table-cell table:style-name="ce485" table:number-columns-repeated="2"/>
          <table:table-cell table:style-name="ce482" table:number-columns-repeated="4"/>
          <table:table-cell table:style-name="Default"/>
          <table:table-cell table:style-name="ce482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42]);IF(ISBLANK([Servidores.C42]);&quot;&quot;;[Servidores.C42]);[Servidores.J42])">
            <text:p/>
          </table:table-cell>
          <table:table-cell table:style-name="ce478"/>
          <table:table-cell table:number-columns-repeated="996"/>
        </table:table-row>
        <table:table-row table:style-name="ro24">
          <table:table-cell table:style-name="ce476" office:value-type="string">
            <text:p>IAAP</text:p>
          </table:table-cell>
          <table:table-cell table:style-name="ce478" table:number-columns-repeated="3"/>
          <table:table-cell table:style-name="Default" table:number-columns-repeated="3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43]);IF(ISBLANK([Servidores.C43]);&quot;&quot;;[Servidores.C43]);[Servidores.J43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IAJ</text:p>
          </table:table-cell>
          <table:table-cell table:style-name="ce478" table:number-columns-repeated="3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44]);IF(ISBLANK([Servidores.C44]);&quot;&quot;;[Servidores.C44]);[Servidores.J44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IAM</text:p>
          </table:table-cell>
          <table:table-cell table:style-name="ce478" table:number-columns-repeated="3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45]);IF(ISBLANK([Servidores.C45]);&quot;&quot;;[Servidores.C45]);[Servidores.J45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IAPH</text:p>
          </table:table-cell>
          <table:table-cell table:style-name="ce478" table:number-columns-repeated="3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46]);IF(ISBLANK([Servidores.C46]);&quot;&quot;;[Servidores.C46]);[Servidores.J46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IECA</text:p>
          </table:table-cell>
          <table:table-cell table:style-name="ce478" table:number-columns-repeated="3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47]);IF(ISBLANK([Servidores.C47]);&quot;&quot;;[Servidores.C47]);[Servidores.J47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IFAPA</text:p>
          </table:table-cell>
          <table:table-cell table:style-name="ce478" table:number-columns-repeated="3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48]);IF(ISBLANK([Servidores.C48]);&quot;&quot;;[Servidores.C48]);[Servidores.J48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PAG</text:p>
          </table:table-cell>
          <table:table-cell table:style-name="ce478" table:number-columns-repeated="3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49]);IF(ISBLANK([Servidores.C49]);&quot;&quot;;[Servidores.C49]);[Servidores.J49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RTVA</text:p>
          </table:table-cell>
          <table:table-cell table:style-name="ce478" table:number-columns-repeated="3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50]);IF(ISBLANK([Servidores.C50]);&quot;&quot;;[Servidores.C50]);[Servidores.J50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SAE</text:p>
          </table:table-cell>
          <table:table-cell table:style-name="ce478" table:number-columns-repeated="3"/>
          <table:table-cell table:style-name="ce483"/>
          <table:table-cell table:style-name="ce486" table:number-columns-repeated="2"/>
          <table:table-cell table:style-name="ce482" table:number-columns-repeated="4"/>
          <table:table-cell table:style-name="ce489" table:number-columns-repeated="2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51]);IF(ISBLANK([Servidores.C51]);&quot;&quot;;[Servidores.C51]);[Servidores.J51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SANDETEL</text:p>
          </table:table-cell>
          <table:table-cell table:style-name="ce478" table:number-columns-repeated="3"/>
          <table:table-cell table:style-name="ce483"/>
          <table:table-cell table:style-name="ce486" table:number-columns-repeated="2"/>
          <table:table-cell table:style-name="ce482" table:number-columns-repeated="4"/>
          <table:table-cell table:style-name="ce489" table:number-columns-repeated="2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52]);IF(ISBLANK([Servidores.C52]);&quot;&quot;;[Servidores.C52]);[Servidores.J52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SAS</text:p>
          </table:table-cell>
          <table:table-cell table:style-name="ce478" table:number-columns-repeated="3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53]);IF(ISBLANK([Servidores.C53]);&quot;&quot;;[Servidores.C53]);[Servidores.J53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6" office:value-type="string">
            <text:p>VEIASA</text:p>
          </table:table-cell>
          <table:table-cell table:style-name="ce478" table:number-columns-repeated="3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54]);IF(ISBLANK([Servidores.C54]);&quot;&quot;;[Servidores.C54]);[Servidores.J54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55]);IF(ISBLANK([Servidores.C55]);&quot;&quot;;[Servidores.C55]);[Servidores.J55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56]);IF(ISBLANK([Servidores.C56]);&quot;&quot;;[Servidores.C56]);[Servidores.J56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57]);IF(ISBLANK([Servidores.C57]);&quot;&quot;;[Servidores.C57]);[Servidores.J57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58]);IF(ISBLANK([Servidores.C58]);&quot;&quot;;[Servidores.C58]);[Servidores.J58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59]);IF(ISBLANK([Servidores.C59]);&quot;&quot;;[Servidores.C59]);[Servidores.J59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60]);IF(ISBLANK([Servidores.C60]);&quot;&quot;;[Servidores.C60]);[Servidores.J60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3"/>
          <table:table-cell table:style-name="ce486" table:number-columns-repeated="2"/>
          <table:table-cell table:style-name="ce482" table:number-columns-repeated="6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61]);IF(ISBLANK([Servidores.C61]);&quot;&quot;;[Servidores.C61]);[Servidores.J61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3"/>
          <table:table-cell table:style-name="ce486" table:number-columns-repeated="2"/>
          <table:table-cell table:style-name="ce482" table:number-columns-repeated="4"/>
          <table:table-cell table:style-name="ce483" table:number-columns-repeated="2"/>
          <table:table-cell table:style-name="ce478" office:value-type="string">
            <text:p><text:s/></text:p>
          </table:table-cell>
          <table:table-cell table:style-name="ce478" office:value-type="string">
            <text:p><text:s/></text:p>
          </table:table-cell>
          <table:table-cell table:style-name="ce478" table:number-columns-repeated="8"/>
          <table:table-cell table:style-name="ce482" table:number-columns-repeated="2"/>
          <table:table-cell table:style-name="ce478"/>
          <table:table-cell table:style-name="ce478" table:formula="of:=IF(ISBLANK([Servidores.J62]);IF(ISBLANK([Servidores.C62]);&quot;&quot;;[Servidores.C62]);[Servidores.J62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3"/>
          <table:table-cell table:style-name="ce486" table:number-columns-repeated="2"/>
          <table:table-cell table:style-name="ce482" table:number-columns-repeated="4"/>
          <table:table-cell table:style-name="ce483" table:number-columns-repeated="2"/>
          <table:table-cell table:style-name="ce478" office:value-type="string">
            <text:p><text:s/></text:p>
          </table:table-cell>
          <table:table-cell table:style-name="ce478" office:value-type="string">
            <text:p><text:s/></text:p>
          </table:table-cell>
          <table:table-cell table:style-name="ce478" table:number-columns-repeated="8"/>
          <table:table-cell table:style-name="ce482" table:number-columns-repeated="2"/>
          <table:table-cell table:style-name="ce478"/>
          <table:table-cell table:style-name="ce478" table:formula="of:=IF(ISBLANK([Servidores.J63]);IF(ISBLANK([Servidores.C63]);&quot;&quot;;[Servidores.C63]);[Servidores.J63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3"/>
          <table:table-cell table:style-name="ce486" table:number-columns-repeated="2"/>
          <table:table-cell table:style-name="ce482" table:number-columns-repeated="4"/>
          <table:table-cell table:style-name="ce483" table:number-columns-repeated="2"/>
          <table:table-cell table:style-name="ce478" office:value-type="string">
            <text:p><text:s/></text:p>
          </table:table-cell>
          <table:table-cell table:style-name="ce478" office:value-type="string">
            <text:p><text:s/></text:p>
          </table:table-cell>
          <table:table-cell table:style-name="ce478" table:number-columns-repeated="8"/>
          <table:table-cell table:style-name="ce482" table:number-columns-repeated="2"/>
          <table:table-cell table:style-name="ce478"/>
          <table:table-cell table:style-name="ce478" table:formula="of:=IF(ISBLANK([Servidores.J64]);IF(ISBLANK([Servidores.C64]);&quot;&quot;;[Servidores.C64]);[Servidores.J64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3"/>
          <table:table-cell table:style-name="ce486" table:number-columns-repeated="2"/>
          <table:table-cell table:style-name="ce482" table:number-columns-repeated="4"/>
          <table:table-cell table:style-name="ce483" table:number-columns-repeated="2"/>
          <table:table-cell table:style-name="ce478" office:value-type="string">
            <text:p><text:s/></text:p>
          </table:table-cell>
          <table:table-cell table:style-name="ce478" office:value-type="string">
            <text:p><text:s/></text:p>
          </table:table-cell>
          <table:table-cell table:style-name="ce478" table:number-columns-repeated="8"/>
          <table:table-cell table:style-name="ce482" table:number-columns-repeated="2"/>
          <table:table-cell table:style-name="ce478"/>
          <table:table-cell table:style-name="ce478" table:formula="of:=IF(ISBLANK([Servidores.J65]);IF(ISBLANK([Servidores.C65]);&quot;&quot;;[Servidores.C65]);[Servidores.J65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2" table:number-columns-repeated="7"/>
          <table:table-cell table:style-name="ce483" table:number-columns-repeated="2"/>
          <table:table-cell table:style-name="ce478" office:value-type="string">
            <text:p><text:s/></text:p>
          </table:table-cell>
          <table:table-cell table:style-name="ce478" office:value-type="string">
            <text:p><text:s/></text:p>
          </table:table-cell>
          <table:table-cell table:style-name="ce478" table:number-columns-repeated="8"/>
          <table:table-cell table:style-name="ce482" table:number-columns-repeated="2"/>
          <table:table-cell table:style-name="ce478"/>
          <table:table-cell table:style-name="ce478" table:formula="of:=IF(ISBLANK([Servidores.J66]);IF(ISBLANK([Servidores.C66]);&quot;&quot;;[Servidores.C66]);[Servidores.J66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2" table:number-columns-repeated="7"/>
          <table:table-cell table:style-name="ce483" table:number-columns-repeated="2"/>
          <table:table-cell table:style-name="ce478" office:value-type="string">
            <text:p><text:s/></text:p>
          </table:table-cell>
          <table:table-cell table:style-name="ce478" office:value-type="string">
            <text:p><text:s/></text:p>
          </table:table-cell>
          <table:table-cell table:style-name="ce478" table:number-columns-repeated="8"/>
          <table:table-cell table:style-name="ce482" table:number-columns-repeated="2"/>
          <table:table-cell table:style-name="ce478"/>
          <table:table-cell table:style-name="ce478" table:formula="of:=IF(ISBLANK([Servidores.J67]);IF(ISBLANK([Servidores.C67]);&quot;&quot;;[Servidores.C67]);[Servidores.J67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2" table:number-columns-repeated="7"/>
          <table:table-cell table:style-name="ce483" table:number-columns-repeated="2"/>
          <table:table-cell table:style-name="ce478" office:value-type="string">
            <text:p><text:s/></text:p>
          </table:table-cell>
          <table:table-cell table:style-name="ce478" office:value-type="string">
            <text:p><text:s/></text:p>
          </table:table-cell>
          <table:table-cell table:style-name="ce478" table:number-columns-repeated="8"/>
          <table:table-cell table:style-name="ce482" table:number-columns-repeated="2"/>
          <table:table-cell table:style-name="ce478"/>
          <table:table-cell table:style-name="ce478" table:formula="of:=IF(ISBLANK([Servidores.J68]);IF(ISBLANK([Servidores.C68]);&quot;&quot;;[Servidores.C68]);[Servidores.J68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2" table:number-columns-repeated="7"/>
          <table:table-cell table:style-name="ce483" table:number-columns-repeated="2"/>
          <table:table-cell table:style-name="ce478" office:value-type="string">
            <text:p><text:s/></text:p>
          </table:table-cell>
          <table:table-cell table:style-name="ce478" office:value-type="string">
            <text:p><text:s/></text:p>
          </table:table-cell>
          <table:table-cell table:style-name="ce478" table:number-columns-repeated="8"/>
          <table:table-cell table:style-name="ce482" table:number-columns-repeated="2"/>
          <table:table-cell table:style-name="ce478"/>
          <table:table-cell table:style-name="ce478" table:formula="of:=IF(ISBLANK([Servidores.J69]);IF(ISBLANK([Servidores.C69]);&quot;&quot;;[Servidores.C69]);[Servidores.J69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2" table:number-columns-repeated="7"/>
          <table:table-cell table:style-name="ce483" table:number-columns-repeated="2"/>
          <table:table-cell table:style-name="ce478" office:value-type="string">
            <text:p><text:s/></text:p>
          </table:table-cell>
          <table:table-cell table:style-name="ce478" office:value-type="string">
            <text:p><text:s/></text:p>
          </table:table-cell>
          <table:table-cell table:style-name="ce478" table:number-columns-repeated="8"/>
          <table:table-cell table:style-name="ce482" table:number-columns-repeated="2"/>
          <table:table-cell table:style-name="ce478"/>
          <table:table-cell table:style-name="ce478" table:formula="of:=IF(ISBLANK([Servidores.J70]);IF(ISBLANK([Servidores.C70]);&quot;&quot;;[Servidores.C70]);[Servidores.J70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2" table:number-columns-repeated="7"/>
          <table:table-cell table:style-name="ce483" table:number-columns-repeated="2"/>
          <table:table-cell table:style-name="ce478" office:value-type="string">
            <text:p><text:s/></text:p>
          </table:table-cell>
          <table:table-cell table:style-name="ce478" office:value-type="string">
            <text:p><text:s/></text:p>
          </table:table-cell>
          <table:table-cell table:style-name="ce478" table:number-columns-repeated="8"/>
          <table:table-cell table:style-name="ce482" table:number-columns-repeated="2"/>
          <table:table-cell table:style-name="ce478"/>
          <table:table-cell table:style-name="ce478" table:formula="of:=IF(ISBLANK([Servidores.J71]);IF(ISBLANK([Servidores.C71]);&quot;&quot;;[Servidores.C71]);[Servidores.J71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2" table:number-columns-repeated="7"/>
          <table:table-cell table:style-name="ce483" table:number-columns-repeated="2"/>
          <table:table-cell table:style-name="ce478" office:value-type="string">
            <text:p><text:s/></text:p>
          </table:table-cell>
          <table:table-cell table:style-name="ce478" office:value-type="string">
            <text:p><text:s/></text:p>
          </table:table-cell>
          <table:table-cell table:style-name="ce478" table:number-columns-repeated="8"/>
          <table:table-cell table:style-name="ce482" table:number-columns-repeated="2"/>
          <table:table-cell table:style-name="ce478"/>
          <table:table-cell table:style-name="ce478" table:formula="of:=IF(ISBLANK([Servidores.J72]);IF(ISBLANK([Servidores.C72]);&quot;&quot;;[Servidores.C72]);[Servidores.J72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2" table:number-columns-repeated="7"/>
          <table:table-cell table:style-name="ce483" table:number-columns-repeated="2"/>
          <table:table-cell table:style-name="ce478" office:value-type="string">
            <text:p><text:s/></text:p>
          </table:table-cell>
          <table:table-cell table:style-name="ce478" office:value-type="string">
            <text:p><text:s/></text:p>
          </table:table-cell>
          <table:table-cell table:style-name="ce478" table:number-columns-repeated="8"/>
          <table:table-cell table:style-name="ce482" table:number-columns-repeated="2"/>
          <table:table-cell table:style-name="ce478"/>
          <table:table-cell table:style-name="ce478" table:formula="of:=IF(ISBLANK([Servidores.J73]);IF(ISBLANK([Servidores.C73]);&quot;&quot;;[Servidores.C73]);[Servidores.J73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2" table:number-columns-repeated="7"/>
          <table:table-cell table:style-name="ce483" table:number-columns-repeated="2"/>
          <table:table-cell table:style-name="ce478" office:value-type="string">
            <text:p><text:s/></text:p>
          </table:table-cell>
          <table:table-cell table:style-name="ce478" office:value-type="string">
            <text:p><text:s/></text:p>
          </table:table-cell>
          <table:table-cell table:style-name="ce478" table:number-columns-repeated="8"/>
          <table:table-cell table:style-name="ce482" table:number-columns-repeated="2"/>
          <table:table-cell table:style-name="ce478"/>
          <table:table-cell table:style-name="ce478" table:formula="of:=IF(ISBLANK([Servidores.J74]);IF(ISBLANK([Servidores.C74]);&quot;&quot;;[Servidores.C74]);[Servidores.J74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2" table:number-columns-repeated="7"/>
          <table:table-cell table:style-name="ce483" table:number-columns-repeated="2"/>
          <table:table-cell table:style-name="ce478" office:value-type="string">
            <text:p><text:s/></text:p>
          </table:table-cell>
          <table:table-cell table:style-name="ce478" office:value-type="string">
            <text:p><text:s/></text:p>
          </table:table-cell>
          <table:table-cell table:style-name="ce478" table:number-columns-repeated="8"/>
          <table:table-cell table:style-name="ce482" table:number-columns-repeated="2"/>
          <table:table-cell table:style-name="ce478"/>
          <table:table-cell table:style-name="ce478" table:formula="of:=IF(ISBLANK([Servidores.J75]);IF(ISBLANK([Servidores.C75]);&quot;&quot;;[Servidores.C75]);[Servidores.J75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2" table:number-columns-repeated="7"/>
          <table:table-cell table:style-name="ce483" table:number-columns-repeated="2"/>
          <table:table-cell table:style-name="ce478" office:value-type="string">
            <text:p><text:s/></text:p>
          </table:table-cell>
          <table:table-cell table:style-name="ce478" office:value-type="string">
            <text:p><text:s/></text:p>
          </table:table-cell>
          <table:table-cell table:style-name="ce478" table:number-columns-repeated="8"/>
          <table:table-cell table:style-name="ce482" table:number-columns-repeated="2"/>
          <table:table-cell table:style-name="ce478"/>
          <table:table-cell table:style-name="ce478" table:formula="of:=IF(ISBLANK([Servidores.J76]);IF(ISBLANK([Servidores.C76]);&quot;&quot;;[Servidores.C76]);[Servidores.J76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2" table:number-columns-repeated="7"/>
          <table:table-cell table:style-name="ce483" table:number-columns-repeated="2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77]);IF(ISBLANK([Servidores.C77]);&quot;&quot;;[Servidores.C77]);[Servidores.J77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4"/>
          <table:table-cell table:style-name="ce482" table:number-columns-repeated="9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78]);IF(ISBLANK([Servidores.C78]);&quot;&quot;;[Servidores.C78]);[Servidores.J78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 table:number-columns-repeated="5"/>
          <table:table-cell table:style-name="ce482" table:number-columns-repeated="2"/>
          <table:table-cell table:style-name="ce478" table:number-columns-repeated="4"/>
          <table:table-cell table:style-name="ce482" table:number-columns-repeated="2"/>
          <table:table-cell table:style-name="ce478" table:number-columns-repeated="10"/>
          <table:table-cell table:style-name="ce482" table:number-columns-repeated="2"/>
          <table:table-cell table:style-name="ce478"/>
          <table:table-cell table:style-name="ce478" table:formula="of:=IF(ISBLANK([Servidores.J79]);IF(ISBLANK([Servidores.C79]);&quot;&quot;;[Servidores.C79]);[Servidores.J79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style-name="ce478"/>
          <table:table-cell table:number-columns-repeated="2"/>
          <table:table-cell table:style-name="ce478" table:number-columns-repeated="2"/>
          <table:table-cell table:style-name="ce482" table:number-columns-repeated="2"/>
          <table:table-cell table:style-name="ce478" table:number-columns-repeated="4"/>
          <table:table-cell table:style-name="ce482" table:number-columns-repeated="2"/>
          <table:table-cell table:style-name="ce478"/>
          <table:table-cell table:number-columns-repeated="3"/>
          <table:table-cell table:style-name="ce478" table:number-columns-repeated="6"/>
          <table:table-cell table:style-name="ce482" table:number-columns-repeated="2"/>
          <table:table-cell table:style-name="ce478"/>
          <table:table-cell table:style-name="ce478" table:formula="of:=IF(ISBLANK([Servidores.J80]);IF(ISBLANK([Servidores.C80]);&quot;&quot;;[Servidores.C80]);[Servidores.J80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number-columns-repeated="11"/>
          <table:table-cell table:style-name="ce482" table:number-columns-repeated="2"/>
          <table:table-cell table:number-columns-repeated="4"/>
          <table:table-cell table:style-name="ce478" table:number-columns-repeated="6"/>
          <table:table-cell table:style-name="ce482" table:number-columns-repeated="2"/>
          <table:table-cell table:style-name="ce478"/>
          <table:table-cell table:style-name="ce478" table:formula="of:=IF(ISBLANK([Servidores.J81]);IF(ISBLANK([Servidores.C81]);&quot;&quot;;[Servidores.C81]);[Servidores.J81])">
            <text:p/>
          </table:table-cell>
          <table:table-cell table:style-name="ce478"/>
          <table:table-cell table:number-columns-repeated="996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82]);IF(ISBLANK([Servidores.C82]);&quot;&quot;;[Servidores.C82]);[Servidores.J82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83]);IF(ISBLANK([Servidores.C83]);&quot;&quot;;[Servidores.C83]);[Servidores.J83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84]);IF(ISBLANK([Servidores.C84]);&quot;&quot;;[Servidores.C84]);[Servidores.J84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85]);IF(ISBLANK([Servidores.C85]);&quot;&quot;;[Servidores.C85]);[Servidores.J85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86]);IF(ISBLANK([Servidores.C86]);&quot;&quot;;[Servidores.C86]);[Servidores.J86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87]);IF(ISBLANK([Servidores.C87]);&quot;&quot;;[Servidores.C87]);[Servidores.J87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88]);IF(ISBLANK([Servidores.C88]);&quot;&quot;;[Servidores.C88]);[Servidores.J88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89]);IF(ISBLANK([Servidores.C89]);&quot;&quot;;[Servidores.C89]);[Servidores.J89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90]);IF(ISBLANK([Servidores.C90]);&quot;&quot;;[Servidores.C90]);[Servidores.J90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91]);IF(ISBLANK([Servidores.C91]);&quot;&quot;;[Servidores.C91]);[Servidores.J91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92]);IF(ISBLANK([Servidores.C92]);&quot;&quot;;[Servidores.C92]);[Servidores.J92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93]);IF(ISBLANK([Servidores.C93]);&quot;&quot;;[Servidores.C93]);[Servidores.J93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94]);IF(ISBLANK([Servidores.C94]);&quot;&quot;;[Servidores.C94]);[Servidores.J94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95]);IF(ISBLANK([Servidores.C95]);&quot;&quot;;[Servidores.C95]);[Servidores.J95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96]);IF(ISBLANK([Servidores.C96]);&quot;&quot;;[Servidores.C96]);[Servidores.J96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97]);IF(ISBLANK([Servidores.C97]);&quot;&quot;;[Servidores.C97]);[Servidores.J97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98]);IF(ISBLANK([Servidores.C98]);&quot;&quot;;[Servidores.C98]);[Servidores.J98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99]);IF(ISBLANK([Servidores.C99]);&quot;&quot;;[Servidores.C99]);[Servidores.J99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100]);IF(ISBLANK([Servidores.C100]);&quot;&quot;;[Servidores.C100]);[Servidores.J100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101]);IF(ISBLANK([Servidores.C101]);&quot;&quot;;[Servidores.C101]);[Servidores.J101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102]);IF(ISBLANK([Servidores.C102]);&quot;&quot;;[Servidores.C102]);[Servidores.J102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103]);IF(ISBLANK([Servidores.C103]);&quot;&quot;;[Servidores.C103]);[Servidores.J103])">
            <text:p/>
          </table:table-cell>
          <table:table-cell table:number-columns-repeated="997"/>
        </table:table-row>
        <table:table-row table:style-name="ro28">
          <table:table-cell table:number-columns-repeated="11"/>
          <table:table-cell table:style-name="ce40" table:number-columns-repeated="2"/>
          <table:table-cell table:number-columns-repeated="13"/>
          <table:table-cell table:style-name="ce478" table:formula="of:=IF(ISBLANK([Servidores.J104]);IF(ISBLANK([Servidores.C104]);&quot;&quot;;[Servidores.C104]);[Servidores.J10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05]);IF(ISBLANK([Servidores.C105]);&quot;&quot;;[Servidores.C105]);[Servidores.J10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06]);IF(ISBLANK([Servidores.C106]);&quot;&quot;;[Servidores.C106]);[Servidores.J10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07]);IF(ISBLANK([Servidores.C107]);&quot;&quot;;[Servidores.C107]);[Servidores.J10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08]);IF(ISBLANK([Servidores.C108]);&quot;&quot;;[Servidores.C108]);[Servidores.J10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09]);IF(ISBLANK([Servidores.C109]);&quot;&quot;;[Servidores.C109]);[Servidores.J10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10]);IF(ISBLANK([Servidores.C110]);&quot;&quot;;[Servidores.C110]);[Servidores.J11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11]);IF(ISBLANK([Servidores.C111]);&quot;&quot;;[Servidores.C111]);[Servidores.J11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12]);IF(ISBLANK([Servidores.C112]);&quot;&quot;;[Servidores.C112]);[Servidores.J11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13]);IF(ISBLANK([Servidores.C113]);&quot;&quot;;[Servidores.C113]);[Servidores.J11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14]);IF(ISBLANK([Servidores.C114]);&quot;&quot;;[Servidores.C114]);[Servidores.J11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15]);IF(ISBLANK([Servidores.C115]);&quot;&quot;;[Servidores.C115]);[Servidores.J11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16]);IF(ISBLANK([Servidores.C116]);&quot;&quot;;[Servidores.C116]);[Servidores.J11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17]);IF(ISBLANK([Servidores.C117]);&quot;&quot;;[Servidores.C117]);[Servidores.J11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18]);IF(ISBLANK([Servidores.C118]);&quot;&quot;;[Servidores.C118]);[Servidores.J11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19]);IF(ISBLANK([Servidores.C119]);&quot;&quot;;[Servidores.C119]);[Servidores.J11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20]);IF(ISBLANK([Servidores.C120]);&quot;&quot;;[Servidores.C120]);[Servidores.J12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21]);IF(ISBLANK([Servidores.C121]);&quot;&quot;;[Servidores.C121]);[Servidores.J12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22]);IF(ISBLANK([Servidores.C122]);&quot;&quot;;[Servidores.C122]);[Servidores.J12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23]);IF(ISBLANK([Servidores.C123]);&quot;&quot;;[Servidores.C123]);[Servidores.J12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24]);IF(ISBLANK([Servidores.C124]);&quot;&quot;;[Servidores.C124]);[Servidores.J12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25]);IF(ISBLANK([Servidores.C125]);&quot;&quot;;[Servidores.C125]);[Servidores.J12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26]);IF(ISBLANK([Servidores.C126]);&quot;&quot;;[Servidores.C126]);[Servidores.J12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27]);IF(ISBLANK([Servidores.C127]);&quot;&quot;;[Servidores.C127]);[Servidores.J12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28]);IF(ISBLANK([Servidores.C128]);&quot;&quot;;[Servidores.C128]);[Servidores.J12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29]);IF(ISBLANK([Servidores.C129]);&quot;&quot;;[Servidores.C129]);[Servidores.J12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30]);IF(ISBLANK([Servidores.C130]);&quot;&quot;;[Servidores.C130]);[Servidores.J13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31]);IF(ISBLANK([Servidores.C131]);&quot;&quot;;[Servidores.C131]);[Servidores.J13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32]);IF(ISBLANK([Servidores.C132]);&quot;&quot;;[Servidores.C132]);[Servidores.J13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33]);IF(ISBLANK([Servidores.C133]);&quot;&quot;;[Servidores.C133]);[Servidores.J13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34]);IF(ISBLANK([Servidores.C134]);&quot;&quot;;[Servidores.C134]);[Servidores.J13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35]);IF(ISBLANK([Servidores.C135]);&quot;&quot;;[Servidores.C135]);[Servidores.J13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36]);IF(ISBLANK([Servidores.C136]);&quot;&quot;;[Servidores.C136]);[Servidores.J13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37]);IF(ISBLANK([Servidores.C137]);&quot;&quot;;[Servidores.C137]);[Servidores.J13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38]);IF(ISBLANK([Servidores.C138]);&quot;&quot;;[Servidores.C138]);[Servidores.J13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39]);IF(ISBLANK([Servidores.C139]);&quot;&quot;;[Servidores.C139]);[Servidores.J13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40]);IF(ISBLANK([Servidores.C140]);&quot;&quot;;[Servidores.C140]);[Servidores.J14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41]);IF(ISBLANK([Servidores.C141]);&quot;&quot;;[Servidores.C141]);[Servidores.J14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42]);IF(ISBLANK([Servidores.C142]);&quot;&quot;;[Servidores.C142]);[Servidores.J14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43]);IF(ISBLANK([Servidores.C143]);&quot;&quot;;[Servidores.C143]);[Servidores.J14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44]);IF(ISBLANK([Servidores.C144]);&quot;&quot;;[Servidores.C144]);[Servidores.J14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45]);IF(ISBLANK([Servidores.C145]);&quot;&quot;;[Servidores.C145]);[Servidores.J14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46]);IF(ISBLANK([Servidores.C146]);&quot;&quot;;[Servidores.C146]);[Servidores.J14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47]);IF(ISBLANK([Servidores.C147]);&quot;&quot;;[Servidores.C147]);[Servidores.J14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48]);IF(ISBLANK([Servidores.C148]);&quot;&quot;;[Servidores.C148]);[Servidores.J14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49]);IF(ISBLANK([Servidores.C149]);&quot;&quot;;[Servidores.C149]);[Servidores.J14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50]);IF(ISBLANK([Servidores.C150]);&quot;&quot;;[Servidores.C150]);[Servidores.J15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51]);IF(ISBLANK([Servidores.C151]);&quot;&quot;;[Servidores.C151]);[Servidores.J15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52]);IF(ISBLANK([Servidores.C152]);&quot;&quot;;[Servidores.C152]);[Servidores.J15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53]);IF(ISBLANK([Servidores.C153]);&quot;&quot;;[Servidores.C153]);[Servidores.J15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54]);IF(ISBLANK([Servidores.C154]);&quot;&quot;;[Servidores.C154]);[Servidores.J15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55]);IF(ISBLANK([Servidores.C155]);&quot;&quot;;[Servidores.C155]);[Servidores.J15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56]);IF(ISBLANK([Servidores.C156]);&quot;&quot;;[Servidores.C156]);[Servidores.J15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57]);IF(ISBLANK([Servidores.C157]);&quot;&quot;;[Servidores.C157]);[Servidores.J15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58]);IF(ISBLANK([Servidores.C158]);&quot;&quot;;[Servidores.C158]);[Servidores.J15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59]);IF(ISBLANK([Servidores.C159]);&quot;&quot;;[Servidores.C159]);[Servidores.J15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60]);IF(ISBLANK([Servidores.C160]);&quot;&quot;;[Servidores.C160]);[Servidores.J16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61]);IF(ISBLANK([Servidores.C161]);&quot;&quot;;[Servidores.C161]);[Servidores.J16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62]);IF(ISBLANK([Servidores.C162]);&quot;&quot;;[Servidores.C162]);[Servidores.J16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63]);IF(ISBLANK([Servidores.C163]);&quot;&quot;;[Servidores.C163]);[Servidores.J16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64]);IF(ISBLANK([Servidores.C164]);&quot;&quot;;[Servidores.C164]);[Servidores.J16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65]);IF(ISBLANK([Servidores.C165]);&quot;&quot;;[Servidores.C165]);[Servidores.J16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66]);IF(ISBLANK([Servidores.C166]);&quot;&quot;;[Servidores.C166]);[Servidores.J16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67]);IF(ISBLANK([Servidores.C167]);&quot;&quot;;[Servidores.C167]);[Servidores.J16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68]);IF(ISBLANK([Servidores.C168]);&quot;&quot;;[Servidores.C168]);[Servidores.J16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69]);IF(ISBLANK([Servidores.C169]);&quot;&quot;;[Servidores.C169]);[Servidores.J16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70]);IF(ISBLANK([Servidores.C170]);&quot;&quot;;[Servidores.C170]);[Servidores.J17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71]);IF(ISBLANK([Servidores.C171]);&quot;&quot;;[Servidores.C171]);[Servidores.J17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72]);IF(ISBLANK([Servidores.C172]);&quot;&quot;;[Servidores.C172]);[Servidores.J17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73]);IF(ISBLANK([Servidores.C173]);&quot;&quot;;[Servidores.C173]);[Servidores.J17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74]);IF(ISBLANK([Servidores.C174]);&quot;&quot;;[Servidores.C174]);[Servidores.J17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75]);IF(ISBLANK([Servidores.C175]);&quot;&quot;;[Servidores.C175]);[Servidores.J17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76]);IF(ISBLANK([Servidores.C176]);&quot;&quot;;[Servidores.C176]);[Servidores.J17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77]);IF(ISBLANK([Servidores.C177]);&quot;&quot;;[Servidores.C177]);[Servidores.J17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78]);IF(ISBLANK([Servidores.C178]);&quot;&quot;;[Servidores.C178]);[Servidores.J17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79]);IF(ISBLANK([Servidores.C179]);&quot;&quot;;[Servidores.C179]);[Servidores.J17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80]);IF(ISBLANK([Servidores.C180]);&quot;&quot;;[Servidores.C180]);[Servidores.J18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81]);IF(ISBLANK([Servidores.C181]);&quot;&quot;;[Servidores.C181]);[Servidores.J18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82]);IF(ISBLANK([Servidores.C182]);&quot;&quot;;[Servidores.C182]);[Servidores.J18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83]);IF(ISBLANK([Servidores.C183]);&quot;&quot;;[Servidores.C183]);[Servidores.J18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84]);IF(ISBLANK([Servidores.C184]);&quot;&quot;;[Servidores.C184]);[Servidores.J18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85]);IF(ISBLANK([Servidores.C185]);&quot;&quot;;[Servidores.C185]);[Servidores.J18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86]);IF(ISBLANK([Servidores.C186]);&quot;&quot;;[Servidores.C186]);[Servidores.J18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87]);IF(ISBLANK([Servidores.C187]);&quot;&quot;;[Servidores.C187]);[Servidores.J18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88]);IF(ISBLANK([Servidores.C188]);&quot;&quot;;[Servidores.C188]);[Servidores.J18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89]);IF(ISBLANK([Servidores.C189]);&quot;&quot;;[Servidores.C189]);[Servidores.J18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90]);IF(ISBLANK([Servidores.C190]);&quot;&quot;;[Servidores.C190]);[Servidores.J19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91]);IF(ISBLANK([Servidores.C191]);&quot;&quot;;[Servidores.C191]);[Servidores.J19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92]);IF(ISBLANK([Servidores.C192]);&quot;&quot;;[Servidores.C192]);[Servidores.J19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93]);IF(ISBLANK([Servidores.C193]);&quot;&quot;;[Servidores.C193]);[Servidores.J19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94]);IF(ISBLANK([Servidores.C194]);&quot;&quot;;[Servidores.C194]);[Servidores.J19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95]);IF(ISBLANK([Servidores.C195]);&quot;&quot;;[Servidores.C195]);[Servidores.J19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96]);IF(ISBLANK([Servidores.C196]);&quot;&quot;;[Servidores.C196]);[Servidores.J19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97]);IF(ISBLANK([Servidores.C197]);&quot;&quot;;[Servidores.C197]);[Servidores.J19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98]);IF(ISBLANK([Servidores.C198]);&quot;&quot;;[Servidores.C198]);[Servidores.J19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199]);IF(ISBLANK([Servidores.C199]);&quot;&quot;;[Servidores.C199]);[Servidores.J19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00]);IF(ISBLANK([Servidores.C200]);&quot;&quot;;[Servidores.C200]);[Servidores.J20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01]);IF(ISBLANK([Servidores.C201]);&quot;&quot;;[Servidores.C201]);[Servidores.J20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02]);IF(ISBLANK([Servidores.C202]);&quot;&quot;;[Servidores.C202]);[Servidores.J20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03]);IF(ISBLANK([Servidores.C203]);&quot;&quot;;[Servidores.C203]);[Servidores.J20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04]);IF(ISBLANK([Servidores.C204]);&quot;&quot;;[Servidores.C204]);[Servidores.J20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05]);IF(ISBLANK([Servidores.C205]);&quot;&quot;;[Servidores.C205]);[Servidores.J20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06]);IF(ISBLANK([Servidores.C206]);&quot;&quot;;[Servidores.C206]);[Servidores.J20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07]);IF(ISBLANK([Servidores.C207]);&quot;&quot;;[Servidores.C207]);[Servidores.J20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08]);IF(ISBLANK([Servidores.C208]);&quot;&quot;;[Servidores.C208]);[Servidores.J20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09]);IF(ISBLANK([Servidores.C209]);&quot;&quot;;[Servidores.C209]);[Servidores.J20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10]);IF(ISBLANK([Servidores.C210]);&quot;&quot;;[Servidores.C210]);[Servidores.J21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11]);IF(ISBLANK([Servidores.C211]);&quot;&quot;;[Servidores.C211]);[Servidores.J21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12]);IF(ISBLANK([Servidores.C212]);&quot;&quot;;[Servidores.C212]);[Servidores.J21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13]);IF(ISBLANK([Servidores.C213]);&quot;&quot;;[Servidores.C213]);[Servidores.J21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14]);IF(ISBLANK([Servidores.C214]);&quot;&quot;;[Servidores.C214]);[Servidores.J21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15]);IF(ISBLANK([Servidores.C215]);&quot;&quot;;[Servidores.C215]);[Servidores.J21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16]);IF(ISBLANK([Servidores.C216]);&quot;&quot;;[Servidores.C216]);[Servidores.J21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17]);IF(ISBLANK([Servidores.C217]);&quot;&quot;;[Servidores.C217]);[Servidores.J21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18]);IF(ISBLANK([Servidores.C218]);&quot;&quot;;[Servidores.C218]);[Servidores.J21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19]);IF(ISBLANK([Servidores.C219]);&quot;&quot;;[Servidores.C219]);[Servidores.J21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20]);IF(ISBLANK([Servidores.C220]);&quot;&quot;;[Servidores.C220]);[Servidores.J22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21]);IF(ISBLANK([Servidores.C221]);&quot;&quot;;[Servidores.C221]);[Servidores.J22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22]);IF(ISBLANK([Servidores.C222]);&quot;&quot;;[Servidores.C222]);[Servidores.J22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23]);IF(ISBLANK([Servidores.C223]);&quot;&quot;;[Servidores.C223]);[Servidores.J22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24]);IF(ISBLANK([Servidores.C224]);&quot;&quot;;[Servidores.C224]);[Servidores.J22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25]);IF(ISBLANK([Servidores.C225]);&quot;&quot;;[Servidores.C225]);[Servidores.J22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26]);IF(ISBLANK([Servidores.C226]);&quot;&quot;;[Servidores.C226]);[Servidores.J22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27]);IF(ISBLANK([Servidores.C227]);&quot;&quot;;[Servidores.C227]);[Servidores.J22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28]);IF(ISBLANK([Servidores.C228]);&quot;&quot;;[Servidores.C228]);[Servidores.J22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29]);IF(ISBLANK([Servidores.C229]);&quot;&quot;;[Servidores.C229]);[Servidores.J22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30]);IF(ISBLANK([Servidores.C230]);&quot;&quot;;[Servidores.C230]);[Servidores.J23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31]);IF(ISBLANK([Servidores.C231]);&quot;&quot;;[Servidores.C231]);[Servidores.J23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32]);IF(ISBLANK([Servidores.C232]);&quot;&quot;;[Servidores.C232]);[Servidores.J23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33]);IF(ISBLANK([Servidores.C233]);&quot;&quot;;[Servidores.C233]);[Servidores.J23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34]);IF(ISBLANK([Servidores.C234]);&quot;&quot;;[Servidores.C234]);[Servidores.J23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35]);IF(ISBLANK([Servidores.C235]);&quot;&quot;;[Servidores.C235]);[Servidores.J23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36]);IF(ISBLANK([Servidores.C236]);&quot;&quot;;[Servidores.C236]);[Servidores.J23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37]);IF(ISBLANK([Servidores.C237]);&quot;&quot;;[Servidores.C237]);[Servidores.J23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38]);IF(ISBLANK([Servidores.C238]);&quot;&quot;;[Servidores.C238]);[Servidores.J23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39]);IF(ISBLANK([Servidores.C239]);&quot;&quot;;[Servidores.C239]);[Servidores.J23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40]);IF(ISBLANK([Servidores.C240]);&quot;&quot;;[Servidores.C240]);[Servidores.J24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41]);IF(ISBLANK([Servidores.C241]);&quot;&quot;;[Servidores.C241]);[Servidores.J24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42]);IF(ISBLANK([Servidores.C242]);&quot;&quot;;[Servidores.C242]);[Servidores.J24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43]);IF(ISBLANK([Servidores.C243]);&quot;&quot;;[Servidores.C243]);[Servidores.J24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44]);IF(ISBLANK([Servidores.C244]);&quot;&quot;;[Servidores.C244]);[Servidores.J24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45]);IF(ISBLANK([Servidores.C245]);&quot;&quot;;[Servidores.C245]);[Servidores.J24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46]);IF(ISBLANK([Servidores.C246]);&quot;&quot;;[Servidores.C246]);[Servidores.J24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47]);IF(ISBLANK([Servidores.C247]);&quot;&quot;;[Servidores.C247]);[Servidores.J24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48]);IF(ISBLANK([Servidores.C248]);&quot;&quot;;[Servidores.C248]);[Servidores.J24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49]);IF(ISBLANK([Servidores.C249]);&quot;&quot;;[Servidores.C249]);[Servidores.J24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50]);IF(ISBLANK([Servidores.C250]);&quot;&quot;;[Servidores.C250]);[Servidores.J25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51]);IF(ISBLANK([Servidores.C251]);&quot;&quot;;[Servidores.C251]);[Servidores.J25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52]);IF(ISBLANK([Servidores.C252]);&quot;&quot;;[Servidores.C252]);[Servidores.J25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53]);IF(ISBLANK([Servidores.C253]);&quot;&quot;;[Servidores.C253]);[Servidores.J25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54]);IF(ISBLANK([Servidores.C254]);&quot;&quot;;[Servidores.C254]);[Servidores.J25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55]);IF(ISBLANK([Servidores.C255]);&quot;&quot;;[Servidores.C255]);[Servidores.J25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56]);IF(ISBLANK([Servidores.C256]);&quot;&quot;;[Servidores.C256]);[Servidores.J25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57]);IF(ISBLANK([Servidores.C257]);&quot;&quot;;[Servidores.C257]);[Servidores.J25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58]);IF(ISBLANK([Servidores.C258]);&quot;&quot;;[Servidores.C258]);[Servidores.J25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59]);IF(ISBLANK([Servidores.C259]);&quot;&quot;;[Servidores.C259]);[Servidores.J25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60]);IF(ISBLANK([Servidores.C260]);&quot;&quot;;[Servidores.C260]);[Servidores.J26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61]);IF(ISBLANK([Servidores.C261]);&quot;&quot;;[Servidores.C261]);[Servidores.J26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62]);IF(ISBLANK([Servidores.C262]);&quot;&quot;;[Servidores.C262]);[Servidores.J26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63]);IF(ISBLANK([Servidores.C263]);&quot;&quot;;[Servidores.C263]);[Servidores.J26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64]);IF(ISBLANK([Servidores.C264]);&quot;&quot;;[Servidores.C264]);[Servidores.J26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65]);IF(ISBLANK([Servidores.C265]);&quot;&quot;;[Servidores.C265]);[Servidores.J26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66]);IF(ISBLANK([Servidores.C266]);&quot;&quot;;[Servidores.C266]);[Servidores.J26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67]);IF(ISBLANK([Servidores.C267]);&quot;&quot;;[Servidores.C267]);[Servidores.J26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68]);IF(ISBLANK([Servidores.C268]);&quot;&quot;;[Servidores.C268]);[Servidores.J26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69]);IF(ISBLANK([Servidores.C269]);&quot;&quot;;[Servidores.C269]);[Servidores.J26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70]);IF(ISBLANK([Servidores.C270]);&quot;&quot;;[Servidores.C270]);[Servidores.J27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71]);IF(ISBLANK([Servidores.C271]);&quot;&quot;;[Servidores.C271]);[Servidores.J27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72]);IF(ISBLANK([Servidores.C272]);&quot;&quot;;[Servidores.C272]);[Servidores.J27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73]);IF(ISBLANK([Servidores.C273]);&quot;&quot;;[Servidores.C273]);[Servidores.J27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74]);IF(ISBLANK([Servidores.C274]);&quot;&quot;;[Servidores.C274]);[Servidores.J27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75]);IF(ISBLANK([Servidores.C275]);&quot;&quot;;[Servidores.C275]);[Servidores.J27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76]);IF(ISBLANK([Servidores.C276]);&quot;&quot;;[Servidores.C276]);[Servidores.J27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77]);IF(ISBLANK([Servidores.C277]);&quot;&quot;;[Servidores.C277]);[Servidores.J27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78]);IF(ISBLANK([Servidores.C278]);&quot;&quot;;[Servidores.C278]);[Servidores.J27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79]);IF(ISBLANK([Servidores.C279]);&quot;&quot;;[Servidores.C279]);[Servidores.J27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80]);IF(ISBLANK([Servidores.C280]);&quot;&quot;;[Servidores.C280]);[Servidores.J28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81]);IF(ISBLANK([Servidores.C281]);&quot;&quot;;[Servidores.C281]);[Servidores.J28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82]);IF(ISBLANK([Servidores.C282]);&quot;&quot;;[Servidores.C282]);[Servidores.J28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83]);IF(ISBLANK([Servidores.C283]);&quot;&quot;;[Servidores.C283]);[Servidores.J28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84]);IF(ISBLANK([Servidores.C284]);&quot;&quot;;[Servidores.C284]);[Servidores.J28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85]);IF(ISBLANK([Servidores.C285]);&quot;&quot;;[Servidores.C285]);[Servidores.J28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86]);IF(ISBLANK([Servidores.C286]);&quot;&quot;;[Servidores.C286]);[Servidores.J28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87]);IF(ISBLANK([Servidores.C287]);&quot;&quot;;[Servidores.C287]);[Servidores.J28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88]);IF(ISBLANK([Servidores.C288]);&quot;&quot;;[Servidores.C288]);[Servidores.J28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89]);IF(ISBLANK([Servidores.C289]);&quot;&quot;;[Servidores.C289]);[Servidores.J28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90]);IF(ISBLANK([Servidores.C290]);&quot;&quot;;[Servidores.C290]);[Servidores.J29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91]);IF(ISBLANK([Servidores.C291]);&quot;&quot;;[Servidores.C291]);[Servidores.J29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92]);IF(ISBLANK([Servidores.C292]);&quot;&quot;;[Servidores.C292]);[Servidores.J29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93]);IF(ISBLANK([Servidores.C293]);&quot;&quot;;[Servidores.C293]);[Servidores.J29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94]);IF(ISBLANK([Servidores.C294]);&quot;&quot;;[Servidores.C294]);[Servidores.J29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95]);IF(ISBLANK([Servidores.C295]);&quot;&quot;;[Servidores.C295]);[Servidores.J29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96]);IF(ISBLANK([Servidores.C296]);&quot;&quot;;[Servidores.C296]);[Servidores.J29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97]);IF(ISBLANK([Servidores.C297]);&quot;&quot;;[Servidores.C297]);[Servidores.J29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98]);IF(ISBLANK([Servidores.C298]);&quot;&quot;;[Servidores.C298]);[Servidores.J29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299]);IF(ISBLANK([Servidores.C299]);&quot;&quot;;[Servidores.C299]);[Servidores.J29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00]);IF(ISBLANK([Servidores.C300]);&quot;&quot;;[Servidores.C300]);[Servidores.J30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01]);IF(ISBLANK([Servidores.C301]);&quot;&quot;;[Servidores.C301]);[Servidores.J30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02]);IF(ISBLANK([Servidores.C302]);&quot;&quot;;[Servidores.C302]);[Servidores.J30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03]);IF(ISBLANK([Servidores.C303]);&quot;&quot;;[Servidores.C303]);[Servidores.J30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04]);IF(ISBLANK([Servidores.C304]);&quot;&quot;;[Servidores.C304]);[Servidores.J30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05]);IF(ISBLANK([Servidores.C305]);&quot;&quot;;[Servidores.C305]);[Servidores.J30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06]);IF(ISBLANK([Servidores.C306]);&quot;&quot;;[Servidores.C306]);[Servidores.J30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07]);IF(ISBLANK([Servidores.C307]);&quot;&quot;;[Servidores.C307]);[Servidores.J30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08]);IF(ISBLANK([Servidores.C308]);&quot;&quot;;[Servidores.C308]);[Servidores.J30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09]);IF(ISBLANK([Servidores.C309]);&quot;&quot;;[Servidores.C309]);[Servidores.J30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10]);IF(ISBLANK([Servidores.C310]);&quot;&quot;;[Servidores.C310]);[Servidores.J31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11]);IF(ISBLANK([Servidores.C311]);&quot;&quot;;[Servidores.C311]);[Servidores.J31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12]);IF(ISBLANK([Servidores.C312]);&quot;&quot;;[Servidores.C312]);[Servidores.J31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13]);IF(ISBLANK([Servidores.C313]);&quot;&quot;;[Servidores.C313]);[Servidores.J31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14]);IF(ISBLANK([Servidores.C314]);&quot;&quot;;[Servidores.C314]);[Servidores.J31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15]);IF(ISBLANK([Servidores.C315]);&quot;&quot;;[Servidores.C315]);[Servidores.J31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16]);IF(ISBLANK([Servidores.C316]);&quot;&quot;;[Servidores.C316]);[Servidores.J31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17]);IF(ISBLANK([Servidores.C317]);&quot;&quot;;[Servidores.C317]);[Servidores.J31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18]);IF(ISBLANK([Servidores.C318]);&quot;&quot;;[Servidores.C318]);[Servidores.J31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19]);IF(ISBLANK([Servidores.C319]);&quot;&quot;;[Servidores.C319]);[Servidores.J31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20]);IF(ISBLANK([Servidores.C320]);&quot;&quot;;[Servidores.C320]);[Servidores.J32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21]);IF(ISBLANK([Servidores.C321]);&quot;&quot;;[Servidores.C321]);[Servidores.J32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22]);IF(ISBLANK([Servidores.C322]);&quot;&quot;;[Servidores.C322]);[Servidores.J32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23]);IF(ISBLANK([Servidores.C323]);&quot;&quot;;[Servidores.C323]);[Servidores.J32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24]);IF(ISBLANK([Servidores.C324]);&quot;&quot;;[Servidores.C324]);[Servidores.J32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25]);IF(ISBLANK([Servidores.C325]);&quot;&quot;;[Servidores.C325]);[Servidores.J32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26]);IF(ISBLANK([Servidores.C326]);&quot;&quot;;[Servidores.C326]);[Servidores.J32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27]);IF(ISBLANK([Servidores.C327]);&quot;&quot;;[Servidores.C327]);[Servidores.J32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28]);IF(ISBLANK([Servidores.C328]);&quot;&quot;;[Servidores.C328]);[Servidores.J32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29]);IF(ISBLANK([Servidores.C329]);&quot;&quot;;[Servidores.C329]);[Servidores.J32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30]);IF(ISBLANK([Servidores.C330]);&quot;&quot;;[Servidores.C330]);[Servidores.J33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31]);IF(ISBLANK([Servidores.C331]);&quot;&quot;;[Servidores.C331]);[Servidores.J33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32]);IF(ISBLANK([Servidores.C332]);&quot;&quot;;[Servidores.C332]);[Servidores.J33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33]);IF(ISBLANK([Servidores.C333]);&quot;&quot;;[Servidores.C333]);[Servidores.J33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34]);IF(ISBLANK([Servidores.C334]);&quot;&quot;;[Servidores.C334]);[Servidores.J33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35]);IF(ISBLANK([Servidores.C335]);&quot;&quot;;[Servidores.C335]);[Servidores.J33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36]);IF(ISBLANK([Servidores.C336]);&quot;&quot;;[Servidores.C336]);[Servidores.J33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37]);IF(ISBLANK([Servidores.C337]);&quot;&quot;;[Servidores.C337]);[Servidores.J33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38]);IF(ISBLANK([Servidores.C338]);&quot;&quot;;[Servidores.C338]);[Servidores.J33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39]);IF(ISBLANK([Servidores.C339]);&quot;&quot;;[Servidores.C339]);[Servidores.J33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40]);IF(ISBLANK([Servidores.C340]);&quot;&quot;;[Servidores.C340]);[Servidores.J34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41]);IF(ISBLANK([Servidores.C341]);&quot;&quot;;[Servidores.C341]);[Servidores.J34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42]);IF(ISBLANK([Servidores.C342]);&quot;&quot;;[Servidores.C342]);[Servidores.J34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43]);IF(ISBLANK([Servidores.C343]);&quot;&quot;;[Servidores.C343]);[Servidores.J343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44]);IF(ISBLANK([Servidores.C344]);&quot;&quot;;[Servidores.C344]);[Servidores.J344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45]);IF(ISBLANK([Servidores.C345]);&quot;&quot;;[Servidores.C345]);[Servidores.J345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46]);IF(ISBLANK([Servidores.C346]);&quot;&quot;;[Servidores.C346]);[Servidores.J346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47]);IF(ISBLANK([Servidores.C347]);&quot;&quot;;[Servidores.C347]);[Servidores.J347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48]);IF(ISBLANK([Servidores.C348]);&quot;&quot;;[Servidores.C348]);[Servidores.J348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49]);IF(ISBLANK([Servidores.C349]);&quot;&quot;;[Servidores.C349]);[Servidores.J349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50]);IF(ISBLANK([Servidores.C350]);&quot;&quot;;[Servidores.C350]);[Servidores.J350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51]);IF(ISBLANK([Servidores.C351]);&quot;&quot;;[Servidores.C351]);[Servidores.J351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52]);IF(ISBLANK([Servidores.C352]);&quot;&quot;;[Servidores.C352]);[Servidores.J352])">
            <text:p/>
          </table:table-cell>
          <table:table-cell table:number-columns-repeated="997"/>
        </table:table-row>
        <table:table-row table:style-name="ro28">
          <table:table-cell table:number-columns-repeated="26"/>
          <table:table-cell table:style-name="ce478" table:formula="of:=IF(ISBLANK([Servidores.J353]);IF(ISBLANK([Servidores.C353]);&quot;&quot;;[Servidores.C353]);[Servidores.J353])">
            <text:p/>
          </table:table-cell>
          <table:table-cell table:number-columns-repeated="997"/>
        </table:table-row>
        <table:table-row table:style-name="ro28" table:number-rows-repeated="1048226">
          <table:table-cell table:number-columns-repeated="1024"/>
        </table:table-row>
        <table:table-row table:style-name="ro28">
          <table:table-cell table:number-columns-repeated="1024"/>
        </table:table-row>
      </table:table>
      <table:named-expressions>
        <table:named-range table:name="activo_pasivo" table:base-cell-address="$datos.$T$2" table:cell-range-address="$datos.$T$2:.$T$3"/>
        <table:named-range table:name="arq_serv" table:base-cell-address="$datos.$V$2" table:cell-range-address="$datos.$V$2:.$V$7"/>
        <table:named-range table:name="Criticidad" table:base-cell-address="$'Otros productos Oracle'.$B$6" table:cell-range-address="$datos.$B$2:.$B$5"/>
        <table:named-range table:name="Disponibilidad" table:base-cell-address="$'Otros productos Oracle'.$C$7" table:cell-range-address="$datos.$C$2:.$C$5"/>
        <table:named-range table:name="forms_reports" table:base-cell-address="$datos.$V$5" table:cell-range-address="$datos.$W$2:.$W$13"/>
        <table:named-range table:name="infraestructura" table:base-cell-address="$datos.$O$2" table:cell-range-address="$datos.$P$2:.$P$12"/>
        <table:named-range table:name="Metodo_de_Respaldo" table:base-cell-address="$datos.$M$2" table:cell-range-address="$datos.$M$2:.$M$17"/>
        <table:named-range table:name="Organismos" table:base-cell-address="$Servidores.$B$5" table:cell-range-address="$datos.$A$2:.$A$50"/>
        <table:named-range table:name="Plan_Backup" table:base-cell-address="$datos.$X$17" table:cell-range-address="$datos.$N$2:.$N$30"/>
        <table:named-range table:name="SAVersiones" table:base-cell-address="$datos.$H$2" table:cell-range-address="$datos.$H$2:.$H$38"/>
        <table:named-range table:name="Servidores" table:base-cell-address="$Servidores.$L$10" table:cell-range-address="$datos.$AA$2:.$AA$349"/>
        <table:named-range table:name="Sistemas_Operativo" table:base-cell-address="$datos.$X$17" table:cell-range-address="$datos.$L$2:.$L$51"/>
        <table:named-range table:name="Si_No" table:base-cell-address="$Servidores.$I$2" table:cell-range-address="$datos.$O$2:.$O$3"/>
        <table:named-range table:name="Tecnologia" table:base-cell-address="$datos.$X$17" table:cell-range-address="$datos.$R$2:.$R$50"/>
        <table:named-range table:name="Tipo_de_entorno" table:base-cell-address="$datos.$M$2" table:cell-range-address="$datos.$D$2:.$D$7"/>
        <table:named-range table:name="Tipo_de_nodo" table:base-cell-address="$datos.$V$6" table:cell-range-address="$datos.$U$2:.$U$4"/>
        <table:named-range table:name="versiones" table:base-cell-address="$'Otros productos Oracle'.$F$2" table:cell-range-address="$datos.$E$2:.$E$74"/>
        <table:named-range table:name="version_EM" table:base-cell-address="$datos.$X$1" table:cell-range-address="$datos.$Z$2:.$Z$20"/>
        <table:named-range table:name="Virtualizado" table:base-cell-address="$datos.$V$5" table:cell-range-address="$datos.$Q$2:.$Q$4"/>
        <table:named-range table:name="_xlnm._FilterDatabase_1" table:base-cell-address="$datos.$Y$7" table:cell-range-address="$'Oracle Database'.$V$5:.$AD$480"/>
      </table:named-expressions>
      <table:database-ranges>
        <table:database-range table:name="__Anonymous_Sheet_DB__4" table:target-range-address="datos.A1:datos.S7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AAAA+DejaVuSans" svg:font-family="CAAAAA+DejaVuSans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 number:grouping="true"/>
      <number:text> €</number:text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number-style style:name="N142P0" style:volatile="true"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integer-digits="1" number:grouping="true"/>
      <number:text>    </number:text>
    </number:number-style>
    <number:number-style style:name="N142P2" style:volatile="true">
      <number:text> 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pta</number:text>
    </number:number-style>
    <number:number-style style:name="N144">
      <number:text>-</number:text>
      <number:number number:decimal-places="0" number:min-integer-digits="1" number:grouping="true"/>
      <number:text> pta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pta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pta</number:text>
    </number:number-style>
    <number:number-style style:name="N147">
      <number:text>-</number:text>
      <number:number number:decimal-places="2" number:min-integer-digits="1" number:grouping="true"/>
      <number:text> pta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pta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number number:decimal-places="0" number:min-integer-digits="1" number:grouping="true"/>
      <number:text> pta </number:text>
    </number:number-style>
    <number:number-style style:name="N156P2" style:volatile="true">
      <number:text> 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number number:decimal-places="2" number:min-integer-digits="1" number:grouping="true"/>
      <number:text> pta </number:text>
    </number:number-style>
    <number:number-style style:name="N164P2" style:volatile="true">
      <number:text> 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77"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77P0"/>
    </number:currency-style>
    <number:currency-style style:name="N17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78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78P0"/>
    </number:currency-style>
    <number:number-style style:name="N179">
      <number:number number:decimal-places="3" number:min-integer-digits="1"/>
    </number:number-style>
    <number:number-style style:name="N180P0" style:volatile="true">
      <number:number number: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4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4" number:min-integer-digits="1"/>
    </number:number-style>
    <number:number-style style:name="N186">
      <number:number number:decimal-places="13" number:min-integer-digits="1"/>
    </number:number-style>
    <number:number-style style:name="N187">
      <number:number number:decimal-places="15" number:min-integer-digits="1"/>
    </number:number-style>
    <number:currency-style style:name="N189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89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89P0"/>
    </number:currency-style>
    <number:number-style style:name="N190">
      <number:number number:decimal-places="16" number:min-integer-digits="1"/>
    </number:number-style>
    <number:number-style style:name="N191">
      <number:number number:decimal-places="17" number:min-integer-digits="1"/>
    </number:number-style>
    <number:number-style style:name="N192">
      <number:number number:decimal-places="18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1" number:min-integer-digits="1"/>
    </number:number-style>
    <number:number-style style:name="N195">
      <number:number number:decimal-places="10" number:min-integer-digits="1"/>
    </number:number-style>
    <number:number-style style:name="N196">
      <number:number number:decimal-places="9" number:min-integer-digits="1"/>
    </number:number-style>
    <number:number-style style:name="N197">
      <number:number number:decimal-places="8" number:min-integer-digits="1"/>
    </number:number-style>
    <number:number-style style:name="N198">
      <number:number number:decimal-places="7" number:min-integer-digits="1"/>
    </number:number-style>
    <number:number-style style:name="N199">
      <number:number number:decimal-places="6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4" number:min-integer-digits="1"/>
    </number:number-style>
    <number:currency-style style:name="N2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03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number:number-style style:name="N5144P0" style:volatile="true" number:language="es" number:country="ES">
      <number:number number:decimal-places="0" number:min-integer-digits="1" number:grouping="true"/>
      <number:text>    </number:text>
    </number:number-style>
    <number:number-style style:name="N5144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44P2" style:volatile="true" number:language="es" number:country="ES">
      <number:text>-    </number:text>
    </number:number-style>
    <number:text-style style:name="N5144" number:language="es" number:country="E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6P0" style:volatile="true" number:language="es" number:country="ES">
      <number:number number:decimal-places="0" number:min-integer-digits="1" number:grouping="true"/>
      <number:text> € </number:text>
    </number:number-style>
    <number:number-style style:name="N5146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46P2" style:volatile="true" number:language="es" number:country="ES">
      <number:text>- € </number:text>
    </number:number-style>
    <number:text-style style:name="N5146" number:language="es" number:country="E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48P0" style:volatile="true" number:language="es" number:country="ES">
      <number:number number:decimal-places="2" number:min-integer-digits="1" number:grouping="true"/>
      <number:text>    </number:text>
    </number:number-style>
    <number:number-style style:name="N5148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48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5148" number:language="es" number:country="E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number-style style:name="N5150P0" style:volatile="true" number:language="es" number:country="ES">
      <number:number number:decimal-places="2" number:min-integer-digits="1" number:grouping="true"/>
      <number:text> € </number:text>
    </number:number-style>
    <number:number-style style:name="N515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50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5150" number:language="es" number:country="E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5f_BBDD" style:display-name="Excel Built-in Excel Built-in Normal_BBD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5f_Clientes" style:display-name="Excel Built-in Excel Built-in Normal_Clien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" style:family="table-cell" style:parent-style-name="Default">
      <style:table-cell-properties fo:background-color="transparent"/>
      <style:text-properties fo:color="#800000" fo:font-style="italic" fo:font-weight="bold"/>
    </style:style>
    <draw:marker draw:name="Fin_20_de_20_línea_20_1" draw:display-name="Fin de línea 1" svg:viewBox="0 0 20 30" svg:d="m10 0-10 30h20z"/>
    <draw:marker draw:name="msArrowEnd_20_5" draw:display-name="msArrowEnd 5" svg:viewBox="0 0 300 300" svg:d="m150 0 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17/03/2015</text:date>, <text:time>12:56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BDD" style:display-name="PageStyle_BB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dores_20_de_20_aplicaciones" style:display-name="PageStyle_Servidores de aplic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5-03-17T12:56:45</dc:date>
    <dc:creator>laura </dc:creator>
    <meta:editing-duration>PT40H33M45S</meta:editing-duration>
    <meta:editing-cycles>64</meta:editing-cycles>
    <meta:document-statistic meta:table-count="5" meta:cell-count="9936" meta:object-count="0"/>
  </office:meta>
</office:document-meta>
</file>